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.09pt"/>
    </style:style>
    <style:style style:name="co4" style:family="table-column">
      <style:table-column-properties fo:break-before="auto" style:column-width="17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33ff99"/>
    </style:style>
    <style:style style:name="ce7" style:family="table-cell" style:parent-style-name="Default">
      <style:table-cell-properties fo:background-color="#ff6666"/>
    </style:style>
    <style:style style:name="ce8" style:family="table-cell" style:parent-style-name="Default" style:data-style-name="N2"/>
    <style:style style:name="ce9" style:family="table-cell" style:parent-style-name="Default" style:data-style-name="N1"/>
    <style:style style:name="ce10" style:family="table-cell" style:parent-style-name="Default">
      <style:table-cell-properties fo:background-color="#33ff99"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1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Реконструкция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1"/>
        <table:table-column table:style-name="co4" table:default-cell-style-name="ce1"/>
        <table:table-column table:style-name="co3" table:default-cell-style-name="ce1"/>
        <table:table-row table:style-name="ro1">
          <table:table-cell table:formula="of:=IF([.G1]=7;&quot;SEVEN&quot;; IF([.G1]=&quot;z&quot;;&quot;STAR&quot;; IF([.G1]=&quot;p&quot;;&quot;ORANGE&quot;; IF([.G1]=&quot;c&quot;;&quot;CHERRY&quot;; IF([.G1]=&quot;s&quot;;&quot;PLUM&quot;; IF([.G1]=&quot;g&quot;;&quot;GRAPE&quot;; IF([.G1]=&quot;l&quot;;&quot;LEMON&quot;; IF([.G1]=&quot;d&quot;;&quot;WATERMELON&quot;; &quot;&quot; ) ) ) ) ) ) ) )" office:value-type="string" office:string-value="SEVEN" calcext:value-type="string">
            <text:p>SEVEN</text:p>
          </table:table-cell>
          <table:table-cell table:formula="of:=IF([.H1]=7;&quot;SEVEN&quot;; IF([.H1]=&quot;z&quot;;&quot;STAR&quot;; IF([.H1]=&quot;p&quot;;&quot;ORANGE&quot;; IF([.H1]=&quot;c&quot;;&quot;CHERRY&quot;; IF([.H1]=&quot;s&quot;;&quot;PLUM&quot;; IF([.H1]=&quot;g&quot;;&quot;GRAPE&quot;; IF([.H1]=&quot;l&quot;;&quot;LEMON&quot;; IF([.H1]=&quot;d&quot;;&quot;WATERMELON&quot;; &quot;&quot; ) ) ) ) ) ) ) )" office:value-type="string" office:string-value="SEVEN" calcext:value-type="string">
            <text:p>SEVEN</text:p>
          </table:table-cell>
          <table:table-cell table:formula="of:=IF([.I1]=7;&quot;SEVEN&quot;; IF([.I1]=&quot;z&quot;;&quot;STAR&quot;; IF([.I1]=&quot;p&quot;;&quot;ORANGE&quot;; IF([.I1]=&quot;c&quot;;&quot;CHERRY&quot;; IF([.I1]=&quot;s&quot;;&quot;PLUM&quot;; IF([.I1]=&quot;g&quot;;&quot;GRAPE&quot;; IF([.I1]=&quot;l&quot;;&quot;LEMON&quot;; IF([.I1]=&quot;d&quot;;&quot;WATERMELON&quot;; &quot;&quot; ) ) ) ) ) ) ) )" office:value-type="string" office:string-value="SEVEN" calcext:value-type="string">
            <text:p>SEVEN</text:p>
          </table:table-cell>
          <table:table-cell table:formula="of:=IF([.J1]=7;&quot;SEVEN&quot;; IF([.J1]=&quot;z&quot;;&quot;STAR&quot;; IF([.J1]=&quot;p&quot;;&quot;ORANGE&quot;; IF([.J1]=&quot;c&quot;;&quot;CHERRY&quot;; IF([.J1]=&quot;s&quot;;&quot;PLUM&quot;; IF([.J1]=&quot;g&quot;;&quot;GRAPE&quot;; IF([.J1]=&quot;l&quot;;&quot;LEMON&quot;; IF([.J1]=&quot;d&quot;;&quot;WATERMELON&quot;; &quot;&quot; ) ) ) ) ) ) ) )">
            <text:p/>
          </table:table-cell>
          <table:table-cell table:formula="of:=IF([.K1]=7;&quot;SEVEN&quot;; IF([.K1]=&quot;z&quot;;&quot;STAR&quot;; IF([.K1]=&quot;p&quot;;&quot;ORANGE&quot;; IF([.K1]=&quot;c&quot;;&quot;CHERRY&quot;; IF([.K1]=&quot;s&quot;;&quot;PLUM&quot;; IF([.K1]=&quot;g&quot;;&quot;GRAPE&quot;; IF([.K1]=&quot;l&quot;;&quot;LEMON&quot;; IF([.K1]=&quot;d&quot;;&quot;WATERMELON&quot;; &quot;&quot; ) ) ) ) ) ) ) )" office:value-type="string" office:string-value="SEVEN" calcext:value-type="string">
            <text:p>SEVE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IF([.G2]=7;&quot;SEVEN&quot;; IF([.G2]=&quot;z&quot;;&quot;STAR&quot;; IF([.G2]=&quot;p&quot;;&quot;ORANGE&quot;; IF([.G2]=&quot;c&quot;;&quot;CHERRY&quot;; IF([.G2]=&quot;s&quot;;&quot;PLUM&quot;; IF([.G2]=&quot;g&quot;;&quot;GRAPE&quot;; IF([.G2]=&quot;l&quot;;&quot;LEMON&quot;; IF([.G2]=&quot;d&quot;;&quot;WATERMELON&quot;; &quot;&quot; ) ) ) ) ) ) ) )" office:value-type="string" office:string-value="SEVEN" calcext:value-type="string">
            <text:p>SEVEN</text:p>
          </table:table-cell>
          <table:table-cell table:formula="of:=IF([.H2]=7;&quot;SEVEN&quot;; IF([.H2]=&quot;z&quot;;&quot;STAR&quot;; IF([.H2]=&quot;p&quot;;&quot;ORANGE&quot;; IF([.H2]=&quot;c&quot;;&quot;CHERRY&quot;; IF([.H2]=&quot;s&quot;;&quot;PLUM&quot;; IF([.H2]=&quot;g&quot;;&quot;GRAPE&quot;; IF([.H2]=&quot;l&quot;;&quot;LEMON&quot;; IF([.H2]=&quot;d&quot;;&quot;WATERMELON&quot;; &quot;&quot; ) ) ) ) ) ) ) )" office:value-type="string" office:string-value="SEVEN" calcext:value-type="string">
            <text:p>SEVEN</text:p>
          </table:table-cell>
          <table:table-cell table:formula="of:=IF([.I2]=7;&quot;SEVEN&quot;; IF([.I2]=&quot;z&quot;;&quot;STAR&quot;; IF([.I2]=&quot;p&quot;;&quot;ORANGE&quot;; IF([.I2]=&quot;c&quot;;&quot;CHERRY&quot;; IF([.I2]=&quot;s&quot;;&quot;PLUM&quot;; IF([.I2]=&quot;g&quot;;&quot;GRAPE&quot;; IF([.I2]=&quot;l&quot;;&quot;LEMON&quot;; IF([.I2]=&quot;d&quot;;&quot;WATERMELON&quot;; &quot;&quot; ) ) ) ) ) ) ) )" office:value-type="string" office:string-value="SEVEN" calcext:value-type="string">
            <text:p>SEVEN</text:p>
          </table:table-cell>
          <table:table-cell table:formula="of:=IF([.J2]=7;&quot;SEVEN&quot;; IF([.J2]=&quot;z&quot;;&quot;STAR&quot;; IF([.J2]=&quot;p&quot;;&quot;ORANGE&quot;; IF([.J2]=&quot;c&quot;;&quot;CHERRY&quot;; IF([.J2]=&quot;s&quot;;&quot;PLUM&quot;; IF([.J2]=&quot;g&quot;;&quot;GRAPE&quot;; IF([.J2]=&quot;l&quot;;&quot;LEMON&quot;; IF([.J2]=&quot;d&quot;;&quot;WATERMELON&quot;; &quot;&quot; ) ) ) ) ) ) ) )">
            <text:p/>
          </table:table-cell>
          <table:table-cell table:formula="of:=IF([.K2]=7;&quot;SEVEN&quot;; IF([.K2]=&quot;z&quot;;&quot;STAR&quot;; IF([.K2]=&quot;p&quot;;&quot;ORANGE&quot;; IF([.K2]=&quot;c&quot;;&quot;CHERRY&quot;; IF([.K2]=&quot;s&quot;;&quot;PLUM&quot;; IF([.K2]=&quot;g&quot;;&quot;GRAPE&quot;; IF([.K2]=&quot;l&quot;;&quot;LEMON&quot;; IF([.K2]=&quot;d&quot;;&quot;WATERMELON&quot;; &quot;&quot; ) ) ) ) ) ) ) )" office:value-type="string" office:string-value="SEVEN" calcext:value-type="string">
            <text:p>SEVE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IF([.G3]=7;&quot;SEVEN&quot;; IF([.G3]=&quot;z&quot;;&quot;STAR&quot;; IF([.G3]=&quot;p&quot;;&quot;ORANGE&quot;; IF([.G3]=&quot;c&quot;;&quot;CHERRY&quot;; IF([.G3]=&quot;s&quot;;&quot;PLUM&quot;; IF([.G3]=&quot;g&quot;;&quot;GRAPE&quot;; IF([.G3]=&quot;l&quot;;&quot;LEMON&quot;; IF([.G3]=&quot;d&quot;;&quot;WATERMELON&quot;; &quot;&quot; ) ) ) ) ) ) ) )" office:value-type="string" office:string-value="SEVEN" calcext:value-type="string">
            <text:p>SEVEN</text:p>
          </table:table-cell>
          <table:table-cell table:formula="of:=IF([.H3]=7;&quot;SEVEN&quot;; IF([.H3]=&quot;z&quot;;&quot;STAR&quot;; IF([.H3]=&quot;p&quot;;&quot;ORANGE&quot;; IF([.H3]=&quot;c&quot;;&quot;CHERRY&quot;; IF([.H3]=&quot;s&quot;;&quot;PLUM&quot;; IF([.H3]=&quot;g&quot;;&quot;GRAPE&quot;; IF([.H3]=&quot;l&quot;;&quot;LEMON&quot;; IF([.H3]=&quot;d&quot;;&quot;WATERMELON&quot;; &quot;&quot; ) ) ) ) ) ) ) )" office:value-type="string" office:string-value="SEVEN" calcext:value-type="string">
            <text:p>SEVEN</text:p>
          </table:table-cell>
          <table:table-cell table:formula="of:=IF([.I3]=7;&quot;SEVEN&quot;; IF([.I3]=&quot;z&quot;;&quot;STAR&quot;; IF([.I3]=&quot;p&quot;;&quot;ORANGE&quot;; IF([.I3]=&quot;c&quot;;&quot;CHERRY&quot;; IF([.I3]=&quot;s&quot;;&quot;PLUM&quot;; IF([.I3]=&quot;g&quot;;&quot;GRAPE&quot;; IF([.I3]=&quot;l&quot;;&quot;LEMON&quot;; IF([.I3]=&quot;d&quot;;&quot;WATERMELON&quot;; &quot;&quot; ) ) ) ) ) ) ) )" office:value-type="string" office:string-value="SEVEN" calcext:value-type="string">
            <text:p>SEVEN</text:p>
          </table:table-cell>
          <table:table-cell table:formula="of:=IF([.J3]=7;&quot;SEVEN&quot;; IF([.J3]=&quot;z&quot;;&quot;STAR&quot;; IF([.J3]=&quot;p&quot;;&quot;ORANGE&quot;; IF([.J3]=&quot;c&quot;;&quot;CHERRY&quot;; IF([.J3]=&quot;s&quot;;&quot;PLUM&quot;; IF([.J3]=&quot;g&quot;;&quot;GRAPE&quot;; IF([.J3]=&quot;l&quot;;&quot;LEMON&quot;; IF([.J3]=&quot;d&quot;;&quot;WATERMELON&quot;; &quot;&quot; ) ) ) ) ) ) ) )">
            <text:p/>
          </table:table-cell>
          <table:table-cell table:formula="of:=IF([.K3]=7;&quot;SEVEN&quot;; IF([.K3]=&quot;z&quot;;&quot;STAR&quot;; IF([.K3]=&quot;p&quot;;&quot;ORANGE&quot;; IF([.K3]=&quot;c&quot;;&quot;CHERRY&quot;; IF([.K3]=&quot;s&quot;;&quot;PLUM&quot;; IF([.K3]=&quot;g&quot;;&quot;GRAPE&quot;; IF([.K3]=&quot;l&quot;;&quot;LEMON&quot;; IF([.K3]=&quot;d&quot;;&quot;WATERMELON&quot;; &quot;&quot; ) ) ) ) ) ) ) )" office:value-type="string" office:string-value="SEVEN" calcext:value-type="string">
            <text:p>SEVE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IF([.G4]=7;&quot;SEVEN&quot;; IF([.G4]=&quot;z&quot;;&quot;STAR&quot;; IF([.G4]=&quot;p&quot;;&quot;ORANGE&quot;; IF([.G4]=&quot;c&quot;;&quot;CHERRY&quot;; IF([.G4]=&quot;s&quot;;&quot;PLUM&quot;; IF([.G4]=&quot;g&quot;;&quot;GRAPE&quot;; IF([.G4]=&quot;l&quot;;&quot;LEMON&quot;; IF([.G4]=&quot;d&quot;;&quot;WATERMELON&quot;; &quot;&quot; ) ) ) ) ) ) ) )" office:value-type="string" office:string-value="SEVEN" calcext:value-type="string">
            <text:p>SEVEN</text:p>
          </table:table-cell>
          <table:table-cell table:formula="of:=IF([.H4]=7;&quot;SEVEN&quot;; IF([.H4]=&quot;z&quot;;&quot;STAR&quot;; IF([.H4]=&quot;p&quot;;&quot;ORANGE&quot;; IF([.H4]=&quot;c&quot;;&quot;CHERRY&quot;; IF([.H4]=&quot;s&quot;;&quot;PLUM&quot;; IF([.H4]=&quot;g&quot;;&quot;GRAPE&quot;; IF([.H4]=&quot;l&quot;;&quot;LEMON&quot;; IF([.H4]=&quot;d&quot;;&quot;WATERMELON&quot;; &quot;&quot; ) ) ) ) ) ) ) )" office:value-type="string" office:string-value="SEVEN" calcext:value-type="string">
            <text:p>SEVEN</text:p>
          </table:table-cell>
          <table:table-cell table:formula="of:=IF([.I4]=7;&quot;SEVEN&quot;; IF([.I4]=&quot;z&quot;;&quot;STAR&quot;; IF([.I4]=&quot;p&quot;;&quot;ORANGE&quot;; IF([.I4]=&quot;c&quot;;&quot;CHERRY&quot;; IF([.I4]=&quot;s&quot;;&quot;PLUM&quot;; IF([.I4]=&quot;g&quot;;&quot;GRAPE&quot;; IF([.I4]=&quot;l&quot;;&quot;LEMON&quot;; IF([.I4]=&quot;d&quot;;&quot;WATERMELON&quot;; &quot;&quot; ) ) ) ) ) ) ) )" office:value-type="string" office:string-value="SEVEN" calcext:value-type="string">
            <text:p>SEVEN</text:p>
          </table:table-cell>
          <table:table-cell table:formula="of:=IF([.J4]=7;&quot;SEVEN&quot;; IF([.J4]=&quot;z&quot;;&quot;STAR&quot;; IF([.J4]=&quot;p&quot;;&quot;ORANGE&quot;; IF([.J4]=&quot;c&quot;;&quot;CHERRY&quot;; IF([.J4]=&quot;s&quot;;&quot;PLUM&quot;; IF([.J4]=&quot;g&quot;;&quot;GRAPE&quot;; IF([.J4]=&quot;l&quot;;&quot;LEMON&quot;; IF([.J4]=&quot;d&quot;;&quot;WATERMELON&quot;; &quot;&quot; ) ) ) ) ) ) ) )">
            <text:p/>
          </table:table-cell>
          <table:table-cell table:formula="of:=IF([.K4]=7;&quot;SEVEN&quot;; IF([.K4]=&quot;z&quot;;&quot;STAR&quot;; IF([.K4]=&quot;p&quot;;&quot;ORANGE&quot;; IF([.K4]=&quot;c&quot;;&quot;CHERRY&quot;; IF([.K4]=&quot;s&quot;;&quot;PLUM&quot;; IF([.K4]=&quot;g&quot;;&quot;GRAPE&quot;; IF([.K4]=&quot;l&quot;;&quot;LEMON&quot;; IF([.K4]=&quot;d&quot;;&quot;WATERMELON&quot;; &quot;&quot; ) ) ) ) ) ) ) )" office:value-type="string" office:string-value="SEVEN" calcext:value-type="string">
            <text:p>SEVE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IF([.G5]=7;&quot;SEVEN&quot;; IF([.G5]=&quot;z&quot;;&quot;STAR&quot;; IF([.G5]=&quot;p&quot;;&quot;ORANGE&quot;; IF([.G5]=&quot;c&quot;;&quot;CHERRY&quot;; IF([.G5]=&quot;s&quot;;&quot;PLUM&quot;; IF([.G5]=&quot;g&quot;;&quot;GRAPE&quot;; IF([.G5]=&quot;l&quot;;&quot;LEMON&quot;; IF([.G5]=&quot;d&quot;;&quot;WATERMELON&quot;; &quot;&quot; ) ) ) ) ) ) ) )" office:value-type="string" office:string-value="ORANGE" calcext:value-type="string">
            <text:p>ORANGE</text:p>
          </table:table-cell>
          <table:table-cell table:formula="of:=IF([.H5]=7;&quot;SEVEN&quot;; IF([.H5]=&quot;z&quot;;&quot;STAR&quot;; IF([.H5]=&quot;p&quot;;&quot;ORANGE&quot;; IF([.H5]=&quot;c&quot;;&quot;CHERRY&quot;; IF([.H5]=&quot;s&quot;;&quot;PLUM&quot;; IF([.H5]=&quot;g&quot;;&quot;GRAPE&quot;; IF([.H5]=&quot;l&quot;;&quot;LEMON&quot;; IF([.H5]=&quot;d&quot;;&quot;WATERMELON&quot;; &quot;&quot; ) ) ) ) ) ) ) )" office:value-type="string" office:string-value="LEMON" calcext:value-type="string">
            <text:p>LEMON</text:p>
          </table:table-cell>
          <table:table-cell table:formula="of:=IF([.I5]=7;&quot;SEVEN&quot;; IF([.I5]=&quot;z&quot;;&quot;STAR&quot;; IF([.I5]=&quot;p&quot;;&quot;ORANGE&quot;; IF([.I5]=&quot;c&quot;;&quot;CHERRY&quot;; IF([.I5]=&quot;s&quot;;&quot;PLUM&quot;; IF([.I5]=&quot;g&quot;;&quot;GRAPE&quot;; IF([.I5]=&quot;l&quot;;&quot;LEMON&quot;; IF([.I5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J5]=7;&quot;SEVEN&quot;; IF([.J5]=&quot;z&quot;;&quot;STAR&quot;; IF([.J5]=&quot;p&quot;;&quot;ORANGE&quot;; IF([.J5]=&quot;c&quot;;&quot;CHERRY&quot;; IF([.J5]=&quot;s&quot;;&quot;PLUM&quot;; IF([.J5]=&quot;g&quot;;&quot;GRAPE&quot;; IF([.J5]=&quot;l&quot;;&quot;LEMON&quot;; IF([.J5]=&quot;d&quot;;&quot;WATERMELON&quot;; &quot;&quot; ) ) ) ) ) ) ) )">
            <text:p/>
          </table:table-cell>
          <table:table-cell table:formula="of:=IF([.K5]=7;&quot;SEVEN&quot;; IF([.K5]=&quot;z&quot;;&quot;STAR&quot;; IF([.K5]=&quot;p&quot;;&quot;ORANGE&quot;; IF([.K5]=&quot;c&quot;;&quot;CHERRY&quot;; IF([.K5]=&quot;s&quot;;&quot;PLUM&quot;; IF([.K5]=&quot;g&quot;;&quot;GRAPE&quot;; IF([.K5]=&quot;l&quot;;&quot;LEMON&quot;; IF([.K5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table:style-name="ce2" office:value-type="string" calcext:value-type="string">
            <text:p>d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6]=7;&quot;SEVEN&quot;; IF([.G6]=&quot;z&quot;;&quot;STAR&quot;; IF([.G6]=&quot;p&quot;;&quot;ORANGE&quot;; IF([.G6]=&quot;c&quot;;&quot;CHERRY&quot;; IF([.G6]=&quot;s&quot;;&quot;PLUM&quot;; IF([.G6]=&quot;g&quot;;&quot;GRAPE&quot;; IF([.G6]=&quot;l&quot;;&quot;LEMON&quot;; IF([.G6]=&quot;d&quot;;&quot;WATERMELON&quot;; &quot;&quot; ) ) ) ) ) ) ) )" office:value-type="string" office:string-value="ORANGE" calcext:value-type="string">
            <text:p>ORANGE</text:p>
          </table:table-cell>
          <table:table-cell table:formula="of:=IF([.H6]=7;&quot;SEVEN&quot;; IF([.H6]=&quot;z&quot;;&quot;STAR&quot;; IF([.H6]=&quot;p&quot;;&quot;ORANGE&quot;; IF([.H6]=&quot;c&quot;;&quot;CHERRY&quot;; IF([.H6]=&quot;s&quot;;&quot;PLUM&quot;; IF([.H6]=&quot;g&quot;;&quot;GRAPE&quot;; IF([.H6]=&quot;l&quot;;&quot;LEMON&quot;; IF([.H6]=&quot;d&quot;;&quot;WATERMELON&quot;; &quot;&quot; ) ) ) ) ) ) ) )" office:value-type="string" office:string-value="LEMON" calcext:value-type="string">
            <text:p>LEMON</text:p>
          </table:table-cell>
          <table:table-cell table:formula="of:=IF([.I6]=7;&quot;SEVEN&quot;; IF([.I6]=&quot;z&quot;;&quot;STAR&quot;; IF([.I6]=&quot;p&quot;;&quot;ORANGE&quot;; IF([.I6]=&quot;c&quot;;&quot;CHERRY&quot;; IF([.I6]=&quot;s&quot;;&quot;PLUM&quot;; IF([.I6]=&quot;g&quot;;&quot;GRAPE&quot;; IF([.I6]=&quot;l&quot;;&quot;LEMON&quot;; IF([.I6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J6]=7;&quot;SEVEN&quot;; IF([.J6]=&quot;z&quot;;&quot;STAR&quot;; IF([.J6]=&quot;p&quot;;&quot;ORANGE&quot;; IF([.J6]=&quot;c&quot;;&quot;CHERRY&quot;; IF([.J6]=&quot;s&quot;;&quot;PLUM&quot;; IF([.J6]=&quot;g&quot;;&quot;GRAPE&quot;; IF([.J6]=&quot;l&quot;;&quot;LEMON&quot;; IF([.J6]=&quot;d&quot;;&quot;WATERMELON&quot;; &quot;&quot; ) ) ) ) ) ) ) )">
            <text:p/>
          </table:table-cell>
          <table:table-cell table:formula="of:=IF([.K6]=7;&quot;SEVEN&quot;; IF([.K6]=&quot;z&quot;;&quot;STAR&quot;; IF([.K6]=&quot;p&quot;;&quot;ORANGE&quot;; IF([.K6]=&quot;c&quot;;&quot;CHERRY&quot;; IF([.K6]=&quot;s&quot;;&quot;PLUM&quot;; IF([.K6]=&quot;g&quot;;&quot;GRAPE&quot;; IF([.K6]=&quot;l&quot;;&quot;LEMON&quot;; IF([.K6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table:style-name="ce2" office:value-type="string" calcext:value-type="string">
            <text:p>d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7]=7;&quot;SEVEN&quot;; IF([.G7]=&quot;z&quot;;&quot;STAR&quot;; IF([.G7]=&quot;p&quot;;&quot;ORANGE&quot;; IF([.G7]=&quot;c&quot;;&quot;CHERRY&quot;; IF([.G7]=&quot;s&quot;;&quot;PLUM&quot;; IF([.G7]=&quot;g&quot;;&quot;GRAPE&quot;; IF([.G7]=&quot;l&quot;;&quot;LEMON&quot;; IF([.G7]=&quot;d&quot;;&quot;WATERMELON&quot;; &quot;&quot; ) ) ) ) ) ) ) )" office:value-type="string" office:string-value="ORANGE" calcext:value-type="string">
            <text:p>ORANGE</text:p>
          </table:table-cell>
          <table:table-cell table:formula="of:=IF([.H7]=7;&quot;SEVEN&quot;; IF([.H7]=&quot;z&quot;;&quot;STAR&quot;; IF([.H7]=&quot;p&quot;;&quot;ORANGE&quot;; IF([.H7]=&quot;c&quot;;&quot;CHERRY&quot;; IF([.H7]=&quot;s&quot;;&quot;PLUM&quot;; IF([.H7]=&quot;g&quot;;&quot;GRAPE&quot;; IF([.H7]=&quot;l&quot;;&quot;LEMON&quot;; IF([.H7]=&quot;d&quot;;&quot;WATERMELON&quot;; &quot;&quot; ) ) ) ) ) ) ) )" office:value-type="string" office:string-value="LEMON" calcext:value-type="string">
            <text:p>LEMON</text:p>
          </table:table-cell>
          <table:table-cell table:formula="of:=IF([.I7]=7;&quot;SEVEN&quot;; IF([.I7]=&quot;z&quot;;&quot;STAR&quot;; IF([.I7]=&quot;p&quot;;&quot;ORANGE&quot;; IF([.I7]=&quot;c&quot;;&quot;CHERRY&quot;; IF([.I7]=&quot;s&quot;;&quot;PLUM&quot;; IF([.I7]=&quot;g&quot;;&quot;GRAPE&quot;; IF([.I7]=&quot;l&quot;;&quot;LEMON&quot;; IF([.I7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J7]=7;&quot;SEVEN&quot;; IF([.J7]=&quot;z&quot;;&quot;STAR&quot;; IF([.J7]=&quot;p&quot;;&quot;ORANGE&quot;; IF([.J7]=&quot;c&quot;;&quot;CHERRY&quot;; IF([.J7]=&quot;s&quot;;&quot;PLUM&quot;; IF([.J7]=&quot;g&quot;;&quot;GRAPE&quot;; IF([.J7]=&quot;l&quot;;&quot;LEMON&quot;; IF([.J7]=&quot;d&quot;;&quot;WATERMELON&quot;; &quot;&quot; ) ) ) ) ) ) ) )">
            <text:p/>
          </table:table-cell>
          <table:table-cell table:formula="of:=IF([.K7]=7;&quot;SEVEN&quot;; IF([.K7]=&quot;z&quot;;&quot;STAR&quot;; IF([.K7]=&quot;p&quot;;&quot;ORANGE&quot;; IF([.K7]=&quot;c&quot;;&quot;CHERRY&quot;; IF([.K7]=&quot;s&quot;;&quot;PLUM&quot;; IF([.K7]=&quot;g&quot;;&quot;GRAPE&quot;; IF([.K7]=&quot;l&quot;;&quot;LEMON&quot;; IF([.K7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table:style-name="ce2" office:value-type="string" calcext:value-type="string">
            <text:p>d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8]=7;&quot;SEVEN&quot;; IF([.G8]=&quot;z&quot;;&quot;STAR&quot;; IF([.G8]=&quot;p&quot;;&quot;ORANGE&quot;; IF([.G8]=&quot;c&quot;;&quot;CHERRY&quot;; IF([.G8]=&quot;s&quot;;&quot;PLUM&quot;; IF([.G8]=&quot;g&quot;;&quot;GRAPE&quot;; IF([.G8]=&quot;l&quot;;&quot;LEMON&quot;; IF([.G8]=&quot;d&quot;;&quot;WATERMELON&quot;; &quot;&quot; ) ) ) ) ) ) ) )" office:value-type="string" office:string-value="ORANGE" calcext:value-type="string">
            <text:p>ORANGE</text:p>
          </table:table-cell>
          <table:table-cell table:formula="of:=IF([.H8]=7;&quot;SEVEN&quot;; IF([.H8]=&quot;z&quot;;&quot;STAR&quot;; IF([.H8]=&quot;p&quot;;&quot;ORANGE&quot;; IF([.H8]=&quot;c&quot;;&quot;CHERRY&quot;; IF([.H8]=&quot;s&quot;;&quot;PLUM&quot;; IF([.H8]=&quot;g&quot;;&quot;GRAPE&quot;; IF([.H8]=&quot;l&quot;;&quot;LEMON&quot;; IF([.H8]=&quot;d&quot;;&quot;WATERMELON&quot;; &quot;&quot; ) ) ) ) ) ) ) )" office:value-type="string" office:string-value="LEMON" calcext:value-type="string">
            <text:p>LEMON</text:p>
          </table:table-cell>
          <table:table-cell table:formula="of:=IF([.I8]=7;&quot;SEVEN&quot;; IF([.I8]=&quot;z&quot;;&quot;STAR&quot;; IF([.I8]=&quot;p&quot;;&quot;ORANGE&quot;; IF([.I8]=&quot;c&quot;;&quot;CHERRY&quot;; IF([.I8]=&quot;s&quot;;&quot;PLUM&quot;; IF([.I8]=&quot;g&quot;;&quot;GRAPE&quot;; IF([.I8]=&quot;l&quot;;&quot;LEMON&quot;; IF([.I8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J8]=7;&quot;SEVEN&quot;; IF([.J8]=&quot;z&quot;;&quot;STAR&quot;; IF([.J8]=&quot;p&quot;;&quot;ORANGE&quot;; IF([.J8]=&quot;c&quot;;&quot;CHERRY&quot;; IF([.J8]=&quot;s&quot;;&quot;PLUM&quot;; IF([.J8]=&quot;g&quot;;&quot;GRAPE&quot;; IF([.J8]=&quot;l&quot;;&quot;LEMON&quot;; IF([.J8]=&quot;d&quot;;&quot;WATERMELON&quot;; &quot;&quot; ) ) ) ) ) ) ) )">
            <text:p/>
          </table:table-cell>
          <table:table-cell table:formula="of:=IF([.K8]=7;&quot;SEVEN&quot;; IF([.K8]=&quot;z&quot;;&quot;STAR&quot;; IF([.K8]=&quot;p&quot;;&quot;ORANGE&quot;; IF([.K8]=&quot;c&quot;;&quot;CHERRY&quot;; IF([.K8]=&quot;s&quot;;&quot;PLUM&quot;; IF([.K8]=&quot;g&quot;;&quot;GRAPE&quot;; IF([.K8]=&quot;l&quot;;&quot;LEMON&quot;; IF([.K8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table:style-name="ce2" office:value-type="string" calcext:value-type="string">
            <text:p>d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9]=7;&quot;SEVEN&quot;; IF([.G9]=&quot;z&quot;;&quot;STAR&quot;; IF([.G9]=&quot;p&quot;;&quot;ORANGE&quot;; IF([.G9]=&quot;c&quot;;&quot;CHERRY&quot;; IF([.G9]=&quot;s&quot;;&quot;PLUM&quot;; IF([.G9]=&quot;g&quot;;&quot;GRAPE&quot;; IF([.G9]=&quot;l&quot;;&quot;LEMON&quot;; IF([.G9]=&quot;d&quot;;&quot;WATERMELON&quot;; &quot;&quot; ) ) ) ) ) ) ) )" office:value-type="string" office:string-value="CHERRY" calcext:value-type="string">
            <text:p>CHERRY</text:p>
          </table:table-cell>
          <table:table-cell table:formula="of:=IF([.H9]=7;&quot;SEVEN&quot;; IF([.H9]=&quot;z&quot;;&quot;STAR&quot;; IF([.H9]=&quot;p&quot;;&quot;ORANGE&quot;; IF([.H9]=&quot;c&quot;;&quot;CHERRY&quot;; IF([.H9]=&quot;s&quot;;&quot;PLUM&quot;; IF([.H9]=&quot;g&quot;;&quot;GRAPE&quot;; IF([.H9]=&quot;l&quot;;&quot;LEMON&quot;; IF([.H9]=&quot;d&quot;;&quot;WATERMELON&quot;; &quot;&quot; ) ) ) ) ) ) ) )" office:value-type="string" office:string-value="CHERRY" calcext:value-type="string">
            <text:p>CHERRY</text:p>
          </table:table-cell>
          <table:table-cell table:formula="of:=IF([.I9]=7;&quot;SEVEN&quot;; IF([.I9]=&quot;z&quot;;&quot;STAR&quot;; IF([.I9]=&quot;p&quot;;&quot;ORANGE&quot;; IF([.I9]=&quot;c&quot;;&quot;CHERRY&quot;; IF([.I9]=&quot;s&quot;;&quot;PLUM&quot;; IF([.I9]=&quot;g&quot;;&quot;GRAPE&quot;; IF([.I9]=&quot;l&quot;;&quot;LEMON&quot;; IF([.I9]=&quot;d&quot;;&quot;WATERMELON&quot;; &quot;&quot; ) ) ) ) ) ) ) )" office:value-type="string" office:string-value="LEMON" calcext:value-type="string">
            <text:p>LEMON</text:p>
          </table:table-cell>
          <table:table-cell table:formula="of:=IF([.J9]=7;&quot;SEVEN&quot;; IF([.J9]=&quot;z&quot;;&quot;STAR&quot;; IF([.J9]=&quot;p&quot;;&quot;ORANGE&quot;; IF([.J9]=&quot;c&quot;;&quot;CHERRY&quot;; IF([.J9]=&quot;s&quot;;&quot;PLUM&quot;; IF([.J9]=&quot;g&quot;;&quot;GRAPE&quot;; IF([.J9]=&quot;l&quot;;&quot;LEMON&quot;; IF([.J9]=&quot;d&quot;;&quot;WATERMELON&quot;; &quot;&quot; ) ) ) ) ) ) ) )">
            <text:p/>
          </table:table-cell>
          <table:table-cell table:formula="of:=IF([.K9]=7;&quot;SEVEN&quot;; IF([.K9]=&quot;z&quot;;&quot;STAR&quot;; IF([.K9]=&quot;p&quot;;&quot;ORANGE&quot;; IF([.K9]=&quot;c&quot;;&quot;CHERRY&quot;; IF([.K9]=&quot;s&quot;;&quot;PLUM&quot;; IF([.K9]=&quot;g&quot;;&quot;GRAPE&quot;; IF([.K9]=&quot;l&quot;;&quot;LEMON&quot;; IF([.K9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style-name="ce2" office:value-type="string" calcext:value-type="string">
            <text:p>l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table:formula="of:=IF([.G10]=7;&quot;SEVEN&quot;; IF([.G10]=&quot;z&quot;;&quot;STAR&quot;; IF([.G10]=&quot;p&quot;;&quot;ORANGE&quot;; IF([.G10]=&quot;c&quot;;&quot;CHERRY&quot;; IF([.G10]=&quot;s&quot;;&quot;PLUM&quot;; IF([.G10]=&quot;g&quot;;&quot;GRAPE&quot;; IF([.G10]=&quot;l&quot;;&quot;LEMON&quot;; IF([.G10]=&quot;d&quot;;&quot;WATERMELON&quot;; &quot;&quot; ) ) ) ) ) ) ) )" office:value-type="string" office:string-value="CHERRY" calcext:value-type="string">
            <text:p>CHERRY</text:p>
          </table:table-cell>
          <table:table-cell table:formula="of:=IF([.H10]=7;&quot;SEVEN&quot;; IF([.H10]=&quot;z&quot;;&quot;STAR&quot;; IF([.H10]=&quot;p&quot;;&quot;ORANGE&quot;; IF([.H10]=&quot;c&quot;;&quot;CHERRY&quot;; IF([.H10]=&quot;s&quot;;&quot;PLUM&quot;; IF([.H10]=&quot;g&quot;;&quot;GRAPE&quot;; IF([.H10]=&quot;l&quot;;&quot;LEMON&quot;; IF([.H10]=&quot;d&quot;;&quot;WATERMELON&quot;; &quot;&quot; ) ) ) ) ) ) ) )" office:value-type="string" office:string-value="CHERRY" calcext:value-type="string">
            <text:p>CHERRY</text:p>
          </table:table-cell>
          <table:table-cell table:formula="of:=IF([.I10]=7;&quot;SEVEN&quot;; IF([.I10]=&quot;z&quot;;&quot;STAR&quot;; IF([.I10]=&quot;p&quot;;&quot;ORANGE&quot;; IF([.I10]=&quot;c&quot;;&quot;CHERRY&quot;; IF([.I10]=&quot;s&quot;;&quot;PLUM&quot;; IF([.I10]=&quot;g&quot;;&quot;GRAPE&quot;; IF([.I10]=&quot;l&quot;;&quot;LEMON&quot;; IF([.I10]=&quot;d&quot;;&quot;WATERMELON&quot;; &quot;&quot; ) ) ) ) ) ) ) )" office:value-type="string" office:string-value="LEMON" calcext:value-type="string">
            <text:p>LEMON</text:p>
          </table:table-cell>
          <table:table-cell table:formula="of:=IF([.J10]=7;&quot;SEVEN&quot;; IF([.J10]=&quot;z&quot;;&quot;STAR&quot;; IF([.J10]=&quot;p&quot;;&quot;ORANGE&quot;; IF([.J10]=&quot;c&quot;;&quot;CHERRY&quot;; IF([.J10]=&quot;s&quot;;&quot;PLUM&quot;; IF([.J10]=&quot;g&quot;;&quot;GRAPE&quot;; IF([.J10]=&quot;l&quot;;&quot;LEMON&quot;; IF([.J10]=&quot;d&quot;;&quot;WATERMELON&quot;; &quot;&quot; ) ) ) ) ) ) ) )">
            <text:p/>
          </table:table-cell>
          <table:table-cell table:formula="of:=IF([.K10]=7;&quot;SEVEN&quot;; IF([.K10]=&quot;z&quot;;&quot;STAR&quot;; IF([.K10]=&quot;p&quot;;&quot;ORANGE&quot;; IF([.K10]=&quot;c&quot;;&quot;CHERRY&quot;; IF([.K10]=&quot;s&quot;;&quot;PLUM&quot;; IF([.K10]=&quot;g&quot;;&quot;GRAPE&quot;; IF([.K10]=&quot;l&quot;;&quot;LEMON&quot;; IF([.K10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style-name="ce2" office:value-type="string" calcext:value-type="string">
            <text:p>l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table:formula="of:=IF([.G11]=7;&quot;SEVEN&quot;; IF([.G11]=&quot;z&quot;;&quot;STAR&quot;; IF([.G11]=&quot;p&quot;;&quot;ORANGE&quot;; IF([.G11]=&quot;c&quot;;&quot;CHERRY&quot;; IF([.G11]=&quot;s&quot;;&quot;PLUM&quot;; IF([.G11]=&quot;g&quot;;&quot;GRAPE&quot;; IF([.G11]=&quot;l&quot;;&quot;LEMON&quot;; IF([.G11]=&quot;d&quot;;&quot;WATERMELON&quot;; &quot;&quot; ) ) ) ) ) ) ) )" office:value-type="string" office:string-value="CHERRY" calcext:value-type="string">
            <text:p>CHERRY</text:p>
          </table:table-cell>
          <table:table-cell table:formula="of:=IF([.H11]=7;&quot;SEVEN&quot;; IF([.H11]=&quot;z&quot;;&quot;STAR&quot;; IF([.H11]=&quot;p&quot;;&quot;ORANGE&quot;; IF([.H11]=&quot;c&quot;;&quot;CHERRY&quot;; IF([.H11]=&quot;s&quot;;&quot;PLUM&quot;; IF([.H11]=&quot;g&quot;;&quot;GRAPE&quot;; IF([.H11]=&quot;l&quot;;&quot;LEMON&quot;; IF([.H11]=&quot;d&quot;;&quot;WATERMELON&quot;; &quot;&quot; ) ) ) ) ) ) ) )" office:value-type="string" office:string-value="CHERRY" calcext:value-type="string">
            <text:p>CHERRY</text:p>
          </table:table-cell>
          <table:table-cell table:formula="of:=IF([.I11]=7;&quot;SEVEN&quot;; IF([.I11]=&quot;z&quot;;&quot;STAR&quot;; IF([.I11]=&quot;p&quot;;&quot;ORANGE&quot;; IF([.I11]=&quot;c&quot;;&quot;CHERRY&quot;; IF([.I11]=&quot;s&quot;;&quot;PLUM&quot;; IF([.I11]=&quot;g&quot;;&quot;GRAPE&quot;; IF([.I11]=&quot;l&quot;;&quot;LEMON&quot;; IF([.I11]=&quot;d&quot;;&quot;WATERMELON&quot;; &quot;&quot; ) ) ) ) ) ) ) )" office:value-type="string" office:string-value="LEMON" calcext:value-type="string">
            <text:p>LEMON</text:p>
          </table:table-cell>
          <table:table-cell table:formula="of:=IF([.J11]=7;&quot;SEVEN&quot;; IF([.J11]=&quot;z&quot;;&quot;STAR&quot;; IF([.J11]=&quot;p&quot;;&quot;ORANGE&quot;; IF([.J11]=&quot;c&quot;;&quot;CHERRY&quot;; IF([.J11]=&quot;s&quot;;&quot;PLUM&quot;; IF([.J11]=&quot;g&quot;;&quot;GRAPE&quot;; IF([.J11]=&quot;l&quot;;&quot;LEMON&quot;; IF([.J11]=&quot;d&quot;;&quot;WATERMELON&quot;; &quot;&quot; ) ) ) ) ) ) ) )">
            <text:p/>
          </table:table-cell>
          <table:table-cell table:formula="of:=IF([.K11]=7;&quot;SEVEN&quot;; IF([.K11]=&quot;z&quot;;&quot;STAR&quot;; IF([.K11]=&quot;p&quot;;&quot;ORANGE&quot;; IF([.K11]=&quot;c&quot;;&quot;CHERRY&quot;; IF([.K11]=&quot;s&quot;;&quot;PLUM&quot;; IF([.K11]=&quot;g&quot;;&quot;GRAPE&quot;; IF([.K11]=&quot;l&quot;;&quot;LEMON&quot;; IF([.K11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style-name="ce2" office:value-type="string" calcext:value-type="string">
            <text:p>l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table:formula="of:=IF([.G12]=7;&quot;SEVEN&quot;; IF([.G12]=&quot;z&quot;;&quot;STAR&quot;; IF([.G12]=&quot;p&quot;;&quot;ORANGE&quot;; IF([.G12]=&quot;c&quot;;&quot;CHERRY&quot;; IF([.G12]=&quot;s&quot;;&quot;PLUM&quot;; IF([.G12]=&quot;g&quot;;&quot;GRAPE&quot;; IF([.G12]=&quot;l&quot;;&quot;LEMON&quot;; IF([.G12]=&quot;d&quot;;&quot;WATERMELON&quot;; &quot;&quot; ) ) ) ) ) ) ) )" office:value-type="string" office:string-value="CHERRY" calcext:value-type="string">
            <text:p>CHERRY</text:p>
          </table:table-cell>
          <table:table-cell table:formula="of:=IF([.H12]=7;&quot;SEVEN&quot;; IF([.H12]=&quot;z&quot;;&quot;STAR&quot;; IF([.H12]=&quot;p&quot;;&quot;ORANGE&quot;; IF([.H12]=&quot;c&quot;;&quot;CHERRY&quot;; IF([.H12]=&quot;s&quot;;&quot;PLUM&quot;; IF([.H12]=&quot;g&quot;;&quot;GRAPE&quot;; IF([.H12]=&quot;l&quot;;&quot;LEMON&quot;; IF([.H12]=&quot;d&quot;;&quot;WATERMELON&quot;; &quot;&quot; ) ) ) ) ) ) ) )" office:value-type="string" office:string-value="CHERRY" calcext:value-type="string">
            <text:p>CHERRY</text:p>
          </table:table-cell>
          <table:table-cell table:formula="of:=IF([.I12]=7;&quot;SEVEN&quot;; IF([.I12]=&quot;z&quot;;&quot;STAR&quot;; IF([.I12]=&quot;p&quot;;&quot;ORANGE&quot;; IF([.I12]=&quot;c&quot;;&quot;CHERRY&quot;; IF([.I12]=&quot;s&quot;;&quot;PLUM&quot;; IF([.I12]=&quot;g&quot;;&quot;GRAPE&quot;; IF([.I12]=&quot;l&quot;;&quot;LEMON&quot;; IF([.I12]=&quot;d&quot;;&quot;WATERMELON&quot;; &quot;&quot; ) ) ) ) ) ) ) )" office:value-type="string" office:string-value="LEMON" calcext:value-type="string">
            <text:p>LEMON</text:p>
          </table:table-cell>
          <table:table-cell table:formula="of:=IF([.J12]=7;&quot;SEVEN&quot;; IF([.J12]=&quot;z&quot;;&quot;STAR&quot;; IF([.J12]=&quot;p&quot;;&quot;ORANGE&quot;; IF([.J12]=&quot;c&quot;;&quot;CHERRY&quot;; IF([.J12]=&quot;s&quot;;&quot;PLUM&quot;; IF([.J12]=&quot;g&quot;;&quot;GRAPE&quot;; IF([.J12]=&quot;l&quot;;&quot;LEMON&quot;; IF([.J12]=&quot;d&quot;;&quot;WATERMELON&quot;; &quot;&quot; ) ) ) ) ) ) ) )">
            <text:p/>
          </table:table-cell>
          <table:table-cell table:formula="of:=IF([.K12]=7;&quot;SEVEN&quot;; IF([.K12]=&quot;z&quot;;&quot;STAR&quot;; IF([.K12]=&quot;p&quot;;&quot;ORANGE&quot;; IF([.K12]=&quot;c&quot;;&quot;CHERRY&quot;; IF([.K12]=&quot;s&quot;;&quot;PLUM&quot;; IF([.K12]=&quot;g&quot;;&quot;GRAPE&quot;; IF([.K12]=&quot;l&quot;;&quot;LEMON&quot;; IF([.K12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style-name="ce2" office:value-type="string" calcext:value-type="string">
            <text:p>l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table:formula="of:=IF([.G13]=7;&quot;SEVEN&quot;; IF([.G13]=&quot;z&quot;;&quot;STAR&quot;; IF([.G13]=&quot;p&quot;;&quot;ORANGE&quot;; IF([.G13]=&quot;c&quot;;&quot;CHERRY&quot;; IF([.G13]=&quot;s&quot;;&quot;PLUM&quot;; IF([.G13]=&quot;g&quot;;&quot;GRAPE&quot;; IF([.G13]=&quot;l&quot;;&quot;LEMON&quot;; IF([.G13]=&quot;d&quot;;&quot;WATERMELON&quot;; &quot;&quot; ) ) ) ) ) ) ) )" office:value-type="string" office:string-value="PLUM" calcext:value-type="string">
            <text:p>PLUM</text:p>
          </table:table-cell>
          <table:table-cell table:formula="of:=IF([.H13]=7;&quot;SEVEN&quot;; IF([.H13]=&quot;z&quot;;&quot;STAR&quot;; IF([.H13]=&quot;p&quot;;&quot;ORANGE&quot;; IF([.H13]=&quot;c&quot;;&quot;CHERRY&quot;; IF([.H13]=&quot;s&quot;;&quot;PLUM&quot;; IF([.H13]=&quot;g&quot;;&quot;GRAPE&quot;; IF([.H13]=&quot;l&quot;;&quot;LEMON&quot;; IF([.H13]=&quot;d&quot;;&quot;WATERMELON&quot;; &quot;&quot; ) ) ) ) ) ) ) )" office:value-type="string" office:string-value="GRAPE" calcext:value-type="string">
            <text:p>GRAPE</text:p>
          </table:table-cell>
          <table:table-cell table:formula="of:=IF([.I13]=7;&quot;SEVEN&quot;; IF([.I13]=&quot;z&quot;;&quot;STAR&quot;; IF([.I13]=&quot;p&quot;;&quot;ORANGE&quot;; IF([.I13]=&quot;c&quot;;&quot;CHERRY&quot;; IF([.I13]=&quot;s&quot;;&quot;PLUM&quot;; IF([.I13]=&quot;g&quot;;&quot;GRAPE&quot;; IF([.I13]=&quot;l&quot;;&quot;LEMON&quot;; IF([.I13]=&quot;d&quot;;&quot;WATERMELON&quot;; &quot;&quot; ) ) ) ) ) ) ) )" office:value-type="string" office:string-value="GRAPE" calcext:value-type="string">
            <text:p>GRAPE</text:p>
          </table:table-cell>
          <table:table-cell table:formula="of:=IF([.J13]=7;&quot;SEVEN&quot;; IF([.J13]=&quot;z&quot;;&quot;STAR&quot;; IF([.J13]=&quot;p&quot;;&quot;ORANGE&quot;; IF([.J13]=&quot;c&quot;;&quot;CHERRY&quot;; IF([.J13]=&quot;s&quot;;&quot;PLUM&quot;; IF([.J13]=&quot;g&quot;;&quot;GRAPE&quot;; IF([.J13]=&quot;l&quot;;&quot;LEMON&quot;; IF([.J13]=&quot;d&quot;;&quot;WATERMELON&quot;; &quot;&quot; ) ) ) ) ) ) ) )">
            <text:p/>
          </table:table-cell>
          <table:table-cell table:formula="of:=IF([.K13]=7;&quot;SEVEN&quot;; IF([.K13]=&quot;z&quot;;&quot;STAR&quot;; IF([.K13]=&quot;p&quot;;&quot;ORANGE&quot;; IF([.K13]=&quot;c&quot;;&quot;CHERRY&quot;; IF([.K13]=&quot;s&quot;;&quot;PLUM&quot;; IF([.K13]=&quot;g&quot;;&quot;GRAPE&quot;; IF([.K13]=&quot;l&quot;;&quot;LEMON&quot;; IF([.K13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table:style-name="ce2" office:value-type="string" calcext:value-type="string">
            <text:p>g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14]=7;&quot;SEVEN&quot;; IF([.G14]=&quot;z&quot;;&quot;STAR&quot;; IF([.G14]=&quot;p&quot;;&quot;ORANGE&quot;; IF([.G14]=&quot;c&quot;;&quot;CHERRY&quot;; IF([.G14]=&quot;s&quot;;&quot;PLUM&quot;; IF([.G14]=&quot;g&quot;;&quot;GRAPE&quot;; IF([.G14]=&quot;l&quot;;&quot;LEMON&quot;; IF([.G14]=&quot;d&quot;;&quot;WATERMELON&quot;; &quot;&quot; ) ) ) ) ) ) ) )" office:value-type="string" office:string-value="PLUM" calcext:value-type="string">
            <text:p>PLUM</text:p>
          </table:table-cell>
          <table:table-cell table:formula="of:=IF([.H14]=7;&quot;SEVEN&quot;; IF([.H14]=&quot;z&quot;;&quot;STAR&quot;; IF([.H14]=&quot;p&quot;;&quot;ORANGE&quot;; IF([.H14]=&quot;c&quot;;&quot;CHERRY&quot;; IF([.H14]=&quot;s&quot;;&quot;PLUM&quot;; IF([.H14]=&quot;g&quot;;&quot;GRAPE&quot;; IF([.H14]=&quot;l&quot;;&quot;LEMON&quot;; IF([.H14]=&quot;d&quot;;&quot;WATERMELON&quot;; &quot;&quot; ) ) ) ) ) ) ) )" office:value-type="string" office:string-value="GRAPE" calcext:value-type="string">
            <text:p>GRAPE</text:p>
          </table:table-cell>
          <table:table-cell table:formula="of:=IF([.I14]=7;&quot;SEVEN&quot;; IF([.I14]=&quot;z&quot;;&quot;STAR&quot;; IF([.I14]=&quot;p&quot;;&quot;ORANGE&quot;; IF([.I14]=&quot;c&quot;;&quot;CHERRY&quot;; IF([.I14]=&quot;s&quot;;&quot;PLUM&quot;; IF([.I14]=&quot;g&quot;;&quot;GRAPE&quot;; IF([.I14]=&quot;l&quot;;&quot;LEMON&quot;; IF([.I14]=&quot;d&quot;;&quot;WATERMELON&quot;; &quot;&quot; ) ) ) ) ) ) ) )" office:value-type="string" office:string-value="GRAPE" calcext:value-type="string">
            <text:p>GRAPE</text:p>
          </table:table-cell>
          <table:table-cell table:formula="of:=IF([.J14]=7;&quot;SEVEN&quot;; IF([.J14]=&quot;z&quot;;&quot;STAR&quot;; IF([.J14]=&quot;p&quot;;&quot;ORANGE&quot;; IF([.J14]=&quot;c&quot;;&quot;CHERRY&quot;; IF([.J14]=&quot;s&quot;;&quot;PLUM&quot;; IF([.J14]=&quot;g&quot;;&quot;GRAPE&quot;; IF([.J14]=&quot;l&quot;;&quot;LEMON&quot;; IF([.J14]=&quot;d&quot;;&quot;WATERMELON&quot;; &quot;&quot; ) ) ) ) ) ) ) )">
            <text:p/>
          </table:table-cell>
          <table:table-cell table:formula="of:=IF([.K14]=7;&quot;SEVEN&quot;; IF([.K14]=&quot;z&quot;;&quot;STAR&quot;; IF([.K14]=&quot;p&quot;;&quot;ORANGE&quot;; IF([.K14]=&quot;c&quot;;&quot;CHERRY&quot;; IF([.K14]=&quot;s&quot;;&quot;PLUM&quot;; IF([.K14]=&quot;g&quot;;&quot;GRAPE&quot;; IF([.K14]=&quot;l&quot;;&quot;LEMON&quot;; IF([.K14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table:style-name="ce2" office:value-type="string" calcext:value-type="string">
            <text:p>g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15]=7;&quot;SEVEN&quot;; IF([.G15]=&quot;z&quot;;&quot;STAR&quot;; IF([.G15]=&quot;p&quot;;&quot;ORANGE&quot;; IF([.G15]=&quot;c&quot;;&quot;CHERRY&quot;; IF([.G15]=&quot;s&quot;;&quot;PLUM&quot;; IF([.G15]=&quot;g&quot;;&quot;GRAPE&quot;; IF([.G15]=&quot;l&quot;;&quot;LEMON&quot;; IF([.G15]=&quot;d&quot;;&quot;WATERMELON&quot;; &quot;&quot; ) ) ) ) ) ) ) )" office:value-type="string" office:string-value="PLUM" calcext:value-type="string">
            <text:p>PLUM</text:p>
          </table:table-cell>
          <table:table-cell table:formula="of:=IF([.H15]=7;&quot;SEVEN&quot;; IF([.H15]=&quot;z&quot;;&quot;STAR&quot;; IF([.H15]=&quot;p&quot;;&quot;ORANGE&quot;; IF([.H15]=&quot;c&quot;;&quot;CHERRY&quot;; IF([.H15]=&quot;s&quot;;&quot;PLUM&quot;; IF([.H15]=&quot;g&quot;;&quot;GRAPE&quot;; IF([.H15]=&quot;l&quot;;&quot;LEMON&quot;; IF([.H15]=&quot;d&quot;;&quot;WATERMELON&quot;; &quot;&quot; ) ) ) ) ) ) ) )" office:value-type="string" office:string-value="GRAPE" calcext:value-type="string">
            <text:p>GRAPE</text:p>
          </table:table-cell>
          <table:table-cell table:formula="of:=IF([.I15]=7;&quot;SEVEN&quot;; IF([.I15]=&quot;z&quot;;&quot;STAR&quot;; IF([.I15]=&quot;p&quot;;&quot;ORANGE&quot;; IF([.I15]=&quot;c&quot;;&quot;CHERRY&quot;; IF([.I15]=&quot;s&quot;;&quot;PLUM&quot;; IF([.I15]=&quot;g&quot;;&quot;GRAPE&quot;; IF([.I15]=&quot;l&quot;;&quot;LEMON&quot;; IF([.I15]=&quot;d&quot;;&quot;WATERMELON&quot;; &quot;&quot; ) ) ) ) ) ) ) )" office:value-type="string" office:string-value="GRAPE" calcext:value-type="string">
            <text:p>GRAPE</text:p>
          </table:table-cell>
          <table:table-cell table:formula="of:=IF([.J15]=7;&quot;SEVEN&quot;; IF([.J15]=&quot;z&quot;;&quot;STAR&quot;; IF([.J15]=&quot;p&quot;;&quot;ORANGE&quot;; IF([.J15]=&quot;c&quot;;&quot;CHERRY&quot;; IF([.J15]=&quot;s&quot;;&quot;PLUM&quot;; IF([.J15]=&quot;g&quot;;&quot;GRAPE&quot;; IF([.J15]=&quot;l&quot;;&quot;LEMON&quot;; IF([.J15]=&quot;d&quot;;&quot;WATERMELON&quot;; &quot;&quot; ) ) ) ) ) ) ) )">
            <text:p/>
          </table:table-cell>
          <table:table-cell table:formula="of:=IF([.K15]=7;&quot;SEVEN&quot;; IF([.K15]=&quot;z&quot;;&quot;STAR&quot;; IF([.K15]=&quot;p&quot;;&quot;ORANGE&quot;; IF([.K15]=&quot;c&quot;;&quot;CHERRY&quot;; IF([.K15]=&quot;s&quot;;&quot;PLUM&quot;; IF([.K15]=&quot;g&quot;;&quot;GRAPE&quot;; IF([.K15]=&quot;l&quot;;&quot;LEMON&quot;; IF([.K15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table:style-name="ce2" office:value-type="string" calcext:value-type="string">
            <text:p>g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16]=7;&quot;SEVEN&quot;; IF([.G16]=&quot;z&quot;;&quot;STAR&quot;; IF([.G16]=&quot;p&quot;;&quot;ORANGE&quot;; IF([.G16]=&quot;c&quot;;&quot;CHERRY&quot;; IF([.G16]=&quot;s&quot;;&quot;PLUM&quot;; IF([.G16]=&quot;g&quot;;&quot;GRAPE&quot;; IF([.G16]=&quot;l&quot;;&quot;LEMON&quot;; IF([.G16]=&quot;d&quot;;&quot;WATERMELON&quot;; &quot;&quot; ) ) ) ) ) ) ) )" office:value-type="string" office:string-value="PLUM" calcext:value-type="string">
            <text:p>PLUM</text:p>
          </table:table-cell>
          <table:table-cell table:formula="of:=IF([.H16]=7;&quot;SEVEN&quot;; IF([.H16]=&quot;z&quot;;&quot;STAR&quot;; IF([.H16]=&quot;p&quot;;&quot;ORANGE&quot;; IF([.H16]=&quot;c&quot;;&quot;CHERRY&quot;; IF([.H16]=&quot;s&quot;;&quot;PLUM&quot;; IF([.H16]=&quot;g&quot;;&quot;GRAPE&quot;; IF([.H16]=&quot;l&quot;;&quot;LEMON&quot;; IF([.H16]=&quot;d&quot;;&quot;WATERMELON&quot;; &quot;&quot; ) ) ) ) ) ) ) )" office:value-type="string" office:string-value="GRAPE" calcext:value-type="string">
            <text:p>GRAPE</text:p>
          </table:table-cell>
          <table:table-cell table:formula="of:=IF([.I16]=7;&quot;SEVEN&quot;; IF([.I16]=&quot;z&quot;;&quot;STAR&quot;; IF([.I16]=&quot;p&quot;;&quot;ORANGE&quot;; IF([.I16]=&quot;c&quot;;&quot;CHERRY&quot;; IF([.I16]=&quot;s&quot;;&quot;PLUM&quot;; IF([.I16]=&quot;g&quot;;&quot;GRAPE&quot;; IF([.I16]=&quot;l&quot;;&quot;LEMON&quot;; IF([.I16]=&quot;d&quot;;&quot;WATERMELON&quot;; &quot;&quot; ) ) ) ) ) ) ) )" office:value-type="string" office:string-value="GRAPE" calcext:value-type="string">
            <text:p>GRAPE</text:p>
          </table:table-cell>
          <table:table-cell table:formula="of:=IF([.J16]=7;&quot;SEVEN&quot;; IF([.J16]=&quot;z&quot;;&quot;STAR&quot;; IF([.J16]=&quot;p&quot;;&quot;ORANGE&quot;; IF([.J16]=&quot;c&quot;;&quot;CHERRY&quot;; IF([.J16]=&quot;s&quot;;&quot;PLUM&quot;; IF([.J16]=&quot;g&quot;;&quot;GRAPE&quot;; IF([.J16]=&quot;l&quot;;&quot;LEMON&quot;; IF([.J16]=&quot;d&quot;;&quot;WATERMELON&quot;; &quot;&quot; ) ) ) ) ) ) ) )">
            <text:p/>
          </table:table-cell>
          <table:table-cell table:formula="of:=IF([.K16]=7;&quot;SEVEN&quot;; IF([.K16]=&quot;z&quot;;&quot;STAR&quot;; IF([.K16]=&quot;p&quot;;&quot;ORANGE&quot;; IF([.K16]=&quot;c&quot;;&quot;CHERRY&quot;; IF([.K16]=&quot;s&quot;;&quot;PLUM&quot;; IF([.K16]=&quot;g&quot;;&quot;GRAPE&quot;; IF([.K16]=&quot;l&quot;;&quot;LEMON&quot;; IF([.K16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table:style-name="ce2" office:value-type="string" calcext:value-type="string">
            <text:p>g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17]=7;&quot;SEVEN&quot;; IF([.G17]=&quot;z&quot;;&quot;STAR&quot;; IF([.G17]=&quot;p&quot;;&quot;ORANGE&quot;; IF([.G17]=&quot;c&quot;;&quot;CHERRY&quot;; IF([.G17]=&quot;s&quot;;&quot;PLUM&quot;; IF([.G17]=&quot;g&quot;;&quot;GRAPE&quot;; IF([.G17]=&quot;l&quot;;&quot;LEMON&quot;; IF([.G17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17]=7;&quot;SEVEN&quot;; IF([.H17]=&quot;z&quot;;&quot;STAR&quot;; IF([.H17]=&quot;p&quot;;&quot;ORANGE&quot;; IF([.H17]=&quot;c&quot;;&quot;CHERRY&quot;; IF([.H17]=&quot;s&quot;;&quot;PLUM&quot;; IF([.H17]=&quot;g&quot;;&quot;GRAPE&quot;; IF([.H17]=&quot;l&quot;;&quot;LEMON&quot;; IF([.H17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7]=7;&quot;SEVEN&quot;; IF([.I17]=&quot;z&quot;;&quot;STAR&quot;; IF([.I17]=&quot;p&quot;;&quot;ORANGE&quot;; IF([.I17]=&quot;c&quot;;&quot;CHERRY&quot;; IF([.I17]=&quot;s&quot;;&quot;PLUM&quot;; IF([.I17]=&quot;g&quot;;&quot;GRAPE&quot;; IF([.I17]=&quot;l&quot;;&quot;LEMON&quot;; IF([.I17]=&quot;d&quot;;&quot;WATERMELON&quot;; &quot;&quot; ) ) ) ) ) ) ) )" office:value-type="string" office:string-value="LEMON" calcext:value-type="string">
            <text:p>LEMON</text:p>
          </table:table-cell>
          <table:table-cell table:formula="of:=IF([.J17]=7;&quot;SEVEN&quot;; IF([.J17]=&quot;z&quot;;&quot;STAR&quot;; IF([.J17]=&quot;p&quot;;&quot;ORANGE&quot;; IF([.J17]=&quot;c&quot;;&quot;CHERRY&quot;; IF([.J17]=&quot;s&quot;;&quot;PLUM&quot;; IF([.J17]=&quot;g&quot;;&quot;GRAPE&quot;; IF([.J17]=&quot;l&quot;;&quot;LEMON&quot;; IF([.J17]=&quot;d&quot;;&quot;WATERMELON&quot;; &quot;&quot; ) ) ) ) ) ) ) )">
            <text:p/>
          </table:table-cell>
          <table:table-cell table:formula="of:=IF([.K17]=7;&quot;SEVEN&quot;; IF([.K17]=&quot;z&quot;;&quot;STAR&quot;; IF([.K17]=&quot;p&quot;;&quot;ORANGE&quot;; IF([.K17]=&quot;c&quot;;&quot;CHERRY&quot;; IF([.K17]=&quot;s&quot;;&quot;PLUM&quot;; IF([.K17]=&quot;g&quot;;&quot;GRAPE&quot;; IF([.K17]=&quot;l&quot;;&quot;LEMON&quot;; IF([.K17]=&quot;d&quot;;&quot;WATERMELON&quot;; &quot;&quot; ) ) ) ) ) ) ) )" office:value-type="string" office:string-value="GRAPE" calcext:value-type="string">
            <text:p>GRAPE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table:formula="of:=IF([.G18]=7;&quot;SEVEN&quot;; IF([.G18]=&quot;z&quot;;&quot;STAR&quot;; IF([.G18]=&quot;p&quot;;&quot;ORANGE&quot;; IF([.G18]=&quot;c&quot;;&quot;CHERRY&quot;; IF([.G18]=&quot;s&quot;;&quot;PLUM&quot;; IF([.G18]=&quot;g&quot;;&quot;GRAPE&quot;; IF([.G18]=&quot;l&quot;;&quot;LEMON&quot;; IF([.G18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18]=7;&quot;SEVEN&quot;; IF([.H18]=&quot;z&quot;;&quot;STAR&quot;; IF([.H18]=&quot;p&quot;;&quot;ORANGE&quot;; IF([.H18]=&quot;c&quot;;&quot;CHERRY&quot;; IF([.H18]=&quot;s&quot;;&quot;PLUM&quot;; IF([.H18]=&quot;g&quot;;&quot;GRAPE&quot;; IF([.H18]=&quot;l&quot;;&quot;LEMON&quot;; IF([.H18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8]=7;&quot;SEVEN&quot;; IF([.I18]=&quot;z&quot;;&quot;STAR&quot;; IF([.I18]=&quot;p&quot;;&quot;ORANGE&quot;; IF([.I18]=&quot;c&quot;;&quot;CHERRY&quot;; IF([.I18]=&quot;s&quot;;&quot;PLUM&quot;; IF([.I18]=&quot;g&quot;;&quot;GRAPE&quot;; IF([.I18]=&quot;l&quot;;&quot;LEMON&quot;; IF([.I18]=&quot;d&quot;;&quot;WATERMELON&quot;; &quot;&quot; ) ) ) ) ) ) ) )" office:value-type="string" office:string-value="LEMON" calcext:value-type="string">
            <text:p>LEMON</text:p>
          </table:table-cell>
          <table:table-cell table:formula="of:=IF([.J18]=7;&quot;SEVEN&quot;; IF([.J18]=&quot;z&quot;;&quot;STAR&quot;; IF([.J18]=&quot;p&quot;;&quot;ORANGE&quot;; IF([.J18]=&quot;c&quot;;&quot;CHERRY&quot;; IF([.J18]=&quot;s&quot;;&quot;PLUM&quot;; IF([.J18]=&quot;g&quot;;&quot;GRAPE&quot;; IF([.J18]=&quot;l&quot;;&quot;LEMON&quot;; IF([.J18]=&quot;d&quot;;&quot;WATERMELON&quot;; &quot;&quot; ) ) ) ) ) ) ) )">
            <text:p/>
          </table:table-cell>
          <table:table-cell table:formula="of:=IF([.K18]=7;&quot;SEVEN&quot;; IF([.K18]=&quot;z&quot;;&quot;STAR&quot;; IF([.K18]=&quot;p&quot;;&quot;ORANGE&quot;; IF([.K18]=&quot;c&quot;;&quot;CHERRY&quot;; IF([.K18]=&quot;s&quot;;&quot;PLUM&quot;; IF([.K18]=&quot;g&quot;;&quot;GRAPE&quot;; IF([.K18]=&quot;l&quot;;&quot;LEMON&quot;; IF([.K18]=&quot;d&quot;;&quot;WATERMELON&quot;; &quot;&quot; ) ) ) ) ) ) ) )" office:value-type="string" office:string-value="GRAPE" calcext:value-type="string">
            <text:p>GRAPE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table:formula="of:=IF([.G19]=7;&quot;SEVEN&quot;; IF([.G19]=&quot;z&quot;;&quot;STAR&quot;; IF([.G19]=&quot;p&quot;;&quot;ORANGE&quot;; IF([.G19]=&quot;c&quot;;&quot;CHERRY&quot;; IF([.G19]=&quot;s&quot;;&quot;PLUM&quot;; IF([.G19]=&quot;g&quot;;&quot;GRAPE&quot;; IF([.G19]=&quot;l&quot;;&quot;LEMON&quot;; IF([.G19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19]=7;&quot;SEVEN&quot;; IF([.H19]=&quot;z&quot;;&quot;STAR&quot;; IF([.H19]=&quot;p&quot;;&quot;ORANGE&quot;; IF([.H19]=&quot;c&quot;;&quot;CHERRY&quot;; IF([.H19]=&quot;s&quot;;&quot;PLUM&quot;; IF([.H19]=&quot;g&quot;;&quot;GRAPE&quot;; IF([.H19]=&quot;l&quot;;&quot;LEMON&quot;; IF([.H19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9]=7;&quot;SEVEN&quot;; IF([.I19]=&quot;z&quot;;&quot;STAR&quot;; IF([.I19]=&quot;p&quot;;&quot;ORANGE&quot;; IF([.I19]=&quot;c&quot;;&quot;CHERRY&quot;; IF([.I19]=&quot;s&quot;;&quot;PLUM&quot;; IF([.I19]=&quot;g&quot;;&quot;GRAPE&quot;; IF([.I19]=&quot;l&quot;;&quot;LEMON&quot;; IF([.I19]=&quot;d&quot;;&quot;WATERMELON&quot;; &quot;&quot; ) ) ) ) ) ) ) )" office:value-type="string" office:string-value="LEMON" calcext:value-type="string">
            <text:p>LEMON</text:p>
          </table:table-cell>
          <table:table-cell table:formula="of:=IF([.J19]=7;&quot;SEVEN&quot;; IF([.J19]=&quot;z&quot;;&quot;STAR&quot;; IF([.J19]=&quot;p&quot;;&quot;ORANGE&quot;; IF([.J19]=&quot;c&quot;;&quot;CHERRY&quot;; IF([.J19]=&quot;s&quot;;&quot;PLUM&quot;; IF([.J19]=&quot;g&quot;;&quot;GRAPE&quot;; IF([.J19]=&quot;l&quot;;&quot;LEMON&quot;; IF([.J19]=&quot;d&quot;;&quot;WATERMELON&quot;; &quot;&quot; ) ) ) ) ) ) ) )">
            <text:p/>
          </table:table-cell>
          <table:table-cell table:formula="of:=IF([.K19]=7;&quot;SEVEN&quot;; IF([.K19]=&quot;z&quot;;&quot;STAR&quot;; IF([.K19]=&quot;p&quot;;&quot;ORANGE&quot;; IF([.K19]=&quot;c&quot;;&quot;CHERRY&quot;; IF([.K19]=&quot;s&quot;;&quot;PLUM&quot;; IF([.K19]=&quot;g&quot;;&quot;GRAPE&quot;; IF([.K19]=&quot;l&quot;;&quot;LEMON&quot;; IF([.K19]=&quot;d&quot;;&quot;WATERMELON&quot;; &quot;&quot; ) ) ) ) ) ) ) )" office:value-type="string" office:string-value="GRAPE" calcext:value-type="string">
            <text:p>GRAPE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table:formula="of:=IF([.G20]=7;&quot;SEVEN&quot;; IF([.G20]=&quot;z&quot;;&quot;STAR&quot;; IF([.G20]=&quot;p&quot;;&quot;ORANGE&quot;; IF([.G20]=&quot;c&quot;;&quot;CHERRY&quot;; IF([.G20]=&quot;s&quot;;&quot;PLUM&quot;; IF([.G20]=&quot;g&quot;;&quot;GRAPE&quot;; IF([.G20]=&quot;l&quot;;&quot;LEMON&quot;; IF([.G20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20]=7;&quot;SEVEN&quot;; IF([.H20]=&quot;z&quot;;&quot;STAR&quot;; IF([.H20]=&quot;p&quot;;&quot;ORANGE&quot;; IF([.H20]=&quot;c&quot;;&quot;CHERRY&quot;; IF([.H20]=&quot;s&quot;;&quot;PLUM&quot;; IF([.H20]=&quot;g&quot;;&quot;GRAPE&quot;; IF([.H20]=&quot;l&quot;;&quot;LEMON&quot;; IF([.H20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20]=7;&quot;SEVEN&quot;; IF([.I20]=&quot;z&quot;;&quot;STAR&quot;; IF([.I20]=&quot;p&quot;;&quot;ORANGE&quot;; IF([.I20]=&quot;c&quot;;&quot;CHERRY&quot;; IF([.I20]=&quot;s&quot;;&quot;PLUM&quot;; IF([.I20]=&quot;g&quot;;&quot;GRAPE&quot;; IF([.I20]=&quot;l&quot;;&quot;LEMON&quot;; IF([.I20]=&quot;d&quot;;&quot;WATERMELON&quot;; &quot;&quot; ) ) ) ) ) ) ) )" office:value-type="string" office:string-value="LEMON" calcext:value-type="string">
            <text:p>LEMON</text:p>
          </table:table-cell>
          <table:table-cell table:formula="of:=IF([.J20]=7;&quot;SEVEN&quot;; IF([.J20]=&quot;z&quot;;&quot;STAR&quot;; IF([.J20]=&quot;p&quot;;&quot;ORANGE&quot;; IF([.J20]=&quot;c&quot;;&quot;CHERRY&quot;; IF([.J20]=&quot;s&quot;;&quot;PLUM&quot;; IF([.J20]=&quot;g&quot;;&quot;GRAPE&quot;; IF([.J20]=&quot;l&quot;;&quot;LEMON&quot;; IF([.J20]=&quot;d&quot;;&quot;WATERMELON&quot;; &quot;&quot; ) ) ) ) ) ) ) )">
            <text:p/>
          </table:table-cell>
          <table:table-cell table:formula="of:=IF([.K20]=7;&quot;SEVEN&quot;; IF([.K20]=&quot;z&quot;;&quot;STAR&quot;; IF([.K20]=&quot;p&quot;;&quot;ORANGE&quot;; IF([.K20]=&quot;c&quot;;&quot;CHERRY&quot;; IF([.K20]=&quot;s&quot;;&quot;PLUM&quot;; IF([.K20]=&quot;g&quot;;&quot;GRAPE&quot;; IF([.K20]=&quot;l&quot;;&quot;LEMON&quot;; IF([.K20]=&quot;d&quot;;&quot;WATERMELON&quot;; &quot;&quot; ) ) ) ) ) ) ) )" office:value-type="string" office:string-value="GRAPE" calcext:value-type="string">
            <text:p>GRAPE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table:formula="of:=IF([.G21]=7;&quot;SEVEN&quot;; IF([.G21]=&quot;z&quot;;&quot;STAR&quot;; IF([.G21]=&quot;p&quot;;&quot;ORANGE&quot;; IF([.G21]=&quot;c&quot;;&quot;CHERRY&quot;; IF([.G21]=&quot;s&quot;;&quot;PLUM&quot;; IF([.G21]=&quot;g&quot;;&quot;GRAPE&quot;; IF([.G21]=&quot;l&quot;;&quot;LEMON&quot;; IF([.G21]=&quot;d&quot;;&quot;WATERMELON&quot;; &quot;&quot; ) ) ) ) ) ) ) )" office:value-type="string" office:string-value="LEMON" calcext:value-type="string">
            <text:p>LEMON</text:p>
          </table:table-cell>
          <table:table-cell table:formula="of:=IF([.H21]=7;&quot;SEVEN&quot;; IF([.H21]=&quot;z&quot;;&quot;STAR&quot;; IF([.H21]=&quot;p&quot;;&quot;ORANGE&quot;; IF([.H21]=&quot;c&quot;;&quot;CHERRY&quot;; IF([.H21]=&quot;s&quot;;&quot;PLUM&quot;; IF([.H21]=&quot;g&quot;;&quot;GRAPE&quot;; IF([.H21]=&quot;l&quot;;&quot;LEMON&quot;; IF([.H21]=&quot;d&quot;;&quot;WATERMELON&quot;; &quot;&quot; ) ) ) ) ) ) ) )" office:value-type="string" office:string-value="PLUM" calcext:value-type="string">
            <text:p>PLUM</text:p>
          </table:table-cell>
          <table:table-cell table:formula="of:=IF([.I21]=7;&quot;SEVEN&quot;; IF([.I21]=&quot;z&quot;;&quot;STAR&quot;; IF([.I21]=&quot;p&quot;;&quot;ORANGE&quot;; IF([.I21]=&quot;c&quot;;&quot;CHERRY&quot;; IF([.I21]=&quot;s&quot;;&quot;PLUM&quot;; IF([.I21]=&quot;g&quot;;&quot;GRAPE&quot;; IF([.I21]=&quot;l&quot;;&quot;LEMON&quot;; IF([.I21]=&quot;d&quot;;&quot;WATERMELON&quot;; &quot;&quot; ) ) ) ) ) ) ) )" office:value-type="string" office:string-value="STAR" calcext:value-type="string">
            <text:p>STAR</text:p>
          </table:table-cell>
          <table:table-cell table:formula="of:=IF([.J21]=7;&quot;SEVEN&quot;; IF([.J21]=&quot;z&quot;;&quot;STAR&quot;; IF([.J21]=&quot;p&quot;;&quot;ORANGE&quot;; IF([.J21]=&quot;c&quot;;&quot;CHERRY&quot;; IF([.J21]=&quot;s&quot;;&quot;PLUM&quot;; IF([.J21]=&quot;g&quot;;&quot;GRAPE&quot;; IF([.J21]=&quot;l&quot;;&quot;LEMON&quot;; IF([.J21]=&quot;d&quot;;&quot;WATERMELON&quot;; &quot;&quot; ) ) ) ) ) ) ) )">
            <text:p/>
          </table:table-cell>
          <table:table-cell table:formula="of:=IF([.K21]=7;&quot;SEVEN&quot;; IF([.K21]=&quot;z&quot;;&quot;STAR&quot;; IF([.K21]=&quot;p&quot;;&quot;ORANGE&quot;; IF([.K21]=&quot;c&quot;;&quot;CHERRY&quot;; IF([.K21]=&quot;s&quot;;&quot;PLUM&quot;; IF([.K21]=&quot;g&quot;;&quot;GRAPE&quot;; IF([.K21]=&quot;l&quot;;&quot;LEMON&quot;; IF([.K21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z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22]=7;&quot;SEVEN&quot;; IF([.G22]=&quot;z&quot;;&quot;STAR&quot;; IF([.G22]=&quot;p&quot;;&quot;ORANGE&quot;; IF([.G22]=&quot;c&quot;;&quot;CHERRY&quot;; IF([.G22]=&quot;s&quot;;&quot;PLUM&quot;; IF([.G22]=&quot;g&quot;;&quot;GRAPE&quot;; IF([.G22]=&quot;l&quot;;&quot;LEMON&quot;; IF([.G22]=&quot;d&quot;;&quot;WATERMELON&quot;; &quot;&quot; ) ) ) ) ) ) ) )" office:value-type="string" office:string-value="LEMON" calcext:value-type="string">
            <text:p>LEMON</text:p>
          </table:table-cell>
          <table:table-cell table:formula="of:=IF([.H22]=7;&quot;SEVEN&quot;; IF([.H22]=&quot;z&quot;;&quot;STAR&quot;; IF([.H22]=&quot;p&quot;;&quot;ORANGE&quot;; IF([.H22]=&quot;c&quot;;&quot;CHERRY&quot;; IF([.H22]=&quot;s&quot;;&quot;PLUM&quot;; IF([.H22]=&quot;g&quot;;&quot;GRAPE&quot;; IF([.H22]=&quot;l&quot;;&quot;LEMON&quot;; IF([.H22]=&quot;d&quot;;&quot;WATERMELON&quot;; &quot;&quot; ) ) ) ) ) ) ) )" office:value-type="string" office:string-value="PLUM" calcext:value-type="string">
            <text:p>PLUM</text:p>
          </table:table-cell>
          <table:table-cell table:formula="of:=IF([.I22]=7;&quot;SEVEN&quot;; IF([.I22]=&quot;z&quot;;&quot;STAR&quot;; IF([.I22]=&quot;p&quot;;&quot;ORANGE&quot;; IF([.I22]=&quot;c&quot;;&quot;CHERRY&quot;; IF([.I22]=&quot;s&quot;;&quot;PLUM&quot;; IF([.I22]=&quot;g&quot;;&quot;GRAPE&quot;; IF([.I22]=&quot;l&quot;;&quot;LEMON&quot;; IF([.I22]=&quot;d&quot;;&quot;WATERMELON&quot;; &quot;&quot; ) ) ) ) ) ) ) )" office:value-type="string" office:string-value="PLUM" calcext:value-type="string">
            <text:p>PLUM</text:p>
          </table:table-cell>
          <table:table-cell table:formula="of:=IF([.J22]=7;&quot;SEVEN&quot;; IF([.J22]=&quot;z&quot;;&quot;STAR&quot;; IF([.J22]=&quot;p&quot;;&quot;ORANGE&quot;; IF([.J22]=&quot;c&quot;;&quot;CHERRY&quot;; IF([.J22]=&quot;s&quot;;&quot;PLUM&quot;; IF([.J22]=&quot;g&quot;;&quot;GRAPE&quot;; IF([.J22]=&quot;l&quot;;&quot;LEMON&quot;; IF([.J22]=&quot;d&quot;;&quot;WATERMELON&quot;; &quot;&quot; ) ) ) ) ) ) ) )">
            <text:p/>
          </table:table-cell>
          <table:table-cell table:formula="of:=IF([.K22]=7;&quot;SEVEN&quot;; IF([.K22]=&quot;z&quot;;&quot;STAR&quot;; IF([.K22]=&quot;p&quot;;&quot;ORANGE&quot;; IF([.K22]=&quot;c&quot;;&quot;CHERRY&quot;; IF([.K22]=&quot;s&quot;;&quot;PLUM&quot;; IF([.K22]=&quot;g&quot;;&quot;GRAPE&quot;; IF([.K22]=&quot;l&quot;;&quot;LEMON&quot;; IF([.K22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s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23]=7;&quot;SEVEN&quot;; IF([.G23]=&quot;z&quot;;&quot;STAR&quot;; IF([.G23]=&quot;p&quot;;&quot;ORANGE&quot;; IF([.G23]=&quot;c&quot;;&quot;CHERRY&quot;; IF([.G23]=&quot;s&quot;;&quot;PLUM&quot;; IF([.G23]=&quot;g&quot;;&quot;GRAPE&quot;; IF([.G23]=&quot;l&quot;;&quot;LEMON&quot;; IF([.G23]=&quot;d&quot;;&quot;WATERMELON&quot;; &quot;&quot; ) ) ) ) ) ) ) )" office:value-type="string" office:string-value="LEMON" calcext:value-type="string">
            <text:p>LEMON</text:p>
          </table:table-cell>
          <table:table-cell table:formula="of:=IF([.H23]=7;&quot;SEVEN&quot;; IF([.H23]=&quot;z&quot;;&quot;STAR&quot;; IF([.H23]=&quot;p&quot;;&quot;ORANGE&quot;; IF([.H23]=&quot;c&quot;;&quot;CHERRY&quot;; IF([.H23]=&quot;s&quot;;&quot;PLUM&quot;; IF([.H23]=&quot;g&quot;;&quot;GRAPE&quot;; IF([.H23]=&quot;l&quot;;&quot;LEMON&quot;; IF([.H23]=&quot;d&quot;;&quot;WATERMELON&quot;; &quot;&quot; ) ) ) ) ) ) ) )" office:value-type="string" office:string-value="PLUM" calcext:value-type="string">
            <text:p>PLUM</text:p>
          </table:table-cell>
          <table:table-cell table:formula="of:=IF([.I23]=7;&quot;SEVEN&quot;; IF([.I23]=&quot;z&quot;;&quot;STAR&quot;; IF([.I23]=&quot;p&quot;;&quot;ORANGE&quot;; IF([.I23]=&quot;c&quot;;&quot;CHERRY&quot;; IF([.I23]=&quot;s&quot;;&quot;PLUM&quot;; IF([.I23]=&quot;g&quot;;&quot;GRAPE&quot;; IF([.I23]=&quot;l&quot;;&quot;LEMON&quot;; IF([.I23]=&quot;d&quot;;&quot;WATERMELON&quot;; &quot;&quot; ) ) ) ) ) ) ) )" office:value-type="string" office:string-value="PLUM" calcext:value-type="string">
            <text:p>PLUM</text:p>
          </table:table-cell>
          <table:table-cell table:formula="of:=IF([.J23]=7;&quot;SEVEN&quot;; IF([.J23]=&quot;z&quot;;&quot;STAR&quot;; IF([.J23]=&quot;p&quot;;&quot;ORANGE&quot;; IF([.J23]=&quot;c&quot;;&quot;CHERRY&quot;; IF([.J23]=&quot;s&quot;;&quot;PLUM&quot;; IF([.J23]=&quot;g&quot;;&quot;GRAPE&quot;; IF([.J23]=&quot;l&quot;;&quot;LEMON&quot;; IF([.J23]=&quot;d&quot;;&quot;WATERMELON&quot;; &quot;&quot; ) ) ) ) ) ) ) )">
            <text:p/>
          </table:table-cell>
          <table:table-cell table:formula="of:=IF([.K23]=7;&quot;SEVEN&quot;; IF([.K23]=&quot;z&quot;;&quot;STAR&quot;; IF([.K23]=&quot;p&quot;;&quot;ORANGE&quot;; IF([.K23]=&quot;c&quot;;&quot;CHERRY&quot;; IF([.K23]=&quot;s&quot;;&quot;PLUM&quot;; IF([.K23]=&quot;g&quot;;&quot;GRAPE&quot;; IF([.K23]=&quot;l&quot;;&quot;LEMON&quot;; IF([.K23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s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24]=7;&quot;SEVEN&quot;; IF([.G24]=&quot;z&quot;;&quot;STAR&quot;; IF([.G24]=&quot;p&quot;;&quot;ORANGE&quot;; IF([.G24]=&quot;c&quot;;&quot;CHERRY&quot;; IF([.G24]=&quot;s&quot;;&quot;PLUM&quot;; IF([.G24]=&quot;g&quot;;&quot;GRAPE&quot;; IF([.G24]=&quot;l&quot;;&quot;LEMON&quot;; IF([.G24]=&quot;d&quot;;&quot;WATERMELON&quot;; &quot;&quot; ) ) ) ) ) ) ) )" office:value-type="string" office:string-value="LEMON" calcext:value-type="string">
            <text:p>LEMON</text:p>
          </table:table-cell>
          <table:table-cell table:formula="of:=IF([.H24]=7;&quot;SEVEN&quot;; IF([.H24]=&quot;z&quot;;&quot;STAR&quot;; IF([.H24]=&quot;p&quot;;&quot;ORANGE&quot;; IF([.H24]=&quot;c&quot;;&quot;CHERRY&quot;; IF([.H24]=&quot;s&quot;;&quot;PLUM&quot;; IF([.H24]=&quot;g&quot;;&quot;GRAPE&quot;; IF([.H24]=&quot;l&quot;;&quot;LEMON&quot;; IF([.H24]=&quot;d&quot;;&quot;WATERMELON&quot;; &quot;&quot; ) ) ) ) ) ) ) )" office:value-type="string" office:string-value="PLUM" calcext:value-type="string">
            <text:p>PLUM</text:p>
          </table:table-cell>
          <table:table-cell table:formula="of:=IF([.I24]=7;&quot;SEVEN&quot;; IF([.I24]=&quot;z&quot;;&quot;STAR&quot;; IF([.I24]=&quot;p&quot;;&quot;ORANGE&quot;; IF([.I24]=&quot;c&quot;;&quot;CHERRY&quot;; IF([.I24]=&quot;s&quot;;&quot;PLUM&quot;; IF([.I24]=&quot;g&quot;;&quot;GRAPE&quot;; IF([.I24]=&quot;l&quot;;&quot;LEMON&quot;; IF([.I24]=&quot;d&quot;;&quot;WATERMELON&quot;; &quot;&quot; ) ) ) ) ) ) ) )" office:value-type="string" office:string-value="PLUM" calcext:value-type="string">
            <text:p>PLUM</text:p>
          </table:table-cell>
          <table:table-cell table:formula="of:=IF([.J24]=7;&quot;SEVEN&quot;; IF([.J24]=&quot;z&quot;;&quot;STAR&quot;; IF([.J24]=&quot;p&quot;;&quot;ORANGE&quot;; IF([.J24]=&quot;c&quot;;&quot;CHERRY&quot;; IF([.J24]=&quot;s&quot;;&quot;PLUM&quot;; IF([.J24]=&quot;g&quot;;&quot;GRAPE&quot;; IF([.J24]=&quot;l&quot;;&quot;LEMON&quot;; IF([.J24]=&quot;d&quot;;&quot;WATERMELON&quot;; &quot;&quot; ) ) ) ) ) ) ) )">
            <text:p/>
          </table:table-cell>
          <table:table-cell table:formula="of:=IF([.K24]=7;&quot;SEVEN&quot;; IF([.K24]=&quot;z&quot;;&quot;STAR&quot;; IF([.K24]=&quot;p&quot;;&quot;ORANGE&quot;; IF([.K24]=&quot;c&quot;;&quot;CHERRY&quot;; IF([.K24]=&quot;s&quot;;&quot;PLUM&quot;; IF([.K24]=&quot;g&quot;;&quot;GRAPE&quot;; IF([.K24]=&quot;l&quot;;&quot;LEMON&quot;; IF([.K24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s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25]=7;&quot;SEVEN&quot;; IF([.G25]=&quot;z&quot;;&quot;STAR&quot;; IF([.G25]=&quot;p&quot;;&quot;ORANGE&quot;; IF([.G25]=&quot;c&quot;;&quot;CHERRY&quot;; IF([.G25]=&quot;s&quot;;&quot;PLUM&quot;; IF([.G25]=&quot;g&quot;;&quot;GRAPE&quot;; IF([.G25]=&quot;l&quot;;&quot;LEMON&quot;; IF([.G25]=&quot;d&quot;;&quot;WATERMELON&quot;; &quot;&quot; ) ) ) ) ) ) ) )" office:value-type="string" office:string-value="GRAPE" calcext:value-type="string">
            <text:p>GRAPE</text:p>
          </table:table-cell>
          <table:table-cell table:formula="of:=IF([.H25]=7;&quot;SEVEN&quot;; IF([.H25]=&quot;z&quot;;&quot;STAR&quot;; IF([.H25]=&quot;p&quot;;&quot;ORANGE&quot;; IF([.H25]=&quot;c&quot;;&quot;CHERRY&quot;; IF([.H25]=&quot;s&quot;;&quot;PLUM&quot;; IF([.H25]=&quot;g&quot;;&quot;GRAPE&quot;; IF([.H25]=&quot;l&quot;;&quot;LEMON&quot;; IF([.H25]=&quot;d&quot;;&quot;WATERMELON&quot;; &quot;&quot; ) ) ) ) ) ) ) )" office:value-type="string" office:string-value="LEMON" calcext:value-type="string">
            <text:p>LEMON</text:p>
          </table:table-cell>
          <table:table-cell table:formula="of:=IF([.I25]=7;&quot;SEVEN&quot;; IF([.I25]=&quot;z&quot;;&quot;STAR&quot;; IF([.I25]=&quot;p&quot;;&quot;ORANGE&quot;; IF([.I25]=&quot;c&quot;;&quot;CHERRY&quot;; IF([.I25]=&quot;s&quot;;&quot;PLUM&quot;; IF([.I25]=&quot;g&quot;;&quot;GRAPE&quot;; IF([.I25]=&quot;l&quot;;&quot;LEMON&quot;; IF([.I25]=&quot;d&quot;;&quot;WATERMELON&quot;; &quot;&quot; ) ) ) ) ) ) ) )" office:value-type="string" office:string-value="PLUM" calcext:value-type="string">
            <text:p>PLUM</text:p>
          </table:table-cell>
          <table:table-cell table:formula="of:=IF([.J25]=7;&quot;SEVEN&quot;; IF([.J25]=&quot;z&quot;;&quot;STAR&quot;; IF([.J25]=&quot;p&quot;;&quot;ORANGE&quot;; IF([.J25]=&quot;c&quot;;&quot;CHERRY&quot;; IF([.J25]=&quot;s&quot;;&quot;PLUM&quot;; IF([.J25]=&quot;g&quot;;&quot;GRAPE&quot;; IF([.J25]=&quot;l&quot;;&quot;LEMON&quot;; IF([.J25]=&quot;d&quot;;&quot;WATERMELON&quot;; &quot;&quot; ) ) ) ) ) ) ) )">
            <text:p/>
          </table:table-cell>
          <table:table-cell table:formula="of:=IF([.K25]=7;&quot;SEVEN&quot;; IF([.K25]=&quot;z&quot;;&quot;STAR&quot;; IF([.K25]=&quot;p&quot;;&quot;ORANGE&quot;; IF([.K25]=&quot;c&quot;;&quot;CHERRY&quot;; IF([.K25]=&quot;s&quot;;&quot;PLUM&quot;; IF([.K25]=&quot;g&quot;;&quot;GRAPE&quot;; IF([.K25]=&quot;l&quot;;&quot;LEMON&quot;; IF([.K25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style-name="ce2"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G26]=7;&quot;SEVEN&quot;; IF([.G26]=&quot;z&quot;;&quot;STAR&quot;; IF([.G26]=&quot;p&quot;;&quot;ORANGE&quot;; IF([.G26]=&quot;c&quot;;&quot;CHERRY&quot;; IF([.G26]=&quot;s&quot;;&quot;PLUM&quot;; IF([.G26]=&quot;g&quot;;&quot;GRAPE&quot;; IF([.G26]=&quot;l&quot;;&quot;LEMON&quot;; IF([.G26]=&quot;d&quot;;&quot;WATERMELON&quot;; &quot;&quot; ) ) ) ) ) ) ) )" office:value-type="string" office:string-value="GRAPE" calcext:value-type="string">
            <text:p>GRAPE</text:p>
          </table:table-cell>
          <table:table-cell table:formula="of:=IF([.H26]=7;&quot;SEVEN&quot;; IF([.H26]=&quot;z&quot;;&quot;STAR&quot;; IF([.H26]=&quot;p&quot;;&quot;ORANGE&quot;; IF([.H26]=&quot;c&quot;;&quot;CHERRY&quot;; IF([.H26]=&quot;s&quot;;&quot;PLUM&quot;; IF([.H26]=&quot;g&quot;;&quot;GRAPE&quot;; IF([.H26]=&quot;l&quot;;&quot;LEMON&quot;; IF([.H26]=&quot;d&quot;;&quot;WATERMELON&quot;; &quot;&quot; ) ) ) ) ) ) ) )" office:value-type="string" office:string-value="LEMON" calcext:value-type="string">
            <text:p>LEMON</text:p>
          </table:table-cell>
          <table:table-cell table:formula="of:=IF([.I26]=7;&quot;SEVEN&quot;; IF([.I26]=&quot;z&quot;;&quot;STAR&quot;; IF([.I26]=&quot;p&quot;;&quot;ORANGE&quot;; IF([.I26]=&quot;c&quot;;&quot;CHERRY&quot;; IF([.I26]=&quot;s&quot;;&quot;PLUM&quot;; IF([.I26]=&quot;g&quot;;&quot;GRAPE&quot;; IF([.I26]=&quot;l&quot;;&quot;LEMON&quot;; IF([.I26]=&quot;d&quot;;&quot;WATERMELON&quot;; &quot;&quot; ) ) ) ) ) ) ) )" office:value-type="string" office:string-value="CHERRY" calcext:value-type="string">
            <text:p>CHERRY</text:p>
          </table:table-cell>
          <table:table-cell table:formula="of:=IF([.J26]=7;&quot;SEVEN&quot;; IF([.J26]=&quot;z&quot;;&quot;STAR&quot;; IF([.J26]=&quot;p&quot;;&quot;ORANGE&quot;; IF([.J26]=&quot;c&quot;;&quot;CHERRY&quot;; IF([.J26]=&quot;s&quot;;&quot;PLUM&quot;; IF([.J26]=&quot;g&quot;;&quot;GRAPE&quot;; IF([.J26]=&quot;l&quot;;&quot;LEMON&quot;; IF([.J26]=&quot;d&quot;;&quot;WATERMELON&quot;; &quot;&quot; ) ) ) ) ) ) ) )">
            <text:p/>
          </table:table-cell>
          <table:table-cell table:formula="of:=IF([.K26]=7;&quot;SEVEN&quot;; IF([.K26]=&quot;z&quot;;&quot;STAR&quot;; IF([.K26]=&quot;p&quot;;&quot;ORANGE&quot;; IF([.K26]=&quot;c&quot;;&quot;CHERRY&quot;; IF([.K26]=&quot;s&quot;;&quot;PLUM&quot;; IF([.K26]=&quot;g&quot;;&quot;GRAPE&quot;; IF([.K26]=&quot;l&quot;;&quot;LEMON&quot;; IF([.K26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style-name="ce2" office:value-type="string" calcext:value-type="string">
            <text:p>c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G27]=7;&quot;SEVEN&quot;; IF([.G27]=&quot;z&quot;;&quot;STAR&quot;; IF([.G27]=&quot;p&quot;;&quot;ORANGE&quot;; IF([.G27]=&quot;c&quot;;&quot;CHERRY&quot;; IF([.G27]=&quot;s&quot;;&quot;PLUM&quot;; IF([.G27]=&quot;g&quot;;&quot;GRAPE&quot;; IF([.G27]=&quot;l&quot;;&quot;LEMON&quot;; IF([.G27]=&quot;d&quot;;&quot;WATERMELON&quot;; &quot;&quot; ) ) ) ) ) ) ) )" office:value-type="string" office:string-value="GRAPE" calcext:value-type="string">
            <text:p>GRAPE</text:p>
          </table:table-cell>
          <table:table-cell table:formula="of:=IF([.H27]=7;&quot;SEVEN&quot;; IF([.H27]=&quot;z&quot;;&quot;STAR&quot;; IF([.H27]=&quot;p&quot;;&quot;ORANGE&quot;; IF([.H27]=&quot;c&quot;;&quot;CHERRY&quot;; IF([.H27]=&quot;s&quot;;&quot;PLUM&quot;; IF([.H27]=&quot;g&quot;;&quot;GRAPE&quot;; IF([.H27]=&quot;l&quot;;&quot;LEMON&quot;; IF([.H27]=&quot;d&quot;;&quot;WATERMELON&quot;; &quot;&quot; ) ) ) ) ) ) ) )" office:value-type="string" office:string-value="LEMON" calcext:value-type="string">
            <text:p>LEMON</text:p>
          </table:table-cell>
          <table:table-cell table:formula="of:=IF([.I27]=7;&quot;SEVEN&quot;; IF([.I27]=&quot;z&quot;;&quot;STAR&quot;; IF([.I27]=&quot;p&quot;;&quot;ORANGE&quot;; IF([.I27]=&quot;c&quot;;&quot;CHERRY&quot;; IF([.I27]=&quot;s&quot;;&quot;PLUM&quot;; IF([.I27]=&quot;g&quot;;&quot;GRAPE&quot;; IF([.I27]=&quot;l&quot;;&quot;LEMON&quot;; IF([.I27]=&quot;d&quot;;&quot;WATERMELON&quot;; &quot;&quot; ) ) ) ) ) ) ) )" office:value-type="string" office:string-value="CHERRY" calcext:value-type="string">
            <text:p>CHERRY</text:p>
          </table:table-cell>
          <table:table-cell table:formula="of:=IF([.J27]=7;&quot;SEVEN&quot;; IF([.J27]=&quot;z&quot;;&quot;STAR&quot;; IF([.J27]=&quot;p&quot;;&quot;ORANGE&quot;; IF([.J27]=&quot;c&quot;;&quot;CHERRY&quot;; IF([.J27]=&quot;s&quot;;&quot;PLUM&quot;; IF([.J27]=&quot;g&quot;;&quot;GRAPE&quot;; IF([.J27]=&quot;l&quot;;&quot;LEMON&quot;; IF([.J27]=&quot;d&quot;;&quot;WATERMELON&quot;; &quot;&quot; ) ) ) ) ) ) ) )">
            <text:p/>
          </table:table-cell>
          <table:table-cell table:formula="of:=IF([.K27]=7;&quot;SEVEN&quot;; IF([.K27]=&quot;z&quot;;&quot;STAR&quot;; IF([.K27]=&quot;p&quot;;&quot;ORANGE&quot;; IF([.K27]=&quot;c&quot;;&quot;CHERRY&quot;; IF([.K27]=&quot;s&quot;;&quot;PLUM&quot;; IF([.K27]=&quot;g&quot;;&quot;GRAPE&quot;; IF([.K27]=&quot;l&quot;;&quot;LEMON&quot;; IF([.K27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style-name="ce2" office:value-type="string" calcext:value-type="string">
            <text:p>c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G28]=7;&quot;SEVEN&quot;; IF([.G28]=&quot;z&quot;;&quot;STAR&quot;; IF([.G28]=&quot;p&quot;;&quot;ORANGE&quot;; IF([.G28]=&quot;c&quot;;&quot;CHERRY&quot;; IF([.G28]=&quot;s&quot;;&quot;PLUM&quot;; IF([.G28]=&quot;g&quot;;&quot;GRAPE&quot;; IF([.G28]=&quot;l&quot;;&quot;LEMON&quot;; IF([.G28]=&quot;d&quot;;&quot;WATERMELON&quot;; &quot;&quot; ) ) ) ) ) ) ) )" office:value-type="string" office:string-value="GRAPE" calcext:value-type="string">
            <text:p>GRAPE</text:p>
          </table:table-cell>
          <table:table-cell table:formula="of:=IF([.H28]=7;&quot;SEVEN&quot;; IF([.H28]=&quot;z&quot;;&quot;STAR&quot;; IF([.H28]=&quot;p&quot;;&quot;ORANGE&quot;; IF([.H28]=&quot;c&quot;;&quot;CHERRY&quot;; IF([.H28]=&quot;s&quot;;&quot;PLUM&quot;; IF([.H28]=&quot;g&quot;;&quot;GRAPE&quot;; IF([.H28]=&quot;l&quot;;&quot;LEMON&quot;; IF([.H28]=&quot;d&quot;;&quot;WATERMELON&quot;; &quot;&quot; ) ) ) ) ) ) ) )" office:value-type="string" office:string-value="LEMON" calcext:value-type="string">
            <text:p>LEMON</text:p>
          </table:table-cell>
          <table:table-cell table:formula="of:=IF([.I28]=7;&quot;SEVEN&quot;; IF([.I28]=&quot;z&quot;;&quot;STAR&quot;; IF([.I28]=&quot;p&quot;;&quot;ORANGE&quot;; IF([.I28]=&quot;c&quot;;&quot;CHERRY&quot;; IF([.I28]=&quot;s&quot;;&quot;PLUM&quot;; IF([.I28]=&quot;g&quot;;&quot;GRAPE&quot;; IF([.I28]=&quot;l&quot;;&quot;LEMON&quot;; IF([.I28]=&quot;d&quot;;&quot;WATERMELON&quot;; &quot;&quot; ) ) ) ) ) ) ) )" office:value-type="string" office:string-value="CHERRY" calcext:value-type="string">
            <text:p>CHERRY</text:p>
          </table:table-cell>
          <table:table-cell table:formula="of:=IF([.J28]=7;&quot;SEVEN&quot;; IF([.J28]=&quot;z&quot;;&quot;STAR&quot;; IF([.J28]=&quot;p&quot;;&quot;ORANGE&quot;; IF([.J28]=&quot;c&quot;;&quot;CHERRY&quot;; IF([.J28]=&quot;s&quot;;&quot;PLUM&quot;; IF([.J28]=&quot;g&quot;;&quot;GRAPE&quot;; IF([.J28]=&quot;l&quot;;&quot;LEMON&quot;; IF([.J28]=&quot;d&quot;;&quot;WATERMELON&quot;; &quot;&quot; ) ) ) ) ) ) ) )">
            <text:p/>
          </table:table-cell>
          <table:table-cell table:formula="of:=IF([.K28]=7;&quot;SEVEN&quot;; IF([.K28]=&quot;z&quot;;&quot;STAR&quot;; IF([.K28]=&quot;p&quot;;&quot;ORANGE&quot;; IF([.K28]=&quot;c&quot;;&quot;CHERRY&quot;; IF([.K28]=&quot;s&quot;;&quot;PLUM&quot;; IF([.K28]=&quot;g&quot;;&quot;GRAPE&quot;; IF([.K28]=&quot;l&quot;;&quot;LEMON&quot;; IF([.K28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style-name="ce2" office:value-type="string" calcext:value-type="string">
            <text:p>c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G29]=7;&quot;SEVEN&quot;; IF([.G29]=&quot;z&quot;;&quot;STAR&quot;; IF([.G29]=&quot;p&quot;;&quot;ORANGE&quot;; IF([.G29]=&quot;c&quot;;&quot;CHERRY&quot;; IF([.G29]=&quot;s&quot;;&quot;PLUM&quot;; IF([.G29]=&quot;g&quot;;&quot;GRAPE&quot;; IF([.G29]=&quot;l&quot;;&quot;LEMON&quot;; IF([.G29]=&quot;d&quot;;&quot;WATERMELON&quot;; &quot;&quot; ) ) ) ) ) ) ) )" office:value-type="string" office:string-value="ORANGE" calcext:value-type="string">
            <text:p>ORANGE</text:p>
          </table:table-cell>
          <table:table-cell table:formula="of:=IF([.H29]=7;&quot;SEVEN&quot;; IF([.H29]=&quot;z&quot;;&quot;STAR&quot;; IF([.H29]=&quot;p&quot;;&quot;ORANGE&quot;; IF([.H29]=&quot;c&quot;;&quot;CHERRY&quot;; IF([.H29]=&quot;s&quot;;&quot;PLUM&quot;; IF([.H29]=&quot;g&quot;;&quot;GRAPE&quot;; IF([.H29]=&quot;l&quot;;&quot;LEMON&quot;; IF([.H29]=&quot;d&quot;;&quot;WATERMELON&quot;; &quot;&quot; ) ) ) ) ) ) ) )" office:value-type="string" office:string-value="PLUM" calcext:value-type="string">
            <text:p>PLUM</text:p>
          </table:table-cell>
          <table:table-cell table:formula="of:=IF([.I29]=7;&quot;SEVEN&quot;; IF([.I29]=&quot;z&quot;;&quot;STAR&quot;; IF([.I29]=&quot;p&quot;;&quot;ORANGE&quot;; IF([.I29]=&quot;c&quot;;&quot;CHERRY&quot;; IF([.I29]=&quot;s&quot;;&quot;PLUM&quot;; IF([.I29]=&quot;g&quot;;&quot;GRAPE&quot;; IF([.I29]=&quot;l&quot;;&quot;LEMON&quot;; IF([.I29]=&quot;d&quot;;&quot;WATERMELON&quot;; &quot;&quot; ) ) ) ) ) ) ) )" office:value-type="string" office:string-value="CHERRY" calcext:value-type="string">
            <text:p>CHERRY</text:p>
          </table:table-cell>
          <table:table-cell table:formula="of:=IF([.J29]=7;&quot;SEVEN&quot;; IF([.J29]=&quot;z&quot;;&quot;STAR&quot;; IF([.J29]=&quot;p&quot;;&quot;ORANGE&quot;; IF([.J29]=&quot;c&quot;;&quot;CHERRY&quot;; IF([.J29]=&quot;s&quot;;&quot;PLUM&quot;; IF([.J29]=&quot;g&quot;;&quot;GRAPE&quot;; IF([.J29]=&quot;l&quot;;&quot;LEMON&quot;; IF([.J29]=&quot;d&quot;;&quot;WATERMELON&quot;; &quot;&quot; ) ) ) ) ) ) ) )">
            <text:p/>
          </table:table-cell>
          <table:table-cell table:formula="of:=IF([.K29]=7;&quot;SEVEN&quot;; IF([.K29]=&quot;z&quot;;&quot;STAR&quot;; IF([.K29]=&quot;p&quot;;&quot;ORANGE&quot;; IF([.K29]=&quot;c&quot;;&quot;CHERRY&quot;; IF([.K29]=&quot;s&quot;;&quot;PLUM&quot;; IF([.K29]=&quot;g&quot;;&quot;GRAPE&quot;; IF([.K29]=&quot;l&quot;;&quot;LEMON&quot;; IF([.K29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30]=7;&quot;SEVEN&quot;; IF([.G30]=&quot;z&quot;;&quot;STAR&quot;; IF([.G30]=&quot;p&quot;;&quot;ORANGE&quot;; IF([.G30]=&quot;c&quot;;&quot;CHERRY&quot;; IF([.G30]=&quot;s&quot;;&quot;PLUM&quot;; IF([.G30]=&quot;g&quot;;&quot;GRAPE&quot;; IF([.G30]=&quot;l&quot;;&quot;LEMON&quot;; IF([.G30]=&quot;d&quot;;&quot;WATERMELON&quot;; &quot;&quot; ) ) ) ) ) ) ) )" office:value-type="string" office:string-value="ORANGE" calcext:value-type="string">
            <text:p>ORANGE</text:p>
          </table:table-cell>
          <table:table-cell table:formula="of:=IF([.H30]=7;&quot;SEVEN&quot;; IF([.H30]=&quot;z&quot;;&quot;STAR&quot;; IF([.H30]=&quot;p&quot;;&quot;ORANGE&quot;; IF([.H30]=&quot;c&quot;;&quot;CHERRY&quot;; IF([.H30]=&quot;s&quot;;&quot;PLUM&quot;; IF([.H30]=&quot;g&quot;;&quot;GRAPE&quot;; IF([.H30]=&quot;l&quot;;&quot;LEMON&quot;; IF([.H30]=&quot;d&quot;;&quot;WATERMELON&quot;; &quot;&quot; ) ) ) ) ) ) ) )" office:value-type="string" office:string-value="PLUM" calcext:value-type="string">
            <text:p>PLUM</text:p>
          </table:table-cell>
          <table:table-cell table:formula="of:=IF([.I30]=7;&quot;SEVEN&quot;; IF([.I30]=&quot;z&quot;;&quot;STAR&quot;; IF([.I30]=&quot;p&quot;;&quot;ORANGE&quot;; IF([.I30]=&quot;c&quot;;&quot;CHERRY&quot;; IF([.I30]=&quot;s&quot;;&quot;PLUM&quot;; IF([.I30]=&quot;g&quot;;&quot;GRAPE&quot;; IF([.I30]=&quot;l&quot;;&quot;LEMON&quot;; IF([.I30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J30]=7;&quot;SEVEN&quot;; IF([.J30]=&quot;z&quot;;&quot;STAR&quot;; IF([.J30]=&quot;p&quot;;&quot;ORANGE&quot;; IF([.J30]=&quot;c&quot;;&quot;CHERRY&quot;; IF([.J30]=&quot;s&quot;;&quot;PLUM&quot;; IF([.J30]=&quot;g&quot;;&quot;GRAPE&quot;; IF([.J30]=&quot;l&quot;;&quot;LEMON&quot;; IF([.J30]=&quot;d&quot;;&quot;WATERMELON&quot;; &quot;&quot; ) ) ) ) ) ) ) )">
            <text:p/>
          </table:table-cell>
          <table:table-cell table:formula="of:=IF([.K30]=7;&quot;SEVEN&quot;; IF([.K30]=&quot;z&quot;;&quot;STAR&quot;; IF([.K30]=&quot;p&quot;;&quot;ORANGE&quot;; IF([.K30]=&quot;c&quot;;&quot;CHERRY&quot;; IF([.K30]=&quot;s&quot;;&quot;PLUM&quot;; IF([.K30]=&quot;g&quot;;&quot;GRAPE&quot;; IF([.K30]=&quot;l&quot;;&quot;LEMON&quot;; IF([.K30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31]=7;&quot;SEVEN&quot;; IF([.G31]=&quot;z&quot;;&quot;STAR&quot;; IF([.G31]=&quot;p&quot;;&quot;ORANGE&quot;; IF([.G31]=&quot;c&quot;;&quot;CHERRY&quot;; IF([.G31]=&quot;s&quot;;&quot;PLUM&quot;; IF([.G31]=&quot;g&quot;;&quot;GRAPE&quot;; IF([.G31]=&quot;l&quot;;&quot;LEMON&quot;; IF([.G31]=&quot;d&quot;;&quot;WATERMELON&quot;; &quot;&quot; ) ) ) ) ) ) ) )" office:value-type="string" office:string-value="ORANGE" calcext:value-type="string">
            <text:p>ORANGE</text:p>
          </table:table-cell>
          <table:table-cell table:formula="of:=IF([.H31]=7;&quot;SEVEN&quot;; IF([.H31]=&quot;z&quot;;&quot;STAR&quot;; IF([.H31]=&quot;p&quot;;&quot;ORANGE&quot;; IF([.H31]=&quot;c&quot;;&quot;CHERRY&quot;; IF([.H31]=&quot;s&quot;;&quot;PLUM&quot;; IF([.H31]=&quot;g&quot;;&quot;GRAPE&quot;; IF([.H31]=&quot;l&quot;;&quot;LEMON&quot;; IF([.H31]=&quot;d&quot;;&quot;WATERMELON&quot;; &quot;&quot; ) ) ) ) ) ) ) )" office:value-type="string" office:string-value="PLUM" calcext:value-type="string">
            <text:p>PLUM</text:p>
          </table:table-cell>
          <table:table-cell table:formula="of:=IF([.I31]=7;&quot;SEVEN&quot;; IF([.I31]=&quot;z&quot;;&quot;STAR&quot;; IF([.I31]=&quot;p&quot;;&quot;ORANGE&quot;; IF([.I31]=&quot;c&quot;;&quot;CHERRY&quot;; IF([.I31]=&quot;s&quot;;&quot;PLUM&quot;; IF([.I31]=&quot;g&quot;;&quot;GRAPE&quot;; IF([.I31]=&quot;l&quot;;&quot;LEMON&quot;; IF([.I31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J31]=7;&quot;SEVEN&quot;; IF([.J31]=&quot;z&quot;;&quot;STAR&quot;; IF([.J31]=&quot;p&quot;;&quot;ORANGE&quot;; IF([.J31]=&quot;c&quot;;&quot;CHERRY&quot;; IF([.J31]=&quot;s&quot;;&quot;PLUM&quot;; IF([.J31]=&quot;g&quot;;&quot;GRAPE&quot;; IF([.J31]=&quot;l&quot;;&quot;LEMON&quot;; IF([.J31]=&quot;d&quot;;&quot;WATERMELON&quot;; &quot;&quot; ) ) ) ) ) ) ) )">
            <text:p/>
          </table:table-cell>
          <table:table-cell table:formula="of:=IF([.K31]=7;&quot;SEVEN&quot;; IF([.K31]=&quot;z&quot;;&quot;STAR&quot;; IF([.K31]=&quot;p&quot;;&quot;ORANGE&quot;; IF([.K31]=&quot;c&quot;;&quot;CHERRY&quot;; IF([.K31]=&quot;s&quot;;&quot;PLUM&quot;; IF([.K31]=&quot;g&quot;;&quot;GRAPE&quot;; IF([.K31]=&quot;l&quot;;&quot;LEMON&quot;; IF([.K31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32]=7;&quot;SEVEN&quot;; IF([.G32]=&quot;z&quot;;&quot;STAR&quot;; IF([.G32]=&quot;p&quot;;&quot;ORANGE&quot;; IF([.G32]=&quot;c&quot;;&quot;CHERRY&quot;; IF([.G32]=&quot;s&quot;;&quot;PLUM&quot;; IF([.G32]=&quot;g&quot;;&quot;GRAPE&quot;; IF([.G32]=&quot;l&quot;;&quot;LEMON&quot;; IF([.G32]=&quot;d&quot;;&quot;WATERMELON&quot;; &quot;&quot; ) ) ) ) ) ) ) )" office:value-type="string" office:string-value="ORANGE" calcext:value-type="string">
            <text:p>ORANGE</text:p>
          </table:table-cell>
          <table:table-cell table:formula="of:=IF([.H32]=7;&quot;SEVEN&quot;; IF([.H32]=&quot;z&quot;;&quot;STAR&quot;; IF([.H32]=&quot;p&quot;;&quot;ORANGE&quot;; IF([.H32]=&quot;c&quot;;&quot;CHERRY&quot;; IF([.H32]=&quot;s&quot;;&quot;PLUM&quot;; IF([.H32]=&quot;g&quot;;&quot;GRAPE&quot;; IF([.H32]=&quot;l&quot;;&quot;LEMON&quot;; IF([.H32]=&quot;d&quot;;&quot;WATERMELON&quot;; &quot;&quot; ) ) ) ) ) ) ) )" office:value-type="string" office:string-value="PLUM" calcext:value-type="string">
            <text:p>PLUM</text:p>
          </table:table-cell>
          <table:table-cell table:formula="of:=IF([.I32]=7;&quot;SEVEN&quot;; IF([.I32]=&quot;z&quot;;&quot;STAR&quot;; IF([.I32]=&quot;p&quot;;&quot;ORANGE&quot;; IF([.I32]=&quot;c&quot;;&quot;CHERRY&quot;; IF([.I32]=&quot;s&quot;;&quot;PLUM&quot;; IF([.I32]=&quot;g&quot;;&quot;GRAPE&quot;; IF([.I32]=&quot;l&quot;;&quot;LEMON&quot;; IF([.I32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J32]=7;&quot;SEVEN&quot;; IF([.J32]=&quot;z&quot;;&quot;STAR&quot;; IF([.J32]=&quot;p&quot;;&quot;ORANGE&quot;; IF([.J32]=&quot;c&quot;;&quot;CHERRY&quot;; IF([.J32]=&quot;s&quot;;&quot;PLUM&quot;; IF([.J32]=&quot;g&quot;;&quot;GRAPE&quot;; IF([.J32]=&quot;l&quot;;&quot;LEMON&quot;; IF([.J32]=&quot;d&quot;;&quot;WATERMELON&quot;; &quot;&quot; ) ) ) ) ) ) ) )">
            <text:p/>
          </table:table-cell>
          <table:table-cell table:formula="of:=IF([.K32]=7;&quot;SEVEN&quot;; IF([.K32]=&quot;z&quot;;&quot;STAR&quot;; IF([.K32]=&quot;p&quot;;&quot;ORANGE&quot;; IF([.K32]=&quot;c&quot;;&quot;CHERRY&quot;; IF([.K32]=&quot;s&quot;;&quot;PLUM&quot;; IF([.K32]=&quot;g&quot;;&quot;GRAPE&quot;; IF([.K32]=&quot;l&quot;;&quot;LEMON&quot;; IF([.K32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33]=7;&quot;SEVEN&quot;; IF([.G33]=&quot;z&quot;;&quot;STAR&quot;; IF([.G33]=&quot;p&quot;;&quot;ORANGE&quot;; IF([.G33]=&quot;c&quot;;&quot;CHERRY&quot;; IF([.G33]=&quot;s&quot;;&quot;PLUM&quot;; IF([.G33]=&quot;g&quot;;&quot;GRAPE&quot;; IF([.G33]=&quot;l&quot;;&quot;LEMON&quot;; IF([.G33]=&quot;d&quot;;&quot;WATERMELON&quot;; &quot;&quot; ) ) ) ) ) ) ) )" office:value-type="string" office:string-value="STAR" calcext:value-type="string">
            <text:p>STAR</text:p>
          </table:table-cell>
          <table:table-cell table:formula="of:=IF([.H33]=7;&quot;SEVEN&quot;; IF([.H33]=&quot;z&quot;;&quot;STAR&quot;; IF([.H33]=&quot;p&quot;;&quot;ORANGE&quot;; IF([.H33]=&quot;c&quot;;&quot;CHERRY&quot;; IF([.H33]=&quot;s&quot;;&quot;PLUM&quot;; IF([.H33]=&quot;g&quot;;&quot;GRAPE&quot;; IF([.H33]=&quot;l&quot;;&quot;LEMON&quot;; IF([.H33]=&quot;d&quot;;&quot;WATERMELON&quot;; &quot;&quot; ) ) ) ) ) ) ) )" office:value-type="string" office:string-value="ORANGE" calcext:value-type="string">
            <text:p>ORANGE</text:p>
          </table:table-cell>
          <table:table-cell table:formula="of:=IF([.I33]=7;&quot;SEVEN&quot;; IF([.I33]=&quot;z&quot;;&quot;STAR&quot;; IF([.I33]=&quot;p&quot;;&quot;ORANGE&quot;; IF([.I33]=&quot;c&quot;;&quot;CHERRY&quot;; IF([.I33]=&quot;s&quot;;&quot;PLUM&quot;; IF([.I33]=&quot;g&quot;;&quot;GRAPE&quot;; IF([.I33]=&quot;l&quot;;&quot;LEMON&quot;; IF([.I33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J33]=7;&quot;SEVEN&quot;; IF([.J33]=&quot;z&quot;;&quot;STAR&quot;; IF([.J33]=&quot;p&quot;;&quot;ORANGE&quot;; IF([.J33]=&quot;c&quot;;&quot;CHERRY&quot;; IF([.J33]=&quot;s&quot;;&quot;PLUM&quot;; IF([.J33]=&quot;g&quot;;&quot;GRAPE&quot;; IF([.J33]=&quot;l&quot;;&quot;LEMON&quot;; IF([.J33]=&quot;d&quot;;&quot;WATERMELON&quot;; &quot;&quot; ) ) ) ) ) ) ) )">
            <text:p/>
          </table:table-cell>
          <table:table-cell table:formula="of:=IF([.K33]=7;&quot;SEVEN&quot;; IF([.K33]=&quot;z&quot;;&quot;STAR&quot;; IF([.K33]=&quot;p&quot;;&quot;ORANGE&quot;; IF([.K33]=&quot;c&quot;;&quot;CHERRY&quot;; IF([.K33]=&quot;s&quot;;&quot;PLUM&quot;; IF([.K33]=&quot;g&quot;;&quot;GRAPE&quot;; IF([.K33]=&quot;l&quot;;&quot;LEMON&quot;; IF([.K33]=&quot;d&quot;;&quot;WATERMELON&quot;; &quot;&quot; ) ) ) ) ) ) ) )" office:value-type="string" office:string-value="SEVEN" calcext:value-type="string">
            <text:p>SEVEN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p</text:p>
          </table:table-cell>
          <table:table-cell table:style-name="ce2" office:value-type="string" calcext:value-type="string">
            <text:p>d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IF([.G34]=7;&quot;SEVEN&quot;; IF([.G34]=&quot;z&quot;;&quot;STAR&quot;; IF([.G34]=&quot;p&quot;;&quot;ORANGE&quot;; IF([.G34]=&quot;c&quot;;&quot;CHERRY&quot;; IF([.G34]=&quot;s&quot;;&quot;PLUM&quot;; IF([.G34]=&quot;g&quot;;&quot;GRAPE&quot;; IF([.G34]=&quot;l&quot;;&quot;LEMON&quot;; IF([.G34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34]=7;&quot;SEVEN&quot;; IF([.H34]=&quot;z&quot;;&quot;STAR&quot;; IF([.H34]=&quot;p&quot;;&quot;ORANGE&quot;; IF([.H34]=&quot;c&quot;;&quot;CHERRY&quot;; IF([.H34]=&quot;s&quot;;&quot;PLUM&quot;; IF([.H34]=&quot;g&quot;;&quot;GRAPE&quot;; IF([.H34]=&quot;l&quot;;&quot;LEMON&quot;; IF([.H34]=&quot;d&quot;;&quot;WATERMELON&quot;; &quot;&quot; ) ) ) ) ) ) ) )" office:value-type="string" office:string-value="ORANGE" calcext:value-type="string">
            <text:p>ORANGE</text:p>
          </table:table-cell>
          <table:table-cell table:formula="of:=IF([.I34]=7;&quot;SEVEN&quot;; IF([.I34]=&quot;z&quot;;&quot;STAR&quot;; IF([.I34]=&quot;p&quot;;&quot;ORANGE&quot;; IF([.I34]=&quot;c&quot;;&quot;CHERRY&quot;; IF([.I34]=&quot;s&quot;;&quot;PLUM&quot;; IF([.I34]=&quot;g&quot;;&quot;GRAPE&quot;; IF([.I34]=&quot;l&quot;;&quot;LEMON&quot;; IF([.I34]=&quot;d&quot;;&quot;WATERMELON&quot;; &quot;&quot; ) ) ) ) ) ) ) )" office:value-type="string" office:string-value="ORANGE" calcext:value-type="string">
            <text:p>ORANGE</text:p>
          </table:table-cell>
          <table:table-cell table:formula="of:=IF([.J34]=7;&quot;SEVEN&quot;; IF([.J34]=&quot;z&quot;;&quot;STAR&quot;; IF([.J34]=&quot;p&quot;;&quot;ORANGE&quot;; IF([.J34]=&quot;c&quot;;&quot;CHERRY&quot;; IF([.J34]=&quot;s&quot;;&quot;PLUM&quot;; IF([.J34]=&quot;g&quot;;&quot;GRAPE&quot;; IF([.J34]=&quot;l&quot;;&quot;LEMON&quot;; IF([.J34]=&quot;d&quot;;&quot;WATERMELON&quot;; &quot;&quot; ) ) ) ) ) ) ) )">
            <text:p/>
          </table:table-cell>
          <table:table-cell table:formula="of:=IF([.K34]=7;&quot;SEVEN&quot;; IF([.K34]=&quot;z&quot;;&quot;STAR&quot;; IF([.K34]=&quot;p&quot;;&quot;ORANGE&quot;; IF([.K34]=&quot;c&quot;;&quot;CHERRY&quot;; IF([.K34]=&quot;s&quot;;&quot;PLUM&quot;; IF([.K34]=&quot;g&quot;;&quot;GRAPE&quot;; IF([.K34]=&quot;l&quot;;&quot;LEMON&quot;; IF([.K34]=&quot;d&quot;;&quot;WATERMELON&quot;; &quot;&quot; ) ) ) ) ) ) ) )" office:value-type="string" office:string-value="SEVEN" calcext:value-type="string">
            <text:p>SEVEN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table:style-name="ce2" office:value-type="string" calcext:value-type="string">
            <text:p>p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IF([.G35]=7;&quot;SEVEN&quot;; IF([.G35]=&quot;z&quot;;&quot;STAR&quot;; IF([.G35]=&quot;p&quot;;&quot;ORANGE&quot;; IF([.G35]=&quot;c&quot;;&quot;CHERRY&quot;; IF([.G35]=&quot;s&quot;;&quot;PLUM&quot;; IF([.G35]=&quot;g&quot;;&quot;GRAPE&quot;; IF([.G35]=&quot;l&quot;;&quot;LEMON&quot;; IF([.G35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35]=7;&quot;SEVEN&quot;; IF([.H35]=&quot;z&quot;;&quot;STAR&quot;; IF([.H35]=&quot;p&quot;;&quot;ORANGE&quot;; IF([.H35]=&quot;c&quot;;&quot;CHERRY&quot;; IF([.H35]=&quot;s&quot;;&quot;PLUM&quot;; IF([.H35]=&quot;g&quot;;&quot;GRAPE&quot;; IF([.H35]=&quot;l&quot;;&quot;LEMON&quot;; IF([.H35]=&quot;d&quot;;&quot;WATERMELON&quot;; &quot;&quot; ) ) ) ) ) ) ) )" office:value-type="string" office:string-value="ORANGE" calcext:value-type="string">
            <text:p>ORANGE</text:p>
          </table:table-cell>
          <table:table-cell table:formula="of:=IF([.I35]=7;&quot;SEVEN&quot;; IF([.I35]=&quot;z&quot;;&quot;STAR&quot;; IF([.I35]=&quot;p&quot;;&quot;ORANGE&quot;; IF([.I35]=&quot;c&quot;;&quot;CHERRY&quot;; IF([.I35]=&quot;s&quot;;&quot;PLUM&quot;; IF([.I35]=&quot;g&quot;;&quot;GRAPE&quot;; IF([.I35]=&quot;l&quot;;&quot;LEMON&quot;; IF([.I35]=&quot;d&quot;;&quot;WATERMELON&quot;; &quot;&quot; ) ) ) ) ) ) ) )" office:value-type="string" office:string-value="ORANGE" calcext:value-type="string">
            <text:p>ORANGE</text:p>
          </table:table-cell>
          <table:table-cell table:formula="of:=IF([.J35]=7;&quot;SEVEN&quot;; IF([.J35]=&quot;z&quot;;&quot;STAR&quot;; IF([.J35]=&quot;p&quot;;&quot;ORANGE&quot;; IF([.J35]=&quot;c&quot;;&quot;CHERRY&quot;; IF([.J35]=&quot;s&quot;;&quot;PLUM&quot;; IF([.J35]=&quot;g&quot;;&quot;GRAPE&quot;; IF([.J35]=&quot;l&quot;;&quot;LEMON&quot;; IF([.J35]=&quot;d&quot;;&quot;WATERMELON&quot;; &quot;&quot; ) ) ) ) ) ) ) )">
            <text:p/>
          </table:table-cell>
          <table:table-cell table:formula="of:=IF([.K35]=7;&quot;SEVEN&quot;; IF([.K35]=&quot;z&quot;;&quot;STAR&quot;; IF([.K35]=&quot;p&quot;;&quot;ORANGE&quot;; IF([.K35]=&quot;c&quot;;&quot;CHERRY&quot;; IF([.K35]=&quot;s&quot;;&quot;PLUM&quot;; IF([.K35]=&quot;g&quot;;&quot;GRAPE&quot;; IF([.K35]=&quot;l&quot;;&quot;LEMON&quot;; IF([.K35]=&quot;d&quot;;&quot;WATERMELON&quot;; &quot;&quot; ) ) ) ) ) ) ) )" office:value-type="string" office:string-value="SEVEN" calcext:value-type="string">
            <text:p>SEVEN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table:style-name="ce2" office:value-type="string" calcext:value-type="string">
            <text:p>p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IF([.G36]=7;&quot;SEVEN&quot;; IF([.G36]=&quot;z&quot;;&quot;STAR&quot;; IF([.G36]=&quot;p&quot;;&quot;ORANGE&quot;; IF([.G36]=&quot;c&quot;;&quot;CHERRY&quot;; IF([.G36]=&quot;s&quot;;&quot;PLUM&quot;; IF([.G36]=&quot;g&quot;;&quot;GRAPE&quot;; IF([.G36]=&quot;l&quot;;&quot;LEMON&quot;; IF([.G36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36]=7;&quot;SEVEN&quot;; IF([.H36]=&quot;z&quot;;&quot;STAR&quot;; IF([.H36]=&quot;p&quot;;&quot;ORANGE&quot;; IF([.H36]=&quot;c&quot;;&quot;CHERRY&quot;; IF([.H36]=&quot;s&quot;;&quot;PLUM&quot;; IF([.H36]=&quot;g&quot;;&quot;GRAPE&quot;; IF([.H36]=&quot;l&quot;;&quot;LEMON&quot;; IF([.H36]=&quot;d&quot;;&quot;WATERMELON&quot;; &quot;&quot; ) ) ) ) ) ) ) )" office:value-type="string" office:string-value="ORANGE" calcext:value-type="string">
            <text:p>ORANGE</text:p>
          </table:table-cell>
          <table:table-cell table:formula="of:=IF([.I36]=7;&quot;SEVEN&quot;; IF([.I36]=&quot;z&quot;;&quot;STAR&quot;; IF([.I36]=&quot;p&quot;;&quot;ORANGE&quot;; IF([.I36]=&quot;c&quot;;&quot;CHERRY&quot;; IF([.I36]=&quot;s&quot;;&quot;PLUM&quot;; IF([.I36]=&quot;g&quot;;&quot;GRAPE&quot;; IF([.I36]=&quot;l&quot;;&quot;LEMON&quot;; IF([.I36]=&quot;d&quot;;&quot;WATERMELON&quot;; &quot;&quot; ) ) ) ) ) ) ) )" office:value-type="string" office:string-value="ORANGE" calcext:value-type="string">
            <text:p>ORANGE</text:p>
          </table:table-cell>
          <table:table-cell table:formula="of:=IF([.J36]=7;&quot;SEVEN&quot;; IF([.J36]=&quot;z&quot;;&quot;STAR&quot;; IF([.J36]=&quot;p&quot;;&quot;ORANGE&quot;; IF([.J36]=&quot;c&quot;;&quot;CHERRY&quot;; IF([.J36]=&quot;s&quot;;&quot;PLUM&quot;; IF([.J36]=&quot;g&quot;;&quot;GRAPE&quot;; IF([.J36]=&quot;l&quot;;&quot;LEMON&quot;; IF([.J36]=&quot;d&quot;;&quot;WATERMELON&quot;; &quot;&quot; ) ) ) ) ) ) ) )">
            <text:p/>
          </table:table-cell>
          <table:table-cell table:formula="of:=IF([.K36]=7;&quot;SEVEN&quot;; IF([.K36]=&quot;z&quot;;&quot;STAR&quot;; IF([.K36]=&quot;p&quot;;&quot;ORANGE&quot;; IF([.K36]=&quot;c&quot;;&quot;CHERRY&quot;; IF([.K36]=&quot;s&quot;;&quot;PLUM&quot;; IF([.K36]=&quot;g&quot;;&quot;GRAPE&quot;; IF([.K36]=&quot;l&quot;;&quot;LEMON&quot;; IF([.K36]=&quot;d&quot;;&quot;WATERMELON&quot;; &quot;&quot; ) ) ) ) ) ) ) )" office:value-type="string" office:string-value="SEVEN" calcext:value-type="string">
            <text:p>SEVEN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table:style-name="ce2" office:value-type="string" calcext:value-type="string">
            <text:p>p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IF([.G37]=7;&quot;SEVEN&quot;; IF([.G37]=&quot;z&quot;;&quot;STAR&quot;; IF([.G37]=&quot;p&quot;;&quot;ORANGE&quot;; IF([.G37]=&quot;c&quot;;&quot;CHERRY&quot;; IF([.G37]=&quot;s&quot;;&quot;PLUM&quot;; IF([.G37]=&quot;g&quot;;&quot;GRAPE&quot;; IF([.G37]=&quot;l&quot;;&quot;LEMON&quot;; IF([.G37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37]=7;&quot;SEVEN&quot;; IF([.H37]=&quot;z&quot;;&quot;STAR&quot;; IF([.H37]=&quot;p&quot;;&quot;ORANGE&quot;; IF([.H37]=&quot;c&quot;;&quot;CHERRY&quot;; IF([.H37]=&quot;s&quot;;&quot;PLUM&quot;; IF([.H37]=&quot;g&quot;;&quot;GRAPE&quot;; IF([.H37]=&quot;l&quot;;&quot;LEMON&quot;; IF([.H37]=&quot;d&quot;;&quot;WATERMELON&quot;; &quot;&quot; ) ) ) ) ) ) ) )" office:value-type="string" office:string-value="GRAPE" calcext:value-type="string">
            <text:p>GRAPE</text:p>
          </table:table-cell>
          <table:table-cell table:formula="of:=IF([.I37]=7;&quot;SEVEN&quot;; IF([.I37]=&quot;z&quot;;&quot;STAR&quot;; IF([.I37]=&quot;p&quot;;&quot;ORANGE&quot;; IF([.I37]=&quot;c&quot;;&quot;CHERRY&quot;; IF([.I37]=&quot;s&quot;;&quot;PLUM&quot;; IF([.I37]=&quot;g&quot;;&quot;GRAPE&quot;; IF([.I37]=&quot;l&quot;;&quot;LEMON&quot;; IF([.I37]=&quot;d&quot;;&quot;WATERMELON&quot;; &quot;&quot; ) ) ) ) ) ) ) )" office:value-type="string" office:string-value="ORANGE" calcext:value-type="string">
            <text:p>ORANGE</text:p>
          </table:table-cell>
          <table:table-cell table:formula="of:=IF([.J37]=7;&quot;SEVEN&quot;; IF([.J37]=&quot;z&quot;;&quot;STAR&quot;; IF([.J37]=&quot;p&quot;;&quot;ORANGE&quot;; IF([.J37]=&quot;c&quot;;&quot;CHERRY&quot;; IF([.J37]=&quot;s&quot;;&quot;PLUM&quot;; IF([.J37]=&quot;g&quot;;&quot;GRAPE&quot;; IF([.J37]=&quot;l&quot;;&quot;LEMON&quot;; IF([.J37]=&quot;d&quot;;&quot;WATERMELON&quot;; &quot;&quot; ) ) ) ) ) ) ) )">
            <text:p/>
          </table:table-cell>
          <table:table-cell table:formula="of:=IF([.K37]=7;&quot;SEVEN&quot;; IF([.K37]=&quot;z&quot;;&quot;STAR&quot;; IF([.K37]=&quot;p&quot;;&quot;ORANGE&quot;; IF([.K37]=&quot;c&quot;;&quot;CHERRY&quot;; IF([.K37]=&quot;s&quot;;&quot;PLUM&quot;; IF([.K37]=&quot;g&quot;;&quot;GRAPE&quot;; IF([.K37]=&quot;l&quot;;&quot;LEMON&quot;; IF([.K37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38]=7;&quot;SEVEN&quot;; IF([.G38]=&quot;z&quot;;&quot;STAR&quot;; IF([.G38]=&quot;p&quot;;&quot;ORANGE&quot;; IF([.G38]=&quot;c&quot;;&quot;CHERRY&quot;; IF([.G38]=&quot;s&quot;;&quot;PLUM&quot;; IF([.G38]=&quot;g&quot;;&quot;GRAPE&quot;; IF([.G38]=&quot;l&quot;;&quot;LEMON&quot;; IF([.G38]=&quot;d&quot;;&quot;WATERMELON&quot;; &quot;&quot; ) ) ) ) ) ) ) )" office:value-type="string" office:string-value="LEMON" calcext:value-type="string">
            <text:p>LEMON</text:p>
          </table:table-cell>
          <table:table-cell table:formula="of:=IF([.H38]=7;&quot;SEVEN&quot;; IF([.H38]=&quot;z&quot;;&quot;STAR&quot;; IF([.H38]=&quot;p&quot;;&quot;ORANGE&quot;; IF([.H38]=&quot;c&quot;;&quot;CHERRY&quot;; IF([.H38]=&quot;s&quot;;&quot;PLUM&quot;; IF([.H38]=&quot;g&quot;;&quot;GRAPE&quot;; IF([.H38]=&quot;l&quot;;&quot;LEMON&quot;; IF([.H38]=&quot;d&quot;;&quot;WATERMELON&quot;; &quot;&quot; ) ) ) ) ) ) ) )" office:value-type="string" office:string-value="GRAPE" calcext:value-type="string">
            <text:p>GRAPE</text:p>
          </table:table-cell>
          <table:table-cell table:formula="of:=IF([.I38]=7;&quot;SEVEN&quot;; IF([.I38]=&quot;z&quot;;&quot;STAR&quot;; IF([.I38]=&quot;p&quot;;&quot;ORANGE&quot;; IF([.I38]=&quot;c&quot;;&quot;CHERRY&quot;; IF([.I38]=&quot;s&quot;;&quot;PLUM&quot;; IF([.I38]=&quot;g&quot;;&quot;GRAPE&quot;; IF([.I38]=&quot;l&quot;;&quot;LEMON&quot;; IF([.I38]=&quot;d&quot;;&quot;WATERMELON&quot;; &quot;&quot; ) ) ) ) ) ) ) )" office:value-type="string" office:string-value="GRAPE" calcext:value-type="string">
            <text:p>GRAPE</text:p>
          </table:table-cell>
          <table:table-cell table:formula="of:=IF([.J38]=7;&quot;SEVEN&quot;; IF([.J38]=&quot;z&quot;;&quot;STAR&quot;; IF([.J38]=&quot;p&quot;;&quot;ORANGE&quot;; IF([.J38]=&quot;c&quot;;&quot;CHERRY&quot;; IF([.J38]=&quot;s&quot;;&quot;PLUM&quot;; IF([.J38]=&quot;g&quot;;&quot;GRAPE&quot;; IF([.J38]=&quot;l&quot;;&quot;LEMON&quot;; IF([.J38]=&quot;d&quot;;&quot;WATERMELON&quot;; &quot;&quot; ) ) ) ) ) ) ) )">
            <text:p/>
          </table:table-cell>
          <table:table-cell table:formula="of:=IF([.K38]=7;&quot;SEVEN&quot;; IF([.K38]=&quot;z&quot;;&quot;STAR&quot;; IF([.K38]=&quot;p&quot;;&quot;ORANGE&quot;; IF([.K38]=&quot;c&quot;;&quot;CHERRY&quot;; IF([.K38]=&quot;s&quot;;&quot;PLUM&quot;; IF([.K38]=&quot;g&quot;;&quot;GRAPE&quot;; IF([.K38]=&quot;l&quot;;&quot;LEMON&quot;; IF([.K38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table:style-name="ce2" office:value-type="string" calcext:value-type="string">
            <text:p>g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39]=7;&quot;SEVEN&quot;; IF([.G39]=&quot;z&quot;;&quot;STAR&quot;; IF([.G39]=&quot;p&quot;;&quot;ORANGE&quot;; IF([.G39]=&quot;c&quot;;&quot;CHERRY&quot;; IF([.G39]=&quot;s&quot;;&quot;PLUM&quot;; IF([.G39]=&quot;g&quot;;&quot;GRAPE&quot;; IF([.G39]=&quot;l&quot;;&quot;LEMON&quot;; IF([.G39]=&quot;d&quot;;&quot;WATERMELON&quot;; &quot;&quot; ) ) ) ) ) ) ) )" office:value-type="string" office:string-value="LEMON" calcext:value-type="string">
            <text:p>LEMON</text:p>
          </table:table-cell>
          <table:table-cell table:formula="of:=IF([.H39]=7;&quot;SEVEN&quot;; IF([.H39]=&quot;z&quot;;&quot;STAR&quot;; IF([.H39]=&quot;p&quot;;&quot;ORANGE&quot;; IF([.H39]=&quot;c&quot;;&quot;CHERRY&quot;; IF([.H39]=&quot;s&quot;;&quot;PLUM&quot;; IF([.H39]=&quot;g&quot;;&quot;GRAPE&quot;; IF([.H39]=&quot;l&quot;;&quot;LEMON&quot;; IF([.H39]=&quot;d&quot;;&quot;WATERMELON&quot;; &quot;&quot; ) ) ) ) ) ) ) )" office:value-type="string" office:string-value="GRAPE" calcext:value-type="string">
            <text:p>GRAPE</text:p>
          </table:table-cell>
          <table:table-cell table:formula="of:=IF([.I39]=7;&quot;SEVEN&quot;; IF([.I39]=&quot;z&quot;;&quot;STAR&quot;; IF([.I39]=&quot;p&quot;;&quot;ORANGE&quot;; IF([.I39]=&quot;c&quot;;&quot;CHERRY&quot;; IF([.I39]=&quot;s&quot;;&quot;PLUM&quot;; IF([.I39]=&quot;g&quot;;&quot;GRAPE&quot;; IF([.I39]=&quot;l&quot;;&quot;LEMON&quot;; IF([.I39]=&quot;d&quot;;&quot;WATERMELON&quot;; &quot;&quot; ) ) ) ) ) ) ) )" office:value-type="string" office:string-value="GRAPE" calcext:value-type="string">
            <text:p>GRAPE</text:p>
          </table:table-cell>
          <table:table-cell table:formula="of:=IF([.J39]=7;&quot;SEVEN&quot;; IF([.J39]=&quot;z&quot;;&quot;STAR&quot;; IF([.J39]=&quot;p&quot;;&quot;ORANGE&quot;; IF([.J39]=&quot;c&quot;;&quot;CHERRY&quot;; IF([.J39]=&quot;s&quot;;&quot;PLUM&quot;; IF([.J39]=&quot;g&quot;;&quot;GRAPE&quot;; IF([.J39]=&quot;l&quot;;&quot;LEMON&quot;; IF([.J39]=&quot;d&quot;;&quot;WATERMELON&quot;; &quot;&quot; ) ) ) ) ) ) ) )">
            <text:p/>
          </table:table-cell>
          <table:table-cell table:formula="of:=IF([.K39]=7;&quot;SEVEN&quot;; IF([.K39]=&quot;z&quot;;&quot;STAR&quot;; IF([.K39]=&quot;p&quot;;&quot;ORANGE&quot;; IF([.K39]=&quot;c&quot;;&quot;CHERRY&quot;; IF([.K39]=&quot;s&quot;;&quot;PLUM&quot;; IF([.K39]=&quot;g&quot;;&quot;GRAPE&quot;; IF([.K39]=&quot;l&quot;;&quot;LEMON&quot;; IF([.K39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table:style-name="ce2" office:value-type="string" calcext:value-type="string">
            <text:p>g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40]=7;&quot;SEVEN&quot;; IF([.G40]=&quot;z&quot;;&quot;STAR&quot;; IF([.G40]=&quot;p&quot;;&quot;ORANGE&quot;; IF([.G40]=&quot;c&quot;;&quot;CHERRY&quot;; IF([.G40]=&quot;s&quot;;&quot;PLUM&quot;; IF([.G40]=&quot;g&quot;;&quot;GRAPE&quot;; IF([.G40]=&quot;l&quot;;&quot;LEMON&quot;; IF([.G40]=&quot;d&quot;;&quot;WATERMELON&quot;; &quot;&quot; ) ) ) ) ) ) ) )" office:value-type="string" office:string-value="LEMON" calcext:value-type="string">
            <text:p>LEMON</text:p>
          </table:table-cell>
          <table:table-cell table:formula="of:=IF([.H40]=7;&quot;SEVEN&quot;; IF([.H40]=&quot;z&quot;;&quot;STAR&quot;; IF([.H40]=&quot;p&quot;;&quot;ORANGE&quot;; IF([.H40]=&quot;c&quot;;&quot;CHERRY&quot;; IF([.H40]=&quot;s&quot;;&quot;PLUM&quot;; IF([.H40]=&quot;g&quot;;&quot;GRAPE&quot;; IF([.H40]=&quot;l&quot;;&quot;LEMON&quot;; IF([.H40]=&quot;d&quot;;&quot;WATERMELON&quot;; &quot;&quot; ) ) ) ) ) ) ) )" office:value-type="string" office:string-value="GRAPE" calcext:value-type="string">
            <text:p>GRAPE</text:p>
          </table:table-cell>
          <table:table-cell table:formula="of:=IF([.I40]=7;&quot;SEVEN&quot;; IF([.I40]=&quot;z&quot;;&quot;STAR&quot;; IF([.I40]=&quot;p&quot;;&quot;ORANGE&quot;; IF([.I40]=&quot;c&quot;;&quot;CHERRY&quot;; IF([.I40]=&quot;s&quot;;&quot;PLUM&quot;; IF([.I40]=&quot;g&quot;;&quot;GRAPE&quot;; IF([.I40]=&quot;l&quot;;&quot;LEMON&quot;; IF([.I40]=&quot;d&quot;;&quot;WATERMELON&quot;; &quot;&quot; ) ) ) ) ) ) ) )" office:value-type="string" office:string-value="GRAPE" calcext:value-type="string">
            <text:p>GRAPE</text:p>
          </table:table-cell>
          <table:table-cell table:formula="of:=IF([.J40]=7;&quot;SEVEN&quot;; IF([.J40]=&quot;z&quot;;&quot;STAR&quot;; IF([.J40]=&quot;p&quot;;&quot;ORANGE&quot;; IF([.J40]=&quot;c&quot;;&quot;CHERRY&quot;; IF([.J40]=&quot;s&quot;;&quot;PLUM&quot;; IF([.J40]=&quot;g&quot;;&quot;GRAPE&quot;; IF([.J40]=&quot;l&quot;;&quot;LEMON&quot;; IF([.J40]=&quot;d&quot;;&quot;WATERMELON&quot;; &quot;&quot; ) ) ) ) ) ) ) )">
            <text:p/>
          </table:table-cell>
          <table:table-cell table:formula="of:=IF([.K40]=7;&quot;SEVEN&quot;; IF([.K40]=&quot;z&quot;;&quot;STAR&quot;; IF([.K40]=&quot;p&quot;;&quot;ORANGE&quot;; IF([.K40]=&quot;c&quot;;&quot;CHERRY&quot;; IF([.K40]=&quot;s&quot;;&quot;PLUM&quot;; IF([.K40]=&quot;g&quot;;&quot;GRAPE&quot;; IF([.K40]=&quot;l&quot;;&quot;LEMON&quot;; IF([.K40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table:style-name="ce2" office:value-type="string" calcext:value-type="string">
            <text:p>g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41]=7;&quot;SEVEN&quot;; IF([.G41]=&quot;z&quot;;&quot;STAR&quot;; IF([.G41]=&quot;p&quot;;&quot;ORANGE&quot;; IF([.G41]=&quot;c&quot;;&quot;CHERRY&quot;; IF([.G41]=&quot;s&quot;;&quot;PLUM&quot;; IF([.G41]=&quot;g&quot;;&quot;GRAPE&quot;; IF([.G41]=&quot;l&quot;;&quot;LEMON&quot;; IF([.G41]=&quot;d&quot;;&quot;WATERMELON&quot;; &quot;&quot; ) ) ) ) ) ) ) )" office:value-type="string" office:string-value="LEMON" calcext:value-type="string">
            <text:p>LEMON</text:p>
          </table:table-cell>
          <table:table-cell table:formula="of:=IF([.H41]=7;&quot;SEVEN&quot;; IF([.H41]=&quot;z&quot;;&quot;STAR&quot;; IF([.H41]=&quot;p&quot;;&quot;ORANGE&quot;; IF([.H41]=&quot;c&quot;;&quot;CHERRY&quot;; IF([.H41]=&quot;s&quot;;&quot;PLUM&quot;; IF([.H41]=&quot;g&quot;;&quot;GRAPE&quot;; IF([.H41]=&quot;l&quot;;&quot;LEMON&quot;; IF([.H41]=&quot;d&quot;;&quot;WATERMELON&quot;; &quot;&quot; ) ) ) ) ) ) ) )" office:value-type="string" office:string-value="ORANGE" calcext:value-type="string">
            <text:p>ORANGE</text:p>
          </table:table-cell>
          <table:table-cell table:formula="of:=IF([.I41]=7;&quot;SEVEN&quot;; IF([.I41]=&quot;z&quot;;&quot;STAR&quot;; IF([.I41]=&quot;p&quot;;&quot;ORANGE&quot;; IF([.I41]=&quot;c&quot;;&quot;CHERRY&quot;; IF([.I41]=&quot;s&quot;;&quot;PLUM&quot;; IF([.I41]=&quot;g&quot;;&quot;GRAPE&quot;; IF([.I41]=&quot;l&quot;;&quot;LEMON&quot;; IF([.I41]=&quot;d&quot;;&quot;WATERMELON&quot;; &quot;&quot; ) ) ) ) ) ) ) )" office:value-type="string" office:string-value="GRAPE" calcext:value-type="string">
            <text:p>GRAPE</text:p>
          </table:table-cell>
          <table:table-cell table:formula="of:=IF([.J41]=7;&quot;SEVEN&quot;; IF([.J41]=&quot;z&quot;;&quot;STAR&quot;; IF([.J41]=&quot;p&quot;;&quot;ORANGE&quot;; IF([.J41]=&quot;c&quot;;&quot;CHERRY&quot;; IF([.J41]=&quot;s&quot;;&quot;PLUM&quot;; IF([.J41]=&quot;g&quot;;&quot;GRAPE&quot;; IF([.J41]=&quot;l&quot;;&quot;LEMON&quot;; IF([.J41]=&quot;d&quot;;&quot;WATERMELON&quot;; &quot;&quot; ) ) ) ) ) ) ) )">
            <text:p/>
          </table:table-cell>
          <table:table-cell table:formula="of:=IF([.K41]=7;&quot;SEVEN&quot;; IF([.K41]=&quot;z&quot;;&quot;STAR&quot;; IF([.K41]=&quot;p&quot;;&quot;ORANGE&quot;; IF([.K41]=&quot;c&quot;;&quot;CHERRY&quot;; IF([.K41]=&quot;s&quot;;&quot;PLUM&quot;; IF([.K41]=&quot;g&quot;;&quot;GRAPE&quot;; IF([.K41]=&quot;l&quot;;&quot;LEMON&quot;; IF([.K41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table:style-name="ce2" office:value-type="string" calcext:value-type="string">
            <text:p>g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table:formula="of:=IF([.G42]=7;&quot;SEVEN&quot;; IF([.G42]=&quot;z&quot;;&quot;STAR&quot;; IF([.G42]=&quot;p&quot;;&quot;ORANGE&quot;; IF([.G42]=&quot;c&quot;;&quot;CHERRY&quot;; IF([.G42]=&quot;s&quot;;&quot;PLUM&quot;; IF([.G42]=&quot;g&quot;;&quot;GRAPE&quot;; IF([.G42]=&quot;l&quot;;&quot;LEMON&quot;; IF([.G42]=&quot;d&quot;;&quot;WATERMELON&quot;; &quot;&quot; ) ) ) ) ) ) ) )" office:value-type="string" office:string-value="ORANGE" calcext:value-type="string">
            <text:p>ORANGE</text:p>
          </table:table-cell>
          <table:table-cell table:formula="of:=IF([.H42]=7;&quot;SEVEN&quot;; IF([.H42]=&quot;z&quot;;&quot;STAR&quot;; IF([.H42]=&quot;p&quot;;&quot;ORANGE&quot;; IF([.H42]=&quot;c&quot;;&quot;CHERRY&quot;; IF([.H42]=&quot;s&quot;;&quot;PLUM&quot;; IF([.H42]=&quot;g&quot;;&quot;GRAPE&quot;; IF([.H42]=&quot;l&quot;;&quot;LEMON&quot;; IF([.H42]=&quot;d&quot;;&quot;WATERMELON&quot;; &quot;&quot; ) ) ) ) ) ) ) )" office:value-type="string" office:string-value="ORANGE" calcext:value-type="string">
            <text:p>ORANGE</text:p>
          </table:table-cell>
          <table:table-cell table:formula="of:=IF([.I42]=7;&quot;SEVEN&quot;; IF([.I42]=&quot;z&quot;;&quot;STAR&quot;; IF([.I42]=&quot;p&quot;;&quot;ORANGE&quot;; IF([.I42]=&quot;c&quot;;&quot;CHERRY&quot;; IF([.I42]=&quot;s&quot;;&quot;PLUM&quot;; IF([.I42]=&quot;g&quot;;&quot;GRAPE&quot;; IF([.I42]=&quot;l&quot;;&quot;LEMON&quot;; IF([.I42]=&quot;d&quot;;&quot;WATERMELON&quot;; &quot;&quot; ) ) ) ) ) ) ) )" office:value-type="string" office:string-value="ORANGE" calcext:value-type="string">
            <text:p>ORANGE</text:p>
          </table:table-cell>
          <table:table-cell table:formula="of:=IF([.J42]=7;&quot;SEVEN&quot;; IF([.J42]=&quot;z&quot;;&quot;STAR&quot;; IF([.J42]=&quot;p&quot;;&quot;ORANGE&quot;; IF([.J42]=&quot;c&quot;;&quot;CHERRY&quot;; IF([.J42]=&quot;s&quot;;&quot;PLUM&quot;; IF([.J42]=&quot;g&quot;;&quot;GRAPE&quot;; IF([.J42]=&quot;l&quot;;&quot;LEMON&quot;; IF([.J42]=&quot;d&quot;;&quot;WATERMELON&quot;; &quot;&quot; ) ) ) ) ) ) ) )">
            <text:p/>
          </table:table-cell>
          <table:table-cell table:formula="of:=IF([.K42]=7;&quot;SEVEN&quot;; IF([.K42]=&quot;z&quot;;&quot;STAR&quot;; IF([.K42]=&quot;p&quot;;&quot;ORANGE&quot;; IF([.K42]=&quot;c&quot;;&quot;CHERRY&quot;; IF([.K42]=&quot;s&quot;;&quot;PLUM&quot;; IF([.K42]=&quot;g&quot;;&quot;GRAPE&quot;; IF([.K42]=&quot;l&quot;;&quot;LEMON&quot;; IF([.K42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table:number-columns-repeated="2" office:value-type="string" calcext:value-type="string">
            <text:p>p</text:p>
          </table:table-cell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table:formula="of:=IF([.G43]=7;&quot;SEVEN&quot;; IF([.G43]=&quot;z&quot;;&quot;STAR&quot;; IF([.G43]=&quot;p&quot;;&quot;ORANGE&quot;; IF([.G43]=&quot;c&quot;;&quot;CHERRY&quot;; IF([.G43]=&quot;s&quot;;&quot;PLUM&quot;; IF([.G43]=&quot;g&quot;;&quot;GRAPE&quot;; IF([.G43]=&quot;l&quot;;&quot;LEMON&quot;; IF([.G43]=&quot;d&quot;;&quot;WATERMELON&quot;; &quot;&quot; ) ) ) ) ) ) ) )" office:value-type="string" office:string-value="ORANGE" calcext:value-type="string">
            <text:p>ORANGE</text:p>
          </table:table-cell>
          <table:table-cell table:formula="of:=IF([.H43]=7;&quot;SEVEN&quot;; IF([.H43]=&quot;z&quot;;&quot;STAR&quot;; IF([.H43]=&quot;p&quot;;&quot;ORANGE&quot;; IF([.H43]=&quot;c&quot;;&quot;CHERRY&quot;; IF([.H43]=&quot;s&quot;;&quot;PLUM&quot;; IF([.H43]=&quot;g&quot;;&quot;GRAPE&quot;; IF([.H43]=&quot;l&quot;;&quot;LEMON&quot;; IF([.H43]=&quot;d&quot;;&quot;WATERMELON&quot;; &quot;&quot; ) ) ) ) ) ) ) )" office:value-type="string" office:string-value="ORANGE" calcext:value-type="string">
            <text:p>ORANGE</text:p>
          </table:table-cell>
          <table:table-cell table:formula="of:=IF([.I43]=7;&quot;SEVEN&quot;; IF([.I43]=&quot;z&quot;;&quot;STAR&quot;; IF([.I43]=&quot;p&quot;;&quot;ORANGE&quot;; IF([.I43]=&quot;c&quot;;&quot;CHERRY&quot;; IF([.I43]=&quot;s&quot;;&quot;PLUM&quot;; IF([.I43]=&quot;g&quot;;&quot;GRAPE&quot;; IF([.I43]=&quot;l&quot;;&quot;LEMON&quot;; IF([.I43]=&quot;d&quot;;&quot;WATERMELON&quot;; &quot;&quot; ) ) ) ) ) ) ) )" office:value-type="string" office:string-value="ORANGE" calcext:value-type="string">
            <text:p>ORANGE</text:p>
          </table:table-cell>
          <table:table-cell table:formula="of:=IF([.J43]=7;&quot;SEVEN&quot;; IF([.J43]=&quot;z&quot;;&quot;STAR&quot;; IF([.J43]=&quot;p&quot;;&quot;ORANGE&quot;; IF([.J43]=&quot;c&quot;;&quot;CHERRY&quot;; IF([.J43]=&quot;s&quot;;&quot;PLUM&quot;; IF([.J43]=&quot;g&quot;;&quot;GRAPE&quot;; IF([.J43]=&quot;l&quot;;&quot;LEMON&quot;; IF([.J43]=&quot;d&quot;;&quot;WATERMELON&quot;; &quot;&quot; ) ) ) ) ) ) ) )">
            <text:p/>
          </table:table-cell>
          <table:table-cell table:formula="of:=IF([.K43]=7;&quot;SEVEN&quot;; IF([.K43]=&quot;z&quot;;&quot;STAR&quot;; IF([.K43]=&quot;p&quot;;&quot;ORANGE&quot;; IF([.K43]=&quot;c&quot;;&quot;CHERRY&quot;; IF([.K43]=&quot;s&quot;;&quot;PLUM&quot;; IF([.K43]=&quot;g&quot;;&quot;GRAPE&quot;; IF([.K43]=&quot;l&quot;;&quot;LEMON&quot;; IF([.K43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table:number-columns-repeated="2" office:value-type="string" calcext:value-type="string">
            <text:p>p</text:p>
          </table:table-cell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table:formula="of:=IF([.G44]=7;&quot;SEVEN&quot;; IF([.G44]=&quot;z&quot;;&quot;STAR&quot;; IF([.G44]=&quot;p&quot;;&quot;ORANGE&quot;; IF([.G44]=&quot;c&quot;;&quot;CHERRY&quot;; IF([.G44]=&quot;s&quot;;&quot;PLUM&quot;; IF([.G44]=&quot;g&quot;;&quot;GRAPE&quot;; IF([.G44]=&quot;l&quot;;&quot;LEMON&quot;; IF([.G44]=&quot;d&quot;;&quot;WATERMELON&quot;; &quot;&quot; ) ) ) ) ) ) ) )" office:value-type="string" office:string-value="ORANGE" calcext:value-type="string">
            <text:p>ORANGE</text:p>
          </table:table-cell>
          <table:table-cell table:formula="of:=IF([.H44]=7;&quot;SEVEN&quot;; IF([.H44]=&quot;z&quot;;&quot;STAR&quot;; IF([.H44]=&quot;p&quot;;&quot;ORANGE&quot;; IF([.H44]=&quot;c&quot;;&quot;CHERRY&quot;; IF([.H44]=&quot;s&quot;;&quot;PLUM&quot;; IF([.H44]=&quot;g&quot;;&quot;GRAPE&quot;; IF([.H44]=&quot;l&quot;;&quot;LEMON&quot;; IF([.H44]=&quot;d&quot;;&quot;WATERMELON&quot;; &quot;&quot; ) ) ) ) ) ) ) )" office:value-type="string" office:string-value="ORANGE" calcext:value-type="string">
            <text:p>ORANGE</text:p>
          </table:table-cell>
          <table:table-cell table:formula="of:=IF([.I44]=7;&quot;SEVEN&quot;; IF([.I44]=&quot;z&quot;;&quot;STAR&quot;; IF([.I44]=&quot;p&quot;;&quot;ORANGE&quot;; IF([.I44]=&quot;c&quot;;&quot;CHERRY&quot;; IF([.I44]=&quot;s&quot;;&quot;PLUM&quot;; IF([.I44]=&quot;g&quot;;&quot;GRAPE&quot;; IF([.I44]=&quot;l&quot;;&quot;LEMON&quot;; IF([.I44]=&quot;d&quot;;&quot;WATERMELON&quot;; &quot;&quot; ) ) ) ) ) ) ) )" office:value-type="string" office:string-value="ORANGE" calcext:value-type="string">
            <text:p>ORANGE</text:p>
          </table:table-cell>
          <table:table-cell table:formula="of:=IF([.J44]=7;&quot;SEVEN&quot;; IF([.J44]=&quot;z&quot;;&quot;STAR&quot;; IF([.J44]=&quot;p&quot;;&quot;ORANGE&quot;; IF([.J44]=&quot;c&quot;;&quot;CHERRY&quot;; IF([.J44]=&quot;s&quot;;&quot;PLUM&quot;; IF([.J44]=&quot;g&quot;;&quot;GRAPE&quot;; IF([.J44]=&quot;l&quot;;&quot;LEMON&quot;; IF([.J44]=&quot;d&quot;;&quot;WATERMELON&quot;; &quot;&quot; ) ) ) ) ) ) ) )">
            <text:p/>
          </table:table-cell>
          <table:table-cell table:formula="of:=IF([.K44]=7;&quot;SEVEN&quot;; IF([.K44]=&quot;z&quot;;&quot;STAR&quot;; IF([.K44]=&quot;p&quot;;&quot;ORANGE&quot;; IF([.K44]=&quot;c&quot;;&quot;CHERRY&quot;; IF([.K44]=&quot;s&quot;;&quot;PLUM&quot;; IF([.K44]=&quot;g&quot;;&quot;GRAPE&quot;; IF([.K44]=&quot;l&quot;;&quot;LEMON&quot;; IF([.K44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table:number-columns-repeated="2" office:value-type="string" calcext:value-type="string">
            <text:p>p</text:p>
          </table:table-cell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table:formula="of:=IF([.G45]=7;&quot;SEVEN&quot;; IF([.G45]=&quot;z&quot;;&quot;STAR&quot;; IF([.G45]=&quot;p&quot;;&quot;ORANGE&quot;; IF([.G45]=&quot;c&quot;;&quot;CHERRY&quot;; IF([.G45]=&quot;s&quot;;&quot;PLUM&quot;; IF([.G45]=&quot;g&quot;;&quot;GRAPE&quot;; IF([.G45]=&quot;l&quot;;&quot;LEMON&quot;; IF([.G45]=&quot;d&quot;;&quot;WATERMELON&quot;; &quot;&quot; ) ) ) ) ) ) ) )" office:value-type="string" office:string-value="ORANGE" calcext:value-type="string">
            <text:p>ORANGE</text:p>
          </table:table-cell>
          <table:table-cell table:formula="of:=IF([.H45]=7;&quot;SEVEN&quot;; IF([.H45]=&quot;z&quot;;&quot;STAR&quot;; IF([.H45]=&quot;p&quot;;&quot;ORANGE&quot;; IF([.H45]=&quot;c&quot;;&quot;CHERRY&quot;; IF([.H45]=&quot;s&quot;;&quot;PLUM&quot;; IF([.H45]=&quot;g&quot;;&quot;GRAPE&quot;; IF([.H45]=&quot;l&quot;;&quot;LEMON&quot;; IF([.H45]=&quot;d&quot;;&quot;WATERMELON&quot;; &quot;&quot; ) ) ) ) ) ) ) )" office:value-type="string" office:string-value="LEMON" calcext:value-type="string">
            <text:p>LEMON</text:p>
          </table:table-cell>
          <table:table-cell table:formula="of:=IF([.I45]=7;&quot;SEVEN&quot;; IF([.I45]=&quot;z&quot;;&quot;STAR&quot;; IF([.I45]=&quot;p&quot;;&quot;ORANGE&quot;; IF([.I45]=&quot;c&quot;;&quot;CHERRY&quot;; IF([.I45]=&quot;s&quot;;&quot;PLUM&quot;; IF([.I45]=&quot;g&quot;;&quot;GRAPE&quot;; IF([.I45]=&quot;l&quot;;&quot;LEMON&quot;; IF([.I45]=&quot;d&quot;;&quot;WATERMELON&quot;; &quot;&quot; ) ) ) ) ) ) ) )" office:value-type="string" office:string-value="ORANGE" calcext:value-type="string">
            <text:p>ORANGE</text:p>
          </table:table-cell>
          <table:table-cell table:formula="of:=IF([.J45]=7;&quot;SEVEN&quot;; IF([.J45]=&quot;z&quot;;&quot;STAR&quot;; IF([.J45]=&quot;p&quot;;&quot;ORANGE&quot;; IF([.J45]=&quot;c&quot;;&quot;CHERRY&quot;; IF([.J45]=&quot;s&quot;;&quot;PLUM&quot;; IF([.J45]=&quot;g&quot;;&quot;GRAPE&quot;; IF([.J45]=&quot;l&quot;;&quot;LEMON&quot;; IF([.J45]=&quot;d&quot;;&quot;WATERMELON&quot;; &quot;&quot; ) ) ) ) ) ) ) )">
            <text:p/>
          </table:table-cell>
          <table:table-cell table:formula="of:=IF([.K45]=7;&quot;SEVEN&quot;; IF([.K45]=&quot;z&quot;;&quot;STAR&quot;; IF([.K45]=&quot;p&quot;;&quot;ORANGE&quot;; IF([.K45]=&quot;c&quot;;&quot;CHERRY&quot;; IF([.K45]=&quot;s&quot;;&quot;PLUM&quot;; IF([.K45]=&quot;g&quot;;&quot;GRAPE&quot;; IF([.K45]=&quot;l&quot;;&quot;LEMON&quot;; IF([.K45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46]=7;&quot;SEVEN&quot;; IF([.G46]=&quot;z&quot;;&quot;STAR&quot;; IF([.G46]=&quot;p&quot;;&quot;ORANGE&quot;; IF([.G46]=&quot;c&quot;;&quot;CHERRY&quot;; IF([.G46]=&quot;s&quot;;&quot;PLUM&quot;; IF([.G46]=&quot;g&quot;;&quot;GRAPE&quot;; IF([.G46]=&quot;l&quot;;&quot;LEMON&quot;; IF([.G46]=&quot;d&quot;;&quot;WATERMELON&quot;; &quot;&quot; ) ) ) ) ) ) ) )" office:value-type="string" office:string-value="PLUM" calcext:value-type="string">
            <text:p>PLUM</text:p>
          </table:table-cell>
          <table:table-cell table:formula="of:=IF([.H46]=7;&quot;SEVEN&quot;; IF([.H46]=&quot;z&quot;;&quot;STAR&quot;; IF([.H46]=&quot;p&quot;;&quot;ORANGE&quot;; IF([.H46]=&quot;c&quot;;&quot;CHERRY&quot;; IF([.H46]=&quot;s&quot;;&quot;PLUM&quot;; IF([.H46]=&quot;g&quot;;&quot;GRAPE&quot;; IF([.H46]=&quot;l&quot;;&quot;LEMON&quot;; IF([.H46]=&quot;d&quot;;&quot;WATERMELON&quot;; &quot;&quot; ) ) ) ) ) ) ) )" office:value-type="string" office:string-value="LEMON" calcext:value-type="string">
            <text:p>LEMON</text:p>
          </table:table-cell>
          <table:table-cell table:formula="of:=IF([.I46]=7;&quot;SEVEN&quot;; IF([.I46]=&quot;z&quot;;&quot;STAR&quot;; IF([.I46]=&quot;p&quot;;&quot;ORANGE&quot;; IF([.I46]=&quot;c&quot;;&quot;CHERRY&quot;; IF([.I46]=&quot;s&quot;;&quot;PLUM&quot;; IF([.I46]=&quot;g&quot;;&quot;GRAPE&quot;; IF([.I46]=&quot;l&quot;;&quot;LEMON&quot;; IF([.I46]=&quot;d&quot;;&quot;WATERMELON&quot;; &quot;&quot; ) ) ) ) ) ) ) )" office:value-type="string" office:string-value="PLUM" calcext:value-type="string">
            <text:p>PLUM</text:p>
          </table:table-cell>
          <table:table-cell table:formula="of:=IF([.J46]=7;&quot;SEVEN&quot;; IF([.J46]=&quot;z&quot;;&quot;STAR&quot;; IF([.J46]=&quot;p&quot;;&quot;ORANGE&quot;; IF([.J46]=&quot;c&quot;;&quot;CHERRY&quot;; IF([.J46]=&quot;s&quot;;&quot;PLUM&quot;; IF([.J46]=&quot;g&quot;;&quot;GRAPE&quot;; IF([.J46]=&quot;l&quot;;&quot;LEMON&quot;; IF([.J46]=&quot;d&quot;;&quot;WATERMELON&quot;; &quot;&quot; ) ) ) ) ) ) ) )">
            <text:p/>
          </table:table-cell>
          <table:table-cell table:formula="of:=IF([.K46]=7;&quot;SEVEN&quot;; IF([.K46]=&quot;z&quot;;&quot;STAR&quot;; IF([.K46]=&quot;p&quot;;&quot;ORANGE&quot;; IF([.K46]=&quot;c&quot;;&quot;CHERRY&quot;; IF([.K46]=&quot;s&quot;;&quot;PLUM&quot;; IF([.K46]=&quot;g&quot;;&quot;GRAPE&quot;; IF([.K46]=&quot;l&quot;;&quot;LEMON&quot;; IF([.K46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style-name="ce2" office:value-type="string" calcext:value-type="string">
            <text:p>s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47]=7;&quot;SEVEN&quot;; IF([.G47]=&quot;z&quot;;&quot;STAR&quot;; IF([.G47]=&quot;p&quot;;&quot;ORANGE&quot;; IF([.G47]=&quot;c&quot;;&quot;CHERRY&quot;; IF([.G47]=&quot;s&quot;;&quot;PLUM&quot;; IF([.G47]=&quot;g&quot;;&quot;GRAPE&quot;; IF([.G47]=&quot;l&quot;;&quot;LEMON&quot;; IF([.G47]=&quot;d&quot;;&quot;WATERMELON&quot;; &quot;&quot; ) ) ) ) ) ) ) )" office:value-type="string" office:string-value="PLUM" calcext:value-type="string">
            <text:p>PLUM</text:p>
          </table:table-cell>
          <table:table-cell table:formula="of:=IF([.H47]=7;&quot;SEVEN&quot;; IF([.H47]=&quot;z&quot;;&quot;STAR&quot;; IF([.H47]=&quot;p&quot;;&quot;ORANGE&quot;; IF([.H47]=&quot;c&quot;;&quot;CHERRY&quot;; IF([.H47]=&quot;s&quot;;&quot;PLUM&quot;; IF([.H47]=&quot;g&quot;;&quot;GRAPE&quot;; IF([.H47]=&quot;l&quot;;&quot;LEMON&quot;; IF([.H47]=&quot;d&quot;;&quot;WATERMELON&quot;; &quot;&quot; ) ) ) ) ) ) ) )" office:value-type="string" office:string-value="LEMON" calcext:value-type="string">
            <text:p>LEMON</text:p>
          </table:table-cell>
          <table:table-cell table:formula="of:=IF([.I47]=7;&quot;SEVEN&quot;; IF([.I47]=&quot;z&quot;;&quot;STAR&quot;; IF([.I47]=&quot;p&quot;;&quot;ORANGE&quot;; IF([.I47]=&quot;c&quot;;&quot;CHERRY&quot;; IF([.I47]=&quot;s&quot;;&quot;PLUM&quot;; IF([.I47]=&quot;g&quot;;&quot;GRAPE&quot;; IF([.I47]=&quot;l&quot;;&quot;LEMON&quot;; IF([.I47]=&quot;d&quot;;&quot;WATERMELON&quot;; &quot;&quot; ) ) ) ) ) ) ) )" office:value-type="string" office:string-value="PLUM" calcext:value-type="string">
            <text:p>PLUM</text:p>
          </table:table-cell>
          <table:table-cell table:formula="of:=IF([.J47]=7;&quot;SEVEN&quot;; IF([.J47]=&quot;z&quot;;&quot;STAR&quot;; IF([.J47]=&quot;p&quot;;&quot;ORANGE&quot;; IF([.J47]=&quot;c&quot;;&quot;CHERRY&quot;; IF([.J47]=&quot;s&quot;;&quot;PLUM&quot;; IF([.J47]=&quot;g&quot;;&quot;GRAPE&quot;; IF([.J47]=&quot;l&quot;;&quot;LEMON&quot;; IF([.J47]=&quot;d&quot;;&quot;WATERMELON&quot;; &quot;&quot; ) ) ) ) ) ) ) )">
            <text:p/>
          </table:table-cell>
          <table:table-cell table:formula="of:=IF([.K47]=7;&quot;SEVEN&quot;; IF([.K47]=&quot;z&quot;;&quot;STAR&quot;; IF([.K47]=&quot;p&quot;;&quot;ORANGE&quot;; IF([.K47]=&quot;c&quot;;&quot;CHERRY&quot;; IF([.K47]=&quot;s&quot;;&quot;PLUM&quot;; IF([.K47]=&quot;g&quot;;&quot;GRAPE&quot;; IF([.K47]=&quot;l&quot;;&quot;LEMON&quot;; IF([.K47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style-name="ce2" office:value-type="string" calcext:value-type="string">
            <text:p>s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48]=7;&quot;SEVEN&quot;; IF([.G48]=&quot;z&quot;;&quot;STAR&quot;; IF([.G48]=&quot;p&quot;;&quot;ORANGE&quot;; IF([.G48]=&quot;c&quot;;&quot;CHERRY&quot;; IF([.G48]=&quot;s&quot;;&quot;PLUM&quot;; IF([.G48]=&quot;g&quot;;&quot;GRAPE&quot;; IF([.G48]=&quot;l&quot;;&quot;LEMON&quot;; IF([.G48]=&quot;d&quot;;&quot;WATERMELON&quot;; &quot;&quot; ) ) ) ) ) ) ) )" office:value-type="string" office:string-value="PLUM" calcext:value-type="string">
            <text:p>PLUM</text:p>
          </table:table-cell>
          <table:table-cell table:formula="of:=IF([.H48]=7;&quot;SEVEN&quot;; IF([.H48]=&quot;z&quot;;&quot;STAR&quot;; IF([.H48]=&quot;p&quot;;&quot;ORANGE&quot;; IF([.H48]=&quot;c&quot;;&quot;CHERRY&quot;; IF([.H48]=&quot;s&quot;;&quot;PLUM&quot;; IF([.H48]=&quot;g&quot;;&quot;GRAPE&quot;; IF([.H48]=&quot;l&quot;;&quot;LEMON&quot;; IF([.H48]=&quot;d&quot;;&quot;WATERMELON&quot;; &quot;&quot; ) ) ) ) ) ) ) )" office:value-type="string" office:string-value="LEMON" calcext:value-type="string">
            <text:p>LEMON</text:p>
          </table:table-cell>
          <table:table-cell table:formula="of:=IF([.I48]=7;&quot;SEVEN&quot;; IF([.I48]=&quot;z&quot;;&quot;STAR&quot;; IF([.I48]=&quot;p&quot;;&quot;ORANGE&quot;; IF([.I48]=&quot;c&quot;;&quot;CHERRY&quot;; IF([.I48]=&quot;s&quot;;&quot;PLUM&quot;; IF([.I48]=&quot;g&quot;;&quot;GRAPE&quot;; IF([.I48]=&quot;l&quot;;&quot;LEMON&quot;; IF([.I48]=&quot;d&quot;;&quot;WATERMELON&quot;; &quot;&quot; ) ) ) ) ) ) ) )" office:value-type="string" office:string-value="PLUM" calcext:value-type="string">
            <text:p>PLUM</text:p>
          </table:table-cell>
          <table:table-cell table:formula="of:=IF([.J48]=7;&quot;SEVEN&quot;; IF([.J48]=&quot;z&quot;;&quot;STAR&quot;; IF([.J48]=&quot;p&quot;;&quot;ORANGE&quot;; IF([.J48]=&quot;c&quot;;&quot;CHERRY&quot;; IF([.J48]=&quot;s&quot;;&quot;PLUM&quot;; IF([.J48]=&quot;g&quot;;&quot;GRAPE&quot;; IF([.J48]=&quot;l&quot;;&quot;LEMON&quot;; IF([.J48]=&quot;d&quot;;&quot;WATERMELON&quot;; &quot;&quot; ) ) ) ) ) ) ) )">
            <text:p/>
          </table:table-cell>
          <table:table-cell table:formula="of:=IF([.K48]=7;&quot;SEVEN&quot;; IF([.K48]=&quot;z&quot;;&quot;STAR&quot;; IF([.K48]=&quot;p&quot;;&quot;ORANGE&quot;; IF([.K48]=&quot;c&quot;;&quot;CHERRY&quot;; IF([.K48]=&quot;s&quot;;&quot;PLUM&quot;; IF([.K48]=&quot;g&quot;;&quot;GRAPE&quot;; IF([.K48]=&quot;l&quot;;&quot;LEMON&quot;; IF([.K48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style-name="ce2" office:value-type="string" calcext:value-type="string">
            <text:p>s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49]=7;&quot;SEVEN&quot;; IF([.G49]=&quot;z&quot;;&quot;STAR&quot;; IF([.G49]=&quot;p&quot;;&quot;ORANGE&quot;; IF([.G49]=&quot;c&quot;;&quot;CHERRY&quot;; IF([.G49]=&quot;s&quot;;&quot;PLUM&quot;; IF([.G49]=&quot;g&quot;;&quot;GRAPE&quot;; IF([.G49]=&quot;l&quot;;&quot;LEMON&quot;; IF([.G49]=&quot;d&quot;;&quot;WATERMELON&quot;; &quot;&quot; ) ) ) ) ) ) ) )" office:value-type="string" office:string-value="PLUM" calcext:value-type="string">
            <text:p>PLUM</text:p>
          </table:table-cell>
          <table:table-cell table:formula="of:=IF([.H49]=7;&quot;SEVEN&quot;; IF([.H49]=&quot;z&quot;;&quot;STAR&quot;; IF([.H49]=&quot;p&quot;;&quot;ORANGE&quot;; IF([.H49]=&quot;c&quot;;&quot;CHERRY&quot;; IF([.H49]=&quot;s&quot;;&quot;PLUM&quot;; IF([.H49]=&quot;g&quot;;&quot;GRAPE&quot;; IF([.H49]=&quot;l&quot;;&quot;LEMON&quot;; IF([.H49]=&quot;d&quot;;&quot;WATERMELON&quot;; &quot;&quot; ) ) ) ) ) ) ) )" office:value-type="string" office:string-value="ORANGE" calcext:value-type="string">
            <text:p>ORANGE</text:p>
          </table:table-cell>
          <table:table-cell table:formula="of:=IF([.I49]=7;&quot;SEVEN&quot;; IF([.I49]=&quot;z&quot;;&quot;STAR&quot;; IF([.I49]=&quot;p&quot;;&quot;ORANGE&quot;; IF([.I49]=&quot;c&quot;;&quot;CHERRY&quot;; IF([.I49]=&quot;s&quot;;&quot;PLUM&quot;; IF([.I49]=&quot;g&quot;;&quot;GRAPE&quot;; IF([.I49]=&quot;l&quot;;&quot;LEMON&quot;; IF([.I49]=&quot;d&quot;;&quot;WATERMELON&quot;; &quot;&quot; ) ) ) ) ) ) ) )" office:value-type="string" office:string-value="PLUM" calcext:value-type="string">
            <text:p>PLUM</text:p>
          </table:table-cell>
          <table:table-cell table:formula="of:=IF([.J49]=7;&quot;SEVEN&quot;; IF([.J49]=&quot;z&quot;;&quot;STAR&quot;; IF([.J49]=&quot;p&quot;;&quot;ORANGE&quot;; IF([.J49]=&quot;c&quot;;&quot;CHERRY&quot;; IF([.J49]=&quot;s&quot;;&quot;PLUM&quot;; IF([.J49]=&quot;g&quot;;&quot;GRAPE&quot;; IF([.J49]=&quot;l&quot;;&quot;LEMON&quot;; IF([.J49]=&quot;d&quot;;&quot;WATERMELON&quot;; &quot;&quot; ) ) ) ) ) ) ) )">
            <text:p/>
          </table:table-cell>
          <table:table-cell table:formula="of:=IF([.K49]=7;&quot;SEVEN&quot;; IF([.K49]=&quot;z&quot;;&quot;STAR&quot;; IF([.K49]=&quot;p&quot;;&quot;ORANGE&quot;; IF([.K49]=&quot;c&quot;;&quot;CHERRY&quot;; IF([.K49]=&quot;s&quot;;&quot;PLUM&quot;; IF([.K49]=&quot;g&quot;;&quot;GRAPE&quot;; IF([.K49]=&quot;l&quot;;&quot;LEMON&quot;; IF([.K49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style-name="ce2" office:value-type="string" calcext:value-type="string">
            <text:p>s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50]=7;&quot;SEVEN&quot;; IF([.G50]=&quot;z&quot;;&quot;STAR&quot;; IF([.G50]=&quot;p&quot;;&quot;ORANGE&quot;; IF([.G50]=&quot;c&quot;;&quot;CHERRY&quot;; IF([.G50]=&quot;s&quot;;&quot;PLUM&quot;; IF([.G50]=&quot;g&quot;;&quot;GRAPE&quot;; IF([.G50]=&quot;l&quot;;&quot;LEMON&quot;; IF([.G50]=&quot;d&quot;;&quot;WATERMELON&quot;; &quot;&quot; ) ) ) ) ) ) ) )" office:value-type="string" office:string-value="CHERRY" calcext:value-type="string">
            <text:p>CHERRY</text:p>
          </table:table-cell>
          <table:table-cell table:formula="of:=IF([.H50]=7;&quot;SEVEN&quot;; IF([.H50]=&quot;z&quot;;&quot;STAR&quot;; IF([.H50]=&quot;p&quot;;&quot;ORANGE&quot;; IF([.H50]=&quot;c&quot;;&quot;CHERRY&quot;; IF([.H50]=&quot;s&quot;;&quot;PLUM&quot;; IF([.H50]=&quot;g&quot;;&quot;GRAPE&quot;; IF([.H50]=&quot;l&quot;;&quot;LEMON&quot;; IF([.H50]=&quot;d&quot;;&quot;WATERMELON&quot;; &quot;&quot; ) ) ) ) ) ) ) )" office:value-type="string" office:string-value="ORANGE" calcext:value-type="string">
            <text:p>ORANGE</text:p>
          </table:table-cell>
          <table:table-cell table:formula="of:=IF([.I50]=7;&quot;SEVEN&quot;; IF([.I50]=&quot;z&quot;;&quot;STAR&quot;; IF([.I50]=&quot;p&quot;;&quot;ORANGE&quot;; IF([.I50]=&quot;c&quot;;&quot;CHERRY&quot;; IF([.I50]=&quot;s&quot;;&quot;PLUM&quot;; IF([.I50]=&quot;g&quot;;&quot;GRAPE&quot;; IF([.I50]=&quot;l&quot;;&quot;LEMON&quot;; IF([.I50]=&quot;d&quot;;&quot;WATERMELON&quot;; &quot;&quot; ) ) ) ) ) ) ) )" office:value-type="string" office:string-value="CHERRY" calcext:value-type="string">
            <text:p>CHERRY</text:p>
          </table:table-cell>
          <table:table-cell table:formula="of:=IF([.J50]=7;&quot;SEVEN&quot;; IF([.J50]=&quot;z&quot;;&quot;STAR&quot;; IF([.J50]=&quot;p&quot;;&quot;ORANGE&quot;; IF([.J50]=&quot;c&quot;;&quot;CHERRY&quot;; IF([.J50]=&quot;s&quot;;&quot;PLUM&quot;; IF([.J50]=&quot;g&quot;;&quot;GRAPE&quot;; IF([.J50]=&quot;l&quot;;&quot;LEMON&quot;; IF([.J50]=&quot;d&quot;;&quot;WATERMELON&quot;; &quot;&quot; ) ) ) ) ) ) ) )">
            <text:p/>
          </table:table-cell>
          <table:table-cell table:formula="of:=IF([.K50]=7;&quot;SEVEN&quot;; IF([.K50]=&quot;z&quot;;&quot;STAR&quot;; IF([.K50]=&quot;p&quot;;&quot;ORANGE&quot;; IF([.K50]=&quot;c&quot;;&quot;CHERRY&quot;; IF([.K50]=&quot;s&quot;;&quot;PLUM&quot;; IF([.K50]=&quot;g&quot;;&quot;GRAPE&quot;; IF([.K50]=&quot;l&quot;;&quot;LEMON&quot;; IF([.K50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table:style-name="ce2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51]=7;&quot;SEVEN&quot;; IF([.G51]=&quot;z&quot;;&quot;STAR&quot;; IF([.G51]=&quot;p&quot;;&quot;ORANGE&quot;; IF([.G51]=&quot;c&quot;;&quot;CHERRY&quot;; IF([.G51]=&quot;s&quot;;&quot;PLUM&quot;; IF([.G51]=&quot;g&quot;;&quot;GRAPE&quot;; IF([.G51]=&quot;l&quot;;&quot;LEMON&quot;; IF([.G51]=&quot;d&quot;;&quot;WATERMELON&quot;; &quot;&quot; ) ) ) ) ) ) ) )" office:value-type="string" office:string-value="CHERRY" calcext:value-type="string">
            <text:p>CHERRY</text:p>
          </table:table-cell>
          <table:table-cell table:formula="of:=IF([.H51]=7;&quot;SEVEN&quot;; IF([.H51]=&quot;z&quot;;&quot;STAR&quot;; IF([.H51]=&quot;p&quot;;&quot;ORANGE&quot;; IF([.H51]=&quot;c&quot;;&quot;CHERRY&quot;; IF([.H51]=&quot;s&quot;;&quot;PLUM&quot;; IF([.H51]=&quot;g&quot;;&quot;GRAPE&quot;; IF([.H51]=&quot;l&quot;;&quot;LEMON&quot;; IF([.H51]=&quot;d&quot;;&quot;WATERMELON&quot;; &quot;&quot; ) ) ) ) ) ) ) )" office:value-type="string" office:string-value="ORANGE" calcext:value-type="string">
            <text:p>ORANGE</text:p>
          </table:table-cell>
          <table:table-cell table:formula="of:=IF([.I51]=7;&quot;SEVEN&quot;; IF([.I51]=&quot;z&quot;;&quot;STAR&quot;; IF([.I51]=&quot;p&quot;;&quot;ORANGE&quot;; IF([.I51]=&quot;c&quot;;&quot;CHERRY&quot;; IF([.I51]=&quot;s&quot;;&quot;PLUM&quot;; IF([.I51]=&quot;g&quot;;&quot;GRAPE&quot;; IF([.I51]=&quot;l&quot;;&quot;LEMON&quot;; IF([.I51]=&quot;d&quot;;&quot;WATERMELON&quot;; &quot;&quot; ) ) ) ) ) ) ) )" office:value-type="string" office:string-value="CHERRY" calcext:value-type="string">
            <text:p>CHERRY</text:p>
          </table:table-cell>
          <table:table-cell table:formula="of:=IF([.J51]=7;&quot;SEVEN&quot;; IF([.J51]=&quot;z&quot;;&quot;STAR&quot;; IF([.J51]=&quot;p&quot;;&quot;ORANGE&quot;; IF([.J51]=&quot;c&quot;;&quot;CHERRY&quot;; IF([.J51]=&quot;s&quot;;&quot;PLUM&quot;; IF([.J51]=&quot;g&quot;;&quot;GRAPE&quot;; IF([.J51]=&quot;l&quot;;&quot;LEMON&quot;; IF([.J51]=&quot;d&quot;;&quot;WATERMELON&quot;; &quot;&quot; ) ) ) ) ) ) ) )">
            <text:p/>
          </table:table-cell>
          <table:table-cell table:formula="of:=IF([.K51]=7;&quot;SEVEN&quot;; IF([.K51]=&quot;z&quot;;&quot;STAR&quot;; IF([.K51]=&quot;p&quot;;&quot;ORANGE&quot;; IF([.K51]=&quot;c&quot;;&quot;CHERRY&quot;; IF([.K51]=&quot;s&quot;;&quot;PLUM&quot;; IF([.K51]=&quot;g&quot;;&quot;GRAPE&quot;; IF([.K51]=&quot;l&quot;;&quot;LEMON&quot;; IF([.K51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table:style-name="ce2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52]=7;&quot;SEVEN&quot;; IF([.G52]=&quot;z&quot;;&quot;STAR&quot;; IF([.G52]=&quot;p&quot;;&quot;ORANGE&quot;; IF([.G52]=&quot;c&quot;;&quot;CHERRY&quot;; IF([.G52]=&quot;s&quot;;&quot;PLUM&quot;; IF([.G52]=&quot;g&quot;;&quot;GRAPE&quot;; IF([.G52]=&quot;l&quot;;&quot;LEMON&quot;; IF([.G52]=&quot;d&quot;;&quot;WATERMELON&quot;; &quot;&quot; ) ) ) ) ) ) ) )" office:value-type="string" office:string-value="CHERRY" calcext:value-type="string">
            <text:p>CHERRY</text:p>
          </table:table-cell>
          <table:table-cell table:formula="of:=IF([.H52]=7;&quot;SEVEN&quot;; IF([.H52]=&quot;z&quot;;&quot;STAR&quot;; IF([.H52]=&quot;p&quot;;&quot;ORANGE&quot;; IF([.H52]=&quot;c&quot;;&quot;CHERRY&quot;; IF([.H52]=&quot;s&quot;;&quot;PLUM&quot;; IF([.H52]=&quot;g&quot;;&quot;GRAPE&quot;; IF([.H52]=&quot;l&quot;;&quot;LEMON&quot;; IF([.H52]=&quot;d&quot;;&quot;WATERMELON&quot;; &quot;&quot; ) ) ) ) ) ) ) )" office:value-type="string" office:string-value="ORANGE" calcext:value-type="string">
            <text:p>ORANGE</text:p>
          </table:table-cell>
          <table:table-cell table:formula="of:=IF([.I52]=7;&quot;SEVEN&quot;; IF([.I52]=&quot;z&quot;;&quot;STAR&quot;; IF([.I52]=&quot;p&quot;;&quot;ORANGE&quot;; IF([.I52]=&quot;c&quot;;&quot;CHERRY&quot;; IF([.I52]=&quot;s&quot;;&quot;PLUM&quot;; IF([.I52]=&quot;g&quot;;&quot;GRAPE&quot;; IF([.I52]=&quot;l&quot;;&quot;LEMON&quot;; IF([.I52]=&quot;d&quot;;&quot;WATERMELON&quot;; &quot;&quot; ) ) ) ) ) ) ) )" office:value-type="string" office:string-value="CHERRY" calcext:value-type="string">
            <text:p>CHERRY</text:p>
          </table:table-cell>
          <table:table-cell table:formula="of:=IF([.J52]=7;&quot;SEVEN&quot;; IF([.J52]=&quot;z&quot;;&quot;STAR&quot;; IF([.J52]=&quot;p&quot;;&quot;ORANGE&quot;; IF([.J52]=&quot;c&quot;;&quot;CHERRY&quot;; IF([.J52]=&quot;s&quot;;&quot;PLUM&quot;; IF([.J52]=&quot;g&quot;;&quot;GRAPE&quot;; IF([.J52]=&quot;l&quot;;&quot;LEMON&quot;; IF([.J52]=&quot;d&quot;;&quot;WATERMELON&quot;; &quot;&quot; ) ) ) ) ) ) ) )">
            <text:p/>
          </table:table-cell>
          <table:table-cell table:formula="of:=IF([.K52]=7;&quot;SEVEN&quot;; IF([.K52]=&quot;z&quot;;&quot;STAR&quot;; IF([.K52]=&quot;p&quot;;&quot;ORANGE&quot;; IF([.K52]=&quot;c&quot;;&quot;CHERRY&quot;; IF([.K52]=&quot;s&quot;;&quot;PLUM&quot;; IF([.K52]=&quot;g&quot;;&quot;GRAPE&quot;; IF([.K52]=&quot;l&quot;;&quot;LEMON&quot;; IF([.K52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table:style-name="ce2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53]=7;&quot;SEVEN&quot;; IF([.G53]=&quot;z&quot;;&quot;STAR&quot;; IF([.G53]=&quot;p&quot;;&quot;ORANGE&quot;; IF([.G53]=&quot;c&quot;;&quot;CHERRY&quot;; IF([.G53]=&quot;s&quot;;&quot;PLUM&quot;; IF([.G53]=&quot;g&quot;;&quot;GRAPE&quot;; IF([.G53]=&quot;l&quot;;&quot;LEMON&quot;; IF([.G53]=&quot;d&quot;;&quot;WATERMELON&quot;; &quot;&quot; ) ) ) ) ) ) ) )" office:value-type="string" office:string-value="CHERRY" calcext:value-type="string">
            <text:p>CHERRY</text:p>
          </table:table-cell>
          <table:table-cell table:formula="of:=IF([.H53]=7;&quot;SEVEN&quot;; IF([.H53]=&quot;z&quot;;&quot;STAR&quot;; IF([.H53]=&quot;p&quot;;&quot;ORANGE&quot;; IF([.H53]=&quot;c&quot;;&quot;CHERRY&quot;; IF([.H53]=&quot;s&quot;;&quot;PLUM&quot;; IF([.H53]=&quot;g&quot;;&quot;GRAPE&quot;; IF([.H53]=&quot;l&quot;;&quot;LEMON&quot;; IF([.H53]=&quot;d&quot;;&quot;WATERMELON&quot;; &quot;&quot; ) ) ) ) ) ) ) )" office:value-type="string" office:string-value="STAR" calcext:value-type="string">
            <text:p>STAR</text:p>
          </table:table-cell>
          <table:table-cell table:formula="of:=IF([.I53]=7;&quot;SEVEN&quot;; IF([.I53]=&quot;z&quot;;&quot;STAR&quot;; IF([.I53]=&quot;p&quot;;&quot;ORANGE&quot;; IF([.I53]=&quot;c&quot;;&quot;CHERRY&quot;; IF([.I53]=&quot;s&quot;;&quot;PLUM&quot;; IF([.I53]=&quot;g&quot;;&quot;GRAPE&quot;; IF([.I53]=&quot;l&quot;;&quot;LEMON&quot;; IF([.I53]=&quot;d&quot;;&quot;WATERMELON&quot;; &quot;&quot; ) ) ) ) ) ) ) )" office:value-type="string" office:string-value="CHERRY" calcext:value-type="string">
            <text:p>CHERRY</text:p>
          </table:table-cell>
          <table:table-cell table:formula="of:=IF([.J53]=7;&quot;SEVEN&quot;; IF([.J53]=&quot;z&quot;;&quot;STAR&quot;; IF([.J53]=&quot;p&quot;;&quot;ORANGE&quot;; IF([.J53]=&quot;c&quot;;&quot;CHERRY&quot;; IF([.J53]=&quot;s&quot;;&quot;PLUM&quot;; IF([.J53]=&quot;g&quot;;&quot;GRAPE&quot;; IF([.J53]=&quot;l&quot;;&quot;LEMON&quot;; IF([.J53]=&quot;d&quot;;&quot;WATERMELON&quot;; &quot;&quot; ) ) ) ) ) ) ) )">
            <text:p/>
          </table:table-cell>
          <table:table-cell table:formula="of:=IF([.K53]=7;&quot;SEVEN&quot;; IF([.K53]=&quot;z&quot;;&quot;STAR&quot;; IF([.K53]=&quot;p&quot;;&quot;ORANGE&quot;; IF([.K53]=&quot;c&quot;;&quot;CHERRY&quot;; IF([.K53]=&quot;s&quot;;&quot;PLUM&quot;; IF([.K53]=&quot;g&quot;;&quot;GRAPE&quot;; IF([.K53]=&quot;l&quot;;&quot;LEMON&quot;; IF([.K53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table:formula="of:=IF([.G54]=7;&quot;SEVEN&quot;; IF([.G54]=&quot;z&quot;;&quot;STAR&quot;; IF([.G54]=&quot;p&quot;;&quot;ORANGE&quot;; IF([.G54]=&quot;c&quot;;&quot;CHERRY&quot;; IF([.G54]=&quot;s&quot;;&quot;PLUM&quot;; IF([.G54]=&quot;g&quot;;&quot;GRAPE&quot;; IF([.G54]=&quot;l&quot;;&quot;LEMON&quot;; IF([.G54]=&quot;d&quot;;&quot;WATERMELON&quot;; &quot;&quot; ) ) ) ) ) ) ) )" office:value-type="string" office:string-value="LEMON" calcext:value-type="string">
            <text:p>LEMON</text:p>
          </table:table-cell>
          <table:table-cell table:formula="of:=IF([.H54]=7;&quot;SEVEN&quot;; IF([.H54]=&quot;z&quot;;&quot;STAR&quot;; IF([.H54]=&quot;p&quot;;&quot;ORANGE&quot;; IF([.H54]=&quot;c&quot;;&quot;CHERRY&quot;; IF([.H54]=&quot;s&quot;;&quot;PLUM&quot;; IF([.H54]=&quot;g&quot;;&quot;GRAPE&quot;; IF([.H54]=&quot;l&quot;;&quot;LEMON&quot;; IF([.H54]=&quot;d&quot;;&quot;WATERMELON&quot;; &quot;&quot; ) ) ) ) ) ) ) )" office:value-type="string" office:string-value="PLUM" calcext:value-type="string">
            <text:p>PLUM</text:p>
          </table:table-cell>
          <table:table-cell table:formula="of:=IF([.I54]=7;&quot;SEVEN&quot;; IF([.I54]=&quot;z&quot;;&quot;STAR&quot;; IF([.I54]=&quot;p&quot;;&quot;ORANGE&quot;; IF([.I54]=&quot;c&quot;;&quot;CHERRY&quot;; IF([.I54]=&quot;s&quot;;&quot;PLUM&quot;; IF([.I54]=&quot;g&quot;;&quot;GRAPE&quot;; IF([.I54]=&quot;l&quot;;&quot;LEMON&quot;; IF([.I54]=&quot;d&quot;;&quot;WATERMELON&quot;; &quot;&quot; ) ) ) ) ) ) ) )" office:value-type="string" office:string-value="ORANGE" calcext:value-type="string">
            <text:p>ORANGE</text:p>
          </table:table-cell>
          <table:table-cell table:formula="of:=IF([.J54]=7;&quot;SEVEN&quot;; IF([.J54]=&quot;z&quot;;&quot;STAR&quot;; IF([.J54]=&quot;p&quot;;&quot;ORANGE&quot;; IF([.J54]=&quot;c&quot;;&quot;CHERRY&quot;; IF([.J54]=&quot;s&quot;;&quot;PLUM&quot;; IF([.J54]=&quot;g&quot;;&quot;GRAPE&quot;; IF([.J54]=&quot;l&quot;;&quot;LEMON&quot;; IF([.J54]=&quot;d&quot;;&quot;WATERMELON&quot;; &quot;&quot; ) ) ) ) ) ) ) )">
            <text:p/>
          </table:table-cell>
          <table:table-cell table:formula="of:=IF([.K54]=7;&quot;SEVEN&quot;; IF([.K54]=&quot;z&quot;;&quot;STAR&quot;; IF([.K54]=&quot;p&quot;;&quot;ORANGE&quot;; IF([.K54]=&quot;c&quot;;&quot;CHERRY&quot;; IF([.K54]=&quot;s&quot;;&quot;PLUM&quot;; IF([.K54]=&quot;g&quot;;&quot;GRAPE&quot;; IF([.K54]=&quot;l&quot;;&quot;LEMON&quot;; IF([.K54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table:formula="of:=IF([.G55]=7;&quot;SEVEN&quot;; IF([.G55]=&quot;z&quot;;&quot;STAR&quot;; IF([.G55]=&quot;p&quot;;&quot;ORANGE&quot;; IF([.G55]=&quot;c&quot;;&quot;CHERRY&quot;; IF([.G55]=&quot;s&quot;;&quot;PLUM&quot;; IF([.G55]=&quot;g&quot;;&quot;GRAPE&quot;; IF([.G55]=&quot;l&quot;;&quot;LEMON&quot;; IF([.G55]=&quot;d&quot;;&quot;WATERMELON&quot;; &quot;&quot; ) ) ) ) ) ) ) )" office:value-type="string" office:string-value="LEMON" calcext:value-type="string">
            <text:p>LEMON</text:p>
          </table:table-cell>
          <table:table-cell table:formula="of:=IF([.H55]=7;&quot;SEVEN&quot;; IF([.H55]=&quot;z&quot;;&quot;STAR&quot;; IF([.H55]=&quot;p&quot;;&quot;ORANGE&quot;; IF([.H55]=&quot;c&quot;;&quot;CHERRY&quot;; IF([.H55]=&quot;s&quot;;&quot;PLUM&quot;; IF([.H55]=&quot;g&quot;;&quot;GRAPE&quot;; IF([.H55]=&quot;l&quot;;&quot;LEMON&quot;; IF([.H55]=&quot;d&quot;;&quot;WATERMELON&quot;; &quot;&quot; ) ) ) ) ) ) ) )" office:value-type="string" office:string-value="PLUM" calcext:value-type="string">
            <text:p>PLUM</text:p>
          </table:table-cell>
          <table:table-cell table:formula="of:=IF([.I55]=7;&quot;SEVEN&quot;; IF([.I55]=&quot;z&quot;;&quot;STAR&quot;; IF([.I55]=&quot;p&quot;;&quot;ORANGE&quot;; IF([.I55]=&quot;c&quot;;&quot;CHERRY&quot;; IF([.I55]=&quot;s&quot;;&quot;PLUM&quot;; IF([.I55]=&quot;g&quot;;&quot;GRAPE&quot;; IF([.I55]=&quot;l&quot;;&quot;LEMON&quot;; IF([.I55]=&quot;d&quot;;&quot;WATERMELON&quot;; &quot;&quot; ) ) ) ) ) ) ) )" office:value-type="string" office:string-value="ORANGE" calcext:value-type="string">
            <text:p>ORANGE</text:p>
          </table:table-cell>
          <table:table-cell table:formula="of:=IF([.J55]=7;&quot;SEVEN&quot;; IF([.J55]=&quot;z&quot;;&quot;STAR&quot;; IF([.J55]=&quot;p&quot;;&quot;ORANGE&quot;; IF([.J55]=&quot;c&quot;;&quot;CHERRY&quot;; IF([.J55]=&quot;s&quot;;&quot;PLUM&quot;; IF([.J55]=&quot;g&quot;;&quot;GRAPE&quot;; IF([.J55]=&quot;l&quot;;&quot;LEMON&quot;; IF([.J55]=&quot;d&quot;;&quot;WATERMELON&quot;; &quot;&quot; ) ) ) ) ) ) ) )">
            <text:p/>
          </table:table-cell>
          <table:table-cell table:formula="of:=IF([.K55]=7;&quot;SEVEN&quot;; IF([.K55]=&quot;z&quot;;&quot;STAR&quot;; IF([.K55]=&quot;p&quot;;&quot;ORANGE&quot;; IF([.K55]=&quot;c&quot;;&quot;CHERRY&quot;; IF([.K55]=&quot;s&quot;;&quot;PLUM&quot;; IF([.K55]=&quot;g&quot;;&quot;GRAPE&quot;; IF([.K55]=&quot;l&quot;;&quot;LEMON&quot;; IF([.K55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table:formula="of:=IF([.G56]=7;&quot;SEVEN&quot;; IF([.G56]=&quot;z&quot;;&quot;STAR&quot;; IF([.G56]=&quot;p&quot;;&quot;ORANGE&quot;; IF([.G56]=&quot;c&quot;;&quot;CHERRY&quot;; IF([.G56]=&quot;s&quot;;&quot;PLUM&quot;; IF([.G56]=&quot;g&quot;;&quot;GRAPE&quot;; IF([.G56]=&quot;l&quot;;&quot;LEMON&quot;; IF([.G56]=&quot;d&quot;;&quot;WATERMELON&quot;; &quot;&quot; ) ) ) ) ) ) ) )" office:value-type="string" office:string-value="LEMON" calcext:value-type="string">
            <text:p>LEMON</text:p>
          </table:table-cell>
          <table:table-cell table:formula="of:=IF([.H56]=7;&quot;SEVEN&quot;; IF([.H56]=&quot;z&quot;;&quot;STAR&quot;; IF([.H56]=&quot;p&quot;;&quot;ORANGE&quot;; IF([.H56]=&quot;c&quot;;&quot;CHERRY&quot;; IF([.H56]=&quot;s&quot;;&quot;PLUM&quot;; IF([.H56]=&quot;g&quot;;&quot;GRAPE&quot;; IF([.H56]=&quot;l&quot;;&quot;LEMON&quot;; IF([.H56]=&quot;d&quot;;&quot;WATERMELON&quot;; &quot;&quot; ) ) ) ) ) ) ) )" office:value-type="string" office:string-value="PLUM" calcext:value-type="string">
            <text:p>PLUM</text:p>
          </table:table-cell>
          <table:table-cell table:formula="of:=IF([.I56]=7;&quot;SEVEN&quot;; IF([.I56]=&quot;z&quot;;&quot;STAR&quot;; IF([.I56]=&quot;p&quot;;&quot;ORANGE&quot;; IF([.I56]=&quot;c&quot;;&quot;CHERRY&quot;; IF([.I56]=&quot;s&quot;;&quot;PLUM&quot;; IF([.I56]=&quot;g&quot;;&quot;GRAPE&quot;; IF([.I56]=&quot;l&quot;;&quot;LEMON&quot;; IF([.I56]=&quot;d&quot;;&quot;WATERMELON&quot;; &quot;&quot; ) ) ) ) ) ) ) )" office:value-type="string" office:string-value="ORANGE" calcext:value-type="string">
            <text:p>ORANGE</text:p>
          </table:table-cell>
          <table:table-cell table:formula="of:=IF([.J56]=7;&quot;SEVEN&quot;; IF([.J56]=&quot;z&quot;;&quot;STAR&quot;; IF([.J56]=&quot;p&quot;;&quot;ORANGE&quot;; IF([.J56]=&quot;c&quot;;&quot;CHERRY&quot;; IF([.J56]=&quot;s&quot;;&quot;PLUM&quot;; IF([.J56]=&quot;g&quot;;&quot;GRAPE&quot;; IF([.J56]=&quot;l&quot;;&quot;LEMON&quot;; IF([.J56]=&quot;d&quot;;&quot;WATERMELON&quot;; &quot;&quot; ) ) ) ) ) ) ) )">
            <text:p/>
          </table:table-cell>
          <table:table-cell table:formula="of:=IF([.K56]=7;&quot;SEVEN&quot;; IF([.K56]=&quot;z&quot;;&quot;STAR&quot;; IF([.K56]=&quot;p&quot;;&quot;ORANGE&quot;; IF([.K56]=&quot;c&quot;;&quot;CHERRY&quot;; IF([.K56]=&quot;s&quot;;&quot;PLUM&quot;; IF([.K56]=&quot;g&quot;;&quot;GRAPE&quot;; IF([.K56]=&quot;l&quot;;&quot;LEMON&quot;; IF([.K56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table:formula="of:=IF([.G57]=7;&quot;SEVEN&quot;; IF([.G57]=&quot;z&quot;;&quot;STAR&quot;; IF([.G57]=&quot;p&quot;;&quot;ORANGE&quot;; IF([.G57]=&quot;c&quot;;&quot;CHERRY&quot;; IF([.G57]=&quot;s&quot;;&quot;PLUM&quot;; IF([.G57]=&quot;g&quot;;&quot;GRAPE&quot;; IF([.G57]=&quot;l&quot;;&quot;LEMON&quot;; IF([.G57]=&quot;d&quot;;&quot;WATERMELON&quot;; &quot;&quot; ) ) ) ) ) ) ) )" office:value-type="string" office:string-value="LEMON" calcext:value-type="string">
            <text:p>LEMON</text:p>
          </table:table-cell>
          <table:table-cell table:formula="of:=IF([.H57]=7;&quot;SEVEN&quot;; IF([.H57]=&quot;z&quot;;&quot;STAR&quot;; IF([.H57]=&quot;p&quot;;&quot;ORANGE&quot;; IF([.H57]=&quot;c&quot;;&quot;CHERRY&quot;; IF([.H57]=&quot;s&quot;;&quot;PLUM&quot;; IF([.H57]=&quot;g&quot;;&quot;GRAPE&quot;; IF([.H57]=&quot;l&quot;;&quot;LEMON&quot;; IF([.H57]=&quot;d&quot;;&quot;WATERMELON&quot;; &quot;&quot; ) ) ) ) ) ) ) )" office:value-type="string" office:string-value="PLUM" calcext:value-type="string">
            <text:p>PLUM</text:p>
          </table:table-cell>
          <table:table-cell table:formula="of:=IF([.I57]=7;&quot;SEVEN&quot;; IF([.I57]=&quot;z&quot;;&quot;STAR&quot;; IF([.I57]=&quot;p&quot;;&quot;ORANGE&quot;; IF([.I57]=&quot;c&quot;;&quot;CHERRY&quot;; IF([.I57]=&quot;s&quot;;&quot;PLUM&quot;; IF([.I57]=&quot;g&quot;;&quot;GRAPE&quot;; IF([.I57]=&quot;l&quot;;&quot;LEMON&quot;; IF([.I57]=&quot;d&quot;;&quot;WATERMELON&quot;; &quot;&quot; ) ) ) ) ) ) ) )" office:value-type="string" office:string-value="ORANGE" calcext:value-type="string">
            <text:p>ORANGE</text:p>
          </table:table-cell>
          <table:table-cell table:formula="of:=IF([.J57]=7;&quot;SEVEN&quot;; IF([.J57]=&quot;z&quot;;&quot;STAR&quot;; IF([.J57]=&quot;p&quot;;&quot;ORANGE&quot;; IF([.J57]=&quot;c&quot;;&quot;CHERRY&quot;; IF([.J57]=&quot;s&quot;;&quot;PLUM&quot;; IF([.J57]=&quot;g&quot;;&quot;GRAPE&quot;; IF([.J57]=&quot;l&quot;;&quot;LEMON&quot;; IF([.J57]=&quot;d&quot;;&quot;WATERMELON&quot;; &quot;&quot; ) ) ) ) ) ) ) )">
            <text:p/>
          </table:table-cell>
          <table:table-cell table:formula="of:=IF([.K57]=7;&quot;SEVEN&quot;; IF([.K57]=&quot;z&quot;;&quot;STAR&quot;; IF([.K57]=&quot;p&quot;;&quot;ORANGE&quot;; IF([.K57]=&quot;c&quot;;&quot;CHERRY&quot;; IF([.K57]=&quot;s&quot;;&quot;PLUM&quot;; IF([.K57]=&quot;g&quot;;&quot;GRAPE&quot;; IF([.K57]=&quot;l&quot;;&quot;LEMON&quot;; IF([.K57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58]=7;&quot;SEVEN&quot;; IF([.G58]=&quot;z&quot;;&quot;STAR&quot;; IF([.G58]=&quot;p&quot;;&quot;ORANGE&quot;; IF([.G58]=&quot;c&quot;;&quot;CHERRY&quot;; IF([.G58]=&quot;s&quot;;&quot;PLUM&quot;; IF([.G58]=&quot;g&quot;;&quot;GRAPE&quot;; IF([.G58]=&quot;l&quot;;&quot;LEMON&quot;; IF([.G58]=&quot;d&quot;;&quot;WATERMELON&quot;; &quot;&quot; ) ) ) ) ) ) ) )" office:value-type="string" office:string-value="GRAPE" calcext:value-type="string">
            <text:p>GRAPE</text:p>
          </table:table-cell>
          <table:table-cell table:formula="of:=IF([.H58]=7;&quot;SEVEN&quot;; IF([.H58]=&quot;z&quot;;&quot;STAR&quot;; IF([.H58]=&quot;p&quot;;&quot;ORANGE&quot;; IF([.H58]=&quot;c&quot;;&quot;CHERRY&quot;; IF([.H58]=&quot;s&quot;;&quot;PLUM&quot;; IF([.H58]=&quot;g&quot;;&quot;GRAPE&quot;; IF([.H58]=&quot;l&quot;;&quot;LEMON&quot;; IF([.H58]=&quot;d&quot;;&quot;WATERMELON&quot;; &quot;&quot; ) ) ) ) ) ) ) )" office:value-type="string" office:string-value="ORANGE" calcext:value-type="string">
            <text:p>ORANGE</text:p>
          </table:table-cell>
          <table:table-cell table:formula="of:=IF([.I58]=7;&quot;SEVEN&quot;; IF([.I58]=&quot;z&quot;;&quot;STAR&quot;; IF([.I58]=&quot;p&quot;;&quot;ORANGE&quot;; IF([.I58]=&quot;c&quot;;&quot;CHERRY&quot;; IF([.I58]=&quot;s&quot;;&quot;PLUM&quot;; IF([.I58]=&quot;g&quot;;&quot;GRAPE&quot;; IF([.I58]=&quot;l&quot;;&quot;LEMON&quot;; IF([.I58]=&quot;d&quot;;&quot;WATERMELON&quot;; &quot;&quot; ) ) ) ) ) ) ) )" office:value-type="string" office:string-value="PLUM" calcext:value-type="string">
            <text:p>PLUM</text:p>
          </table:table-cell>
          <table:table-cell table:formula="of:=IF([.J58]=7;&quot;SEVEN&quot;; IF([.J58]=&quot;z&quot;;&quot;STAR&quot;; IF([.J58]=&quot;p&quot;;&quot;ORANGE&quot;; IF([.J58]=&quot;c&quot;;&quot;CHERRY&quot;; IF([.J58]=&quot;s&quot;;&quot;PLUM&quot;; IF([.J58]=&quot;g&quot;;&quot;GRAPE&quot;; IF([.J58]=&quot;l&quot;;&quot;LEMON&quot;; IF([.J58]=&quot;d&quot;;&quot;WATERMELON&quot;; &quot;&quot; ) ) ) ) ) ) ) )">
            <text:p/>
          </table:table-cell>
          <table:table-cell table:formula="of:=IF([.K58]=7;&quot;SEVEN&quot;; IF([.K58]=&quot;z&quot;;&quot;STAR&quot;; IF([.K58]=&quot;p&quot;;&quot;ORANGE&quot;; IF([.K58]=&quot;c&quot;;&quot;CHERRY&quot;; IF([.K58]=&quot;s&quot;;&quot;PLUM&quot;; IF([.K58]=&quot;g&quot;;&quot;GRAPE&quot;; IF([.K58]=&quot;l&quot;;&quot;LEMON&quot;; IF([.K58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table:style-name="ce2" office:value-type="string" calcext:value-type="string">
            <text:p>s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59]=7;&quot;SEVEN&quot;; IF([.G59]=&quot;z&quot;;&quot;STAR&quot;; IF([.G59]=&quot;p&quot;;&quot;ORANGE&quot;; IF([.G59]=&quot;c&quot;;&quot;CHERRY&quot;; IF([.G59]=&quot;s&quot;;&quot;PLUM&quot;; IF([.G59]=&quot;g&quot;;&quot;GRAPE&quot;; IF([.G59]=&quot;l&quot;;&quot;LEMON&quot;; IF([.G59]=&quot;d&quot;;&quot;WATERMELON&quot;; &quot;&quot; ) ) ) ) ) ) ) )" office:value-type="string" office:string-value="GRAPE" calcext:value-type="string">
            <text:p>GRAPE</text:p>
          </table:table-cell>
          <table:table-cell table:formula="of:=IF([.H59]=7;&quot;SEVEN&quot;; IF([.H59]=&quot;z&quot;;&quot;STAR&quot;; IF([.H59]=&quot;p&quot;;&quot;ORANGE&quot;; IF([.H59]=&quot;c&quot;;&quot;CHERRY&quot;; IF([.H59]=&quot;s&quot;;&quot;PLUM&quot;; IF([.H59]=&quot;g&quot;;&quot;GRAPE&quot;; IF([.H59]=&quot;l&quot;;&quot;LEMON&quot;; IF([.H59]=&quot;d&quot;;&quot;WATERMELON&quot;; &quot;&quot; ) ) ) ) ) ) ) )" office:value-type="string" office:string-value="ORANGE" calcext:value-type="string">
            <text:p>ORANGE</text:p>
          </table:table-cell>
          <table:table-cell table:formula="of:=IF([.I59]=7;&quot;SEVEN&quot;; IF([.I59]=&quot;z&quot;;&quot;STAR&quot;; IF([.I59]=&quot;p&quot;;&quot;ORANGE&quot;; IF([.I59]=&quot;c&quot;;&quot;CHERRY&quot;; IF([.I59]=&quot;s&quot;;&quot;PLUM&quot;; IF([.I59]=&quot;g&quot;;&quot;GRAPE&quot;; IF([.I59]=&quot;l&quot;;&quot;LEMON&quot;; IF([.I59]=&quot;d&quot;;&quot;WATERMELON&quot;; &quot;&quot; ) ) ) ) ) ) ) )" office:value-type="string" office:string-value="PLUM" calcext:value-type="string">
            <text:p>PLUM</text:p>
          </table:table-cell>
          <table:table-cell table:formula="of:=IF([.J59]=7;&quot;SEVEN&quot;; IF([.J59]=&quot;z&quot;;&quot;STAR&quot;; IF([.J59]=&quot;p&quot;;&quot;ORANGE&quot;; IF([.J59]=&quot;c&quot;;&quot;CHERRY&quot;; IF([.J59]=&quot;s&quot;;&quot;PLUM&quot;; IF([.J59]=&quot;g&quot;;&quot;GRAPE&quot;; IF([.J59]=&quot;l&quot;;&quot;LEMON&quot;; IF([.J59]=&quot;d&quot;;&quot;WATERMELON&quot;; &quot;&quot; ) ) ) ) ) ) ) )">
            <text:p/>
          </table:table-cell>
          <table:table-cell table:formula="of:=IF([.K59]=7;&quot;SEVEN&quot;; IF([.K59]=&quot;z&quot;;&quot;STAR&quot;; IF([.K59]=&quot;p&quot;;&quot;ORANGE&quot;; IF([.K59]=&quot;c&quot;;&quot;CHERRY&quot;; IF([.K59]=&quot;s&quot;;&quot;PLUM&quot;; IF([.K59]=&quot;g&quot;;&quot;GRAPE&quot;; IF([.K59]=&quot;l&quot;;&quot;LEMON&quot;; IF([.K59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table:style-name="ce2" office:value-type="string" calcext:value-type="string">
            <text:p>s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60]=7;&quot;SEVEN&quot;; IF([.G60]=&quot;z&quot;;&quot;STAR&quot;; IF([.G60]=&quot;p&quot;;&quot;ORANGE&quot;; IF([.G60]=&quot;c&quot;;&quot;CHERRY&quot;; IF([.G60]=&quot;s&quot;;&quot;PLUM&quot;; IF([.G60]=&quot;g&quot;;&quot;GRAPE&quot;; IF([.G60]=&quot;l&quot;;&quot;LEMON&quot;; IF([.G60]=&quot;d&quot;;&quot;WATERMELON&quot;; &quot;&quot; ) ) ) ) ) ) ) )" office:value-type="string" office:string-value="GRAPE" calcext:value-type="string">
            <text:p>GRAPE</text:p>
          </table:table-cell>
          <table:table-cell table:formula="of:=IF([.H60]=7;&quot;SEVEN&quot;; IF([.H60]=&quot;z&quot;;&quot;STAR&quot;; IF([.H60]=&quot;p&quot;;&quot;ORANGE&quot;; IF([.H60]=&quot;c&quot;;&quot;CHERRY&quot;; IF([.H60]=&quot;s&quot;;&quot;PLUM&quot;; IF([.H60]=&quot;g&quot;;&quot;GRAPE&quot;; IF([.H60]=&quot;l&quot;;&quot;LEMON&quot;; IF([.H60]=&quot;d&quot;;&quot;WATERMELON&quot;; &quot;&quot; ) ) ) ) ) ) ) )" office:value-type="string" office:string-value="ORANGE" calcext:value-type="string">
            <text:p>ORANGE</text:p>
          </table:table-cell>
          <table:table-cell table:formula="of:=IF([.I60]=7;&quot;SEVEN&quot;; IF([.I60]=&quot;z&quot;;&quot;STAR&quot;; IF([.I60]=&quot;p&quot;;&quot;ORANGE&quot;; IF([.I60]=&quot;c&quot;;&quot;CHERRY&quot;; IF([.I60]=&quot;s&quot;;&quot;PLUM&quot;; IF([.I60]=&quot;g&quot;;&quot;GRAPE&quot;; IF([.I60]=&quot;l&quot;;&quot;LEMON&quot;; IF([.I60]=&quot;d&quot;;&quot;WATERMELON&quot;; &quot;&quot; ) ) ) ) ) ) ) )" office:value-type="string" office:string-value="PLUM" calcext:value-type="string">
            <text:p>PLUM</text:p>
          </table:table-cell>
          <table:table-cell table:formula="of:=IF([.J60]=7;&quot;SEVEN&quot;; IF([.J60]=&quot;z&quot;;&quot;STAR&quot;; IF([.J60]=&quot;p&quot;;&quot;ORANGE&quot;; IF([.J60]=&quot;c&quot;;&quot;CHERRY&quot;; IF([.J60]=&quot;s&quot;;&quot;PLUM&quot;; IF([.J60]=&quot;g&quot;;&quot;GRAPE&quot;; IF([.J60]=&quot;l&quot;;&quot;LEMON&quot;; IF([.J60]=&quot;d&quot;;&quot;WATERMELON&quot;; &quot;&quot; ) ) ) ) ) ) ) )">
            <text:p/>
          </table:table-cell>
          <table:table-cell table:formula="of:=IF([.K60]=7;&quot;SEVEN&quot;; IF([.K60]=&quot;z&quot;;&quot;STAR&quot;; IF([.K60]=&quot;p&quot;;&quot;ORANGE&quot;; IF([.K60]=&quot;c&quot;;&quot;CHERRY&quot;; IF([.K60]=&quot;s&quot;;&quot;PLUM&quot;; IF([.K60]=&quot;g&quot;;&quot;GRAPE&quot;; IF([.K60]=&quot;l&quot;;&quot;LEMON&quot;; IF([.K60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table:style-name="ce2" office:value-type="string" calcext:value-type="string">
            <text:p>s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61]=7;&quot;SEVEN&quot;; IF([.G61]=&quot;z&quot;;&quot;STAR&quot;; IF([.G61]=&quot;p&quot;;&quot;ORANGE&quot;; IF([.G61]=&quot;c&quot;;&quot;CHERRY&quot;; IF([.G61]=&quot;s&quot;;&quot;PLUM&quot;; IF([.G61]=&quot;g&quot;;&quot;GRAPE&quot;; IF([.G61]=&quot;l&quot;;&quot;LEMON&quot;; IF([.G61]=&quot;d&quot;;&quot;WATERMELON&quot;; &quot;&quot; ) ) ) ) ) ) ) )" office:value-type="string" office:string-value="GRAPE" calcext:value-type="string">
            <text:p>GRAPE</text:p>
          </table:table-cell>
          <table:table-cell table:formula="of:=IF([.H61]=7;&quot;SEVEN&quot;; IF([.H61]=&quot;z&quot;;&quot;STAR&quot;; IF([.H61]=&quot;p&quot;;&quot;ORANGE&quot;; IF([.H61]=&quot;c&quot;;&quot;CHERRY&quot;; IF([.H61]=&quot;s&quot;;&quot;PLUM&quot;; IF([.H61]=&quot;g&quot;;&quot;GRAPE&quot;; IF([.H61]=&quot;l&quot;;&quot;LEMON&quot;; IF([.H61]=&quot;d&quot;;&quot;WATERMELON&quot;; &quot;&quot; ) ) ) ) ) ) ) )" office:value-type="string" office:string-value="ORANGE" calcext:value-type="string">
            <text:p>ORANGE</text:p>
          </table:table-cell>
          <table:table-cell table:formula="of:=IF([.I61]=7;&quot;SEVEN&quot;; IF([.I61]=&quot;z&quot;;&quot;STAR&quot;; IF([.I61]=&quot;p&quot;;&quot;ORANGE&quot;; IF([.I61]=&quot;c&quot;;&quot;CHERRY&quot;; IF([.I61]=&quot;s&quot;;&quot;PLUM&quot;; IF([.I61]=&quot;g&quot;;&quot;GRAPE&quot;; IF([.I61]=&quot;l&quot;;&quot;LEMON&quot;; IF([.I61]=&quot;d&quot;;&quot;WATERMELON&quot;; &quot;&quot; ) ) ) ) ) ) ) )" office:value-type="string" office:string-value="PLUM" calcext:value-type="string">
            <text:p>PLUM</text:p>
          </table:table-cell>
          <table:table-cell table:formula="of:=IF([.J61]=7;&quot;SEVEN&quot;; IF([.J61]=&quot;z&quot;;&quot;STAR&quot;; IF([.J61]=&quot;p&quot;;&quot;ORANGE&quot;; IF([.J61]=&quot;c&quot;;&quot;CHERRY&quot;; IF([.J61]=&quot;s&quot;;&quot;PLUM&quot;; IF([.J61]=&quot;g&quot;;&quot;GRAPE&quot;; IF([.J61]=&quot;l&quot;;&quot;LEMON&quot;; IF([.J61]=&quot;d&quot;;&quot;WATERMELON&quot;; &quot;&quot; ) ) ) ) ) ) ) )">
            <text:p/>
          </table:table-cell>
          <table:table-cell table:formula="of:=IF([.K61]=7;&quot;SEVEN&quot;; IF([.K61]=&quot;z&quot;;&quot;STAR&quot;; IF([.K61]=&quot;p&quot;;&quot;ORANGE&quot;; IF([.K61]=&quot;c&quot;;&quot;CHERRY&quot;; IF([.K61]=&quot;s&quot;;&quot;PLUM&quot;; IF([.K61]=&quot;g&quot;;&quot;GRAPE&quot;; IF([.K61]=&quot;l&quot;;&quot;LEMON&quot;; IF([.K61]=&quot;d&quot;;&quot;WATERMELON&quot;; &quot;&quot; ) ) ) ) ) ) ) )" office:value-type="string" office:string-value="GRAPE" calcext:value-type="string">
            <text:p>GRAPE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table:style-name="ce2" office:value-type="string" calcext:value-type="string">
            <text:p>s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table:formula="of:=IF([.G62]=7;&quot;SEVEN&quot;; IF([.G62]=&quot;z&quot;;&quot;STAR&quot;; IF([.G62]=&quot;p&quot;;&quot;ORANGE&quot;; IF([.G62]=&quot;c&quot;;&quot;CHERRY&quot;; IF([.G62]=&quot;s&quot;;&quot;PLUM&quot;; IF([.G62]=&quot;g&quot;;&quot;GRAPE&quot;; IF([.G62]=&quot;l&quot;;&quot;LEMON&quot;; IF([.G62]=&quot;d&quot;;&quot;WATERMELON&quot;; &quot;&quot; ) ) ) ) ) ) ) )" office:value-type="string" office:string-value="STAR" calcext:value-type="string">
            <text:p>STAR</text:p>
          </table:table-cell>
          <table:table-cell table:formula="of:=IF([.H62]=7;&quot;SEVEN&quot;; IF([.H62]=&quot;z&quot;;&quot;STAR&quot;; IF([.H62]=&quot;p&quot;;&quot;ORANGE&quot;; IF([.H62]=&quot;c&quot;;&quot;CHERRY&quot;; IF([.H62]=&quot;s&quot;;&quot;PLUM&quot;; IF([.H62]=&quot;g&quot;;&quot;GRAPE&quot;; IF([.H62]=&quot;l&quot;;&quot;LEMON&quot;; IF([.H62]=&quot;d&quot;;&quot;WATERMELON&quot;; &quot;&quot; ) ) ) ) ) ) ) )" office:value-type="string" office:string-value="STAR" calcext:value-type="string">
            <text:p>STAR</text:p>
          </table:table-cell>
          <table:table-cell table:formula="of:=IF([.I62]=7;&quot;SEVEN&quot;; IF([.I62]=&quot;z&quot;;&quot;STAR&quot;; IF([.I62]=&quot;p&quot;;&quot;ORANGE&quot;; IF([.I62]=&quot;c&quot;;&quot;CHERRY&quot;; IF([.I62]=&quot;s&quot;;&quot;PLUM&quot;; IF([.I62]=&quot;g&quot;;&quot;GRAPE&quot;; IF([.I62]=&quot;l&quot;;&quot;LEMON&quot;; IF([.I62]=&quot;d&quot;;&quot;WATERMELON&quot;; &quot;&quot; ) ) ) ) ) ) ) )" office:value-type="string" office:string-value="CHERRY" calcext:value-type="string">
            <text:p>CHERRY</text:p>
          </table:table-cell>
          <table:table-cell table:formula="of:=IF([.J62]=7;&quot;SEVEN&quot;; IF([.J62]=&quot;z&quot;;&quot;STAR&quot;; IF([.J62]=&quot;p&quot;;&quot;ORANGE&quot;; IF([.J62]=&quot;c&quot;;&quot;CHERRY&quot;; IF([.J62]=&quot;s&quot;;&quot;PLUM&quot;; IF([.J62]=&quot;g&quot;;&quot;GRAPE&quot;; IF([.J62]=&quot;l&quot;;&quot;LEMON&quot;; IF([.J62]=&quot;d&quot;;&quot;WATERMELON&quot;; &quot;&quot; ) ) ) ) ) ) ) )">
            <text:p/>
          </table:table-cell>
          <table:table-cell table:formula="of:=IF([.K62]=7;&quot;SEVEN&quot;; IF([.K62]=&quot;z&quot;;&quot;STAR&quot;; IF([.K62]=&quot;p&quot;;&quot;ORANGE&quot;; IF([.K62]=&quot;c&quot;;&quot;CHERRY&quot;; IF([.K62]=&quot;s&quot;;&quot;PLUM&quot;; IF([.K62]=&quot;g&quot;;&quot;GRAPE&quot;; IF([.K62]=&quot;l&quot;;&quot;LEMON&quot;; IF([.K62]=&quot;d&quot;;&quot;WATERMELON&quot;; &quot;&quot; ) ) ) ) ) ) ) )" office:value-type="string" office:string-value="GRAPE" calcext:value-type="string">
            <text:p>GRAPE</text:p>
          </table:table-cell>
          <table:table-cell/>
          <table:table-cell table:number-columns-repeated="2"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table:formula="of:=IF([.G63]=7;&quot;SEVEN&quot;; IF([.G63]=&quot;z&quot;;&quot;STAR&quot;; IF([.G63]=&quot;p&quot;;&quot;ORANGE&quot;; IF([.G63]=&quot;c&quot;;&quot;CHERRY&quot;; IF([.G63]=&quot;s&quot;;&quot;PLUM&quot;; IF([.G63]=&quot;g&quot;;&quot;GRAPE&quot;; IF([.G63]=&quot;l&quot;;&quot;LEMON&quot;; IF([.G63]=&quot;d&quot;;&quot;WATERMELON&quot;; &quot;&quot; ) ) ) ) ) ) ) )" office:value-type="string" office:string-value="ORANGE" calcext:value-type="string">
            <text:p>ORANGE</text:p>
          </table:table-cell>
          <table:table-cell table:formula="of:=IF([.H63]=7;&quot;SEVEN&quot;; IF([.H63]=&quot;z&quot;;&quot;STAR&quot;; IF([.H63]=&quot;p&quot;;&quot;ORANGE&quot;; IF([.H63]=&quot;c&quot;;&quot;CHERRY&quot;; IF([.H63]=&quot;s&quot;;&quot;PLUM&quot;; IF([.H63]=&quot;g&quot;;&quot;GRAPE&quot;; IF([.H63]=&quot;l&quot;;&quot;LEMON&quot;; IF([.H63]=&quot;d&quot;;&quot;WATERMELON&quot;; &quot;&quot; ) ) ) ) ) ) ) )" office:value-type="string" office:string-value="CHERRY" calcext:value-type="string">
            <text:p>CHERRY</text:p>
          </table:table-cell>
          <table:table-cell table:formula="of:=IF([.I63]=7;&quot;SEVEN&quot;; IF([.I63]=&quot;z&quot;;&quot;STAR&quot;; IF([.I63]=&quot;p&quot;;&quot;ORANGE&quot;; IF([.I63]=&quot;c&quot;;&quot;CHERRY&quot;; IF([.I63]=&quot;s&quot;;&quot;PLUM&quot;; IF([.I63]=&quot;g&quot;;&quot;GRAPE&quot;; IF([.I63]=&quot;l&quot;;&quot;LEMON&quot;; IF([.I63]=&quot;d&quot;;&quot;WATERMELON&quot;; &quot;&quot; ) ) ) ) ) ) ) )" office:value-type="string" office:string-value="CHERRY" calcext:value-type="string">
            <text:p>CHERRY</text:p>
          </table:table-cell>
          <table:table-cell table:formula="of:=IF([.J63]=7;&quot;SEVEN&quot;; IF([.J63]=&quot;z&quot;;&quot;STAR&quot;; IF([.J63]=&quot;p&quot;;&quot;ORANGE&quot;; IF([.J63]=&quot;c&quot;;&quot;CHERRY&quot;; IF([.J63]=&quot;s&quot;;&quot;PLUM&quot;; IF([.J63]=&quot;g&quot;;&quot;GRAPE&quot;; IF([.J63]=&quot;l&quot;;&quot;LEMON&quot;; IF([.J63]=&quot;d&quot;;&quot;WATERMELON&quot;; &quot;&quot; ) ) ) ) ) ) ) )">
            <text:p/>
          </table:table-cell>
          <table:table-cell table:formula="of:=IF([.K63]=7;&quot;SEVEN&quot;; IF([.K63]=&quot;z&quot;;&quot;STAR&quot;; IF([.K63]=&quot;p&quot;;&quot;ORANGE&quot;; IF([.K63]=&quot;c&quot;;&quot;CHERRY&quot;; IF([.K63]=&quot;s&quot;;&quot;PLUM&quot;; IF([.K63]=&quot;g&quot;;&quot;GRAPE&quot;; IF([.K63]=&quot;l&quot;;&quot;LEMON&quot;; IF([.K63]=&quot;d&quot;;&quot;WATERMELON&quot;; &quot;&quot; ) ) ) ) ) ) ) )" office:value-type="string" office:string-value="GRAPE" calcext:value-type="string">
            <text:p>GRAPE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c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table:formula="of:=IF([.G64]=7;&quot;SEVEN&quot;; IF([.G64]=&quot;z&quot;;&quot;STAR&quot;; IF([.G64]=&quot;p&quot;;&quot;ORANGE&quot;; IF([.G64]=&quot;c&quot;;&quot;CHERRY&quot;; IF([.G64]=&quot;s&quot;;&quot;PLUM&quot;; IF([.G64]=&quot;g&quot;;&quot;GRAPE&quot;; IF([.G64]=&quot;l&quot;;&quot;LEMON&quot;; IF([.G64]=&quot;d&quot;;&quot;WATERMELON&quot;; &quot;&quot; ) ) ) ) ) ) ) )" office:value-type="string" office:string-value="ORANGE" calcext:value-type="string">
            <text:p>ORANGE</text:p>
          </table:table-cell>
          <table:table-cell table:formula="of:=IF([.H64]=7;&quot;SEVEN&quot;; IF([.H64]=&quot;z&quot;;&quot;STAR&quot;; IF([.H64]=&quot;p&quot;;&quot;ORANGE&quot;; IF([.H64]=&quot;c&quot;;&quot;CHERRY&quot;; IF([.H64]=&quot;s&quot;;&quot;PLUM&quot;; IF([.H64]=&quot;g&quot;;&quot;GRAPE&quot;; IF([.H64]=&quot;l&quot;;&quot;LEMON&quot;; IF([.H64]=&quot;d&quot;;&quot;WATERMELON&quot;; &quot;&quot; ) ) ) ) ) ) ) )" office:value-type="string" office:string-value="CHERRY" calcext:value-type="string">
            <text:p>CHERRY</text:p>
          </table:table-cell>
          <table:table-cell table:formula="of:=IF([.I64]=7;&quot;SEVEN&quot;; IF([.I64]=&quot;z&quot;;&quot;STAR&quot;; IF([.I64]=&quot;p&quot;;&quot;ORANGE&quot;; IF([.I64]=&quot;c&quot;;&quot;CHERRY&quot;; IF([.I64]=&quot;s&quot;;&quot;PLUM&quot;; IF([.I64]=&quot;g&quot;;&quot;GRAPE&quot;; IF([.I64]=&quot;l&quot;;&quot;LEMON&quot;; IF([.I64]=&quot;d&quot;;&quot;WATERMELON&quot;; &quot;&quot; ) ) ) ) ) ) ) )" office:value-type="string" office:string-value="CHERRY" calcext:value-type="string">
            <text:p>CHERRY</text:p>
          </table:table-cell>
          <table:table-cell table:formula="of:=IF([.J64]=7;&quot;SEVEN&quot;; IF([.J64]=&quot;z&quot;;&quot;STAR&quot;; IF([.J64]=&quot;p&quot;;&quot;ORANGE&quot;; IF([.J64]=&quot;c&quot;;&quot;CHERRY&quot;; IF([.J64]=&quot;s&quot;;&quot;PLUM&quot;; IF([.J64]=&quot;g&quot;;&quot;GRAPE&quot;; IF([.J64]=&quot;l&quot;;&quot;LEMON&quot;; IF([.J64]=&quot;d&quot;;&quot;WATERMELON&quot;; &quot;&quot; ) ) ) ) ) ) ) )">
            <text:p/>
          </table:table-cell>
          <table:table-cell table:formula="of:=IF([.K64]=7;&quot;SEVEN&quot;; IF([.K64]=&quot;z&quot;;&quot;STAR&quot;; IF([.K64]=&quot;p&quot;;&quot;ORANGE&quot;; IF([.K64]=&quot;c&quot;;&quot;CHERRY&quot;; IF([.K64]=&quot;s&quot;;&quot;PLUM&quot;; IF([.K64]=&quot;g&quot;;&quot;GRAPE&quot;; IF([.K64]=&quot;l&quot;;&quot;LEMON&quot;; IF([.K64]=&quot;d&quot;;&quot;WATERMELON&quot;; &quot;&quot; ) ) ) ) ) ) ) )" office:value-type="string" office:string-value="GRAPE" calcext:value-type="string">
            <text:p>GRAPE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c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table:formula="of:=IF([.G65]=7;&quot;SEVEN&quot;; IF([.G65]=&quot;z&quot;;&quot;STAR&quot;; IF([.G65]=&quot;p&quot;;&quot;ORANGE&quot;; IF([.G65]=&quot;c&quot;;&quot;CHERRY&quot;; IF([.G65]=&quot;s&quot;;&quot;PLUM&quot;; IF([.G65]=&quot;g&quot;;&quot;GRAPE&quot;; IF([.G65]=&quot;l&quot;;&quot;LEMON&quot;; IF([.G65]=&quot;d&quot;;&quot;WATERMELON&quot;; &quot;&quot; ) ) ) ) ) ) ) )" office:value-type="string" office:string-value="ORANGE" calcext:value-type="string">
            <text:p>ORANGE</text:p>
          </table:table-cell>
          <table:table-cell table:formula="of:=IF([.H65]=7;&quot;SEVEN&quot;; IF([.H65]=&quot;z&quot;;&quot;STAR&quot;; IF([.H65]=&quot;p&quot;;&quot;ORANGE&quot;; IF([.H65]=&quot;c&quot;;&quot;CHERRY&quot;; IF([.H65]=&quot;s&quot;;&quot;PLUM&quot;; IF([.H65]=&quot;g&quot;;&quot;GRAPE&quot;; IF([.H65]=&quot;l&quot;;&quot;LEMON&quot;; IF([.H65]=&quot;d&quot;;&quot;WATERMELON&quot;; &quot;&quot; ) ) ) ) ) ) ) )" office:value-type="string" office:string-value="CHERRY" calcext:value-type="string">
            <text:p>CHERRY</text:p>
          </table:table-cell>
          <table:table-cell table:formula="of:=IF([.I65]=7;&quot;SEVEN&quot;; IF([.I65]=&quot;z&quot;;&quot;STAR&quot;; IF([.I65]=&quot;p&quot;;&quot;ORANGE&quot;; IF([.I65]=&quot;c&quot;;&quot;CHERRY&quot;; IF([.I65]=&quot;s&quot;;&quot;PLUM&quot;; IF([.I65]=&quot;g&quot;;&quot;GRAPE&quot;; IF([.I65]=&quot;l&quot;;&quot;LEMON&quot;; IF([.I65]=&quot;d&quot;;&quot;WATERMELON&quot;; &quot;&quot; ) ) ) ) ) ) ) )" office:value-type="string" office:string-value="CHERRY" calcext:value-type="string">
            <text:p>CHERRY</text:p>
          </table:table-cell>
          <table:table-cell table:formula="of:=IF([.J65]=7;&quot;SEVEN&quot;; IF([.J65]=&quot;z&quot;;&quot;STAR&quot;; IF([.J65]=&quot;p&quot;;&quot;ORANGE&quot;; IF([.J65]=&quot;c&quot;;&quot;CHERRY&quot;; IF([.J65]=&quot;s&quot;;&quot;PLUM&quot;; IF([.J65]=&quot;g&quot;;&quot;GRAPE&quot;; IF([.J65]=&quot;l&quot;;&quot;LEMON&quot;; IF([.J65]=&quot;d&quot;;&quot;WATERMELON&quot;; &quot;&quot; ) ) ) ) ) ) ) )">
            <text:p/>
          </table:table-cell>
          <table:table-cell table:formula="of:=IF([.K65]=7;&quot;SEVEN&quot;; IF([.K65]=&quot;z&quot;;&quot;STAR&quot;; IF([.K65]=&quot;p&quot;;&quot;ORANGE&quot;; IF([.K65]=&quot;c&quot;;&quot;CHERRY&quot;; IF([.K65]=&quot;s&quot;;&quot;PLUM&quot;; IF([.K65]=&quot;g&quot;;&quot;GRAPE&quot;; IF([.K65]=&quot;l&quot;;&quot;LEMON&quot;; IF([.K65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c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66]=7;&quot;SEVEN&quot;; IF([.G66]=&quot;z&quot;;&quot;STAR&quot;; IF([.G66]=&quot;p&quot;;&quot;ORANGE&quot;; IF([.G66]=&quot;c&quot;;&quot;CHERRY&quot;; IF([.G66]=&quot;s&quot;;&quot;PLUM&quot;; IF([.G66]=&quot;g&quot;;&quot;GRAPE&quot;; IF([.G66]=&quot;l&quot;;&quot;LEMON&quot;; IF([.G66]=&quot;d&quot;;&quot;WATERMELON&quot;; &quot;&quot; ) ) ) ) ) ) ) )" office:value-type="string" office:string-value="ORANGE" calcext:value-type="string">
            <text:p>ORANGE</text:p>
          </table:table-cell>
          <table:table-cell table:formula="of:=IF([.H66]=7;&quot;SEVEN&quot;; IF([.H66]=&quot;z&quot;;&quot;STAR&quot;; IF([.H66]=&quot;p&quot;;&quot;ORANGE&quot;; IF([.H66]=&quot;c&quot;;&quot;CHERRY&quot;; IF([.H66]=&quot;s&quot;;&quot;PLUM&quot;; IF([.H66]=&quot;g&quot;;&quot;GRAPE&quot;; IF([.H66]=&quot;l&quot;;&quot;LEMON&quot;; IF([.H66]=&quot;d&quot;;&quot;WATERMELON&quot;; &quot;&quot; ) ) ) ) ) ) ) )" office:value-type="string" office:string-value="CHERRY" calcext:value-type="string">
            <text:p>CHERRY</text:p>
          </table:table-cell>
          <table:table-cell table:formula="of:=IF([.I66]=7;&quot;SEVEN&quot;; IF([.I66]=&quot;z&quot;;&quot;STAR&quot;; IF([.I66]=&quot;p&quot;;&quot;ORANGE&quot;; IF([.I66]=&quot;c&quot;;&quot;CHERRY&quot;; IF([.I66]=&quot;s&quot;;&quot;PLUM&quot;; IF([.I66]=&quot;g&quot;;&quot;GRAPE&quot;; IF([.I66]=&quot;l&quot;;&quot;LEMON&quot;; IF([.I66]=&quot;d&quot;;&quot;WATERMELON&quot;; &quot;&quot; ) ) ) ) ) ) ) )" office:value-type="string" office:string-value="STAR" calcext:value-type="string">
            <text:p>STAR</text:p>
          </table:table-cell>
          <table:table-cell table:formula="of:=IF([.J66]=7;&quot;SEVEN&quot;; IF([.J66]=&quot;z&quot;;&quot;STAR&quot;; IF([.J66]=&quot;p&quot;;&quot;ORANGE&quot;; IF([.J66]=&quot;c&quot;;&quot;CHERRY&quot;; IF([.J66]=&quot;s&quot;;&quot;PLUM&quot;; IF([.J66]=&quot;g&quot;;&quot;GRAPE&quot;; IF([.J66]=&quot;l&quot;;&quot;LEMON&quot;; IF([.J66]=&quot;d&quot;;&quot;WATERMELON&quot;; &quot;&quot; ) ) ) ) ) ) ) )">
            <text:p/>
          </table:table-cell>
          <table:table-cell table:formula="of:=IF([.K66]=7;&quot;SEVEN&quot;; IF([.K66]=&quot;z&quot;;&quot;STAR&quot;; IF([.K66]=&quot;p&quot;;&quot;ORANGE&quot;; IF([.K66]=&quot;c&quot;;&quot;CHERRY&quot;; IF([.K66]=&quot;s&quot;;&quot;PLUM&quot;; IF([.K66]=&quot;g&quot;;&quot;GRAPE&quot;; IF([.K66]=&quot;l&quot;;&quot;LEMON&quot;; IF([.K66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z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67]=7;&quot;SEVEN&quot;; IF([.G67]=&quot;z&quot;;&quot;STAR&quot;; IF([.G67]=&quot;p&quot;;&quot;ORANGE&quot;; IF([.G67]=&quot;c&quot;;&quot;CHERRY&quot;; IF([.G67]=&quot;s&quot;;&quot;PLUM&quot;; IF([.G67]=&quot;g&quot;;&quot;GRAPE&quot;; IF([.G67]=&quot;l&quot;;&quot;LEMON&quot;; IF([.G67]=&quot;d&quot;;&quot;WATERMELON&quot;; &quot;&quot; ) ) ) ) ) ) ) )" office:value-type="string" office:string-value="GRAPE" calcext:value-type="string">
            <text:p>GRAPE</text:p>
          </table:table-cell>
          <table:table-cell table:formula="of:=IF([.H67]=7;&quot;SEVEN&quot;; IF([.H67]=&quot;z&quot;;&quot;STAR&quot;; IF([.H67]=&quot;p&quot;;&quot;ORANGE&quot;; IF([.H67]=&quot;c&quot;;&quot;CHERRY&quot;; IF([.H67]=&quot;s&quot;;&quot;PLUM&quot;; IF([.H67]=&quot;g&quot;;&quot;GRAPE&quot;; IF([.H67]=&quot;l&quot;;&quot;LEMON&quot;; IF([.H67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67]=7;&quot;SEVEN&quot;; IF([.I67]=&quot;z&quot;;&quot;STAR&quot;; IF([.I67]=&quot;p&quot;;&quot;ORANGE&quot;; IF([.I67]=&quot;c&quot;;&quot;CHERRY&quot;; IF([.I67]=&quot;s&quot;;&quot;PLUM&quot;; IF([.I67]=&quot;g&quot;;&quot;GRAPE&quot;; IF([.I67]=&quot;l&quot;;&quot;LEMON&quot;; IF([.I67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J67]=7;&quot;SEVEN&quot;; IF([.J67]=&quot;z&quot;;&quot;STAR&quot;; IF([.J67]=&quot;p&quot;;&quot;ORANGE&quot;; IF([.J67]=&quot;c&quot;;&quot;CHERRY&quot;; IF([.J67]=&quot;s&quot;;&quot;PLUM&quot;; IF([.J67]=&quot;g&quot;;&quot;GRAPE&quot;; IF([.J67]=&quot;l&quot;;&quot;LEMON&quot;; IF([.J67]=&quot;d&quot;;&quot;WATERMELON&quot;; &quot;&quot; ) ) ) ) ) ) ) )">
            <text:p/>
          </table:table-cell>
          <table:table-cell table:formula="of:=IF([.K67]=7;&quot;SEVEN&quot;; IF([.K67]=&quot;z&quot;;&quot;STAR&quot;; IF([.K67]=&quot;p&quot;;&quot;ORANGE&quot;; IF([.K67]=&quot;c&quot;;&quot;CHERRY&quot;; IF([.K67]=&quot;s&quot;;&quot;PLUM&quot;; IF([.K67]=&quot;g&quot;;&quot;GRAPE&quot;; IF([.K67]=&quot;l&quot;;&quot;LEMON&quot;; IF([.K67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d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68]=7;&quot;SEVEN&quot;; IF([.G68]=&quot;z&quot;;&quot;STAR&quot;; IF([.G68]=&quot;p&quot;;&quot;ORANGE&quot;; IF([.G68]=&quot;c&quot;;&quot;CHERRY&quot;; IF([.G68]=&quot;s&quot;;&quot;PLUM&quot;; IF([.G68]=&quot;g&quot;;&quot;GRAPE&quot;; IF([.G68]=&quot;l&quot;;&quot;LEMON&quot;; IF([.G68]=&quot;d&quot;;&quot;WATERMELON&quot;; &quot;&quot; ) ) ) ) ) ) ) )" office:value-type="string" office:string-value="GRAPE" calcext:value-type="string">
            <text:p>GRAPE</text:p>
          </table:table-cell>
          <table:table-cell table:formula="of:=IF([.H68]=7;&quot;SEVEN&quot;; IF([.H68]=&quot;z&quot;;&quot;STAR&quot;; IF([.H68]=&quot;p&quot;;&quot;ORANGE&quot;; IF([.H68]=&quot;c&quot;;&quot;CHERRY&quot;; IF([.H68]=&quot;s&quot;;&quot;PLUM&quot;; IF([.H68]=&quot;g&quot;;&quot;GRAPE&quot;; IF([.H68]=&quot;l&quot;;&quot;LEMON&quot;; IF([.H68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68]=7;&quot;SEVEN&quot;; IF([.I68]=&quot;z&quot;;&quot;STAR&quot;; IF([.I68]=&quot;p&quot;;&quot;ORANGE&quot;; IF([.I68]=&quot;c&quot;;&quot;CHERRY&quot;; IF([.I68]=&quot;s&quot;;&quot;PLUM&quot;; IF([.I68]=&quot;g&quot;;&quot;GRAPE&quot;; IF([.I68]=&quot;l&quot;;&quot;LEMON&quot;; IF([.I68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J68]=7;&quot;SEVEN&quot;; IF([.J68]=&quot;z&quot;;&quot;STAR&quot;; IF([.J68]=&quot;p&quot;;&quot;ORANGE&quot;; IF([.J68]=&quot;c&quot;;&quot;CHERRY&quot;; IF([.J68]=&quot;s&quot;;&quot;PLUM&quot;; IF([.J68]=&quot;g&quot;;&quot;GRAPE&quot;; IF([.J68]=&quot;l&quot;;&quot;LEMON&quot;; IF([.J68]=&quot;d&quot;;&quot;WATERMELON&quot;; &quot;&quot; ) ) ) ) ) ) ) )">
            <text:p/>
          </table:table-cell>
          <table:table-cell table:formula="of:=IF([.K68]=7;&quot;SEVEN&quot;; IF([.K68]=&quot;z&quot;;&quot;STAR&quot;; IF([.K68]=&quot;p&quot;;&quot;ORANGE&quot;; IF([.K68]=&quot;c&quot;;&quot;CHERRY&quot;; IF([.K68]=&quot;s&quot;;&quot;PLUM&quot;; IF([.K68]=&quot;g&quot;;&quot;GRAPE&quot;; IF([.K68]=&quot;l&quot;;&quot;LEMON&quot;; IF([.K68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d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69]=7;&quot;SEVEN&quot;; IF([.G69]=&quot;z&quot;;&quot;STAR&quot;; IF([.G69]=&quot;p&quot;;&quot;ORANGE&quot;; IF([.G69]=&quot;c&quot;;&quot;CHERRY&quot;; IF([.G69]=&quot;s&quot;;&quot;PLUM&quot;; IF([.G69]=&quot;g&quot;;&quot;GRAPE&quot;; IF([.G69]=&quot;l&quot;;&quot;LEMON&quot;; IF([.G69]=&quot;d&quot;;&quot;WATERMELON&quot;; &quot;&quot; ) ) ) ) ) ) ) )" office:value-type="string" office:string-value="GRAPE" calcext:value-type="string">
            <text:p>GRAPE</text:p>
          </table:table-cell>
          <table:table-cell table:formula="of:=IF([.H69]=7;&quot;SEVEN&quot;; IF([.H69]=&quot;z&quot;;&quot;STAR&quot;; IF([.H69]=&quot;p&quot;;&quot;ORANGE&quot;; IF([.H69]=&quot;c&quot;;&quot;CHERRY&quot;; IF([.H69]=&quot;s&quot;;&quot;PLUM&quot;; IF([.H69]=&quot;g&quot;;&quot;GRAPE&quot;; IF([.H69]=&quot;l&quot;;&quot;LEMON&quot;; IF([.H69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69]=7;&quot;SEVEN&quot;; IF([.I69]=&quot;z&quot;;&quot;STAR&quot;; IF([.I69]=&quot;p&quot;;&quot;ORANGE&quot;; IF([.I69]=&quot;c&quot;;&quot;CHERRY&quot;; IF([.I69]=&quot;s&quot;;&quot;PLUM&quot;; IF([.I69]=&quot;g&quot;;&quot;GRAPE&quot;; IF([.I69]=&quot;l&quot;;&quot;LEMON&quot;; IF([.I69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J69]=7;&quot;SEVEN&quot;; IF([.J69]=&quot;z&quot;;&quot;STAR&quot;; IF([.J69]=&quot;p&quot;;&quot;ORANGE&quot;; IF([.J69]=&quot;c&quot;;&quot;CHERRY&quot;; IF([.J69]=&quot;s&quot;;&quot;PLUM&quot;; IF([.J69]=&quot;g&quot;;&quot;GRAPE&quot;; IF([.J69]=&quot;l&quot;;&quot;LEMON&quot;; IF([.J69]=&quot;d&quot;;&quot;WATERMELON&quot;; &quot;&quot; ) ) ) ) ) ) ) )">
            <text:p/>
          </table:table-cell>
          <table:table-cell table:formula="of:=IF([.K69]=7;&quot;SEVEN&quot;; IF([.K69]=&quot;z&quot;;&quot;STAR&quot;; IF([.K69]=&quot;p&quot;;&quot;ORANGE&quot;; IF([.K69]=&quot;c&quot;;&quot;CHERRY&quot;; IF([.K69]=&quot;s&quot;;&quot;PLUM&quot;; IF([.K69]=&quot;g&quot;;&quot;GRAPE&quot;; IF([.K69]=&quot;l&quot;;&quot;LEMON&quot;; IF([.K69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d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70]=7;&quot;SEVEN&quot;; IF([.G70]=&quot;z&quot;;&quot;STAR&quot;; IF([.G70]=&quot;p&quot;;&quot;ORANGE&quot;; IF([.G70]=&quot;c&quot;;&quot;CHERRY&quot;; IF([.G70]=&quot;s&quot;;&quot;PLUM&quot;; IF([.G70]=&quot;g&quot;;&quot;GRAPE&quot;; IF([.G70]=&quot;l&quot;;&quot;LEMON&quot;; IF([.G70]=&quot;d&quot;;&quot;WATERMELON&quot;; &quot;&quot; ) ) ) ) ) ) ) )" office:value-type="string" office:string-value="GRAPE" calcext:value-type="string">
            <text:p>GRAPE</text:p>
          </table:table-cell>
          <table:table-cell table:formula="of:=IF([.H70]=7;&quot;SEVEN&quot;; IF([.H70]=&quot;z&quot;;&quot;STAR&quot;; IF([.H70]=&quot;p&quot;;&quot;ORANGE&quot;; IF([.H70]=&quot;c&quot;;&quot;CHERRY&quot;; IF([.H70]=&quot;s&quot;;&quot;PLUM&quot;; IF([.H70]=&quot;g&quot;;&quot;GRAPE&quot;; IF([.H70]=&quot;l&quot;;&quot;LEMON&quot;; IF([.H70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70]=7;&quot;SEVEN&quot;; IF([.I70]=&quot;z&quot;;&quot;STAR&quot;; IF([.I70]=&quot;p&quot;;&quot;ORANGE&quot;; IF([.I70]=&quot;c&quot;;&quot;CHERRY&quot;; IF([.I70]=&quot;s&quot;;&quot;PLUM&quot;; IF([.I70]=&quot;g&quot;;&quot;GRAPE&quot;; IF([.I70]=&quot;l&quot;;&quot;LEMON&quot;; IF([.I70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J70]=7;&quot;SEVEN&quot;; IF([.J70]=&quot;z&quot;;&quot;STAR&quot;; IF([.J70]=&quot;p&quot;;&quot;ORANGE&quot;; IF([.J70]=&quot;c&quot;;&quot;CHERRY&quot;; IF([.J70]=&quot;s&quot;;&quot;PLUM&quot;; IF([.J70]=&quot;g&quot;;&quot;GRAPE&quot;; IF([.J70]=&quot;l&quot;;&quot;LEMON&quot;; IF([.J70]=&quot;d&quot;;&quot;WATERMELON&quot;; &quot;&quot; ) ) ) ) ) ) ) )">
            <text:p/>
          </table:table-cell>
          <table:table-cell table:formula="of:=IF([.K70]=7;&quot;SEVEN&quot;; IF([.K70]=&quot;z&quot;;&quot;STAR&quot;; IF([.K70]=&quot;p&quot;;&quot;ORANGE&quot;; IF([.K70]=&quot;c&quot;;&quot;CHERRY&quot;; IF([.K70]=&quot;s&quot;;&quot;PLUM&quot;; IF([.K70]=&quot;g&quot;;&quot;GRAPE&quot;; IF([.K70]=&quot;l&quot;;&quot;LEMON&quot;; IF([.K70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d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71]=7;&quot;SEVEN&quot;; IF([.G71]=&quot;z&quot;;&quot;STAR&quot;; IF([.G71]=&quot;p&quot;;&quot;ORANGE&quot;; IF([.G71]=&quot;c&quot;;&quot;CHERRY&quot;; IF([.G71]=&quot;s&quot;;&quot;PLUM&quot;; IF([.G71]=&quot;g&quot;;&quot;GRAPE&quot;; IF([.G71]=&quot;l&quot;;&quot;LEMON&quot;; IF([.G71]=&quot;d&quot;;&quot;WATERMELON&quot;; &quot;&quot; ) ) ) ) ) ) ) )" office:value-type="string" office:string-value="CHERRY" calcext:value-type="string">
            <text:p>CHERRY</text:p>
          </table:table-cell>
          <table:table-cell table:formula="of:=IF([.H71]=7;&quot;SEVEN&quot;; IF([.H71]=&quot;z&quot;;&quot;STAR&quot;; IF([.H71]=&quot;p&quot;;&quot;ORANGE&quot;; IF([.H71]=&quot;c&quot;;&quot;CHERRY&quot;; IF([.H71]=&quot;s&quot;;&quot;PLUM&quot;; IF([.H71]=&quot;g&quot;;&quot;GRAPE&quot;; IF([.H71]=&quot;l&quot;;&quot;LEMON&quot;; IF([.H71]=&quot;d&quot;;&quot;WATERMELON&quot;; &quot;&quot; ) ) ) ) ) ) ) )" office:value-type="string" office:string-value="LEMON" calcext:value-type="string">
            <text:p>LEMON</text:p>
          </table:table-cell>
          <table:table-cell table:formula="of:=IF([.I71]=7;&quot;SEVEN&quot;; IF([.I71]=&quot;z&quot;;&quot;STAR&quot;; IF([.I71]=&quot;p&quot;;&quot;ORANGE&quot;; IF([.I71]=&quot;c&quot;;&quot;CHERRY&quot;; IF([.I71]=&quot;s&quot;;&quot;PLUM&quot;; IF([.I71]=&quot;g&quot;;&quot;GRAPE&quot;; IF([.I71]=&quot;l&quot;;&quot;LEMON&quot;; IF([.I71]=&quot;d&quot;;&quot;WATERMELON&quot;; &quot;&quot; ) ) ) ) ) ) ) )" office:value-type="string" office:string-value="CHERRY" calcext:value-type="string">
            <text:p>CHERRY</text:p>
          </table:table-cell>
          <table:table-cell table:formula="of:=IF([.J71]=7;&quot;SEVEN&quot;; IF([.J71]=&quot;z&quot;;&quot;STAR&quot;; IF([.J71]=&quot;p&quot;;&quot;ORANGE&quot;; IF([.J71]=&quot;c&quot;;&quot;CHERRY&quot;; IF([.J71]=&quot;s&quot;;&quot;PLUM&quot;; IF([.J71]=&quot;g&quot;;&quot;GRAPE&quot;; IF([.J71]=&quot;l&quot;;&quot;LEMON&quot;; IF([.J71]=&quot;d&quot;;&quot;WATERMELON&quot;; &quot;&quot; ) ) ) ) ) ) ) )">
            <text:p/>
          </table:table-cell>
          <table:table-cell table:formula="of:=IF([.K71]=7;&quot;SEVEN&quot;; IF([.K71]=&quot;z&quot;;&quot;STAR&quot;; IF([.K71]=&quot;p&quot;;&quot;ORANGE&quot;; IF([.K71]=&quot;c&quot;;&quot;CHERRY&quot;; IF([.K71]=&quot;s&quot;;&quot;PLUM&quot;; IF([.K71]=&quot;g&quot;;&quot;GRAPE&quot;; IF([.K71]=&quot;l&quot;;&quot;LEMON&quot;; IF([.K71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table:style-name="ce2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72]=7;&quot;SEVEN&quot;; IF([.G72]=&quot;z&quot;;&quot;STAR&quot;; IF([.G72]=&quot;p&quot;;&quot;ORANGE&quot;; IF([.G72]=&quot;c&quot;;&quot;CHERRY&quot;; IF([.G72]=&quot;s&quot;;&quot;PLUM&quot;; IF([.G72]=&quot;g&quot;;&quot;GRAPE&quot;; IF([.G72]=&quot;l&quot;;&quot;LEMON&quot;; IF([.G72]=&quot;d&quot;;&quot;WATERMELON&quot;; &quot;&quot; ) ) ) ) ) ) ) )" office:value-type="string" office:string-value="CHERRY" calcext:value-type="string">
            <text:p>CHERRY</text:p>
          </table:table-cell>
          <table:table-cell table:formula="of:=IF([.H72]=7;&quot;SEVEN&quot;; IF([.H72]=&quot;z&quot;;&quot;STAR&quot;; IF([.H72]=&quot;p&quot;;&quot;ORANGE&quot;; IF([.H72]=&quot;c&quot;;&quot;CHERRY&quot;; IF([.H72]=&quot;s&quot;;&quot;PLUM&quot;; IF([.H72]=&quot;g&quot;;&quot;GRAPE&quot;; IF([.H72]=&quot;l&quot;;&quot;LEMON&quot;; IF([.H72]=&quot;d&quot;;&quot;WATERMELON&quot;; &quot;&quot; ) ) ) ) ) ) ) )" office:value-type="string" office:string-value="LEMON" calcext:value-type="string">
            <text:p>LEMON</text:p>
          </table:table-cell>
          <table:table-cell table:formula="of:=IF([.I72]=7;&quot;SEVEN&quot;; IF([.I72]=&quot;z&quot;;&quot;STAR&quot;; IF([.I72]=&quot;p&quot;;&quot;ORANGE&quot;; IF([.I72]=&quot;c&quot;;&quot;CHERRY&quot;; IF([.I72]=&quot;s&quot;;&quot;PLUM&quot;; IF([.I72]=&quot;g&quot;;&quot;GRAPE&quot;; IF([.I72]=&quot;l&quot;;&quot;LEMON&quot;; IF([.I72]=&quot;d&quot;;&quot;WATERMELON&quot;; &quot;&quot; ) ) ) ) ) ) ) )" office:value-type="string" office:string-value="CHERRY" calcext:value-type="string">
            <text:p>CHERRY</text:p>
          </table:table-cell>
          <table:table-cell table:formula="of:=IF([.J72]=7;&quot;SEVEN&quot;; IF([.J72]=&quot;z&quot;;&quot;STAR&quot;; IF([.J72]=&quot;p&quot;;&quot;ORANGE&quot;; IF([.J72]=&quot;c&quot;;&quot;CHERRY&quot;; IF([.J72]=&quot;s&quot;;&quot;PLUM&quot;; IF([.J72]=&quot;g&quot;;&quot;GRAPE&quot;; IF([.J72]=&quot;l&quot;;&quot;LEMON&quot;; IF([.J72]=&quot;d&quot;;&quot;WATERMELON&quot;; &quot;&quot; ) ) ) ) ) ) ) )">
            <text:p/>
          </table:table-cell>
          <table:table-cell table:formula="of:=IF([.K72]=7;&quot;SEVEN&quot;; IF([.K72]=&quot;z&quot;;&quot;STAR&quot;; IF([.K72]=&quot;p&quot;;&quot;ORANGE&quot;; IF([.K72]=&quot;c&quot;;&quot;CHERRY&quot;; IF([.K72]=&quot;s&quot;;&quot;PLUM&quot;; IF([.K72]=&quot;g&quot;;&quot;GRAPE&quot;; IF([.K72]=&quot;l&quot;;&quot;LEMON&quot;; IF([.K72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table:style-name="ce2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73]=7;&quot;SEVEN&quot;; IF([.G73]=&quot;z&quot;;&quot;STAR&quot;; IF([.G73]=&quot;p&quot;;&quot;ORANGE&quot;; IF([.G73]=&quot;c&quot;;&quot;CHERRY&quot;; IF([.G73]=&quot;s&quot;;&quot;PLUM&quot;; IF([.G73]=&quot;g&quot;;&quot;GRAPE&quot;; IF([.G73]=&quot;l&quot;;&quot;LEMON&quot;; IF([.G73]=&quot;d&quot;;&quot;WATERMELON&quot;; &quot;&quot; ) ) ) ) ) ) ) )" office:value-type="string" office:string-value="CHERRY" calcext:value-type="string">
            <text:p>CHERRY</text:p>
          </table:table-cell>
          <table:table-cell table:formula="of:=IF([.H73]=7;&quot;SEVEN&quot;; IF([.H73]=&quot;z&quot;;&quot;STAR&quot;; IF([.H73]=&quot;p&quot;;&quot;ORANGE&quot;; IF([.H73]=&quot;c&quot;;&quot;CHERRY&quot;; IF([.H73]=&quot;s&quot;;&quot;PLUM&quot;; IF([.H73]=&quot;g&quot;;&quot;GRAPE&quot;; IF([.H73]=&quot;l&quot;;&quot;LEMON&quot;; IF([.H73]=&quot;d&quot;;&quot;WATERMELON&quot;; &quot;&quot; ) ) ) ) ) ) ) )" office:value-type="string" office:string-value="LEMON" calcext:value-type="string">
            <text:p>LEMON</text:p>
          </table:table-cell>
          <table:table-cell table:formula="of:=IF([.I73]=7;&quot;SEVEN&quot;; IF([.I73]=&quot;z&quot;;&quot;STAR&quot;; IF([.I73]=&quot;p&quot;;&quot;ORANGE&quot;; IF([.I73]=&quot;c&quot;;&quot;CHERRY&quot;; IF([.I73]=&quot;s&quot;;&quot;PLUM&quot;; IF([.I73]=&quot;g&quot;;&quot;GRAPE&quot;; IF([.I73]=&quot;l&quot;;&quot;LEMON&quot;; IF([.I73]=&quot;d&quot;;&quot;WATERMELON&quot;; &quot;&quot; ) ) ) ) ) ) ) )" office:value-type="string" office:string-value="CHERRY" calcext:value-type="string">
            <text:p>CHERRY</text:p>
          </table:table-cell>
          <table:table-cell table:formula="of:=IF([.J73]=7;&quot;SEVEN&quot;; IF([.J73]=&quot;z&quot;;&quot;STAR&quot;; IF([.J73]=&quot;p&quot;;&quot;ORANGE&quot;; IF([.J73]=&quot;c&quot;;&quot;CHERRY&quot;; IF([.J73]=&quot;s&quot;;&quot;PLUM&quot;; IF([.J73]=&quot;g&quot;;&quot;GRAPE&quot;; IF([.J73]=&quot;l&quot;;&quot;LEMON&quot;; IF([.J73]=&quot;d&quot;;&quot;WATERMELON&quot;; &quot;&quot; ) ) ) ) ) ) ) )">
            <text:p/>
          </table:table-cell>
          <table:table-cell table:formula="of:=IF([.K73]=7;&quot;SEVEN&quot;; IF([.K73]=&quot;z&quot;;&quot;STAR&quot;; IF([.K73]=&quot;p&quot;;&quot;ORANGE&quot;; IF([.K73]=&quot;c&quot;;&quot;CHERRY&quot;; IF([.K73]=&quot;s&quot;;&quot;PLUM&quot;; IF([.K73]=&quot;g&quot;;&quot;GRAPE&quot;; IF([.K73]=&quot;l&quot;;&quot;LEMON&quot;; IF([.K73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table:style-name="ce2" office:value-type="string" calcext:value-type="string">
            <text:p>c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G74]=7;&quot;SEVEN&quot;; IF([.G74]=&quot;z&quot;;&quot;STAR&quot;; IF([.G74]=&quot;p&quot;;&quot;ORANGE&quot;; IF([.G74]=&quot;c&quot;;&quot;CHERRY&quot;; IF([.G74]=&quot;s&quot;;&quot;PLUM&quot;; IF([.G74]=&quot;g&quot;;&quot;GRAPE&quot;; IF([.G74]=&quot;l&quot;;&quot;LEMON&quot;; IF([.G74]=&quot;d&quot;;&quot;WATERMELON&quot;; &quot;&quot; ) ) ) ) ) ) ) )" office:value-type="string" office:string-value="CHERRY" calcext:value-type="string">
            <text:p>CHERRY</text:p>
          </table:table-cell>
          <table:table-cell table:formula="of:=IF([.H74]=7;&quot;SEVEN&quot;; IF([.H74]=&quot;z&quot;;&quot;STAR&quot;; IF([.H74]=&quot;p&quot;;&quot;ORANGE&quot;; IF([.H74]=&quot;c&quot;;&quot;CHERRY&quot;; IF([.H74]=&quot;s&quot;;&quot;PLUM&quot;; IF([.H74]=&quot;g&quot;;&quot;GRAPE&quot;; IF([.H74]=&quot;l&quot;;&quot;LEMON&quot;; IF([.H74]=&quot;d&quot;;&quot;WATERMELON&quot;; &quot;&quot; ) ) ) ) ) ) ) )" office:value-type="string" office:string-value="LEMON" calcext:value-type="string">
            <text:p>LEMON</text:p>
          </table:table-cell>
          <table:table-cell table:formula="of:=IF([.I74]=7;&quot;SEVEN&quot;; IF([.I74]=&quot;z&quot;;&quot;STAR&quot;; IF([.I74]=&quot;p&quot;;&quot;ORANGE&quot;; IF([.I74]=&quot;c&quot;;&quot;CHERRY&quot;; IF([.I74]=&quot;s&quot;;&quot;PLUM&quot;; IF([.I74]=&quot;g&quot;;&quot;GRAPE&quot;; IF([.I74]=&quot;l&quot;;&quot;LEMON&quot;; IF([.I74]=&quot;d&quot;;&quot;WATERMELON&quot;; &quot;&quot; ) ) ) ) ) ) ) )" office:value-type="string" office:string-value="CHERRY" calcext:value-type="string">
            <text:p>CHERRY</text:p>
          </table:table-cell>
          <table:table-cell table:formula="of:=IF([.J74]=7;&quot;SEVEN&quot;; IF([.J74]=&quot;z&quot;;&quot;STAR&quot;; IF([.J74]=&quot;p&quot;;&quot;ORANGE&quot;; IF([.J74]=&quot;c&quot;;&quot;CHERRY&quot;; IF([.J74]=&quot;s&quot;;&quot;PLUM&quot;; IF([.J74]=&quot;g&quot;;&quot;GRAPE&quot;; IF([.J74]=&quot;l&quot;;&quot;LEMON&quot;; IF([.J74]=&quot;d&quot;;&quot;WATERMELON&quot;; &quot;&quot; ) ) ) ) ) ) ) )">
            <text:p/>
          </table:table-cell>
          <table:table-cell table:formula="of:=IF([.K74]=7;&quot;SEVEN&quot;; IF([.K74]=&quot;z&quot;;&quot;STAR&quot;; IF([.K74]=&quot;p&quot;;&quot;ORANGE&quot;; IF([.K74]=&quot;c&quot;;&quot;CHERRY&quot;; IF([.K74]=&quot;s&quot;;&quot;PLUM&quot;; IF([.K74]=&quot;g&quot;;&quot;GRAPE&quot;; IF([.K74]=&quot;l&quot;;&quot;LEMON&quot;; IF([.K74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table:style-name="ce2" office:value-type="string" calcext:value-type="string">
            <text:p>c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G75]=7;&quot;SEVEN&quot;; IF([.G75]=&quot;z&quot;;&quot;STAR&quot;; IF([.G75]=&quot;p&quot;;&quot;ORANGE&quot;; IF([.G75]=&quot;c&quot;;&quot;CHERRY&quot;; IF([.G75]=&quot;s&quot;;&quot;PLUM&quot;; IF([.G75]=&quot;g&quot;;&quot;GRAPE&quot;; IF([.G75]=&quot;l&quot;;&quot;LEMON&quot;; IF([.G75]=&quot;d&quot;;&quot;WATERMELON&quot;; &quot;&quot; ) ) ) ) ) ) ) )" office:value-type="string" office:string-value="PLUM" calcext:value-type="string">
            <text:p>PLUM</text:p>
          </table:table-cell>
          <table:table-cell table:formula="of:=IF([.H75]=7;&quot;SEVEN&quot;; IF([.H75]=&quot;z&quot;;&quot;STAR&quot;; IF([.H75]=&quot;p&quot;;&quot;ORANGE&quot;; IF([.H75]=&quot;c&quot;;&quot;CHERRY&quot;; IF([.H75]=&quot;s&quot;;&quot;PLUM&quot;; IF([.H75]=&quot;g&quot;;&quot;GRAPE&quot;; IF([.H75]=&quot;l&quot;;&quot;LEMON&quot;; IF([.H75]=&quot;d&quot;;&quot;WATERMELON&quot;; &quot;&quot; ) ) ) ) ) ) ) )" office:value-type="string" office:string-value="ORANGE" calcext:value-type="string">
            <text:p>ORANGE</text:p>
          </table:table-cell>
          <table:table-cell table:formula="of:=IF([.I75]=7;&quot;SEVEN&quot;; IF([.I75]=&quot;z&quot;;&quot;STAR&quot;; IF([.I75]=&quot;p&quot;;&quot;ORANGE&quot;; IF([.I75]=&quot;c&quot;;&quot;CHERRY&quot;; IF([.I75]=&quot;s&quot;;&quot;PLUM&quot;; IF([.I75]=&quot;g&quot;;&quot;GRAPE&quot;; IF([.I75]=&quot;l&quot;;&quot;LEMON&quot;; IF([.I75]=&quot;d&quot;;&quot;WATERMELON&quot;; &quot;&quot; ) ) ) ) ) ) ) )" office:value-type="string" office:string-value="LEMON" calcext:value-type="string">
            <text:p>LEMON</text:p>
          </table:table-cell>
          <table:table-cell table:formula="of:=IF([.J75]=7;&quot;SEVEN&quot;; IF([.J75]=&quot;z&quot;;&quot;STAR&quot;; IF([.J75]=&quot;p&quot;;&quot;ORANGE&quot;; IF([.J75]=&quot;c&quot;;&quot;CHERRY&quot;; IF([.J75]=&quot;s&quot;;&quot;PLUM&quot;; IF([.J75]=&quot;g&quot;;&quot;GRAPE&quot;; IF([.J75]=&quot;l&quot;;&quot;LEMON&quot;; IF([.J75]=&quot;d&quot;;&quot;WATERMELON&quot;; &quot;&quot; ) ) ) ) ) ) ) )">
            <text:p/>
          </table:table-cell>
          <table:table-cell table:formula="of:=IF([.K75]=7;&quot;SEVEN&quot;; IF([.K75]=&quot;z&quot;;&quot;STAR&quot;; IF([.K75]=&quot;p&quot;;&quot;ORANGE&quot;; IF([.K75]=&quot;c&quot;;&quot;CHERRY&quot;; IF([.K75]=&quot;s&quot;;&quot;PLUM&quot;; IF([.K75]=&quot;g&quot;;&quot;GRAPE&quot;; IF([.K75]=&quot;l&quot;;&quot;LEMON&quot;; IF([.K75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style-name="ce2" office:value-type="string" calcext:value-type="string">
            <text:p>l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G76]=7;&quot;SEVEN&quot;; IF([.G76]=&quot;z&quot;;&quot;STAR&quot;; IF([.G76]=&quot;p&quot;;&quot;ORANGE&quot;; IF([.G76]=&quot;c&quot;;&quot;CHERRY&quot;; IF([.G76]=&quot;s&quot;;&quot;PLUM&quot;; IF([.G76]=&quot;g&quot;;&quot;GRAPE&quot;; IF([.G76]=&quot;l&quot;;&quot;LEMON&quot;; IF([.G76]=&quot;d&quot;;&quot;WATERMELON&quot;; &quot;&quot; ) ) ) ) ) ) ) )" office:value-type="string" office:string-value="PLUM" calcext:value-type="string">
            <text:p>PLUM</text:p>
          </table:table-cell>
          <table:table-cell table:formula="of:=IF([.H76]=7;&quot;SEVEN&quot;; IF([.H76]=&quot;z&quot;;&quot;STAR&quot;; IF([.H76]=&quot;p&quot;;&quot;ORANGE&quot;; IF([.H76]=&quot;c&quot;;&quot;CHERRY&quot;; IF([.H76]=&quot;s&quot;;&quot;PLUM&quot;; IF([.H76]=&quot;g&quot;;&quot;GRAPE&quot;; IF([.H76]=&quot;l&quot;;&quot;LEMON&quot;; IF([.H76]=&quot;d&quot;;&quot;WATERMELON&quot;; &quot;&quot; ) ) ) ) ) ) ) )" office:value-type="string" office:string-value="ORANGE" calcext:value-type="string">
            <text:p>ORANGE</text:p>
          </table:table-cell>
          <table:table-cell table:formula="of:=IF([.I76]=7;&quot;SEVEN&quot;; IF([.I76]=&quot;z&quot;;&quot;STAR&quot;; IF([.I76]=&quot;p&quot;;&quot;ORANGE&quot;; IF([.I76]=&quot;c&quot;;&quot;CHERRY&quot;; IF([.I76]=&quot;s&quot;;&quot;PLUM&quot;; IF([.I76]=&quot;g&quot;;&quot;GRAPE&quot;; IF([.I76]=&quot;l&quot;;&quot;LEMON&quot;; IF([.I76]=&quot;d&quot;;&quot;WATERMELON&quot;; &quot;&quot; ) ) ) ) ) ) ) )" office:value-type="string" office:string-value="LEMON" calcext:value-type="string">
            <text:p>LEMON</text:p>
          </table:table-cell>
          <table:table-cell table:formula="of:=IF([.J76]=7;&quot;SEVEN&quot;; IF([.J76]=&quot;z&quot;;&quot;STAR&quot;; IF([.J76]=&quot;p&quot;;&quot;ORANGE&quot;; IF([.J76]=&quot;c&quot;;&quot;CHERRY&quot;; IF([.J76]=&quot;s&quot;;&quot;PLUM&quot;; IF([.J76]=&quot;g&quot;;&quot;GRAPE&quot;; IF([.J76]=&quot;l&quot;;&quot;LEMON&quot;; IF([.J76]=&quot;d&quot;;&quot;WATERMELON&quot;; &quot;&quot; ) ) ) ) ) ) ) )">
            <text:p/>
          </table:table-cell>
          <table:table-cell table:formula="of:=IF([.K76]=7;&quot;SEVEN&quot;; IF([.K76]=&quot;z&quot;;&quot;STAR&quot;; IF([.K76]=&quot;p&quot;;&quot;ORANGE&quot;; IF([.K76]=&quot;c&quot;;&quot;CHERRY&quot;; IF([.K76]=&quot;s&quot;;&quot;PLUM&quot;; IF([.K76]=&quot;g&quot;;&quot;GRAPE&quot;; IF([.K76]=&quot;l&quot;;&quot;LEMON&quot;; IF([.K76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style-name="ce2" office:value-type="string" calcext:value-type="string">
            <text:p>l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G77]=7;&quot;SEVEN&quot;; IF([.G77]=&quot;z&quot;;&quot;STAR&quot;; IF([.G77]=&quot;p&quot;;&quot;ORANGE&quot;; IF([.G77]=&quot;c&quot;;&quot;CHERRY&quot;; IF([.G77]=&quot;s&quot;;&quot;PLUM&quot;; IF([.G77]=&quot;g&quot;;&quot;GRAPE&quot;; IF([.G77]=&quot;l&quot;;&quot;LEMON&quot;; IF([.G77]=&quot;d&quot;;&quot;WATERMELON&quot;; &quot;&quot; ) ) ) ) ) ) ) )" office:value-type="string" office:string-value="PLUM" calcext:value-type="string">
            <text:p>PLUM</text:p>
          </table:table-cell>
          <table:table-cell table:formula="of:=IF([.H77]=7;&quot;SEVEN&quot;; IF([.H77]=&quot;z&quot;;&quot;STAR&quot;; IF([.H77]=&quot;p&quot;;&quot;ORANGE&quot;; IF([.H77]=&quot;c&quot;;&quot;CHERRY&quot;; IF([.H77]=&quot;s&quot;;&quot;PLUM&quot;; IF([.H77]=&quot;g&quot;;&quot;GRAPE&quot;; IF([.H77]=&quot;l&quot;;&quot;LEMON&quot;; IF([.H77]=&quot;d&quot;;&quot;WATERMELON&quot;; &quot;&quot; ) ) ) ) ) ) ) )" office:value-type="string" office:string-value="ORANGE" calcext:value-type="string">
            <text:p>ORANGE</text:p>
          </table:table-cell>
          <table:table-cell table:formula="of:=IF([.I77]=7;&quot;SEVEN&quot;; IF([.I77]=&quot;z&quot;;&quot;STAR&quot;; IF([.I77]=&quot;p&quot;;&quot;ORANGE&quot;; IF([.I77]=&quot;c&quot;;&quot;CHERRY&quot;; IF([.I77]=&quot;s&quot;;&quot;PLUM&quot;; IF([.I77]=&quot;g&quot;;&quot;GRAPE&quot;; IF([.I77]=&quot;l&quot;;&quot;LEMON&quot;; IF([.I77]=&quot;d&quot;;&quot;WATERMELON&quot;; &quot;&quot; ) ) ) ) ) ) ) )" office:value-type="string" office:string-value="LEMON" calcext:value-type="string">
            <text:p>LEMON</text:p>
          </table:table-cell>
          <table:table-cell table:formula="of:=IF([.J77]=7;&quot;SEVEN&quot;; IF([.J77]=&quot;z&quot;;&quot;STAR&quot;; IF([.J77]=&quot;p&quot;;&quot;ORANGE&quot;; IF([.J77]=&quot;c&quot;;&quot;CHERRY&quot;; IF([.J77]=&quot;s&quot;;&quot;PLUM&quot;; IF([.J77]=&quot;g&quot;;&quot;GRAPE&quot;; IF([.J77]=&quot;l&quot;;&quot;LEMON&quot;; IF([.J77]=&quot;d&quot;;&quot;WATERMELON&quot;; &quot;&quot; ) ) ) ) ) ) ) )">
            <text:p/>
          </table:table-cell>
          <table:table-cell table:formula="of:=IF([.K77]=7;&quot;SEVEN&quot;; IF([.K77]=&quot;z&quot;;&quot;STAR&quot;; IF([.K77]=&quot;p&quot;;&quot;ORANGE&quot;; IF([.K77]=&quot;c&quot;;&quot;CHERRY&quot;; IF([.K77]=&quot;s&quot;;&quot;PLUM&quot;; IF([.K77]=&quot;g&quot;;&quot;GRAPE&quot;; IF([.K77]=&quot;l&quot;;&quot;LEMON&quot;; IF([.K77]=&quot;d&quot;;&quot;WATERMELON&quot;; &quot;&quot; ) ) ) ) ) ) ) )" office:value-type="string" office:string-value="STAR" calcext:value-type="string">
            <text:p>STAR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style-name="ce2" office:value-type="string" calcext:value-type="string">
            <text:p>l</text:p>
          </table:table-cell>
          <table:table-cell/>
          <table:table-cell office:value-type="string" calcext:value-type="string">
            <text:p>z</text:p>
          </table:table-cell>
        </table:table-row>
        <table:table-row table:style-name="ro1">
          <table:table-cell table:formula="of:=IF([.G78]=7;&quot;SEVEN&quot;; IF([.G78]=&quot;z&quot;;&quot;STAR&quot;; IF([.G78]=&quot;p&quot;;&quot;ORANGE&quot;; IF([.G78]=&quot;c&quot;;&quot;CHERRY&quot;; IF([.G78]=&quot;s&quot;;&quot;PLUM&quot;; IF([.G78]=&quot;g&quot;;&quot;GRAPE&quot;; IF([.G78]=&quot;l&quot;;&quot;LEMON&quot;; IF([.G78]=&quot;d&quot;;&quot;WATERMELON&quot;; &quot;&quot; ) ) ) ) ) ) ) )" office:value-type="string" office:string-value="PLUM" calcext:value-type="string">
            <text:p>PLUM</text:p>
          </table:table-cell>
          <table:table-cell table:formula="of:=IF([.H78]=7;&quot;SEVEN&quot;; IF([.H78]=&quot;z&quot;;&quot;STAR&quot;; IF([.H78]=&quot;p&quot;;&quot;ORANGE&quot;; IF([.H78]=&quot;c&quot;;&quot;CHERRY&quot;; IF([.H78]=&quot;s&quot;;&quot;PLUM&quot;; IF([.H78]=&quot;g&quot;;&quot;GRAPE&quot;; IF([.H78]=&quot;l&quot;;&quot;LEMON&quot;; IF([.H78]=&quot;d&quot;;&quot;WATERMELON&quot;; &quot;&quot; ) ) ) ) ) ) ) )" office:value-type="string" office:string-value="ORANGE" calcext:value-type="string">
            <text:p>ORANGE</text:p>
          </table:table-cell>
          <table:table-cell table:formula="of:=IF([.I78]=7;&quot;SEVEN&quot;; IF([.I78]=&quot;z&quot;;&quot;STAR&quot;; IF([.I78]=&quot;p&quot;;&quot;ORANGE&quot;; IF([.I78]=&quot;c&quot;;&quot;CHERRY&quot;; IF([.I78]=&quot;s&quot;;&quot;PLUM&quot;; IF([.I78]=&quot;g&quot;;&quot;GRAPE&quot;; IF([.I78]=&quot;l&quot;;&quot;LEMON&quot;; IF([.I78]=&quot;d&quot;;&quot;WATERMELON&quot;; &quot;&quot; ) ) ) ) ) ) ) )" office:value-type="string" office:string-value="LEMON" calcext:value-type="string">
            <text:p>LEMON</text:p>
          </table:table-cell>
          <table:table-cell table:formula="of:=IF([.J78]=7;&quot;SEVEN&quot;; IF([.J78]=&quot;z&quot;;&quot;STAR&quot;; IF([.J78]=&quot;p&quot;;&quot;ORANGE&quot;; IF([.J78]=&quot;c&quot;;&quot;CHERRY&quot;; IF([.J78]=&quot;s&quot;;&quot;PLUM&quot;; IF([.J78]=&quot;g&quot;;&quot;GRAPE&quot;; IF([.J78]=&quot;l&quot;;&quot;LEMON&quot;; IF([.J78]=&quot;d&quot;;&quot;WATERMELON&quot;; &quot;&quot; ) ) ) ) ) ) ) )">
            <text:p/>
          </table:table-cell>
          <table:table-cell table:formula="of:=IF([.K78]=7;&quot;SEVEN&quot;; IF([.K78]=&quot;z&quot;;&quot;STAR&quot;; IF([.K78]=&quot;p&quot;;&quot;ORANGE&quot;; IF([.K78]=&quot;c&quot;;&quot;CHERRY&quot;; IF([.K78]=&quot;s&quot;;&quot;PLUM&quot;; IF([.K78]=&quot;g&quot;;&quot;GRAPE&quot;; IF([.K78]=&quot;l&quot;;&quot;LEMON&quot;; IF([.K78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style-name="ce2" office:value-type="string" calcext:value-type="string">
            <text:p>l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79]=7;&quot;SEVEN&quot;; IF([.G79]=&quot;z&quot;;&quot;STAR&quot;; IF([.G79]=&quot;p&quot;;&quot;ORANGE&quot;; IF([.G79]=&quot;c&quot;;&quot;CHERRY&quot;; IF([.G79]=&quot;s&quot;;&quot;PLUM&quot;; IF([.G79]=&quot;g&quot;;&quot;GRAPE&quot;; IF([.G79]=&quot;l&quot;;&quot;LEMON&quot;; IF([.G79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79]=7;&quot;SEVEN&quot;; IF([.H79]=&quot;z&quot;;&quot;STAR&quot;; IF([.H79]=&quot;p&quot;;&quot;ORANGE&quot;; IF([.H79]=&quot;c&quot;;&quot;CHERRY&quot;; IF([.H79]=&quot;s&quot;;&quot;PLUM&quot;; IF([.H79]=&quot;g&quot;;&quot;GRAPE&quot;; IF([.H79]=&quot;l&quot;;&quot;LEMON&quot;; IF([.H79]=&quot;d&quot;;&quot;WATERMELON&quot;; &quot;&quot; ) ) ) ) ) ) ) )" office:value-type="string" office:string-value="PLUM" calcext:value-type="string">
            <text:p>PLUM</text:p>
          </table:table-cell>
          <table:table-cell table:formula="of:=IF([.I79]=7;&quot;SEVEN&quot;; IF([.I79]=&quot;z&quot;;&quot;STAR&quot;; IF([.I79]=&quot;p&quot;;&quot;ORANGE&quot;; IF([.I79]=&quot;c&quot;;&quot;CHERRY&quot;; IF([.I79]=&quot;s&quot;;&quot;PLUM&quot;; IF([.I79]=&quot;g&quot;;&quot;GRAPE&quot;; IF([.I79]=&quot;l&quot;;&quot;LEMON&quot;; IF([.I79]=&quot;d&quot;;&quot;WATERMELON&quot;; &quot;&quot; ) ) ) ) ) ) ) )" office:value-type="string" office:string-value="CHERRY" calcext:value-type="string">
            <text:p>CHERRY</text:p>
          </table:table-cell>
          <table:table-cell table:formula="of:=IF([.J79]=7;&quot;SEVEN&quot;; IF([.J79]=&quot;z&quot;;&quot;STAR&quot;; IF([.J79]=&quot;p&quot;;&quot;ORANGE&quot;; IF([.J79]=&quot;c&quot;;&quot;CHERRY&quot;; IF([.J79]=&quot;s&quot;;&quot;PLUM&quot;; IF([.J79]=&quot;g&quot;;&quot;GRAPE&quot;; IF([.J79]=&quot;l&quot;;&quot;LEMON&quot;; IF([.J79]=&quot;d&quot;;&quot;WATERMELON&quot;; &quot;&quot; ) ) ) ) ) ) ) )">
            <text:p/>
          </table:table-cell>
          <table:table-cell table:formula="of:=IF([.K79]=7;&quot;SEVEN&quot;; IF([.K79]=&quot;z&quot;;&quot;STAR&quot;; IF([.K79]=&quot;p&quot;;&quot;ORANGE&quot;; IF([.K79]=&quot;c&quot;;&quot;CHERRY&quot;; IF([.K79]=&quot;s&quot;;&quot;PLUM&quot;; IF([.K79]=&quot;g&quot;;&quot;GRAPE&quot;; IF([.K79]=&quot;l&quot;;&quot;LEMON&quot;; IF([.K79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80]=7;&quot;SEVEN&quot;; IF([.G80]=&quot;z&quot;;&quot;STAR&quot;; IF([.G80]=&quot;p&quot;;&quot;ORANGE&quot;; IF([.G80]=&quot;c&quot;;&quot;CHERRY&quot;; IF([.G80]=&quot;s&quot;;&quot;PLUM&quot;; IF([.G80]=&quot;g&quot;;&quot;GRAPE&quot;; IF([.G80]=&quot;l&quot;;&quot;LEMON&quot;; IF([.G80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80]=7;&quot;SEVEN&quot;; IF([.H80]=&quot;z&quot;;&quot;STAR&quot;; IF([.H80]=&quot;p&quot;;&quot;ORANGE&quot;; IF([.H80]=&quot;c&quot;;&quot;CHERRY&quot;; IF([.H80]=&quot;s&quot;;&quot;PLUM&quot;; IF([.H80]=&quot;g&quot;;&quot;GRAPE&quot;; IF([.H80]=&quot;l&quot;;&quot;LEMON&quot;; IF([.H80]=&quot;d&quot;;&quot;WATERMELON&quot;; &quot;&quot; ) ) ) ) ) ) ) )" office:value-type="string" office:string-value="PLUM" calcext:value-type="string">
            <text:p>PLUM</text:p>
          </table:table-cell>
          <table:table-cell table:formula="of:=IF([.I80]=7;&quot;SEVEN&quot;; IF([.I80]=&quot;z&quot;;&quot;STAR&quot;; IF([.I80]=&quot;p&quot;;&quot;ORANGE&quot;; IF([.I80]=&quot;c&quot;;&quot;CHERRY&quot;; IF([.I80]=&quot;s&quot;;&quot;PLUM&quot;; IF([.I80]=&quot;g&quot;;&quot;GRAPE&quot;; IF([.I80]=&quot;l&quot;;&quot;LEMON&quot;; IF([.I80]=&quot;d&quot;;&quot;WATERMELON&quot;; &quot;&quot; ) ) ) ) ) ) ) )" office:value-type="string" office:string-value="CHERRY" calcext:value-type="string">
            <text:p>CHERRY</text:p>
          </table:table-cell>
          <table:table-cell table:formula="of:=IF([.J80]=7;&quot;SEVEN&quot;; IF([.J80]=&quot;z&quot;;&quot;STAR&quot;; IF([.J80]=&quot;p&quot;;&quot;ORANGE&quot;; IF([.J80]=&quot;c&quot;;&quot;CHERRY&quot;; IF([.J80]=&quot;s&quot;;&quot;PLUM&quot;; IF([.J80]=&quot;g&quot;;&quot;GRAPE&quot;; IF([.J80]=&quot;l&quot;;&quot;LEMON&quot;; IF([.J80]=&quot;d&quot;;&quot;WATERMELON&quot;; &quot;&quot; ) ) ) ) ) ) ) )">
            <text:p/>
          </table:table-cell>
          <table:table-cell table:formula="of:=IF([.K80]=7;&quot;SEVEN&quot;; IF([.K80]=&quot;z&quot;;&quot;STAR&quot;; IF([.K80]=&quot;p&quot;;&quot;ORANGE&quot;; IF([.K80]=&quot;c&quot;;&quot;CHERRY&quot;; IF([.K80]=&quot;s&quot;;&quot;PLUM&quot;; IF([.K80]=&quot;g&quot;;&quot;GRAPE&quot;; IF([.K80]=&quot;l&quot;;&quot;LEMON&quot;; IF([.K80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81]=7;&quot;SEVEN&quot;; IF([.G81]=&quot;z&quot;;&quot;STAR&quot;; IF([.G81]=&quot;p&quot;;&quot;ORANGE&quot;; IF([.G81]=&quot;c&quot;;&quot;CHERRY&quot;; IF([.G81]=&quot;s&quot;;&quot;PLUM&quot;; IF([.G81]=&quot;g&quot;;&quot;GRAPE&quot;; IF([.G81]=&quot;l&quot;;&quot;LEMON&quot;; IF([.G81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81]=7;&quot;SEVEN&quot;; IF([.H81]=&quot;z&quot;;&quot;STAR&quot;; IF([.H81]=&quot;p&quot;;&quot;ORANGE&quot;; IF([.H81]=&quot;c&quot;;&quot;CHERRY&quot;; IF([.H81]=&quot;s&quot;;&quot;PLUM&quot;; IF([.H81]=&quot;g&quot;;&quot;GRAPE&quot;; IF([.H81]=&quot;l&quot;;&quot;LEMON&quot;; IF([.H81]=&quot;d&quot;;&quot;WATERMELON&quot;; &quot;&quot; ) ) ) ) ) ) ) )" office:value-type="string" office:string-value="PLUM" calcext:value-type="string">
            <text:p>PLUM</text:p>
          </table:table-cell>
          <table:table-cell table:formula="of:=IF([.I81]=7;&quot;SEVEN&quot;; IF([.I81]=&quot;z&quot;;&quot;STAR&quot;; IF([.I81]=&quot;p&quot;;&quot;ORANGE&quot;; IF([.I81]=&quot;c&quot;;&quot;CHERRY&quot;; IF([.I81]=&quot;s&quot;;&quot;PLUM&quot;; IF([.I81]=&quot;g&quot;;&quot;GRAPE&quot;; IF([.I81]=&quot;l&quot;;&quot;LEMON&quot;; IF([.I81]=&quot;d&quot;;&quot;WATERMELON&quot;; &quot;&quot; ) ) ) ) ) ) ) )" office:value-type="string" office:string-value="CHERRY" calcext:value-type="string">
            <text:p>CHERRY</text:p>
          </table:table-cell>
          <table:table-cell table:formula="of:=IF([.J81]=7;&quot;SEVEN&quot;; IF([.J81]=&quot;z&quot;;&quot;STAR&quot;; IF([.J81]=&quot;p&quot;;&quot;ORANGE&quot;; IF([.J81]=&quot;c&quot;;&quot;CHERRY&quot;; IF([.J81]=&quot;s&quot;;&quot;PLUM&quot;; IF([.J81]=&quot;g&quot;;&quot;GRAPE&quot;; IF([.J81]=&quot;l&quot;;&quot;LEMON&quot;; IF([.J81]=&quot;d&quot;;&quot;WATERMELON&quot;; &quot;&quot; ) ) ) ) ) ) ) )">
            <text:p/>
          </table:table-cell>
          <table:table-cell table:formula="of:=IF([.K81]=7;&quot;SEVEN&quot;; IF([.K81]=&quot;z&quot;;&quot;STAR&quot;; IF([.K81]=&quot;p&quot;;&quot;ORANGE&quot;; IF([.K81]=&quot;c&quot;;&quot;CHERRY&quot;; IF([.K81]=&quot;s&quot;;&quot;PLUM&quot;; IF([.K81]=&quot;g&quot;;&quot;GRAPE&quot;; IF([.K81]=&quot;l&quot;;&quot;LEMON&quot;; IF([.K81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82]=7;&quot;SEVEN&quot;; IF([.G82]=&quot;z&quot;;&quot;STAR&quot;; IF([.G82]=&quot;p&quot;;&quot;ORANGE&quot;; IF([.G82]=&quot;c&quot;;&quot;CHERRY&quot;; IF([.G82]=&quot;s&quot;;&quot;PLUM&quot;; IF([.G82]=&quot;g&quot;;&quot;GRAPE&quot;; IF([.G82]=&quot;l&quot;;&quot;LEMON&quot;; IF([.G82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82]=7;&quot;SEVEN&quot;; IF([.H82]=&quot;z&quot;;&quot;STAR&quot;; IF([.H82]=&quot;p&quot;;&quot;ORANGE&quot;; IF([.H82]=&quot;c&quot;;&quot;CHERRY&quot;; IF([.H82]=&quot;s&quot;;&quot;PLUM&quot;; IF([.H82]=&quot;g&quot;;&quot;GRAPE&quot;; IF([.H82]=&quot;l&quot;;&quot;LEMON&quot;; IF([.H82]=&quot;d&quot;;&quot;WATERMELON&quot;; &quot;&quot; ) ) ) ) ) ) ) )" office:value-type="string" office:string-value="PLUM" calcext:value-type="string">
            <text:p>PLUM</text:p>
          </table:table-cell>
          <table:table-cell table:formula="of:=IF([.I82]=7;&quot;SEVEN&quot;; IF([.I82]=&quot;z&quot;;&quot;STAR&quot;; IF([.I82]=&quot;p&quot;;&quot;ORANGE&quot;; IF([.I82]=&quot;c&quot;;&quot;CHERRY&quot;; IF([.I82]=&quot;s&quot;;&quot;PLUM&quot;; IF([.I82]=&quot;g&quot;;&quot;GRAPE&quot;; IF([.I82]=&quot;l&quot;;&quot;LEMON&quot;; IF([.I82]=&quot;d&quot;;&quot;WATERMELON&quot;; &quot;&quot; ) ) ) ) ) ) ) )" office:value-type="string" office:string-value="CHERRY" calcext:value-type="string">
            <text:p>CHERRY</text:p>
          </table:table-cell>
          <table:table-cell table:formula="of:=IF([.J82]=7;&quot;SEVEN&quot;; IF([.J82]=&quot;z&quot;;&quot;STAR&quot;; IF([.J82]=&quot;p&quot;;&quot;ORANGE&quot;; IF([.J82]=&quot;c&quot;;&quot;CHERRY&quot;; IF([.J82]=&quot;s&quot;;&quot;PLUM&quot;; IF([.J82]=&quot;g&quot;;&quot;GRAPE&quot;; IF([.J82]=&quot;l&quot;;&quot;LEMON&quot;; IF([.J82]=&quot;d&quot;;&quot;WATERMELON&quot;; &quot;&quot; ) ) ) ) ) ) ) )">
            <text:p/>
          </table:table-cell>
          <table:table-cell table:formula="of:=IF([.K82]=7;&quot;SEVEN&quot;; IF([.K82]=&quot;z&quot;;&quot;STAR&quot;; IF([.K82]=&quot;p&quot;;&quot;ORANGE&quot;; IF([.K82]=&quot;c&quot;;&quot;CHERRY&quot;; IF([.K82]=&quot;s&quot;;&quot;PLUM&quot;; IF([.K82]=&quot;g&quot;;&quot;GRAPE&quot;; IF([.K82]=&quot;l&quot;;&quot;LEMON&quot;; IF([.K82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83]=7;&quot;SEVEN&quot;; IF([.G83]=&quot;z&quot;;&quot;STAR&quot;; IF([.G83]=&quot;p&quot;;&quot;ORANGE&quot;; IF([.G83]=&quot;c&quot;;&quot;CHERRY&quot;; IF([.G83]=&quot;s&quot;;&quot;PLUM&quot;; IF([.G83]=&quot;g&quot;;&quot;GRAPE&quot;; IF([.G83]=&quot;l&quot;;&quot;LEMON&quot;; IF([.G83]=&quot;d&quot;;&quot;WATERMELON&quot;; &quot;&quot; ) ) ) ) ) ) ) )" office:value-type="string" office:string-value="LEMON" calcext:value-type="string">
            <text:p>LEMON</text:p>
          </table:table-cell>
          <table:table-cell table:formula="of:=IF([.H83]=7;&quot;SEVEN&quot;; IF([.H83]=&quot;z&quot;;&quot;STAR&quot;; IF([.H83]=&quot;p&quot;;&quot;ORANGE&quot;; IF([.H83]=&quot;c&quot;;&quot;CHERRY&quot;; IF([.H83]=&quot;s&quot;;&quot;PLUM&quot;; IF([.H83]=&quot;g&quot;;&quot;GRAPE&quot;; IF([.H83]=&quot;l&quot;;&quot;LEMON&quot;; IF([.H83]=&quot;d&quot;;&quot;WATERMELON&quot;; &quot;&quot; ) ) ) ) ) ) ) )" office:value-type="string" office:string-value="CHERRY" calcext:value-type="string">
            <text:p>CHERRY</text:p>
          </table:table-cell>
          <table:table-cell table:formula="of:=IF([.I83]=7;&quot;SEVEN&quot;; IF([.I83]=&quot;z&quot;;&quot;STAR&quot;; IF([.I83]=&quot;p&quot;;&quot;ORANGE&quot;; IF([.I83]=&quot;c&quot;;&quot;CHERRY&quot;; IF([.I83]=&quot;s&quot;;&quot;PLUM&quot;; IF([.I83]=&quot;g&quot;;&quot;GRAPE&quot;; IF([.I83]=&quot;l&quot;;&quot;LEMON&quot;; IF([.I83]=&quot;d&quot;;&quot;WATERMELON&quot;; &quot;&quot; ) ) ) ) ) ) ) )" office:value-type="string" office:string-value="PLUM" calcext:value-type="string">
            <text:p>PLUM</text:p>
          </table:table-cell>
          <table:table-cell table:formula="of:=IF([.J83]=7;&quot;SEVEN&quot;; IF([.J83]=&quot;z&quot;;&quot;STAR&quot;; IF([.J83]=&quot;p&quot;;&quot;ORANGE&quot;; IF([.J83]=&quot;c&quot;;&quot;CHERRY&quot;; IF([.J83]=&quot;s&quot;;&quot;PLUM&quot;; IF([.J83]=&quot;g&quot;;&quot;GRAPE&quot;; IF([.J83]=&quot;l&quot;;&quot;LEMON&quot;; IF([.J83]=&quot;d&quot;;&quot;WATERMELON&quot;; &quot;&quot; ) ) ) ) ) ) ) )">
            <text:p/>
          </table:table-cell>
          <table:table-cell table:formula="of:=IF([.K83]=7;&quot;SEVEN&quot;; IF([.K83]=&quot;z&quot;;&quot;STAR&quot;; IF([.K83]=&quot;p&quot;;&quot;ORANGE&quot;; IF([.K83]=&quot;c&quot;;&quot;CHERRY&quot;; IF([.K83]=&quot;s&quot;;&quot;PLUM&quot;; IF([.K83]=&quot;g&quot;;&quot;GRAPE&quot;; IF([.K83]=&quot;l&quot;;&quot;LEMON&quot;; IF([.K83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s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84]=7;&quot;SEVEN&quot;; IF([.G84]=&quot;z&quot;;&quot;STAR&quot;; IF([.G84]=&quot;p&quot;;&quot;ORANGE&quot;; IF([.G84]=&quot;c&quot;;&quot;CHERRY&quot;; IF([.G84]=&quot;s&quot;;&quot;PLUM&quot;; IF([.G84]=&quot;g&quot;;&quot;GRAPE&quot;; IF([.G84]=&quot;l&quot;;&quot;LEMON&quot;; IF([.G84]=&quot;d&quot;;&quot;WATERMELON&quot;; &quot;&quot; ) ) ) ) ) ) ) )" office:value-type="string" office:string-value="LEMON" calcext:value-type="string">
            <text:p>LEMON</text:p>
          </table:table-cell>
          <table:table-cell table:formula="of:=IF([.H84]=7;&quot;SEVEN&quot;; IF([.H84]=&quot;z&quot;;&quot;STAR&quot;; IF([.H84]=&quot;p&quot;;&quot;ORANGE&quot;; IF([.H84]=&quot;c&quot;;&quot;CHERRY&quot;; IF([.H84]=&quot;s&quot;;&quot;PLUM&quot;; IF([.H84]=&quot;g&quot;;&quot;GRAPE&quot;; IF([.H84]=&quot;l&quot;;&quot;LEMON&quot;; IF([.H84]=&quot;d&quot;;&quot;WATERMELON&quot;; &quot;&quot; ) ) ) ) ) ) ) )" office:value-type="string" office:string-value="CHERRY" calcext:value-type="string">
            <text:p>CHERRY</text:p>
          </table:table-cell>
          <table:table-cell table:formula="of:=IF([.I84]=7;&quot;SEVEN&quot;; IF([.I84]=&quot;z&quot;;&quot;STAR&quot;; IF([.I84]=&quot;p&quot;;&quot;ORANGE&quot;; IF([.I84]=&quot;c&quot;;&quot;CHERRY&quot;; IF([.I84]=&quot;s&quot;;&quot;PLUM&quot;; IF([.I84]=&quot;g&quot;;&quot;GRAPE&quot;; IF([.I84]=&quot;l&quot;;&quot;LEMON&quot;; IF([.I84]=&quot;d&quot;;&quot;WATERMELON&quot;; &quot;&quot; ) ) ) ) ) ) ) )" office:value-type="string" office:string-value="PLUM" calcext:value-type="string">
            <text:p>PLUM</text:p>
          </table:table-cell>
          <table:table-cell table:formula="of:=IF([.J84]=7;&quot;SEVEN&quot;; IF([.J84]=&quot;z&quot;;&quot;STAR&quot;; IF([.J84]=&quot;p&quot;;&quot;ORANGE&quot;; IF([.J84]=&quot;c&quot;;&quot;CHERRY&quot;; IF([.J84]=&quot;s&quot;;&quot;PLUM&quot;; IF([.J84]=&quot;g&quot;;&quot;GRAPE&quot;; IF([.J84]=&quot;l&quot;;&quot;LEMON&quot;; IF([.J84]=&quot;d&quot;;&quot;WATERMELON&quot;; &quot;&quot; ) ) ) ) ) ) ) )">
            <text:p/>
          </table:table-cell>
          <table:table-cell table:formula="of:=IF([.K84]=7;&quot;SEVEN&quot;; IF([.K84]=&quot;z&quot;;&quot;STAR&quot;; IF([.K84]=&quot;p&quot;;&quot;ORANGE&quot;; IF([.K84]=&quot;c&quot;;&quot;CHERRY&quot;; IF([.K84]=&quot;s&quot;;&quot;PLUM&quot;; IF([.K84]=&quot;g&quot;;&quot;GRAPE&quot;; IF([.K84]=&quot;l&quot;;&quot;LEMON&quot;; IF([.K84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s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85]=7;&quot;SEVEN&quot;; IF([.G85]=&quot;z&quot;;&quot;STAR&quot;; IF([.G85]=&quot;p&quot;;&quot;ORANGE&quot;; IF([.G85]=&quot;c&quot;;&quot;CHERRY&quot;; IF([.G85]=&quot;s&quot;;&quot;PLUM&quot;; IF([.G85]=&quot;g&quot;;&quot;GRAPE&quot;; IF([.G85]=&quot;l&quot;;&quot;LEMON&quot;; IF([.G85]=&quot;d&quot;;&quot;WATERMELON&quot;; &quot;&quot; ) ) ) ) ) ) ) )" office:value-type="string" office:string-value="LEMON" calcext:value-type="string">
            <text:p>LEMON</text:p>
          </table:table-cell>
          <table:table-cell table:formula="of:=IF([.H85]=7;&quot;SEVEN&quot;; IF([.H85]=&quot;z&quot;;&quot;STAR&quot;; IF([.H85]=&quot;p&quot;;&quot;ORANGE&quot;; IF([.H85]=&quot;c&quot;;&quot;CHERRY&quot;; IF([.H85]=&quot;s&quot;;&quot;PLUM&quot;; IF([.H85]=&quot;g&quot;;&quot;GRAPE&quot;; IF([.H85]=&quot;l&quot;;&quot;LEMON&quot;; IF([.H85]=&quot;d&quot;;&quot;WATERMELON&quot;; &quot;&quot; ) ) ) ) ) ) ) )" office:value-type="string" office:string-value="CHERRY" calcext:value-type="string">
            <text:p>CHERRY</text:p>
          </table:table-cell>
          <table:table-cell table:formula="of:=IF([.I85]=7;&quot;SEVEN&quot;; IF([.I85]=&quot;z&quot;;&quot;STAR&quot;; IF([.I85]=&quot;p&quot;;&quot;ORANGE&quot;; IF([.I85]=&quot;c&quot;;&quot;CHERRY&quot;; IF([.I85]=&quot;s&quot;;&quot;PLUM&quot;; IF([.I85]=&quot;g&quot;;&quot;GRAPE&quot;; IF([.I85]=&quot;l&quot;;&quot;LEMON&quot;; IF([.I85]=&quot;d&quot;;&quot;WATERMELON&quot;; &quot;&quot; ) ) ) ) ) ) ) )" office:value-type="string" office:string-value="PLUM" calcext:value-type="string">
            <text:p>PLUM</text:p>
          </table:table-cell>
          <table:table-cell table:formula="of:=IF([.J85]=7;&quot;SEVEN&quot;; IF([.J85]=&quot;z&quot;;&quot;STAR&quot;; IF([.J85]=&quot;p&quot;;&quot;ORANGE&quot;; IF([.J85]=&quot;c&quot;;&quot;CHERRY&quot;; IF([.J85]=&quot;s&quot;;&quot;PLUM&quot;; IF([.J85]=&quot;g&quot;;&quot;GRAPE&quot;; IF([.J85]=&quot;l&quot;;&quot;LEMON&quot;; IF([.J85]=&quot;d&quot;;&quot;WATERMELON&quot;; &quot;&quot; ) ) ) ) ) ) ) )">
            <text:p/>
          </table:table-cell>
          <table:table-cell table:formula="of:=IF([.K85]=7;&quot;SEVEN&quot;; IF([.K85]=&quot;z&quot;;&quot;STAR&quot;; IF([.K85]=&quot;p&quot;;&quot;ORANGE&quot;; IF([.K85]=&quot;c&quot;;&quot;CHERRY&quot;; IF([.K85]=&quot;s&quot;;&quot;PLUM&quot;; IF([.K85]=&quot;g&quot;;&quot;GRAPE&quot;; IF([.K85]=&quot;l&quot;;&quot;LEMON&quot;; IF([.K85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s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86]=7;&quot;SEVEN&quot;; IF([.G86]=&quot;z&quot;;&quot;STAR&quot;; IF([.G86]=&quot;p&quot;;&quot;ORANGE&quot;; IF([.G86]=&quot;c&quot;;&quot;CHERRY&quot;; IF([.G86]=&quot;s&quot;;&quot;PLUM&quot;; IF([.G86]=&quot;g&quot;;&quot;GRAPE&quot;; IF([.G86]=&quot;l&quot;;&quot;LEMON&quot;; IF([.G86]=&quot;d&quot;;&quot;WATERMELON&quot;; &quot;&quot; ) ) ) ) ) ) ) )" office:value-type="string" office:string-value="LEMON" calcext:value-type="string">
            <text:p>LEMON</text:p>
          </table:table-cell>
          <table:table-cell table:formula="of:=IF([.H86]=7;&quot;SEVEN&quot;; IF([.H86]=&quot;z&quot;;&quot;STAR&quot;; IF([.H86]=&quot;p&quot;;&quot;ORANGE&quot;; IF([.H86]=&quot;c&quot;;&quot;CHERRY&quot;; IF([.H86]=&quot;s&quot;;&quot;PLUM&quot;; IF([.H86]=&quot;g&quot;;&quot;GRAPE&quot;; IF([.H86]=&quot;l&quot;;&quot;LEMON&quot;; IF([.H86]=&quot;d&quot;;&quot;WATERMELON&quot;; &quot;&quot; ) ) ) ) ) ) ) )" office:value-type="string" office:string-value="CHERRY" calcext:value-type="string">
            <text:p>CHERRY</text:p>
          </table:table-cell>
          <table:table-cell table:formula="of:=IF([.I86]=7;&quot;SEVEN&quot;; IF([.I86]=&quot;z&quot;;&quot;STAR&quot;; IF([.I86]=&quot;p&quot;;&quot;ORANGE&quot;; IF([.I86]=&quot;c&quot;;&quot;CHERRY&quot;; IF([.I86]=&quot;s&quot;;&quot;PLUM&quot;; IF([.I86]=&quot;g&quot;;&quot;GRAPE&quot;; IF([.I86]=&quot;l&quot;;&quot;LEMON&quot;; IF([.I86]=&quot;d&quot;;&quot;WATERMELON&quot;; &quot;&quot; ) ) ) ) ) ) ) )" office:value-type="string" office:string-value="PLUM" calcext:value-type="string">
            <text:p>PLUM</text:p>
          </table:table-cell>
          <table:table-cell table:formula="of:=IF([.J86]=7;&quot;SEVEN&quot;; IF([.J86]=&quot;z&quot;;&quot;STAR&quot;; IF([.J86]=&quot;p&quot;;&quot;ORANGE&quot;; IF([.J86]=&quot;c&quot;;&quot;CHERRY&quot;; IF([.J86]=&quot;s&quot;;&quot;PLUM&quot;; IF([.J86]=&quot;g&quot;;&quot;GRAPE&quot;; IF([.J86]=&quot;l&quot;;&quot;LEMON&quot;; IF([.J86]=&quot;d&quot;;&quot;WATERMELON&quot;; &quot;&quot; ) ) ) ) ) ) ) )">
            <text:p/>
          </table:table-cell>
          <table:table-cell table:formula="of:=IF([.K86]=7;&quot;SEVEN&quot;; IF([.K86]=&quot;z&quot;;&quot;STAR&quot;; IF([.K86]=&quot;p&quot;;&quot;ORANGE&quot;; IF([.K86]=&quot;c&quot;;&quot;CHERRY&quot;; IF([.K86]=&quot;s&quot;;&quot;PLUM&quot;; IF([.K86]=&quot;g&quot;;&quot;GRAPE&quot;; IF([.K86]=&quot;l&quot;;&quot;LEMON&quot;; IF([.K86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s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87]=7;&quot;SEVEN&quot;; IF([.G87]=&quot;z&quot;;&quot;STAR&quot;; IF([.G87]=&quot;p&quot;;&quot;ORANGE&quot;; IF([.G87]=&quot;c&quot;;&quot;CHERRY&quot;; IF([.G87]=&quot;s&quot;;&quot;PLUM&quot;; IF([.G87]=&quot;g&quot;;&quot;GRAPE&quot;; IF([.G87]=&quot;l&quot;;&quot;LEMON&quot;; IF([.G87]=&quot;d&quot;;&quot;WATERMELON&quot;; &quot;&quot; ) ) ) ) ) ) ) )" office:value-type="string" office:string-value="PLUM" calcext:value-type="string">
            <text:p>PLUM</text:p>
          </table:table-cell>
          <table:table-cell table:formula="of:=IF([.H87]=7;&quot;SEVEN&quot;; IF([.H87]=&quot;z&quot;;&quot;STAR&quot;; IF([.H87]=&quot;p&quot;;&quot;ORANGE&quot;; IF([.H87]=&quot;c&quot;;&quot;CHERRY&quot;; IF([.H87]=&quot;s&quot;;&quot;PLUM&quot;; IF([.H87]=&quot;g&quot;;&quot;GRAPE&quot;; IF([.H87]=&quot;l&quot;;&quot;LEMON&quot;; IF([.H87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87]=7;&quot;SEVEN&quot;; IF([.I87]=&quot;z&quot;;&quot;STAR&quot;; IF([.I87]=&quot;p&quot;;&quot;ORANGE&quot;; IF([.I87]=&quot;c&quot;;&quot;CHERRY&quot;; IF([.I87]=&quot;s&quot;;&quot;PLUM&quot;; IF([.I87]=&quot;g&quot;;&quot;GRAPE&quot;; IF([.I87]=&quot;l&quot;;&quot;LEMON&quot;; IF([.I87]=&quot;d&quot;;&quot;WATERMELON&quot;; &quot;&quot; ) ) ) ) ) ) ) )" office:value-type="string" office:string-value="LEMON" calcext:value-type="string">
            <text:p>LEMON</text:p>
          </table:table-cell>
          <table:table-cell table:formula="of:=IF([.J87]=7;&quot;SEVEN&quot;; IF([.J87]=&quot;z&quot;;&quot;STAR&quot;; IF([.J87]=&quot;p&quot;;&quot;ORANGE&quot;; IF([.J87]=&quot;c&quot;;&quot;CHERRY&quot;; IF([.J87]=&quot;s&quot;;&quot;PLUM&quot;; IF([.J87]=&quot;g&quot;;&quot;GRAPE&quot;; IF([.J87]=&quot;l&quot;;&quot;LEMON&quot;; IF([.J87]=&quot;d&quot;;&quot;WATERMELON&quot;; &quot;&quot; ) ) ) ) ) ) ) )">
            <text:p/>
          </table:table-cell>
          <table:table-cell table:formula="of:=IF([.K87]=7;&quot;SEVEN&quot;; IF([.K87]=&quot;z&quot;;&quot;STAR&quot;; IF([.K87]=&quot;p&quot;;&quot;ORANGE&quot;; IF([.K87]=&quot;c&quot;;&quot;CHERRY&quot;; IF([.K87]=&quot;s&quot;;&quot;PLUM&quot;; IF([.K87]=&quot;g&quot;;&quot;GRAPE&quot;; IF([.K87]=&quot;l&quot;;&quot;LEMON&quot;; IF([.K87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88]=7;&quot;SEVEN&quot;; IF([.G88]=&quot;z&quot;;&quot;STAR&quot;; IF([.G88]=&quot;p&quot;;&quot;ORANGE&quot;; IF([.G88]=&quot;c&quot;;&quot;CHERRY&quot;; IF([.G88]=&quot;s&quot;;&quot;PLUM&quot;; IF([.G88]=&quot;g&quot;;&quot;GRAPE&quot;; IF([.G88]=&quot;l&quot;;&quot;LEMON&quot;; IF([.G88]=&quot;d&quot;;&quot;WATERMELON&quot;; &quot;&quot; ) ) ) ) ) ) ) )" office:value-type="string" office:string-value="PLUM" calcext:value-type="string">
            <text:p>PLUM</text:p>
          </table:table-cell>
          <table:table-cell table:formula="of:=IF([.H88]=7;&quot;SEVEN&quot;; IF([.H88]=&quot;z&quot;;&quot;STAR&quot;; IF([.H88]=&quot;p&quot;;&quot;ORANGE&quot;; IF([.H88]=&quot;c&quot;;&quot;CHERRY&quot;; IF([.H88]=&quot;s&quot;;&quot;PLUM&quot;; IF([.H88]=&quot;g&quot;;&quot;GRAPE&quot;; IF([.H88]=&quot;l&quot;;&quot;LEMON&quot;; IF([.H88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88]=7;&quot;SEVEN&quot;; IF([.I88]=&quot;z&quot;;&quot;STAR&quot;; IF([.I88]=&quot;p&quot;;&quot;ORANGE&quot;; IF([.I88]=&quot;c&quot;;&quot;CHERRY&quot;; IF([.I88]=&quot;s&quot;;&quot;PLUM&quot;; IF([.I88]=&quot;g&quot;;&quot;GRAPE&quot;; IF([.I88]=&quot;l&quot;;&quot;LEMON&quot;; IF([.I88]=&quot;d&quot;;&quot;WATERMELON&quot;; &quot;&quot; ) ) ) ) ) ) ) )" office:value-type="string" office:string-value="LEMON" calcext:value-type="string">
            <text:p>LEMON</text:p>
          </table:table-cell>
          <table:table-cell table:formula="of:=IF([.J88]=7;&quot;SEVEN&quot;; IF([.J88]=&quot;z&quot;;&quot;STAR&quot;; IF([.J88]=&quot;p&quot;;&quot;ORANGE&quot;; IF([.J88]=&quot;c&quot;;&quot;CHERRY&quot;; IF([.J88]=&quot;s&quot;;&quot;PLUM&quot;; IF([.J88]=&quot;g&quot;;&quot;GRAPE&quot;; IF([.J88]=&quot;l&quot;;&quot;LEMON&quot;; IF([.J88]=&quot;d&quot;;&quot;WATERMELON&quot;; &quot;&quot; ) ) ) ) ) ) ) )">
            <text:p/>
          </table:table-cell>
          <table:table-cell table:formula="of:=IF([.K88]=7;&quot;SEVEN&quot;; IF([.K88]=&quot;z&quot;;&quot;STAR&quot;; IF([.K88]=&quot;p&quot;;&quot;ORANGE&quot;; IF([.K88]=&quot;c&quot;;&quot;CHERRY&quot;; IF([.K88]=&quot;s&quot;;&quot;PLUM&quot;; IF([.K88]=&quot;g&quot;;&quot;GRAPE&quot;; IF([.K88]=&quot;l&quot;;&quot;LEMON&quot;; IF([.K88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89]=7;&quot;SEVEN&quot;; IF([.G89]=&quot;z&quot;;&quot;STAR&quot;; IF([.G89]=&quot;p&quot;;&quot;ORANGE&quot;; IF([.G89]=&quot;c&quot;;&quot;CHERRY&quot;; IF([.G89]=&quot;s&quot;;&quot;PLUM&quot;; IF([.G89]=&quot;g&quot;;&quot;GRAPE&quot;; IF([.G89]=&quot;l&quot;;&quot;LEMON&quot;; IF([.G89]=&quot;d&quot;;&quot;WATERMELON&quot;; &quot;&quot; ) ) ) ) ) ) ) )" office:value-type="string" office:string-value="PLUM" calcext:value-type="string">
            <text:p>PLUM</text:p>
          </table:table-cell>
          <table:table-cell table:formula="of:=IF([.H89]=7;&quot;SEVEN&quot;; IF([.H89]=&quot;z&quot;;&quot;STAR&quot;; IF([.H89]=&quot;p&quot;;&quot;ORANGE&quot;; IF([.H89]=&quot;c&quot;;&quot;CHERRY&quot;; IF([.H89]=&quot;s&quot;;&quot;PLUM&quot;; IF([.H89]=&quot;g&quot;;&quot;GRAPE&quot;; IF([.H89]=&quot;l&quot;;&quot;LEMON&quot;; IF([.H89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89]=7;&quot;SEVEN&quot;; IF([.I89]=&quot;z&quot;;&quot;STAR&quot;; IF([.I89]=&quot;p&quot;;&quot;ORANGE&quot;; IF([.I89]=&quot;c&quot;;&quot;CHERRY&quot;; IF([.I89]=&quot;s&quot;;&quot;PLUM&quot;; IF([.I89]=&quot;g&quot;;&quot;GRAPE&quot;; IF([.I89]=&quot;l&quot;;&quot;LEMON&quot;; IF([.I89]=&quot;d&quot;;&quot;WATERMELON&quot;; &quot;&quot; ) ) ) ) ) ) ) )" office:value-type="string" office:string-value="LEMON" calcext:value-type="string">
            <text:p>LEMON</text:p>
          </table:table-cell>
          <table:table-cell table:formula="of:=IF([.J89]=7;&quot;SEVEN&quot;; IF([.J89]=&quot;z&quot;;&quot;STAR&quot;; IF([.J89]=&quot;p&quot;;&quot;ORANGE&quot;; IF([.J89]=&quot;c&quot;;&quot;CHERRY&quot;; IF([.J89]=&quot;s&quot;;&quot;PLUM&quot;; IF([.J89]=&quot;g&quot;;&quot;GRAPE&quot;; IF([.J89]=&quot;l&quot;;&quot;LEMON&quot;; IF([.J89]=&quot;d&quot;;&quot;WATERMELON&quot;; &quot;&quot; ) ) ) ) ) ) ) )">
            <text:p/>
          </table:table-cell>
          <table:table-cell table:formula="of:=IF([.K89]=7;&quot;SEVEN&quot;; IF([.K89]=&quot;z&quot;;&quot;STAR&quot;; IF([.K89]=&quot;p&quot;;&quot;ORANGE&quot;; IF([.K89]=&quot;c&quot;;&quot;CHERRY&quot;; IF([.K89]=&quot;s&quot;;&quot;PLUM&quot;; IF([.K89]=&quot;g&quot;;&quot;GRAPE&quot;; IF([.K89]=&quot;l&quot;;&quot;LEMON&quot;; IF([.K89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90]=7;&quot;SEVEN&quot;; IF([.G90]=&quot;z&quot;;&quot;STAR&quot;; IF([.G90]=&quot;p&quot;;&quot;ORANGE&quot;; IF([.G90]=&quot;c&quot;;&quot;CHERRY&quot;; IF([.G90]=&quot;s&quot;;&quot;PLUM&quot;; IF([.G90]=&quot;g&quot;;&quot;GRAPE&quot;; IF([.G90]=&quot;l&quot;;&quot;LEMON&quot;; IF([.G90]=&quot;d&quot;;&quot;WATERMELON&quot;; &quot;&quot; ) ) ) ) ) ) ) )" office:value-type="string" office:string-value="PLUM" calcext:value-type="string">
            <text:p>PLUM</text:p>
          </table:table-cell>
          <table:table-cell table:formula="of:=IF([.H90]=7;&quot;SEVEN&quot;; IF([.H90]=&quot;z&quot;;&quot;STAR&quot;; IF([.H90]=&quot;p&quot;;&quot;ORANGE&quot;; IF([.H90]=&quot;c&quot;;&quot;CHERRY&quot;; IF([.H90]=&quot;s&quot;;&quot;PLUM&quot;; IF([.H90]=&quot;g&quot;;&quot;GRAPE&quot;; IF([.H90]=&quot;l&quot;;&quot;LEMON&quot;; IF([.H90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90]=7;&quot;SEVEN&quot;; IF([.I90]=&quot;z&quot;;&quot;STAR&quot;; IF([.I90]=&quot;p&quot;;&quot;ORANGE&quot;; IF([.I90]=&quot;c&quot;;&quot;CHERRY&quot;; IF([.I90]=&quot;s&quot;;&quot;PLUM&quot;; IF([.I90]=&quot;g&quot;;&quot;GRAPE&quot;; IF([.I90]=&quot;l&quot;;&quot;LEMON&quot;; IF([.I90]=&quot;d&quot;;&quot;WATERMELON&quot;; &quot;&quot; ) ) ) ) ) ) ) )" office:value-type="string" office:string-value="LEMON" calcext:value-type="string">
            <text:p>LEMON</text:p>
          </table:table-cell>
          <table:table-cell table:formula="of:=IF([.J90]=7;&quot;SEVEN&quot;; IF([.J90]=&quot;z&quot;;&quot;STAR&quot;; IF([.J90]=&quot;p&quot;;&quot;ORANGE&quot;; IF([.J90]=&quot;c&quot;;&quot;CHERRY&quot;; IF([.J90]=&quot;s&quot;;&quot;PLUM&quot;; IF([.J90]=&quot;g&quot;;&quot;GRAPE&quot;; IF([.J90]=&quot;l&quot;;&quot;LEMON&quot;; IF([.J90]=&quot;d&quot;;&quot;WATERMELON&quot;; &quot;&quot; ) ) ) ) ) ) ) )">
            <text:p/>
          </table:table-cell>
          <table:table-cell table:formula="of:=IF([.K90]=7;&quot;SEVEN&quot;; IF([.K90]=&quot;z&quot;;&quot;STAR&quot;; IF([.K90]=&quot;p&quot;;&quot;ORANGE&quot;; IF([.K90]=&quot;c&quot;;&quot;CHERRY&quot;; IF([.K90]=&quot;s&quot;;&quot;PLUM&quot;; IF([.K90]=&quot;g&quot;;&quot;GRAPE&quot;; IF([.K90]=&quot;l&quot;;&quot;LEMON&quot;; IF([.K90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G91]=7;&quot;SEVEN&quot;; IF([.G91]=&quot;z&quot;;&quot;STAR&quot;; IF([.G91]=&quot;p&quot;;&quot;ORANGE&quot;; IF([.G91]=&quot;c&quot;;&quot;CHERRY&quot;; IF([.G91]=&quot;s&quot;;&quot;PLUM&quot;; IF([.G91]=&quot;g&quot;;&quot;GRAPE&quot;; IF([.G91]=&quot;l&quot;;&quot;LEMON&quot;; IF([.G91]=&quot;d&quot;;&quot;WATERMELON&quot;; &quot;&quot; ) ) ) ) ) ) ) )" office:value-type="string" office:string-value="LEMON" calcext:value-type="string">
            <text:p>LEMON</text:p>
          </table:table-cell>
          <table:table-cell table:formula="of:=IF([.H91]=7;&quot;SEVEN&quot;; IF([.H91]=&quot;z&quot;;&quot;STAR&quot;; IF([.H91]=&quot;p&quot;;&quot;ORANGE&quot;; IF([.H91]=&quot;c&quot;;&quot;CHERRY&quot;; IF([.H91]=&quot;s&quot;;&quot;PLUM&quot;; IF([.H91]=&quot;g&quot;;&quot;GRAPE&quot;; IF([.H91]=&quot;l&quot;;&quot;LEMON&quot;; IF([.H91]=&quot;d&quot;;&quot;WATERMELON&quot;; &quot;&quot; ) ) ) ) ) ) ) )" office:value-type="string" office:string-value="LEMON" calcext:value-type="string">
            <text:p>LEMON</text:p>
          </table:table-cell>
          <table:table-cell table:formula="of:=IF([.I91]=7;&quot;SEVEN&quot;; IF([.I91]=&quot;z&quot;;&quot;STAR&quot;; IF([.I91]=&quot;p&quot;;&quot;ORANGE&quot;; IF([.I91]=&quot;c&quot;;&quot;CHERRY&quot;; IF([.I91]=&quot;s&quot;;&quot;PLUM&quot;; IF([.I91]=&quot;g&quot;;&quot;GRAPE&quot;; IF([.I91]=&quot;l&quot;;&quot;LEMON&quot;; IF([.I91]=&quot;d&quot;;&quot;WATERMELON&quot;; &quot;&quot; ) ) ) ) ) ) ) )" office:value-type="string" office:string-value="GRAPE" calcext:value-type="string">
            <text:p>GRAPE</text:p>
          </table:table-cell>
          <table:table-cell table:formula="of:=IF([.J91]=7;&quot;SEVEN&quot;; IF([.J91]=&quot;z&quot;;&quot;STAR&quot;; IF([.J91]=&quot;p&quot;;&quot;ORANGE&quot;; IF([.J91]=&quot;c&quot;;&quot;CHERRY&quot;; IF([.J91]=&quot;s&quot;;&quot;PLUM&quot;; IF([.J91]=&quot;g&quot;;&quot;GRAPE&quot;; IF([.J91]=&quot;l&quot;;&quot;LEMON&quot;; IF([.J91]=&quot;d&quot;;&quot;WATERMELON&quot;; &quot;&quot; ) ) ) ) ) ) ) )">
            <text:p/>
          </table:table-cell>
          <table:table-cell table:formula="of:=IF([.K91]=7;&quot;SEVEN&quot;; IF([.K91]=&quot;z&quot;;&quot;STAR&quot;; IF([.K91]=&quot;p&quot;;&quot;ORANGE&quot;; IF([.K91]=&quot;c&quot;;&quot;CHERRY&quot;; IF([.K91]=&quot;s&quot;;&quot;PLUM&quot;; IF([.K91]=&quot;g&quot;;&quot;GRAPE&quot;; IF([.K91]=&quot;l&quot;;&quot;LEMON&quot;; IF([.K91]=&quot;d&quot;;&quot;WATERMELON&quot;; &quot;&quot; ) ) ) ) ) ) ) )" office:value-type="string" office:string-value="PLUM" calcext:value-type="string">
            <text:p>PLUM</text:p>
          </table:table-cell>
          <table:table-cell/>
          <table:table-cell table:number-columns-repeated="2" office:value-type="string" calcext:value-type="string">
            <text:p>l</text:p>
          </table:table-cell>
          <table:table-cell table:style-name="ce2" office:value-type="string" calcext:value-type="string">
            <text:p>g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G92]=7;&quot;SEVEN&quot;; IF([.G92]=&quot;z&quot;;&quot;STAR&quot;; IF([.G92]=&quot;p&quot;;&quot;ORANGE&quot;; IF([.G92]=&quot;c&quot;;&quot;CHERRY&quot;; IF([.G92]=&quot;s&quot;;&quot;PLUM&quot;; IF([.G92]=&quot;g&quot;;&quot;GRAPE&quot;; IF([.G92]=&quot;l&quot;;&quot;LEMON&quot;; IF([.G92]=&quot;d&quot;;&quot;WATERMELON&quot;; &quot;&quot; ) ) ) ) ) ) ) )" office:value-type="string" office:string-value="LEMON" calcext:value-type="string">
            <text:p>LEMON</text:p>
          </table:table-cell>
          <table:table-cell table:formula="of:=IF([.H92]=7;&quot;SEVEN&quot;; IF([.H92]=&quot;z&quot;;&quot;STAR&quot;; IF([.H92]=&quot;p&quot;;&quot;ORANGE&quot;; IF([.H92]=&quot;c&quot;;&quot;CHERRY&quot;; IF([.H92]=&quot;s&quot;;&quot;PLUM&quot;; IF([.H92]=&quot;g&quot;;&quot;GRAPE&quot;; IF([.H92]=&quot;l&quot;;&quot;LEMON&quot;; IF([.H92]=&quot;d&quot;;&quot;WATERMELON&quot;; &quot;&quot; ) ) ) ) ) ) ) )" office:value-type="string" office:string-value="LEMON" calcext:value-type="string">
            <text:p>LEMON</text:p>
          </table:table-cell>
          <table:table-cell table:formula="of:=IF([.I92]=7;&quot;SEVEN&quot;; IF([.I92]=&quot;z&quot;;&quot;STAR&quot;; IF([.I92]=&quot;p&quot;;&quot;ORANGE&quot;; IF([.I92]=&quot;c&quot;;&quot;CHERRY&quot;; IF([.I92]=&quot;s&quot;;&quot;PLUM&quot;; IF([.I92]=&quot;g&quot;;&quot;GRAPE&quot;; IF([.I92]=&quot;l&quot;;&quot;LEMON&quot;; IF([.I92]=&quot;d&quot;;&quot;WATERMELON&quot;; &quot;&quot; ) ) ) ) ) ) ) )" office:value-type="string" office:string-value="GRAPE" calcext:value-type="string">
            <text:p>GRAPE</text:p>
          </table:table-cell>
          <table:table-cell table:formula="of:=IF([.J92]=7;&quot;SEVEN&quot;; IF([.J92]=&quot;z&quot;;&quot;STAR&quot;; IF([.J92]=&quot;p&quot;;&quot;ORANGE&quot;; IF([.J92]=&quot;c&quot;;&quot;CHERRY&quot;; IF([.J92]=&quot;s&quot;;&quot;PLUM&quot;; IF([.J92]=&quot;g&quot;;&quot;GRAPE&quot;; IF([.J92]=&quot;l&quot;;&quot;LEMON&quot;; IF([.J92]=&quot;d&quot;;&quot;WATERMELON&quot;; &quot;&quot; ) ) ) ) ) ) ) )">
            <text:p/>
          </table:table-cell>
          <table:table-cell table:formula="of:=IF([.K92]=7;&quot;SEVEN&quot;; IF([.K92]=&quot;z&quot;;&quot;STAR&quot;; IF([.K92]=&quot;p&quot;;&quot;ORANGE&quot;; IF([.K92]=&quot;c&quot;;&quot;CHERRY&quot;; IF([.K92]=&quot;s&quot;;&quot;PLUM&quot;; IF([.K92]=&quot;g&quot;;&quot;GRAPE&quot;; IF([.K92]=&quot;l&quot;;&quot;LEMON&quot;; IF([.K92]=&quot;d&quot;;&quot;WATERMELON&quot;; &quot;&quot; ) ) ) ) ) ) ) )" office:value-type="string" office:string-value="PLUM" calcext:value-type="string">
            <text:p>PLUM</text:p>
          </table:table-cell>
          <table:table-cell/>
          <table:table-cell table:number-columns-repeated="2" office:value-type="string" calcext:value-type="string">
            <text:p>l</text:p>
          </table:table-cell>
          <table:table-cell table:style-name="ce2" office:value-type="string" calcext:value-type="string">
            <text:p>g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G93]=7;&quot;SEVEN&quot;; IF([.G93]=&quot;z&quot;;&quot;STAR&quot;; IF([.G93]=&quot;p&quot;;&quot;ORANGE&quot;; IF([.G93]=&quot;c&quot;;&quot;CHERRY&quot;; IF([.G93]=&quot;s&quot;;&quot;PLUM&quot;; IF([.G93]=&quot;g&quot;;&quot;GRAPE&quot;; IF([.G93]=&quot;l&quot;;&quot;LEMON&quot;; IF([.G93]=&quot;d&quot;;&quot;WATERMELON&quot;; &quot;&quot; ) ) ) ) ) ) ) )" office:value-type="string" office:string-value="LEMON" calcext:value-type="string">
            <text:p>LEMON</text:p>
          </table:table-cell>
          <table:table-cell table:formula="of:=IF([.H93]=7;&quot;SEVEN&quot;; IF([.H93]=&quot;z&quot;;&quot;STAR&quot;; IF([.H93]=&quot;p&quot;;&quot;ORANGE&quot;; IF([.H93]=&quot;c&quot;;&quot;CHERRY&quot;; IF([.H93]=&quot;s&quot;;&quot;PLUM&quot;; IF([.H93]=&quot;g&quot;;&quot;GRAPE&quot;; IF([.H93]=&quot;l&quot;;&quot;LEMON&quot;; IF([.H93]=&quot;d&quot;;&quot;WATERMELON&quot;; &quot;&quot; ) ) ) ) ) ) ) )" office:value-type="string" office:string-value="LEMON" calcext:value-type="string">
            <text:p>LEMON</text:p>
          </table:table-cell>
          <table:table-cell table:formula="of:=IF([.I93]=7;&quot;SEVEN&quot;; IF([.I93]=&quot;z&quot;;&quot;STAR&quot;; IF([.I93]=&quot;p&quot;;&quot;ORANGE&quot;; IF([.I93]=&quot;c&quot;;&quot;CHERRY&quot;; IF([.I93]=&quot;s&quot;;&quot;PLUM&quot;; IF([.I93]=&quot;g&quot;;&quot;GRAPE&quot;; IF([.I93]=&quot;l&quot;;&quot;LEMON&quot;; IF([.I93]=&quot;d&quot;;&quot;WATERMELON&quot;; &quot;&quot; ) ) ) ) ) ) ) )" office:value-type="string" office:string-value="GRAPE" calcext:value-type="string">
            <text:p>GRAPE</text:p>
          </table:table-cell>
          <table:table-cell table:formula="of:=IF([.J93]=7;&quot;SEVEN&quot;; IF([.J93]=&quot;z&quot;;&quot;STAR&quot;; IF([.J93]=&quot;p&quot;;&quot;ORANGE&quot;; IF([.J93]=&quot;c&quot;;&quot;CHERRY&quot;; IF([.J93]=&quot;s&quot;;&quot;PLUM&quot;; IF([.J93]=&quot;g&quot;;&quot;GRAPE&quot;; IF([.J93]=&quot;l&quot;;&quot;LEMON&quot;; IF([.J93]=&quot;d&quot;;&quot;WATERMELON&quot;; &quot;&quot; ) ) ) ) ) ) ) )">
            <text:p/>
          </table:table-cell>
          <table:table-cell table:formula="of:=IF([.K93]=7;&quot;SEVEN&quot;; IF([.K93]=&quot;z&quot;;&quot;STAR&quot;; IF([.K93]=&quot;p&quot;;&quot;ORANGE&quot;; IF([.K93]=&quot;c&quot;;&quot;CHERRY&quot;; IF([.K93]=&quot;s&quot;;&quot;PLUM&quot;; IF([.K93]=&quot;g&quot;;&quot;GRAPE&quot;; IF([.K93]=&quot;l&quot;;&quot;LEMON&quot;; IF([.K93]=&quot;d&quot;;&quot;WATERMELON&quot;; &quot;&quot; ) ) ) ) ) ) ) )" office:value-type="string" office:string-value="PLUM" calcext:value-type="string">
            <text:p>PLUM</text:p>
          </table:table-cell>
          <table:table-cell/>
          <table:table-cell table:number-columns-repeated="2" office:value-type="string" calcext:value-type="string">
            <text:p>l</text:p>
          </table:table-cell>
          <table:table-cell table:style-name="ce2" office:value-type="string" calcext:value-type="string">
            <text:p>g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G94]=7;&quot;SEVEN&quot;; IF([.G94]=&quot;z&quot;;&quot;STAR&quot;; IF([.G94]=&quot;p&quot;;&quot;ORANGE&quot;; IF([.G94]=&quot;c&quot;;&quot;CHERRY&quot;; IF([.G94]=&quot;s&quot;;&quot;PLUM&quot;; IF([.G94]=&quot;g&quot;;&quot;GRAPE&quot;; IF([.G94]=&quot;l&quot;;&quot;LEMON&quot;; IF([.G94]=&quot;d&quot;;&quot;WATERMELON&quot;; &quot;&quot; ) ) ) ) ) ) ) )" office:value-type="string" office:string-value="LEMON" calcext:value-type="string">
            <text:p>LEMON</text:p>
          </table:table-cell>
          <table:table-cell table:formula="of:=IF([.H94]=7;&quot;SEVEN&quot;; IF([.H94]=&quot;z&quot;;&quot;STAR&quot;; IF([.H94]=&quot;p&quot;;&quot;ORANGE&quot;; IF([.H94]=&quot;c&quot;;&quot;CHERRY&quot;; IF([.H94]=&quot;s&quot;;&quot;PLUM&quot;; IF([.H94]=&quot;g&quot;;&quot;GRAPE&quot;; IF([.H94]=&quot;l&quot;;&quot;LEMON&quot;; IF([.H94]=&quot;d&quot;;&quot;WATERMELON&quot;; &quot;&quot; ) ) ) ) ) ) ) )" office:value-type="string" office:string-value="LEMON" calcext:value-type="string">
            <text:p>LEMON</text:p>
          </table:table-cell>
          <table:table-cell table:formula="of:=IF([.I94]=7;&quot;SEVEN&quot;; IF([.I94]=&quot;z&quot;;&quot;STAR&quot;; IF([.I94]=&quot;p&quot;;&quot;ORANGE&quot;; IF([.I94]=&quot;c&quot;;&quot;CHERRY&quot;; IF([.I94]=&quot;s&quot;;&quot;PLUM&quot;; IF([.I94]=&quot;g&quot;;&quot;GRAPE&quot;; IF([.I94]=&quot;l&quot;;&quot;LEMON&quot;; IF([.I94]=&quot;d&quot;;&quot;WATERMELON&quot;; &quot;&quot; ) ) ) ) ) ) ) )" office:value-type="string" office:string-value="GRAPE" calcext:value-type="string">
            <text:p>GRAPE</text:p>
          </table:table-cell>
          <table:table-cell table:formula="of:=IF([.J94]=7;&quot;SEVEN&quot;; IF([.J94]=&quot;z&quot;;&quot;STAR&quot;; IF([.J94]=&quot;p&quot;;&quot;ORANGE&quot;; IF([.J94]=&quot;c&quot;;&quot;CHERRY&quot;; IF([.J94]=&quot;s&quot;;&quot;PLUM&quot;; IF([.J94]=&quot;g&quot;;&quot;GRAPE&quot;; IF([.J94]=&quot;l&quot;;&quot;LEMON&quot;; IF([.J94]=&quot;d&quot;;&quot;WATERMELON&quot;; &quot;&quot; ) ) ) ) ) ) ) )">
            <text:p/>
          </table:table-cell>
          <table:table-cell table:formula="of:=IF([.K94]=7;&quot;SEVEN&quot;; IF([.K94]=&quot;z&quot;;&quot;STAR&quot;; IF([.K94]=&quot;p&quot;;&quot;ORANGE&quot;; IF([.K94]=&quot;c&quot;;&quot;CHERRY&quot;; IF([.K94]=&quot;s&quot;;&quot;PLUM&quot;; IF([.K94]=&quot;g&quot;;&quot;GRAPE&quot;; IF([.K94]=&quot;l&quot;;&quot;LEMON&quot;; IF([.K94]=&quot;d&quot;;&quot;WATERMELON&quot;; &quot;&quot; ) ) ) ) ) ) ) )" office:value-type="string" office:string-value="CHERRY" calcext:value-type="string">
            <text:p>CHERRY</text:p>
          </table:table-cell>
          <table:table-cell/>
          <table:table-cell table:number-columns-repeated="2" office:value-type="string" calcext:value-type="string">
            <text:p>l</text:p>
          </table:table-cell>
          <table:table-cell table:style-name="ce2" office:value-type="string" calcext:value-type="string">
            <text:p>g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95]=7;&quot;SEVEN&quot;; IF([.G95]=&quot;z&quot;;&quot;STAR&quot;; IF([.G95]=&quot;p&quot;;&quot;ORANGE&quot;; IF([.G95]=&quot;c&quot;;&quot;CHERRY&quot;; IF([.G95]=&quot;s&quot;;&quot;PLUM&quot;; IF([.G95]=&quot;g&quot;;&quot;GRAPE&quot;; IF([.G95]=&quot;l&quot;;&quot;LEMON&quot;; IF([.G95]=&quot;d&quot;;&quot;WATERMELON&quot;; &quot;&quot; ) ) ) ) ) ) ) )" office:value-type="string" office:string-value="ORANGE" calcext:value-type="string">
            <text:p>ORANGE</text:p>
          </table:table-cell>
          <table:table-cell table:formula="of:=IF([.H95]=7;&quot;SEVEN&quot;; IF([.H95]=&quot;z&quot;;&quot;STAR&quot;; IF([.H95]=&quot;p&quot;;&quot;ORANGE&quot;; IF([.H95]=&quot;c&quot;;&quot;CHERRY&quot;; IF([.H95]=&quot;s&quot;;&quot;PLUM&quot;; IF([.H95]=&quot;g&quot;;&quot;GRAPE&quot;; IF([.H95]=&quot;l&quot;;&quot;LEMON&quot;; IF([.H95]=&quot;d&quot;;&quot;WATERMELON&quot;; &quot;&quot; ) ) ) ) ) ) ) )" office:value-type="string" office:string-value="ORANGE" calcext:value-type="string">
            <text:p>ORANGE</text:p>
          </table:table-cell>
          <table:table-cell table:formula="of:=IF([.I95]=7;&quot;SEVEN&quot;; IF([.I95]=&quot;z&quot;;&quot;STAR&quot;; IF([.I95]=&quot;p&quot;;&quot;ORANGE&quot;; IF([.I95]=&quot;c&quot;;&quot;CHERRY&quot;; IF([.I95]=&quot;s&quot;;&quot;PLUM&quot;; IF([.I95]=&quot;g&quot;;&quot;GRAPE&quot;; IF([.I95]=&quot;l&quot;;&quot;LEMON&quot;; IF([.I95]=&quot;d&quot;;&quot;WATERMELON&quot;; &quot;&quot; ) ) ) ) ) ) ) )" office:value-type="string" office:string-value="ORANGE" calcext:value-type="string">
            <text:p>ORANGE</text:p>
          </table:table-cell>
          <table:table-cell table:formula="of:=IF([.J95]=7;&quot;SEVEN&quot;; IF([.J95]=&quot;z&quot;;&quot;STAR&quot;; IF([.J95]=&quot;p&quot;;&quot;ORANGE&quot;; IF([.J95]=&quot;c&quot;;&quot;CHERRY&quot;; IF([.J95]=&quot;s&quot;;&quot;PLUM&quot;; IF([.J95]=&quot;g&quot;;&quot;GRAPE&quot;; IF([.J95]=&quot;l&quot;;&quot;LEMON&quot;; IF([.J95]=&quot;d&quot;;&quot;WATERMELON&quot;; &quot;&quot; ) ) ) ) ) ) ) )">
            <text:p/>
          </table:table-cell>
          <table:table-cell table:formula="of:=IF([.K95]=7;&quot;SEVEN&quot;; IF([.K95]=&quot;z&quot;;&quot;STAR&quot;; IF([.K95]=&quot;p&quot;;&quot;ORANGE&quot;; IF([.K95]=&quot;c&quot;;&quot;CHERRY&quot;; IF([.K95]=&quot;s&quot;;&quot;PLUM&quot;; IF([.K95]=&quot;g&quot;;&quot;GRAPE&quot;; IF([.K95]=&quot;l&quot;;&quot;LEMON&quot;; IF([.K95]=&quot;d&quot;;&quot;WATERMELON&quot;; &quot;&quot; ) ) ) ) ) ) ) )" office:value-type="string" office:string-value="CHERRY" calcext:value-type="string">
            <text:p>CHERRY</text:p>
          </table:table-cell>
          <table:table-cell/>
          <table:table-cell table:number-columns-repeated="2" office:value-type="string" calcext:value-type="string">
            <text:p>p</text:p>
          </table:table-cell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96]=7;&quot;SEVEN&quot;; IF([.G96]=&quot;z&quot;;&quot;STAR&quot;; IF([.G96]=&quot;p&quot;;&quot;ORANGE&quot;; IF([.G96]=&quot;c&quot;;&quot;CHERRY&quot;; IF([.G96]=&quot;s&quot;;&quot;PLUM&quot;; IF([.G96]=&quot;g&quot;;&quot;GRAPE&quot;; IF([.G96]=&quot;l&quot;;&quot;LEMON&quot;; IF([.G96]=&quot;d&quot;;&quot;WATERMELON&quot;; &quot;&quot; ) ) ) ) ) ) ) )" office:value-type="string" office:string-value="ORANGE" calcext:value-type="string">
            <text:p>ORANGE</text:p>
          </table:table-cell>
          <table:table-cell table:formula="of:=IF([.H96]=7;&quot;SEVEN&quot;; IF([.H96]=&quot;z&quot;;&quot;STAR&quot;; IF([.H96]=&quot;p&quot;;&quot;ORANGE&quot;; IF([.H96]=&quot;c&quot;;&quot;CHERRY&quot;; IF([.H96]=&quot;s&quot;;&quot;PLUM&quot;; IF([.H96]=&quot;g&quot;;&quot;GRAPE&quot;; IF([.H96]=&quot;l&quot;;&quot;LEMON&quot;; IF([.H96]=&quot;d&quot;;&quot;WATERMELON&quot;; &quot;&quot; ) ) ) ) ) ) ) )" office:value-type="string" office:string-value="ORANGE" calcext:value-type="string">
            <text:p>ORANGE</text:p>
          </table:table-cell>
          <table:table-cell table:formula="of:=IF([.I96]=7;&quot;SEVEN&quot;; IF([.I96]=&quot;z&quot;;&quot;STAR&quot;; IF([.I96]=&quot;p&quot;;&quot;ORANGE&quot;; IF([.I96]=&quot;c&quot;;&quot;CHERRY&quot;; IF([.I96]=&quot;s&quot;;&quot;PLUM&quot;; IF([.I96]=&quot;g&quot;;&quot;GRAPE&quot;; IF([.I96]=&quot;l&quot;;&quot;LEMON&quot;; IF([.I96]=&quot;d&quot;;&quot;WATERMELON&quot;; &quot;&quot; ) ) ) ) ) ) ) )" office:value-type="string" office:string-value="ORANGE" calcext:value-type="string">
            <text:p>ORANGE</text:p>
          </table:table-cell>
          <table:table-cell table:formula="of:=IF([.J96]=7;&quot;SEVEN&quot;; IF([.J96]=&quot;z&quot;;&quot;STAR&quot;; IF([.J96]=&quot;p&quot;;&quot;ORANGE&quot;; IF([.J96]=&quot;c&quot;;&quot;CHERRY&quot;; IF([.J96]=&quot;s&quot;;&quot;PLUM&quot;; IF([.J96]=&quot;g&quot;;&quot;GRAPE&quot;; IF([.J96]=&quot;l&quot;;&quot;LEMON&quot;; IF([.J96]=&quot;d&quot;;&quot;WATERMELON&quot;; &quot;&quot; ) ) ) ) ) ) ) )">
            <text:p/>
          </table:table-cell>
          <table:table-cell table:formula="of:=IF([.K96]=7;&quot;SEVEN&quot;; IF([.K96]=&quot;z&quot;;&quot;STAR&quot;; IF([.K96]=&quot;p&quot;;&quot;ORANGE&quot;; IF([.K96]=&quot;c&quot;;&quot;CHERRY&quot;; IF([.K96]=&quot;s&quot;;&quot;PLUM&quot;; IF([.K96]=&quot;g&quot;;&quot;GRAPE&quot;; IF([.K96]=&quot;l&quot;;&quot;LEMON&quot;; IF([.K96]=&quot;d&quot;;&quot;WATERMELON&quot;; &quot;&quot; ) ) ) ) ) ) ) )" office:value-type="string" office:string-value="CHERRY" calcext:value-type="string">
            <text:p>CHERRY</text:p>
          </table:table-cell>
          <table:table-cell/>
          <table:table-cell table:number-columns-repeated="2" office:value-type="string" calcext:value-type="string">
            <text:p>p</text:p>
          </table:table-cell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97]=7;&quot;SEVEN&quot;; IF([.G97]=&quot;z&quot;;&quot;STAR&quot;; IF([.G97]=&quot;p&quot;;&quot;ORANGE&quot;; IF([.G97]=&quot;c&quot;;&quot;CHERRY&quot;; IF([.G97]=&quot;s&quot;;&quot;PLUM&quot;; IF([.G97]=&quot;g&quot;;&quot;GRAPE&quot;; IF([.G97]=&quot;l&quot;;&quot;LEMON&quot;; IF([.G97]=&quot;d&quot;;&quot;WATERMELON&quot;; &quot;&quot; ) ) ) ) ) ) ) )" office:value-type="string" office:string-value="ORANGE" calcext:value-type="string">
            <text:p>ORANGE</text:p>
          </table:table-cell>
          <table:table-cell table:formula="of:=IF([.H97]=7;&quot;SEVEN&quot;; IF([.H97]=&quot;z&quot;;&quot;STAR&quot;; IF([.H97]=&quot;p&quot;;&quot;ORANGE&quot;; IF([.H97]=&quot;c&quot;;&quot;CHERRY&quot;; IF([.H97]=&quot;s&quot;;&quot;PLUM&quot;; IF([.H97]=&quot;g&quot;;&quot;GRAPE&quot;; IF([.H97]=&quot;l&quot;;&quot;LEMON&quot;; IF([.H97]=&quot;d&quot;;&quot;WATERMELON&quot;; &quot;&quot; ) ) ) ) ) ) ) )" office:value-type="string" office:string-value="ORANGE" calcext:value-type="string">
            <text:p>ORANGE</text:p>
          </table:table-cell>
          <table:table-cell table:formula="of:=IF([.I97]=7;&quot;SEVEN&quot;; IF([.I97]=&quot;z&quot;;&quot;STAR&quot;; IF([.I97]=&quot;p&quot;;&quot;ORANGE&quot;; IF([.I97]=&quot;c&quot;;&quot;CHERRY&quot;; IF([.I97]=&quot;s&quot;;&quot;PLUM&quot;; IF([.I97]=&quot;g&quot;;&quot;GRAPE&quot;; IF([.I97]=&quot;l&quot;;&quot;LEMON&quot;; IF([.I97]=&quot;d&quot;;&quot;WATERMELON&quot;; &quot;&quot; ) ) ) ) ) ) ) )" office:value-type="string" office:string-value="ORANGE" calcext:value-type="string">
            <text:p>ORANGE</text:p>
          </table:table-cell>
          <table:table-cell table:formula="of:=IF([.J97]=7;&quot;SEVEN&quot;; IF([.J97]=&quot;z&quot;;&quot;STAR&quot;; IF([.J97]=&quot;p&quot;;&quot;ORANGE&quot;; IF([.J97]=&quot;c&quot;;&quot;CHERRY&quot;; IF([.J97]=&quot;s&quot;;&quot;PLUM&quot;; IF([.J97]=&quot;g&quot;;&quot;GRAPE&quot;; IF([.J97]=&quot;l&quot;;&quot;LEMON&quot;; IF([.J97]=&quot;d&quot;;&quot;WATERMELON&quot;; &quot;&quot; ) ) ) ) ) ) ) )">
            <text:p/>
          </table:table-cell>
          <table:table-cell table:formula="of:=IF([.K97]=7;&quot;SEVEN&quot;; IF([.K97]=&quot;z&quot;;&quot;STAR&quot;; IF([.K97]=&quot;p&quot;;&quot;ORANGE&quot;; IF([.K97]=&quot;c&quot;;&quot;CHERRY&quot;; IF([.K97]=&quot;s&quot;;&quot;PLUM&quot;; IF([.K97]=&quot;g&quot;;&quot;GRAPE&quot;; IF([.K97]=&quot;l&quot;;&quot;LEMON&quot;; IF([.K97]=&quot;d&quot;;&quot;WATERMELON&quot;; &quot;&quot; ) ) ) ) ) ) ) )" office:value-type="string" office:string-value="CHERRY" calcext:value-type="string">
            <text:p>CHERRY</text:p>
          </table:table-cell>
          <table:table-cell/>
          <table:table-cell table:number-columns-repeated="2" office:value-type="string" calcext:value-type="string">
            <text:p>p</text:p>
          </table:table-cell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98]=7;&quot;SEVEN&quot;; IF([.G98]=&quot;z&quot;;&quot;STAR&quot;; IF([.G98]=&quot;p&quot;;&quot;ORANGE&quot;; IF([.G98]=&quot;c&quot;;&quot;CHERRY&quot;; IF([.G98]=&quot;s&quot;;&quot;PLUM&quot;; IF([.G98]=&quot;g&quot;;&quot;GRAPE&quot;; IF([.G98]=&quot;l&quot;;&quot;LEMON&quot;; IF([.G98]=&quot;d&quot;;&quot;WATERMELON&quot;; &quot;&quot; ) ) ) ) ) ) ) )" office:value-type="string" office:string-value="ORANGE" calcext:value-type="string">
            <text:p>ORANGE</text:p>
          </table:table-cell>
          <table:table-cell table:formula="of:=IF([.H98]=7;&quot;SEVEN&quot;; IF([.H98]=&quot;z&quot;;&quot;STAR&quot;; IF([.H98]=&quot;p&quot;;&quot;ORANGE&quot;; IF([.H98]=&quot;c&quot;;&quot;CHERRY&quot;; IF([.H98]=&quot;s&quot;;&quot;PLUM&quot;; IF([.H98]=&quot;g&quot;;&quot;GRAPE&quot;; IF([.H98]=&quot;l&quot;;&quot;LEMON&quot;; IF([.H98]=&quot;d&quot;;&quot;WATERMELON&quot;; &quot;&quot; ) ) ) ) ) ) ) )" office:value-type="string" office:string-value="ORANGE" calcext:value-type="string">
            <text:p>ORANGE</text:p>
          </table:table-cell>
          <table:table-cell table:formula="of:=IF([.I98]=7;&quot;SEVEN&quot;; IF([.I98]=&quot;z&quot;;&quot;STAR&quot;; IF([.I98]=&quot;p&quot;;&quot;ORANGE&quot;; IF([.I98]=&quot;c&quot;;&quot;CHERRY&quot;; IF([.I98]=&quot;s&quot;;&quot;PLUM&quot;; IF([.I98]=&quot;g&quot;;&quot;GRAPE&quot;; IF([.I98]=&quot;l&quot;;&quot;LEMON&quot;; IF([.I98]=&quot;d&quot;;&quot;WATERMELON&quot;; &quot;&quot; ) ) ) ) ) ) ) )" office:value-type="string" office:string-value="ORANGE" calcext:value-type="string">
            <text:p>ORANGE</text:p>
          </table:table-cell>
          <table:table-cell table:formula="of:=IF([.J98]=7;&quot;SEVEN&quot;; IF([.J98]=&quot;z&quot;;&quot;STAR&quot;; IF([.J98]=&quot;p&quot;;&quot;ORANGE&quot;; IF([.J98]=&quot;c&quot;;&quot;CHERRY&quot;; IF([.J98]=&quot;s&quot;;&quot;PLUM&quot;; IF([.J98]=&quot;g&quot;;&quot;GRAPE&quot;; IF([.J98]=&quot;l&quot;;&quot;LEMON&quot;; IF([.J98]=&quot;d&quot;;&quot;WATERMELON&quot;; &quot;&quot; ) ) ) ) ) ) ) )">
            <text:p/>
          </table:table-cell>
          <table:table-cell table:formula="of:=IF([.K98]=7;&quot;SEVEN&quot;; IF([.K98]=&quot;z&quot;;&quot;STAR&quot;; IF([.K98]=&quot;p&quot;;&quot;ORANGE&quot;; IF([.K98]=&quot;c&quot;;&quot;CHERRY&quot;; IF([.K98]=&quot;s&quot;;&quot;PLUM&quot;; IF([.K98]=&quot;g&quot;;&quot;GRAPE&quot;; IF([.K98]=&quot;l&quot;;&quot;LEMON&quot;; IF([.K98]=&quot;d&quot;;&quot;WATERMELON&quot;; &quot;&quot; ) ) ) ) ) ) ) )" office:value-type="string" office:string-value="PLUM" calcext:value-type="string">
            <text:p>PLUM</text:p>
          </table:table-cell>
          <table:table-cell/>
          <table:table-cell table:number-columns-repeated="2" office:value-type="string" calcext:value-type="string">
            <text:p>p</text:p>
          </table:table-cell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G99]=7;&quot;SEVEN&quot;; IF([.G99]=&quot;z&quot;;&quot;STAR&quot;; IF([.G99]=&quot;p&quot;;&quot;ORANGE&quot;; IF([.G99]=&quot;c&quot;;&quot;CHERRY&quot;; IF([.G99]=&quot;s&quot;;&quot;PLUM&quot;; IF([.G99]=&quot;g&quot;;&quot;GRAPE&quot;; IF([.G99]=&quot;l&quot;;&quot;LEMON&quot;; IF([.G99]=&quot;d&quot;;&quot;WATERMELON&quot;; &quot;&quot; ) ) ) ) ) ) ) )" office:value-type="string" office:string-value="LEMON" calcext:value-type="string">
            <text:p>LEMON</text:p>
          </table:table-cell>
          <table:table-cell table:formula="of:=IF([.H99]=7;&quot;SEVEN&quot;; IF([.H99]=&quot;z&quot;;&quot;STAR&quot;; IF([.H99]=&quot;p&quot;;&quot;ORANGE&quot;; IF([.H99]=&quot;c&quot;;&quot;CHERRY&quot;; IF([.H99]=&quot;s&quot;;&quot;PLUM&quot;; IF([.H99]=&quot;g&quot;;&quot;GRAPE&quot;; IF([.H99]=&quot;l&quot;;&quot;LEMON&quot;; IF([.H99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99]=7;&quot;SEVEN&quot;; IF([.I99]=&quot;z&quot;;&quot;STAR&quot;; IF([.I99]=&quot;p&quot;;&quot;ORANGE&quot;; IF([.I99]=&quot;c&quot;;&quot;CHERRY&quot;; IF([.I99]=&quot;s&quot;;&quot;PLUM&quot;; IF([.I99]=&quot;g&quot;;&quot;GRAPE&quot;; IF([.I99]=&quot;l&quot;;&quot;LEMON&quot;; IF([.I99]=&quot;d&quot;;&quot;WATERMELON&quot;; &quot;&quot; ) ) ) ) ) ) ) )" office:value-type="string" office:string-value="STAR" calcext:value-type="string">
            <text:p>STAR</text:p>
          </table:table-cell>
          <table:table-cell table:formula="of:=IF([.J99]=7;&quot;SEVEN&quot;; IF([.J99]=&quot;z&quot;;&quot;STAR&quot;; IF([.J99]=&quot;p&quot;;&quot;ORANGE&quot;; IF([.J99]=&quot;c&quot;;&quot;CHERRY&quot;; IF([.J99]=&quot;s&quot;;&quot;PLUM&quot;; IF([.J99]=&quot;g&quot;;&quot;GRAPE&quot;; IF([.J99]=&quot;l&quot;;&quot;LEMON&quot;; IF([.J99]=&quot;d&quot;;&quot;WATERMELON&quot;; &quot;&quot; ) ) ) ) ) ) ) )">
            <text:p/>
          </table:table-cell>
          <table:table-cell table:formula="of:=IF([.K99]=7;&quot;SEVEN&quot;; IF([.K99]=&quot;z&quot;;&quot;STAR&quot;; IF([.K99]=&quot;p&quot;;&quot;ORANGE&quot;; IF([.K99]=&quot;c&quot;;&quot;CHERRY&quot;; IF([.K99]=&quot;s&quot;;&quot;PLUM&quot;; IF([.K99]=&quot;g&quot;;&quot;GRAPE&quot;; IF([.K99]=&quot;l&quot;;&quot;LEMON&quot;; IF([.K99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z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G100]=7;&quot;SEVEN&quot;; IF([.G100]=&quot;z&quot;;&quot;STAR&quot;; IF([.G100]=&quot;p&quot;;&quot;ORANGE&quot;; IF([.G100]=&quot;c&quot;;&quot;CHERRY&quot;; IF([.G100]=&quot;s&quot;;&quot;PLUM&quot;; IF([.G100]=&quot;g&quot;;&quot;GRAPE&quot;; IF([.G100]=&quot;l&quot;;&quot;LEMON&quot;; IF([.G100]=&quot;d&quot;;&quot;WATERMELON&quot;; &quot;&quot; ) ) ) ) ) ) ) )" office:value-type="string" office:string-value="LEMON" calcext:value-type="string">
            <text:p>LEMON</text:p>
          </table:table-cell>
          <table:table-cell table:formula="of:=IF([.H100]=7;&quot;SEVEN&quot;; IF([.H100]=&quot;z&quot;;&quot;STAR&quot;; IF([.H100]=&quot;p&quot;;&quot;ORANGE&quot;; IF([.H100]=&quot;c&quot;;&quot;CHERRY&quot;; IF([.H100]=&quot;s&quot;;&quot;PLUM&quot;; IF([.H100]=&quot;g&quot;;&quot;GRAPE&quot;; IF([.H100]=&quot;l&quot;;&quot;LEMON&quot;; IF([.H100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00]=7;&quot;SEVEN&quot;; IF([.I100]=&quot;z&quot;;&quot;STAR&quot;; IF([.I100]=&quot;p&quot;;&quot;ORANGE&quot;; IF([.I100]=&quot;c&quot;;&quot;CHERRY&quot;; IF([.I100]=&quot;s&quot;;&quot;PLUM&quot;; IF([.I100]=&quot;g&quot;;&quot;GRAPE&quot;; IF([.I100]=&quot;l&quot;;&quot;LEMON&quot;; IF([.I100]=&quot;d&quot;;&quot;WATERMELON&quot;; &quot;&quot; ) ) ) ) ) ) ) )" office:value-type="string" office:string-value="GRAPE" calcext:value-type="string">
            <text:p>GRAPE</text:p>
          </table:table-cell>
          <table:table-cell table:formula="of:=IF([.J100]=7;&quot;SEVEN&quot;; IF([.J100]=&quot;z&quot;;&quot;STAR&quot;; IF([.J100]=&quot;p&quot;;&quot;ORANGE&quot;; IF([.J100]=&quot;c&quot;;&quot;CHERRY&quot;; IF([.J100]=&quot;s&quot;;&quot;PLUM&quot;; IF([.J100]=&quot;g&quot;;&quot;GRAPE&quot;; IF([.J100]=&quot;l&quot;;&quot;LEMON&quot;; IF([.J100]=&quot;d&quot;;&quot;WATERMELON&quot;; &quot;&quot; ) ) ) ) ) ) ) )">
            <text:p/>
          </table:table-cell>
          <table:table-cell table:formula="of:=IF([.K100]=7;&quot;SEVEN&quot;; IF([.K100]=&quot;z&quot;;&quot;STAR&quot;; IF([.K100]=&quot;p&quot;;&quot;ORANGE&quot;; IF([.K100]=&quot;c&quot;;&quot;CHERRY&quot;; IF([.K100]=&quot;s&quot;;&quot;PLUM&quot;; IF([.K100]=&quot;g&quot;;&quot;GRAPE&quot;; IF([.K100]=&quot;l&quot;;&quot;LEMON&quot;; IF([.K100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g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G101]=7;&quot;SEVEN&quot;; IF([.G101]=&quot;z&quot;;&quot;STAR&quot;; IF([.G101]=&quot;p&quot;;&quot;ORANGE&quot;; IF([.G101]=&quot;c&quot;;&quot;CHERRY&quot;; IF([.G101]=&quot;s&quot;;&quot;PLUM&quot;; IF([.G101]=&quot;g&quot;;&quot;GRAPE&quot;; IF([.G101]=&quot;l&quot;;&quot;LEMON&quot;; IF([.G101]=&quot;d&quot;;&quot;WATERMELON&quot;; &quot;&quot; ) ) ) ) ) ) ) )" office:value-type="string" office:string-value="LEMON" calcext:value-type="string">
            <text:p>LEMON</text:p>
          </table:table-cell>
          <table:table-cell table:formula="of:=IF([.H101]=7;&quot;SEVEN&quot;; IF([.H101]=&quot;z&quot;;&quot;STAR&quot;; IF([.H101]=&quot;p&quot;;&quot;ORANGE&quot;; IF([.H101]=&quot;c&quot;;&quot;CHERRY&quot;; IF([.H101]=&quot;s&quot;;&quot;PLUM&quot;; IF([.H101]=&quot;g&quot;;&quot;GRAPE&quot;; IF([.H101]=&quot;l&quot;;&quot;LEMON&quot;; IF([.H101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01]=7;&quot;SEVEN&quot;; IF([.I101]=&quot;z&quot;;&quot;STAR&quot;; IF([.I101]=&quot;p&quot;;&quot;ORANGE&quot;; IF([.I101]=&quot;c&quot;;&quot;CHERRY&quot;; IF([.I101]=&quot;s&quot;;&quot;PLUM&quot;; IF([.I101]=&quot;g&quot;;&quot;GRAPE&quot;; IF([.I101]=&quot;l&quot;;&quot;LEMON&quot;; IF([.I101]=&quot;d&quot;;&quot;WATERMELON&quot;; &quot;&quot; ) ) ) ) ) ) ) )" office:value-type="string" office:string-value="GRAPE" calcext:value-type="string">
            <text:p>GRAPE</text:p>
          </table:table-cell>
          <table:table-cell table:formula="of:=IF([.J101]=7;&quot;SEVEN&quot;; IF([.J101]=&quot;z&quot;;&quot;STAR&quot;; IF([.J101]=&quot;p&quot;;&quot;ORANGE&quot;; IF([.J101]=&quot;c&quot;;&quot;CHERRY&quot;; IF([.J101]=&quot;s&quot;;&quot;PLUM&quot;; IF([.J101]=&quot;g&quot;;&quot;GRAPE&quot;; IF([.J101]=&quot;l&quot;;&quot;LEMON&quot;; IF([.J101]=&quot;d&quot;;&quot;WATERMELON&quot;; &quot;&quot; ) ) ) ) ) ) ) )">
            <text:p/>
          </table:table-cell>
          <table:table-cell table:formula="of:=IF([.K101]=7;&quot;SEVEN&quot;; IF([.K101]=&quot;z&quot;;&quot;STAR&quot;; IF([.K101]=&quot;p&quot;;&quot;ORANGE&quot;; IF([.K101]=&quot;c&quot;;&quot;CHERRY&quot;; IF([.K101]=&quot;s&quot;;&quot;PLUM&quot;; IF([.K101]=&quot;g&quot;;&quot;GRAPE&quot;; IF([.K101]=&quot;l&quot;;&quot;LEMON&quot;; IF([.K101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g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G102]=7;&quot;SEVEN&quot;; IF([.G102]=&quot;z&quot;;&quot;STAR&quot;; IF([.G102]=&quot;p&quot;;&quot;ORANGE&quot;; IF([.G102]=&quot;c&quot;;&quot;CHERRY&quot;; IF([.G102]=&quot;s&quot;;&quot;PLUM&quot;; IF([.G102]=&quot;g&quot;;&quot;GRAPE&quot;; IF([.G102]=&quot;l&quot;;&quot;LEMON&quot;; IF([.G102]=&quot;d&quot;;&quot;WATERMELON&quot;; &quot;&quot; ) ) ) ) ) ) ) )" office:value-type="string" office:string-value="LEMON" calcext:value-type="string">
            <text:p>LEMON</text:p>
          </table:table-cell>
          <table:table-cell table:formula="of:=IF([.H102]=7;&quot;SEVEN&quot;; IF([.H102]=&quot;z&quot;;&quot;STAR&quot;; IF([.H102]=&quot;p&quot;;&quot;ORANGE&quot;; IF([.H102]=&quot;c&quot;;&quot;CHERRY&quot;; IF([.H102]=&quot;s&quot;;&quot;PLUM&quot;; IF([.H102]=&quot;g&quot;;&quot;GRAPE&quot;; IF([.H102]=&quot;l&quot;;&quot;LEMON&quot;; IF([.H102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02]=7;&quot;SEVEN&quot;; IF([.I102]=&quot;z&quot;;&quot;STAR&quot;; IF([.I102]=&quot;p&quot;;&quot;ORANGE&quot;; IF([.I102]=&quot;c&quot;;&quot;CHERRY&quot;; IF([.I102]=&quot;s&quot;;&quot;PLUM&quot;; IF([.I102]=&quot;g&quot;;&quot;GRAPE&quot;; IF([.I102]=&quot;l&quot;;&quot;LEMON&quot;; IF([.I102]=&quot;d&quot;;&quot;WATERMELON&quot;; &quot;&quot; ) ) ) ) ) ) ) )" office:value-type="string" office:string-value="GRAPE" calcext:value-type="string">
            <text:p>GRAPE</text:p>
          </table:table-cell>
          <table:table-cell table:formula="of:=IF([.J102]=7;&quot;SEVEN&quot;; IF([.J102]=&quot;z&quot;;&quot;STAR&quot;; IF([.J102]=&quot;p&quot;;&quot;ORANGE&quot;; IF([.J102]=&quot;c&quot;;&quot;CHERRY&quot;; IF([.J102]=&quot;s&quot;;&quot;PLUM&quot;; IF([.J102]=&quot;g&quot;;&quot;GRAPE&quot;; IF([.J102]=&quot;l&quot;;&quot;LEMON&quot;; IF([.J102]=&quot;d&quot;;&quot;WATERMELON&quot;; &quot;&quot; ) ) ) ) ) ) ) )">
            <text:p/>
          </table:table-cell>
          <table:table-cell table:formula="of:=IF([.K102]=7;&quot;SEVEN&quot;; IF([.K102]=&quot;z&quot;;&quot;STAR&quot;; IF([.K102]=&quot;p&quot;;&quot;ORANGE&quot;; IF([.K102]=&quot;c&quot;;&quot;CHERRY&quot;; IF([.K102]=&quot;s&quot;;&quot;PLUM&quot;; IF([.K102]=&quot;g&quot;;&quot;GRAPE&quot;; IF([.K102]=&quot;l&quot;;&quot;LEMON&quot;; IF([.K102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g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103]=7;&quot;SEVEN&quot;; IF([.G103]=&quot;z&quot;;&quot;STAR&quot;; IF([.G103]=&quot;p&quot;;&quot;ORANGE&quot;; IF([.G103]=&quot;c&quot;;&quot;CHERRY&quot;; IF([.G103]=&quot;s&quot;;&quot;PLUM&quot;; IF([.G103]=&quot;g&quot;;&quot;GRAPE&quot;; IF([.G103]=&quot;l&quot;;&quot;LEMON&quot;; IF([.G103]=&quot;d&quot;;&quot;WATERMELON&quot;; &quot;&quot; ) ) ) ) ) ) ) )">
            <text:p/>
          </table:table-cell>
          <table:table-cell table:formula="of:=IF([.H103]=7;&quot;SEVEN&quot;; IF([.H103]=&quot;z&quot;;&quot;STAR&quot;; IF([.H103]=&quot;p&quot;;&quot;ORANGE&quot;; IF([.H103]=&quot;c&quot;;&quot;CHERRY&quot;; IF([.H103]=&quot;s&quot;;&quot;PLUM&quot;; IF([.H103]=&quot;g&quot;;&quot;GRAPE&quot;; IF([.H103]=&quot;l&quot;;&quot;LEMON&quot;; IF([.H103]=&quot;d&quot;;&quot;WATERMELON&quot;; &quot;&quot; ) ) ) ) ) ) ) )" office:value-type="string" office:string-value="PLUM" calcext:value-type="string">
            <text:p>PLUM</text:p>
          </table:table-cell>
          <table:table-cell table:formula="of:=IF([.I103]=7;&quot;SEVEN&quot;; IF([.I103]=&quot;z&quot;;&quot;STAR&quot;; IF([.I103]=&quot;p&quot;;&quot;ORANGE&quot;; IF([.I103]=&quot;c&quot;;&quot;CHERRY&quot;; IF([.I103]=&quot;s&quot;;&quot;PLUM&quot;; IF([.I103]=&quot;g&quot;;&quot;GRAPE&quot;; IF([.I103]=&quot;l&quot;;&quot;LEMON&quot;; IF([.I103]=&quot;d&quot;;&quot;WATERMELON&quot;; &quot;&quot; ) ) ) ) ) ) ) )" office:value-type="string" office:string-value="GRAPE" calcext:value-type="string">
            <text:p>GRAPE</text:p>
          </table:table-cell>
          <table:table-cell table:formula="of:=IF([.J103]=7;&quot;SEVEN&quot;; IF([.J103]=&quot;z&quot;;&quot;STAR&quot;; IF([.J103]=&quot;p&quot;;&quot;ORANGE&quot;; IF([.J103]=&quot;c&quot;;&quot;CHERRY&quot;; IF([.J103]=&quot;s&quot;;&quot;PLUM&quot;; IF([.J103]=&quot;g&quot;;&quot;GRAPE&quot;; IF([.J103]=&quot;l&quot;;&quot;LEMON&quot;; IF([.J103]=&quot;d&quot;;&quot;WATERMELON&quot;; &quot;&quot; ) ) ) ) ) ) ) )">
            <text:p/>
          </table:table-cell>
          <table:table-cell table:formula="of:=IF([.K103]=7;&quot;SEVEN&quot;; IF([.K103]=&quot;z&quot;;&quot;STAR&quot;; IF([.K103]=&quot;p&quot;;&quot;ORANGE&quot;; IF([.K103]=&quot;c&quot;;&quot;CHERRY&quot;; IF([.K103]=&quot;s&quot;;&quot;PLUM&quot;; IF([.K103]=&quot;g&quot;;&quot;GRAPE&quot;; IF([.K103]=&quot;l&quot;;&quot;LEMON&quot;; IF([.K103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style-name="ce2" office:value-type="string" calcext:value-type="string">
            <text:p>g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104]=7;&quot;SEVEN&quot;; IF([.G104]=&quot;z&quot;;&quot;STAR&quot;; IF([.G104]=&quot;p&quot;;&quot;ORANGE&quot;; IF([.G104]=&quot;c&quot;;&quot;CHERRY&quot;; IF([.G104]=&quot;s&quot;;&quot;PLUM&quot;; IF([.G104]=&quot;g&quot;;&quot;GRAPE&quot;; IF([.G104]=&quot;l&quot;;&quot;LEMON&quot;; IF([.G104]=&quot;d&quot;;&quot;WATERMELON&quot;; &quot;&quot; ) ) ) ) ) ) ) )">
            <text:p/>
          </table:table-cell>
          <table:table-cell table:formula="of:=IF([.H104]=7;&quot;SEVEN&quot;; IF([.H104]=&quot;z&quot;;&quot;STAR&quot;; IF([.H104]=&quot;p&quot;;&quot;ORANGE&quot;; IF([.H104]=&quot;c&quot;;&quot;CHERRY&quot;; IF([.H104]=&quot;s&quot;;&quot;PLUM&quot;; IF([.H104]=&quot;g&quot;;&quot;GRAPE&quot;; IF([.H104]=&quot;l&quot;;&quot;LEMON&quot;; IF([.H104]=&quot;d&quot;;&quot;WATERMELON&quot;; &quot;&quot; ) ) ) ) ) ) ) )" office:value-type="string" office:string-value="PLUM" calcext:value-type="string">
            <text:p>PLUM</text:p>
          </table:table-cell>
          <table:table-cell table:formula="of:=IF([.I104]=7;&quot;SEVEN&quot;; IF([.I104]=&quot;z&quot;;&quot;STAR&quot;; IF([.I104]=&quot;p&quot;;&quot;ORANGE&quot;; IF([.I104]=&quot;c&quot;;&quot;CHERRY&quot;; IF([.I104]=&quot;s&quot;;&quot;PLUM&quot;; IF([.I104]=&quot;g&quot;;&quot;GRAPE&quot;; IF([.I104]=&quot;l&quot;;&quot;LEMON&quot;; IF([.I104]=&quot;d&quot;;&quot;WATERMELON&quot;; &quot;&quot; ) ) ) ) ) ) ) )" office:value-type="string" office:string-value="PLUM" calcext:value-type="string">
            <text:p>PLUM</text:p>
          </table:table-cell>
          <table:table-cell table:formula="of:=IF([.J104]=7;&quot;SEVEN&quot;; IF([.J104]=&quot;z&quot;;&quot;STAR&quot;; IF([.J104]=&quot;p&quot;;&quot;ORANGE&quot;; IF([.J104]=&quot;c&quot;;&quot;CHERRY&quot;; IF([.J104]=&quot;s&quot;;&quot;PLUM&quot;; IF([.J104]=&quot;g&quot;;&quot;GRAPE&quot;; IF([.J104]=&quot;l&quot;;&quot;LEMON&quot;; IF([.J104]=&quot;d&quot;;&quot;WATERMELON&quot;; &quot;&quot; ) ) ) ) ) ) ) )">
            <text:p/>
          </table:table-cell>
          <table:table-cell table:formula="of:=IF([.K104]=7;&quot;SEVEN&quot;; IF([.K104]=&quot;z&quot;;&quot;STAR&quot;; IF([.K104]=&quot;p&quot;;&quot;ORANGE&quot;; IF([.K104]=&quot;c&quot;;&quot;CHERRY&quot;; IF([.K104]=&quot;s&quot;;&quot;PLUM&quot;; IF([.K104]=&quot;g&quot;;&quot;GRAPE&quot;; IF([.K104]=&quot;l&quot;;&quot;LEMON&quot;; IF([.K104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style-name="ce2" office:value-type="string" calcext:value-type="string">
            <text:p>s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105]=7;&quot;SEVEN&quot;; IF([.G105]=&quot;z&quot;;&quot;STAR&quot;; IF([.G105]=&quot;p&quot;;&quot;ORANGE&quot;; IF([.G105]=&quot;c&quot;;&quot;CHERRY&quot;; IF([.G105]=&quot;s&quot;;&quot;PLUM&quot;; IF([.G105]=&quot;g&quot;;&quot;GRAPE&quot;; IF([.G105]=&quot;l&quot;;&quot;LEMON&quot;; IF([.G105]=&quot;d&quot;;&quot;WATERMELON&quot;; &quot;&quot; ) ) ) ) ) ) ) )">
            <text:p/>
          </table:table-cell>
          <table:table-cell table:formula="of:=IF([.H105]=7;&quot;SEVEN&quot;; IF([.H105]=&quot;z&quot;;&quot;STAR&quot;; IF([.H105]=&quot;p&quot;;&quot;ORANGE&quot;; IF([.H105]=&quot;c&quot;;&quot;CHERRY&quot;; IF([.H105]=&quot;s&quot;;&quot;PLUM&quot;; IF([.H105]=&quot;g&quot;;&quot;GRAPE&quot;; IF([.H105]=&quot;l&quot;;&quot;LEMON&quot;; IF([.H105]=&quot;d&quot;;&quot;WATERMELON&quot;; &quot;&quot; ) ) ) ) ) ) ) )" office:value-type="string" office:string-value="PLUM" calcext:value-type="string">
            <text:p>PLUM</text:p>
          </table:table-cell>
          <table:table-cell table:formula="of:=IF([.I105]=7;&quot;SEVEN&quot;; IF([.I105]=&quot;z&quot;;&quot;STAR&quot;; IF([.I105]=&quot;p&quot;;&quot;ORANGE&quot;; IF([.I105]=&quot;c&quot;;&quot;CHERRY&quot;; IF([.I105]=&quot;s&quot;;&quot;PLUM&quot;; IF([.I105]=&quot;g&quot;;&quot;GRAPE&quot;; IF([.I105]=&quot;l&quot;;&quot;LEMON&quot;; IF([.I105]=&quot;d&quot;;&quot;WATERMELON&quot;; &quot;&quot; ) ) ) ) ) ) ) )" office:value-type="string" office:string-value="PLUM" calcext:value-type="string">
            <text:p>PLUM</text:p>
          </table:table-cell>
          <table:table-cell table:formula="of:=IF([.J105]=7;&quot;SEVEN&quot;; IF([.J105]=&quot;z&quot;;&quot;STAR&quot;; IF([.J105]=&quot;p&quot;;&quot;ORANGE&quot;; IF([.J105]=&quot;c&quot;;&quot;CHERRY&quot;; IF([.J105]=&quot;s&quot;;&quot;PLUM&quot;; IF([.J105]=&quot;g&quot;;&quot;GRAPE&quot;; IF([.J105]=&quot;l&quot;;&quot;LEMON&quot;; IF([.J105]=&quot;d&quot;;&quot;WATERMELON&quot;; &quot;&quot; ) ) ) ) ) ) ) )">
            <text:p/>
          </table:table-cell>
          <table:table-cell table:formula="of:=IF([.K105]=7;&quot;SEVEN&quot;; IF([.K105]=&quot;z&quot;;&quot;STAR&quot;; IF([.K105]=&quot;p&quot;;&quot;ORANGE&quot;; IF([.K105]=&quot;c&quot;;&quot;CHERRY&quot;; IF([.K105]=&quot;s&quot;;&quot;PLUM&quot;; IF([.K105]=&quot;g&quot;;&quot;GRAPE&quot;; IF([.K105]=&quot;l&quot;;&quot;LEMON&quot;; IF([.K105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style-name="ce2" office:value-type="string" calcext:value-type="string">
            <text:p>s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106]=7;&quot;SEVEN&quot;; IF([.G106]=&quot;z&quot;;&quot;STAR&quot;; IF([.G106]=&quot;p&quot;;&quot;ORANGE&quot;; IF([.G106]=&quot;c&quot;;&quot;CHERRY&quot;; IF([.G106]=&quot;s&quot;;&quot;PLUM&quot;; IF([.G106]=&quot;g&quot;;&quot;GRAPE&quot;; IF([.G106]=&quot;l&quot;;&quot;LEMON&quot;; IF([.G106]=&quot;d&quot;;&quot;WATERMELON&quot;; &quot;&quot; ) ) ) ) ) ) ) )">
            <text:p/>
          </table:table-cell>
          <table:table-cell table:formula="of:=IF([.H106]=7;&quot;SEVEN&quot;; IF([.H106]=&quot;z&quot;;&quot;STAR&quot;; IF([.H106]=&quot;p&quot;;&quot;ORANGE&quot;; IF([.H106]=&quot;c&quot;;&quot;CHERRY&quot;; IF([.H106]=&quot;s&quot;;&quot;PLUM&quot;; IF([.H106]=&quot;g&quot;;&quot;GRAPE&quot;; IF([.H106]=&quot;l&quot;;&quot;LEMON&quot;; IF([.H106]=&quot;d&quot;;&quot;WATERMELON&quot;; &quot;&quot; ) ) ) ) ) ) ) )" office:value-type="string" office:string-value="PLUM" calcext:value-type="string">
            <text:p>PLUM</text:p>
          </table:table-cell>
          <table:table-cell table:formula="of:=IF([.I106]=7;&quot;SEVEN&quot;; IF([.I106]=&quot;z&quot;;&quot;STAR&quot;; IF([.I106]=&quot;p&quot;;&quot;ORANGE&quot;; IF([.I106]=&quot;c&quot;;&quot;CHERRY&quot;; IF([.I106]=&quot;s&quot;;&quot;PLUM&quot;; IF([.I106]=&quot;g&quot;;&quot;GRAPE&quot;; IF([.I106]=&quot;l&quot;;&quot;LEMON&quot;; IF([.I106]=&quot;d&quot;;&quot;WATERMELON&quot;; &quot;&quot; ) ) ) ) ) ) ) )" office:value-type="string" office:string-value="PLUM" calcext:value-type="string">
            <text:p>PLUM</text:p>
          </table:table-cell>
          <table:table-cell table:formula="of:=IF([.J106]=7;&quot;SEVEN&quot;; IF([.J106]=&quot;z&quot;;&quot;STAR&quot;; IF([.J106]=&quot;p&quot;;&quot;ORANGE&quot;; IF([.J106]=&quot;c&quot;;&quot;CHERRY&quot;; IF([.J106]=&quot;s&quot;;&quot;PLUM&quot;; IF([.J106]=&quot;g&quot;;&quot;GRAPE&quot;; IF([.J106]=&quot;l&quot;;&quot;LEMON&quot;; IF([.J106]=&quot;d&quot;;&quot;WATERMELON&quot;; &quot;&quot; ) ) ) ) ) ) ) )">
            <text:p/>
          </table:table-cell>
          <table:table-cell table:formula="of:=IF([.K106]=7;&quot;SEVEN&quot;; IF([.K106]=&quot;z&quot;;&quot;STAR&quot;; IF([.K106]=&quot;p&quot;;&quot;ORANGE&quot;; IF([.K106]=&quot;c&quot;;&quot;CHERRY&quot;; IF([.K106]=&quot;s&quot;;&quot;PLUM&quot;; IF([.K106]=&quot;g&quot;;&quot;GRAPE&quot;; IF([.K106]=&quot;l&quot;;&quot;LEMON&quot;; IF([.K106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style-name="ce2" office:value-type="string" calcext:value-type="string">
            <text:p>s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107]=7;&quot;SEVEN&quot;; IF([.G107]=&quot;z&quot;;&quot;STAR&quot;; IF([.G107]=&quot;p&quot;;&quot;ORANGE&quot;; IF([.G107]=&quot;c&quot;;&quot;CHERRY&quot;; IF([.G107]=&quot;s&quot;;&quot;PLUM&quot;; IF([.G107]=&quot;g&quot;;&quot;GRAPE&quot;; IF([.G107]=&quot;l&quot;;&quot;LEMON&quot;; IF([.G107]=&quot;d&quot;;&quot;WATERMELON&quot;; &quot;&quot; ) ) ) ) ) ) ) )">
            <text:p/>
          </table:table-cell>
          <table:table-cell table:formula="of:=IF([.H107]=7;&quot;SEVEN&quot;; IF([.H107]=&quot;z&quot;;&quot;STAR&quot;; IF([.H107]=&quot;p&quot;;&quot;ORANGE&quot;; IF([.H107]=&quot;c&quot;;&quot;CHERRY&quot;; IF([.H107]=&quot;s&quot;;&quot;PLUM&quot;; IF([.H107]=&quot;g&quot;;&quot;GRAPE&quot;; IF([.H107]=&quot;l&quot;;&quot;LEMON&quot;; IF([.H107]=&quot;d&quot;;&quot;WATERMELON&quot;; &quot;&quot; ) ) ) ) ) ) ) )" office:value-type="string" office:string-value="LEMON" calcext:value-type="string">
            <text:p>LEMON</text:p>
          </table:table-cell>
          <table:table-cell table:formula="of:=IF([.I107]=7;&quot;SEVEN&quot;; IF([.I107]=&quot;z&quot;;&quot;STAR&quot;; IF([.I107]=&quot;p&quot;;&quot;ORANGE&quot;; IF([.I107]=&quot;c&quot;;&quot;CHERRY&quot;; IF([.I107]=&quot;s&quot;;&quot;PLUM&quot;; IF([.I107]=&quot;g&quot;;&quot;GRAPE&quot;; IF([.I107]=&quot;l&quot;;&quot;LEMON&quot;; IF([.I107]=&quot;d&quot;;&quot;WATERMELON&quot;; &quot;&quot; ) ) ) ) ) ) ) )" office:value-type="string" office:string-value="PLUM" calcext:value-type="string">
            <text:p>PLUM</text:p>
          </table:table-cell>
          <table:table-cell table:formula="of:=IF([.J107]=7;&quot;SEVEN&quot;; IF([.J107]=&quot;z&quot;;&quot;STAR&quot;; IF([.J107]=&quot;p&quot;;&quot;ORANGE&quot;; IF([.J107]=&quot;c&quot;;&quot;CHERRY&quot;; IF([.J107]=&quot;s&quot;;&quot;PLUM&quot;; IF([.J107]=&quot;g&quot;;&quot;GRAPE&quot;; IF([.J107]=&quot;l&quot;;&quot;LEMON&quot;; IF([.J107]=&quot;d&quot;;&quot;WATERMELON&quot;; &quot;&quot; ) ) ) ) ) ) ) )">
            <text:p/>
          </table:table-cell>
          <table:table-cell table:formula="of:=IF([.K107]=7;&quot;SEVEN&quot;; IF([.K107]=&quot;z&quot;;&quot;STAR&quot;; IF([.K107]=&quot;p&quot;;&quot;ORANGE&quot;; IF([.K107]=&quot;c&quot;;&quot;CHERRY&quot;; IF([.K107]=&quot;s&quot;;&quot;PLUM&quot;; IF([.K107]=&quot;g&quot;;&quot;GRAPE&quot;; IF([.K107]=&quot;l&quot;;&quot;LEMON&quot;; IF([.K107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style-name="ce2" office:value-type="string" calcext:value-type="string">
            <text:p>s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108]=7;&quot;SEVEN&quot;; IF([.G108]=&quot;z&quot;;&quot;STAR&quot;; IF([.G108]=&quot;p&quot;;&quot;ORANGE&quot;; IF([.G108]=&quot;c&quot;;&quot;CHERRY&quot;; IF([.G108]=&quot;s&quot;;&quot;PLUM&quot;; IF([.G108]=&quot;g&quot;;&quot;GRAPE&quot;; IF([.G108]=&quot;l&quot;;&quot;LEMON&quot;; IF([.G108]=&quot;d&quot;;&quot;WATERMELON&quot;; &quot;&quot; ) ) ) ) ) ) ) )">
            <text:p/>
          </table:table-cell>
          <table:table-cell table:formula="of:=IF([.H108]=7;&quot;SEVEN&quot;; IF([.H108]=&quot;z&quot;;&quot;STAR&quot;; IF([.H108]=&quot;p&quot;;&quot;ORANGE&quot;; IF([.H108]=&quot;c&quot;;&quot;CHERRY&quot;; IF([.H108]=&quot;s&quot;;&quot;PLUM&quot;; IF([.H108]=&quot;g&quot;;&quot;GRAPE&quot;; IF([.H108]=&quot;l&quot;;&quot;LEMON&quot;; IF([.H108]=&quot;d&quot;;&quot;WATERMELON&quot;; &quot;&quot; ) ) ) ) ) ) ) )" office:value-type="string" office:string-value="LEMON" calcext:value-type="string">
            <text:p>LEMON</text:p>
          </table:table-cell>
          <table:table-cell table:formula="of:=IF([.I108]=7;&quot;SEVEN&quot;; IF([.I108]=&quot;z&quot;;&quot;STAR&quot;; IF([.I108]=&quot;p&quot;;&quot;ORANGE&quot;; IF([.I108]=&quot;c&quot;;&quot;CHERRY&quot;; IF([.I108]=&quot;s&quot;;&quot;PLUM&quot;; IF([.I108]=&quot;g&quot;;&quot;GRAPE&quot;; IF([.I108]=&quot;l&quot;;&quot;LEMON&quot;; IF([.I108]=&quot;d&quot;;&quot;WATERMELON&quot;; &quot;&quot; ) ) ) ) ) ) ) )" office:value-type="string" office:string-value="CHERRY" calcext:value-type="string">
            <text:p>CHERRY</text:p>
          </table:table-cell>
          <table:table-cell table:formula="of:=IF([.J108]=7;&quot;SEVEN&quot;; IF([.J108]=&quot;z&quot;;&quot;STAR&quot;; IF([.J108]=&quot;p&quot;;&quot;ORANGE&quot;; IF([.J108]=&quot;c&quot;;&quot;CHERRY&quot;; IF([.J108]=&quot;s&quot;;&quot;PLUM&quot;; IF([.J108]=&quot;g&quot;;&quot;GRAPE&quot;; IF([.J108]=&quot;l&quot;;&quot;LEMON&quot;; IF([.J108]=&quot;d&quot;;&quot;WATERMELON&quot;; &quot;&quot; ) ) ) ) ) ) ) )">
            <text:p/>
          </table:table-cell>
          <table:table-cell table:formula="of:=IF([.K108]=7;&quot;SEVEN&quot;; IF([.K108]=&quot;z&quot;;&quot;STAR&quot;; IF([.K108]=&quot;p&quot;;&quot;ORANGE&quot;; IF([.K108]=&quot;c&quot;;&quot;CHERRY&quot;; IF([.K108]=&quot;s&quot;;&quot;PLUM&quot;; IF([.K108]=&quot;g&quot;;&quot;GRAPE&quot;; IF([.K108]=&quot;l&quot;;&quot;LEMON&quot;; IF([.K108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style-name="ce2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109]=7;&quot;SEVEN&quot;; IF([.G109]=&quot;z&quot;;&quot;STAR&quot;; IF([.G109]=&quot;p&quot;;&quot;ORANGE&quot;; IF([.G109]=&quot;c&quot;;&quot;CHERRY&quot;; IF([.G109]=&quot;s&quot;;&quot;PLUM&quot;; IF([.G109]=&quot;g&quot;;&quot;GRAPE&quot;; IF([.G109]=&quot;l&quot;;&quot;LEMON&quot;; IF([.G109]=&quot;d&quot;;&quot;WATERMELON&quot;; &quot;&quot; ) ) ) ) ) ) ) )">
            <text:p/>
          </table:table-cell>
          <table:table-cell table:formula="of:=IF([.H109]=7;&quot;SEVEN&quot;; IF([.H109]=&quot;z&quot;;&quot;STAR&quot;; IF([.H109]=&quot;p&quot;;&quot;ORANGE&quot;; IF([.H109]=&quot;c&quot;;&quot;CHERRY&quot;; IF([.H109]=&quot;s&quot;;&quot;PLUM&quot;; IF([.H109]=&quot;g&quot;;&quot;GRAPE&quot;; IF([.H109]=&quot;l&quot;;&quot;LEMON&quot;; IF([.H109]=&quot;d&quot;;&quot;WATERMELON&quot;; &quot;&quot; ) ) ) ) ) ) ) )" office:value-type="string" office:string-value="LEMON" calcext:value-type="string">
            <text:p>LEMON</text:p>
          </table:table-cell>
          <table:table-cell table:formula="of:=IF([.I109]=7;&quot;SEVEN&quot;; IF([.I109]=&quot;z&quot;;&quot;STAR&quot;; IF([.I109]=&quot;p&quot;;&quot;ORANGE&quot;; IF([.I109]=&quot;c&quot;;&quot;CHERRY&quot;; IF([.I109]=&quot;s&quot;;&quot;PLUM&quot;; IF([.I109]=&quot;g&quot;;&quot;GRAPE&quot;; IF([.I109]=&quot;l&quot;;&quot;LEMON&quot;; IF([.I109]=&quot;d&quot;;&quot;WATERMELON&quot;; &quot;&quot; ) ) ) ) ) ) ) )" office:value-type="string" office:string-value="CHERRY" calcext:value-type="string">
            <text:p>CHERRY</text:p>
          </table:table-cell>
          <table:table-cell table:formula="of:=IF([.J109]=7;&quot;SEVEN&quot;; IF([.J109]=&quot;z&quot;;&quot;STAR&quot;; IF([.J109]=&quot;p&quot;;&quot;ORANGE&quot;; IF([.J109]=&quot;c&quot;;&quot;CHERRY&quot;; IF([.J109]=&quot;s&quot;;&quot;PLUM&quot;; IF([.J109]=&quot;g&quot;;&quot;GRAPE&quot;; IF([.J109]=&quot;l&quot;;&quot;LEMON&quot;; IF([.J109]=&quot;d&quot;;&quot;WATERMELON&quot;; &quot;&quot; ) ) ) ) ) ) ) )">
            <text:p/>
          </table:table-cell>
          <table:table-cell table:formula="of:=IF([.K109]=7;&quot;SEVEN&quot;; IF([.K109]=&quot;z&quot;;&quot;STAR&quot;; IF([.K109]=&quot;p&quot;;&quot;ORANGE&quot;; IF([.K109]=&quot;c&quot;;&quot;CHERRY&quot;; IF([.K109]=&quot;s&quot;;&quot;PLUM&quot;; IF([.K109]=&quot;g&quot;;&quot;GRAPE&quot;; IF([.K109]=&quot;l&quot;;&quot;LEMON&quot;; IF([.K109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style-name="ce2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110]=7;&quot;SEVEN&quot;; IF([.G110]=&quot;z&quot;;&quot;STAR&quot;; IF([.G110]=&quot;p&quot;;&quot;ORANGE&quot;; IF([.G110]=&quot;c&quot;;&quot;CHERRY&quot;; IF([.G110]=&quot;s&quot;;&quot;PLUM&quot;; IF([.G110]=&quot;g&quot;;&quot;GRAPE&quot;; IF([.G110]=&quot;l&quot;;&quot;LEMON&quot;; IF([.G110]=&quot;d&quot;;&quot;WATERMELON&quot;; &quot;&quot; ) ) ) ) ) ) ) )">
            <text:p/>
          </table:table-cell>
          <table:table-cell table:formula="of:=IF([.H110]=7;&quot;SEVEN&quot;; IF([.H110]=&quot;z&quot;;&quot;STAR&quot;; IF([.H110]=&quot;p&quot;;&quot;ORANGE&quot;; IF([.H110]=&quot;c&quot;;&quot;CHERRY&quot;; IF([.H110]=&quot;s&quot;;&quot;PLUM&quot;; IF([.H110]=&quot;g&quot;;&quot;GRAPE&quot;; IF([.H110]=&quot;l&quot;;&quot;LEMON&quot;; IF([.H110]=&quot;d&quot;;&quot;WATERMELON&quot;; &quot;&quot; ) ) ) ) ) ) ) )" office:value-type="string" office:string-value="LEMON" calcext:value-type="string">
            <text:p>LEMON</text:p>
          </table:table-cell>
          <table:table-cell table:formula="of:=IF([.I110]=7;&quot;SEVEN&quot;; IF([.I110]=&quot;z&quot;;&quot;STAR&quot;; IF([.I110]=&quot;p&quot;;&quot;ORANGE&quot;; IF([.I110]=&quot;c&quot;;&quot;CHERRY&quot;; IF([.I110]=&quot;s&quot;;&quot;PLUM&quot;; IF([.I110]=&quot;g&quot;;&quot;GRAPE&quot;; IF([.I110]=&quot;l&quot;;&quot;LEMON&quot;; IF([.I110]=&quot;d&quot;;&quot;WATERMELON&quot;; &quot;&quot; ) ) ) ) ) ) ) )" office:value-type="string" office:string-value="CHERRY" calcext:value-type="string">
            <text:p>CHERRY</text:p>
          </table:table-cell>
          <table:table-cell table:formula="of:=IF([.J110]=7;&quot;SEVEN&quot;; IF([.J110]=&quot;z&quot;;&quot;STAR&quot;; IF([.J110]=&quot;p&quot;;&quot;ORANGE&quot;; IF([.J110]=&quot;c&quot;;&quot;CHERRY&quot;; IF([.J110]=&quot;s&quot;;&quot;PLUM&quot;; IF([.J110]=&quot;g&quot;;&quot;GRAPE&quot;; IF([.J110]=&quot;l&quot;;&quot;LEMON&quot;; IF([.J110]=&quot;d&quot;;&quot;WATERMELON&quot;; &quot;&quot; ) ) ) ) ) ) ) )">
            <text:p/>
          </table:table-cell>
          <table:table-cell table:formula="of:=IF([.K110]=7;&quot;SEVEN&quot;; IF([.K110]=&quot;z&quot;;&quot;STAR&quot;; IF([.K110]=&quot;p&quot;;&quot;ORANGE&quot;; IF([.K110]=&quot;c&quot;;&quot;CHERRY&quot;; IF([.K110]=&quot;s&quot;;&quot;PLUM&quot;; IF([.K110]=&quot;g&quot;;&quot;GRAPE&quot;; IF([.K110]=&quot;l&quot;;&quot;LEMON&quot;; IF([.K110]=&quot;d&quot;;&quot;WATERMELON&quot;; &quot;&quot; ) ) ) ) ) ) ) )" office:value-type="string" office:string-value="WATERMELON" calcext:value-type="string">
            <text:p>WATERMELON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style-name="ce2"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table:formula="of:=IF([.G111]=7;&quot;SEVEN&quot;; IF([.G111]=&quot;z&quot;;&quot;STAR&quot;; IF([.G111]=&quot;p&quot;;&quot;ORANGE&quot;; IF([.G111]=&quot;c&quot;;&quot;CHERRY&quot;; IF([.G111]=&quot;s&quot;;&quot;PLUM&quot;; IF([.G111]=&quot;g&quot;;&quot;GRAPE&quot;; IF([.G111]=&quot;l&quot;;&quot;LEMON&quot;; IF([.G111]=&quot;d&quot;;&quot;WATERMELON&quot;; &quot;&quot; ) ) ) ) ) ) ) )">
            <text:p/>
          </table:table-cell>
          <table:table-cell table:formula="of:=IF([.H111]=7;&quot;SEVEN&quot;; IF([.H111]=&quot;z&quot;;&quot;STAR&quot;; IF([.H111]=&quot;p&quot;;&quot;ORANGE&quot;; IF([.H111]=&quot;c&quot;;&quot;CHERRY&quot;; IF([.H111]=&quot;s&quot;;&quot;PLUM&quot;; IF([.H111]=&quot;g&quot;;&quot;GRAPE&quot;; IF([.H111]=&quot;l&quot;;&quot;LEMON&quot;; IF([.H111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11]=7;&quot;SEVEN&quot;; IF([.I111]=&quot;z&quot;;&quot;STAR&quot;; IF([.I111]=&quot;p&quot;;&quot;ORANGE&quot;; IF([.I111]=&quot;c&quot;;&quot;CHERRY&quot;; IF([.I111]=&quot;s&quot;;&quot;PLUM&quot;; IF([.I111]=&quot;g&quot;;&quot;GRAPE&quot;; IF([.I111]=&quot;l&quot;;&quot;LEMON&quot;; IF([.I111]=&quot;d&quot;;&quot;WATERMELON&quot;; &quot;&quot; ) ) ) ) ) ) ) )" office:value-type="string" office:string-value="CHERRY" calcext:value-type="string">
            <text:p>CHERRY</text:p>
          </table:table-cell>
          <table:table-cell table:formula="of:=IF([.J111]=7;&quot;SEVEN&quot;; IF([.J111]=&quot;z&quot;;&quot;STAR&quot;; IF([.J111]=&quot;p&quot;;&quot;ORANGE&quot;; IF([.J111]=&quot;c&quot;;&quot;CHERRY&quot;; IF([.J111]=&quot;s&quot;;&quot;PLUM&quot;; IF([.J111]=&quot;g&quot;;&quot;GRAPE&quot;; IF([.J111]=&quot;l&quot;;&quot;LEMON&quot;; IF([.J111]=&quot;d&quot;;&quot;WATERMELON&quot;; &quot;&quot; ) ) ) ) ) ) ) )">
            <text:p/>
          </table:table-cell>
          <table:table-cell table:formula="of:=IF([.K111]=7;&quot;SEVEN&quot;; IF([.K111]=&quot;z&quot;;&quot;STAR&quot;; IF([.K111]=&quot;p&quot;;&quot;ORANGE&quot;; IF([.K111]=&quot;c&quot;;&quot;CHERRY&quot;; IF([.K111]=&quot;s&quot;;&quot;PLUM&quot;; IF([.K111]=&quot;g&quot;;&quot;GRAPE&quot;; IF([.K111]=&quot;l&quot;;&quot;LEMON&quot;; IF([.K111]=&quot;d&quot;;&quot;WATERMELON&quot;; &quot;&quot; ) ) ) ) ) ) ) )" office:value-type="string" office:string-value="WATERMELON" calcext:value-type="string">
            <text:p>WATERMELO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2"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table:formula="of:=IF([.G112]=7;&quot;SEVEN&quot;; IF([.G112]=&quot;z&quot;;&quot;STAR&quot;; IF([.G112]=&quot;p&quot;;&quot;ORANGE&quot;; IF([.G112]=&quot;c&quot;;&quot;CHERRY&quot;; IF([.G112]=&quot;s&quot;;&quot;PLUM&quot;; IF([.G112]=&quot;g&quot;;&quot;GRAPE&quot;; IF([.G112]=&quot;l&quot;;&quot;LEMON&quot;; IF([.G112]=&quot;d&quot;;&quot;WATERMELON&quot;; &quot;&quot; ) ) ) ) ) ) ) )">
            <text:p/>
          </table:table-cell>
          <table:table-cell table:formula="of:=IF([.H112]=7;&quot;SEVEN&quot;; IF([.H112]=&quot;z&quot;;&quot;STAR&quot;; IF([.H112]=&quot;p&quot;;&quot;ORANGE&quot;; IF([.H112]=&quot;c&quot;;&quot;CHERRY&quot;; IF([.H112]=&quot;s&quot;;&quot;PLUM&quot;; IF([.H112]=&quot;g&quot;;&quot;GRAPE&quot;; IF([.H112]=&quot;l&quot;;&quot;LEMON&quot;; IF([.H112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12]=7;&quot;SEVEN&quot;; IF([.I112]=&quot;z&quot;;&quot;STAR&quot;; IF([.I112]=&quot;p&quot;;&quot;ORANGE&quot;; IF([.I112]=&quot;c&quot;;&quot;CHERRY&quot;; IF([.I112]=&quot;s&quot;;&quot;PLUM&quot;; IF([.I112]=&quot;g&quot;;&quot;GRAPE&quot;; IF([.I112]=&quot;l&quot;;&quot;LEMON&quot;; IF([.I112]=&quot;d&quot;;&quot;WATERMELON&quot;; &quot;&quot; ) ) ) ) ) ) ) )" office:value-type="string" office:string-value="LEMON" calcext:value-type="string">
            <text:p>LEMON</text:p>
          </table:table-cell>
          <table:table-cell table:formula="of:=IF([.J112]=7;&quot;SEVEN&quot;; IF([.J112]=&quot;z&quot;;&quot;STAR&quot;; IF([.J112]=&quot;p&quot;;&quot;ORANGE&quot;; IF([.J112]=&quot;c&quot;;&quot;CHERRY&quot;; IF([.J112]=&quot;s&quot;;&quot;PLUM&quot;; IF([.J112]=&quot;g&quot;;&quot;GRAPE&quot;; IF([.J112]=&quot;l&quot;;&quot;LEMON&quot;; IF([.J112]=&quot;d&quot;;&quot;WATERMELON&quot;; &quot;&quot; ) ) ) ) ) ) ) )">
            <text:p/>
          </table:table-cell>
          <table:table-cell table:formula="of:=IF([.K112]=7;&quot;SEVEN&quot;; IF([.K112]=&quot;z&quot;;&quot;STAR&quot;; IF([.K112]=&quot;p&quot;;&quot;ORANGE&quot;; IF([.K112]=&quot;c&quot;;&quot;CHERRY&quot;; IF([.K112]=&quot;s&quot;;&quot;PLUM&quot;; IF([.K112]=&quot;g&quot;;&quot;GRAPE&quot;; IF([.K112]=&quot;l&quot;;&quot;LEMON&quot;; IF([.K112]=&quot;d&quot;;&quot;WATERMELON&quot;; &quot;&quot; ) ) ) ) ) ) ) )" office:value-type="string" office:string-value="WATERMELON" calcext:value-type="string">
            <text:p>WATERMELO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table:formula="of:=IF([.G113]=7;&quot;SEVEN&quot;; IF([.G113]=&quot;z&quot;;&quot;STAR&quot;; IF([.G113]=&quot;p&quot;;&quot;ORANGE&quot;; IF([.G113]=&quot;c&quot;;&quot;CHERRY&quot;; IF([.G113]=&quot;s&quot;;&quot;PLUM&quot;; IF([.G113]=&quot;g&quot;;&quot;GRAPE&quot;; IF([.G113]=&quot;l&quot;;&quot;LEMON&quot;; IF([.G113]=&quot;d&quot;;&quot;WATERMELON&quot;; &quot;&quot; ) ) ) ) ) ) ) )">
            <text:p/>
          </table:table-cell>
          <table:table-cell table:formula="of:=IF([.H113]=7;&quot;SEVEN&quot;; IF([.H113]=&quot;z&quot;;&quot;STAR&quot;; IF([.H113]=&quot;p&quot;;&quot;ORANGE&quot;; IF([.H113]=&quot;c&quot;;&quot;CHERRY&quot;; IF([.H113]=&quot;s&quot;;&quot;PLUM&quot;; IF([.H113]=&quot;g&quot;;&quot;GRAPE&quot;; IF([.H113]=&quot;l&quot;;&quot;LEMON&quot;; IF([.H113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13]=7;&quot;SEVEN&quot;; IF([.I113]=&quot;z&quot;;&quot;STAR&quot;; IF([.I113]=&quot;p&quot;;&quot;ORANGE&quot;; IF([.I113]=&quot;c&quot;;&quot;CHERRY&quot;; IF([.I113]=&quot;s&quot;;&quot;PLUM&quot;; IF([.I113]=&quot;g&quot;;&quot;GRAPE&quot;; IF([.I113]=&quot;l&quot;;&quot;LEMON&quot;; IF([.I113]=&quot;d&quot;;&quot;WATERMELON&quot;; &quot;&quot; ) ) ) ) ) ) ) )" office:value-type="string" office:string-value="LEMON" calcext:value-type="string">
            <text:p>LEMON</text:p>
          </table:table-cell>
          <table:table-cell table:formula="of:=IF([.J113]=7;&quot;SEVEN&quot;; IF([.J113]=&quot;z&quot;;&quot;STAR&quot;; IF([.J113]=&quot;p&quot;;&quot;ORANGE&quot;; IF([.J113]=&quot;c&quot;;&quot;CHERRY&quot;; IF([.J113]=&quot;s&quot;;&quot;PLUM&quot;; IF([.J113]=&quot;g&quot;;&quot;GRAPE&quot;; IF([.J113]=&quot;l&quot;;&quot;LEMON&quot;; IF([.J113]=&quot;d&quot;;&quot;WATERMELON&quot;; &quot;&quot; ) ) ) ) ) ) ) )">
            <text:p/>
          </table:table-cell>
          <table:table-cell table:formula="of:=IF([.K113]=7;&quot;SEVEN&quot;; IF([.K113]=&quot;z&quot;;&quot;STAR&quot;; IF([.K113]=&quot;p&quot;;&quot;ORANGE&quot;; IF([.K113]=&quot;c&quot;;&quot;CHERRY&quot;; IF([.K113]=&quot;s&quot;;&quot;PLUM&quot;; IF([.K113]=&quot;g&quot;;&quot;GRAPE&quot;; IF([.K113]=&quot;l&quot;;&quot;LEMON&quot;; IF([.K113]=&quot;d&quot;;&quot;WATERMELON&quot;; &quot;&quot; ) ) ) ) ) ) ) )" office:value-type="string" office:string-value="WATERMELON" calcext:value-type="string">
            <text:p>WATERMELO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table:formula="of:=IF([.G114]=7;&quot;SEVEN&quot;; IF([.G114]=&quot;z&quot;;&quot;STAR&quot;; IF([.G114]=&quot;p&quot;;&quot;ORANGE&quot;; IF([.G114]=&quot;c&quot;;&quot;CHERRY&quot;; IF([.G114]=&quot;s&quot;;&quot;PLUM&quot;; IF([.G114]=&quot;g&quot;;&quot;GRAPE&quot;; IF([.G114]=&quot;l&quot;;&quot;LEMON&quot;; IF([.G114]=&quot;d&quot;;&quot;WATERMELON&quot;; &quot;&quot; ) ) ) ) ) ) ) )">
            <text:p/>
          </table:table-cell>
          <table:table-cell table:formula="of:=IF([.H114]=7;&quot;SEVEN&quot;; IF([.H114]=&quot;z&quot;;&quot;STAR&quot;; IF([.H114]=&quot;p&quot;;&quot;ORANGE&quot;; IF([.H114]=&quot;c&quot;;&quot;CHERRY&quot;; IF([.H114]=&quot;s&quot;;&quot;PLUM&quot;; IF([.H114]=&quot;g&quot;;&quot;GRAPE&quot;; IF([.H114]=&quot;l&quot;;&quot;LEMON&quot;; IF([.H114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14]=7;&quot;SEVEN&quot;; IF([.I114]=&quot;z&quot;;&quot;STAR&quot;; IF([.I114]=&quot;p&quot;;&quot;ORANGE&quot;; IF([.I114]=&quot;c&quot;;&quot;CHERRY&quot;; IF([.I114]=&quot;s&quot;;&quot;PLUM&quot;; IF([.I114]=&quot;g&quot;;&quot;GRAPE&quot;; IF([.I114]=&quot;l&quot;;&quot;LEMON&quot;; IF([.I114]=&quot;d&quot;;&quot;WATERMELON&quot;; &quot;&quot; ) ) ) ) ) ) ) )" office:value-type="string" office:string-value="LEMON" calcext:value-type="string">
            <text:p>LEMON</text:p>
          </table:table-cell>
          <table:table-cell table:formula="of:=IF([.J114]=7;&quot;SEVEN&quot;; IF([.J114]=&quot;z&quot;;&quot;STAR&quot;; IF([.J114]=&quot;p&quot;;&quot;ORANGE&quot;; IF([.J114]=&quot;c&quot;;&quot;CHERRY&quot;; IF([.J114]=&quot;s&quot;;&quot;PLUM&quot;; IF([.J114]=&quot;g&quot;;&quot;GRAPE&quot;; IF([.J114]=&quot;l&quot;;&quot;LEMON&quot;; IF([.J114]=&quot;d&quot;;&quot;WATERMELON&quot;; &quot;&quot; ) ) ) ) ) ) ) )">
            <text:p/>
          </table:table-cell>
          <table:table-cell table:formula="of:=IF([.K114]=7;&quot;SEVEN&quot;; IF([.K114]=&quot;z&quot;;&quot;STAR&quot;; IF([.K114]=&quot;p&quot;;&quot;ORANGE&quot;; IF([.K114]=&quot;c&quot;;&quot;CHERRY&quot;; IF([.K114]=&quot;s&quot;;&quot;PLUM&quot;; IF([.K114]=&quot;g&quot;;&quot;GRAPE&quot;; IF([.K114]=&quot;l&quot;;&quot;LEMON&quot;; IF([.K114]=&quot;d&quot;;&quot;WATERMELON&quot;; &quot;&quot; ) ) ) ) ) ) ) )" office:value-type="string" office:string-value="LEMON" calcext:value-type="string">
            <text:p>LEMO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115]=7;&quot;SEVEN&quot;; IF([.G115]=&quot;z&quot;;&quot;STAR&quot;; IF([.G115]=&quot;p&quot;;&quot;ORANGE&quot;; IF([.G115]=&quot;c&quot;;&quot;CHERRY&quot;; IF([.G115]=&quot;s&quot;;&quot;PLUM&quot;; IF([.G115]=&quot;g&quot;;&quot;GRAPE&quot;; IF([.G115]=&quot;l&quot;;&quot;LEMON&quot;; IF([.G115]=&quot;d&quot;;&quot;WATERMELON&quot;; &quot;&quot; ) ) ) ) ) ) ) )">
            <text:p/>
          </table:table-cell>
          <table:table-cell table:formula="of:=IF([.H115]=7;&quot;SEVEN&quot;; IF([.H115]=&quot;z&quot;;&quot;STAR&quot;; IF([.H115]=&quot;p&quot;;&quot;ORANGE&quot;; IF([.H115]=&quot;c&quot;;&quot;CHERRY&quot;; IF([.H115]=&quot;s&quot;;&quot;PLUM&quot;; IF([.H115]=&quot;g&quot;;&quot;GRAPE&quot;; IF([.H115]=&quot;l&quot;;&quot;LEMON&quot;; IF([.H115]=&quot;d&quot;;&quot;WATERMELON&quot;; &quot;&quot; ) ) ) ) ) ) ) )" office:value-type="string" office:string-value="STAR" calcext:value-type="string">
            <text:p>STAR</text:p>
          </table:table-cell>
          <table:table-cell table:formula="of:=IF([.I115]=7;&quot;SEVEN&quot;; IF([.I115]=&quot;z&quot;;&quot;STAR&quot;; IF([.I115]=&quot;p&quot;;&quot;ORANGE&quot;; IF([.I115]=&quot;c&quot;;&quot;CHERRY&quot;; IF([.I115]=&quot;s&quot;;&quot;PLUM&quot;; IF([.I115]=&quot;g&quot;;&quot;GRAPE&quot;; IF([.I115]=&quot;l&quot;;&quot;LEMON&quot;; IF([.I115]=&quot;d&quot;;&quot;WATERMELON&quot;; &quot;&quot; ) ) ) ) ) ) ) )" office:value-type="string" office:string-value="LEMON" calcext:value-type="string">
            <text:p>LEMON</text:p>
          </table:table-cell>
          <table:table-cell table:formula="of:=IF([.J115]=7;&quot;SEVEN&quot;; IF([.J115]=&quot;z&quot;;&quot;STAR&quot;; IF([.J115]=&quot;p&quot;;&quot;ORANGE&quot;; IF([.J115]=&quot;c&quot;;&quot;CHERRY&quot;; IF([.J115]=&quot;s&quot;;&quot;PLUM&quot;; IF([.J115]=&quot;g&quot;;&quot;GRAPE&quot;; IF([.J115]=&quot;l&quot;;&quot;LEMON&quot;; IF([.J115]=&quot;d&quot;;&quot;WATERMELON&quot;; &quot;&quot; ) ) ) ) ) ) ) )">
            <text:p/>
          </table:table-cell>
          <table:table-cell table:formula="of:=IF([.K115]=7;&quot;SEVEN&quot;; IF([.K115]=&quot;z&quot;;&quot;STAR&quot;; IF([.K115]=&quot;p&quot;;&quot;ORANGE&quot;; IF([.K115]=&quot;c&quot;;&quot;CHERRY&quot;; IF([.K115]=&quot;s&quot;;&quot;PLUM&quot;; IF([.K115]=&quot;g&quot;;&quot;GRAPE&quot;; IF([.K115]=&quot;l&quot;;&quot;LEMON&quot;; IF([.K115]=&quot;d&quot;;&quot;WATERMELON&quot;; &quot;&quot; ) ) ) ) ) ) ) )" office:value-type="string" office:string-value="LEMON" calcext:value-type="string">
            <text:p>LEMON</text:p>
          </table:table-cell>
          <table:table-cell table:number-columns-repeated="2"/>
          <table:table-cell office:value-type="string" calcext:value-type="string">
            <text:p>z</text:p>
          </table:table-cell>
          <table:table-cell table:style-name="ce2"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116]=7;&quot;SEVEN&quot;; IF([.G116]=&quot;z&quot;;&quot;STAR&quot;; IF([.G116]=&quot;p&quot;;&quot;ORANGE&quot;; IF([.G116]=&quot;c&quot;;&quot;CHERRY&quot;; IF([.G116]=&quot;s&quot;;&quot;PLUM&quot;; IF([.G116]=&quot;g&quot;;&quot;GRAPE&quot;; IF([.G116]=&quot;l&quot;;&quot;LEMON&quot;; IF([.G116]=&quot;d&quot;;&quot;WATERMELON&quot;; &quot;&quot; ) ) ) ) ) ) ) )">
            <text:p/>
          </table:table-cell>
          <table:table-cell table:formula="of:=IF([.H116]=7;&quot;SEVEN&quot;; IF([.H116]=&quot;z&quot;;&quot;STAR&quot;; IF([.H116]=&quot;p&quot;;&quot;ORANGE&quot;; IF([.H116]=&quot;c&quot;;&quot;CHERRY&quot;; IF([.H116]=&quot;s&quot;;&quot;PLUM&quot;; IF([.H116]=&quot;g&quot;;&quot;GRAPE&quot;; IF([.H116]=&quot;l&quot;;&quot;LEMON&quot;; IF([.H116]=&quot;d&quot;;&quot;WATERMELON&quot;; &quot;&quot; ) ) ) ) ) ) ) )" office:value-type="string" office:string-value="ORANGE" calcext:value-type="string">
            <text:p>ORANGE</text:p>
          </table:table-cell>
          <table:table-cell table:formula="of:=IF([.I116]=7;&quot;SEVEN&quot;; IF([.I116]=&quot;z&quot;;&quot;STAR&quot;; IF([.I116]=&quot;p&quot;;&quot;ORANGE&quot;; IF([.I116]=&quot;c&quot;;&quot;CHERRY&quot;; IF([.I116]=&quot;s&quot;;&quot;PLUM&quot;; IF([.I116]=&quot;g&quot;;&quot;GRAPE&quot;; IF([.I116]=&quot;l&quot;;&quot;LEMON&quot;; IF([.I116]=&quot;d&quot;;&quot;WATERMELON&quot;; &quot;&quot; ) ) ) ) ) ) ) )" office:value-type="string" office:string-value="PLUM" calcext:value-type="string">
            <text:p>PLUM</text:p>
          </table:table-cell>
          <table:table-cell table:formula="of:=IF([.J116]=7;&quot;SEVEN&quot;; IF([.J116]=&quot;z&quot;;&quot;STAR&quot;; IF([.J116]=&quot;p&quot;;&quot;ORANGE&quot;; IF([.J116]=&quot;c&quot;;&quot;CHERRY&quot;; IF([.J116]=&quot;s&quot;;&quot;PLUM&quot;; IF([.J116]=&quot;g&quot;;&quot;GRAPE&quot;; IF([.J116]=&quot;l&quot;;&quot;LEMON&quot;; IF([.J116]=&quot;d&quot;;&quot;WATERMELON&quot;; &quot;&quot; ) ) ) ) ) ) ) )">
            <text:p/>
          </table:table-cell>
          <table:table-cell table:formula="of:=IF([.K116]=7;&quot;SEVEN&quot;; IF([.K116]=&quot;z&quot;;&quot;STAR&quot;; IF([.K116]=&quot;p&quot;;&quot;ORANGE&quot;; IF([.K116]=&quot;c&quot;;&quot;CHERRY&quot;; IF([.K116]=&quot;s&quot;;&quot;PLUM&quot;; IF([.K116]=&quot;g&quot;;&quot;GRAPE&quot;; IF([.K116]=&quot;l&quot;;&quot;LEMON&quot;; IF([.K116]=&quot;d&quot;;&quot;WATERMELON&quot;; &quot;&quot; ) ) ) ) ) ) ) )" office:value-type="string" office:string-value="LEMON" calcext:value-type="string">
            <text:p>LEMON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style-name="ce2" office:value-type="string" calcext:value-type="string">
            <text:p>s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117]=7;&quot;SEVEN&quot;; IF([.G117]=&quot;z&quot;;&quot;STAR&quot;; IF([.G117]=&quot;p&quot;;&quot;ORANGE&quot;; IF([.G117]=&quot;c&quot;;&quot;CHERRY&quot;; IF([.G117]=&quot;s&quot;;&quot;PLUM&quot;; IF([.G117]=&quot;g&quot;;&quot;GRAPE&quot;; IF([.G117]=&quot;l&quot;;&quot;LEMON&quot;; IF([.G117]=&quot;d&quot;;&quot;WATERMELON&quot;; &quot;&quot; ) ) ) ) ) ) ) )">
            <text:p/>
          </table:table-cell>
          <table:table-cell table:formula="of:=IF([.H117]=7;&quot;SEVEN&quot;; IF([.H117]=&quot;z&quot;;&quot;STAR&quot;; IF([.H117]=&quot;p&quot;;&quot;ORANGE&quot;; IF([.H117]=&quot;c&quot;;&quot;CHERRY&quot;; IF([.H117]=&quot;s&quot;;&quot;PLUM&quot;; IF([.H117]=&quot;g&quot;;&quot;GRAPE&quot;; IF([.H117]=&quot;l&quot;;&quot;LEMON&quot;; IF([.H117]=&quot;d&quot;;&quot;WATERMELON&quot;; &quot;&quot; ) ) ) ) ) ) ) )" office:value-type="string" office:string-value="ORANGE" calcext:value-type="string">
            <text:p>ORANGE</text:p>
          </table:table-cell>
          <table:table-cell table:formula="of:=IF([.I117]=7;&quot;SEVEN&quot;; IF([.I117]=&quot;z&quot;;&quot;STAR&quot;; IF([.I117]=&quot;p&quot;;&quot;ORANGE&quot;; IF([.I117]=&quot;c&quot;;&quot;CHERRY&quot;; IF([.I117]=&quot;s&quot;;&quot;PLUM&quot;; IF([.I117]=&quot;g&quot;;&quot;GRAPE&quot;; IF([.I117]=&quot;l&quot;;&quot;LEMON&quot;; IF([.I117]=&quot;d&quot;;&quot;WATERMELON&quot;; &quot;&quot; ) ) ) ) ) ) ) )" office:value-type="string" office:string-value="PLUM" calcext:value-type="string">
            <text:p>PLUM</text:p>
          </table:table-cell>
          <table:table-cell table:formula="of:=IF([.J117]=7;&quot;SEVEN&quot;; IF([.J117]=&quot;z&quot;;&quot;STAR&quot;; IF([.J117]=&quot;p&quot;;&quot;ORANGE&quot;; IF([.J117]=&quot;c&quot;;&quot;CHERRY&quot;; IF([.J117]=&quot;s&quot;;&quot;PLUM&quot;; IF([.J117]=&quot;g&quot;;&quot;GRAPE&quot;; IF([.J117]=&quot;l&quot;;&quot;LEMON&quot;; IF([.J117]=&quot;d&quot;;&quot;WATERMELON&quot;; &quot;&quot; ) ) ) ) ) ) ) )">
            <text:p/>
          </table:table-cell>
          <table:table-cell table:formula="of:=IF([.K117]=7;&quot;SEVEN&quot;; IF([.K117]=&quot;z&quot;;&quot;STAR&quot;; IF([.K117]=&quot;p&quot;;&quot;ORANGE&quot;; IF([.K117]=&quot;c&quot;;&quot;CHERRY&quot;; IF([.K117]=&quot;s&quot;;&quot;PLUM&quot;; IF([.K117]=&quot;g&quot;;&quot;GRAPE&quot;; IF([.K117]=&quot;l&quot;;&quot;LEMON&quot;; IF([.K117]=&quot;d&quot;;&quot;WATERMELON&quot;; &quot;&quot; ) ) ) ) ) ) ) )" office:value-type="string" office:string-value="LEMON" calcext:value-type="string">
            <text:p>LEMON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style-name="ce2" office:value-type="string" calcext:value-type="string">
            <text:p>s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118]=7;&quot;SEVEN&quot;; IF([.G118]=&quot;z&quot;;&quot;STAR&quot;; IF([.G118]=&quot;p&quot;;&quot;ORANGE&quot;; IF([.G118]=&quot;c&quot;;&quot;CHERRY&quot;; IF([.G118]=&quot;s&quot;;&quot;PLUM&quot;; IF([.G118]=&quot;g&quot;;&quot;GRAPE&quot;; IF([.G118]=&quot;l&quot;;&quot;LEMON&quot;; IF([.G118]=&quot;d&quot;;&quot;WATERMELON&quot;; &quot;&quot; ) ) ) ) ) ) ) )">
            <text:p/>
          </table:table-cell>
          <table:table-cell table:formula="of:=IF([.H118]=7;&quot;SEVEN&quot;; IF([.H118]=&quot;z&quot;;&quot;STAR&quot;; IF([.H118]=&quot;p&quot;;&quot;ORANGE&quot;; IF([.H118]=&quot;c&quot;;&quot;CHERRY&quot;; IF([.H118]=&quot;s&quot;;&quot;PLUM&quot;; IF([.H118]=&quot;g&quot;;&quot;GRAPE&quot;; IF([.H118]=&quot;l&quot;;&quot;LEMON&quot;; IF([.H118]=&quot;d&quot;;&quot;WATERMELON&quot;; &quot;&quot; ) ) ) ) ) ) ) )" office:value-type="string" office:string-value="ORANGE" calcext:value-type="string">
            <text:p>ORANGE</text:p>
          </table:table-cell>
          <table:table-cell table:formula="of:=IF([.I118]=7;&quot;SEVEN&quot;; IF([.I118]=&quot;z&quot;;&quot;STAR&quot;; IF([.I118]=&quot;p&quot;;&quot;ORANGE&quot;; IF([.I118]=&quot;c&quot;;&quot;CHERRY&quot;; IF([.I118]=&quot;s&quot;;&quot;PLUM&quot;; IF([.I118]=&quot;g&quot;;&quot;GRAPE&quot;; IF([.I118]=&quot;l&quot;;&quot;LEMON&quot;; IF([.I118]=&quot;d&quot;;&quot;WATERMELON&quot;; &quot;&quot; ) ) ) ) ) ) ) )" office:value-type="string" office:string-value="PLUM" calcext:value-type="string">
            <text:p>PLUM</text:p>
          </table:table-cell>
          <table:table-cell table:formula="of:=IF([.J118]=7;&quot;SEVEN&quot;; IF([.J118]=&quot;z&quot;;&quot;STAR&quot;; IF([.J118]=&quot;p&quot;;&quot;ORANGE&quot;; IF([.J118]=&quot;c&quot;;&quot;CHERRY&quot;; IF([.J118]=&quot;s&quot;;&quot;PLUM&quot;; IF([.J118]=&quot;g&quot;;&quot;GRAPE&quot;; IF([.J118]=&quot;l&quot;;&quot;LEMON&quot;; IF([.J118]=&quot;d&quot;;&quot;WATERMELON&quot;; &quot;&quot; ) ) ) ) ) ) ) )">
            <text:p/>
          </table:table-cell>
          <table:table-cell table:formula="of:=IF([.K118]=7;&quot;SEVEN&quot;; IF([.K118]=&quot;z&quot;;&quot;STAR&quot;; IF([.K118]=&quot;p&quot;;&quot;ORANGE&quot;; IF([.K118]=&quot;c&quot;;&quot;CHERRY&quot;; IF([.K118]=&quot;s&quot;;&quot;PLUM&quot;; IF([.K118]=&quot;g&quot;;&quot;GRAPE&quot;; IF([.K118]=&quot;l&quot;;&quot;LEMON&quot;; IF([.K118]=&quot;d&quot;;&quot;WATERMELON&quot;; &quot;&quot; ) ) ) ) ) ) ) )" office:value-type="string" office:string-value="GRAPE" calcext:value-type="string">
            <text:p>GRAPE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style-name="ce2" office:value-type="string" calcext:value-type="string">
            <text:p>s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table:formula="of:=IF([.G119]=7;&quot;SEVEN&quot;; IF([.G119]=&quot;z&quot;;&quot;STAR&quot;; IF([.G119]=&quot;p&quot;;&quot;ORANGE&quot;; IF([.G119]=&quot;c&quot;;&quot;CHERRY&quot;; IF([.G119]=&quot;s&quot;;&quot;PLUM&quot;; IF([.G119]=&quot;g&quot;;&quot;GRAPE&quot;; IF([.G119]=&quot;l&quot;;&quot;LEMON&quot;; IF([.G119]=&quot;d&quot;;&quot;WATERMELON&quot;; &quot;&quot; ) ) ) ) ) ) ) )">
            <text:p/>
          </table:table-cell>
          <table:table-cell table:formula="of:=IF([.H119]=7;&quot;SEVEN&quot;; IF([.H119]=&quot;z&quot;;&quot;STAR&quot;; IF([.H119]=&quot;p&quot;;&quot;ORANGE&quot;; IF([.H119]=&quot;c&quot;;&quot;CHERRY&quot;; IF([.H119]=&quot;s&quot;;&quot;PLUM&quot;; IF([.H119]=&quot;g&quot;;&quot;GRAPE&quot;; IF([.H119]=&quot;l&quot;;&quot;LEMON&quot;; IF([.H119]=&quot;d&quot;;&quot;WATERMELON&quot;; &quot;&quot; ) ) ) ) ) ) ) )" office:value-type="string" office:string-value="ORANGE" calcext:value-type="string">
            <text:p>ORANGE</text:p>
          </table:table-cell>
          <table:table-cell table:formula="of:=IF([.I119]=7;&quot;SEVEN&quot;; IF([.I119]=&quot;z&quot;;&quot;STAR&quot;; IF([.I119]=&quot;p&quot;;&quot;ORANGE&quot;; IF([.I119]=&quot;c&quot;;&quot;CHERRY&quot;; IF([.I119]=&quot;s&quot;;&quot;PLUM&quot;; IF([.I119]=&quot;g&quot;;&quot;GRAPE&quot;; IF([.I119]=&quot;l&quot;;&quot;LEMON&quot;; IF([.I119]=&quot;d&quot;;&quot;WATERMELON&quot;; &quot;&quot; ) ) ) ) ) ) ) )" office:value-type="string" office:string-value="PLUM" calcext:value-type="string">
            <text:p>PLUM</text:p>
          </table:table-cell>
          <table:table-cell table:formula="of:=IF([.J119]=7;&quot;SEVEN&quot;; IF([.J119]=&quot;z&quot;;&quot;STAR&quot;; IF([.J119]=&quot;p&quot;;&quot;ORANGE&quot;; IF([.J119]=&quot;c&quot;;&quot;CHERRY&quot;; IF([.J119]=&quot;s&quot;;&quot;PLUM&quot;; IF([.J119]=&quot;g&quot;;&quot;GRAPE&quot;; IF([.J119]=&quot;l&quot;;&quot;LEMON&quot;; IF([.J119]=&quot;d&quot;;&quot;WATERMELON&quot;; &quot;&quot; ) ) ) ) ) ) ) )">
            <text:p/>
          </table:table-cell>
          <table:table-cell table:formula="of:=IF([.K119]=7;&quot;SEVEN&quot;; IF([.K119]=&quot;z&quot;;&quot;STAR&quot;; IF([.K119]=&quot;p&quot;;&quot;ORANGE&quot;; IF([.K119]=&quot;c&quot;;&quot;CHERRY&quot;; IF([.K119]=&quot;s&quot;;&quot;PLUM&quot;; IF([.K119]=&quot;g&quot;;&quot;GRAPE&quot;; IF([.K119]=&quot;l&quot;;&quot;LEMON&quot;; IF([.K119]=&quot;d&quot;;&quot;WATERMELON&quot;; &quot;&quot; ) ) ) ) ) ) ) )" office:value-type="string" office:string-value="GRAPE" calcext:value-type="string">
            <text:p>GRAPE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style-name="ce2" office:value-type="string" calcext:value-type="string">
            <text:p>s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table:formula="of:=IF([.G120]=7;&quot;SEVEN&quot;; IF([.G120]=&quot;z&quot;;&quot;STAR&quot;; IF([.G120]=&quot;p&quot;;&quot;ORANGE&quot;; IF([.G120]=&quot;c&quot;;&quot;CHERRY&quot;; IF([.G120]=&quot;s&quot;;&quot;PLUM&quot;; IF([.G120]=&quot;g&quot;;&quot;GRAPE&quot;; IF([.G120]=&quot;l&quot;;&quot;LEMON&quot;; IF([.G120]=&quot;d&quot;;&quot;WATERMELON&quot;; &quot;&quot; ) ) ) ) ) ) ) )">
            <text:p/>
          </table:table-cell>
          <table:table-cell table:formula="of:=IF([.H120]=7;&quot;SEVEN&quot;; IF([.H120]=&quot;z&quot;;&quot;STAR&quot;; IF([.H120]=&quot;p&quot;;&quot;ORANGE&quot;; IF([.H120]=&quot;c&quot;;&quot;CHERRY&quot;; IF([.H120]=&quot;s&quot;;&quot;PLUM&quot;; IF([.H120]=&quot;g&quot;;&quot;GRAPE&quot;; IF([.H120]=&quot;l&quot;;&quot;LEMON&quot;; IF([.H120]=&quot;d&quot;;&quot;WATERMELON&quot;; &quot;&quot; ) ) ) ) ) ) ) )" office:value-type="string" office:string-value="CHERRY" calcext:value-type="string">
            <text:p>CHERRY</text:p>
          </table:table-cell>
          <table:table-cell table:formula="of:=IF([.I120]=7;&quot;SEVEN&quot;; IF([.I120]=&quot;z&quot;;&quot;STAR&quot;; IF([.I120]=&quot;p&quot;;&quot;ORANGE&quot;; IF([.I120]=&quot;c&quot;;&quot;CHERRY&quot;; IF([.I120]=&quot;s&quot;;&quot;PLUM&quot;; IF([.I120]=&quot;g&quot;;&quot;GRAPE&quot;; IF([.I120]=&quot;l&quot;;&quot;LEMON&quot;; IF([.I120]=&quot;d&quot;;&quot;WATERMELON&quot;; &quot;&quot; ) ) ) ) ) ) ) )" office:value-type="string" office:string-value="CHERRY" calcext:value-type="string">
            <text:p>CHERRY</text:p>
          </table:table-cell>
          <table:table-cell table:formula="of:=IF([.J120]=7;&quot;SEVEN&quot;; IF([.J120]=&quot;z&quot;;&quot;STAR&quot;; IF([.J120]=&quot;p&quot;;&quot;ORANGE&quot;; IF([.J120]=&quot;c&quot;;&quot;CHERRY&quot;; IF([.J120]=&quot;s&quot;;&quot;PLUM&quot;; IF([.J120]=&quot;g&quot;;&quot;GRAPE&quot;; IF([.J120]=&quot;l&quot;;&quot;LEMON&quot;; IF([.J120]=&quot;d&quot;;&quot;WATERMELON&quot;; &quot;&quot; ) ) ) ) ) ) ) )">
            <text:p/>
          </table:table-cell>
          <table:table-cell table:formula="of:=IF([.K120]=7;&quot;SEVEN&quot;; IF([.K120]=&quot;z&quot;;&quot;STAR&quot;; IF([.K120]=&quot;p&quot;;&quot;ORANGE&quot;; IF([.K120]=&quot;c&quot;;&quot;CHERRY&quot;; IF([.K120]=&quot;s&quot;;&quot;PLUM&quot;; IF([.K120]=&quot;g&quot;;&quot;GRAPE&quot;; IF([.K120]=&quot;l&quot;;&quot;LEMON&quot;; IF([.K120]=&quot;d&quot;;&quot;WATERMELON&quot;; &quot;&quot; ) ) ) ) ) ) ) )" office:value-type="string" office:string-value="GRAPE" calcext:value-type="string">
            <text:p>GRAPE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style-name="ce2" office:value-type="string" calcext:value-type="string">
            <text:p>c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table:formula="of:=IF([.G121]=7;&quot;SEVEN&quot;; IF([.G121]=&quot;z&quot;;&quot;STAR&quot;; IF([.G121]=&quot;p&quot;;&quot;ORANGE&quot;; IF([.G121]=&quot;c&quot;;&quot;CHERRY&quot;; IF([.G121]=&quot;s&quot;;&quot;PLUM&quot;; IF([.G121]=&quot;g&quot;;&quot;GRAPE&quot;; IF([.G121]=&quot;l&quot;;&quot;LEMON&quot;; IF([.G121]=&quot;d&quot;;&quot;WATERMELON&quot;; &quot;&quot; ) ) ) ) ) ) ) )">
            <text:p/>
          </table:table-cell>
          <table:table-cell table:formula="of:=IF([.H121]=7;&quot;SEVEN&quot;; IF([.H121]=&quot;z&quot;;&quot;STAR&quot;; IF([.H121]=&quot;p&quot;;&quot;ORANGE&quot;; IF([.H121]=&quot;c&quot;;&quot;CHERRY&quot;; IF([.H121]=&quot;s&quot;;&quot;PLUM&quot;; IF([.H121]=&quot;g&quot;;&quot;GRAPE&quot;; IF([.H121]=&quot;l&quot;;&quot;LEMON&quot;; IF([.H121]=&quot;d&quot;;&quot;WATERMELON&quot;; &quot;&quot; ) ) ) ) ) ) ) )" office:value-type="string" office:string-value="CHERRY" calcext:value-type="string">
            <text:p>CHERRY</text:p>
          </table:table-cell>
          <table:table-cell table:formula="of:=IF([.I121]=7;&quot;SEVEN&quot;; IF([.I121]=&quot;z&quot;;&quot;STAR&quot;; IF([.I121]=&quot;p&quot;;&quot;ORANGE&quot;; IF([.I121]=&quot;c&quot;;&quot;CHERRY&quot;; IF([.I121]=&quot;s&quot;;&quot;PLUM&quot;; IF([.I121]=&quot;g&quot;;&quot;GRAPE&quot;; IF([.I121]=&quot;l&quot;;&quot;LEMON&quot;; IF([.I121]=&quot;d&quot;;&quot;WATERMELON&quot;; &quot;&quot; ) ) ) ) ) ) ) )" office:value-type="string" office:string-value="CHERRY" calcext:value-type="string">
            <text:p>CHERRY</text:p>
          </table:table-cell>
          <table:table-cell table:formula="of:=IF([.J121]=7;&quot;SEVEN&quot;; IF([.J121]=&quot;z&quot;;&quot;STAR&quot;; IF([.J121]=&quot;p&quot;;&quot;ORANGE&quot;; IF([.J121]=&quot;c&quot;;&quot;CHERRY&quot;; IF([.J121]=&quot;s&quot;;&quot;PLUM&quot;; IF([.J121]=&quot;g&quot;;&quot;GRAPE&quot;; IF([.J121]=&quot;l&quot;;&quot;LEMON&quot;; IF([.J121]=&quot;d&quot;;&quot;WATERMELON&quot;; &quot;&quot; ) ) ) ) ) ) ) )">
            <text:p/>
          </table:table-cell>
          <table:table-cell table:formula="of:=IF([.K121]=7;&quot;SEVEN&quot;; IF([.K121]=&quot;z&quot;;&quot;STAR&quot;; IF([.K121]=&quot;p&quot;;&quot;ORANGE&quot;; IF([.K121]=&quot;c&quot;;&quot;CHERRY&quot;; IF([.K121]=&quot;s&quot;;&quot;PLUM&quot;; IF([.K121]=&quot;g&quot;;&quot;GRAPE&quot;; IF([.K121]=&quot;l&quot;;&quot;LEMON&quot;; IF([.K121]=&quot;d&quot;;&quot;WATERMELON&quot;; &quot;&quot; ) ) ) ) ) ) ) )" office:value-type="string" office:string-value="GRAPE" calcext:value-type="string">
            <text:p>GRAPE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style-name="ce2" office:value-type="string" calcext:value-type="string">
            <text:p>c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table:formula="of:=IF([.G122]=7;&quot;SEVEN&quot;; IF([.G122]=&quot;z&quot;;&quot;STAR&quot;; IF([.G122]=&quot;p&quot;;&quot;ORANGE&quot;; IF([.G122]=&quot;c&quot;;&quot;CHERRY&quot;; IF([.G122]=&quot;s&quot;;&quot;PLUM&quot;; IF([.G122]=&quot;g&quot;;&quot;GRAPE&quot;; IF([.G122]=&quot;l&quot;;&quot;LEMON&quot;; IF([.G122]=&quot;d&quot;;&quot;WATERMELON&quot;; &quot;&quot; ) ) ) ) ) ) ) )">
            <text:p/>
          </table:table-cell>
          <table:table-cell table:formula="of:=IF([.H122]=7;&quot;SEVEN&quot;; IF([.H122]=&quot;z&quot;;&quot;STAR&quot;; IF([.H122]=&quot;p&quot;;&quot;ORANGE&quot;; IF([.H122]=&quot;c&quot;;&quot;CHERRY&quot;; IF([.H122]=&quot;s&quot;;&quot;PLUM&quot;; IF([.H122]=&quot;g&quot;;&quot;GRAPE&quot;; IF([.H122]=&quot;l&quot;;&quot;LEMON&quot;; IF([.H122]=&quot;d&quot;;&quot;WATERMELON&quot;; &quot;&quot; ) ) ) ) ) ) ) )" office:value-type="string" office:string-value="CHERRY" calcext:value-type="string">
            <text:p>CHERRY</text:p>
          </table:table-cell>
          <table:table-cell table:formula="of:=IF([.I122]=7;&quot;SEVEN&quot;; IF([.I122]=&quot;z&quot;;&quot;STAR&quot;; IF([.I122]=&quot;p&quot;;&quot;ORANGE&quot;; IF([.I122]=&quot;c&quot;;&quot;CHERRY&quot;; IF([.I122]=&quot;s&quot;;&quot;PLUM&quot;; IF([.I122]=&quot;g&quot;;&quot;GRAPE&quot;; IF([.I122]=&quot;l&quot;;&quot;LEMON&quot;; IF([.I122]=&quot;d&quot;;&quot;WATERMELON&quot;; &quot;&quot; ) ) ) ) ) ) ) )" office:value-type="string" office:string-value="CHERRY" calcext:value-type="string">
            <text:p>CHERRY</text:p>
          </table:table-cell>
          <table:table-cell table:formula="of:=IF([.J122]=7;&quot;SEVEN&quot;; IF([.J122]=&quot;z&quot;;&quot;STAR&quot;; IF([.J122]=&quot;p&quot;;&quot;ORANGE&quot;; IF([.J122]=&quot;c&quot;;&quot;CHERRY&quot;; IF([.J122]=&quot;s&quot;;&quot;PLUM&quot;; IF([.J122]=&quot;g&quot;;&quot;GRAPE&quot;; IF([.J122]=&quot;l&quot;;&quot;LEMON&quot;; IF([.J122]=&quot;d&quot;;&quot;WATERMELON&quot;; &quot;&quot; ) ) ) ) ) ) ) )">
            <text:p/>
          </table:table-cell>
          <table:table-cell table:formula="of:=IF([.K122]=7;&quot;SEVEN&quot;; IF([.K122]=&quot;z&quot;;&quot;STAR&quot;; IF([.K122]=&quot;p&quot;;&quot;ORANGE&quot;; IF([.K122]=&quot;c&quot;;&quot;CHERRY&quot;; IF([.K122]=&quot;s&quot;;&quot;PLUM&quot;; IF([.K122]=&quot;g&quot;;&quot;GRAPE&quot;; IF([.K122]=&quot;l&quot;;&quot;LEMON&quot;; IF([.K122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style-name="ce2" office:value-type="string" calcext:value-type="string">
            <text:p>c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123]=7;&quot;SEVEN&quot;; IF([.G123]=&quot;z&quot;;&quot;STAR&quot;; IF([.G123]=&quot;p&quot;;&quot;ORANGE&quot;; IF([.G123]=&quot;c&quot;;&quot;CHERRY&quot;; IF([.G123]=&quot;s&quot;;&quot;PLUM&quot;; IF([.G123]=&quot;g&quot;;&quot;GRAPE&quot;; IF([.G123]=&quot;l&quot;;&quot;LEMON&quot;; IF([.G123]=&quot;d&quot;;&quot;WATERMELON&quot;; &quot;&quot; ) ) ) ) ) ) ) )">
            <text:p/>
          </table:table-cell>
          <table:table-cell table:formula="of:=IF([.H123]=7;&quot;SEVEN&quot;; IF([.H123]=&quot;z&quot;;&quot;STAR&quot;; IF([.H123]=&quot;p&quot;;&quot;ORANGE&quot;; IF([.H123]=&quot;c&quot;;&quot;CHERRY&quot;; IF([.H123]=&quot;s&quot;;&quot;PLUM&quot;; IF([.H123]=&quot;g&quot;;&quot;GRAPE&quot;; IF([.H123]=&quot;l&quot;;&quot;LEMON&quot;; IF([.H123]=&quot;d&quot;;&quot;WATERMELON&quot;; &quot;&quot; ) ) ) ) ) ) ) )" office:value-type="string" office:string-value="CHERRY" calcext:value-type="string">
            <text:p>CHERRY</text:p>
          </table:table-cell>
          <table:table-cell table:formula="of:=IF([.I123]=7;&quot;SEVEN&quot;; IF([.I123]=&quot;z&quot;;&quot;STAR&quot;; IF([.I123]=&quot;p&quot;;&quot;ORANGE&quot;; IF([.I123]=&quot;c&quot;;&quot;CHERRY&quot;; IF([.I123]=&quot;s&quot;;&quot;PLUM&quot;; IF([.I123]=&quot;g&quot;;&quot;GRAPE&quot;; IF([.I123]=&quot;l&quot;;&quot;LEMON&quot;; IF([.I123]=&quot;d&quot;;&quot;WATERMELON&quot;; &quot;&quot; ) ) ) ) ) ) ) )" office:value-type="string" office:string-value="CHERRY" calcext:value-type="string">
            <text:p>CHERRY</text:p>
          </table:table-cell>
          <table:table-cell table:formula="of:=IF([.J123]=7;&quot;SEVEN&quot;; IF([.J123]=&quot;z&quot;;&quot;STAR&quot;; IF([.J123]=&quot;p&quot;;&quot;ORANGE&quot;; IF([.J123]=&quot;c&quot;;&quot;CHERRY&quot;; IF([.J123]=&quot;s&quot;;&quot;PLUM&quot;; IF([.J123]=&quot;g&quot;;&quot;GRAPE&quot;; IF([.J123]=&quot;l&quot;;&quot;LEMON&quot;; IF([.J123]=&quot;d&quot;;&quot;WATERMELON&quot;; &quot;&quot; ) ) ) ) ) ) ) )">
            <text:p/>
          </table:table-cell>
          <table:table-cell table:formula="of:=IF([.K123]=7;&quot;SEVEN&quot;; IF([.K123]=&quot;z&quot;;&quot;STAR&quot;; IF([.K123]=&quot;p&quot;;&quot;ORANGE&quot;; IF([.K123]=&quot;c&quot;;&quot;CHERRY&quot;; IF([.K123]=&quot;s&quot;;&quot;PLUM&quot;; IF([.K123]=&quot;g&quot;;&quot;GRAPE&quot;; IF([.K123]=&quot;l&quot;;&quot;LEMON&quot;; IF([.K123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style-name="ce2" office:value-type="string" calcext:value-type="string">
            <text:p>c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124]=7;&quot;SEVEN&quot;; IF([.G124]=&quot;z&quot;;&quot;STAR&quot;; IF([.G124]=&quot;p&quot;;&quot;ORANGE&quot;; IF([.G124]=&quot;c&quot;;&quot;CHERRY&quot;; IF([.G124]=&quot;s&quot;;&quot;PLUM&quot;; IF([.G124]=&quot;g&quot;;&quot;GRAPE&quot;; IF([.G124]=&quot;l&quot;;&quot;LEMON&quot;; IF([.G124]=&quot;d&quot;;&quot;WATERMELON&quot;; &quot;&quot; ) ) ) ) ) ) ) )">
            <text:p/>
          </table:table-cell>
          <table:table-cell table:formula="of:=IF([.H124]=7;&quot;SEVEN&quot;; IF([.H124]=&quot;z&quot;;&quot;STAR&quot;; IF([.H124]=&quot;p&quot;;&quot;ORANGE&quot;; IF([.H124]=&quot;c&quot;;&quot;CHERRY&quot;; IF([.H124]=&quot;s&quot;;&quot;PLUM&quot;; IF([.H124]=&quot;g&quot;;&quot;GRAPE&quot;; IF([.H124]=&quot;l&quot;;&quot;LEMON&quot;; IF([.H124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24]=7;&quot;SEVEN&quot;; IF([.I124]=&quot;z&quot;;&quot;STAR&quot;; IF([.I124]=&quot;p&quot;;&quot;ORANGE&quot;; IF([.I124]=&quot;c&quot;;&quot;CHERRY&quot;; IF([.I124]=&quot;s&quot;;&quot;PLUM&quot;; IF([.I124]=&quot;g&quot;;&quot;GRAPE&quot;; IF([.I124]=&quot;l&quot;;&quot;LEMON&quot;; IF([.I124]=&quot;d&quot;;&quot;WATERMELON&quot;; &quot;&quot; ) ) ) ) ) ) ) )" office:value-type="string" office:string-value="ORANGE" calcext:value-type="string">
            <text:p>ORANGE</text:p>
          </table:table-cell>
          <table:table-cell table:formula="of:=IF([.J124]=7;&quot;SEVEN&quot;; IF([.J124]=&quot;z&quot;;&quot;STAR&quot;; IF([.J124]=&quot;p&quot;;&quot;ORANGE&quot;; IF([.J124]=&quot;c&quot;;&quot;CHERRY&quot;; IF([.J124]=&quot;s&quot;;&quot;PLUM&quot;; IF([.J124]=&quot;g&quot;;&quot;GRAPE&quot;; IF([.J124]=&quot;l&quot;;&quot;LEMON&quot;; IF([.J124]=&quot;d&quot;;&quot;WATERMELON&quot;; &quot;&quot; ) ) ) ) ) ) ) )">
            <text:p/>
          </table:table-cell>
          <table:table-cell table:formula="of:=IF([.K124]=7;&quot;SEVEN&quot;; IF([.K124]=&quot;z&quot;;&quot;STAR&quot;; IF([.K124]=&quot;p&quot;;&quot;ORANGE&quot;; IF([.K124]=&quot;c&quot;;&quot;CHERRY&quot;; IF([.K124]=&quot;s&quot;;&quot;PLUM&quot;; IF([.K124]=&quot;g&quot;;&quot;GRAPE&quot;; IF([.K124]=&quot;l&quot;;&quot;LEMON&quot;; IF([.K124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125]=7;&quot;SEVEN&quot;; IF([.G125]=&quot;z&quot;;&quot;STAR&quot;; IF([.G125]=&quot;p&quot;;&quot;ORANGE&quot;; IF([.G125]=&quot;c&quot;;&quot;CHERRY&quot;; IF([.G125]=&quot;s&quot;;&quot;PLUM&quot;; IF([.G125]=&quot;g&quot;;&quot;GRAPE&quot;; IF([.G125]=&quot;l&quot;;&quot;LEMON&quot;; IF([.G125]=&quot;d&quot;;&quot;WATERMELON&quot;; &quot;&quot; ) ) ) ) ) ) ) )">
            <text:p/>
          </table:table-cell>
          <table:table-cell table:formula="of:=IF([.H125]=7;&quot;SEVEN&quot;; IF([.H125]=&quot;z&quot;;&quot;STAR&quot;; IF([.H125]=&quot;p&quot;;&quot;ORANGE&quot;; IF([.H125]=&quot;c&quot;;&quot;CHERRY&quot;; IF([.H125]=&quot;s&quot;;&quot;PLUM&quot;; IF([.H125]=&quot;g&quot;;&quot;GRAPE&quot;; IF([.H125]=&quot;l&quot;;&quot;LEMON&quot;; IF([.H125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25]=7;&quot;SEVEN&quot;; IF([.I125]=&quot;z&quot;;&quot;STAR&quot;; IF([.I125]=&quot;p&quot;;&quot;ORANGE&quot;; IF([.I125]=&quot;c&quot;;&quot;CHERRY&quot;; IF([.I125]=&quot;s&quot;;&quot;PLUM&quot;; IF([.I125]=&quot;g&quot;;&quot;GRAPE&quot;; IF([.I125]=&quot;l&quot;;&quot;LEMON&quot;; IF([.I125]=&quot;d&quot;;&quot;WATERMELON&quot;; &quot;&quot; ) ) ) ) ) ) ) )" office:value-type="string" office:string-value="ORANGE" calcext:value-type="string">
            <text:p>ORANGE</text:p>
          </table:table-cell>
          <table:table-cell table:formula="of:=IF([.J125]=7;&quot;SEVEN&quot;; IF([.J125]=&quot;z&quot;;&quot;STAR&quot;; IF([.J125]=&quot;p&quot;;&quot;ORANGE&quot;; IF([.J125]=&quot;c&quot;;&quot;CHERRY&quot;; IF([.J125]=&quot;s&quot;;&quot;PLUM&quot;; IF([.J125]=&quot;g&quot;;&quot;GRAPE&quot;; IF([.J125]=&quot;l&quot;;&quot;LEMON&quot;; IF([.J125]=&quot;d&quot;;&quot;WATERMELON&quot;; &quot;&quot; ) ) ) ) ) ) ) )">
            <text:p/>
          </table:table-cell>
          <table:table-cell table:formula="of:=IF([.K125]=7;&quot;SEVEN&quot;; IF([.K125]=&quot;z&quot;;&quot;STAR&quot;; IF([.K125]=&quot;p&quot;;&quot;ORANGE&quot;; IF([.K125]=&quot;c&quot;;&quot;CHERRY&quot;; IF([.K125]=&quot;s&quot;;&quot;PLUM&quot;; IF([.K125]=&quot;g&quot;;&quot;GRAPE&quot;; IF([.K125]=&quot;l&quot;;&quot;LEMON&quot;; IF([.K125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126]=7;&quot;SEVEN&quot;; IF([.G126]=&quot;z&quot;;&quot;STAR&quot;; IF([.G126]=&quot;p&quot;;&quot;ORANGE&quot;; IF([.G126]=&quot;c&quot;;&quot;CHERRY&quot;; IF([.G126]=&quot;s&quot;;&quot;PLUM&quot;; IF([.G126]=&quot;g&quot;;&quot;GRAPE&quot;; IF([.G126]=&quot;l&quot;;&quot;LEMON&quot;; IF([.G126]=&quot;d&quot;;&quot;WATERMELON&quot;; &quot;&quot; ) ) ) ) ) ) ) )">
            <text:p/>
          </table:table-cell>
          <table:table-cell table:formula="of:=IF([.H126]=7;&quot;SEVEN&quot;; IF([.H126]=&quot;z&quot;;&quot;STAR&quot;; IF([.H126]=&quot;p&quot;;&quot;ORANGE&quot;; IF([.H126]=&quot;c&quot;;&quot;CHERRY&quot;; IF([.H126]=&quot;s&quot;;&quot;PLUM&quot;; IF([.H126]=&quot;g&quot;;&quot;GRAPE&quot;; IF([.H126]=&quot;l&quot;;&quot;LEMON&quot;; IF([.H126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26]=7;&quot;SEVEN&quot;; IF([.I126]=&quot;z&quot;;&quot;STAR&quot;; IF([.I126]=&quot;p&quot;;&quot;ORANGE&quot;; IF([.I126]=&quot;c&quot;;&quot;CHERRY&quot;; IF([.I126]=&quot;s&quot;;&quot;PLUM&quot;; IF([.I126]=&quot;g&quot;;&quot;GRAPE&quot;; IF([.I126]=&quot;l&quot;;&quot;LEMON&quot;; IF([.I126]=&quot;d&quot;;&quot;WATERMELON&quot;; &quot;&quot; ) ) ) ) ) ) ) )" office:value-type="string" office:string-value="ORANGE" calcext:value-type="string">
            <text:p>ORANGE</text:p>
          </table:table-cell>
          <table:table-cell table:formula="of:=IF([.J126]=7;&quot;SEVEN&quot;; IF([.J126]=&quot;z&quot;;&quot;STAR&quot;; IF([.J126]=&quot;p&quot;;&quot;ORANGE&quot;; IF([.J126]=&quot;c&quot;;&quot;CHERRY&quot;; IF([.J126]=&quot;s&quot;;&quot;PLUM&quot;; IF([.J126]=&quot;g&quot;;&quot;GRAPE&quot;; IF([.J126]=&quot;l&quot;;&quot;LEMON&quot;; IF([.J126]=&quot;d&quot;;&quot;WATERMELON&quot;; &quot;&quot; ) ) ) ) ) ) ) )">
            <text:p/>
          </table:table-cell>
          <table:table-cell table:formula="of:=IF([.K126]=7;&quot;SEVEN&quot;; IF([.K126]=&quot;z&quot;;&quot;STAR&quot;; IF([.K126]=&quot;p&quot;;&quot;ORANGE&quot;; IF([.K126]=&quot;c&quot;;&quot;CHERRY&quot;; IF([.K126]=&quot;s&quot;;&quot;PLUM&quot;; IF([.K126]=&quot;g&quot;;&quot;GRAPE&quot;; IF([.K126]=&quot;l&quot;;&quot;LEMON&quot;; IF([.K126]=&quot;d&quot;;&quot;WATERMELON&quot;; &quot;&quot; ) ) ) ) ) ) ) )" office:value-type="string" office:string-value="LEMON" calcext:value-type="string">
            <text:p>LEMO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127]=7;&quot;SEVEN&quot;; IF([.G127]=&quot;z&quot;;&quot;STAR&quot;; IF([.G127]=&quot;p&quot;;&quot;ORANGE&quot;; IF([.G127]=&quot;c&quot;;&quot;CHERRY&quot;; IF([.G127]=&quot;s&quot;;&quot;PLUM&quot;; IF([.G127]=&quot;g&quot;;&quot;GRAPE&quot;; IF([.G127]=&quot;l&quot;;&quot;LEMON&quot;; IF([.G127]=&quot;d&quot;;&quot;WATERMELON&quot;; &quot;&quot; ) ) ) ) ) ) ) )">
            <text:p/>
          </table:table-cell>
          <table:table-cell table:formula="of:=IF([.H127]=7;&quot;SEVEN&quot;; IF([.H127]=&quot;z&quot;;&quot;STAR&quot;; IF([.H127]=&quot;p&quot;;&quot;ORANGE&quot;; IF([.H127]=&quot;c&quot;;&quot;CHERRY&quot;; IF([.H127]=&quot;s&quot;;&quot;PLUM&quot;; IF([.H127]=&quot;g&quot;;&quot;GRAPE&quot;; IF([.H127]=&quot;l&quot;;&quot;LEMON&quot;; IF([.H127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27]=7;&quot;SEVEN&quot;; IF([.I127]=&quot;z&quot;;&quot;STAR&quot;; IF([.I127]=&quot;p&quot;;&quot;ORANGE&quot;; IF([.I127]=&quot;c&quot;;&quot;CHERRY&quot;; IF([.I127]=&quot;s&quot;;&quot;PLUM&quot;; IF([.I127]=&quot;g&quot;;&quot;GRAPE&quot;; IF([.I127]=&quot;l&quot;;&quot;LEMON&quot;; IF([.I127]=&quot;d&quot;;&quot;WATERMELON&quot;; &quot;&quot; ) ) ) ) ) ) ) )" office:value-type="string" office:string-value="ORANGE" calcext:value-type="string">
            <text:p>ORANGE</text:p>
          </table:table-cell>
          <table:table-cell table:formula="of:=IF([.J127]=7;&quot;SEVEN&quot;; IF([.J127]=&quot;z&quot;;&quot;STAR&quot;; IF([.J127]=&quot;p&quot;;&quot;ORANGE&quot;; IF([.J127]=&quot;c&quot;;&quot;CHERRY&quot;; IF([.J127]=&quot;s&quot;;&quot;PLUM&quot;; IF([.J127]=&quot;g&quot;;&quot;GRAPE&quot;; IF([.J127]=&quot;l&quot;;&quot;LEMON&quot;; IF([.J127]=&quot;d&quot;;&quot;WATERMELON&quot;; &quot;&quot; ) ) ) ) ) ) ) )">
            <text:p/>
          </table:table-cell>
          <table:table-cell table:formula="of:=IF([.K127]=7;&quot;SEVEN&quot;; IF([.K127]=&quot;z&quot;;&quot;STAR&quot;; IF([.K127]=&quot;p&quot;;&quot;ORANGE&quot;; IF([.K127]=&quot;c&quot;;&quot;CHERRY&quot;; IF([.K127]=&quot;s&quot;;&quot;PLUM&quot;; IF([.K127]=&quot;g&quot;;&quot;GRAPE&quot;; IF([.K127]=&quot;l&quot;;&quot;LEMON&quot;; IF([.K127]=&quot;d&quot;;&quot;WATERMELON&quot;; &quot;&quot; ) ) ) ) ) ) ) )" office:value-type="string" office:string-value="LEMON" calcext:value-type="string">
            <text:p>LEMO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128]=7;&quot;SEVEN&quot;; IF([.G128]=&quot;z&quot;;&quot;STAR&quot;; IF([.G128]=&quot;p&quot;;&quot;ORANGE&quot;; IF([.G128]=&quot;c&quot;;&quot;CHERRY&quot;; IF([.G128]=&quot;s&quot;;&quot;PLUM&quot;; IF([.G128]=&quot;g&quot;;&quot;GRAPE&quot;; IF([.G128]=&quot;l&quot;;&quot;LEMON&quot;; IF([.G128]=&quot;d&quot;;&quot;WATERMELON&quot;; &quot;&quot; ) ) ) ) ) ) ) )">
            <text:p/>
          </table:table-cell>
          <table:table-cell table:formula="of:=IF([.H128]=7;&quot;SEVEN&quot;; IF([.H128]=&quot;z&quot;;&quot;STAR&quot;; IF([.H128]=&quot;p&quot;;&quot;ORANGE&quot;; IF([.H128]=&quot;c&quot;;&quot;CHERRY&quot;; IF([.H128]=&quot;s&quot;;&quot;PLUM&quot;; IF([.H128]=&quot;g&quot;;&quot;GRAPE&quot;; IF([.H128]=&quot;l&quot;;&quot;LEMON&quot;; IF([.H128]=&quot;d&quot;;&quot;WATERMELON&quot;; &quot;&quot; ) ) ) ) ) ) ) )">
            <text:p/>
          </table:table-cell>
          <table:table-cell table:formula="of:=IF([.I128]=7;&quot;SEVEN&quot;; IF([.I128]=&quot;z&quot;;&quot;STAR&quot;; IF([.I128]=&quot;p&quot;;&quot;ORANGE&quot;; IF([.I128]=&quot;c&quot;;&quot;CHERRY&quot;; IF([.I128]=&quot;s&quot;;&quot;PLUM&quot;; IF([.I128]=&quot;g&quot;;&quot;GRAPE&quot;; IF([.I128]=&quot;l&quot;;&quot;LEMON&quot;; IF([.I128]=&quot;d&quot;;&quot;WATERMELON&quot;; &quot;&quot; ) ) ) ) ) ) ) )" office:value-type="string" office:string-value="CHERRY" calcext:value-type="string">
            <text:p>CHERRY</text:p>
          </table:table-cell>
          <table:table-cell table:formula="of:=IF([.J128]=7;&quot;SEVEN&quot;; IF([.J128]=&quot;z&quot;;&quot;STAR&quot;; IF([.J128]=&quot;p&quot;;&quot;ORANGE&quot;; IF([.J128]=&quot;c&quot;;&quot;CHERRY&quot;; IF([.J128]=&quot;s&quot;;&quot;PLUM&quot;; IF([.J128]=&quot;g&quot;;&quot;GRAPE&quot;; IF([.J128]=&quot;l&quot;;&quot;LEMON&quot;; IF([.J128]=&quot;d&quot;;&quot;WATERMELON&quot;; &quot;&quot; ) ) ) ) ) ) ) )">
            <text:p/>
          </table:table-cell>
          <table:table-cell table:formula="of:=IF([.K128]=7;&quot;SEVEN&quot;; IF([.K128]=&quot;z&quot;;&quot;STAR&quot;; IF([.K128]=&quot;p&quot;;&quot;ORANGE&quot;; IF([.K128]=&quot;c&quot;;&quot;CHERRY&quot;; IF([.K128]=&quot;s&quot;;&quot;PLUM&quot;; IF([.K128]=&quot;g&quot;;&quot;GRAPE&quot;; IF([.K128]=&quot;l&quot;;&quot;LEMON&quot;; IF([.K128]=&quot;d&quot;;&quot;WATERMELON&quot;; &quot;&quot; ) ) ) ) ) ) ) )" office:value-type="string" office:string-value="LEMON" calcext:value-type="string">
            <text:p>LEMON</text:p>
          </table:table-cell>
          <table:table-cell table:number-columns-repeated="3"/>
          <table:table-cell table:style-name="ce2" office:value-type="string" calcext:value-type="string">
            <text:p>c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129]=7;&quot;SEVEN&quot;; IF([.G129]=&quot;z&quot;;&quot;STAR&quot;; IF([.G129]=&quot;p&quot;;&quot;ORANGE&quot;; IF([.G129]=&quot;c&quot;;&quot;CHERRY&quot;; IF([.G129]=&quot;s&quot;;&quot;PLUM&quot;; IF([.G129]=&quot;g&quot;;&quot;GRAPE&quot;; IF([.G129]=&quot;l&quot;;&quot;LEMON&quot;; IF([.G129]=&quot;d&quot;;&quot;WATERMELON&quot;; &quot;&quot; ) ) ) ) ) ) ) )">
            <text:p/>
          </table:table-cell>
          <table:table-cell table:formula="of:=IF([.H129]=7;&quot;SEVEN&quot;; IF([.H129]=&quot;z&quot;;&quot;STAR&quot;; IF([.H129]=&quot;p&quot;;&quot;ORANGE&quot;; IF([.H129]=&quot;c&quot;;&quot;CHERRY&quot;; IF([.H129]=&quot;s&quot;;&quot;PLUM&quot;; IF([.H129]=&quot;g&quot;;&quot;GRAPE&quot;; IF([.H129]=&quot;l&quot;;&quot;LEMON&quot;; IF([.H129]=&quot;d&quot;;&quot;WATERMELON&quot;; &quot;&quot; ) ) ) ) ) ) ) )">
            <text:p/>
          </table:table-cell>
          <table:table-cell table:formula="of:=IF([.I129]=7;&quot;SEVEN&quot;; IF([.I129]=&quot;z&quot;;&quot;STAR&quot;; IF([.I129]=&quot;p&quot;;&quot;ORANGE&quot;; IF([.I129]=&quot;c&quot;;&quot;CHERRY&quot;; IF([.I129]=&quot;s&quot;;&quot;PLUM&quot;; IF([.I129]=&quot;g&quot;;&quot;GRAPE&quot;; IF([.I129]=&quot;l&quot;;&quot;LEMON&quot;; IF([.I129]=&quot;d&quot;;&quot;WATERMELON&quot;; &quot;&quot; ) ) ) ) ) ) ) )" office:value-type="string" office:string-value="CHERRY" calcext:value-type="string">
            <text:p>CHERRY</text:p>
          </table:table-cell>
          <table:table-cell table:formula="of:=IF([.J129]=7;&quot;SEVEN&quot;; IF([.J129]=&quot;z&quot;;&quot;STAR&quot;; IF([.J129]=&quot;p&quot;;&quot;ORANGE&quot;; IF([.J129]=&quot;c&quot;;&quot;CHERRY&quot;; IF([.J129]=&quot;s&quot;;&quot;PLUM&quot;; IF([.J129]=&quot;g&quot;;&quot;GRAPE&quot;; IF([.J129]=&quot;l&quot;;&quot;LEMON&quot;; IF([.J129]=&quot;d&quot;;&quot;WATERMELON&quot;; &quot;&quot; ) ) ) ) ) ) ) )">
            <text:p/>
          </table:table-cell>
          <table:table-cell table:formula="of:=IF([.K129]=7;&quot;SEVEN&quot;; IF([.K129]=&quot;z&quot;;&quot;STAR&quot;; IF([.K129]=&quot;p&quot;;&quot;ORANGE&quot;; IF([.K129]=&quot;c&quot;;&quot;CHERRY&quot;; IF([.K129]=&quot;s&quot;;&quot;PLUM&quot;; IF([.K129]=&quot;g&quot;;&quot;GRAPE&quot;; IF([.K129]=&quot;l&quot;;&quot;LEMON&quot;; IF([.K129]=&quot;d&quot;;&quot;WATERMELON&quot;; &quot;&quot; ) ) ) ) ) ) ) )" office:value-type="string" office:string-value="LEMON" calcext:value-type="string">
            <text:p>LEMON</text:p>
          </table:table-cell>
          <table:table-cell table:number-columns-repeated="3"/>
          <table:table-cell table:style-name="ce2" office:value-type="string" calcext:value-type="string">
            <text:p>c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130]=7;&quot;SEVEN&quot;; IF([.G130]=&quot;z&quot;;&quot;STAR&quot;; IF([.G130]=&quot;p&quot;;&quot;ORANGE&quot;; IF([.G130]=&quot;c&quot;;&quot;CHERRY&quot;; IF([.G130]=&quot;s&quot;;&quot;PLUM&quot;; IF([.G130]=&quot;g&quot;;&quot;GRAPE&quot;; IF([.G130]=&quot;l&quot;;&quot;LEMON&quot;; IF([.G130]=&quot;d&quot;;&quot;WATERMELON&quot;; &quot;&quot; ) ) ) ) ) ) ) )">
            <text:p/>
          </table:table-cell>
          <table:table-cell table:formula="of:=IF([.H130]=7;&quot;SEVEN&quot;; IF([.H130]=&quot;z&quot;;&quot;STAR&quot;; IF([.H130]=&quot;p&quot;;&quot;ORANGE&quot;; IF([.H130]=&quot;c&quot;;&quot;CHERRY&quot;; IF([.H130]=&quot;s&quot;;&quot;PLUM&quot;; IF([.H130]=&quot;g&quot;;&quot;GRAPE&quot;; IF([.H130]=&quot;l&quot;;&quot;LEMON&quot;; IF([.H130]=&quot;d&quot;;&quot;WATERMELON&quot;; &quot;&quot; ) ) ) ) ) ) ) )">
            <text:p/>
          </table:table-cell>
          <table:table-cell table:formula="of:=IF([.I130]=7;&quot;SEVEN&quot;; IF([.I130]=&quot;z&quot;;&quot;STAR&quot;; IF([.I130]=&quot;p&quot;;&quot;ORANGE&quot;; IF([.I130]=&quot;c&quot;;&quot;CHERRY&quot;; IF([.I130]=&quot;s&quot;;&quot;PLUM&quot;; IF([.I130]=&quot;g&quot;;&quot;GRAPE&quot;; IF([.I130]=&quot;l&quot;;&quot;LEMON&quot;; IF([.I130]=&quot;d&quot;;&quot;WATERMELON&quot;; &quot;&quot; ) ) ) ) ) ) ) )" office:value-type="string" office:string-value="CHERRY" calcext:value-type="string">
            <text:p>CHERRY</text:p>
          </table:table-cell>
          <table:table-cell table:formula="of:=IF([.J130]=7;&quot;SEVEN&quot;; IF([.J130]=&quot;z&quot;;&quot;STAR&quot;; IF([.J130]=&quot;p&quot;;&quot;ORANGE&quot;; IF([.J130]=&quot;c&quot;;&quot;CHERRY&quot;; IF([.J130]=&quot;s&quot;;&quot;PLUM&quot;; IF([.J130]=&quot;g&quot;;&quot;GRAPE&quot;; IF([.J130]=&quot;l&quot;;&quot;LEMON&quot;; IF([.J130]=&quot;d&quot;;&quot;WATERMELON&quot;; &quot;&quot; ) ) ) ) ) ) ) )">
            <text:p/>
          </table:table-cell>
          <table:table-cell table:formula="of:=IF([.K130]=7;&quot;SEVEN&quot;; IF([.K130]=&quot;z&quot;;&quot;STAR&quot;; IF([.K130]=&quot;p&quot;;&quot;ORANGE&quot;; IF([.K130]=&quot;c&quot;;&quot;CHERRY&quot;; IF([.K130]=&quot;s&quot;;&quot;PLUM&quot;; IF([.K130]=&quot;g&quot;;&quot;GRAPE&quot;; IF([.K130]=&quot;l&quot;;&quot;LEMON&quot;; IF([.K130]=&quot;d&quot;;&quot;WATERMELON&quot;; &quot;&quot; ) ) ) ) ) ) ) )" office:value-type="string" office:string-value="WATERMELON" calcext:value-type="string">
            <text:p>WATERMELON</text:p>
          </table:table-cell>
          <table:table-cell table:number-columns-repeated="3"/>
          <table:table-cell table:style-name="ce2"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table:formula="of:=IF([.G131]=7;&quot;SEVEN&quot;; IF([.G131]=&quot;z&quot;;&quot;STAR&quot;; IF([.G131]=&quot;p&quot;;&quot;ORANGE&quot;; IF([.G131]=&quot;c&quot;;&quot;CHERRY&quot;; IF([.G131]=&quot;s&quot;;&quot;PLUM&quot;; IF([.G131]=&quot;g&quot;;&quot;GRAPE&quot;; IF([.G131]=&quot;l&quot;;&quot;LEMON&quot;; IF([.G131]=&quot;d&quot;;&quot;WATERMELON&quot;; &quot;&quot; ) ) ) ) ) ) ) )">
            <text:p/>
          </table:table-cell>
          <table:table-cell table:formula="of:=IF([.H131]=7;&quot;SEVEN&quot;; IF([.H131]=&quot;z&quot;;&quot;STAR&quot;; IF([.H131]=&quot;p&quot;;&quot;ORANGE&quot;; IF([.H131]=&quot;c&quot;;&quot;CHERRY&quot;; IF([.H131]=&quot;s&quot;;&quot;PLUM&quot;; IF([.H131]=&quot;g&quot;;&quot;GRAPE&quot;; IF([.H131]=&quot;l&quot;;&quot;LEMON&quot;; IF([.H131]=&quot;d&quot;;&quot;WATERMELON&quot;; &quot;&quot; ) ) ) ) ) ) ) )">
            <text:p/>
          </table:table-cell>
          <table:table-cell table:formula="of:=IF([.I131]=7;&quot;SEVEN&quot;; IF([.I131]=&quot;z&quot;;&quot;STAR&quot;; IF([.I131]=&quot;p&quot;;&quot;ORANGE&quot;; IF([.I131]=&quot;c&quot;;&quot;CHERRY&quot;; IF([.I131]=&quot;s&quot;;&quot;PLUM&quot;; IF([.I131]=&quot;g&quot;;&quot;GRAPE&quot;; IF([.I131]=&quot;l&quot;;&quot;LEMON&quot;; IF([.I131]=&quot;d&quot;;&quot;WATERMELON&quot;; &quot;&quot; ) ) ) ) ) ) ) )" office:value-type="string" office:string-value="CHERRY" calcext:value-type="string">
            <text:p>CHERRY</text:p>
          </table:table-cell>
          <table:table-cell table:formula="of:=IF([.J131]=7;&quot;SEVEN&quot;; IF([.J131]=&quot;z&quot;;&quot;STAR&quot;; IF([.J131]=&quot;p&quot;;&quot;ORANGE&quot;; IF([.J131]=&quot;c&quot;;&quot;CHERRY&quot;; IF([.J131]=&quot;s&quot;;&quot;PLUM&quot;; IF([.J131]=&quot;g&quot;;&quot;GRAPE&quot;; IF([.J131]=&quot;l&quot;;&quot;LEMON&quot;; IF([.J131]=&quot;d&quot;;&quot;WATERMELON&quot;; &quot;&quot; ) ) ) ) ) ) ) )">
            <text:p/>
          </table:table-cell>
          <table:table-cell table:formula="of:=IF([.K131]=7;&quot;SEVEN&quot;; IF([.K131]=&quot;z&quot;;&quot;STAR&quot;; IF([.K131]=&quot;p&quot;;&quot;ORANGE&quot;; IF([.K131]=&quot;c&quot;;&quot;CHERRY&quot;; IF([.K131]=&quot;s&quot;;&quot;PLUM&quot;; IF([.K131]=&quot;g&quot;;&quot;GRAPE&quot;; IF([.K131]=&quot;l&quot;;&quot;LEMON&quot;; IF([.K131]=&quot;d&quot;;&quot;WATERMELON&quot;; &quot;&quot; ) ) ) ) ) ) ) )" office:value-type="string" office:string-value="WATERMELON" calcext:value-type="string">
            <text:p>WATERMELON</text:p>
          </table:table-cell>
          <table:table-cell table:number-columns-repeated="3"/>
          <table:table-cell table:style-name="ce2"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table:formula="of:=IF([.G132]=7;&quot;SEVEN&quot;; IF([.G132]=&quot;z&quot;;&quot;STAR&quot;; IF([.G132]=&quot;p&quot;;&quot;ORANGE&quot;; IF([.G132]=&quot;c&quot;;&quot;CHERRY&quot;; IF([.G132]=&quot;s&quot;;&quot;PLUM&quot;; IF([.G132]=&quot;g&quot;;&quot;GRAPE&quot;; IF([.G132]=&quot;l&quot;;&quot;LEMON&quot;; IF([.G132]=&quot;d&quot;;&quot;WATERMELON&quot;; &quot;&quot; ) ) ) ) ) ) ) )">
            <text:p/>
          </table:table-cell>
          <table:table-cell table:formula="of:=IF([.H132]=7;&quot;SEVEN&quot;; IF([.H132]=&quot;z&quot;;&quot;STAR&quot;; IF([.H132]=&quot;p&quot;;&quot;ORANGE&quot;; IF([.H132]=&quot;c&quot;;&quot;CHERRY&quot;; IF([.H132]=&quot;s&quot;;&quot;PLUM&quot;; IF([.H132]=&quot;g&quot;;&quot;GRAPE&quot;; IF([.H132]=&quot;l&quot;;&quot;LEMON&quot;; IF([.H132]=&quot;d&quot;;&quot;WATERMELON&quot;; &quot;&quot; ) ) ) ) ) ) ) )">
            <text:p/>
          </table:table-cell>
          <table:table-cell table:formula="of:=IF([.I132]=7;&quot;SEVEN&quot;; IF([.I132]=&quot;z&quot;;&quot;STAR&quot;; IF([.I132]=&quot;p&quot;;&quot;ORANGE&quot;; IF([.I132]=&quot;c&quot;;&quot;CHERRY&quot;; IF([.I132]=&quot;s&quot;;&quot;PLUM&quot;; IF([.I132]=&quot;g&quot;;&quot;GRAPE&quot;; IF([.I132]=&quot;l&quot;;&quot;LEMON&quot;; IF([.I132]=&quot;d&quot;;&quot;WATERMELON&quot;; &quot;&quot; ) ) ) ) ) ) ) )" office:value-type="string" office:string-value="PLUM" calcext:value-type="string">
            <text:p>PLUM</text:p>
          </table:table-cell>
          <table:table-cell table:formula="of:=IF([.J132]=7;&quot;SEVEN&quot;; IF([.J132]=&quot;z&quot;;&quot;STAR&quot;; IF([.J132]=&quot;p&quot;;&quot;ORANGE&quot;; IF([.J132]=&quot;c&quot;;&quot;CHERRY&quot;; IF([.J132]=&quot;s&quot;;&quot;PLUM&quot;; IF([.J132]=&quot;g&quot;;&quot;GRAPE&quot;; IF([.J132]=&quot;l&quot;;&quot;LEMON&quot;; IF([.J132]=&quot;d&quot;;&quot;WATERMELON&quot;; &quot;&quot; ) ) ) ) ) ) ) )">
            <text:p/>
          </table:table-cell>
          <table:table-cell table:formula="of:=IF([.K132]=7;&quot;SEVEN&quot;; IF([.K132]=&quot;z&quot;;&quot;STAR&quot;; IF([.K132]=&quot;p&quot;;&quot;ORANGE&quot;; IF([.K132]=&quot;c&quot;;&quot;CHERRY&quot;; IF([.K132]=&quot;s&quot;;&quot;PLUM&quot;; IF([.K132]=&quot;g&quot;;&quot;GRAPE&quot;; IF([.K132]=&quot;l&quot;;&quot;LEMON&quot;; IF([.K132]=&quot;d&quot;;&quot;WATERMELON&quot;; &quot;&quot; ) ) ) ) ) ) ) )" office:value-type="string" office:string-value="WATERMELON" calcext:value-type="string">
            <text:p>WATERMELON</text:p>
          </table:table-cell>
          <table:table-cell table:number-columns-repeated="3"/>
          <table:table-cell table:style-name="ce2" office:value-type="string" calcext:value-type="string">
            <text:p>s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table:formula="of:=IF([.G133]=7;&quot;SEVEN&quot;; IF([.G133]=&quot;z&quot;;&quot;STAR&quot;; IF([.G133]=&quot;p&quot;;&quot;ORANGE&quot;; IF([.G133]=&quot;c&quot;;&quot;CHERRY&quot;; IF([.G133]=&quot;s&quot;;&quot;PLUM&quot;; IF([.G133]=&quot;g&quot;;&quot;GRAPE&quot;; IF([.G133]=&quot;l&quot;;&quot;LEMON&quot;; IF([.G133]=&quot;d&quot;;&quot;WATERMELON&quot;; &quot;&quot; ) ) ) ) ) ) ) )">
            <text:p/>
          </table:table-cell>
          <table:table-cell table:formula="of:=IF([.H133]=7;&quot;SEVEN&quot;; IF([.H133]=&quot;z&quot;;&quot;STAR&quot;; IF([.H133]=&quot;p&quot;;&quot;ORANGE&quot;; IF([.H133]=&quot;c&quot;;&quot;CHERRY&quot;; IF([.H133]=&quot;s&quot;;&quot;PLUM&quot;; IF([.H133]=&quot;g&quot;;&quot;GRAPE&quot;; IF([.H133]=&quot;l&quot;;&quot;LEMON&quot;; IF([.H133]=&quot;d&quot;;&quot;WATERMELON&quot;; &quot;&quot; ) ) ) ) ) ) ) )">
            <text:p/>
          </table:table-cell>
          <table:table-cell table:formula="of:=IF([.I133]=7;&quot;SEVEN&quot;; IF([.I133]=&quot;z&quot;;&quot;STAR&quot;; IF([.I133]=&quot;p&quot;;&quot;ORANGE&quot;; IF([.I133]=&quot;c&quot;;&quot;CHERRY&quot;; IF([.I133]=&quot;s&quot;;&quot;PLUM&quot;; IF([.I133]=&quot;g&quot;;&quot;GRAPE&quot;; IF([.I133]=&quot;l&quot;;&quot;LEMON&quot;; IF([.I133]=&quot;d&quot;;&quot;WATERMELON&quot;; &quot;&quot; ) ) ) ) ) ) ) )" office:value-type="string" office:string-value="PLUM" calcext:value-type="string">
            <text:p>PLUM</text:p>
          </table:table-cell>
          <table:table-cell table:formula="of:=IF([.J133]=7;&quot;SEVEN&quot;; IF([.J133]=&quot;z&quot;;&quot;STAR&quot;; IF([.J133]=&quot;p&quot;;&quot;ORANGE&quot;; IF([.J133]=&quot;c&quot;;&quot;CHERRY&quot;; IF([.J133]=&quot;s&quot;;&quot;PLUM&quot;; IF([.J133]=&quot;g&quot;;&quot;GRAPE&quot;; IF([.J133]=&quot;l&quot;;&quot;LEMON&quot;; IF([.J133]=&quot;d&quot;;&quot;WATERMELON&quot;; &quot;&quot; ) ) ) ) ) ) ) )">
            <text:p/>
          </table:table-cell>
          <table:table-cell table:formula="of:=IF([.K133]=7;&quot;SEVEN&quot;; IF([.K133]=&quot;z&quot;;&quot;STAR&quot;; IF([.K133]=&quot;p&quot;;&quot;ORANGE&quot;; IF([.K133]=&quot;c&quot;;&quot;CHERRY&quot;; IF([.K133]=&quot;s&quot;;&quot;PLUM&quot;; IF([.K133]=&quot;g&quot;;&quot;GRAPE&quot;; IF([.K133]=&quot;l&quot;;&quot;LEMON&quot;; IF([.K133]=&quot;d&quot;;&quot;WATERMELON&quot;; &quot;&quot; ) ) ) ) ) ) ) )" office:value-type="string" office:string-value="WATERMELON" calcext:value-type="string">
            <text:p>WATERMELON</text:p>
          </table:table-cell>
          <table:table-cell table:number-columns-repeated="3"/>
          <table:table-cell table:style-name="ce2" office:value-type="string" calcext:value-type="string">
            <text:p>s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table:formula="of:=IF([.G134]=7;&quot;SEVEN&quot;; IF([.G134]=&quot;z&quot;;&quot;STAR&quot;; IF([.G134]=&quot;p&quot;;&quot;ORANGE&quot;; IF([.G134]=&quot;c&quot;;&quot;CHERRY&quot;; IF([.G134]=&quot;s&quot;;&quot;PLUM&quot;; IF([.G134]=&quot;g&quot;;&quot;GRAPE&quot;; IF([.G134]=&quot;l&quot;;&quot;LEMON&quot;; IF([.G134]=&quot;d&quot;;&quot;WATERMELON&quot;; &quot;&quot; ) ) ) ) ) ) ) )">
            <text:p/>
          </table:table-cell>
          <table:table-cell table:formula="of:=IF([.H134]=7;&quot;SEVEN&quot;; IF([.H134]=&quot;z&quot;;&quot;STAR&quot;; IF([.H134]=&quot;p&quot;;&quot;ORANGE&quot;; IF([.H134]=&quot;c&quot;;&quot;CHERRY&quot;; IF([.H134]=&quot;s&quot;;&quot;PLUM&quot;; IF([.H134]=&quot;g&quot;;&quot;GRAPE&quot;; IF([.H134]=&quot;l&quot;;&quot;LEMON&quot;; IF([.H134]=&quot;d&quot;;&quot;WATERMELON&quot;; &quot;&quot; ) ) ) ) ) ) ) )">
            <text:p/>
          </table:table-cell>
          <table:table-cell table:formula="of:=IF([.I134]=7;&quot;SEVEN&quot;; IF([.I134]=&quot;z&quot;;&quot;STAR&quot;; IF([.I134]=&quot;p&quot;;&quot;ORANGE&quot;; IF([.I134]=&quot;c&quot;;&quot;CHERRY&quot;; IF([.I134]=&quot;s&quot;;&quot;PLUM&quot;; IF([.I134]=&quot;g&quot;;&quot;GRAPE&quot;; IF([.I134]=&quot;l&quot;;&quot;LEMON&quot;; IF([.I134]=&quot;d&quot;;&quot;WATERMELON&quot;; &quot;&quot; ) ) ) ) ) ) ) )" office:value-type="string" office:string-value="PLUM" calcext:value-type="string">
            <text:p>PLUM</text:p>
          </table:table-cell>
          <table:table-cell table:formula="of:=IF([.J134]=7;&quot;SEVEN&quot;; IF([.J134]=&quot;z&quot;;&quot;STAR&quot;; IF([.J134]=&quot;p&quot;;&quot;ORANGE&quot;; IF([.J134]=&quot;c&quot;;&quot;CHERRY&quot;; IF([.J134]=&quot;s&quot;;&quot;PLUM&quot;; IF([.J134]=&quot;g&quot;;&quot;GRAPE&quot;; IF([.J134]=&quot;l&quot;;&quot;LEMON&quot;; IF([.J134]=&quot;d&quot;;&quot;WATERMELON&quot;; &quot;&quot; ) ) ) ) ) ) ) )">
            <text:p/>
          </table:table-cell>
          <table:table-cell table:formula="of:=IF([.K134]=7;&quot;SEVEN&quot;; IF([.K134]=&quot;z&quot;;&quot;STAR&quot;; IF([.K134]=&quot;p&quot;;&quot;ORANGE&quot;; IF([.K134]=&quot;c&quot;;&quot;CHERRY&quot;; IF([.K134]=&quot;s&quot;;&quot;PLUM&quot;; IF([.K134]=&quot;g&quot;;&quot;GRAPE&quot;; IF([.K134]=&quot;l&quot;;&quot;LEMON&quot;; IF([.K134]=&quot;d&quot;;&quot;WATERMELON&quot;; &quot;&quot; ) ) ) ) ) ) ) )" office:value-type="string" office:string-value="LEMON" calcext:value-type="string">
            <text:p>LEMON</text:p>
          </table:table-cell>
          <table:table-cell table:number-columns-repeated="3"/>
          <table:table-cell table:style-name="ce2" office:value-type="string" calcext:value-type="string">
            <text:p>s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135]=7;&quot;SEVEN&quot;; IF([.G135]=&quot;z&quot;;&quot;STAR&quot;; IF([.G135]=&quot;p&quot;;&quot;ORANGE&quot;; IF([.G135]=&quot;c&quot;;&quot;CHERRY&quot;; IF([.G135]=&quot;s&quot;;&quot;PLUM&quot;; IF([.G135]=&quot;g&quot;;&quot;GRAPE&quot;; IF([.G135]=&quot;l&quot;;&quot;LEMON&quot;; IF([.G135]=&quot;d&quot;;&quot;WATERMELON&quot;; &quot;&quot; ) ) ) ) ) ) ) )">
            <text:p/>
          </table:table-cell>
          <table:table-cell table:formula="of:=IF([.H135]=7;&quot;SEVEN&quot;; IF([.H135]=&quot;z&quot;;&quot;STAR&quot;; IF([.H135]=&quot;p&quot;;&quot;ORANGE&quot;; IF([.H135]=&quot;c&quot;;&quot;CHERRY&quot;; IF([.H135]=&quot;s&quot;;&quot;PLUM&quot;; IF([.H135]=&quot;g&quot;;&quot;GRAPE&quot;; IF([.H135]=&quot;l&quot;;&quot;LEMON&quot;; IF([.H135]=&quot;d&quot;;&quot;WATERMELON&quot;; &quot;&quot; ) ) ) ) ) ) ) )">
            <text:p/>
          </table:table-cell>
          <table:table-cell table:formula="of:=IF([.I135]=7;&quot;SEVEN&quot;; IF([.I135]=&quot;z&quot;;&quot;STAR&quot;; IF([.I135]=&quot;p&quot;;&quot;ORANGE&quot;; IF([.I135]=&quot;c&quot;;&quot;CHERRY&quot;; IF([.I135]=&quot;s&quot;;&quot;PLUM&quot;; IF([.I135]=&quot;g&quot;;&quot;GRAPE&quot;; IF([.I135]=&quot;l&quot;;&quot;LEMON&quot;; IF([.I135]=&quot;d&quot;;&quot;WATERMELON&quot;; &quot;&quot; ) ) ) ) ) ) ) )" office:value-type="string" office:string-value="PLUM" calcext:value-type="string">
            <text:p>PLUM</text:p>
          </table:table-cell>
          <table:table-cell table:formula="of:=IF([.J135]=7;&quot;SEVEN&quot;; IF([.J135]=&quot;z&quot;;&quot;STAR&quot;; IF([.J135]=&quot;p&quot;;&quot;ORANGE&quot;; IF([.J135]=&quot;c&quot;;&quot;CHERRY&quot;; IF([.J135]=&quot;s&quot;;&quot;PLUM&quot;; IF([.J135]=&quot;g&quot;;&quot;GRAPE&quot;; IF([.J135]=&quot;l&quot;;&quot;LEMON&quot;; IF([.J135]=&quot;d&quot;;&quot;WATERMELON&quot;; &quot;&quot; ) ) ) ) ) ) ) )">
            <text:p/>
          </table:table-cell>
          <table:table-cell table:formula="of:=IF([.K135]=7;&quot;SEVEN&quot;; IF([.K135]=&quot;z&quot;;&quot;STAR&quot;; IF([.K135]=&quot;p&quot;;&quot;ORANGE&quot;; IF([.K135]=&quot;c&quot;;&quot;CHERRY&quot;; IF([.K135]=&quot;s&quot;;&quot;PLUM&quot;; IF([.K135]=&quot;g&quot;;&quot;GRAPE&quot;; IF([.K135]=&quot;l&quot;;&quot;LEMON&quot;; IF([.K135]=&quot;d&quot;;&quot;WATERMELON&quot;; &quot;&quot; ) ) ) ) ) ) ) )" office:value-type="string" office:string-value="LEMON" calcext:value-type="string">
            <text:p>LEMON</text:p>
          </table:table-cell>
          <table:table-cell table:number-columns-repeated="3"/>
          <table:table-cell table:style-name="ce2" office:value-type="string" calcext:value-type="string">
            <text:p>s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136]=7;&quot;SEVEN&quot;; IF([.G136]=&quot;z&quot;;&quot;STAR&quot;; IF([.G136]=&quot;p&quot;;&quot;ORANGE&quot;; IF([.G136]=&quot;c&quot;;&quot;CHERRY&quot;; IF([.G136]=&quot;s&quot;;&quot;PLUM&quot;; IF([.G136]=&quot;g&quot;;&quot;GRAPE&quot;; IF([.G136]=&quot;l&quot;;&quot;LEMON&quot;; IF([.G136]=&quot;d&quot;;&quot;WATERMELON&quot;; &quot;&quot; ) ) ) ) ) ) ) )">
            <text:p/>
          </table:table-cell>
          <table:table-cell table:formula="of:=IF([.H136]=7;&quot;SEVEN&quot;; IF([.H136]=&quot;z&quot;;&quot;STAR&quot;; IF([.H136]=&quot;p&quot;;&quot;ORANGE&quot;; IF([.H136]=&quot;c&quot;;&quot;CHERRY&quot;; IF([.H136]=&quot;s&quot;;&quot;PLUM&quot;; IF([.H136]=&quot;g&quot;;&quot;GRAPE&quot;; IF([.H136]=&quot;l&quot;;&quot;LEMON&quot;; IF([.H136]=&quot;d&quot;;&quot;WATERMELON&quot;; &quot;&quot; ) ) ) ) ) ) ) )">
            <text:p/>
          </table:table-cell>
          <table:table-cell table:formula="of:=IF([.I136]=7;&quot;SEVEN&quot;; IF([.I136]=&quot;z&quot;;&quot;STAR&quot;; IF([.I136]=&quot;p&quot;;&quot;ORANGE&quot;; IF([.I136]=&quot;c&quot;;&quot;CHERRY&quot;; IF([.I136]=&quot;s&quot;;&quot;PLUM&quot;; IF([.I136]=&quot;g&quot;;&quot;GRAPE&quot;; IF([.I136]=&quot;l&quot;;&quot;LEMON&quot;; IF([.I136]=&quot;d&quot;;&quot;WATERMELON&quot;; &quot;&quot; ) ) ) ) ) ) ) )">
            <text:p/>
          </table:table-cell>
          <table:table-cell table:formula="of:=IF([.J136]=7;&quot;SEVEN&quot;; IF([.J136]=&quot;z&quot;;&quot;STAR&quot;; IF([.J136]=&quot;p&quot;;&quot;ORANGE&quot;; IF([.J136]=&quot;c&quot;;&quot;CHERRY&quot;; IF([.J136]=&quot;s&quot;;&quot;PLUM&quot;; IF([.J136]=&quot;g&quot;;&quot;GRAPE&quot;; IF([.J136]=&quot;l&quot;;&quot;LEMON&quot;; IF([.J136]=&quot;d&quot;;&quot;WATERMELON&quot;; &quot;&quot; ) ) ) ) ) ) ) )">
            <text:p/>
          </table:table-cell>
          <table:table-cell table:formula="of:=IF([.K136]=7;&quot;SEVEN&quot;; IF([.K136]=&quot;z&quot;;&quot;STAR&quot;; IF([.K136]=&quot;p&quot;;&quot;ORANGE&quot;; IF([.K136]=&quot;c&quot;;&quot;CHERRY&quot;; IF([.K136]=&quot;s&quot;;&quot;PLUM&quot;; IF([.K136]=&quot;g&quot;;&quot;GRAPE&quot;; IF([.K136]=&quot;l&quot;;&quot;LEMON&quot;; IF([.K136]=&quot;d&quot;;&quot;WATERMELON&quot;; &quot;&quot; ) ) ) ) ) ) ) )" office:value-type="string" office:string-value="LEMON" calcext:value-type="string">
            <text:p>LEMON</text:p>
          </table:table-cell>
          <table:table-cell table:number-columns-repeated="5"/>
          <table:table-cell office:value-type="string" calcext:value-type="string">
            <text:p>l</text:p>
          </table:table-cell>
        </table:table-row>
        <table:table-row table:style-name="ro1">
          <table:table-cell table:formula="of:=IF([.G137]=7;&quot;SEVEN&quot;; IF([.G137]=&quot;z&quot;;&quot;STAR&quot;; IF([.G137]=&quot;p&quot;;&quot;ORANGE&quot;; IF([.G137]=&quot;c&quot;;&quot;CHERRY&quot;; IF([.G137]=&quot;s&quot;;&quot;PLUM&quot;; IF([.G137]=&quot;g&quot;;&quot;GRAPE&quot;; IF([.G137]=&quot;l&quot;;&quot;LEMON&quot;; IF([.G137]=&quot;d&quot;;&quot;WATERMELON&quot;; &quot;&quot; ) ) ) ) ) ) ) )">
            <text:p/>
          </table:table-cell>
          <table:table-cell table:formula="of:=IF([.H137]=7;&quot;SEVEN&quot;; IF([.H137]=&quot;z&quot;;&quot;STAR&quot;; IF([.H137]=&quot;p&quot;;&quot;ORANGE&quot;; IF([.H137]=&quot;c&quot;;&quot;CHERRY&quot;; IF([.H137]=&quot;s&quot;;&quot;PLUM&quot;; IF([.H137]=&quot;g&quot;;&quot;GRAPE&quot;; IF([.H137]=&quot;l&quot;;&quot;LEMON&quot;; IF([.H137]=&quot;d&quot;;&quot;WATERMELON&quot;; &quot;&quot; ) ) ) ) ) ) ) )">
            <text:p/>
          </table:table-cell>
          <table:table-cell table:formula="of:=IF([.I137]=7;&quot;SEVEN&quot;; IF([.I137]=&quot;z&quot;;&quot;STAR&quot;; IF([.I137]=&quot;p&quot;;&quot;ORANGE&quot;; IF([.I137]=&quot;c&quot;;&quot;CHERRY&quot;; IF([.I137]=&quot;s&quot;;&quot;PLUM&quot;; IF([.I137]=&quot;g&quot;;&quot;GRAPE&quot;; IF([.I137]=&quot;l&quot;;&quot;LEMON&quot;; IF([.I137]=&quot;d&quot;;&quot;WATERMELON&quot;; &quot;&quot; ) ) ) ) ) ) ) )">
            <text:p/>
          </table:table-cell>
          <table:table-cell table:formula="of:=IF([.J137]=7;&quot;SEVEN&quot;; IF([.J137]=&quot;z&quot;;&quot;STAR&quot;; IF([.J137]=&quot;p&quot;;&quot;ORANGE&quot;; IF([.J137]=&quot;c&quot;;&quot;CHERRY&quot;; IF([.J137]=&quot;s&quot;;&quot;PLUM&quot;; IF([.J137]=&quot;g&quot;;&quot;GRAPE&quot;; IF([.J137]=&quot;l&quot;;&quot;LEMON&quot;; IF([.J137]=&quot;d&quot;;&quot;WATERMELON&quot;; &quot;&quot; ) ) ) ) ) ) ) )">
            <text:p/>
          </table:table-cell>
          <table:table-cell table:formula="of:=IF([.K137]=7;&quot;SEVEN&quot;; IF([.K137]=&quot;z&quot;;&quot;STAR&quot;; IF([.K137]=&quot;p&quot;;&quot;ORANGE&quot;; IF([.K137]=&quot;c&quot;;&quot;CHERRY&quot;; IF([.K137]=&quot;s&quot;;&quot;PLUM&quot;; IF([.K137]=&quot;g&quot;;&quot;GRAPE&quot;; IF([.K137]=&quot;l&quot;;&quot;LEMON&quot;; IF([.K137]=&quot;d&quot;;&quot;WATERMELON&quot;; &quot;&quot; ) ) ) ) ) ) ) )" office:value-type="string" office:string-value="LEMON" calcext:value-type="string">
            <text:p>LEMON</text:p>
          </table:table-cell>
          <table:table-cell table:number-columns-repeated="5"/>
          <table:table-cell office:value-type="string" calcext:value-type="string">
            <text:p>l</text:p>
          </table:table-cell>
        </table:table-row>
        <table:table-row table:style-name="ro1">
          <table:table-cell table:formula="of:=IF([.G138]=7;&quot;SEVEN&quot;; IF([.G138]=&quot;z&quot;;&quot;STAR&quot;; IF([.G138]=&quot;p&quot;;&quot;ORANGE&quot;; IF([.G138]=&quot;c&quot;;&quot;CHERRY&quot;; IF([.G138]=&quot;s&quot;;&quot;PLUM&quot;; IF([.G138]=&quot;g&quot;;&quot;GRAPE&quot;; IF([.G138]=&quot;l&quot;;&quot;LEMON&quot;; IF([.G138]=&quot;d&quot;;&quot;WATERMELON&quot;; &quot;&quot; ) ) ) ) ) ) ) )">
            <text:p/>
          </table:table-cell>
          <table:table-cell table:formula="of:=IF([.H138]=7;&quot;SEVEN&quot;; IF([.H138]=&quot;z&quot;;&quot;STAR&quot;; IF([.H138]=&quot;p&quot;;&quot;ORANGE&quot;; IF([.H138]=&quot;c&quot;;&quot;CHERRY&quot;; IF([.H138]=&quot;s&quot;;&quot;PLUM&quot;; IF([.H138]=&quot;g&quot;;&quot;GRAPE&quot;; IF([.H138]=&quot;l&quot;;&quot;LEMON&quot;; IF([.H138]=&quot;d&quot;;&quot;WATERMELON&quot;; &quot;&quot; ) ) ) ) ) ) ) )">
            <text:p/>
          </table:table-cell>
          <table:table-cell table:formula="of:=IF([.I138]=7;&quot;SEVEN&quot;; IF([.I138]=&quot;z&quot;;&quot;STAR&quot;; IF([.I138]=&quot;p&quot;;&quot;ORANGE&quot;; IF([.I138]=&quot;c&quot;;&quot;CHERRY&quot;; IF([.I138]=&quot;s&quot;;&quot;PLUM&quot;; IF([.I138]=&quot;g&quot;;&quot;GRAPE&quot;; IF([.I138]=&quot;l&quot;;&quot;LEMON&quot;; IF([.I138]=&quot;d&quot;;&quot;WATERMELON&quot;; &quot;&quot; ) ) ) ) ) ) ) )">
            <text:p/>
          </table:table-cell>
          <table:table-cell table:formula="of:=IF([.J138]=7;&quot;SEVEN&quot;; IF([.J138]=&quot;z&quot;;&quot;STAR&quot;; IF([.J138]=&quot;p&quot;;&quot;ORANGE&quot;; IF([.J138]=&quot;c&quot;;&quot;CHERRY&quot;; IF([.J138]=&quot;s&quot;;&quot;PLUM&quot;; IF([.J138]=&quot;g&quot;;&quot;GRAPE&quot;; IF([.J138]=&quot;l&quot;;&quot;LEMON&quot;; IF([.J138]=&quot;d&quot;;&quot;WATERMELON&quot;; &quot;&quot; ) ) ) ) ) ) ) )">
            <text:p/>
          </table:table-cell>
          <table:table-cell table:formula="of:=IF([.K138]=7;&quot;SEVEN&quot;; IF([.K138]=&quot;z&quot;;&quot;STAR&quot;; IF([.K138]=&quot;p&quot;;&quot;ORANGE&quot;; IF([.K138]=&quot;c&quot;;&quot;CHERRY&quot;; IF([.K138]=&quot;s&quot;;&quot;PLUM&quot;; IF([.K138]=&quot;g&quot;;&quot;GRAPE&quot;; IF([.K138]=&quot;l&quot;;&quot;LEMON&quot;; IF([.K138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1">
          <table:table-cell table:formula="of:=IF([.G139]=7;&quot;SEVEN&quot;; IF([.G139]=&quot;z&quot;;&quot;STAR&quot;; IF([.G139]=&quot;p&quot;;&quot;ORANGE&quot;; IF([.G139]=&quot;c&quot;;&quot;CHERRY&quot;; IF([.G139]=&quot;s&quot;;&quot;PLUM&quot;; IF([.G139]=&quot;g&quot;;&quot;GRAPE&quot;; IF([.G139]=&quot;l&quot;;&quot;LEMON&quot;; IF([.G139]=&quot;d&quot;;&quot;WATERMELON&quot;; &quot;&quot; ) ) ) ) ) ) ) )">
            <text:p/>
          </table:table-cell>
          <table:table-cell table:formula="of:=IF([.H139]=7;&quot;SEVEN&quot;; IF([.H139]=&quot;z&quot;;&quot;STAR&quot;; IF([.H139]=&quot;p&quot;;&quot;ORANGE&quot;; IF([.H139]=&quot;c&quot;;&quot;CHERRY&quot;; IF([.H139]=&quot;s&quot;;&quot;PLUM&quot;; IF([.H139]=&quot;g&quot;;&quot;GRAPE&quot;; IF([.H139]=&quot;l&quot;;&quot;LEMON&quot;; IF([.H139]=&quot;d&quot;;&quot;WATERMELON&quot;; &quot;&quot; ) ) ) ) ) ) ) )">
            <text:p/>
          </table:table-cell>
          <table:table-cell table:formula="of:=IF([.I139]=7;&quot;SEVEN&quot;; IF([.I139]=&quot;z&quot;;&quot;STAR&quot;; IF([.I139]=&quot;p&quot;;&quot;ORANGE&quot;; IF([.I139]=&quot;c&quot;;&quot;CHERRY&quot;; IF([.I139]=&quot;s&quot;;&quot;PLUM&quot;; IF([.I139]=&quot;g&quot;;&quot;GRAPE&quot;; IF([.I139]=&quot;l&quot;;&quot;LEMON&quot;; IF([.I139]=&quot;d&quot;;&quot;WATERMELON&quot;; &quot;&quot; ) ) ) ) ) ) ) )">
            <text:p/>
          </table:table-cell>
          <table:table-cell table:formula="of:=IF([.J139]=7;&quot;SEVEN&quot;; IF([.J139]=&quot;z&quot;;&quot;STAR&quot;; IF([.J139]=&quot;p&quot;;&quot;ORANGE&quot;; IF([.J139]=&quot;c&quot;;&quot;CHERRY&quot;; IF([.J139]=&quot;s&quot;;&quot;PLUM&quot;; IF([.J139]=&quot;g&quot;;&quot;GRAPE&quot;; IF([.J139]=&quot;l&quot;;&quot;LEMON&quot;; IF([.J139]=&quot;d&quot;;&quot;WATERMELON&quot;; &quot;&quot; ) ) ) ) ) ) ) )">
            <text:p/>
          </table:table-cell>
          <table:table-cell table:formula="of:=IF([.K139]=7;&quot;SEVEN&quot;; IF([.K139]=&quot;z&quot;;&quot;STAR&quot;; IF([.K139]=&quot;p&quot;;&quot;ORANGE&quot;; IF([.K139]=&quot;c&quot;;&quot;CHERRY&quot;; IF([.K139]=&quot;s&quot;;&quot;PLUM&quot;; IF([.K139]=&quot;g&quot;;&quot;GRAPE&quot;; IF([.K139]=&quot;l&quot;;&quot;LEMON&quot;; IF([.K139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1">
          <table:table-cell table:formula="of:=IF([.G140]=7;&quot;SEVEN&quot;; IF([.G140]=&quot;z&quot;;&quot;STAR&quot;; IF([.G140]=&quot;p&quot;;&quot;ORANGE&quot;; IF([.G140]=&quot;c&quot;;&quot;CHERRY&quot;; IF([.G140]=&quot;s&quot;;&quot;PLUM&quot;; IF([.G140]=&quot;g&quot;;&quot;GRAPE&quot;; IF([.G140]=&quot;l&quot;;&quot;LEMON&quot;; IF([.G140]=&quot;d&quot;;&quot;WATERMELON&quot;; &quot;&quot; ) ) ) ) ) ) ) )">
            <text:p/>
          </table:table-cell>
          <table:table-cell table:formula="of:=IF([.H140]=7;&quot;SEVEN&quot;; IF([.H140]=&quot;z&quot;;&quot;STAR&quot;; IF([.H140]=&quot;p&quot;;&quot;ORANGE&quot;; IF([.H140]=&quot;c&quot;;&quot;CHERRY&quot;; IF([.H140]=&quot;s&quot;;&quot;PLUM&quot;; IF([.H140]=&quot;g&quot;;&quot;GRAPE&quot;; IF([.H140]=&quot;l&quot;;&quot;LEMON&quot;; IF([.H140]=&quot;d&quot;;&quot;WATERMELON&quot;; &quot;&quot; ) ) ) ) ) ) ) )">
            <text:p/>
          </table:table-cell>
          <table:table-cell table:formula="of:=IF([.I140]=7;&quot;SEVEN&quot;; IF([.I140]=&quot;z&quot;;&quot;STAR&quot;; IF([.I140]=&quot;p&quot;;&quot;ORANGE&quot;; IF([.I140]=&quot;c&quot;;&quot;CHERRY&quot;; IF([.I140]=&quot;s&quot;;&quot;PLUM&quot;; IF([.I140]=&quot;g&quot;;&quot;GRAPE&quot;; IF([.I140]=&quot;l&quot;;&quot;LEMON&quot;; IF([.I140]=&quot;d&quot;;&quot;WATERMELON&quot;; &quot;&quot; ) ) ) ) ) ) ) )">
            <text:p/>
          </table:table-cell>
          <table:table-cell table:formula="of:=IF([.J140]=7;&quot;SEVEN&quot;; IF([.J140]=&quot;z&quot;;&quot;STAR&quot;; IF([.J140]=&quot;p&quot;;&quot;ORANGE&quot;; IF([.J140]=&quot;c&quot;;&quot;CHERRY&quot;; IF([.J140]=&quot;s&quot;;&quot;PLUM&quot;; IF([.J140]=&quot;g&quot;;&quot;GRAPE&quot;; IF([.J140]=&quot;l&quot;;&quot;LEMON&quot;; IF([.J140]=&quot;d&quot;;&quot;WATERMELON&quot;; &quot;&quot; ) ) ) ) ) ) ) )">
            <text:p/>
          </table:table-cell>
          <table:table-cell table:formula="of:=IF([.K140]=7;&quot;SEVEN&quot;; IF([.K140]=&quot;z&quot;;&quot;STAR&quot;; IF([.K140]=&quot;p&quot;;&quot;ORANGE&quot;; IF([.K140]=&quot;c&quot;;&quot;CHERRY&quot;; IF([.K140]=&quot;s&quot;;&quot;PLUM&quot;; IF([.K140]=&quot;g&quot;;&quot;GRAPE&quot;; IF([.K140]=&quot;l&quot;;&quot;LEMON&quot;; IF([.K140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1">
          <table:table-cell table:formula="of:=IF([.G141]=7;&quot;SEVEN&quot;; IF([.G141]=&quot;z&quot;;&quot;STAR&quot;; IF([.G141]=&quot;p&quot;;&quot;ORANGE&quot;; IF([.G141]=&quot;c&quot;;&quot;CHERRY&quot;; IF([.G141]=&quot;s&quot;;&quot;PLUM&quot;; IF([.G141]=&quot;g&quot;;&quot;GRAPE&quot;; IF([.G141]=&quot;l&quot;;&quot;LEMON&quot;; IF([.G141]=&quot;d&quot;;&quot;WATERMELON&quot;; &quot;&quot; ) ) ) ) ) ) ) )">
            <text:p/>
          </table:table-cell>
          <table:table-cell table:formula="of:=IF([.H141]=7;&quot;SEVEN&quot;; IF([.H141]=&quot;z&quot;;&quot;STAR&quot;; IF([.H141]=&quot;p&quot;;&quot;ORANGE&quot;; IF([.H141]=&quot;c&quot;;&quot;CHERRY&quot;; IF([.H141]=&quot;s&quot;;&quot;PLUM&quot;; IF([.H141]=&quot;g&quot;;&quot;GRAPE&quot;; IF([.H141]=&quot;l&quot;;&quot;LEMON&quot;; IF([.H141]=&quot;d&quot;;&quot;WATERMELON&quot;; &quot;&quot; ) ) ) ) ) ) ) )">
            <text:p/>
          </table:table-cell>
          <table:table-cell table:formula="of:=IF([.I141]=7;&quot;SEVEN&quot;; IF([.I141]=&quot;z&quot;;&quot;STAR&quot;; IF([.I141]=&quot;p&quot;;&quot;ORANGE&quot;; IF([.I141]=&quot;c&quot;;&quot;CHERRY&quot;; IF([.I141]=&quot;s&quot;;&quot;PLUM&quot;; IF([.I141]=&quot;g&quot;;&quot;GRAPE&quot;; IF([.I141]=&quot;l&quot;;&quot;LEMON&quot;; IF([.I141]=&quot;d&quot;;&quot;WATERMELON&quot;; &quot;&quot; ) ) ) ) ) ) ) )">
            <text:p/>
          </table:table-cell>
          <table:table-cell table:formula="of:=IF([.J141]=7;&quot;SEVEN&quot;; IF([.J141]=&quot;z&quot;;&quot;STAR&quot;; IF([.J141]=&quot;p&quot;;&quot;ORANGE&quot;; IF([.J141]=&quot;c&quot;;&quot;CHERRY&quot;; IF([.J141]=&quot;s&quot;;&quot;PLUM&quot;; IF([.J141]=&quot;g&quot;;&quot;GRAPE&quot;; IF([.J141]=&quot;l&quot;;&quot;LEMON&quot;; IF([.J141]=&quot;d&quot;;&quot;WATERMELON&quot;; &quot;&quot; ) ) ) ) ) ) ) )">
            <text:p/>
          </table:table-cell>
          <table:table-cell table:formula="of:=IF([.K141]=7;&quot;SEVEN&quot;; IF([.K141]=&quot;z&quot;;&quot;STAR&quot;; IF([.K141]=&quot;p&quot;;&quot;ORANGE&quot;; IF([.K141]=&quot;c&quot;;&quot;CHERRY&quot;; IF([.K141]=&quot;s&quot;;&quot;PLUM&quot;; IF([.K141]=&quot;g&quot;;&quot;GRAPE&quot;; IF([.K141]=&quot;l&quot;;&quot;LEMON&quot;; IF([.K141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1">
          <table:table-cell table:formula="of:=IF([.G142]=7;&quot;SEVEN&quot;; IF([.G142]=&quot;z&quot;;&quot;STAR&quot;; IF([.G142]=&quot;p&quot;;&quot;ORANGE&quot;; IF([.G142]=&quot;c&quot;;&quot;CHERRY&quot;; IF([.G142]=&quot;s&quot;;&quot;PLUM&quot;; IF([.G142]=&quot;g&quot;;&quot;GRAPE&quot;; IF([.G142]=&quot;l&quot;;&quot;LEMON&quot;; IF([.G142]=&quot;d&quot;;&quot;WATERMELON&quot;; &quot;&quot; ) ) ) ) ) ) ) )">
            <text:p/>
          </table:table-cell>
          <table:table-cell table:formula="of:=IF([.H142]=7;&quot;SEVEN&quot;; IF([.H142]=&quot;z&quot;;&quot;STAR&quot;; IF([.H142]=&quot;p&quot;;&quot;ORANGE&quot;; IF([.H142]=&quot;c&quot;;&quot;CHERRY&quot;; IF([.H142]=&quot;s&quot;;&quot;PLUM&quot;; IF([.H142]=&quot;g&quot;;&quot;GRAPE&quot;; IF([.H142]=&quot;l&quot;;&quot;LEMON&quot;; IF([.H142]=&quot;d&quot;;&quot;WATERMELON&quot;; &quot;&quot; ) ) ) ) ) ) ) )">
            <text:p/>
          </table:table-cell>
          <table:table-cell table:formula="of:=IF([.I142]=7;&quot;SEVEN&quot;; IF([.I142]=&quot;z&quot;;&quot;STAR&quot;; IF([.I142]=&quot;p&quot;;&quot;ORANGE&quot;; IF([.I142]=&quot;c&quot;;&quot;CHERRY&quot;; IF([.I142]=&quot;s&quot;;&quot;PLUM&quot;; IF([.I142]=&quot;g&quot;;&quot;GRAPE&quot;; IF([.I142]=&quot;l&quot;;&quot;LEMON&quot;; IF([.I142]=&quot;d&quot;;&quot;WATERMELON&quot;; &quot;&quot; ) ) ) ) ) ) ) )">
            <text:p/>
          </table:table-cell>
          <table:table-cell table:formula="of:=IF([.J142]=7;&quot;SEVEN&quot;; IF([.J142]=&quot;z&quot;;&quot;STAR&quot;; IF([.J142]=&quot;p&quot;;&quot;ORANGE&quot;; IF([.J142]=&quot;c&quot;;&quot;CHERRY&quot;; IF([.J142]=&quot;s&quot;;&quot;PLUM&quot;; IF([.J142]=&quot;g&quot;;&quot;GRAPE&quot;; IF([.J142]=&quot;l&quot;;&quot;LEMON&quot;; IF([.J142]=&quot;d&quot;;&quot;WATERMELON&quot;; &quot;&quot; ) ) ) ) ) ) ) )">
            <text:p/>
          </table:table-cell>
          <table:table-cell table:formula="of:=IF([.K142]=7;&quot;SEVEN&quot;; IF([.K142]=&quot;z&quot;;&quot;STAR&quot;; IF([.K142]=&quot;p&quot;;&quot;ORANGE&quot;; IF([.K142]=&quot;c&quot;;&quot;CHERRY&quot;; IF([.K142]=&quot;s&quot;;&quot;PLUM&quot;; IF([.K142]=&quot;g&quot;;&quot;GRAPE&quot;; IF([.K142]=&quot;l&quot;;&quot;LEMON&quot;; IF([.K142]=&quot;d&quot;;&quot;WATERMELON&quot;; &quot;&quot; ) ) ) ) ) ) ) )" office:value-type="string" office:string-value="GRAPE" calcext:value-type="string">
            <text:p>GRAPE</text:p>
          </table:table-cell>
          <table:table-cell table:number-columns-repeated="5"/>
          <table:table-cell office:value-type="string" calcext:value-type="string">
            <text:p>g</text:p>
          </table:table-cell>
        </table:table-row>
        <table:table-row table:style-name="ro1">
          <table:table-cell table:formula="of:=IF([.G143]=7;&quot;SEVEN&quot;; IF([.G143]=&quot;z&quot;;&quot;STAR&quot;; IF([.G143]=&quot;p&quot;;&quot;ORANGE&quot;; IF([.G143]=&quot;c&quot;;&quot;CHERRY&quot;; IF([.G143]=&quot;s&quot;;&quot;PLUM&quot;; IF([.G143]=&quot;g&quot;;&quot;GRAPE&quot;; IF([.G143]=&quot;l&quot;;&quot;LEMON&quot;; IF([.G143]=&quot;d&quot;;&quot;WATERMELON&quot;; &quot;&quot; ) ) ) ) ) ) ) )">
            <text:p/>
          </table:table-cell>
          <table:table-cell table:formula="of:=IF([.H143]=7;&quot;SEVEN&quot;; IF([.H143]=&quot;z&quot;;&quot;STAR&quot;; IF([.H143]=&quot;p&quot;;&quot;ORANGE&quot;; IF([.H143]=&quot;c&quot;;&quot;CHERRY&quot;; IF([.H143]=&quot;s&quot;;&quot;PLUM&quot;; IF([.H143]=&quot;g&quot;;&quot;GRAPE&quot;; IF([.H143]=&quot;l&quot;;&quot;LEMON&quot;; IF([.H143]=&quot;d&quot;;&quot;WATERMELON&quot;; &quot;&quot; ) ) ) ) ) ) ) )">
            <text:p/>
          </table:table-cell>
          <table:table-cell table:formula="of:=IF([.I143]=7;&quot;SEVEN&quot;; IF([.I143]=&quot;z&quot;;&quot;STAR&quot;; IF([.I143]=&quot;p&quot;;&quot;ORANGE&quot;; IF([.I143]=&quot;c&quot;;&quot;CHERRY&quot;; IF([.I143]=&quot;s&quot;;&quot;PLUM&quot;; IF([.I143]=&quot;g&quot;;&quot;GRAPE&quot;; IF([.I143]=&quot;l&quot;;&quot;LEMON&quot;; IF([.I143]=&quot;d&quot;;&quot;WATERMELON&quot;; &quot;&quot; ) ) ) ) ) ) ) )">
            <text:p/>
          </table:table-cell>
          <table:table-cell table:formula="of:=IF([.J143]=7;&quot;SEVEN&quot;; IF([.J143]=&quot;z&quot;;&quot;STAR&quot;; IF([.J143]=&quot;p&quot;;&quot;ORANGE&quot;; IF([.J143]=&quot;c&quot;;&quot;CHERRY&quot;; IF([.J143]=&quot;s&quot;;&quot;PLUM&quot;; IF([.J143]=&quot;g&quot;;&quot;GRAPE&quot;; IF([.J143]=&quot;l&quot;;&quot;LEMON&quot;; IF([.J143]=&quot;d&quot;;&quot;WATERMELON&quot;; &quot;&quot; ) ) ) ) ) ) ) )">
            <text:p/>
          </table:table-cell>
          <table:table-cell table:formula="of:=IF([.K143]=7;&quot;SEVEN&quot;; IF([.K143]=&quot;z&quot;;&quot;STAR&quot;; IF([.K143]=&quot;p&quot;;&quot;ORANGE&quot;; IF([.K143]=&quot;c&quot;;&quot;CHERRY&quot;; IF([.K143]=&quot;s&quot;;&quot;PLUM&quot;; IF([.K143]=&quot;g&quot;;&quot;GRAPE&quot;; IF([.K143]=&quot;l&quot;;&quot;LEMON&quot;; IF([.K143]=&quot;d&quot;;&quot;WATERMELON&quot;; &quot;&quot; ) ) ) ) ) ) ) )" office:value-type="string" office:string-value="GRAPE" calcext:value-type="string">
            <text:p>GRAPE</text:p>
          </table:table-cell>
          <table:table-cell table:number-columns-repeated="5"/>
          <table:table-cell office:value-type="string" calcext:value-type="string">
            <text:p>g</text:p>
          </table:table-cell>
        </table:table-row>
        <table:table-row table:style-name="ro1">
          <table:table-cell table:formula="of:=IF([.G144]=7;&quot;SEVEN&quot;; IF([.G144]=&quot;z&quot;;&quot;STAR&quot;; IF([.G144]=&quot;p&quot;;&quot;ORANGE&quot;; IF([.G144]=&quot;c&quot;;&quot;CHERRY&quot;; IF([.G144]=&quot;s&quot;;&quot;PLUM&quot;; IF([.G144]=&quot;g&quot;;&quot;GRAPE&quot;; IF([.G144]=&quot;l&quot;;&quot;LEMON&quot;; IF([.G144]=&quot;d&quot;;&quot;WATERMELON&quot;; &quot;&quot; ) ) ) ) ) ) ) )">
            <text:p/>
          </table:table-cell>
          <table:table-cell table:formula="of:=IF([.H144]=7;&quot;SEVEN&quot;; IF([.H144]=&quot;z&quot;;&quot;STAR&quot;; IF([.H144]=&quot;p&quot;;&quot;ORANGE&quot;; IF([.H144]=&quot;c&quot;;&quot;CHERRY&quot;; IF([.H144]=&quot;s&quot;;&quot;PLUM&quot;; IF([.H144]=&quot;g&quot;;&quot;GRAPE&quot;; IF([.H144]=&quot;l&quot;;&quot;LEMON&quot;; IF([.H144]=&quot;d&quot;;&quot;WATERMELON&quot;; &quot;&quot; ) ) ) ) ) ) ) )">
            <text:p/>
          </table:table-cell>
          <table:table-cell table:formula="of:=IF([.I144]=7;&quot;SEVEN&quot;; IF([.I144]=&quot;z&quot;;&quot;STAR&quot;; IF([.I144]=&quot;p&quot;;&quot;ORANGE&quot;; IF([.I144]=&quot;c&quot;;&quot;CHERRY&quot;; IF([.I144]=&quot;s&quot;;&quot;PLUM&quot;; IF([.I144]=&quot;g&quot;;&quot;GRAPE&quot;; IF([.I144]=&quot;l&quot;;&quot;LEMON&quot;; IF([.I144]=&quot;d&quot;;&quot;WATERMELON&quot;; &quot;&quot; ) ) ) ) ) ) ) )">
            <text:p/>
          </table:table-cell>
          <table:table-cell table:formula="of:=IF([.J144]=7;&quot;SEVEN&quot;; IF([.J144]=&quot;z&quot;;&quot;STAR&quot;; IF([.J144]=&quot;p&quot;;&quot;ORANGE&quot;; IF([.J144]=&quot;c&quot;;&quot;CHERRY&quot;; IF([.J144]=&quot;s&quot;;&quot;PLUM&quot;; IF([.J144]=&quot;g&quot;;&quot;GRAPE&quot;; IF([.J144]=&quot;l&quot;;&quot;LEMON&quot;; IF([.J144]=&quot;d&quot;;&quot;WATERMELON&quot;; &quot;&quot; ) ) ) ) ) ) ) )">
            <text:p/>
          </table:table-cell>
          <table:table-cell table:formula="of:=IF([.K144]=7;&quot;SEVEN&quot;; IF([.K144]=&quot;z&quot;;&quot;STAR&quot;; IF([.K144]=&quot;p&quot;;&quot;ORANGE&quot;; IF([.K144]=&quot;c&quot;;&quot;CHERRY&quot;; IF([.K144]=&quot;s&quot;;&quot;PLUM&quot;; IF([.K144]=&quot;g&quot;;&quot;GRAPE&quot;; IF([.K144]=&quot;l&quot;;&quot;LEMON&quot;; IF([.K144]=&quot;d&quot;;&quot;WATERMELON&quot;; &quot;&quot; ) ) ) ) ) ) ) )" office:value-type="string" office:string-value="GRAPE" calcext:value-type="string">
            <text:p>GRAPE</text:p>
          </table:table-cell>
          <table:table-cell table:number-columns-repeated="5"/>
          <table:table-cell office:value-type="string" calcext:value-type="string">
            <text:p>g</text:p>
          </table:table-cell>
        </table:table-row>
        <table:table-row table:style-name="ro1">
          <table:table-cell table:formula="of:=IF([.G145]=7;&quot;SEVEN&quot;; IF([.G145]=&quot;z&quot;;&quot;STAR&quot;; IF([.G145]=&quot;p&quot;;&quot;ORANGE&quot;; IF([.G145]=&quot;c&quot;;&quot;CHERRY&quot;; IF([.G145]=&quot;s&quot;;&quot;PLUM&quot;; IF([.G145]=&quot;g&quot;;&quot;GRAPE&quot;; IF([.G145]=&quot;l&quot;;&quot;LEMON&quot;; IF([.G145]=&quot;d&quot;;&quot;WATERMELON&quot;; &quot;&quot; ) ) ) ) ) ) ) )">
            <text:p/>
          </table:table-cell>
          <table:table-cell table:formula="of:=IF([.H145]=7;&quot;SEVEN&quot;; IF([.H145]=&quot;z&quot;;&quot;STAR&quot;; IF([.H145]=&quot;p&quot;;&quot;ORANGE&quot;; IF([.H145]=&quot;c&quot;;&quot;CHERRY&quot;; IF([.H145]=&quot;s&quot;;&quot;PLUM&quot;; IF([.H145]=&quot;g&quot;;&quot;GRAPE&quot;; IF([.H145]=&quot;l&quot;;&quot;LEMON&quot;; IF([.H145]=&quot;d&quot;;&quot;WATERMELON&quot;; &quot;&quot; ) ) ) ) ) ) ) )">
            <text:p/>
          </table:table-cell>
          <table:table-cell table:formula="of:=IF([.I145]=7;&quot;SEVEN&quot;; IF([.I145]=&quot;z&quot;;&quot;STAR&quot;; IF([.I145]=&quot;p&quot;;&quot;ORANGE&quot;; IF([.I145]=&quot;c&quot;;&quot;CHERRY&quot;; IF([.I145]=&quot;s&quot;;&quot;PLUM&quot;; IF([.I145]=&quot;g&quot;;&quot;GRAPE&quot;; IF([.I145]=&quot;l&quot;;&quot;LEMON&quot;; IF([.I145]=&quot;d&quot;;&quot;WATERMELON&quot;; &quot;&quot; ) ) ) ) ) ) ) )">
            <text:p/>
          </table:table-cell>
          <table:table-cell table:formula="of:=IF([.J145]=7;&quot;SEVEN&quot;; IF([.J145]=&quot;z&quot;;&quot;STAR&quot;; IF([.J145]=&quot;p&quot;;&quot;ORANGE&quot;; IF([.J145]=&quot;c&quot;;&quot;CHERRY&quot;; IF([.J145]=&quot;s&quot;;&quot;PLUM&quot;; IF([.J145]=&quot;g&quot;;&quot;GRAPE&quot;; IF([.J145]=&quot;l&quot;;&quot;LEMON&quot;; IF([.J145]=&quot;d&quot;;&quot;WATERMELON&quot;; &quot;&quot; ) ) ) ) ) ) ) )">
            <text:p/>
          </table:table-cell>
          <table:table-cell table:formula="of:=IF([.K145]=7;&quot;SEVEN&quot;; IF([.K145]=&quot;z&quot;;&quot;STAR&quot;; IF([.K145]=&quot;p&quot;;&quot;ORANGE&quot;; IF([.K145]=&quot;c&quot;;&quot;CHERRY&quot;; IF([.K145]=&quot;s&quot;;&quot;PLUM&quot;; IF([.K145]=&quot;g&quot;;&quot;GRAPE&quot;; IF([.K145]=&quot;l&quot;;&quot;LEMON&quot;; IF([.K145]=&quot;d&quot;;&quot;WATERMELON&quot;; &quot;&quot; ) ) ) ) ) ) ) )" office:value-type="string" office:string-value="GRAPE" calcext:value-type="string">
            <text:p>GRAPE</text:p>
          </table:table-cell>
          <table:table-cell table:number-columns-repeated="5"/>
          <table:table-cell office:value-type="string" calcext:value-type="string">
            <text:p>g</text:p>
          </table:table-cell>
        </table:table-row>
        <table:table-row table:style-name="ro1">
          <table:table-cell table:formula="of:=IF([.G146]=7;&quot;SEVEN&quot;; IF([.G146]=&quot;z&quot;;&quot;STAR&quot;; IF([.G146]=&quot;p&quot;;&quot;ORANGE&quot;; IF([.G146]=&quot;c&quot;;&quot;CHERRY&quot;; IF([.G146]=&quot;s&quot;;&quot;PLUM&quot;; IF([.G146]=&quot;g&quot;;&quot;GRAPE&quot;; IF([.G146]=&quot;l&quot;;&quot;LEMON&quot;; IF([.G146]=&quot;d&quot;;&quot;WATERMELON&quot;; &quot;&quot; ) ) ) ) ) ) ) )">
            <text:p/>
          </table:table-cell>
          <table:table-cell table:formula="of:=IF([.H146]=7;&quot;SEVEN&quot;; IF([.H146]=&quot;z&quot;;&quot;STAR&quot;; IF([.H146]=&quot;p&quot;;&quot;ORANGE&quot;; IF([.H146]=&quot;c&quot;;&quot;CHERRY&quot;; IF([.H146]=&quot;s&quot;;&quot;PLUM&quot;; IF([.H146]=&quot;g&quot;;&quot;GRAPE&quot;; IF([.H146]=&quot;l&quot;;&quot;LEMON&quot;; IF([.H146]=&quot;d&quot;;&quot;WATERMELON&quot;; &quot;&quot; ) ) ) ) ) ) ) )">
            <text:p/>
          </table:table-cell>
          <table:table-cell table:formula="of:=IF([.I146]=7;&quot;SEVEN&quot;; IF([.I146]=&quot;z&quot;;&quot;STAR&quot;; IF([.I146]=&quot;p&quot;;&quot;ORANGE&quot;; IF([.I146]=&quot;c&quot;;&quot;CHERRY&quot;; IF([.I146]=&quot;s&quot;;&quot;PLUM&quot;; IF([.I146]=&quot;g&quot;;&quot;GRAPE&quot;; IF([.I146]=&quot;l&quot;;&quot;LEMON&quot;; IF([.I146]=&quot;d&quot;;&quot;WATERMELON&quot;; &quot;&quot; ) ) ) ) ) ) ) )">
            <text:p/>
          </table:table-cell>
          <table:table-cell table:formula="of:=IF([.J146]=7;&quot;SEVEN&quot;; IF([.J146]=&quot;z&quot;;&quot;STAR&quot;; IF([.J146]=&quot;p&quot;;&quot;ORANGE&quot;; IF([.J146]=&quot;c&quot;;&quot;CHERRY&quot;; IF([.J146]=&quot;s&quot;;&quot;PLUM&quot;; IF([.J146]=&quot;g&quot;;&quot;GRAPE&quot;; IF([.J146]=&quot;l&quot;;&quot;LEMON&quot;; IF([.J146]=&quot;d&quot;;&quot;WATERMELON&quot;; &quot;&quot; ) ) ) ) ) ) ) )">
            <text:p/>
          </table:table-cell>
          <table:table-cell table:formula="of:=IF([.K146]=7;&quot;SEVEN&quot;; IF([.K146]=&quot;z&quot;;&quot;STAR&quot;; IF([.K146]=&quot;p&quot;;&quot;ORANGE&quot;; IF([.K146]=&quot;c&quot;;&quot;CHERRY&quot;; IF([.K146]=&quot;s&quot;;&quot;PLUM&quot;; IF([.K146]=&quot;g&quot;;&quot;GRAPE&quot;; IF([.K146]=&quot;l&quot;;&quot;LEMON&quot;; IF([.K146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5"/>
          <table:table-cell office:value-type="string" calcext:value-type="string">
            <text:p>c</text:p>
          </table:table-cell>
        </table:table-row>
        <table:table-row table:style-name="ro1">
          <table:table-cell table:formula="of:=IF([.G147]=7;&quot;SEVEN&quot;; IF([.G147]=&quot;z&quot;;&quot;STAR&quot;; IF([.G147]=&quot;p&quot;;&quot;ORANGE&quot;; IF([.G147]=&quot;c&quot;;&quot;CHERRY&quot;; IF([.G147]=&quot;s&quot;;&quot;PLUM&quot;; IF([.G147]=&quot;g&quot;;&quot;GRAPE&quot;; IF([.G147]=&quot;l&quot;;&quot;LEMON&quot;; IF([.G147]=&quot;d&quot;;&quot;WATERMELON&quot;; &quot;&quot; ) ) ) ) ) ) ) )">
            <text:p/>
          </table:table-cell>
          <table:table-cell table:formula="of:=IF([.H147]=7;&quot;SEVEN&quot;; IF([.H147]=&quot;z&quot;;&quot;STAR&quot;; IF([.H147]=&quot;p&quot;;&quot;ORANGE&quot;; IF([.H147]=&quot;c&quot;;&quot;CHERRY&quot;; IF([.H147]=&quot;s&quot;;&quot;PLUM&quot;; IF([.H147]=&quot;g&quot;;&quot;GRAPE&quot;; IF([.H147]=&quot;l&quot;;&quot;LEMON&quot;; IF([.H147]=&quot;d&quot;;&quot;WATERMELON&quot;; &quot;&quot; ) ) ) ) ) ) ) )">
            <text:p/>
          </table:table-cell>
          <table:table-cell table:formula="of:=IF([.I147]=7;&quot;SEVEN&quot;; IF([.I147]=&quot;z&quot;;&quot;STAR&quot;; IF([.I147]=&quot;p&quot;;&quot;ORANGE&quot;; IF([.I147]=&quot;c&quot;;&quot;CHERRY&quot;; IF([.I147]=&quot;s&quot;;&quot;PLUM&quot;; IF([.I147]=&quot;g&quot;;&quot;GRAPE&quot;; IF([.I147]=&quot;l&quot;;&quot;LEMON&quot;; IF([.I147]=&quot;d&quot;;&quot;WATERMELON&quot;; &quot;&quot; ) ) ) ) ) ) ) )">
            <text:p/>
          </table:table-cell>
          <table:table-cell table:formula="of:=IF([.J147]=7;&quot;SEVEN&quot;; IF([.J147]=&quot;z&quot;;&quot;STAR&quot;; IF([.J147]=&quot;p&quot;;&quot;ORANGE&quot;; IF([.J147]=&quot;c&quot;;&quot;CHERRY&quot;; IF([.J147]=&quot;s&quot;;&quot;PLUM&quot;; IF([.J147]=&quot;g&quot;;&quot;GRAPE&quot;; IF([.J147]=&quot;l&quot;;&quot;LEMON&quot;; IF([.J147]=&quot;d&quot;;&quot;WATERMELON&quot;; &quot;&quot; ) ) ) ) ) ) ) )">
            <text:p/>
          </table:table-cell>
          <table:table-cell table:formula="of:=IF([.K147]=7;&quot;SEVEN&quot;; IF([.K147]=&quot;z&quot;;&quot;STAR&quot;; IF([.K147]=&quot;p&quot;;&quot;ORANGE&quot;; IF([.K147]=&quot;c&quot;;&quot;CHERRY&quot;; IF([.K147]=&quot;s&quot;;&quot;PLUM&quot;; IF([.K147]=&quot;g&quot;;&quot;GRAPE&quot;; IF([.K147]=&quot;l&quot;;&quot;LEMON&quot;; IF([.K147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5"/>
          <table:table-cell office:value-type="string" calcext:value-type="string">
            <text:p>c</text:p>
          </table:table-cell>
        </table:table-row>
        <table:table-row table:style-name="ro1">
          <table:table-cell table:formula="of:=IF([.G148]=7;&quot;SEVEN&quot;; IF([.G148]=&quot;z&quot;;&quot;STAR&quot;; IF([.G148]=&quot;p&quot;;&quot;ORANGE&quot;; IF([.G148]=&quot;c&quot;;&quot;CHERRY&quot;; IF([.G148]=&quot;s&quot;;&quot;PLUM&quot;; IF([.G148]=&quot;g&quot;;&quot;GRAPE&quot;; IF([.G148]=&quot;l&quot;;&quot;LEMON&quot;; IF([.G148]=&quot;d&quot;;&quot;WATERMELON&quot;; &quot;&quot; ) ) ) ) ) ) ) )">
            <text:p/>
          </table:table-cell>
          <table:table-cell table:formula="of:=IF([.H148]=7;&quot;SEVEN&quot;; IF([.H148]=&quot;z&quot;;&quot;STAR&quot;; IF([.H148]=&quot;p&quot;;&quot;ORANGE&quot;; IF([.H148]=&quot;c&quot;;&quot;CHERRY&quot;; IF([.H148]=&quot;s&quot;;&quot;PLUM&quot;; IF([.H148]=&quot;g&quot;;&quot;GRAPE&quot;; IF([.H148]=&quot;l&quot;;&quot;LEMON&quot;; IF([.H148]=&quot;d&quot;;&quot;WATERMELON&quot;; &quot;&quot; ) ) ) ) ) ) ) )">
            <text:p/>
          </table:table-cell>
          <table:table-cell table:formula="of:=IF([.I148]=7;&quot;SEVEN&quot;; IF([.I148]=&quot;z&quot;;&quot;STAR&quot;; IF([.I148]=&quot;p&quot;;&quot;ORANGE&quot;; IF([.I148]=&quot;c&quot;;&quot;CHERRY&quot;; IF([.I148]=&quot;s&quot;;&quot;PLUM&quot;; IF([.I148]=&quot;g&quot;;&quot;GRAPE&quot;; IF([.I148]=&quot;l&quot;;&quot;LEMON&quot;; IF([.I148]=&quot;d&quot;;&quot;WATERMELON&quot;; &quot;&quot; ) ) ) ) ) ) ) )">
            <text:p/>
          </table:table-cell>
          <table:table-cell table:formula="of:=IF([.J148]=7;&quot;SEVEN&quot;; IF([.J148]=&quot;z&quot;;&quot;STAR&quot;; IF([.J148]=&quot;p&quot;;&quot;ORANGE&quot;; IF([.J148]=&quot;c&quot;;&quot;CHERRY&quot;; IF([.J148]=&quot;s&quot;;&quot;PLUM&quot;; IF([.J148]=&quot;g&quot;;&quot;GRAPE&quot;; IF([.J148]=&quot;l&quot;;&quot;LEMON&quot;; IF([.J148]=&quot;d&quot;;&quot;WATERMELON&quot;; &quot;&quot; ) ) ) ) ) ) ) )">
            <text:p/>
          </table:table-cell>
          <table:table-cell table:formula="of:=IF([.K148]=7;&quot;SEVEN&quot;; IF([.K148]=&quot;z&quot;;&quot;STAR&quot;; IF([.K148]=&quot;p&quot;;&quot;ORANGE&quot;; IF([.K148]=&quot;c&quot;;&quot;CHERRY&quot;; IF([.K148]=&quot;s&quot;;&quot;PLUM&quot;; IF([.K148]=&quot;g&quot;;&quot;GRAPE&quot;; IF([.K148]=&quot;l&quot;;&quot;LEMON&quot;; IF([.K148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5"/>
          <table:table-cell office:value-type="string" calcext:value-type="string">
            <text:p>c</text:p>
          </table:table-cell>
        </table:table-row>
        <table:table-row table:style-name="ro1">
          <table:table-cell table:formula="of:=IF([.G149]=7;&quot;SEVEN&quot;; IF([.G149]=&quot;z&quot;;&quot;STAR&quot;; IF([.G149]=&quot;p&quot;;&quot;ORANGE&quot;; IF([.G149]=&quot;c&quot;;&quot;CHERRY&quot;; IF([.G149]=&quot;s&quot;;&quot;PLUM&quot;; IF([.G149]=&quot;g&quot;;&quot;GRAPE&quot;; IF([.G149]=&quot;l&quot;;&quot;LEMON&quot;; IF([.G149]=&quot;d&quot;;&quot;WATERMELON&quot;; &quot;&quot; ) ) ) ) ) ) ) )">
            <text:p/>
          </table:table-cell>
          <table:table-cell table:formula="of:=IF([.H149]=7;&quot;SEVEN&quot;; IF([.H149]=&quot;z&quot;;&quot;STAR&quot;; IF([.H149]=&quot;p&quot;;&quot;ORANGE&quot;; IF([.H149]=&quot;c&quot;;&quot;CHERRY&quot;; IF([.H149]=&quot;s&quot;;&quot;PLUM&quot;; IF([.H149]=&quot;g&quot;;&quot;GRAPE&quot;; IF([.H149]=&quot;l&quot;;&quot;LEMON&quot;; IF([.H149]=&quot;d&quot;;&quot;WATERMELON&quot;; &quot;&quot; ) ) ) ) ) ) ) )">
            <text:p/>
          </table:table-cell>
          <table:table-cell table:formula="of:=IF([.I149]=7;&quot;SEVEN&quot;; IF([.I149]=&quot;z&quot;;&quot;STAR&quot;; IF([.I149]=&quot;p&quot;;&quot;ORANGE&quot;; IF([.I149]=&quot;c&quot;;&quot;CHERRY&quot;; IF([.I149]=&quot;s&quot;;&quot;PLUM&quot;; IF([.I149]=&quot;g&quot;;&quot;GRAPE&quot;; IF([.I149]=&quot;l&quot;;&quot;LEMON&quot;; IF([.I149]=&quot;d&quot;;&quot;WATERMELON&quot;; &quot;&quot; ) ) ) ) ) ) ) )">
            <text:p/>
          </table:table-cell>
          <table:table-cell table:formula="of:=IF([.J149]=7;&quot;SEVEN&quot;; IF([.J149]=&quot;z&quot;;&quot;STAR&quot;; IF([.J149]=&quot;p&quot;;&quot;ORANGE&quot;; IF([.J149]=&quot;c&quot;;&quot;CHERRY&quot;; IF([.J149]=&quot;s&quot;;&quot;PLUM&quot;; IF([.J149]=&quot;g&quot;;&quot;GRAPE&quot;; IF([.J149]=&quot;l&quot;;&quot;LEMON&quot;; IF([.J149]=&quot;d&quot;;&quot;WATERMELON&quot;; &quot;&quot; ) ) ) ) ) ) ) )">
            <text:p/>
          </table:table-cell>
          <table:table-cell table:formula="of:=IF([.K149]=7;&quot;SEVEN&quot;; IF([.K149]=&quot;z&quot;;&quot;STAR&quot;; IF([.K149]=&quot;p&quot;;&quot;ORANGE&quot;; IF([.K149]=&quot;c&quot;;&quot;CHERRY&quot;; IF([.K149]=&quot;s&quot;;&quot;PLUM&quot;; IF([.K149]=&quot;g&quot;;&quot;GRAPE&quot;; IF([.K149]=&quot;l&quot;;&quot;LEMON&quot;; IF([.K149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5"/>
          <table:table-cell office:value-type="string" calcext:value-type="string">
            <text:p>c</text:p>
          </table:table-cell>
        </table:table-row>
        <table:table-row table:style-name="ro1">
          <table:table-cell table:formula="of:=IF([.G150]=7;&quot;SEVEN&quot;; IF([.G150]=&quot;z&quot;;&quot;STAR&quot;; IF([.G150]=&quot;p&quot;;&quot;ORANGE&quot;; IF([.G150]=&quot;c&quot;;&quot;CHERRY&quot;; IF([.G150]=&quot;s&quot;;&quot;PLUM&quot;; IF([.G150]=&quot;g&quot;;&quot;GRAPE&quot;; IF([.G150]=&quot;l&quot;;&quot;LEMON&quot;; IF([.G150]=&quot;d&quot;;&quot;WATERMELON&quot;; &quot;&quot; ) ) ) ) ) ) ) )">
            <text:p/>
          </table:table-cell>
          <table:table-cell table:formula="of:=IF([.H150]=7;&quot;SEVEN&quot;; IF([.H150]=&quot;z&quot;;&quot;STAR&quot;; IF([.H150]=&quot;p&quot;;&quot;ORANGE&quot;; IF([.H150]=&quot;c&quot;;&quot;CHERRY&quot;; IF([.H150]=&quot;s&quot;;&quot;PLUM&quot;; IF([.H150]=&quot;g&quot;;&quot;GRAPE&quot;; IF([.H150]=&quot;l&quot;;&quot;LEMON&quot;; IF([.H150]=&quot;d&quot;;&quot;WATERMELON&quot;; &quot;&quot; ) ) ) ) ) ) ) )">
            <text:p/>
          </table:table-cell>
          <table:table-cell table:formula="of:=IF([.I150]=7;&quot;SEVEN&quot;; IF([.I150]=&quot;z&quot;;&quot;STAR&quot;; IF([.I150]=&quot;p&quot;;&quot;ORANGE&quot;; IF([.I150]=&quot;c&quot;;&quot;CHERRY&quot;; IF([.I150]=&quot;s&quot;;&quot;PLUM&quot;; IF([.I150]=&quot;g&quot;;&quot;GRAPE&quot;; IF([.I150]=&quot;l&quot;;&quot;LEMON&quot;; IF([.I150]=&quot;d&quot;;&quot;WATERMELON&quot;; &quot;&quot; ) ) ) ) ) ) ) )">
            <text:p/>
          </table:table-cell>
          <table:table-cell table:formula="of:=IF([.J150]=7;&quot;SEVEN&quot;; IF([.J150]=&quot;z&quot;;&quot;STAR&quot;; IF([.J150]=&quot;p&quot;;&quot;ORANGE&quot;; IF([.J150]=&quot;c&quot;;&quot;CHERRY&quot;; IF([.J150]=&quot;s&quot;;&quot;PLUM&quot;; IF([.J150]=&quot;g&quot;;&quot;GRAPE&quot;; IF([.J150]=&quot;l&quot;;&quot;LEMON&quot;; IF([.J150]=&quot;d&quot;;&quot;WATERMELON&quot;; &quot;&quot; ) ) ) ) ) ) ) )">
            <text:p/>
          </table:table-cell>
          <table:table-cell table:formula="of:=IF([.K150]=7;&quot;SEVEN&quot;; IF([.K150]=&quot;z&quot;;&quot;STAR&quot;; IF([.K150]=&quot;p&quot;;&quot;ORANGE&quot;; IF([.K150]=&quot;c&quot;;&quot;CHERRY&quot;; IF([.K150]=&quot;s&quot;;&quot;PLUM&quot;; IF([.K150]=&quot;g&quot;;&quot;GRAPE&quot;; IF([.K150]=&quot;l&quot;;&quot;LEMON&quot;; IF([.K150]=&quot;d&quot;;&quot;WATERMELON&quot;; &quot;&quot; ) ) ) ) ) ) ) )" office:value-type="string" office:string-value="STAR" calcext:value-type="string">
            <text:p>STAR</text:p>
          </table:table-cell>
          <table:table-cell table:number-columns-repeated="5"/>
          <table:table-cell office:value-type="string" calcext:value-type="string">
            <text:p>z</text:p>
          </table:table-cell>
        </table:table-row>
        <table:table-row table:style-name="ro1">
          <table:table-cell table:formula="of:=IF([.G151]=7;&quot;SEVEN&quot;; IF([.G151]=&quot;z&quot;;&quot;STAR&quot;; IF([.G151]=&quot;p&quot;;&quot;ORANGE&quot;; IF([.G151]=&quot;c&quot;;&quot;CHERRY&quot;; IF([.G151]=&quot;s&quot;;&quot;PLUM&quot;; IF([.G151]=&quot;g&quot;;&quot;GRAPE&quot;; IF([.G151]=&quot;l&quot;;&quot;LEMON&quot;; IF([.G151]=&quot;d&quot;;&quot;WATERMELON&quot;; &quot;&quot; ) ) ) ) ) ) ) )">
            <text:p/>
          </table:table-cell>
          <table:table-cell table:formula="of:=IF([.H151]=7;&quot;SEVEN&quot;; IF([.H151]=&quot;z&quot;;&quot;STAR&quot;; IF([.H151]=&quot;p&quot;;&quot;ORANGE&quot;; IF([.H151]=&quot;c&quot;;&quot;CHERRY&quot;; IF([.H151]=&quot;s&quot;;&quot;PLUM&quot;; IF([.H151]=&quot;g&quot;;&quot;GRAPE&quot;; IF([.H151]=&quot;l&quot;;&quot;LEMON&quot;; IF([.H151]=&quot;d&quot;;&quot;WATERMELON&quot;; &quot;&quot; ) ) ) ) ) ) ) )">
            <text:p/>
          </table:table-cell>
          <table:table-cell table:formula="of:=IF([.I151]=7;&quot;SEVEN&quot;; IF([.I151]=&quot;z&quot;;&quot;STAR&quot;; IF([.I151]=&quot;p&quot;;&quot;ORANGE&quot;; IF([.I151]=&quot;c&quot;;&quot;CHERRY&quot;; IF([.I151]=&quot;s&quot;;&quot;PLUM&quot;; IF([.I151]=&quot;g&quot;;&quot;GRAPE&quot;; IF([.I151]=&quot;l&quot;;&quot;LEMON&quot;; IF([.I151]=&quot;d&quot;;&quot;WATERMELON&quot;; &quot;&quot; ) ) ) ) ) ) ) )">
            <text:p/>
          </table:table-cell>
          <table:table-cell table:formula="of:=IF([.J151]=7;&quot;SEVEN&quot;; IF([.J151]=&quot;z&quot;;&quot;STAR&quot;; IF([.J151]=&quot;p&quot;;&quot;ORANGE&quot;; IF([.J151]=&quot;c&quot;;&quot;CHERRY&quot;; IF([.J151]=&quot;s&quot;;&quot;PLUM&quot;; IF([.J151]=&quot;g&quot;;&quot;GRAPE&quot;; IF([.J151]=&quot;l&quot;;&quot;LEMON&quot;; IF([.J151]=&quot;d&quot;;&quot;WATERMELON&quot;; &quot;&quot; ) ) ) ) ) ) ) )">
            <text:p/>
          </table:table-cell>
          <table:table-cell table:formula="of:=IF([.K151]=7;&quot;SEVEN&quot;; IF([.K151]=&quot;z&quot;;&quot;STAR&quot;; IF([.K151]=&quot;p&quot;;&quot;ORANGE&quot;; IF([.K151]=&quot;c&quot;;&quot;CHERRY&quot;; IF([.K151]=&quot;s&quot;;&quot;PLUM&quot;; IF([.K151]=&quot;g&quot;;&quot;GRAPE&quot;; IF([.K151]=&quot;l&quot;;&quot;LEMON&quot;; IF([.K151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1">
          <table:table-cell table:formula="of:=IF([.G152]=7;&quot;SEVEN&quot;; IF([.G152]=&quot;z&quot;;&quot;STAR&quot;; IF([.G152]=&quot;p&quot;;&quot;ORANGE&quot;; IF([.G152]=&quot;c&quot;;&quot;CHERRY&quot;; IF([.G152]=&quot;s&quot;;&quot;PLUM&quot;; IF([.G152]=&quot;g&quot;;&quot;GRAPE&quot;; IF([.G152]=&quot;l&quot;;&quot;LEMON&quot;; IF([.G152]=&quot;d&quot;;&quot;WATERMELON&quot;; &quot;&quot; ) ) ) ) ) ) ) )">
            <text:p/>
          </table:table-cell>
          <table:table-cell table:formula="of:=IF([.H152]=7;&quot;SEVEN&quot;; IF([.H152]=&quot;z&quot;;&quot;STAR&quot;; IF([.H152]=&quot;p&quot;;&quot;ORANGE&quot;; IF([.H152]=&quot;c&quot;;&quot;CHERRY&quot;; IF([.H152]=&quot;s&quot;;&quot;PLUM&quot;; IF([.H152]=&quot;g&quot;;&quot;GRAPE&quot;; IF([.H152]=&quot;l&quot;;&quot;LEMON&quot;; IF([.H152]=&quot;d&quot;;&quot;WATERMELON&quot;; &quot;&quot; ) ) ) ) ) ) ) )">
            <text:p/>
          </table:table-cell>
          <table:table-cell table:formula="of:=IF([.I152]=7;&quot;SEVEN&quot;; IF([.I152]=&quot;z&quot;;&quot;STAR&quot;; IF([.I152]=&quot;p&quot;;&quot;ORANGE&quot;; IF([.I152]=&quot;c&quot;;&quot;CHERRY&quot;; IF([.I152]=&quot;s&quot;;&quot;PLUM&quot;; IF([.I152]=&quot;g&quot;;&quot;GRAPE&quot;; IF([.I152]=&quot;l&quot;;&quot;LEMON&quot;; IF([.I152]=&quot;d&quot;;&quot;WATERMELON&quot;; &quot;&quot; ) ) ) ) ) ) ) )">
            <text:p/>
          </table:table-cell>
          <table:table-cell table:formula="of:=IF([.J152]=7;&quot;SEVEN&quot;; IF([.J152]=&quot;z&quot;;&quot;STAR&quot;; IF([.J152]=&quot;p&quot;;&quot;ORANGE&quot;; IF([.J152]=&quot;c&quot;;&quot;CHERRY&quot;; IF([.J152]=&quot;s&quot;;&quot;PLUM&quot;; IF([.J152]=&quot;g&quot;;&quot;GRAPE&quot;; IF([.J152]=&quot;l&quot;;&quot;LEMON&quot;; IF([.J152]=&quot;d&quot;;&quot;WATERMELON&quot;; &quot;&quot; ) ) ) ) ) ) ) )">
            <text:p/>
          </table:table-cell>
          <table:table-cell table:formula="of:=IF([.K152]=7;&quot;SEVEN&quot;; IF([.K152]=&quot;z&quot;;&quot;STAR&quot;; IF([.K152]=&quot;p&quot;;&quot;ORANGE&quot;; IF([.K152]=&quot;c&quot;;&quot;CHERRY&quot;; IF([.K152]=&quot;s&quot;;&quot;PLUM&quot;; IF([.K152]=&quot;g&quot;;&quot;GRAPE&quot;; IF([.K152]=&quot;l&quot;;&quot;LEMON&quot;; IF([.K152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1">
          <table:table-cell table:formula="of:=IF([.G153]=7;&quot;SEVEN&quot;; IF([.G153]=&quot;z&quot;;&quot;STAR&quot;; IF([.G153]=&quot;p&quot;;&quot;ORANGE&quot;; IF([.G153]=&quot;c&quot;;&quot;CHERRY&quot;; IF([.G153]=&quot;s&quot;;&quot;PLUM&quot;; IF([.G153]=&quot;g&quot;;&quot;GRAPE&quot;; IF([.G153]=&quot;l&quot;;&quot;LEMON&quot;; IF([.G153]=&quot;d&quot;;&quot;WATERMELON&quot;; &quot;&quot; ) ) ) ) ) ) ) )">
            <text:p/>
          </table:table-cell>
          <table:table-cell table:formula="of:=IF([.H153]=7;&quot;SEVEN&quot;; IF([.H153]=&quot;z&quot;;&quot;STAR&quot;; IF([.H153]=&quot;p&quot;;&quot;ORANGE&quot;; IF([.H153]=&quot;c&quot;;&quot;CHERRY&quot;; IF([.H153]=&quot;s&quot;;&quot;PLUM&quot;; IF([.H153]=&quot;g&quot;;&quot;GRAPE&quot;; IF([.H153]=&quot;l&quot;;&quot;LEMON&quot;; IF([.H153]=&quot;d&quot;;&quot;WATERMELON&quot;; &quot;&quot; ) ) ) ) ) ) ) )">
            <text:p/>
          </table:table-cell>
          <table:table-cell table:formula="of:=IF([.I153]=7;&quot;SEVEN&quot;; IF([.I153]=&quot;z&quot;;&quot;STAR&quot;; IF([.I153]=&quot;p&quot;;&quot;ORANGE&quot;; IF([.I153]=&quot;c&quot;;&quot;CHERRY&quot;; IF([.I153]=&quot;s&quot;;&quot;PLUM&quot;; IF([.I153]=&quot;g&quot;;&quot;GRAPE&quot;; IF([.I153]=&quot;l&quot;;&quot;LEMON&quot;; IF([.I153]=&quot;d&quot;;&quot;WATERMELON&quot;; &quot;&quot; ) ) ) ) ) ) ) )">
            <text:p/>
          </table:table-cell>
          <table:table-cell table:formula="of:=IF([.J153]=7;&quot;SEVEN&quot;; IF([.J153]=&quot;z&quot;;&quot;STAR&quot;; IF([.J153]=&quot;p&quot;;&quot;ORANGE&quot;; IF([.J153]=&quot;c&quot;;&quot;CHERRY&quot;; IF([.J153]=&quot;s&quot;;&quot;PLUM&quot;; IF([.J153]=&quot;g&quot;;&quot;GRAPE&quot;; IF([.J153]=&quot;l&quot;;&quot;LEMON&quot;; IF([.J153]=&quot;d&quot;;&quot;WATERMELON&quot;; &quot;&quot; ) ) ) ) ) ) ) )">
            <text:p/>
          </table:table-cell>
          <table:table-cell table:formula="of:=IF([.K153]=7;&quot;SEVEN&quot;; IF([.K153]=&quot;z&quot;;&quot;STAR&quot;; IF([.K153]=&quot;p&quot;;&quot;ORANGE&quot;; IF([.K153]=&quot;c&quot;;&quot;CHERRY&quot;; IF([.K153]=&quot;s&quot;;&quot;PLUM&quot;; IF([.K153]=&quot;g&quot;;&quot;GRAPE&quot;; IF([.K153]=&quot;l&quot;;&quot;LEMON&quot;; IF([.K153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1">
          <table:table-cell table:formula="of:=IF([.G154]=7;&quot;SEVEN&quot;; IF([.G154]=&quot;z&quot;;&quot;STAR&quot;; IF([.G154]=&quot;p&quot;;&quot;ORANGE&quot;; IF([.G154]=&quot;c&quot;;&quot;CHERRY&quot;; IF([.G154]=&quot;s&quot;;&quot;PLUM&quot;; IF([.G154]=&quot;g&quot;;&quot;GRAPE&quot;; IF([.G154]=&quot;l&quot;;&quot;LEMON&quot;; IF([.G154]=&quot;d&quot;;&quot;WATERMELON&quot;; &quot;&quot; ) ) ) ) ) ) ) )">
            <text:p/>
          </table:table-cell>
          <table:table-cell table:formula="of:=IF([.H154]=7;&quot;SEVEN&quot;; IF([.H154]=&quot;z&quot;;&quot;STAR&quot;; IF([.H154]=&quot;p&quot;;&quot;ORANGE&quot;; IF([.H154]=&quot;c&quot;;&quot;CHERRY&quot;; IF([.H154]=&quot;s&quot;;&quot;PLUM&quot;; IF([.H154]=&quot;g&quot;;&quot;GRAPE&quot;; IF([.H154]=&quot;l&quot;;&quot;LEMON&quot;; IF([.H154]=&quot;d&quot;;&quot;WATERMELON&quot;; &quot;&quot; ) ) ) ) ) ) ) )">
            <text:p/>
          </table:table-cell>
          <table:table-cell table:formula="of:=IF([.I154]=7;&quot;SEVEN&quot;; IF([.I154]=&quot;z&quot;;&quot;STAR&quot;; IF([.I154]=&quot;p&quot;;&quot;ORANGE&quot;; IF([.I154]=&quot;c&quot;;&quot;CHERRY&quot;; IF([.I154]=&quot;s&quot;;&quot;PLUM&quot;; IF([.I154]=&quot;g&quot;;&quot;GRAPE&quot;; IF([.I154]=&quot;l&quot;;&quot;LEMON&quot;; IF([.I154]=&quot;d&quot;;&quot;WATERMELON&quot;; &quot;&quot; ) ) ) ) ) ) ) )">
            <text:p/>
          </table:table-cell>
          <table:table-cell table:formula="of:=IF([.J154]=7;&quot;SEVEN&quot;; IF([.J154]=&quot;z&quot;;&quot;STAR&quot;; IF([.J154]=&quot;p&quot;;&quot;ORANGE&quot;; IF([.J154]=&quot;c&quot;;&quot;CHERRY&quot;; IF([.J154]=&quot;s&quot;;&quot;PLUM&quot;; IF([.J154]=&quot;g&quot;;&quot;GRAPE&quot;; IF([.J154]=&quot;l&quot;;&quot;LEMON&quot;; IF([.J154]=&quot;d&quot;;&quot;WATERMELON&quot;; &quot;&quot; ) ) ) ) ) ) ) )">
            <text:p/>
          </table:table-cell>
          <table:table-cell table:formula="of:=IF([.K154]=7;&quot;SEVEN&quot;; IF([.K154]=&quot;z&quot;;&quot;STAR&quot;; IF([.K154]=&quot;p&quot;;&quot;ORANGE&quot;; IF([.K154]=&quot;c&quot;;&quot;CHERRY&quot;; IF([.K154]=&quot;s&quot;;&quot;PLUM&quot;; IF([.K154]=&quot;g&quot;;&quot;GRAPE&quot;; IF([.K154]=&quot;l&quot;;&quot;LEMON&quot;; IF([.K154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1">
          <table:table-cell table:formula="of:=IF([.G155]=7;&quot;SEVEN&quot;; IF([.G155]=&quot;z&quot;;&quot;STAR&quot;; IF([.G155]=&quot;p&quot;;&quot;ORANGE&quot;; IF([.G155]=&quot;c&quot;;&quot;CHERRY&quot;; IF([.G155]=&quot;s&quot;;&quot;PLUM&quot;; IF([.G155]=&quot;g&quot;;&quot;GRAPE&quot;; IF([.G155]=&quot;l&quot;;&quot;LEMON&quot;; IF([.G155]=&quot;d&quot;;&quot;WATERMELON&quot;; &quot;&quot; ) ) ) ) ) ) ) )">
            <text:p/>
          </table:table-cell>
          <table:table-cell table:formula="of:=IF([.H155]=7;&quot;SEVEN&quot;; IF([.H155]=&quot;z&quot;;&quot;STAR&quot;; IF([.H155]=&quot;p&quot;;&quot;ORANGE&quot;; IF([.H155]=&quot;c&quot;;&quot;CHERRY&quot;; IF([.H155]=&quot;s&quot;;&quot;PLUM&quot;; IF([.H155]=&quot;g&quot;;&quot;GRAPE&quot;; IF([.H155]=&quot;l&quot;;&quot;LEMON&quot;; IF([.H155]=&quot;d&quot;;&quot;WATERMELON&quot;; &quot;&quot; ) ) ) ) ) ) ) )">
            <text:p/>
          </table:table-cell>
          <table:table-cell table:formula="of:=IF([.I155]=7;&quot;SEVEN&quot;; IF([.I155]=&quot;z&quot;;&quot;STAR&quot;; IF([.I155]=&quot;p&quot;;&quot;ORANGE&quot;; IF([.I155]=&quot;c&quot;;&quot;CHERRY&quot;; IF([.I155]=&quot;s&quot;;&quot;PLUM&quot;; IF([.I155]=&quot;g&quot;;&quot;GRAPE&quot;; IF([.I155]=&quot;l&quot;;&quot;LEMON&quot;; IF([.I155]=&quot;d&quot;;&quot;WATERMELON&quot;; &quot;&quot; ) ) ) ) ) ) ) )">
            <text:p/>
          </table:table-cell>
          <table:table-cell table:formula="of:=IF([.J155]=7;&quot;SEVEN&quot;; IF([.J155]=&quot;z&quot;;&quot;STAR&quot;; IF([.J155]=&quot;p&quot;;&quot;ORANGE&quot;; IF([.J155]=&quot;c&quot;;&quot;CHERRY&quot;; IF([.J155]=&quot;s&quot;;&quot;PLUM&quot;; IF([.J155]=&quot;g&quot;;&quot;GRAPE&quot;; IF([.J155]=&quot;l&quot;;&quot;LEMON&quot;; IF([.J155]=&quot;d&quot;;&quot;WATERMELON&quot;; &quot;&quot; ) ) ) ) ) ) ) )">
            <text:p/>
          </table:table-cell>
          <table:table-cell table:formula="of:=IF([.K155]=7;&quot;SEVEN&quot;; IF([.K155]=&quot;z&quot;;&quot;STAR&quot;; IF([.K155]=&quot;p&quot;;&quot;ORANGE&quot;; IF([.K155]=&quot;c&quot;;&quot;CHERRY&quot;; IF([.K155]=&quot;s&quot;;&quot;PLUM&quot;; IF([.K155]=&quot;g&quot;;&quot;GRAPE&quot;; IF([.K155]=&quot;l&quot;;&quot;LEMON&quot;; IF([.K155]=&quot;d&quot;;&quot;WATERMELON&quot;; &quot;&quot; ) ) ) ) ) ) ) )" office:value-type="string" office:string-value="PLUM" calcext:value-type="string">
            <text:p>PLUM</text:p>
          </table:table-cell>
          <table:table-cell table:number-columns-repeated="5"/>
          <table:table-cell office:value-type="string" calcext:value-type="string">
            <text:p>s</text:p>
          </table:table-cell>
        </table:table-row>
        <table:table-row table:style-name="ro1">
          <table:table-cell table:formula="of:=IF([.G156]=7;&quot;SEVEN&quot;; IF([.G156]=&quot;z&quot;;&quot;STAR&quot;; IF([.G156]=&quot;p&quot;;&quot;ORANGE&quot;; IF([.G156]=&quot;c&quot;;&quot;CHERRY&quot;; IF([.G156]=&quot;s&quot;;&quot;PLUM&quot;; IF([.G156]=&quot;g&quot;;&quot;GRAPE&quot;; IF([.G156]=&quot;l&quot;;&quot;LEMON&quot;; IF([.G156]=&quot;d&quot;;&quot;WATERMELON&quot;; &quot;&quot; ) ) ) ) ) ) ) )">
            <text:p/>
          </table:table-cell>
          <table:table-cell table:formula="of:=IF([.H156]=7;&quot;SEVEN&quot;; IF([.H156]=&quot;z&quot;;&quot;STAR&quot;; IF([.H156]=&quot;p&quot;;&quot;ORANGE&quot;; IF([.H156]=&quot;c&quot;;&quot;CHERRY&quot;; IF([.H156]=&quot;s&quot;;&quot;PLUM&quot;; IF([.H156]=&quot;g&quot;;&quot;GRAPE&quot;; IF([.H156]=&quot;l&quot;;&quot;LEMON&quot;; IF([.H156]=&quot;d&quot;;&quot;WATERMELON&quot;; &quot;&quot; ) ) ) ) ) ) ) )">
            <text:p/>
          </table:table-cell>
          <table:table-cell table:formula="of:=IF([.I156]=7;&quot;SEVEN&quot;; IF([.I156]=&quot;z&quot;;&quot;STAR&quot;; IF([.I156]=&quot;p&quot;;&quot;ORANGE&quot;; IF([.I156]=&quot;c&quot;;&quot;CHERRY&quot;; IF([.I156]=&quot;s&quot;;&quot;PLUM&quot;; IF([.I156]=&quot;g&quot;;&quot;GRAPE&quot;; IF([.I156]=&quot;l&quot;;&quot;LEMON&quot;; IF([.I156]=&quot;d&quot;;&quot;WATERMELON&quot;; &quot;&quot; ) ) ) ) ) ) ) )">
            <text:p/>
          </table:table-cell>
          <table:table-cell table:formula="of:=IF([.J156]=7;&quot;SEVEN&quot;; IF([.J156]=&quot;z&quot;;&quot;STAR&quot;; IF([.J156]=&quot;p&quot;;&quot;ORANGE&quot;; IF([.J156]=&quot;c&quot;;&quot;CHERRY&quot;; IF([.J156]=&quot;s&quot;;&quot;PLUM&quot;; IF([.J156]=&quot;g&quot;;&quot;GRAPE&quot;; IF([.J156]=&quot;l&quot;;&quot;LEMON&quot;; IF([.J156]=&quot;d&quot;;&quot;WATERMELON&quot;; &quot;&quot; ) ) ) ) ) ) ) )">
            <text:p/>
          </table:table-cell>
          <table:table-cell table:formula="of:=IF([.K156]=7;&quot;SEVEN&quot;; IF([.K156]=&quot;z&quot;;&quot;STAR&quot;; IF([.K156]=&quot;p&quot;;&quot;ORANGE&quot;; IF([.K156]=&quot;c&quot;;&quot;CHERRY&quot;; IF([.K156]=&quot;s&quot;;&quot;PLUM&quot;; IF([.K156]=&quot;g&quot;;&quot;GRAPE&quot;; IF([.K156]=&quot;l&quot;;&quot;LEMON&quot;; IF([.K156]=&quot;d&quot;;&quot;WATERMELON&quot;; &quot;&quot; ) ) ) ) ) ) ) )" office:value-type="string" office:string-value="PLUM" calcext:value-type="string">
            <text:p>PLUM</text:p>
          </table:table-cell>
          <table:table-cell table:number-columns-repeated="5"/>
          <table:table-cell office:value-type="string" calcext:value-type="string">
            <text:p>s</text:p>
          </table:table-cell>
        </table:table-row>
        <table:table-row table:style-name="ro1">
          <table:table-cell table:formula="of:=IF([.G157]=7;&quot;SEVEN&quot;; IF([.G157]=&quot;z&quot;;&quot;STAR&quot;; IF([.G157]=&quot;p&quot;;&quot;ORANGE&quot;; IF([.G157]=&quot;c&quot;;&quot;CHERRY&quot;; IF([.G157]=&quot;s&quot;;&quot;PLUM&quot;; IF([.G157]=&quot;g&quot;;&quot;GRAPE&quot;; IF([.G157]=&quot;l&quot;;&quot;LEMON&quot;; IF([.G157]=&quot;d&quot;;&quot;WATERMELON&quot;; &quot;&quot; ) ) ) ) ) ) ) )">
            <text:p/>
          </table:table-cell>
          <table:table-cell table:formula="of:=IF([.H157]=7;&quot;SEVEN&quot;; IF([.H157]=&quot;z&quot;;&quot;STAR&quot;; IF([.H157]=&quot;p&quot;;&quot;ORANGE&quot;; IF([.H157]=&quot;c&quot;;&quot;CHERRY&quot;; IF([.H157]=&quot;s&quot;;&quot;PLUM&quot;; IF([.H157]=&quot;g&quot;;&quot;GRAPE&quot;; IF([.H157]=&quot;l&quot;;&quot;LEMON&quot;; IF([.H157]=&quot;d&quot;;&quot;WATERMELON&quot;; &quot;&quot; ) ) ) ) ) ) ) )">
            <text:p/>
          </table:table-cell>
          <table:table-cell table:formula="of:=IF([.I157]=7;&quot;SEVEN&quot;; IF([.I157]=&quot;z&quot;;&quot;STAR&quot;; IF([.I157]=&quot;p&quot;;&quot;ORANGE&quot;; IF([.I157]=&quot;c&quot;;&quot;CHERRY&quot;; IF([.I157]=&quot;s&quot;;&quot;PLUM&quot;; IF([.I157]=&quot;g&quot;;&quot;GRAPE&quot;; IF([.I157]=&quot;l&quot;;&quot;LEMON&quot;; IF([.I157]=&quot;d&quot;;&quot;WATERMELON&quot;; &quot;&quot; ) ) ) ) ) ) ) )">
            <text:p/>
          </table:table-cell>
          <table:table-cell table:formula="of:=IF([.J157]=7;&quot;SEVEN&quot;; IF([.J157]=&quot;z&quot;;&quot;STAR&quot;; IF([.J157]=&quot;p&quot;;&quot;ORANGE&quot;; IF([.J157]=&quot;c&quot;;&quot;CHERRY&quot;; IF([.J157]=&quot;s&quot;;&quot;PLUM&quot;; IF([.J157]=&quot;g&quot;;&quot;GRAPE&quot;; IF([.J157]=&quot;l&quot;;&quot;LEMON&quot;; IF([.J157]=&quot;d&quot;;&quot;WATERMELON&quot;; &quot;&quot; ) ) ) ) ) ) ) )">
            <text:p/>
          </table:table-cell>
          <table:table-cell table:formula="of:=IF([.K157]=7;&quot;SEVEN&quot;; IF([.K157]=&quot;z&quot;;&quot;STAR&quot;; IF([.K157]=&quot;p&quot;;&quot;ORANGE&quot;; IF([.K157]=&quot;c&quot;;&quot;CHERRY&quot;; IF([.K157]=&quot;s&quot;;&quot;PLUM&quot;; IF([.K157]=&quot;g&quot;;&quot;GRAPE&quot;; IF([.K157]=&quot;l&quot;;&quot;LEMON&quot;; IF([.K157]=&quot;d&quot;;&quot;WATERMELON&quot;; &quot;&quot; ) ) ) ) ) ) ) )" office:value-type="string" office:string-value="PLUM" calcext:value-type="string">
            <text:p>PLUM</text:p>
          </table:table-cell>
          <table:table-cell table:number-columns-repeated="5"/>
          <table:table-cell office:value-type="string" calcext:value-type="string">
            <text:p>s</text:p>
          </table:table-cell>
        </table:table-row>
        <table:table-row table:style-name="ro1">
          <table:table-cell table:formula="of:=IF([.G158]=7;&quot;SEVEN&quot;; IF([.G158]=&quot;z&quot;;&quot;STAR&quot;; IF([.G158]=&quot;p&quot;;&quot;ORANGE&quot;; IF([.G158]=&quot;c&quot;;&quot;CHERRY&quot;; IF([.G158]=&quot;s&quot;;&quot;PLUM&quot;; IF([.G158]=&quot;g&quot;;&quot;GRAPE&quot;; IF([.G158]=&quot;l&quot;;&quot;LEMON&quot;; IF([.G158]=&quot;d&quot;;&quot;WATERMELON&quot;; &quot;&quot; ) ) ) ) ) ) ) )">
            <text:p/>
          </table:table-cell>
          <table:table-cell table:formula="of:=IF([.H158]=7;&quot;SEVEN&quot;; IF([.H158]=&quot;z&quot;;&quot;STAR&quot;; IF([.H158]=&quot;p&quot;;&quot;ORANGE&quot;; IF([.H158]=&quot;c&quot;;&quot;CHERRY&quot;; IF([.H158]=&quot;s&quot;;&quot;PLUM&quot;; IF([.H158]=&quot;g&quot;;&quot;GRAPE&quot;; IF([.H158]=&quot;l&quot;;&quot;LEMON&quot;; IF([.H158]=&quot;d&quot;;&quot;WATERMELON&quot;; &quot;&quot; ) ) ) ) ) ) ) )">
            <text:p/>
          </table:table-cell>
          <table:table-cell table:formula="of:=IF([.I158]=7;&quot;SEVEN&quot;; IF([.I158]=&quot;z&quot;;&quot;STAR&quot;; IF([.I158]=&quot;p&quot;;&quot;ORANGE&quot;; IF([.I158]=&quot;c&quot;;&quot;CHERRY&quot;; IF([.I158]=&quot;s&quot;;&quot;PLUM&quot;; IF([.I158]=&quot;g&quot;;&quot;GRAPE&quot;; IF([.I158]=&quot;l&quot;;&quot;LEMON&quot;; IF([.I158]=&quot;d&quot;;&quot;WATERMELON&quot;; &quot;&quot; ) ) ) ) ) ) ) )">
            <text:p/>
          </table:table-cell>
          <table:table-cell table:formula="of:=IF([.J158]=7;&quot;SEVEN&quot;; IF([.J158]=&quot;z&quot;;&quot;STAR&quot;; IF([.J158]=&quot;p&quot;;&quot;ORANGE&quot;; IF([.J158]=&quot;c&quot;;&quot;CHERRY&quot;; IF([.J158]=&quot;s&quot;;&quot;PLUM&quot;; IF([.J158]=&quot;g&quot;;&quot;GRAPE&quot;; IF([.J158]=&quot;l&quot;;&quot;LEMON&quot;; IF([.J158]=&quot;d&quot;;&quot;WATERMELON&quot;; &quot;&quot; ) ) ) ) ) ) ) )">
            <text:p/>
          </table:table-cell>
          <table:table-cell table:formula="of:=IF([.K158]=7;&quot;SEVEN&quot;; IF([.K158]=&quot;z&quot;;&quot;STAR&quot;; IF([.K158]=&quot;p&quot;;&quot;ORANGE&quot;; IF([.K158]=&quot;c&quot;;&quot;CHERRY&quot;; IF([.K158]=&quot;s&quot;;&quot;PLUM&quot;; IF([.K158]=&quot;g&quot;;&quot;GRAPE&quot;; IF([.K158]=&quot;l&quot;;&quot;LEMON&quot;; IF([.K158]=&quot;d&quot;;&quot;WATERMELON&quot;; &quot;&quot; ) ) ) ) ) ) ) )" office:value-type="string" office:string-value="PLUM" calcext:value-type="string">
            <text:p>PLUM</text:p>
          </table:table-cell>
          <table:table-cell table:number-columns-repeated="5"/>
          <table:table-cell office:value-type="string" calcext:value-type="string">
            <text:p>s</text:p>
          </table:table-cell>
        </table:table-row>
        <table:table-row table:style-name="ro1">
          <table:table-cell table:formula="of:=IF([.G159]=7;&quot;SEVEN&quot;; IF([.G159]=&quot;z&quot;;&quot;STAR&quot;; IF([.G159]=&quot;p&quot;;&quot;ORANGE&quot;; IF([.G159]=&quot;c&quot;;&quot;CHERRY&quot;; IF([.G159]=&quot;s&quot;;&quot;PLUM&quot;; IF([.G159]=&quot;g&quot;;&quot;GRAPE&quot;; IF([.G159]=&quot;l&quot;;&quot;LEMON&quot;; IF([.G159]=&quot;d&quot;;&quot;WATERMELON&quot;; &quot;&quot; ) ) ) ) ) ) ) )">
            <text:p/>
          </table:table-cell>
          <table:table-cell table:formula="of:=IF([.H159]=7;&quot;SEVEN&quot;; IF([.H159]=&quot;z&quot;;&quot;STAR&quot;; IF([.H159]=&quot;p&quot;;&quot;ORANGE&quot;; IF([.H159]=&quot;c&quot;;&quot;CHERRY&quot;; IF([.H159]=&quot;s&quot;;&quot;PLUM&quot;; IF([.H159]=&quot;g&quot;;&quot;GRAPE&quot;; IF([.H159]=&quot;l&quot;;&quot;LEMON&quot;; IF([.H159]=&quot;d&quot;;&quot;WATERMELON&quot;; &quot;&quot; ) ) ) ) ) ) ) )">
            <text:p/>
          </table:table-cell>
          <table:table-cell table:formula="of:=IF([.I159]=7;&quot;SEVEN&quot;; IF([.I159]=&quot;z&quot;;&quot;STAR&quot;; IF([.I159]=&quot;p&quot;;&quot;ORANGE&quot;; IF([.I159]=&quot;c&quot;;&quot;CHERRY&quot;; IF([.I159]=&quot;s&quot;;&quot;PLUM&quot;; IF([.I159]=&quot;g&quot;;&quot;GRAPE&quot;; IF([.I159]=&quot;l&quot;;&quot;LEMON&quot;; IF([.I159]=&quot;d&quot;;&quot;WATERMELON&quot;; &quot;&quot; ) ) ) ) ) ) ) )">
            <text:p/>
          </table:table-cell>
          <table:table-cell table:formula="of:=IF([.J159]=7;&quot;SEVEN&quot;; IF([.J159]=&quot;z&quot;;&quot;STAR&quot;; IF([.J159]=&quot;p&quot;;&quot;ORANGE&quot;; IF([.J159]=&quot;c&quot;;&quot;CHERRY&quot;; IF([.J159]=&quot;s&quot;;&quot;PLUM&quot;; IF([.J159]=&quot;g&quot;;&quot;GRAPE&quot;; IF([.J159]=&quot;l&quot;;&quot;LEMON&quot;; IF([.J159]=&quot;d&quot;;&quot;WATERMELON&quot;; &quot;&quot; ) ) ) ) ) ) ) )">
            <text:p/>
          </table:table-cell>
          <table:table-cell table:formula="of:=IF([.K159]=7;&quot;SEVEN&quot;; IF([.K159]=&quot;z&quot;;&quot;STAR&quot;; IF([.K159]=&quot;p&quot;;&quot;ORANGE&quot;; IF([.K159]=&quot;c&quot;;&quot;CHERRY&quot;; IF([.K159]=&quot;s&quot;;&quot;PLUM&quot;; IF([.K159]=&quot;g&quot;;&quot;GRAPE&quot;; IF([.K159]=&quot;l&quot;;&quot;LEMON&quot;; IF([.K159]=&quot;d&quot;;&quot;WATERMELON&quot;; &quot;&quot; ) ) ) ) ) ) ) )" office:value-type="string" office:string-value="STAR" calcext:value-type="string">
            <text:p>STAR</text:p>
          </table:table-cell>
          <table:table-cell table:number-columns-repeated="5"/>
          <table:table-cell office:value-type="string" calcext:value-type="string">
            <text:p>z</text:p>
          </table:table-cell>
        </table:table-row>
        <table:table-row table:style-name="ro1">
          <table:table-cell table:formula="of:=IF([.G160]=7;&quot;SEVEN&quot;; IF([.G160]=&quot;z&quot;;&quot;STAR&quot;; IF([.G160]=&quot;p&quot;;&quot;ORANGE&quot;; IF([.G160]=&quot;c&quot;;&quot;CHERRY&quot;; IF([.G160]=&quot;s&quot;;&quot;PLUM&quot;; IF([.G160]=&quot;g&quot;;&quot;GRAPE&quot;; IF([.G160]=&quot;l&quot;;&quot;LEMON&quot;; IF([.G160]=&quot;d&quot;;&quot;WATERMELON&quot;; &quot;&quot; ) ) ) ) ) ) ) )">
            <text:p/>
          </table:table-cell>
          <table:table-cell table:formula="of:=IF([.H160]=7;&quot;SEVEN&quot;; IF([.H160]=&quot;z&quot;;&quot;STAR&quot;; IF([.H160]=&quot;p&quot;;&quot;ORANGE&quot;; IF([.H160]=&quot;c&quot;;&quot;CHERRY&quot;; IF([.H160]=&quot;s&quot;;&quot;PLUM&quot;; IF([.H160]=&quot;g&quot;;&quot;GRAPE&quot;; IF([.H160]=&quot;l&quot;;&quot;LEMON&quot;; IF([.H160]=&quot;d&quot;;&quot;WATERMELON&quot;; &quot;&quot; ) ) ) ) ) ) ) )">
            <text:p/>
          </table:table-cell>
          <table:table-cell table:formula="of:=IF([.I160]=7;&quot;SEVEN&quot;; IF([.I160]=&quot;z&quot;;&quot;STAR&quot;; IF([.I160]=&quot;p&quot;;&quot;ORANGE&quot;; IF([.I160]=&quot;c&quot;;&quot;CHERRY&quot;; IF([.I160]=&quot;s&quot;;&quot;PLUM&quot;; IF([.I160]=&quot;g&quot;;&quot;GRAPE&quot;; IF([.I160]=&quot;l&quot;;&quot;LEMON&quot;; IF([.I160]=&quot;d&quot;;&quot;WATERMELON&quot;; &quot;&quot; ) ) ) ) ) ) ) )">
            <text:p/>
          </table:table-cell>
          <table:table-cell table:formula="of:=IF([.J160]=7;&quot;SEVEN&quot;; IF([.J160]=&quot;z&quot;;&quot;STAR&quot;; IF([.J160]=&quot;p&quot;;&quot;ORANGE&quot;; IF([.J160]=&quot;c&quot;;&quot;CHERRY&quot;; IF([.J160]=&quot;s&quot;;&quot;PLUM&quot;; IF([.J160]=&quot;g&quot;;&quot;GRAPE&quot;; IF([.J160]=&quot;l&quot;;&quot;LEMON&quot;; IF([.J160]=&quot;d&quot;;&quot;WATERMELON&quot;; &quot;&quot; ) ) ) ) ) ) ) )">
            <text:p/>
          </table:table-cell>
          <table:table-cell table:formula="of:=IF([.K160]=7;&quot;SEVEN&quot;; IF([.K160]=&quot;z&quot;;&quot;STAR&quot;; IF([.K160]=&quot;p&quot;;&quot;ORANGE&quot;; IF([.K160]=&quot;c&quot;;&quot;CHERRY&quot;; IF([.K160]=&quot;s&quot;;&quot;PLUM&quot;; IF([.K160]=&quot;g&quot;;&quot;GRAPE&quot;; IF([.K160]=&quot;l&quot;;&quot;LEMON&quot;; IF([.K160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5"/>
          <table:table-cell office:value-type="string" calcext:value-type="string">
            <text:p>c</text:p>
          </table:table-cell>
        </table:table-row>
        <table:table-row table:style-name="ro1">
          <table:table-cell table:formula="of:=IF([.G161]=7;&quot;SEVEN&quot;; IF([.G161]=&quot;z&quot;;&quot;STAR&quot;; IF([.G161]=&quot;p&quot;;&quot;ORANGE&quot;; IF([.G161]=&quot;c&quot;;&quot;CHERRY&quot;; IF([.G161]=&quot;s&quot;;&quot;PLUM&quot;; IF([.G161]=&quot;g&quot;;&quot;GRAPE&quot;; IF([.G161]=&quot;l&quot;;&quot;LEMON&quot;; IF([.G161]=&quot;d&quot;;&quot;WATERMELON&quot;; &quot;&quot; ) ) ) ) ) ) ) )">
            <text:p/>
          </table:table-cell>
          <table:table-cell table:formula="of:=IF([.H161]=7;&quot;SEVEN&quot;; IF([.H161]=&quot;z&quot;;&quot;STAR&quot;; IF([.H161]=&quot;p&quot;;&quot;ORANGE&quot;; IF([.H161]=&quot;c&quot;;&quot;CHERRY&quot;; IF([.H161]=&quot;s&quot;;&quot;PLUM&quot;; IF([.H161]=&quot;g&quot;;&quot;GRAPE&quot;; IF([.H161]=&quot;l&quot;;&quot;LEMON&quot;; IF([.H161]=&quot;d&quot;;&quot;WATERMELON&quot;; &quot;&quot; ) ) ) ) ) ) ) )">
            <text:p/>
          </table:table-cell>
          <table:table-cell table:formula="of:=IF([.I161]=7;&quot;SEVEN&quot;; IF([.I161]=&quot;z&quot;;&quot;STAR&quot;; IF([.I161]=&quot;p&quot;;&quot;ORANGE&quot;; IF([.I161]=&quot;c&quot;;&quot;CHERRY&quot;; IF([.I161]=&quot;s&quot;;&quot;PLUM&quot;; IF([.I161]=&quot;g&quot;;&quot;GRAPE&quot;; IF([.I161]=&quot;l&quot;;&quot;LEMON&quot;; IF([.I161]=&quot;d&quot;;&quot;WATERMELON&quot;; &quot;&quot; ) ) ) ) ) ) ) )">
            <text:p/>
          </table:table-cell>
          <table:table-cell table:formula="of:=IF([.J161]=7;&quot;SEVEN&quot;; IF([.J161]=&quot;z&quot;;&quot;STAR&quot;; IF([.J161]=&quot;p&quot;;&quot;ORANGE&quot;; IF([.J161]=&quot;c&quot;;&quot;CHERRY&quot;; IF([.J161]=&quot;s&quot;;&quot;PLUM&quot;; IF([.J161]=&quot;g&quot;;&quot;GRAPE&quot;; IF([.J161]=&quot;l&quot;;&quot;LEMON&quot;; IF([.J161]=&quot;d&quot;;&quot;WATERMELON&quot;; &quot;&quot; ) ) ) ) ) ) ) )">
            <text:p/>
          </table:table-cell>
          <table:table-cell table:formula="of:=IF([.K161]=7;&quot;SEVEN&quot;; IF([.K161]=&quot;z&quot;;&quot;STAR&quot;; IF([.K161]=&quot;p&quot;;&quot;ORANGE&quot;; IF([.K161]=&quot;c&quot;;&quot;CHERRY&quot;; IF([.K161]=&quot;s&quot;;&quot;PLUM&quot;; IF([.K161]=&quot;g&quot;;&quot;GRAPE&quot;; IF([.K161]=&quot;l&quot;;&quot;LEMON&quot;; IF([.K161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5"/>
          <table:table-cell office:value-type="string" calcext:value-type="string">
            <text:p>c</text:p>
          </table:table-cell>
        </table:table-row>
        <table:table-row table:style-name="ro1">
          <table:table-cell table:formula="of:=IF([.G162]=7;&quot;SEVEN&quot;; IF([.G162]=&quot;z&quot;;&quot;STAR&quot;; IF([.G162]=&quot;p&quot;;&quot;ORANGE&quot;; IF([.G162]=&quot;c&quot;;&quot;CHERRY&quot;; IF([.G162]=&quot;s&quot;;&quot;PLUM&quot;; IF([.G162]=&quot;g&quot;;&quot;GRAPE&quot;; IF([.G162]=&quot;l&quot;;&quot;LEMON&quot;; IF([.G162]=&quot;d&quot;;&quot;WATERMELON&quot;; &quot;&quot; ) ) ) ) ) ) ) )">
            <text:p/>
          </table:table-cell>
          <table:table-cell table:formula="of:=IF([.H162]=7;&quot;SEVEN&quot;; IF([.H162]=&quot;z&quot;;&quot;STAR&quot;; IF([.H162]=&quot;p&quot;;&quot;ORANGE&quot;; IF([.H162]=&quot;c&quot;;&quot;CHERRY&quot;; IF([.H162]=&quot;s&quot;;&quot;PLUM&quot;; IF([.H162]=&quot;g&quot;;&quot;GRAPE&quot;; IF([.H162]=&quot;l&quot;;&quot;LEMON&quot;; IF([.H162]=&quot;d&quot;;&quot;WATERMELON&quot;; &quot;&quot; ) ) ) ) ) ) ) )">
            <text:p/>
          </table:table-cell>
          <table:table-cell table:formula="of:=IF([.I162]=7;&quot;SEVEN&quot;; IF([.I162]=&quot;z&quot;;&quot;STAR&quot;; IF([.I162]=&quot;p&quot;;&quot;ORANGE&quot;; IF([.I162]=&quot;c&quot;;&quot;CHERRY&quot;; IF([.I162]=&quot;s&quot;;&quot;PLUM&quot;; IF([.I162]=&quot;g&quot;;&quot;GRAPE&quot;; IF([.I162]=&quot;l&quot;;&quot;LEMON&quot;; IF([.I162]=&quot;d&quot;;&quot;WATERMELON&quot;; &quot;&quot; ) ) ) ) ) ) ) )">
            <text:p/>
          </table:table-cell>
          <table:table-cell table:formula="of:=IF([.J162]=7;&quot;SEVEN&quot;; IF([.J162]=&quot;z&quot;;&quot;STAR&quot;; IF([.J162]=&quot;p&quot;;&quot;ORANGE&quot;; IF([.J162]=&quot;c&quot;;&quot;CHERRY&quot;; IF([.J162]=&quot;s&quot;;&quot;PLUM&quot;; IF([.J162]=&quot;g&quot;;&quot;GRAPE&quot;; IF([.J162]=&quot;l&quot;;&quot;LEMON&quot;; IF([.J162]=&quot;d&quot;;&quot;WATERMELON&quot;; &quot;&quot; ) ) ) ) ) ) ) )">
            <text:p/>
          </table:table-cell>
          <table:table-cell table:formula="of:=IF([.K162]=7;&quot;SEVEN&quot;; IF([.K162]=&quot;z&quot;;&quot;STAR&quot;; IF([.K162]=&quot;p&quot;;&quot;ORANGE&quot;; IF([.K162]=&quot;c&quot;;&quot;CHERRY&quot;; IF([.K162]=&quot;s&quot;;&quot;PLUM&quot;; IF([.K162]=&quot;g&quot;;&quot;GRAPE&quot;; IF([.K162]=&quot;l&quot;;&quot;LEMON&quot;; IF([.K162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5"/>
          <table:table-cell office:value-type="string" calcext:value-type="string">
            <text:p>c</text:p>
          </table:table-cell>
        </table:table-row>
        <table:table-row table:style-name="ro1">
          <table:table-cell table:formula="of:=IF([.G163]=7;&quot;SEVEN&quot;; IF([.G163]=&quot;z&quot;;&quot;STAR&quot;; IF([.G163]=&quot;p&quot;;&quot;ORANGE&quot;; IF([.G163]=&quot;c&quot;;&quot;CHERRY&quot;; IF([.G163]=&quot;s&quot;;&quot;PLUM&quot;; IF([.G163]=&quot;g&quot;;&quot;GRAPE&quot;; IF([.G163]=&quot;l&quot;;&quot;LEMON&quot;; IF([.G163]=&quot;d&quot;;&quot;WATERMELON&quot;; &quot;&quot; ) ) ) ) ) ) ) )">
            <text:p/>
          </table:table-cell>
          <table:table-cell table:formula="of:=IF([.H163]=7;&quot;SEVEN&quot;; IF([.H163]=&quot;z&quot;;&quot;STAR&quot;; IF([.H163]=&quot;p&quot;;&quot;ORANGE&quot;; IF([.H163]=&quot;c&quot;;&quot;CHERRY&quot;; IF([.H163]=&quot;s&quot;;&quot;PLUM&quot;; IF([.H163]=&quot;g&quot;;&quot;GRAPE&quot;; IF([.H163]=&quot;l&quot;;&quot;LEMON&quot;; IF([.H163]=&quot;d&quot;;&quot;WATERMELON&quot;; &quot;&quot; ) ) ) ) ) ) ) )">
            <text:p/>
          </table:table-cell>
          <table:table-cell table:formula="of:=IF([.I163]=7;&quot;SEVEN&quot;; IF([.I163]=&quot;z&quot;;&quot;STAR&quot;; IF([.I163]=&quot;p&quot;;&quot;ORANGE&quot;; IF([.I163]=&quot;c&quot;;&quot;CHERRY&quot;; IF([.I163]=&quot;s&quot;;&quot;PLUM&quot;; IF([.I163]=&quot;g&quot;;&quot;GRAPE&quot;; IF([.I163]=&quot;l&quot;;&quot;LEMON&quot;; IF([.I163]=&quot;d&quot;;&quot;WATERMELON&quot;; &quot;&quot; ) ) ) ) ) ) ) )">
            <text:p/>
          </table:table-cell>
          <table:table-cell table:formula="of:=IF([.J163]=7;&quot;SEVEN&quot;; IF([.J163]=&quot;z&quot;;&quot;STAR&quot;; IF([.J163]=&quot;p&quot;;&quot;ORANGE&quot;; IF([.J163]=&quot;c&quot;;&quot;CHERRY&quot;; IF([.J163]=&quot;s&quot;;&quot;PLUM&quot;; IF([.J163]=&quot;g&quot;;&quot;GRAPE&quot;; IF([.J163]=&quot;l&quot;;&quot;LEMON&quot;; IF([.J163]=&quot;d&quot;;&quot;WATERMELON&quot;; &quot;&quot; ) ) ) ) ) ) ) )">
            <text:p/>
          </table:table-cell>
          <table:table-cell table:formula="of:=IF([.K163]=7;&quot;SEVEN&quot;; IF([.K163]=&quot;z&quot;;&quot;STAR&quot;; IF([.K163]=&quot;p&quot;;&quot;ORANGE&quot;; IF([.K163]=&quot;c&quot;;&quot;CHERRY&quot;; IF([.K163]=&quot;s&quot;;&quot;PLUM&quot;; IF([.K163]=&quot;g&quot;;&quot;GRAPE&quot;; IF([.K163]=&quot;l&quot;;&quot;LEMON&quot;; IF([.K163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5"/>
          <table:table-cell office:value-type="string" calcext:value-type="string">
            <text:p>c</text:p>
          </table:table-cell>
        </table:table-row>
        <table:table-row table:style-name="ro1">
          <table:table-cell table:formula="of:=IF([.G164]=7;&quot;SEVEN&quot;; IF([.G164]=&quot;z&quot;;&quot;STAR&quot;; IF([.G164]=&quot;p&quot;;&quot;ORANGE&quot;; IF([.G164]=&quot;c&quot;;&quot;CHERRY&quot;; IF([.G164]=&quot;s&quot;;&quot;PLUM&quot;; IF([.G164]=&quot;g&quot;;&quot;GRAPE&quot;; IF([.G164]=&quot;l&quot;;&quot;LEMON&quot;; IF([.G164]=&quot;d&quot;;&quot;WATERMELON&quot;; &quot;&quot; ) ) ) ) ) ) ) )">
            <text:p/>
          </table:table-cell>
          <table:table-cell table:formula="of:=IF([.H164]=7;&quot;SEVEN&quot;; IF([.H164]=&quot;z&quot;;&quot;STAR&quot;; IF([.H164]=&quot;p&quot;;&quot;ORANGE&quot;; IF([.H164]=&quot;c&quot;;&quot;CHERRY&quot;; IF([.H164]=&quot;s&quot;;&quot;PLUM&quot;; IF([.H164]=&quot;g&quot;;&quot;GRAPE&quot;; IF([.H164]=&quot;l&quot;;&quot;LEMON&quot;; IF([.H164]=&quot;d&quot;;&quot;WATERMELON&quot;; &quot;&quot; ) ) ) ) ) ) ) )">
            <text:p/>
          </table:table-cell>
          <table:table-cell table:formula="of:=IF([.I164]=7;&quot;SEVEN&quot;; IF([.I164]=&quot;z&quot;;&quot;STAR&quot;; IF([.I164]=&quot;p&quot;;&quot;ORANGE&quot;; IF([.I164]=&quot;c&quot;;&quot;CHERRY&quot;; IF([.I164]=&quot;s&quot;;&quot;PLUM&quot;; IF([.I164]=&quot;g&quot;;&quot;GRAPE&quot;; IF([.I164]=&quot;l&quot;;&quot;LEMON&quot;; IF([.I164]=&quot;d&quot;;&quot;WATERMELON&quot;; &quot;&quot; ) ) ) ) ) ) ) )">
            <text:p/>
          </table:table-cell>
          <table:table-cell table:formula="of:=IF([.J164]=7;&quot;SEVEN&quot;; IF([.J164]=&quot;z&quot;;&quot;STAR&quot;; IF([.J164]=&quot;p&quot;;&quot;ORANGE&quot;; IF([.J164]=&quot;c&quot;;&quot;CHERRY&quot;; IF([.J164]=&quot;s&quot;;&quot;PLUM&quot;; IF([.J164]=&quot;g&quot;;&quot;GRAPE&quot;; IF([.J164]=&quot;l&quot;;&quot;LEMON&quot;; IF([.J164]=&quot;d&quot;;&quot;WATERMELON&quot;; &quot;&quot; ) ) ) ) ) ) ) )">
            <text:p/>
          </table:table-cell>
          <table:table-cell table:formula="of:=IF([.K164]=7;&quot;SEVEN&quot;; IF([.K164]=&quot;z&quot;;&quot;STAR&quot;; IF([.K164]=&quot;p&quot;;&quot;ORANGE&quot;; IF([.K164]=&quot;c&quot;;&quot;CHERRY&quot;; IF([.K164]=&quot;s&quot;;&quot;PLUM&quot;; IF([.K164]=&quot;g&quot;;&quot;GRAPE&quot;; IF([.K164]=&quot;l&quot;;&quot;LEMON&quot;; IF([.K164]=&quot;d&quot;;&quot;WATERMELON&quot;; &quot;&quot; ) ) ) ) ) ) ) )" office:value-type="string" office:string-value="WATERMELON" calcext:value-type="string">
            <text:p>WATERMELON</text:p>
          </table:table-cell>
          <table:table-cell table:number-columns-repeated="5"/>
          <table:table-cell office:value-type="string" calcext:value-type="string">
            <text:p>d</text:p>
          </table:table-cell>
        </table:table-row>
        <table:table-row table:style-name="ro1">
          <table:table-cell table:formula="of:=IF([.G165]=7;&quot;SEVEN&quot;; IF([.G165]=&quot;z&quot;;&quot;STAR&quot;; IF([.G165]=&quot;p&quot;;&quot;ORANGE&quot;; IF([.G165]=&quot;c&quot;;&quot;CHERRY&quot;; IF([.G165]=&quot;s&quot;;&quot;PLUM&quot;; IF([.G165]=&quot;g&quot;;&quot;GRAPE&quot;; IF([.G165]=&quot;l&quot;;&quot;LEMON&quot;; IF([.G165]=&quot;d&quot;;&quot;WATERMELON&quot;; &quot;&quot; ) ) ) ) ) ) ) )">
            <text:p/>
          </table:table-cell>
          <table:table-cell table:formula="of:=IF([.H165]=7;&quot;SEVEN&quot;; IF([.H165]=&quot;z&quot;;&quot;STAR&quot;; IF([.H165]=&quot;p&quot;;&quot;ORANGE&quot;; IF([.H165]=&quot;c&quot;;&quot;CHERRY&quot;; IF([.H165]=&quot;s&quot;;&quot;PLUM&quot;; IF([.H165]=&quot;g&quot;;&quot;GRAPE&quot;; IF([.H165]=&quot;l&quot;;&quot;LEMON&quot;; IF([.H165]=&quot;d&quot;;&quot;WATERMELON&quot;; &quot;&quot; ) ) ) ) ) ) ) )">
            <text:p/>
          </table:table-cell>
          <table:table-cell table:formula="of:=IF([.I165]=7;&quot;SEVEN&quot;; IF([.I165]=&quot;z&quot;;&quot;STAR&quot;; IF([.I165]=&quot;p&quot;;&quot;ORANGE&quot;; IF([.I165]=&quot;c&quot;;&quot;CHERRY&quot;; IF([.I165]=&quot;s&quot;;&quot;PLUM&quot;; IF([.I165]=&quot;g&quot;;&quot;GRAPE&quot;; IF([.I165]=&quot;l&quot;;&quot;LEMON&quot;; IF([.I165]=&quot;d&quot;;&quot;WATERMELON&quot;; &quot;&quot; ) ) ) ) ) ) ) )">
            <text:p/>
          </table:table-cell>
          <table:table-cell table:formula="of:=IF([.J165]=7;&quot;SEVEN&quot;; IF([.J165]=&quot;z&quot;;&quot;STAR&quot;; IF([.J165]=&quot;p&quot;;&quot;ORANGE&quot;; IF([.J165]=&quot;c&quot;;&quot;CHERRY&quot;; IF([.J165]=&quot;s&quot;;&quot;PLUM&quot;; IF([.J165]=&quot;g&quot;;&quot;GRAPE&quot;; IF([.J165]=&quot;l&quot;;&quot;LEMON&quot;; IF([.J165]=&quot;d&quot;;&quot;WATERMELON&quot;; &quot;&quot; ) ) ) ) ) ) ) )">
            <text:p/>
          </table:table-cell>
          <table:table-cell table:formula="of:=IF([.K165]=7;&quot;SEVEN&quot;; IF([.K165]=&quot;z&quot;;&quot;STAR&quot;; IF([.K165]=&quot;p&quot;;&quot;ORANGE&quot;; IF([.K165]=&quot;c&quot;;&quot;CHERRY&quot;; IF([.K165]=&quot;s&quot;;&quot;PLUM&quot;; IF([.K165]=&quot;g&quot;;&quot;GRAPE&quot;; IF([.K165]=&quot;l&quot;;&quot;LEMON&quot;; IF([.K165]=&quot;d&quot;;&quot;WATERMELON&quot;; &quot;&quot; ) ) ) ) ) ) ) )" office:value-type="string" office:string-value="WATERMELON" calcext:value-type="string">
            <text:p>WATERMELON</text:p>
          </table:table-cell>
          <table:table-cell table:number-columns-repeated="5"/>
          <table:table-cell office:value-type="string" calcext:value-type="string">
            <text:p>d</text:p>
          </table:table-cell>
        </table:table-row>
        <table:table-row table:style-name="ro1">
          <table:table-cell table:formula="of:=IF([.G166]=7;&quot;SEVEN&quot;; IF([.G166]=&quot;z&quot;;&quot;STAR&quot;; IF([.G166]=&quot;p&quot;;&quot;ORANGE&quot;; IF([.G166]=&quot;c&quot;;&quot;CHERRY&quot;; IF([.G166]=&quot;s&quot;;&quot;PLUM&quot;; IF([.G166]=&quot;g&quot;;&quot;GRAPE&quot;; IF([.G166]=&quot;l&quot;;&quot;LEMON&quot;; IF([.G166]=&quot;d&quot;;&quot;WATERMELON&quot;; &quot;&quot; ) ) ) ) ) ) ) )">
            <text:p/>
          </table:table-cell>
          <table:table-cell table:formula="of:=IF([.H166]=7;&quot;SEVEN&quot;; IF([.H166]=&quot;z&quot;;&quot;STAR&quot;; IF([.H166]=&quot;p&quot;;&quot;ORANGE&quot;; IF([.H166]=&quot;c&quot;;&quot;CHERRY&quot;; IF([.H166]=&quot;s&quot;;&quot;PLUM&quot;; IF([.H166]=&quot;g&quot;;&quot;GRAPE&quot;; IF([.H166]=&quot;l&quot;;&quot;LEMON&quot;; IF([.H166]=&quot;d&quot;;&quot;WATERMELON&quot;; &quot;&quot; ) ) ) ) ) ) ) )">
            <text:p/>
          </table:table-cell>
          <table:table-cell table:formula="of:=IF([.I166]=7;&quot;SEVEN&quot;; IF([.I166]=&quot;z&quot;;&quot;STAR&quot;; IF([.I166]=&quot;p&quot;;&quot;ORANGE&quot;; IF([.I166]=&quot;c&quot;;&quot;CHERRY&quot;; IF([.I166]=&quot;s&quot;;&quot;PLUM&quot;; IF([.I166]=&quot;g&quot;;&quot;GRAPE&quot;; IF([.I166]=&quot;l&quot;;&quot;LEMON&quot;; IF([.I166]=&quot;d&quot;;&quot;WATERMELON&quot;; &quot;&quot; ) ) ) ) ) ) ) )">
            <text:p/>
          </table:table-cell>
          <table:table-cell table:formula="of:=IF([.J166]=7;&quot;SEVEN&quot;; IF([.J166]=&quot;z&quot;;&quot;STAR&quot;; IF([.J166]=&quot;p&quot;;&quot;ORANGE&quot;; IF([.J166]=&quot;c&quot;;&quot;CHERRY&quot;; IF([.J166]=&quot;s&quot;;&quot;PLUM&quot;; IF([.J166]=&quot;g&quot;;&quot;GRAPE&quot;; IF([.J166]=&quot;l&quot;;&quot;LEMON&quot;; IF([.J166]=&quot;d&quot;;&quot;WATERMELON&quot;; &quot;&quot; ) ) ) ) ) ) ) )">
            <text:p/>
          </table:table-cell>
          <table:table-cell table:formula="of:=IF([.K166]=7;&quot;SEVEN&quot;; IF([.K166]=&quot;z&quot;;&quot;STAR&quot;; IF([.K166]=&quot;p&quot;;&quot;ORANGE&quot;; IF([.K166]=&quot;c&quot;;&quot;CHERRY&quot;; IF([.K166]=&quot;s&quot;;&quot;PLUM&quot;; IF([.K166]=&quot;g&quot;;&quot;GRAPE&quot;; IF([.K166]=&quot;l&quot;;&quot;LEMON&quot;; IF([.K166]=&quot;d&quot;;&quot;WATERMELON&quot;; &quot;&quot; ) ) ) ) ) ) ) )" office:value-type="string" office:string-value="WATERMELON" calcext:value-type="string">
            <text:p>WATERMELON</text:p>
          </table:table-cell>
          <table:table-cell table:number-columns-repeated="5"/>
          <table:table-cell office:value-type="string" calcext:value-type="string">
            <text:p>d</text:p>
          </table:table-cell>
        </table:table-row>
        <table:table-row table:style-name="ro1">
          <table:table-cell table:formula="of:=IF([.G167]=7;&quot;SEVEN&quot;; IF([.G167]=&quot;z&quot;;&quot;STAR&quot;; IF([.G167]=&quot;p&quot;;&quot;ORANGE&quot;; IF([.G167]=&quot;c&quot;;&quot;CHERRY&quot;; IF([.G167]=&quot;s&quot;;&quot;PLUM&quot;; IF([.G167]=&quot;g&quot;;&quot;GRAPE&quot;; IF([.G167]=&quot;l&quot;;&quot;LEMON&quot;; IF([.G167]=&quot;d&quot;;&quot;WATERMELON&quot;; &quot;&quot; ) ) ) ) ) ) ) )">
            <text:p/>
          </table:table-cell>
          <table:table-cell table:formula="of:=IF([.H167]=7;&quot;SEVEN&quot;; IF([.H167]=&quot;z&quot;;&quot;STAR&quot;; IF([.H167]=&quot;p&quot;;&quot;ORANGE&quot;; IF([.H167]=&quot;c&quot;;&quot;CHERRY&quot;; IF([.H167]=&quot;s&quot;;&quot;PLUM&quot;; IF([.H167]=&quot;g&quot;;&quot;GRAPE&quot;; IF([.H167]=&quot;l&quot;;&quot;LEMON&quot;; IF([.H167]=&quot;d&quot;;&quot;WATERMELON&quot;; &quot;&quot; ) ) ) ) ) ) ) )">
            <text:p/>
          </table:table-cell>
          <table:table-cell table:formula="of:=IF([.I167]=7;&quot;SEVEN&quot;; IF([.I167]=&quot;z&quot;;&quot;STAR&quot;; IF([.I167]=&quot;p&quot;;&quot;ORANGE&quot;; IF([.I167]=&quot;c&quot;;&quot;CHERRY&quot;; IF([.I167]=&quot;s&quot;;&quot;PLUM&quot;; IF([.I167]=&quot;g&quot;;&quot;GRAPE&quot;; IF([.I167]=&quot;l&quot;;&quot;LEMON&quot;; IF([.I167]=&quot;d&quot;;&quot;WATERMELON&quot;; &quot;&quot; ) ) ) ) ) ) ) )">
            <text:p/>
          </table:table-cell>
          <table:table-cell table:formula="of:=IF([.J167]=7;&quot;SEVEN&quot;; IF([.J167]=&quot;z&quot;;&quot;STAR&quot;; IF([.J167]=&quot;p&quot;;&quot;ORANGE&quot;; IF([.J167]=&quot;c&quot;;&quot;CHERRY&quot;; IF([.J167]=&quot;s&quot;;&quot;PLUM&quot;; IF([.J167]=&quot;g&quot;;&quot;GRAPE&quot;; IF([.J167]=&quot;l&quot;;&quot;LEMON&quot;; IF([.J167]=&quot;d&quot;;&quot;WATERMELON&quot;; &quot;&quot; ) ) ) ) ) ) ) )">
            <text:p/>
          </table:table-cell>
          <table:table-cell table:formula="of:=IF([.K167]=7;&quot;SEVEN&quot;; IF([.K167]=&quot;z&quot;;&quot;STAR&quot;; IF([.K167]=&quot;p&quot;;&quot;ORANGE&quot;; IF([.K167]=&quot;c&quot;;&quot;CHERRY&quot;; IF([.K167]=&quot;s&quot;;&quot;PLUM&quot;; IF([.K167]=&quot;g&quot;;&quot;GRAPE&quot;; IF([.K167]=&quot;l&quot;;&quot;LEMON&quot;; IF([.K167]=&quot;d&quot;;&quot;WATERMELON&quot;; &quot;&quot; ) ) ) ) ) ) ) )" office:value-type="string" office:string-value="WATERMELON" calcext:value-type="string">
            <text:p>WATERMELON</text:p>
          </table:table-cell>
          <table:table-cell table:number-columns-repeated="5"/>
          <table:table-cell office:value-type="string" calcext:value-type="string">
            <text:p>d</text:p>
          </table:table-cell>
        </table:table-row>
        <table:table-row table:style-name="ro1">
          <table:table-cell table:formula="of:=IF([.G168]=7;&quot;SEVEN&quot;; IF([.G168]=&quot;z&quot;;&quot;STAR&quot;; IF([.G168]=&quot;p&quot;;&quot;ORANGE&quot;; IF([.G168]=&quot;c&quot;;&quot;CHERRY&quot;; IF([.G168]=&quot;s&quot;;&quot;PLUM&quot;; IF([.G168]=&quot;g&quot;;&quot;GRAPE&quot;; IF([.G168]=&quot;l&quot;;&quot;LEMON&quot;; IF([.G168]=&quot;d&quot;;&quot;WATERMELON&quot;; &quot;&quot; ) ) ) ) ) ) ) )">
            <text:p/>
          </table:table-cell>
          <table:table-cell table:formula="of:=IF([.H168]=7;&quot;SEVEN&quot;; IF([.H168]=&quot;z&quot;;&quot;STAR&quot;; IF([.H168]=&quot;p&quot;;&quot;ORANGE&quot;; IF([.H168]=&quot;c&quot;;&quot;CHERRY&quot;; IF([.H168]=&quot;s&quot;;&quot;PLUM&quot;; IF([.H168]=&quot;g&quot;;&quot;GRAPE&quot;; IF([.H168]=&quot;l&quot;;&quot;LEMON&quot;; IF([.H168]=&quot;d&quot;;&quot;WATERMELON&quot;; &quot;&quot; ) ) ) ) ) ) ) )">
            <text:p/>
          </table:table-cell>
          <table:table-cell table:formula="of:=IF([.I168]=7;&quot;SEVEN&quot;; IF([.I168]=&quot;z&quot;;&quot;STAR&quot;; IF([.I168]=&quot;p&quot;;&quot;ORANGE&quot;; IF([.I168]=&quot;c&quot;;&quot;CHERRY&quot;; IF([.I168]=&quot;s&quot;;&quot;PLUM&quot;; IF([.I168]=&quot;g&quot;;&quot;GRAPE&quot;; IF([.I168]=&quot;l&quot;;&quot;LEMON&quot;; IF([.I168]=&quot;d&quot;;&quot;WATERMELON&quot;; &quot;&quot; ) ) ) ) ) ) ) )">
            <text:p/>
          </table:table-cell>
          <table:table-cell table:formula="of:=IF([.J168]=7;&quot;SEVEN&quot;; IF([.J168]=&quot;z&quot;;&quot;STAR&quot;; IF([.J168]=&quot;p&quot;;&quot;ORANGE&quot;; IF([.J168]=&quot;c&quot;;&quot;CHERRY&quot;; IF([.J168]=&quot;s&quot;;&quot;PLUM&quot;; IF([.J168]=&quot;g&quot;;&quot;GRAPE&quot;; IF([.J168]=&quot;l&quot;;&quot;LEMON&quot;; IF([.J168]=&quot;d&quot;;&quot;WATERMELON&quot;; &quot;&quot; ) ) ) ) ) ) ) )">
            <text:p/>
          </table:table-cell>
          <table:table-cell table:formula="of:=IF([.K168]=7;&quot;SEVEN&quot;; IF([.K168]=&quot;z&quot;;&quot;STAR&quot;; IF([.K168]=&quot;p&quot;;&quot;ORANGE&quot;; IF([.K168]=&quot;c&quot;;&quot;CHERRY&quot;; IF([.K168]=&quot;s&quot;;&quot;PLUM&quot;; IF([.K168]=&quot;g&quot;;&quot;GRAPE&quot;; IF([.K168]=&quot;l&quot;;&quot;LEMON&quot;; IF([.K168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1">
          <table:table-cell table:formula="of:=IF([.G169]=7;&quot;SEVEN&quot;; IF([.G169]=&quot;z&quot;;&quot;STAR&quot;; IF([.G169]=&quot;p&quot;;&quot;ORANGE&quot;; IF([.G169]=&quot;c&quot;;&quot;CHERRY&quot;; IF([.G169]=&quot;s&quot;;&quot;PLUM&quot;; IF([.G169]=&quot;g&quot;;&quot;GRAPE&quot;; IF([.G169]=&quot;l&quot;;&quot;LEMON&quot;; IF([.G169]=&quot;d&quot;;&quot;WATERMELON&quot;; &quot;&quot; ) ) ) ) ) ) ) )">
            <text:p/>
          </table:table-cell>
          <table:table-cell table:formula="of:=IF([.H169]=7;&quot;SEVEN&quot;; IF([.H169]=&quot;z&quot;;&quot;STAR&quot;; IF([.H169]=&quot;p&quot;;&quot;ORANGE&quot;; IF([.H169]=&quot;c&quot;;&quot;CHERRY&quot;; IF([.H169]=&quot;s&quot;;&quot;PLUM&quot;; IF([.H169]=&quot;g&quot;;&quot;GRAPE&quot;; IF([.H169]=&quot;l&quot;;&quot;LEMON&quot;; IF([.H169]=&quot;d&quot;;&quot;WATERMELON&quot;; &quot;&quot; ) ) ) ) ) ) ) )">
            <text:p/>
          </table:table-cell>
          <table:table-cell table:formula="of:=IF([.I169]=7;&quot;SEVEN&quot;; IF([.I169]=&quot;z&quot;;&quot;STAR&quot;; IF([.I169]=&quot;p&quot;;&quot;ORANGE&quot;; IF([.I169]=&quot;c&quot;;&quot;CHERRY&quot;; IF([.I169]=&quot;s&quot;;&quot;PLUM&quot;; IF([.I169]=&quot;g&quot;;&quot;GRAPE&quot;; IF([.I169]=&quot;l&quot;;&quot;LEMON&quot;; IF([.I169]=&quot;d&quot;;&quot;WATERMELON&quot;; &quot;&quot; ) ) ) ) ) ) ) )">
            <text:p/>
          </table:table-cell>
          <table:table-cell table:formula="of:=IF([.J169]=7;&quot;SEVEN&quot;; IF([.J169]=&quot;z&quot;;&quot;STAR&quot;; IF([.J169]=&quot;p&quot;;&quot;ORANGE&quot;; IF([.J169]=&quot;c&quot;;&quot;CHERRY&quot;; IF([.J169]=&quot;s&quot;;&quot;PLUM&quot;; IF([.J169]=&quot;g&quot;;&quot;GRAPE&quot;; IF([.J169]=&quot;l&quot;;&quot;LEMON&quot;; IF([.J169]=&quot;d&quot;;&quot;WATERMELON&quot;; &quot;&quot; ) ) ) ) ) ) ) )">
            <text:p/>
          </table:table-cell>
          <table:table-cell table:formula="of:=IF([.K169]=7;&quot;SEVEN&quot;; IF([.K169]=&quot;z&quot;;&quot;STAR&quot;; IF([.K169]=&quot;p&quot;;&quot;ORANGE&quot;; IF([.K169]=&quot;c&quot;;&quot;CHERRY&quot;; IF([.K169]=&quot;s&quot;;&quot;PLUM&quot;; IF([.K169]=&quot;g&quot;;&quot;GRAPE&quot;; IF([.K169]=&quot;l&quot;;&quot;LEMON&quot;; IF([.K169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1">
          <table:table-cell table:formula="of:=IF([.G170]=7;&quot;SEVEN&quot;; IF([.G170]=&quot;z&quot;;&quot;STAR&quot;; IF([.G170]=&quot;p&quot;;&quot;ORANGE&quot;; IF([.G170]=&quot;c&quot;;&quot;CHERRY&quot;; IF([.G170]=&quot;s&quot;;&quot;PLUM&quot;; IF([.G170]=&quot;g&quot;;&quot;GRAPE&quot;; IF([.G170]=&quot;l&quot;;&quot;LEMON&quot;; IF([.G170]=&quot;d&quot;;&quot;WATERMELON&quot;; &quot;&quot; ) ) ) ) ) ) ) )">
            <text:p/>
          </table:table-cell>
          <table:table-cell table:formula="of:=IF([.H170]=7;&quot;SEVEN&quot;; IF([.H170]=&quot;z&quot;;&quot;STAR&quot;; IF([.H170]=&quot;p&quot;;&quot;ORANGE&quot;; IF([.H170]=&quot;c&quot;;&quot;CHERRY&quot;; IF([.H170]=&quot;s&quot;;&quot;PLUM&quot;; IF([.H170]=&quot;g&quot;;&quot;GRAPE&quot;; IF([.H170]=&quot;l&quot;;&quot;LEMON&quot;; IF([.H170]=&quot;d&quot;;&quot;WATERMELON&quot;; &quot;&quot; ) ) ) ) ) ) ) )">
            <text:p/>
          </table:table-cell>
          <table:table-cell table:formula="of:=IF([.I170]=7;&quot;SEVEN&quot;; IF([.I170]=&quot;z&quot;;&quot;STAR&quot;; IF([.I170]=&quot;p&quot;;&quot;ORANGE&quot;; IF([.I170]=&quot;c&quot;;&quot;CHERRY&quot;; IF([.I170]=&quot;s&quot;;&quot;PLUM&quot;; IF([.I170]=&quot;g&quot;;&quot;GRAPE&quot;; IF([.I170]=&quot;l&quot;;&quot;LEMON&quot;; IF([.I170]=&quot;d&quot;;&quot;WATERMELON&quot;; &quot;&quot; ) ) ) ) ) ) ) )">
            <text:p/>
          </table:table-cell>
          <table:table-cell table:formula="of:=IF([.J170]=7;&quot;SEVEN&quot;; IF([.J170]=&quot;z&quot;;&quot;STAR&quot;; IF([.J170]=&quot;p&quot;;&quot;ORANGE&quot;; IF([.J170]=&quot;c&quot;;&quot;CHERRY&quot;; IF([.J170]=&quot;s&quot;;&quot;PLUM&quot;; IF([.J170]=&quot;g&quot;;&quot;GRAPE&quot;; IF([.J170]=&quot;l&quot;;&quot;LEMON&quot;; IF([.J170]=&quot;d&quot;;&quot;WATERMELON&quot;; &quot;&quot; ) ) ) ) ) ) ) )">
            <text:p/>
          </table:table-cell>
          <table:table-cell table:formula="of:=IF([.K170]=7;&quot;SEVEN&quot;; IF([.K170]=&quot;z&quot;;&quot;STAR&quot;; IF([.K170]=&quot;p&quot;;&quot;ORANGE&quot;; IF([.K170]=&quot;c&quot;;&quot;CHERRY&quot;; IF([.K170]=&quot;s&quot;;&quot;PLUM&quot;; IF([.K170]=&quot;g&quot;;&quot;GRAPE&quot;; IF([.K170]=&quot;l&quot;;&quot;LEMON&quot;; IF([.K170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1">
          <table:table-cell table:formula="of:=IF([.G171]=7;&quot;SEVEN&quot;; IF([.G171]=&quot;z&quot;;&quot;STAR&quot;; IF([.G171]=&quot;p&quot;;&quot;ORANGE&quot;; IF([.G171]=&quot;c&quot;;&quot;CHERRY&quot;; IF([.G171]=&quot;s&quot;;&quot;PLUM&quot;; IF([.G171]=&quot;g&quot;;&quot;GRAPE&quot;; IF([.G171]=&quot;l&quot;;&quot;LEMON&quot;; IF([.G171]=&quot;d&quot;;&quot;WATERMELON&quot;; &quot;&quot; ) ) ) ) ) ) ) )">
            <text:p/>
          </table:table-cell>
          <table:table-cell table:formula="of:=IF([.H171]=7;&quot;SEVEN&quot;; IF([.H171]=&quot;z&quot;;&quot;STAR&quot;; IF([.H171]=&quot;p&quot;;&quot;ORANGE&quot;; IF([.H171]=&quot;c&quot;;&quot;CHERRY&quot;; IF([.H171]=&quot;s&quot;;&quot;PLUM&quot;; IF([.H171]=&quot;g&quot;;&quot;GRAPE&quot;; IF([.H171]=&quot;l&quot;;&quot;LEMON&quot;; IF([.H171]=&quot;d&quot;;&quot;WATERMELON&quot;; &quot;&quot; ) ) ) ) ) ) ) )">
            <text:p/>
          </table:table-cell>
          <table:table-cell table:formula="of:=IF([.I171]=7;&quot;SEVEN&quot;; IF([.I171]=&quot;z&quot;;&quot;STAR&quot;; IF([.I171]=&quot;p&quot;;&quot;ORANGE&quot;; IF([.I171]=&quot;c&quot;;&quot;CHERRY&quot;; IF([.I171]=&quot;s&quot;;&quot;PLUM&quot;; IF([.I171]=&quot;g&quot;;&quot;GRAPE&quot;; IF([.I171]=&quot;l&quot;;&quot;LEMON&quot;; IF([.I171]=&quot;d&quot;;&quot;WATERMELON&quot;; &quot;&quot; ) ) ) ) ) ) ) )">
            <text:p/>
          </table:table-cell>
          <table:table-cell table:formula="of:=IF([.J171]=7;&quot;SEVEN&quot;; IF([.J171]=&quot;z&quot;;&quot;STAR&quot;; IF([.J171]=&quot;p&quot;;&quot;ORANGE&quot;; IF([.J171]=&quot;c&quot;;&quot;CHERRY&quot;; IF([.J171]=&quot;s&quot;;&quot;PLUM&quot;; IF([.J171]=&quot;g&quot;;&quot;GRAPE&quot;; IF([.J171]=&quot;l&quot;;&quot;LEMON&quot;; IF([.J171]=&quot;d&quot;;&quot;WATERMELON&quot;; &quot;&quot; ) ) ) ) ) ) ) )">
            <text:p/>
          </table:table-cell>
          <table:table-cell table:formula="of:=IF([.K171]=7;&quot;SEVEN&quot;; IF([.K171]=&quot;z&quot;;&quot;STAR&quot;; IF([.K171]=&quot;p&quot;;&quot;ORANGE&quot;; IF([.K171]=&quot;c&quot;;&quot;CHERRY&quot;; IF([.K171]=&quot;s&quot;;&quot;PLUM&quot;; IF([.K171]=&quot;g&quot;;&quot;GRAPE&quot;; IF([.K171]=&quot;l&quot;;&quot;LEMON&quot;; IF([.K171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1">
          <table:table-cell table:formula="of:=IF([.G172]=7;&quot;SEVEN&quot;; IF([.G172]=&quot;z&quot;;&quot;STAR&quot;; IF([.G172]=&quot;p&quot;;&quot;ORANGE&quot;; IF([.G172]=&quot;c&quot;;&quot;CHERRY&quot;; IF([.G172]=&quot;s&quot;;&quot;PLUM&quot;; IF([.G172]=&quot;g&quot;;&quot;GRAPE&quot;; IF([.G172]=&quot;l&quot;;&quot;LEMON&quot;; IF([.G172]=&quot;d&quot;;&quot;WATERMELON&quot;; &quot;&quot; ) ) ) ) ) ) ) )">
            <text:p/>
          </table:table-cell>
          <table:table-cell table:formula="of:=IF([.H172]=7;&quot;SEVEN&quot;; IF([.H172]=&quot;z&quot;;&quot;STAR&quot;; IF([.H172]=&quot;p&quot;;&quot;ORANGE&quot;; IF([.H172]=&quot;c&quot;;&quot;CHERRY&quot;; IF([.H172]=&quot;s&quot;;&quot;PLUM&quot;; IF([.H172]=&quot;g&quot;;&quot;GRAPE&quot;; IF([.H172]=&quot;l&quot;;&quot;LEMON&quot;; IF([.H172]=&quot;d&quot;;&quot;WATERMELON&quot;; &quot;&quot; ) ) ) ) ) ) ) )">
            <text:p/>
          </table:table-cell>
          <table:table-cell table:formula="of:=IF([.I172]=7;&quot;SEVEN&quot;; IF([.I172]=&quot;z&quot;;&quot;STAR&quot;; IF([.I172]=&quot;p&quot;;&quot;ORANGE&quot;; IF([.I172]=&quot;c&quot;;&quot;CHERRY&quot;; IF([.I172]=&quot;s&quot;;&quot;PLUM&quot;; IF([.I172]=&quot;g&quot;;&quot;GRAPE&quot;; IF([.I172]=&quot;l&quot;;&quot;LEMON&quot;; IF([.I172]=&quot;d&quot;;&quot;WATERMELON&quot;; &quot;&quot; ) ) ) ) ) ) ) )">
            <text:p/>
          </table:table-cell>
          <table:table-cell table:formula="of:=IF([.J172]=7;&quot;SEVEN&quot;; IF([.J172]=&quot;z&quot;;&quot;STAR&quot;; IF([.J172]=&quot;p&quot;;&quot;ORANGE&quot;; IF([.J172]=&quot;c&quot;;&quot;CHERRY&quot;; IF([.J172]=&quot;s&quot;;&quot;PLUM&quot;; IF([.J172]=&quot;g&quot;;&quot;GRAPE&quot;; IF([.J172]=&quot;l&quot;;&quot;LEMON&quot;; IF([.J172]=&quot;d&quot;;&quot;WATERMELON&quot;; &quot;&quot; ) ) ) ) ) ) ) )">
            <text:p/>
          </table:table-cell>
          <table:table-cell table:formula="of:=IF([.K172]=7;&quot;SEVEN&quot;; IF([.K172]=&quot;z&quot;;&quot;STAR&quot;; IF([.K172]=&quot;p&quot;;&quot;ORANGE&quot;; IF([.K172]=&quot;c&quot;;&quot;CHERRY&quot;; IF([.K172]=&quot;s&quot;;&quot;PLUM&quot;; IF([.K172]=&quot;g&quot;;&quot;GRAPE&quot;; IF([.K172]=&quot;l&quot;;&quot;LEMON&quot;; IF([.K172]=&quot;d&quot;;&quot;WATERMELON&quot;; &quot;&quot; ) ) ) ) ) ) ) )" office:value-type="string" office:string-value="PLUM" calcext:value-type="string">
            <text:p>PLUM</text:p>
          </table:table-cell>
          <table:table-cell table:number-columns-repeated="5"/>
          <table:table-cell office:value-type="string" calcext:value-type="string">
            <text:p>s</text:p>
          </table:table-cell>
        </table:table-row>
        <table:table-row table:style-name="ro1">
          <table:table-cell table:formula="of:=IF([.G173]=7;&quot;SEVEN&quot;; IF([.G173]=&quot;z&quot;;&quot;STAR&quot;; IF([.G173]=&quot;p&quot;;&quot;ORANGE&quot;; IF([.G173]=&quot;c&quot;;&quot;CHERRY&quot;; IF([.G173]=&quot;s&quot;;&quot;PLUM&quot;; IF([.G173]=&quot;g&quot;;&quot;GRAPE&quot;; IF([.G173]=&quot;l&quot;;&quot;LEMON&quot;; IF([.G173]=&quot;d&quot;;&quot;WATERMELON&quot;; &quot;&quot; ) ) ) ) ) ) ) )">
            <text:p/>
          </table:table-cell>
          <table:table-cell table:formula="of:=IF([.H173]=7;&quot;SEVEN&quot;; IF([.H173]=&quot;z&quot;;&quot;STAR&quot;; IF([.H173]=&quot;p&quot;;&quot;ORANGE&quot;; IF([.H173]=&quot;c&quot;;&quot;CHERRY&quot;; IF([.H173]=&quot;s&quot;;&quot;PLUM&quot;; IF([.H173]=&quot;g&quot;;&quot;GRAPE&quot;; IF([.H173]=&quot;l&quot;;&quot;LEMON&quot;; IF([.H173]=&quot;d&quot;;&quot;WATERMELON&quot;; &quot;&quot; ) ) ) ) ) ) ) )">
            <text:p/>
          </table:table-cell>
          <table:table-cell table:formula="of:=IF([.I173]=7;&quot;SEVEN&quot;; IF([.I173]=&quot;z&quot;;&quot;STAR&quot;; IF([.I173]=&quot;p&quot;;&quot;ORANGE&quot;; IF([.I173]=&quot;c&quot;;&quot;CHERRY&quot;; IF([.I173]=&quot;s&quot;;&quot;PLUM&quot;; IF([.I173]=&quot;g&quot;;&quot;GRAPE&quot;; IF([.I173]=&quot;l&quot;;&quot;LEMON&quot;; IF([.I173]=&quot;d&quot;;&quot;WATERMELON&quot;; &quot;&quot; ) ) ) ) ) ) ) )">
            <text:p/>
          </table:table-cell>
          <table:table-cell table:formula="of:=IF([.J173]=7;&quot;SEVEN&quot;; IF([.J173]=&quot;z&quot;;&quot;STAR&quot;; IF([.J173]=&quot;p&quot;;&quot;ORANGE&quot;; IF([.J173]=&quot;c&quot;;&quot;CHERRY&quot;; IF([.J173]=&quot;s&quot;;&quot;PLUM&quot;; IF([.J173]=&quot;g&quot;;&quot;GRAPE&quot;; IF([.J173]=&quot;l&quot;;&quot;LEMON&quot;; IF([.J173]=&quot;d&quot;;&quot;WATERMELON&quot;; &quot;&quot; ) ) ) ) ) ) ) )">
            <text:p/>
          </table:table-cell>
          <table:table-cell table:formula="of:=IF([.K173]=7;&quot;SEVEN&quot;; IF([.K173]=&quot;z&quot;;&quot;STAR&quot;; IF([.K173]=&quot;p&quot;;&quot;ORANGE&quot;; IF([.K173]=&quot;c&quot;;&quot;CHERRY&quot;; IF([.K173]=&quot;s&quot;;&quot;PLUM&quot;; IF([.K173]=&quot;g&quot;;&quot;GRAPE&quot;; IF([.K173]=&quot;l&quot;;&quot;LEMON&quot;; IF([.K173]=&quot;d&quot;;&quot;WATERMELON&quot;; &quot;&quot; ) ) ) ) ) ) ) )" office:value-type="string" office:string-value="PLUM" calcext:value-type="string">
            <text:p>PLUM</text:p>
          </table:table-cell>
          <table:table-cell table:number-columns-repeated="5"/>
          <table:table-cell office:value-type="string" calcext:value-type="string">
            <text:p>s</text:p>
          </table:table-cell>
        </table:table-row>
        <table:table-row table:style-name="ro1">
          <table:table-cell table:formula="of:=IF([.G174]=7;&quot;SEVEN&quot;; IF([.G174]=&quot;z&quot;;&quot;STAR&quot;; IF([.G174]=&quot;p&quot;;&quot;ORANGE&quot;; IF([.G174]=&quot;c&quot;;&quot;CHERRY&quot;; IF([.G174]=&quot;s&quot;;&quot;PLUM&quot;; IF([.G174]=&quot;g&quot;;&quot;GRAPE&quot;; IF([.G174]=&quot;l&quot;;&quot;LEMON&quot;; IF([.G174]=&quot;d&quot;;&quot;WATERMELON&quot;; &quot;&quot; ) ) ) ) ) ) ) )">
            <text:p/>
          </table:table-cell>
          <table:table-cell table:formula="of:=IF([.H174]=7;&quot;SEVEN&quot;; IF([.H174]=&quot;z&quot;;&quot;STAR&quot;; IF([.H174]=&quot;p&quot;;&quot;ORANGE&quot;; IF([.H174]=&quot;c&quot;;&quot;CHERRY&quot;; IF([.H174]=&quot;s&quot;;&quot;PLUM&quot;; IF([.H174]=&quot;g&quot;;&quot;GRAPE&quot;; IF([.H174]=&quot;l&quot;;&quot;LEMON&quot;; IF([.H174]=&quot;d&quot;;&quot;WATERMELON&quot;; &quot;&quot; ) ) ) ) ) ) ) )">
            <text:p/>
          </table:table-cell>
          <table:table-cell table:formula="of:=IF([.I174]=7;&quot;SEVEN&quot;; IF([.I174]=&quot;z&quot;;&quot;STAR&quot;; IF([.I174]=&quot;p&quot;;&quot;ORANGE&quot;; IF([.I174]=&quot;c&quot;;&quot;CHERRY&quot;; IF([.I174]=&quot;s&quot;;&quot;PLUM&quot;; IF([.I174]=&quot;g&quot;;&quot;GRAPE&quot;; IF([.I174]=&quot;l&quot;;&quot;LEMON&quot;; IF([.I174]=&quot;d&quot;;&quot;WATERMELON&quot;; &quot;&quot; ) ) ) ) ) ) ) )">
            <text:p/>
          </table:table-cell>
          <table:table-cell table:formula="of:=IF([.J174]=7;&quot;SEVEN&quot;; IF([.J174]=&quot;z&quot;;&quot;STAR&quot;; IF([.J174]=&quot;p&quot;;&quot;ORANGE&quot;; IF([.J174]=&quot;c&quot;;&quot;CHERRY&quot;; IF([.J174]=&quot;s&quot;;&quot;PLUM&quot;; IF([.J174]=&quot;g&quot;;&quot;GRAPE&quot;; IF([.J174]=&quot;l&quot;;&quot;LEMON&quot;; IF([.J174]=&quot;d&quot;;&quot;WATERMELON&quot;; &quot;&quot; ) ) ) ) ) ) ) )">
            <text:p/>
          </table:table-cell>
          <table:table-cell table:formula="of:=IF([.K174]=7;&quot;SEVEN&quot;; IF([.K174]=&quot;z&quot;;&quot;STAR&quot;; IF([.K174]=&quot;p&quot;;&quot;ORANGE&quot;; IF([.K174]=&quot;c&quot;;&quot;CHERRY&quot;; IF([.K174]=&quot;s&quot;;&quot;PLUM&quot;; IF([.K174]=&quot;g&quot;;&quot;GRAPE&quot;; IF([.K174]=&quot;l&quot;;&quot;LEMON&quot;; IF([.K174]=&quot;d&quot;;&quot;WATERMELON&quot;; &quot;&quot; ) ) ) ) ) ) ) )" office:value-type="string" office:string-value="PLUM" calcext:value-type="string">
            <text:p>PLUM</text:p>
          </table:table-cell>
          <table:table-cell table:number-columns-repeated="5"/>
          <table:table-cell office:value-type="string" calcext:value-type="string">
            <text:p>s</text:p>
          </table:table-cell>
        </table:table-row>
        <table:table-row table:style-name="ro1">
          <table:table-cell table:formula="of:=IF([.G175]=7;&quot;SEVEN&quot;; IF([.G175]=&quot;z&quot;;&quot;STAR&quot;; IF([.G175]=&quot;p&quot;;&quot;ORANGE&quot;; IF([.G175]=&quot;c&quot;;&quot;CHERRY&quot;; IF([.G175]=&quot;s&quot;;&quot;PLUM&quot;; IF([.G175]=&quot;g&quot;;&quot;GRAPE&quot;; IF([.G175]=&quot;l&quot;;&quot;LEMON&quot;; IF([.G175]=&quot;d&quot;;&quot;WATERMELON&quot;; &quot;&quot; ) ) ) ) ) ) ) )">
            <text:p/>
          </table:table-cell>
          <table:table-cell table:formula="of:=IF([.H175]=7;&quot;SEVEN&quot;; IF([.H175]=&quot;z&quot;;&quot;STAR&quot;; IF([.H175]=&quot;p&quot;;&quot;ORANGE&quot;; IF([.H175]=&quot;c&quot;;&quot;CHERRY&quot;; IF([.H175]=&quot;s&quot;;&quot;PLUM&quot;; IF([.H175]=&quot;g&quot;;&quot;GRAPE&quot;; IF([.H175]=&quot;l&quot;;&quot;LEMON&quot;; IF([.H175]=&quot;d&quot;;&quot;WATERMELON&quot;; &quot;&quot; ) ) ) ) ) ) ) )">
            <text:p/>
          </table:table-cell>
          <table:table-cell table:formula="of:=IF([.I175]=7;&quot;SEVEN&quot;; IF([.I175]=&quot;z&quot;;&quot;STAR&quot;; IF([.I175]=&quot;p&quot;;&quot;ORANGE&quot;; IF([.I175]=&quot;c&quot;;&quot;CHERRY&quot;; IF([.I175]=&quot;s&quot;;&quot;PLUM&quot;; IF([.I175]=&quot;g&quot;;&quot;GRAPE&quot;; IF([.I175]=&quot;l&quot;;&quot;LEMON&quot;; IF([.I175]=&quot;d&quot;;&quot;WATERMELON&quot;; &quot;&quot; ) ) ) ) ) ) ) )">
            <text:p/>
          </table:table-cell>
          <table:table-cell table:formula="of:=IF([.J175]=7;&quot;SEVEN&quot;; IF([.J175]=&quot;z&quot;;&quot;STAR&quot;; IF([.J175]=&quot;p&quot;;&quot;ORANGE&quot;; IF([.J175]=&quot;c&quot;;&quot;CHERRY&quot;; IF([.J175]=&quot;s&quot;;&quot;PLUM&quot;; IF([.J175]=&quot;g&quot;;&quot;GRAPE&quot;; IF([.J175]=&quot;l&quot;;&quot;LEMON&quot;; IF([.J175]=&quot;d&quot;;&quot;WATERMELON&quot;; &quot;&quot; ) ) ) ) ) ) ) )">
            <text:p/>
          </table:table-cell>
          <table:table-cell table:formula="of:=IF([.K175]=7;&quot;SEVEN&quot;; IF([.K175]=&quot;z&quot;;&quot;STAR&quot;; IF([.K175]=&quot;p&quot;;&quot;ORANGE&quot;; IF([.K175]=&quot;c&quot;;&quot;CHERRY&quot;; IF([.K175]=&quot;s&quot;;&quot;PLUM&quot;; IF([.K175]=&quot;g&quot;;&quot;GRAPE&quot;; IF([.K175]=&quot;l&quot;;&quot;LEMON&quot;; IF([.K175]=&quot;d&quot;;&quot;WATERMELON&quot;; &quot;&quot; ) ) ) ) ) ) ) )" office:value-type="string" office:string-value="PLUM" calcext:value-type="string">
            <text:p>PLUM</text:p>
          </table:table-cell>
          <table:table-cell table:number-columns-repeated="5"/>
          <table:table-cell office:value-type="string" calcext:value-type="string">
            <text:p>s</text:p>
          </table:table-cell>
        </table:table-row>
        <table:table-row table:style-name="ro1">
          <table:table-cell table:formula="of:=IF([.G176]=7;&quot;SEVEN&quot;; IF([.G176]=&quot;z&quot;;&quot;STAR&quot;; IF([.G176]=&quot;p&quot;;&quot;ORANGE&quot;; IF([.G176]=&quot;c&quot;;&quot;CHERRY&quot;; IF([.G176]=&quot;s&quot;;&quot;PLUM&quot;; IF([.G176]=&quot;g&quot;;&quot;GRAPE&quot;; IF([.G176]=&quot;l&quot;;&quot;LEMON&quot;; IF([.G176]=&quot;d&quot;;&quot;WATERMELON&quot;; &quot;&quot; ) ) ) ) ) ) ) )">
            <text:p/>
          </table:table-cell>
          <table:table-cell table:formula="of:=IF([.H176]=7;&quot;SEVEN&quot;; IF([.H176]=&quot;z&quot;;&quot;STAR&quot;; IF([.H176]=&quot;p&quot;;&quot;ORANGE&quot;; IF([.H176]=&quot;c&quot;;&quot;CHERRY&quot;; IF([.H176]=&quot;s&quot;;&quot;PLUM&quot;; IF([.H176]=&quot;g&quot;;&quot;GRAPE&quot;; IF([.H176]=&quot;l&quot;;&quot;LEMON&quot;; IF([.H176]=&quot;d&quot;;&quot;WATERMELON&quot;; &quot;&quot; ) ) ) ) ) ) ) )">
            <text:p/>
          </table:table-cell>
          <table:table-cell table:formula="of:=IF([.I176]=7;&quot;SEVEN&quot;; IF([.I176]=&quot;z&quot;;&quot;STAR&quot;; IF([.I176]=&quot;p&quot;;&quot;ORANGE&quot;; IF([.I176]=&quot;c&quot;;&quot;CHERRY&quot;; IF([.I176]=&quot;s&quot;;&quot;PLUM&quot;; IF([.I176]=&quot;g&quot;;&quot;GRAPE&quot;; IF([.I176]=&quot;l&quot;;&quot;LEMON&quot;; IF([.I176]=&quot;d&quot;;&quot;WATERMELON&quot;; &quot;&quot; ) ) ) ) ) ) ) )">
            <text:p/>
          </table:table-cell>
          <table:table-cell table:formula="of:=IF([.J176]=7;&quot;SEVEN&quot;; IF([.J176]=&quot;z&quot;;&quot;STAR&quot;; IF([.J176]=&quot;p&quot;;&quot;ORANGE&quot;; IF([.J176]=&quot;c&quot;;&quot;CHERRY&quot;; IF([.J176]=&quot;s&quot;;&quot;PLUM&quot;; IF([.J176]=&quot;g&quot;;&quot;GRAPE&quot;; IF([.J176]=&quot;l&quot;;&quot;LEMON&quot;; IF([.J176]=&quot;d&quot;;&quot;WATERMELON&quot;; &quot;&quot; ) ) ) ) ) ) ) )">
            <text:p/>
          </table:table-cell>
          <table:table-cell table:formula="of:=IF([.K176]=7;&quot;SEVEN&quot;; IF([.K176]=&quot;z&quot;;&quot;STAR&quot;; IF([.K176]=&quot;p&quot;;&quot;ORANGE&quot;; IF([.K176]=&quot;c&quot;;&quot;CHERRY&quot;; IF([.K176]=&quot;s&quot;;&quot;PLUM&quot;; IF([.K176]=&quot;g&quot;;&quot;GRAPE&quot;; IF([.K176]=&quot;l&quot;;&quot;LEMON&quot;; IF([.K176]=&quot;d&quot;;&quot;WATERMELON&quot;; &quot;&quot; ) ) ) ) ) ) ) )" office:value-type="string" office:string-value="PLUM" calcext:value-type="string">
            <text:p>PLUM</text:p>
          </table:table-cell>
          <table:table-cell table:number-columns-repeated="5"/>
          <table:table-cell office:value-type="string" calcext:value-type="string">
            <text:p>s</text:p>
          </table:table-cell>
        </table:table-row>
        <table:table-row table:style-name="ro1">
          <table:table-cell table:formula="of:=IF([.G177]=7;&quot;SEVEN&quot;; IF([.G177]=&quot;z&quot;;&quot;STAR&quot;; IF([.G177]=&quot;p&quot;;&quot;ORANGE&quot;; IF([.G177]=&quot;c&quot;;&quot;CHERRY&quot;; IF([.G177]=&quot;s&quot;;&quot;PLUM&quot;; IF([.G177]=&quot;g&quot;;&quot;GRAPE&quot;; IF([.G177]=&quot;l&quot;;&quot;LEMON&quot;; IF([.G177]=&quot;d&quot;;&quot;WATERMELON&quot;; &quot;&quot; ) ) ) ) ) ) ) )">
            <text:p/>
          </table:table-cell>
          <table:table-cell table:formula="of:=IF([.H177]=7;&quot;SEVEN&quot;; IF([.H177]=&quot;z&quot;;&quot;STAR&quot;; IF([.H177]=&quot;p&quot;;&quot;ORANGE&quot;; IF([.H177]=&quot;c&quot;;&quot;CHERRY&quot;; IF([.H177]=&quot;s&quot;;&quot;PLUM&quot;; IF([.H177]=&quot;g&quot;;&quot;GRAPE&quot;; IF([.H177]=&quot;l&quot;;&quot;LEMON&quot;; IF([.H177]=&quot;d&quot;;&quot;WATERMELON&quot;; &quot;&quot; ) ) ) ) ) ) ) )">
            <text:p/>
          </table:table-cell>
          <table:table-cell table:formula="of:=IF([.I177]=7;&quot;SEVEN&quot;; IF([.I177]=&quot;z&quot;;&quot;STAR&quot;; IF([.I177]=&quot;p&quot;;&quot;ORANGE&quot;; IF([.I177]=&quot;c&quot;;&quot;CHERRY&quot;; IF([.I177]=&quot;s&quot;;&quot;PLUM&quot;; IF([.I177]=&quot;g&quot;;&quot;GRAPE&quot;; IF([.I177]=&quot;l&quot;;&quot;LEMON&quot;; IF([.I177]=&quot;d&quot;;&quot;WATERMELON&quot;; &quot;&quot; ) ) ) ) ) ) ) )">
            <text:p/>
          </table:table-cell>
          <table:table-cell table:formula="of:=IF([.J177]=7;&quot;SEVEN&quot;; IF([.J177]=&quot;z&quot;;&quot;STAR&quot;; IF([.J177]=&quot;p&quot;;&quot;ORANGE&quot;; IF([.J177]=&quot;c&quot;;&quot;CHERRY&quot;; IF([.J177]=&quot;s&quot;;&quot;PLUM&quot;; IF([.J177]=&quot;g&quot;;&quot;GRAPE&quot;; IF([.J177]=&quot;l&quot;;&quot;LEMON&quot;; IF([.J177]=&quot;d&quot;;&quot;WATERMELON&quot;; &quot;&quot; ) ) ) ) ) ) ) )">
            <text:p/>
          </table:table-cell>
          <table:table-cell table:formula="of:=IF([.K177]=7;&quot;SEVEN&quot;; IF([.K177]=&quot;z&quot;;&quot;STAR&quot;; IF([.K177]=&quot;p&quot;;&quot;ORANGE&quot;; IF([.K177]=&quot;c&quot;;&quot;CHERRY&quot;; IF([.K177]=&quot;s&quot;;&quot;PLUM&quot;; IF([.K177]=&quot;g&quot;;&quot;GRAPE&quot;; IF([.K177]=&quot;l&quot;;&quot;LEMON&quot;; IF([.K177]=&quot;d&quot;;&quot;WATERMELON&quot;; &quot;&quot; ) ) ) ) ) ) ) )" office:value-type="string" office:string-value="LEMON" calcext:value-type="string">
            <text:p>LEMON</text:p>
          </table:table-cell>
          <table:table-cell table:number-columns-repeated="5"/>
          <table:table-cell office:value-type="string" calcext:value-type="string">
            <text:p>l</text:p>
          </table:table-cell>
        </table:table-row>
        <table:table-row table:style-name="ro1">
          <table:table-cell table:formula="of:=IF([.G178]=7;&quot;SEVEN&quot;; IF([.G178]=&quot;z&quot;;&quot;STAR&quot;; IF([.G178]=&quot;p&quot;;&quot;ORANGE&quot;; IF([.G178]=&quot;c&quot;;&quot;CHERRY&quot;; IF([.G178]=&quot;s&quot;;&quot;PLUM&quot;; IF([.G178]=&quot;g&quot;;&quot;GRAPE&quot;; IF([.G178]=&quot;l&quot;;&quot;LEMON&quot;; IF([.G178]=&quot;d&quot;;&quot;WATERMELON&quot;; &quot;&quot; ) ) ) ) ) ) ) )">
            <text:p/>
          </table:table-cell>
          <table:table-cell table:formula="of:=IF([.H178]=7;&quot;SEVEN&quot;; IF([.H178]=&quot;z&quot;;&quot;STAR&quot;; IF([.H178]=&quot;p&quot;;&quot;ORANGE&quot;; IF([.H178]=&quot;c&quot;;&quot;CHERRY&quot;; IF([.H178]=&quot;s&quot;;&quot;PLUM&quot;; IF([.H178]=&quot;g&quot;;&quot;GRAPE&quot;; IF([.H178]=&quot;l&quot;;&quot;LEMON&quot;; IF([.H178]=&quot;d&quot;;&quot;WATERMELON&quot;; &quot;&quot; ) ) ) ) ) ) ) )">
            <text:p/>
          </table:table-cell>
          <table:table-cell table:formula="of:=IF([.I178]=7;&quot;SEVEN&quot;; IF([.I178]=&quot;z&quot;;&quot;STAR&quot;; IF([.I178]=&quot;p&quot;;&quot;ORANGE&quot;; IF([.I178]=&quot;c&quot;;&quot;CHERRY&quot;; IF([.I178]=&quot;s&quot;;&quot;PLUM&quot;; IF([.I178]=&quot;g&quot;;&quot;GRAPE&quot;; IF([.I178]=&quot;l&quot;;&quot;LEMON&quot;; IF([.I178]=&quot;d&quot;;&quot;WATERMELON&quot;; &quot;&quot; ) ) ) ) ) ) ) )">
            <text:p/>
          </table:table-cell>
          <table:table-cell table:formula="of:=IF([.J178]=7;&quot;SEVEN&quot;; IF([.J178]=&quot;z&quot;;&quot;STAR&quot;; IF([.J178]=&quot;p&quot;;&quot;ORANGE&quot;; IF([.J178]=&quot;c&quot;;&quot;CHERRY&quot;; IF([.J178]=&quot;s&quot;;&quot;PLUM&quot;; IF([.J178]=&quot;g&quot;;&quot;GRAPE&quot;; IF([.J178]=&quot;l&quot;;&quot;LEMON&quot;; IF([.J178]=&quot;d&quot;;&quot;WATERMELON&quot;; &quot;&quot; ) ) ) ) ) ) ) )">
            <text:p/>
          </table:table-cell>
          <table:table-cell table:formula="of:=IF([.K178]=7;&quot;SEVEN&quot;; IF([.K178]=&quot;z&quot;;&quot;STAR&quot;; IF([.K178]=&quot;p&quot;;&quot;ORANGE&quot;; IF([.K178]=&quot;c&quot;;&quot;CHERRY&quot;; IF([.K178]=&quot;s&quot;;&quot;PLUM&quot;; IF([.K178]=&quot;g&quot;;&quot;GRAPE&quot;; IF([.K178]=&quot;l&quot;;&quot;LEMON&quot;; IF([.K178]=&quot;d&quot;;&quot;WATERMELON&quot;; &quot;&quot; ) ) ) ) ) ) ) )" office:value-type="string" office:string-value="LEMON" calcext:value-type="string">
            <text:p>LEMON</text:p>
          </table:table-cell>
          <table:table-cell table:number-columns-repeated="5"/>
          <table:table-cell office:value-type="string" calcext:value-type="string">
            <text:p>l</text:p>
          </table:table-cell>
        </table:table-row>
        <table:table-row table:style-name="ro1">
          <table:table-cell table:formula="of:=IF([.G179]=7;&quot;SEVEN&quot;; IF([.G179]=&quot;z&quot;;&quot;STAR&quot;; IF([.G179]=&quot;p&quot;;&quot;ORANGE&quot;; IF([.G179]=&quot;c&quot;;&quot;CHERRY&quot;; IF([.G179]=&quot;s&quot;;&quot;PLUM&quot;; IF([.G179]=&quot;g&quot;;&quot;GRAPE&quot;; IF([.G179]=&quot;l&quot;;&quot;LEMON&quot;; IF([.G179]=&quot;d&quot;;&quot;WATERMELON&quot;; &quot;&quot; ) ) ) ) ) ) ) )">
            <text:p/>
          </table:table-cell>
          <table:table-cell table:formula="of:=IF([.H179]=7;&quot;SEVEN&quot;; IF([.H179]=&quot;z&quot;;&quot;STAR&quot;; IF([.H179]=&quot;p&quot;;&quot;ORANGE&quot;; IF([.H179]=&quot;c&quot;;&quot;CHERRY&quot;; IF([.H179]=&quot;s&quot;;&quot;PLUM&quot;; IF([.H179]=&quot;g&quot;;&quot;GRAPE&quot;; IF([.H179]=&quot;l&quot;;&quot;LEMON&quot;; IF([.H179]=&quot;d&quot;;&quot;WATERMELON&quot;; &quot;&quot; ) ) ) ) ) ) ) )">
            <text:p/>
          </table:table-cell>
          <table:table-cell table:formula="of:=IF([.I179]=7;&quot;SEVEN&quot;; IF([.I179]=&quot;z&quot;;&quot;STAR&quot;; IF([.I179]=&quot;p&quot;;&quot;ORANGE&quot;; IF([.I179]=&quot;c&quot;;&quot;CHERRY&quot;; IF([.I179]=&quot;s&quot;;&quot;PLUM&quot;; IF([.I179]=&quot;g&quot;;&quot;GRAPE&quot;; IF([.I179]=&quot;l&quot;;&quot;LEMON&quot;; IF([.I179]=&quot;d&quot;;&quot;WATERMELON&quot;; &quot;&quot; ) ) ) ) ) ) ) )">
            <text:p/>
          </table:table-cell>
          <table:table-cell table:formula="of:=IF([.J179]=7;&quot;SEVEN&quot;; IF([.J179]=&quot;z&quot;;&quot;STAR&quot;; IF([.J179]=&quot;p&quot;;&quot;ORANGE&quot;; IF([.J179]=&quot;c&quot;;&quot;CHERRY&quot;; IF([.J179]=&quot;s&quot;;&quot;PLUM&quot;; IF([.J179]=&quot;g&quot;;&quot;GRAPE&quot;; IF([.J179]=&quot;l&quot;;&quot;LEMON&quot;; IF([.J179]=&quot;d&quot;;&quot;WATERMELON&quot;; &quot;&quot; ) ) ) ) ) ) ) )">
            <text:p/>
          </table:table-cell>
          <table:table-cell table:formula="of:=IF([.K179]=7;&quot;SEVEN&quot;; IF([.K179]=&quot;z&quot;;&quot;STAR&quot;; IF([.K179]=&quot;p&quot;;&quot;ORANGE&quot;; IF([.K179]=&quot;c&quot;;&quot;CHERRY&quot;; IF([.K179]=&quot;s&quot;;&quot;PLUM&quot;; IF([.K179]=&quot;g&quot;;&quot;GRAPE&quot;; IF([.K179]=&quot;l&quot;;&quot;LEMON&quot;; IF([.K179]=&quot;d&quot;;&quot;WATERMELON&quot;; &quot;&quot; ) ) ) ) ) ) ) )" office:value-type="string" office:string-value="LEMON" calcext:value-type="string">
            <text:p>LEMON</text:p>
          </table:table-cell>
          <table:table-cell table:number-columns-repeated="5"/>
          <table:table-cell office:value-type="string" calcext:value-type="string">
            <text:p>l</text:p>
          </table:table-cell>
        </table:table-row>
        <table:table-row table:style-name="ro1">
          <table:table-cell table:formula="of:=IF([.G180]=7;&quot;SEVEN&quot;; IF([.G180]=&quot;z&quot;;&quot;STAR&quot;; IF([.G180]=&quot;p&quot;;&quot;ORANGE&quot;; IF([.G180]=&quot;c&quot;;&quot;CHERRY&quot;; IF([.G180]=&quot;s&quot;;&quot;PLUM&quot;; IF([.G180]=&quot;g&quot;;&quot;GRAPE&quot;; IF([.G180]=&quot;l&quot;;&quot;LEMON&quot;; IF([.G180]=&quot;d&quot;;&quot;WATERMELON&quot;; &quot;&quot; ) ) ) ) ) ) ) )">
            <text:p/>
          </table:table-cell>
          <table:table-cell table:formula="of:=IF([.H180]=7;&quot;SEVEN&quot;; IF([.H180]=&quot;z&quot;;&quot;STAR&quot;; IF([.H180]=&quot;p&quot;;&quot;ORANGE&quot;; IF([.H180]=&quot;c&quot;;&quot;CHERRY&quot;; IF([.H180]=&quot;s&quot;;&quot;PLUM&quot;; IF([.H180]=&quot;g&quot;;&quot;GRAPE&quot;; IF([.H180]=&quot;l&quot;;&quot;LEMON&quot;; IF([.H180]=&quot;d&quot;;&quot;WATERMELON&quot;; &quot;&quot; ) ) ) ) ) ) ) )">
            <text:p/>
          </table:table-cell>
          <table:table-cell table:formula="of:=IF([.I180]=7;&quot;SEVEN&quot;; IF([.I180]=&quot;z&quot;;&quot;STAR&quot;; IF([.I180]=&quot;p&quot;;&quot;ORANGE&quot;; IF([.I180]=&quot;c&quot;;&quot;CHERRY&quot;; IF([.I180]=&quot;s&quot;;&quot;PLUM&quot;; IF([.I180]=&quot;g&quot;;&quot;GRAPE&quot;; IF([.I180]=&quot;l&quot;;&quot;LEMON&quot;; IF([.I180]=&quot;d&quot;;&quot;WATERMELON&quot;; &quot;&quot; ) ) ) ) ) ) ) )">
            <text:p/>
          </table:table-cell>
          <table:table-cell table:formula="of:=IF([.J180]=7;&quot;SEVEN&quot;; IF([.J180]=&quot;z&quot;;&quot;STAR&quot;; IF([.J180]=&quot;p&quot;;&quot;ORANGE&quot;; IF([.J180]=&quot;c&quot;;&quot;CHERRY&quot;; IF([.J180]=&quot;s&quot;;&quot;PLUM&quot;; IF([.J180]=&quot;g&quot;;&quot;GRAPE&quot;; IF([.J180]=&quot;l&quot;;&quot;LEMON&quot;; IF([.J180]=&quot;d&quot;;&quot;WATERMELON&quot;; &quot;&quot; ) ) ) ) ) ) ) )">
            <text:p/>
          </table:table-cell>
          <table:table-cell table:formula="of:=IF([.K180]=7;&quot;SEVEN&quot;; IF([.K180]=&quot;z&quot;;&quot;STAR&quot;; IF([.K180]=&quot;p&quot;;&quot;ORANGE&quot;; IF([.K180]=&quot;c&quot;;&quot;CHERRY&quot;; IF([.K180]=&quot;s&quot;;&quot;PLUM&quot;; IF([.K180]=&quot;g&quot;;&quot;GRAPE&quot;; IF([.K180]=&quot;l&quot;;&quot;LEMON&quot;; IF([.K180]=&quot;d&quot;;&quot;WATERMELON&quot;; &quot;&quot; ) ) ) ) ) ) ) )" office:value-type="string" office:string-value="LEMON" calcext:value-type="string">
            <text:p>LEMON</text:p>
          </table:table-cell>
          <table:table-cell table:number-columns-repeated="5"/>
          <table:table-cell office:value-type="string" calcext:value-type="string">
            <text:p>l</text:p>
          </table:table-cell>
        </table:table-row>
        <table:table-row table:style-name="ro1">
          <table:table-cell table:formula="of:=IF([.G181]=7;&quot;SEVEN&quot;; IF([.G181]=&quot;z&quot;;&quot;STAR&quot;; IF([.G181]=&quot;p&quot;;&quot;ORANGE&quot;; IF([.G181]=&quot;c&quot;;&quot;CHERRY&quot;; IF([.G181]=&quot;s&quot;;&quot;PLUM&quot;; IF([.G181]=&quot;g&quot;;&quot;GRAPE&quot;; IF([.G181]=&quot;l&quot;;&quot;LEMON&quot;; IF([.G181]=&quot;d&quot;;&quot;WATERMELON&quot;; &quot;&quot; ) ) ) ) ) ) ) )">
            <text:p/>
          </table:table-cell>
          <table:table-cell table:formula="of:=IF([.H181]=7;&quot;SEVEN&quot;; IF([.H181]=&quot;z&quot;;&quot;STAR&quot;; IF([.H181]=&quot;p&quot;;&quot;ORANGE&quot;; IF([.H181]=&quot;c&quot;;&quot;CHERRY&quot;; IF([.H181]=&quot;s&quot;;&quot;PLUM&quot;; IF([.H181]=&quot;g&quot;;&quot;GRAPE&quot;; IF([.H181]=&quot;l&quot;;&quot;LEMON&quot;; IF([.H181]=&quot;d&quot;;&quot;WATERMELON&quot;; &quot;&quot; ) ) ) ) ) ) ) )">
            <text:p/>
          </table:table-cell>
          <table:table-cell table:formula="of:=IF([.I181]=7;&quot;SEVEN&quot;; IF([.I181]=&quot;z&quot;;&quot;STAR&quot;; IF([.I181]=&quot;p&quot;;&quot;ORANGE&quot;; IF([.I181]=&quot;c&quot;;&quot;CHERRY&quot;; IF([.I181]=&quot;s&quot;;&quot;PLUM&quot;; IF([.I181]=&quot;g&quot;;&quot;GRAPE&quot;; IF([.I181]=&quot;l&quot;;&quot;LEMON&quot;; IF([.I181]=&quot;d&quot;;&quot;WATERMELON&quot;; &quot;&quot; ) ) ) ) ) ) ) )">
            <text:p/>
          </table:table-cell>
          <table:table-cell table:formula="of:=IF([.J181]=7;&quot;SEVEN&quot;; IF([.J181]=&quot;z&quot;;&quot;STAR&quot;; IF([.J181]=&quot;p&quot;;&quot;ORANGE&quot;; IF([.J181]=&quot;c&quot;;&quot;CHERRY&quot;; IF([.J181]=&quot;s&quot;;&quot;PLUM&quot;; IF([.J181]=&quot;g&quot;;&quot;GRAPE&quot;; IF([.J181]=&quot;l&quot;;&quot;LEMON&quot;; IF([.J181]=&quot;d&quot;;&quot;WATERMELON&quot;; &quot;&quot; ) ) ) ) ) ) ) )">
            <text:p/>
          </table:table-cell>
          <table:table-cell table:formula="of:=IF([.K181]=7;&quot;SEVEN&quot;; IF([.K181]=&quot;z&quot;;&quot;STAR&quot;; IF([.K181]=&quot;p&quot;;&quot;ORANGE&quot;; IF([.K181]=&quot;c&quot;;&quot;CHERRY&quot;; IF([.K181]=&quot;s&quot;;&quot;PLUM&quot;; IF([.K181]=&quot;g&quot;;&quot;GRAPE&quot;; IF([.K181]=&quot;l&quot;;&quot;LEMON&quot;; IF([.K181]=&quot;d&quot;;&quot;WATERMELON&quot;; &quot;&quot; ) ) ) ) ) ) ) )" office:value-type="string" office:string-value="GRAPE" calcext:value-type="string">
            <text:p>GRAPE</text:p>
          </table:table-cell>
          <table:table-cell table:number-columns-repeated="5"/>
          <table:table-cell office:value-type="string" calcext:value-type="string">
            <text:p>g</text:p>
          </table:table-cell>
        </table:table-row>
        <table:table-row table:style-name="ro1">
          <table:table-cell table:formula="of:=IF([.G182]=7;&quot;SEVEN&quot;; IF([.G182]=&quot;z&quot;;&quot;STAR&quot;; IF([.G182]=&quot;p&quot;;&quot;ORANGE&quot;; IF([.G182]=&quot;c&quot;;&quot;CHERRY&quot;; IF([.G182]=&quot;s&quot;;&quot;PLUM&quot;; IF([.G182]=&quot;g&quot;;&quot;GRAPE&quot;; IF([.G182]=&quot;l&quot;;&quot;LEMON&quot;; IF([.G182]=&quot;d&quot;;&quot;WATERMELON&quot;; &quot;&quot; ) ) ) ) ) ) ) )">
            <text:p/>
          </table:table-cell>
          <table:table-cell table:formula="of:=IF([.H182]=7;&quot;SEVEN&quot;; IF([.H182]=&quot;z&quot;;&quot;STAR&quot;; IF([.H182]=&quot;p&quot;;&quot;ORANGE&quot;; IF([.H182]=&quot;c&quot;;&quot;CHERRY&quot;; IF([.H182]=&quot;s&quot;;&quot;PLUM&quot;; IF([.H182]=&quot;g&quot;;&quot;GRAPE&quot;; IF([.H182]=&quot;l&quot;;&quot;LEMON&quot;; IF([.H182]=&quot;d&quot;;&quot;WATERMELON&quot;; &quot;&quot; ) ) ) ) ) ) ) )">
            <text:p/>
          </table:table-cell>
          <table:table-cell table:formula="of:=IF([.I182]=7;&quot;SEVEN&quot;; IF([.I182]=&quot;z&quot;;&quot;STAR&quot;; IF([.I182]=&quot;p&quot;;&quot;ORANGE&quot;; IF([.I182]=&quot;c&quot;;&quot;CHERRY&quot;; IF([.I182]=&quot;s&quot;;&quot;PLUM&quot;; IF([.I182]=&quot;g&quot;;&quot;GRAPE&quot;; IF([.I182]=&quot;l&quot;;&quot;LEMON&quot;; IF([.I182]=&quot;d&quot;;&quot;WATERMELON&quot;; &quot;&quot; ) ) ) ) ) ) ) )">
            <text:p/>
          </table:table-cell>
          <table:table-cell table:formula="of:=IF([.J182]=7;&quot;SEVEN&quot;; IF([.J182]=&quot;z&quot;;&quot;STAR&quot;; IF([.J182]=&quot;p&quot;;&quot;ORANGE&quot;; IF([.J182]=&quot;c&quot;;&quot;CHERRY&quot;; IF([.J182]=&quot;s&quot;;&quot;PLUM&quot;; IF([.J182]=&quot;g&quot;;&quot;GRAPE&quot;; IF([.J182]=&quot;l&quot;;&quot;LEMON&quot;; IF([.J182]=&quot;d&quot;;&quot;WATERMELON&quot;; &quot;&quot; ) ) ) ) ) ) ) )">
            <text:p/>
          </table:table-cell>
          <table:table-cell table:formula="of:=IF([.K182]=7;&quot;SEVEN&quot;; IF([.K182]=&quot;z&quot;;&quot;STAR&quot;; IF([.K182]=&quot;p&quot;;&quot;ORANGE&quot;; IF([.K182]=&quot;c&quot;;&quot;CHERRY&quot;; IF([.K182]=&quot;s&quot;;&quot;PLUM&quot;; IF([.K182]=&quot;g&quot;;&quot;GRAPE&quot;; IF([.K182]=&quot;l&quot;;&quot;LEMON&quot;; IF([.K182]=&quot;d&quot;;&quot;WATERMELON&quot;; &quot;&quot; ) ) ) ) ) ) ) )" office:value-type="string" office:string-value="GRAPE" calcext:value-type="string">
            <text:p>GRAPE</text:p>
          </table:table-cell>
          <table:table-cell table:number-columns-repeated="5"/>
          <table:table-cell office:value-type="string" calcext:value-type="string">
            <text:p>g</text:p>
          </table:table-cell>
        </table:table-row>
        <table:table-row table:style-name="ro1">
          <table:table-cell table:formula="of:=IF([.G183]=7;&quot;SEVEN&quot;; IF([.G183]=&quot;z&quot;;&quot;STAR&quot;; IF([.G183]=&quot;p&quot;;&quot;ORANGE&quot;; IF([.G183]=&quot;c&quot;;&quot;CHERRY&quot;; IF([.G183]=&quot;s&quot;;&quot;PLUM&quot;; IF([.G183]=&quot;g&quot;;&quot;GRAPE&quot;; IF([.G183]=&quot;l&quot;;&quot;LEMON&quot;; IF([.G183]=&quot;d&quot;;&quot;WATERMELON&quot;; &quot;&quot; ) ) ) ) ) ) ) )">
            <text:p/>
          </table:table-cell>
          <table:table-cell table:formula="of:=IF([.H183]=7;&quot;SEVEN&quot;; IF([.H183]=&quot;z&quot;;&quot;STAR&quot;; IF([.H183]=&quot;p&quot;;&quot;ORANGE&quot;; IF([.H183]=&quot;c&quot;;&quot;CHERRY&quot;; IF([.H183]=&quot;s&quot;;&quot;PLUM&quot;; IF([.H183]=&quot;g&quot;;&quot;GRAPE&quot;; IF([.H183]=&quot;l&quot;;&quot;LEMON&quot;; IF([.H183]=&quot;d&quot;;&quot;WATERMELON&quot;; &quot;&quot; ) ) ) ) ) ) ) )">
            <text:p/>
          </table:table-cell>
          <table:table-cell table:formula="of:=IF([.I183]=7;&quot;SEVEN&quot;; IF([.I183]=&quot;z&quot;;&quot;STAR&quot;; IF([.I183]=&quot;p&quot;;&quot;ORANGE&quot;; IF([.I183]=&quot;c&quot;;&quot;CHERRY&quot;; IF([.I183]=&quot;s&quot;;&quot;PLUM&quot;; IF([.I183]=&quot;g&quot;;&quot;GRAPE&quot;; IF([.I183]=&quot;l&quot;;&quot;LEMON&quot;; IF([.I183]=&quot;d&quot;;&quot;WATERMELON&quot;; &quot;&quot; ) ) ) ) ) ) ) )">
            <text:p/>
          </table:table-cell>
          <table:table-cell table:formula="of:=IF([.J183]=7;&quot;SEVEN&quot;; IF([.J183]=&quot;z&quot;;&quot;STAR&quot;; IF([.J183]=&quot;p&quot;;&quot;ORANGE&quot;; IF([.J183]=&quot;c&quot;;&quot;CHERRY&quot;; IF([.J183]=&quot;s&quot;;&quot;PLUM&quot;; IF([.J183]=&quot;g&quot;;&quot;GRAPE&quot;; IF([.J183]=&quot;l&quot;;&quot;LEMON&quot;; IF([.J183]=&quot;d&quot;;&quot;WATERMELON&quot;; &quot;&quot; ) ) ) ) ) ) ) )">
            <text:p/>
          </table:table-cell>
          <table:table-cell table:formula="of:=IF([.K183]=7;&quot;SEVEN&quot;; IF([.K183]=&quot;z&quot;;&quot;STAR&quot;; IF([.K183]=&quot;p&quot;;&quot;ORANGE&quot;; IF([.K183]=&quot;c&quot;;&quot;CHERRY&quot;; IF([.K183]=&quot;s&quot;;&quot;PLUM&quot;; IF([.K183]=&quot;g&quot;;&quot;GRAPE&quot;; IF([.K183]=&quot;l&quot;;&quot;LEMON&quot;; IF([.K183]=&quot;d&quot;;&quot;WATERMELON&quot;; &quot;&quot; ) ) ) ) ) ) ) )" office:value-type="string" office:string-value="GRAPE" calcext:value-type="string">
            <text:p>GRAPE</text:p>
          </table:table-cell>
          <table:table-cell table:number-columns-repeated="5"/>
          <table:table-cell office:value-type="string" calcext:value-type="string">
            <text:p>g</text:p>
          </table:table-cell>
        </table:table-row>
        <table:table-row table:style-name="ro1">
          <table:table-cell table:formula="of:=IF([.G184]=7;&quot;SEVEN&quot;; IF([.G184]=&quot;z&quot;;&quot;STAR&quot;; IF([.G184]=&quot;p&quot;;&quot;ORANGE&quot;; IF([.G184]=&quot;c&quot;;&quot;CHERRY&quot;; IF([.G184]=&quot;s&quot;;&quot;PLUM&quot;; IF([.G184]=&quot;g&quot;;&quot;GRAPE&quot;; IF([.G184]=&quot;l&quot;;&quot;LEMON&quot;; IF([.G184]=&quot;d&quot;;&quot;WATERMELON&quot;; &quot;&quot; ) ) ) ) ) ) ) )">
            <text:p/>
          </table:table-cell>
          <table:table-cell table:formula="of:=IF([.H184]=7;&quot;SEVEN&quot;; IF([.H184]=&quot;z&quot;;&quot;STAR&quot;; IF([.H184]=&quot;p&quot;;&quot;ORANGE&quot;; IF([.H184]=&quot;c&quot;;&quot;CHERRY&quot;; IF([.H184]=&quot;s&quot;;&quot;PLUM&quot;; IF([.H184]=&quot;g&quot;;&quot;GRAPE&quot;; IF([.H184]=&quot;l&quot;;&quot;LEMON&quot;; IF([.H184]=&quot;d&quot;;&quot;WATERMELON&quot;; &quot;&quot; ) ) ) ) ) ) ) )">
            <text:p/>
          </table:table-cell>
          <table:table-cell table:formula="of:=IF([.I184]=7;&quot;SEVEN&quot;; IF([.I184]=&quot;z&quot;;&quot;STAR&quot;; IF([.I184]=&quot;p&quot;;&quot;ORANGE&quot;; IF([.I184]=&quot;c&quot;;&quot;CHERRY&quot;; IF([.I184]=&quot;s&quot;;&quot;PLUM&quot;; IF([.I184]=&quot;g&quot;;&quot;GRAPE&quot;; IF([.I184]=&quot;l&quot;;&quot;LEMON&quot;; IF([.I184]=&quot;d&quot;;&quot;WATERMELON&quot;; &quot;&quot; ) ) ) ) ) ) ) )">
            <text:p/>
          </table:table-cell>
          <table:table-cell table:formula="of:=IF([.J184]=7;&quot;SEVEN&quot;; IF([.J184]=&quot;z&quot;;&quot;STAR&quot;; IF([.J184]=&quot;p&quot;;&quot;ORANGE&quot;; IF([.J184]=&quot;c&quot;;&quot;CHERRY&quot;; IF([.J184]=&quot;s&quot;;&quot;PLUM&quot;; IF([.J184]=&quot;g&quot;;&quot;GRAPE&quot;; IF([.J184]=&quot;l&quot;;&quot;LEMON&quot;; IF([.J184]=&quot;d&quot;;&quot;WATERMELON&quot;; &quot;&quot; ) ) ) ) ) ) ) )">
            <text:p/>
          </table:table-cell>
          <table:table-cell table:formula="of:=IF([.K184]=7;&quot;SEVEN&quot;; IF([.K184]=&quot;z&quot;;&quot;STAR&quot;; IF([.K184]=&quot;p&quot;;&quot;ORANGE&quot;; IF([.K184]=&quot;c&quot;;&quot;CHERRY&quot;; IF([.K184]=&quot;s&quot;;&quot;PLUM&quot;; IF([.K184]=&quot;g&quot;;&quot;GRAPE&quot;; IF([.K184]=&quot;l&quot;;&quot;LEMON&quot;; IF([.K184]=&quot;d&quot;;&quot;WATERMELON&quot;; &quot;&quot; ) ) ) ) ) ) ) )" office:value-type="string" office:string-value="GRAPE" calcext:value-type="string">
            <text:p>GRAPE</text:p>
          </table:table-cell>
          <table:table-cell table:number-columns-repeated="5"/>
          <table:table-cell office:value-type="string" calcext:value-type="string">
            <text:p>g</text:p>
          </table:table-cell>
        </table:table-row>
        <table:table-row table:style-name="ro1" table:number-rows-repeated="104839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Първи Барабан" table:style-name="ta1">
        <table:table-column table:style-name="co2" table:number-columns-repeated="612" table:default-cell-style-name="Default"/>
        <table:table-row table:style-name="ro1">
          <table:table-cell table:number-columns-repeated="23" table:style-name="ce3" office:value-type="float" office:value="7" calcext:value-type="float">
            <text:p>7</text:p>
          </table:table-cell>
          <table:table-cell table:number-columns-repeated="51" table:style-name="ce3" office:value-type="string" calcext:value-type="string">
            <text:p>г</text:p>
          </table:table-cell>
          <table:table-cell table:number-columns-repeated="63" table:style-name="ce3" office:value-type="string" calcext:value-type="string">
            <text:p>д</text:p>
          </table:table-cell>
          <table:table-cell table:number-columns-repeated="15" table:style-name="ce3" office:value-type="string" calcext:value-type="string">
            <text:p>з</text:p>
          </table:table-cell>
          <table:table-cell table:number-columns-repeated="157" table:style-name="ce3" office:value-type="string" calcext:value-type="string">
            <text:p>л</text:p>
          </table:table-cell>
          <table:table-cell table:number-columns-repeated="122" table:style-name="ce3" office:value-type="string" calcext:value-type="string">
            <text:p>п</text:p>
          </table:table-cell>
          <table:table-cell table:number-columns-repeated="104" table:style-name="ce3" office:value-type="string" calcext:value-type="string">
            <text:p>с</text:p>
          </table:table-cell>
          <table:table-cell table:number-columns-repeated="77" table:style-name="ce3" office:value-type="string" calcext:value-type="string">
            <text:p>ч</text:p>
          </table:table-cell>
        </table:table-row>
        <table:table-row table:style-name="ro1">
          <table:table-cell table:number-columns-repeated="16" table:style-name="ce3" office:value-type="float" office:value="7" calcext:value-type="float">
            <text:p>7</text:p>
          </table:table-cell>
          <table:table-cell table:number-columns-repeated="7" table:style-name="ce3" office:value-type="string" calcext:value-type="string">
            <text:p>п</text:p>
          </table:table-cell>
          <table:table-cell table:number-columns-repeated="36" table:style-name="ce3" office:value-type="string" calcext:value-type="string">
            <text:p>г</text:p>
          </table:table-cell>
          <table:table-cell table:number-columns-repeated="2" table:style-name="ce3" office:value-type="string" calcext:value-type="string">
            <text:p>з</text:p>
          </table:table-cell>
          <table:table-cell table:style-name="ce3" office:value-type="string" calcext:value-type="string">
            <text:p>л</text:p>
          </table:table-cell>
          <table:table-cell table:number-columns-repeated="7" table:style-name="ce3" office:value-type="string" calcext:value-type="string">
            <text:p>п</text:p>
          </table:table-cell>
          <table:table-cell table:number-columns-repeated="5" table:style-name="ce3" office:value-type="string" calcext:value-type="string">
            <text:p>ч</text:p>
          </table:table-cell>
          <table:table-cell table:number-columns-repeated="41" table:style-name="ce3" office:value-type="string" calcext:value-type="string">
            <text:p>д</text:p>
          </table:table-cell>
          <table:table-cell table:number-columns-repeated="22" table:style-name="ce3" office:value-type="string" calcext:value-type="string">
            <text:p>л</text:p>
          </table:table-cell>
          <table:table-cell table:number-columns-repeated="9" table:style-name="ce3" office:value-type="string" calcext:value-type="string">
            <text:p>д</text:p>
          </table:table-cell>
          <table:table-cell table:number-columns-repeated="6" table:style-name="ce3" office:value-type="string" calcext:value-type="string">
            <text:p>п</text:p>
          </table:table-cell>
          <table:table-cell table:number-columns-repeated="8" table:style-name="ce3" office:value-type="float" office:value="7" calcext:value-type="float">
            <text:p>7</text:p>
          </table:table-cell>
          <table:table-cell table:number-columns-repeated="11" table:style-name="ce3" office:value-type="string" calcext:value-type="string">
            <text:p>г</text:p>
          </table:table-cell>
          <table:table-cell table:number-columns-repeated="121" table:style-name="ce3" office:value-type="string" calcext:value-type="string">
            <text:p>л</text:p>
          </table:table-cell>
          <table:table-cell table:number-columns-repeated="12" table:style-name="ce3" office:value-type="string" calcext:value-type="string">
            <text:p>п</text:p>
          </table:table-cell>
          <table:table-cell table:number-columns-repeated="5" table:style-name="ce3" office:value-type="string" calcext:value-type="string">
            <text:p>с</text:p>
          </table:table-cell>
          <table:table-cell table:number-columns-repeated="8" table:style-name="ce3" office:value-type="string" calcext:value-type="string">
            <text:p>г</text:p>
          </table:table-cell>
          <table:table-cell table:number-columns-repeated="7" table:style-name="ce3" office:value-type="string" calcext:value-type="string">
            <text:p>з</text:p>
          </table:table-cell>
          <table:table-cell table:number-columns-repeated="3" table:style-name="ce3" office:value-type="string" calcext:value-type="string">
            <text:p>л</text:p>
          </table:table-cell>
          <table:table-cell table:number-columns-repeated="93" table:style-name="ce3" office:value-type="string" calcext:value-type="string">
            <text:p>п</text:p>
          </table:table-cell>
          <table:table-cell table:number-columns-repeated="2" table:style-name="ce3" office:value-type="string" calcext:value-type="string">
            <text:p>с</text:p>
          </table:table-cell>
          <table:table-cell table:number-columns-repeated="9" table:style-name="ce3" office:value-type="string" calcext:value-type="string">
            <text:p>ч</text:p>
          </table:table-cell>
          <table:table-cell table:number-columns-repeated="14" table:style-name="ce3" office:value-type="string" calcext:value-type="string">
            <text:p>д</text:p>
          </table:table-cell>
          <table:table-cell table:number-columns-repeated="6" table:style-name="ce3" office:value-type="string" calcext:value-type="string">
            <text:p>л</text:p>
          </table:table-cell>
          <table:table-cell table:number-columns-repeated="80" table:style-name="ce3" office:value-type="string" calcext:value-type="string">
            <text:p>с</text:p>
          </table:table-cell>
          <table:table-cell table:number-columns-repeated="4" table:style-name="ce3" office:value-type="string" calcext:value-type="string">
            <text:p>ч</text:p>
          </table:table-cell>
          <table:table-cell table:number-columns-repeated="5" table:style-name="ce3" office:value-type="string" calcext:value-type="string">
            <text:p>л</text:p>
          </table:table-cell>
          <table:table-cell table:number-columns-repeated="13" table:style-name="ce3" office:value-type="string" calcext:value-type="string">
            <text:p>с</text:p>
          </table:table-cell>
          <table:table-cell table:number-columns-repeated="59" table:style-name="ce3" office:value-type="string" calcext:value-type="string">
            <text:p>ч</text:p>
          </table:table-cell>
        </table:table-row>
        <table:table-row table:style-name="ro1">
          <table:table-cell table:number-columns-repeated="12" table:style-name="ce3" office:value-type="float" office:value="7" calcext:value-type="float">
            <text:p>7</text:p>
          </table:table-cell>
          <table:table-cell table:number-columns-repeated="11" table:style-name="ce3" office:value-type="string" calcext:value-type="string">
            <text:p>п</text:p>
          </table:table-cell>
          <table:table-cell table:number-columns-repeated="25" table:style-name="ce3" office:value-type="string" calcext:value-type="string">
            <text:p>г</text:p>
          </table:table-cell>
          <table:table-cell table:number-columns-repeated="5" table:style-name="ce3" office:value-type="string" calcext:value-type="string">
            <text:p>з</text:p>
          </table:table-cell>
          <table:table-cell table:style-name="ce3" office:value-type="string" calcext:value-type="string">
            <text:p>п</text:p>
          </table:table-cell>
          <table:table-cell table:number-columns-repeated="5" table:style-name="ce3" office:value-type="string" calcext:value-type="string">
            <text:p>ч</text:p>
          </table:table-cell>
          <table:table-cell table:number-columns-repeated="2" table:style-name="ce3" office:value-type="string" calcext:value-type="string">
            <text:p>п</text:p>
          </table:table-cell>
          <table:table-cell table:style-name="ce3" office:value-type="string" calcext:value-type="string">
            <text:p>л</text:p>
          </table:table-cell>
          <table:table-cell table:number-columns-repeated="7" table:style-name="ce3" office:value-type="string" calcext:value-type="string">
            <text:p>п</text:p>
          </table:table-cell>
          <table:table-cell table:number-columns-repeated="5" table:style-name="ce3" office:value-type="string" calcext:value-type="string">
            <text:p>ч</text:p>
          </table:table-cell>
          <table:table-cell table:number-columns-repeated="27" table:style-name="ce3" office:value-type="string" calcext:value-type="string">
            <text:p>д</text:p>
          </table:table-cell>
          <table:table-cell table:number-columns-repeated="36" table:style-name="ce3" office:value-type="string" calcext:value-type="string">
            <text:p>л</text:p>
          </table:table-cell>
          <table:table-cell table:number-columns-repeated="9" table:style-name="ce3" office:value-type="string" calcext:value-type="string">
            <text:p>д</text:p>
          </table:table-cell>
          <table:table-cell table:number-columns-repeated="6" table:style-name="ce3" office:value-type="string" calcext:value-type="string">
            <text:p>п</text:p>
          </table:table-cell>
          <table:table-cell table:number-columns-repeated="8" table:style-name="ce3" office:value-type="float" office:value="7" calcext:value-type="float">
            <text:p>7</text:p>
          </table:table-cell>
          <table:table-cell table:number-columns-repeated="11" table:style-name="ce3" office:value-type="string" calcext:value-type="string">
            <text:p>г</text:p>
          </table:table-cell>
          <table:table-cell table:number-columns-repeated="8" table:style-name="ce3" office:value-type="float" office:value="7" calcext:value-type="float">
            <text:p>7</text:p>
          </table:table-cell>
          <table:table-cell table:number-columns-repeated="6" table:style-name="ce3" office:value-type="string" calcext:value-type="string">
            <text:p>г</text:p>
          </table:table-cell>
          <table:table-cell table:number-columns-repeated="86" table:style-name="ce3" office:value-type="string" calcext:value-type="string">
            <text:p>л</text:p>
          </table:table-cell>
          <table:table-cell table:number-columns-repeated="15" table:style-name="ce3" office:value-type="string" calcext:value-type="string">
            <text:p>п</text:p>
          </table:table-cell>
          <table:table-cell table:number-columns-repeated="6" table:style-name="ce3" office:value-type="string" calcext:value-type="string">
            <text:p>с</text:p>
          </table:table-cell>
          <table:table-cell table:number-columns-repeated="12" table:style-name="ce3" office:value-type="string" calcext:value-type="string">
            <text:p>п</text:p>
          </table:table-cell>
          <table:table-cell table:number-columns-repeated="5" table:style-name="ce3" office:value-type="string" calcext:value-type="string">
            <text:p>с</text:p>
          </table:table-cell>
          <table:table-cell table:number-columns-repeated="8" table:style-name="ce3" office:value-type="string" calcext:value-type="string">
            <text:p>г</text:p>
          </table:table-cell>
          <table:table-cell table:number-columns-repeated="7" table:style-name="ce3" office:value-type="string" calcext:value-type="string">
            <text:p>д</text:p>
          </table:table-cell>
          <table:table-cell table:number-columns-repeated="3" table:style-name="ce3" office:value-type="string" calcext:value-type="string">
            <text:p>л</text:p>
          </table:table-cell>
          <table:table-cell table:number-columns-repeated="5" table:style-name="ce3" office:value-type="string" calcext:value-type="string">
            <text:p>г</text:p>
          </table:table-cell>
          <table:table-cell table:number-columns-repeated="7" table:style-name="ce3" office:value-type="string" calcext:value-type="string">
            <text:p>з</text:p>
          </table:table-cell>
          <table:table-cell table:number-columns-repeated="5" table:style-name="ce3" office:value-type="string" calcext:value-type="string">
            <text:p>л</text:p>
          </table:table-cell>
          <table:table-cell table:number-columns-repeated="56" table:style-name="ce3" office:value-type="string" calcext:value-type="string">
            <text:p>п</text:p>
          </table:table-cell>
          <table:table-cell table:number-columns-repeated="14" table:style-name="ce3" office:value-type="string" calcext:value-type="string">
            <text:p>с</text:p>
          </table:table-cell>
          <table:table-cell table:number-columns-repeated="6" table:style-name="ce3" office:value-type="string" calcext:value-type="string">
            <text:p>ч</text:p>
          </table:table-cell>
          <table:table-cell table:number-columns-repeated="2" table:style-name="ce3" office:value-type="string" calcext:value-type="string">
            <text:p>с</text:p>
          </table:table-cell>
          <table:table-cell table:number-columns-repeated="9" table:style-name="ce3" office:value-type="string" calcext:value-type="string">
            <text:p>ч</text:p>
          </table:table-cell>
          <table:table-cell table:number-columns-repeated="14" table:style-name="ce3" office:value-type="string" calcext:value-type="string">
            <text:p>д</text:p>
          </table:table-cell>
          <table:table-cell table:number-columns-repeated="6" table:style-name="ce3" office:value-type="string" calcext:value-type="string">
            <text:p>л</text:p>
          </table:table-cell>
          <table:table-cell table:number-columns-repeated="15" table:style-name="ce3" office:value-type="string" calcext:value-type="string">
            <text:p>д</text:p>
          </table:table-cell>
          <table:table-cell table:number-columns-repeated="10" table:style-name="ce3" office:value-type="string" calcext:value-type="string">
            <text:p>л</text:p>
          </table:table-cell>
          <table:table-cell table:number-columns-repeated="54" table:style-name="ce3" office:value-type="string" calcext:value-type="string">
            <text:p>с</text:p>
          </table:table-cell>
          <table:table-cell table:number-columns-repeated="5" table:style-name="ce3" office:value-type="string" calcext:value-type="string">
            <text:p>ч</text:p>
          </table:table-cell>
          <table:table-cell table:number-columns-repeated="5" table:style-name="ce3" office:value-type="string" calcext:value-type="string">
            <text:p>л</text:p>
          </table:table-cell>
          <table:table-cell table:number-columns-repeated="13" table:style-name="ce3" office:value-type="string" calcext:value-type="string">
            <text:p>с</text:p>
          </table:table-cell>
          <table:table-cell table:number-columns-repeated="3" table:style-name="ce3" office:value-type="string" calcext:value-type="string">
            <text:p>л</text:p>
          </table:table-cell>
          <table:table-cell table:number-columns-repeated="13" table:style-name="ce3" office:value-type="string" calcext:value-type="string">
            <text:p>с</text:p>
          </table:table-cell>
          <table:table-cell table:number-columns-repeated="43" table:style-name="ce3" office:value-type="string" calcext:value-type="string">
            <text:p>ч</text:p>
          </table:table-cell>
        </table:table-row>
        <table:table-row table:style-name="ro1">
          <table:table-cell table:number-columns-repeated="3" table:style-name="ce3" office:value-type="float" office:value="7" calcext:value-type="float">
            <text:p>7</text:p>
          </table:table-cell>
          <table:table-cell table:number-columns-repeated="20" table:style-name="ce3" office:value-type="string" calcext:value-type="string">
            <text:p>п</text:p>
          </table:table-cell>
          <table:table-cell table:number-columns-repeated="13" table:style-name="ce3" office:value-type="string" calcext:value-type="string">
            <text:p>г</text:p>
          </table:table-cell>
          <table:table-cell table:number-columns-repeated="4" table:style-name="ce3" office:value-type="string" calcext:value-type="string">
            <text:p>з</text:p>
          </table:table-cell>
          <table:table-cell table:number-columns-repeated="3" table:style-name="ce3" office:value-type="string" calcext:value-type="string">
            <text:p>п</text:p>
          </table:table-cell>
          <table:table-cell table:number-columns-repeated="5" table:style-name="ce3" office:value-type="string" calcext:value-type="string">
            <text:p>ч</text:p>
          </table:table-cell>
          <table:table-cell table:number-columns-repeated="6" table:style-name="ce3" office:value-type="string" calcext:value-type="string">
            <text:p>п</text:p>
          </table:table-cell>
          <table:table-cell table:number-columns-repeated="5" table:style-name="ce3" office:value-type="string" calcext:value-type="string">
            <text:p>ч</text:p>
          </table:table-cell>
          <table:table-cell table:number-columns-repeated="2" table:style-name="ce3" office:value-type="string" calcext:value-type="string">
            <text:p>п</text:p>
          </table:table-cell>
          <table:table-cell table:style-name="ce3" office:value-type="string" calcext:value-type="string">
            <text:p>л</text:p>
          </table:table-cell>
          <table:table-cell table:number-columns-repeated="7" table:style-name="ce3" office:value-type="string" calcext:value-type="string">
            <text:p>п</text:p>
          </table:table-cell>
          <table:table-cell table:number-columns-repeated="5" table:style-name="ce3" office:value-type="string" calcext:value-type="string">
            <text:p>ч</text:p>
          </table:table-cell>
          <table:table-cell table:number-columns-repeated="12" table:style-name="ce3" office:value-type="string" calcext:value-type="string">
            <text:p>д</text:p>
          </table:table-cell>
          <table:table-cell table:number-columns-repeated="51" table:style-name="ce3" office:value-type="string" calcext:value-type="string">
            <text:p>л</text:p>
          </table:table-cell>
          <table:table-cell table:number-columns-repeated="9" table:style-name="ce3" office:value-type="string" calcext:value-type="string">
            <text:p>д</text:p>
          </table:table-cell>
          <table:table-cell table:number-columns-repeated="6" table:style-name="ce3" office:value-type="string" calcext:value-type="string">
            <text:p>п</text:p>
          </table:table-cell>
          <table:table-cell table:number-columns-repeated="8" table:style-name="ce3" office:value-type="float" office:value="7" calcext:value-type="float">
            <text:p>7</text:p>
          </table:table-cell>
          <table:table-cell table:number-columns-repeated="11" table:style-name="ce3" office:value-type="string" calcext:value-type="string">
            <text:p>г</text:p>
          </table:table-cell>
          <table:table-cell table:number-columns-repeated="8" table:style-name="ce3" office:value-type="float" office:value="7" calcext:value-type="float">
            <text:p>7</text:p>
          </table:table-cell>
          <table:table-cell table:number-columns-repeated="6" table:style-name="ce3" office:value-type="string" calcext:value-type="string">
            <text:p>г</text:p>
          </table:table-cell>
          <table:table-cell table:number-columns-repeated="12" table:style-name="ce3" office:value-type="float" office:value="7" calcext:value-type="float">
            <text:p>7</text:p>
          </table:table-cell>
          <table:table-cell table:number-columns-repeated="13" table:style-name="ce3" office:value-type="string" calcext:value-type="string">
            <text:p>г</text:p>
          </table:table-cell>
          <table:table-cell table:number-columns-repeated="41" table:style-name="ce3" office:value-type="string" calcext:value-type="string">
            <text:p>л</text:p>
          </table:table-cell>
          <table:table-cell table:number-columns-repeated="10" table:style-name="ce3" office:value-type="string" calcext:value-type="string">
            <text:p>п</text:p>
          </table:table-cell>
          <table:table-cell table:number-columns-repeated="10" table:style-name="ce3" office:value-type="string" calcext:value-type="string">
            <text:p>с</text:p>
          </table:table-cell>
          <table:table-cell table:number-columns-repeated="15" table:style-name="ce3" office:value-type="string" calcext:value-type="string">
            <text:p>п</text:p>
          </table:table-cell>
          <table:table-cell table:number-columns-repeated="6" table:style-name="ce3" office:value-type="string" calcext:value-type="string">
            <text:p>с</text:p>
          </table:table-cell>
          <table:table-cell table:number-columns-repeated="12" table:style-name="ce3" office:value-type="string" calcext:value-type="string">
            <text:p>п</text:p>
          </table:table-cell>
          <table:table-cell table:number-columns-repeated="5" table:style-name="ce3" office:value-type="string" calcext:value-type="string">
            <text:p>с</text:p>
          </table:table-cell>
          <table:table-cell table:number-columns-repeated="8" table:style-name="ce3" office:value-type="string" calcext:value-type="string">
            <text:p>г</text:p>
          </table:table-cell>
          <table:table-cell table:number-columns-repeated="7" table:style-name="ce3" office:value-type="string" calcext:value-type="string">
            <text:p>д</text:p>
          </table:table-cell>
          <table:table-cell table:number-columns-repeated="3" table:style-name="ce3" office:value-type="string" calcext:value-type="string">
            <text:p>л</text:p>
          </table:table-cell>
          <table:table-cell table:number-columns-repeated="5" table:style-name="ce3" office:value-type="string" calcext:value-type="string">
            <text:p>г</text:p>
          </table:table-cell>
          <table:table-cell table:number-columns-repeated="7" table:style-name="ce3" office:value-type="string" calcext:value-type="string">
            <text:p>д</text:p>
          </table:table-cell>
          <table:table-cell table:number-columns-repeated="5" table:style-name="ce3" office:value-type="string" calcext:value-type="string">
            <text:p>л</text:p>
          </table:table-cell>
          <table:table-cell table:number-columns-repeated="5" table:style-name="ce3" office:value-type="string" calcext:value-type="string">
            <text:p>г</text:p>
          </table:table-cell>
          <table:table-cell table:number-columns-repeated="8" table:style-name="ce3" office:value-type="string" calcext:value-type="string">
            <text:p>з</text:p>
          </table:table-cell>
          <table:table-cell table:number-columns-repeated="5" table:style-name="ce3" office:value-type="string" calcext:value-type="string">
            <text:p>л</text:p>
          </table:table-cell>
          <table:table-cell table:number-columns-repeated="23" table:style-name="ce3" office:value-type="string" calcext:value-type="string">
            <text:p>п</text:p>
          </table:table-cell>
          <table:table-cell table:number-columns-repeated="8" table:style-name="ce3" office:value-type="string" calcext:value-type="string">
            <text:p>с</text:p>
          </table:table-cell>
          <table:table-cell table:number-columns-repeated="7" table:style-name="ce3" office:value-type="string" calcext:value-type="string">
            <text:p>ч</text:p>
          </table:table-cell>
          <table:table-cell table:number-columns-repeated="14" table:style-name="ce3" office:value-type="string" calcext:value-type="string">
            <text:p>с</text:p>
          </table:table-cell>
          <table:table-cell table:number-columns-repeated="6" table:style-name="ce3" office:value-type="string" calcext:value-type="string">
            <text:p>ч</text:p>
          </table:table-cell>
          <table:table-cell table:number-columns-repeated="2" table:style-name="ce3" office:value-type="string" calcext:value-type="string">
            <text:p>с</text:p>
          </table:table-cell>
          <table:table-cell table:number-columns-repeated="9" table:style-name="ce3" office:value-type="string" calcext:value-type="string">
            <text:p>ч</text:p>
          </table:table-cell>
          <table:table-cell table:number-columns-repeated="14" table:style-name="ce3" office:value-type="string" calcext:value-type="string">
            <text:p>д</text:p>
          </table:table-cell>
          <table:table-cell table:number-columns-repeated="6" table:style-name="ce3" office:value-type="string" calcext:value-type="string">
            <text:p>л</text:p>
          </table:table-cell>
          <table:table-cell table:number-columns-repeated="15" table:style-name="ce3" office:value-type="string" calcext:value-type="string">
            <text:p>д</text:p>
          </table:table-cell>
          <table:table-cell table:number-columns-repeated="10" table:style-name="ce3" office:value-type="string" calcext:value-type="string">
            <text:p>л</text:p>
          </table:table-cell>
          <table:table-cell table:number-columns-repeated="12" table:style-name="ce3" office:value-type="string" calcext:value-type="string">
            <text:p>д</text:p>
          </table:table-cell>
          <table:table-cell table:number-columns-repeated="5" table:style-name="ce3" office:value-type="string" calcext:value-type="string">
            <text:p>л</text:p>
          </table:table-cell>
          <table:table-cell table:number-columns-repeated="28" table:style-name="ce3" office:value-type="string" calcext:value-type="string">
            <text:p>с</text:p>
          </table:table-cell>
          <table:table-cell table:number-columns-repeated="14" table:style-name="ce3" office:value-type="string" calcext:value-type="string">
            <text:p>ч</text:p>
          </table:table-cell>
          <table:table-cell table:number-columns-repeated="5" table:style-name="ce3" office:value-type="string" calcext:value-type="string">
            <text:p>л</text:p>
          </table:table-cell>
          <table:table-cell table:number-columns-repeated="13" table:style-name="ce3" office:value-type="string" calcext:value-type="string">
            <text:p>с</text:p>
          </table:table-cell>
          <table:table-cell table:number-columns-repeated="3" table:style-name="ce3" office:value-type="string" calcext:value-type="string">
            <text:p>л</text:p>
          </table:table-cell>
          <table:table-cell table:number-columns-repeated="13" table:style-name="ce3" office:value-type="string" calcext:value-type="string">
            <text:p>с</text:p>
          </table:table-cell>
          <table:table-cell table:number-columns-repeated="4" table:style-name="ce3" office:value-type="string" calcext:value-type="string">
            <text:p>л</text:p>
          </table:table-cell>
          <table:table-cell table:number-columns-repeated="13" table:style-name="ce3" office:value-type="string" calcext:value-type="string">
            <text:p>с</text:p>
          </table:table-cell>
          <table:table-cell table:number-columns-repeated="26" table:style-name="ce3" office:value-type="string" calcext:value-type="string">
            <text:p>ч</text:p>
          </table:table-cell>
        </table:table-row>
        <table:table-row table:style-name="ro1">
          <table:table-cell table:number-columns-repeated="23" table:style-name="ce3" office:value-type="string" calcext:value-type="string">
            <text:p>п</text:p>
          </table:table-cell>
          <table:table-cell table:number-columns-repeated="7" table:style-name="ce3" office:value-type="string" calcext:value-type="string">
            <text:p>з</text:p>
          </table:table-cell>
          <table:table-cell table:number-columns-repeated="2" table:style-name="ce3" office:value-type="string" calcext:value-type="string">
            <text:p>п</text:p>
          </table:table-cell>
          <table:table-cell table:number-columns-repeated="4" table:style-name="ce3" office:value-type="string" calcext:value-type="string">
            <text:p>ч</text:p>
          </table:table-cell>
          <table:table-cell table:number-columns-repeated="7" table:style-name="ce3" office:value-type="string" calcext:value-type="string">
            <text:p>п</text:p>
          </table:table-cell>
          <table:table-cell table:number-columns-repeated="5" table:style-name="ce3" office:value-type="string" calcext:value-type="string">
            <text:p>ч</text:p>
          </table:table-cell>
          <table:table-cell table:number-columns-repeated="6" table:style-name="ce3" office:value-type="string" calcext:value-type="string">
            <text:p>п</text:p>
          </table:table-cell>
          <table:table-cell table:number-columns-repeated="5" table:style-name="ce3" office:value-type="string" calcext:value-type="string">
            <text:p>ч</text:p>
          </table:table-cell>
          <table:table-cell table:number-columns-repeated="2" table:style-name="ce3" office:value-type="string" calcext:value-type="string">
            <text:p>п</text:p>
          </table:table-cell>
          <table:table-cell table:style-name="ce3" office:value-type="string" calcext:value-type="string">
            <text:p>л</text:p>
          </table:table-cell>
          <table:table-cell table:number-columns-repeated="7" table:style-name="ce3" office:value-type="string" calcext:value-type="string">
            <text:p>п</text:p>
          </table:table-cell>
          <table:table-cell table:number-columns-repeated="5" table:style-name="ce3" office:value-type="string" calcext:value-type="string">
            <text:p>ч</text:p>
          </table:table-cell>
          <table:table-cell table:number-columns-repeated="63" table:style-name="ce3" office:value-type="string" calcext:value-type="string">
            <text:p>л</text:p>
          </table:table-cell>
          <table:table-cell table:number-columns-repeated="9" table:style-name="ce3" office:value-type="string" calcext:value-type="string">
            <text:p>д</text:p>
          </table:table-cell>
          <table:table-cell table:number-columns-repeated="6" table:style-name="ce3" office:value-type="string" calcext:value-type="string">
            <text:p>п</text:p>
          </table:table-cell>
          <table:table-cell table:number-columns-repeated="8" table:style-name="ce3" office:value-type="float" office:value="7" calcext:value-type="float">
            <text:p>7</text:p>
          </table:table-cell>
          <table:table-cell table:number-columns-repeated="11" table:style-name="ce3" office:value-type="string" calcext:value-type="string">
            <text:p>г</text:p>
          </table:table-cell>
          <table:table-cell table:number-columns-repeated="8" table:style-name="ce3" office:value-type="float" office:value="7" calcext:value-type="float">
            <text:p>7</text:p>
          </table:table-cell>
          <table:table-cell table:number-columns-repeated="6" table:style-name="ce3" office:value-type="string" calcext:value-type="string">
            <text:p>г</text:p>
          </table:table-cell>
          <table:table-cell table:number-columns-repeated="12" table:style-name="ce3" office:value-type="float" office:value="7" calcext:value-type="float">
            <text:p>7</text:p>
          </table:table-cell>
          <table:table-cell table:number-columns-repeated="13" table:style-name="ce3" office:value-type="string" calcext:value-type="string">
            <text:p>г</text:p>
          </table:table-cell>
          <table:table-cell table:number-columns-repeated="6" table:style-name="ce3" office:value-type="float" office:value="7" calcext:value-type="float">
            <text:p>7</text:p>
          </table:table-cell>
          <table:table-cell table:number-columns-repeated="13" table:style-name="ce3" office:value-type="string" calcext:value-type="string">
            <text:p>г</text:p>
          </table:table-cell>
          <table:table-cell table:number-columns-repeated="15" table:style-name="ce3" office:value-type="string" calcext:value-type="string">
            <text:p>п</text:p>
          </table:table-cell>
          <table:table-cell table:number-columns-repeated="7" table:style-name="ce3" office:value-type="string" calcext:value-type="string">
            <text:p>с</text:p>
          </table:table-cell>
          <table:table-cell table:number-columns-repeated="10" table:style-name="ce3" office:value-type="string" calcext:value-type="string">
            <text:p>п</text:p>
          </table:table-cell>
          <table:table-cell table:number-columns-repeated="10" table:style-name="ce3" office:value-type="string" calcext:value-type="string">
            <text:p>с</text:p>
          </table:table-cell>
          <table:table-cell table:number-columns-repeated="15" table:style-name="ce3" office:value-type="string" calcext:value-type="string">
            <text:p>п</text:p>
          </table:table-cell>
          <table:table-cell table:number-columns-repeated="6" table:style-name="ce3" office:value-type="string" calcext:value-type="string">
            <text:p>с</text:p>
          </table:table-cell>
          <table:table-cell table:number-columns-repeated="12" table:style-name="ce3" office:value-type="string" calcext:value-type="string">
            <text:p>п</text:p>
          </table:table-cell>
          <table:table-cell table:number-columns-repeated="5" table:style-name="ce3" office:value-type="string" calcext:value-type="string">
            <text:p>с</text:p>
          </table:table-cell>
          <table:table-cell table:number-columns-repeated="8" table:style-name="ce3" office:value-type="string" calcext:value-type="string">
            <text:p>г</text:p>
          </table:table-cell>
          <table:table-cell table:number-columns-repeated="7" table:style-name="ce3" office:value-type="string" calcext:value-type="string">
            <text:p>д</text:p>
          </table:table-cell>
          <table:table-cell table:number-columns-repeated="3" table:style-name="ce3" office:value-type="string" calcext:value-type="string">
            <text:p>л</text:p>
          </table:table-cell>
          <table:table-cell table:number-columns-repeated="5" table:style-name="ce3" office:value-type="string" calcext:value-type="string">
            <text:p>г</text:p>
          </table:table-cell>
          <table:table-cell table:number-columns-repeated="7" table:style-name="ce3" office:value-type="string" calcext:value-type="string">
            <text:p>д</text:p>
          </table:table-cell>
          <table:table-cell table:number-columns-repeated="5" table:style-name="ce3" office:value-type="string" calcext:value-type="string">
            <text:p>л</text:p>
          </table:table-cell>
          <table:table-cell table:number-columns-repeated="5" table:style-name="ce3" office:value-type="string" calcext:value-type="string">
            <text:p>г</text:p>
          </table:table-cell>
          <table:table-cell table:number-columns-repeated="8" table:style-name="ce3" office:value-type="string" calcext:value-type="string">
            <text:p>д</text:p>
          </table:table-cell>
          <table:table-cell table:number-columns-repeated="5" table:style-name="ce3" office:value-type="string" calcext:value-type="string">
            <text:p>л</text:p>
          </table:table-cell>
          <table:table-cell table:number-columns-repeated="3" table:style-name="ce3" office:value-type="string" calcext:value-type="string">
            <text:p>г</text:p>
          </table:table-cell>
          <table:table-cell table:number-columns-repeated="4" table:style-name="ce3" office:value-type="string" calcext:value-type="string">
            <text:p>з</text:p>
          </table:table-cell>
          <table:table-cell table:number-columns-repeated="8" table:style-name="ce3" office:value-type="string" calcext:value-type="string">
            <text:p>л</text:p>
          </table:table-cell>
          <table:table-cell table:number-columns-repeated="4" table:style-name="ce3" office:value-type="string" calcext:value-type="string">
            <text:p>с</text:p>
          </table:table-cell>
          <table:table-cell table:number-columns-repeated="4" table:style-name="ce3" office:value-type="string" calcext:value-type="string">
            <text:p>ч</text:p>
          </table:table-cell>
          <table:table-cell table:number-columns-repeated="8" table:style-name="ce3" office:value-type="string" calcext:value-type="string">
            <text:p>с</text:p>
          </table:table-cell>
          <table:table-cell table:number-columns-repeated="7" table:style-name="ce3" office:value-type="string" calcext:value-type="string">
            <text:p>ч</text:p>
          </table:table-cell>
          <table:table-cell table:number-columns-repeated="14" table:style-name="ce3" office:value-type="string" calcext:value-type="string">
            <text:p>с</text:p>
          </table:table-cell>
          <table:table-cell table:number-columns-repeated="6" table:style-name="ce3" office:value-type="string" calcext:value-type="string">
            <text:p>ч</text:p>
          </table:table-cell>
          <table:table-cell table:number-columns-repeated="2" table:style-name="ce3" office:value-type="string" calcext:value-type="string">
            <text:p>с</text:p>
          </table:table-cell>
          <table:table-cell table:number-columns-repeated="9" table:style-name="ce3" office:value-type="string" calcext:value-type="string">
            <text:p>ч</text:p>
          </table:table-cell>
          <table:table-cell table:number-columns-repeated="14" table:style-name="ce3" office:value-type="string" calcext:value-type="string">
            <text:p>д</text:p>
          </table:table-cell>
          <table:table-cell table:number-columns-repeated="6" table:style-name="ce3" office:value-type="string" calcext:value-type="string">
            <text:p>л</text:p>
          </table:table-cell>
          <table:table-cell table:number-columns-repeated="15" table:style-name="ce3" office:value-type="string" calcext:value-type="string">
            <text:p>д</text:p>
          </table:table-cell>
          <table:table-cell table:number-columns-repeated="10" table:style-name="ce3" office:value-type="string" calcext:value-type="string">
            <text:p>л</text:p>
          </table:table-cell>
          <table:table-cell table:number-columns-repeated="12" table:style-name="ce3" office:value-type="string" calcext:value-type="string">
            <text:p>д</text:p>
          </table:table-cell>
          <table:table-cell table:number-columns-repeated="5" table:style-name="ce3" office:value-type="string" calcext:value-type="string">
            <text:p>л</text:p>
          </table:table-cell>
          <table:table-cell table:number-columns-repeated="17" table:style-name="ce3" office:value-type="string" calcext:value-type="string">
            <text:p>д</text:p>
          </table:table-cell>
          <table:table-cell table:number-columns-repeated="7" table:style-name="ce3" office:value-type="string" calcext:value-type="string">
            <text:p>л</text:p>
          </table:table-cell>
          <table:table-cell table:number-columns-repeated="18" table:style-name="ce3" office:value-type="string" calcext:value-type="string">
            <text:p>ч</text:p>
          </table:table-cell>
          <table:table-cell table:number-columns-repeated="5" table:style-name="ce3" office:value-type="string" calcext:value-type="string">
            <text:p>л</text:p>
          </table:table-cell>
          <table:table-cell table:number-columns-repeated="13" table:style-name="ce3" office:value-type="string" calcext:value-type="string">
            <text:p>с</text:p>
          </table:table-cell>
          <table:table-cell table:number-columns-repeated="3" table:style-name="ce3" office:value-type="string" calcext:value-type="string">
            <text:p>л</text:p>
          </table:table-cell>
          <table:table-cell table:number-columns-repeated="13" table:style-name="ce3" office:value-type="string" calcext:value-type="string">
            <text:p>с</text:p>
          </table:table-cell>
          <table:table-cell table:number-columns-repeated="4" table:style-name="ce3" office:value-type="string" calcext:value-type="string">
            <text:p>л</text:p>
          </table:table-cell>
          <table:table-cell table:number-columns-repeated="13" table:style-name="ce3" office:value-type="string" calcext:value-type="string">
            <text:p>с</text:p>
          </table:table-cell>
          <table:table-cell table:number-columns-repeated="12" table:style-name="ce3" office:value-type="string" calcext:value-type="string">
            <text:p>л</text:p>
          </table:table-cell>
          <table:table-cell table:number-columns-repeated="14" table:style-name="ce3" office:value-type="string" calcext:value-type="string">
            <text:p>с</text:p>
          </table:table-cell>
        </table:table-row>
        <table:table-row table:style-name="ro1">
          <table:table-cell table:number-columns-repeated="16" table:style-name="ce3" office:value-type="string" calcext:value-type="string">
            <text:p>п</text:p>
          </table:table-cell>
          <table:table-cell table:number-columns-repeated="7" table:style-name="ce3" office:value-type="string" calcext:value-type="string">
            <text:p>ч</text:p>
          </table:table-cell>
          <table:table-cell table:style-name="ce3" office:value-type="string" calcext:value-type="string">
            <text:p>л</text:p>
          </table:table-cell>
          <table:table-cell table:number-columns-repeated="8" table:style-name="ce3" office:value-type="string" calcext:value-type="string">
            <text:p>п</text:p>
          </table:table-cell>
          <table:table-cell table:number-columns-repeated="4" table:style-name="ce3" office:value-type="string" calcext:value-type="string">
            <text:p>ч</text:p>
          </table:table-cell>
          <table:table-cell table:number-columns-repeated="7" table:style-name="ce3" office:value-type="string" calcext:value-type="string">
            <text:p>п</text:p>
          </table:table-cell>
          <table:table-cell table:number-columns-repeated="5" table:style-name="ce3" office:value-type="string" calcext:value-type="string">
            <text:p>ч</text:p>
          </table:table-cell>
          <table:table-cell table:number-columns-repeated="6" table:style-name="ce3" office:value-type="string" calcext:value-type="string">
            <text:p>п</text:p>
          </table:table-cell>
          <table:table-cell table:number-columns-repeated="5" table:style-name="ce3" office:value-type="string" calcext:value-type="string">
            <text:p>ч</text:p>
          </table:table-cell>
          <table:table-cell table:number-columns-repeated="2" table:style-name="ce3" office:value-type="string" calcext:value-type="string">
            <text:p>п</text:p>
          </table:table-cell>
          <table:table-cell table:style-name="ce3" office:value-type="string" calcext:value-type="string">
            <text:p>г</text:p>
          </table:table-cell>
          <table:table-cell table:number-columns-repeated="7" table:style-name="ce3" office:value-type="string" calcext:value-type="string">
            <text:p>з</text:p>
          </table:table-cell>
          <table:table-cell table:number-columns-repeated="5" table:style-name="ce3" office:value-type="string" calcext:value-type="string">
            <text:p>с</text:p>
          </table:table-cell>
          <table:table-cell table:number-columns-repeated="41" table:style-name="ce3" office:value-type="string" calcext:value-type="string">
            <text:p>л</text:p>
          </table:table-cell>
          <table:table-cell table:number-columns-repeated="6" table:style-name="ce3" office:value-type="string" calcext:value-type="string">
            <text:p>г</text:p>
          </table:table-cell>
          <table:table-cell table:number-columns-repeated="8" table:style-name="ce3" office:value-type="string" calcext:value-type="string">
            <text:p>п</text:p>
          </table:table-cell>
          <table:table-cell table:number-columns-repeated="8" table:style-name="ce3" office:value-type="string" calcext:value-type="string">
            <text:p>с</text:p>
          </table:table-cell>
          <table:table-cell table:number-columns-repeated="9" table:style-name="ce3" office:value-type="string" calcext:value-type="string">
            <text:p>л</text:p>
          </table:table-cell>
          <table:table-cell table:number-columns-repeated="6" table:style-name="ce3" office:value-type="string" calcext:value-type="string">
            <text:p>г</text:p>
          </table:table-cell>
          <table:table-cell table:number-columns-repeated="8" table:style-name="ce3" office:value-type="string" calcext:value-type="string">
            <text:p>п</text:p>
          </table:table-cell>
          <table:table-cell table:number-columns-repeated="6" table:style-name="ce3" office:value-type="string" calcext:value-type="string">
            <text:p>з</text:p>
          </table:table-cell>
          <table:table-cell table:number-columns-repeated="5" table:style-name="ce3" office:value-type="string" calcext:value-type="string">
            <text:p>п</text:p>
          </table:table-cell>
          <table:table-cell table:number-columns-repeated="8" table:style-name="ce3" office:value-type="float" office:value="7" calcext:value-type="float">
            <text:p>7</text:p>
          </table:table-cell>
          <table:table-cell table:number-columns-repeated="6" table:style-name="ce3" office:value-type="string" calcext:value-type="string">
            <text:p>г</text:p>
          </table:table-cell>
          <table:table-cell table:number-columns-repeated="12" table:style-name="ce3" office:value-type="float" office:value="7" calcext:value-type="float">
            <text:p>7</text:p>
          </table:table-cell>
          <table:table-cell table:number-columns-repeated="13" table:style-name="ce3" office:value-type="string" calcext:value-type="string">
            <text:p>г</text:p>
          </table:table-cell>
          <table:table-cell table:number-columns-repeated="6" table:style-name="ce3" office:value-type="float" office:value="7" calcext:value-type="float">
            <text:p>7</text:p>
          </table:table-cell>
          <table:table-cell table:number-columns-repeated="13" table:style-name="ce3" office:value-type="string" calcext:value-type="string">
            <text:p>г</text:p>
          </table:table-cell>
          <table:table-cell table:number-columns-repeated="15" table:style-name="ce3" office:value-type="string" calcext:value-type="string">
            <text:p>п</text:p>
          </table:table-cell>
          <table:table-cell table:number-columns-repeated="7" table:style-name="ce3" office:value-type="string" calcext:value-type="string">
            <text:p>с</text:p>
          </table:table-cell>
          <table:table-cell table:number-columns-repeated="10" table:style-name="ce3" office:value-type="string" calcext:value-type="string">
            <text:p>п</text:p>
          </table:table-cell>
          <table:table-cell table:number-columns-repeated="10" table:style-name="ce3" office:value-type="string" calcext:value-type="string">
            <text:p>с</text:p>
          </table:table-cell>
          <table:table-cell table:number-columns-repeated="15" table:style-name="ce3" office:value-type="string" calcext:value-type="string">
            <text:p>п</text:p>
          </table:table-cell>
          <table:table-cell table:number-columns-repeated="6" table:style-name="ce3" office:value-type="string" calcext:value-type="string">
            <text:p>с</text:p>
          </table:table-cell>
          <table:table-cell table:number-columns-repeated="5" table:style-name="ce3" office:value-type="string" calcext:value-type="string">
            <text:p>л</text:p>
          </table:table-cell>
          <table:table-cell table:number-columns-repeated="7" table:style-name="ce3" office:value-type="string" calcext:value-type="string">
            <text:p>с</text:p>
          </table:table-cell>
          <table:table-cell table:number-columns-repeated="5" table:style-name="ce3" office:value-type="string" calcext:value-type="string">
            <text:p>л</text:p>
          </table:table-cell>
          <table:table-cell table:number-columns-repeated="8" table:style-name="ce3" office:value-type="string" calcext:value-type="string">
            <text:p>ч</text:p>
          </table:table-cell>
          <table:table-cell table:number-columns-repeated="7" table:style-name="ce3" office:value-type="string" calcext:value-type="string">
            <text:p>д</text:p>
          </table:table-cell>
          <table:table-cell table:number-columns-repeated="3" table:style-name="ce3" office:value-type="float" office:value="7" calcext:value-type="float">
            <text:p>7</text:p>
          </table:table-cell>
          <table:table-cell table:number-columns-repeated="5" table:style-name="ce3" office:value-type="string" calcext:value-type="string">
            <text:p>г</text:p>
          </table:table-cell>
          <table:table-cell table:number-columns-repeated="7" table:style-name="ce3" office:value-type="string" calcext:value-type="string">
            <text:p>д</text:p>
          </table:table-cell>
          <table:table-cell table:number-columns-repeated="5" table:style-name="ce3" office:value-type="string" calcext:value-type="string">
            <text:p>л</text:p>
          </table:table-cell>
          <table:table-cell table:number-columns-repeated="5" table:style-name="ce3" office:value-type="string" calcext:value-type="string">
            <text:p>г</text:p>
          </table:table-cell>
          <table:table-cell table:number-columns-repeated="8" table:style-name="ce3" office:value-type="string" calcext:value-type="string">
            <text:p>д</text:p>
          </table:table-cell>
          <table:table-cell table:number-columns-repeated="5" table:style-name="ce3" office:value-type="string" calcext:value-type="string">
            <text:p>л</text:p>
          </table:table-cell>
          <table:table-cell table:number-columns-repeated="3" table:style-name="ce3" office:value-type="string" calcext:value-type="string">
            <text:p>г</text:p>
          </table:table-cell>
          <table:table-cell table:number-columns-repeated="4" table:style-name="ce3" office:value-type="string" calcext:value-type="string">
            <text:p>д</text:p>
          </table:table-cell>
          <table:table-cell table:number-columns-repeated="8" table:style-name="ce3" office:value-type="string" calcext:value-type="string">
            <text:p>л</text:p>
          </table:table-cell>
          <table:table-cell table:number-columns-repeated="4" table:style-name="ce3" office:value-type="string" calcext:value-type="string">
            <text:p>с</text:p>
          </table:table-cell>
          <table:table-cell table:number-columns-repeated="4" table:style-name="ce3" office:value-type="string" calcext:value-type="string">
            <text:p>ч</text:p>
          </table:table-cell>
          <table:table-cell table:number-columns-repeated="8" table:style-name="ce3" office:value-type="string" calcext:value-type="string">
            <text:p>с</text:p>
          </table:table-cell>
          <table:table-cell table:number-columns-repeated="7" table:style-name="ce3" office:value-type="string" calcext:value-type="string">
            <text:p>ч</text:p>
          </table:table-cell>
          <table:table-cell table:number-columns-repeated="14" table:style-name="ce3" office:value-type="string" calcext:value-type="string">
            <text:p>с</text:p>
          </table:table-cell>
          <table:table-cell table:number-columns-repeated="8" table:style-name="ce3" office:value-type="string" calcext:value-type="string">
            <text:p>ч</text:p>
          </table:table-cell>
          <table:table-cell table:number-columns-repeated="9" table:style-name="ce3" office:value-type="string" calcext:value-type="string">
            <text:p>с</text:p>
          </table:table-cell>
          <table:table-cell table:number-columns-repeated="14" table:style-name="ce3" office:value-type="string" calcext:value-type="string">
            <text:p>л</text:p>
          </table:table-cell>
          <table:table-cell table:number-columns-repeated="6" table:style-name="ce3" office:value-type="string" calcext:value-type="string">
            <text:p>п</text:p>
          </table:table-cell>
          <table:table-cell table:number-columns-repeated="15" table:style-name="ce3" office:value-type="string" calcext:value-type="string">
            <text:p>д</text:p>
          </table:table-cell>
          <table:table-cell table:number-columns-repeated="10" table:style-name="ce3" office:value-type="string" calcext:value-type="string">
            <text:p>л</text:p>
          </table:table-cell>
          <table:table-cell table:number-columns-repeated="12" table:style-name="ce3" office:value-type="string" calcext:value-type="string">
            <text:p>д</text:p>
          </table:table-cell>
          <table:table-cell table:number-columns-repeated="5" table:style-name="ce3" office:value-type="string" calcext:value-type="string">
            <text:p>л</text:p>
          </table:table-cell>
          <table:table-cell table:number-columns-repeated="17" table:style-name="ce3" office:value-type="string" calcext:value-type="string">
            <text:p>д</text:p>
          </table:table-cell>
          <table:table-cell table:number-columns-repeated="7" table:style-name="ce3" office:value-type="string" calcext:value-type="string">
            <text:p>л</text:p>
          </table:table-cell>
          <table:table-cell table:number-columns-repeated="14" table:style-name="ce3" office:value-type="string" calcext:value-type="string">
            <text:p>ч</text:p>
          </table:table-cell>
          <table:table-cell table:number-columns-repeated="4" table:style-name="ce3" office:value-type="string" calcext:value-type="string">
            <text:p>л</text:p>
          </table:table-cell>
          <table:table-cell table:number-columns-repeated="5" table:style-name="ce3" office:value-type="string" calcext:value-type="string">
            <text:p>г</text:p>
          </table:table-cell>
          <table:table-cell table:number-columns-repeated="13" table:style-name="ce3" office:value-type="string" calcext:value-type="string">
            <text:p>д</text:p>
          </table:table-cell>
          <table:table-cell table:number-columns-repeated="3" table:style-name="ce3" office:value-type="string" calcext:value-type="string">
            <text:p>л</text:p>
          </table:table-cell>
          <table:table-cell table:number-columns-repeated="13" table:style-name="ce3" office:value-type="string" calcext:value-type="string">
            <text:p>с</text:p>
          </table:table-cell>
          <table:table-cell table:number-columns-repeated="4" table:style-name="ce3" office:value-type="string" calcext:value-type="string">
            <text:p>л</text:p>
          </table:table-cell>
          <table:table-cell table:number-columns-repeated="13" table:style-name="ce3" office:value-type="string" calcext:value-type="string">
            <text:p>с</text:p>
          </table:table-cell>
          <table:table-cell table:number-columns-repeated="12" table:style-name="ce3" office:value-type="string" calcext:value-type="string">
            <text:p>л</text:p>
          </table:table-cell>
          <table:table-cell table:number-columns-repeated="14" table:style-name="ce3" office:value-type="string" calcext:value-type="string">
            <text:p>с</text:p>
          </table:table-cell>
        </table:table-row>
        <table:table-row table:style-name="ro1">
          <table:table-cell table:number-columns-repeated="612"/>
        </table:table-row>
        <table:table-row table:style-name="ro1">
          <table:table-cell office:value-type="string" calcext:value-type="string">
            <text:p>Visible Window Size: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09"/>
        </table:table-row>
        <table:table-row table:style-name="ro1">
          <table:table-cell office:value-type="string" calcext:value-type="string">
            <text:p>Number of Experiments:</text:p>
          </table:table-cell>
          <table:table-cell/>
          <table:table-cell office:value-type="float" office:value="612" calcext:value-type="float">
            <text:p>612</text:p>
          </table:table-cell>
          <table:table-cell table:number-columns-repeated="609"/>
        </table:table-row>
        <table:table-row table:style-name="ro1">
          <table:table-cell table:number-columns-repeated="612"/>
        </table:table-row>
        <table:table-row table:style-name="ro1">
          <table:table-cell office:value-type="string" calcext:value-type="string">
            <text:p>Symbol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Reel Length Estimation</text:p>
          </table:table-cell>
          <table:table-cell table:number-columns-repeated="2"/>
          <table:table-cell table:style-name="ce11" office:value-type="string" calcext:value-type="string">
            <text:p>з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г</text:p>
          </table:table-cell>
          <table:table-cell table:style-name="ce11" office:value-type="string" calcext:value-type="string">
            <text:p>ч</text:p>
          </table:table-cell>
          <table:table-cell table:style-name="ce11" office:value-type="string" calcext:value-type="string">
            <text:p>д</text:p>
          </table:table-cell>
          <table:table-cell table:style-name="ce11" office:value-type="string" calcext:value-type="string">
            <text:p>с</text:p>
          </table:table-cell>
          <table:table-cell table:style-name="ce11" office:value-type="string" calcext:value-type="string">
            <text:p>п</text:p>
          </table:table-cell>
          <table:table-cell table:style-name="ce11" office:value-type="string" calcext:value-type="string">
            <text:p>л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Звезда</text:p>
          </table:table-cell>
          <table:table-cell table:style-name="ce2" office:value-type="string" calcext:value-type="string">
            <text:p>з</text:p>
          </table:table-cell>
          <table:table-cell table:formula="of:=COUNTIF([.$A$1:.$WN$6];[.B12])" office:value-type="float" office:value="72" calcext:value-type="float">
            <text:p>72</text:p>
          </table:table-cell>
          <table:table-cell table:style-name="ce8" table:formula="of:= 100 * [.C12] / COUNTA([.$A$1:.$WN$6])" office:value-type="float" office:value="1.96078431372549" calcext:value-type="float">
            <text:p>1.96</text:p>
          </table:table-cell>
          <table:table-cell table:style-name="ce9" table:formula="of:= 2 * COUNTA([.$A$1:.$WN$6]) / [.C12]" office:value-type="float" office:value="102" calcext:value-type="float">
            <text:p>102</text:p>
          </table:table-cell>
          <table:table-cell/>
          <table:table-cell table:style-name="ce11" office:value-type="string" calcext:value-type="string">
            <text:p>з</text:p>
          </table:table-cell>
          <table:table-cell table:formula="of:= [.C12] / [.C12]" office:value-type="float" office:value="1" calcext:value-type="float">
            <text:p>1</text:p>
          </table:table-cell>
          <table:table-cell table:formula="of:=[.C12]/[.C13]" office:value-type="float" office:value="0.42603550295858" calcext:value-type="float">
            <text:p>0.426035503</text:p>
          </table:table-cell>
          <table:table-cell table:formula="of:=[.C12]/[.C14]" office:value-type="float" office:value="0.206303724928367" calcext:value-type="float">
            <text:p>0.2063037249</text:p>
          </table:table-cell>
          <table:table-cell table:style-name="ce12" table:formula="of:=[.C12]/[.C15]" office:value-type="float" office:value="0.167832167832168" calcext:value-type="float">
            <text:p>0.1678321678</text:p>
          </table:table-cell>
          <table:table-cell table:formula="of:=[.C12]/[.C16]" office:value-type="float" office:value="0.161073825503356" calcext:value-type="float">
            <text:p>0.1610738255</text:p>
          </table:table-cell>
          <table:table-cell table:formula="of:=[.C12]/[.C17]" office:value-type="float" office:value="0.110769230769231" calcext:value-type="float">
            <text:p>0.1107692308</text:p>
          </table:table-cell>
          <table:table-cell table:formula="of:=[.C12]/[.C18]" office:value-type="float" office:value="0.107142857142857" calcext:value-type="float">
            <text:p>0.1071428571</text:p>
          </table:table-cell>
          <table:table-cell table:formula="of:=[.C12]/[.C19]" office:value-type="float" office:value="0.081447963800905" calcext:value-type="float">
            <text:p>0.0814479638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Седем</text:p>
          </table:table-cell>
          <table:table-cell table:style-name="ce2" office:value-type="float" office:value="7" calcext:value-type="float">
            <text:p>7</text:p>
          </table:table-cell>
          <table:table-cell table:formula="of:=COUNTIF([.$A$1:.$WN$6];[.B13])" office:value-type="float" office:value="169" calcext:value-type="float">
            <text:p>169</text:p>
          </table:table-cell>
          <table:table-cell table:style-name="ce8" table:formula="of:= 100 * [.C13] / COUNTA([.$A$1:.$WN$6])" office:value-type="float" office:value="4.60239651416122" calcext:value-type="float">
            <text:p>4.60</text:p>
          </table:table-cell>
          <table:table-cell table:style-name="ce9" table:formula="of:= 4 * COUNTA([.$A$1:.$WN$6]) / [.C13]" office:value-type="float" office:value="86.9112426035503" calcext:value-type="float">
            <text:p>87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formula="of:= [.C13] / [.C12]" office:value-type="float" office:value="2.34722222222222" calcext:value-type="float">
            <text:p>2.3472222222</text:p>
          </table:table-cell>
          <table:table-cell table:formula="of:=[.C13]/[.C13]" office:value-type="float" office:value="1" calcext:value-type="float">
            <text:p>1</text:p>
          </table:table-cell>
          <table:table-cell table:formula="of:=[.C13]/[.C14]" office:value-type="float" office:value="0.484240687679083" calcext:value-type="float">
            <text:p>0.4842406877</text:p>
          </table:table-cell>
          <table:table-cell table:style-name="ce12" table:formula="of:=[.C13]/[.C15]" office:value-type="float" office:value="0.393939393939394" calcext:value-type="float">
            <text:p>0.3939393939</text:p>
          </table:table-cell>
          <table:table-cell table:formula="of:=[.C13]/[.C16]" office:value-type="float" office:value="0.378076062639821" calcext:value-type="float">
            <text:p>0.3780760626</text:p>
          </table:table-cell>
          <table:table-cell table:formula="of:=[.C13]/[.C17]" office:value-type="float" office:value="0.26" calcext:value-type="float">
            <text:p>0.26</text:p>
          </table:table-cell>
          <table:table-cell table:formula="of:=[.C13]/[.C18]" office:value-type="float" office:value="0.251488095238095" calcext:value-type="float">
            <text:p>0.2514880952</text:p>
          </table:table-cell>
          <table:table-cell table:formula="of:=[.C13]/[.C19]" office:value-type="float" office:value="0.191176470588235" calcext:value-type="float">
            <text:p>0.1911764706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Грозде</text:p>
          </table:table-cell>
          <table:table-cell table:style-name="ce2" office:value-type="string" calcext:value-type="string">
            <text:p>г</text:p>
          </table:table-cell>
          <table:table-cell table:formula="of:=COUNTIF([.$A$1:.$WN$6];[.B14])" office:value-type="float" office:value="349" calcext:value-type="float">
            <text:p>349</text:p>
          </table:table-cell>
          <table:table-cell table:style-name="ce8" table:formula="of:= 100 * [.C14] / COUNTA([.$A$1:.$WN$6])" office:value-type="float" office:value="9.50435729847495" calcext:value-type="float">
            <text:p>9.50</text:p>
          </table:table-cell>
          <table:table-cell table:style-name="ce9"/>
          <table:table-cell/>
          <table:table-cell table:style-name="ce11" office:value-type="string" calcext:value-type="string">
            <text:p>г</text:p>
          </table:table-cell>
          <table:table-cell table:formula="of:= [.C14] /[.C12]" office:value-type="float" office:value="4.84722222222222" calcext:value-type="float">
            <text:p>4.8472222222</text:p>
          </table:table-cell>
          <table:table-cell table:formula="of:=[.C14]/[.C13]" office:value-type="float" office:value="2.06508875739645" calcext:value-type="float">
            <text:p>2.0650887574</text:p>
          </table:table-cell>
          <table:table-cell table:formula="of:=[.C14]/[.C14]" office:value-type="float" office:value="1" calcext:value-type="float">
            <text:p>1</text:p>
          </table:table-cell>
          <table:table-cell table:style-name="ce12" table:formula="of:=[.C14]/[.C15]" office:value-type="float" office:value="0.813519813519813" calcext:value-type="float">
            <text:p>0.8135198135</text:p>
          </table:table-cell>
          <table:table-cell table:formula="of:=[.C14]/[.C16]" office:value-type="float" office:value="0.78076062639821" calcext:value-type="float">
            <text:p>0.7807606264</text:p>
          </table:table-cell>
          <table:table-cell table:formula="of:=[.C14]/[.C17]" office:value-type="float" office:value="0.536923076923077" calcext:value-type="float">
            <text:p>0.5369230769</text:p>
          </table:table-cell>
          <table:table-cell table:formula="of:=[.C14]/[.C18]" office:value-type="float" office:value="0.519345238095238" calcext:value-type="float">
            <text:p>0.5193452381</text:p>
          </table:table-cell>
          <table:table-cell table:formula="of:=[.C14]/[.C19]" office:value-type="float" office:value="0.394796380090498" calcext:value-type="float">
            <text:p>0.3947963801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Череши</text:p>
          </table:table-cell>
          <table:table-cell table:style-name="ce2" office:value-type="string" calcext:value-type="string">
            <text:p>ч</text:p>
          </table:table-cell>
          <table:table-cell table:formula="of:=COUNTIF([.$A$1:.$WN$6];[.B15])" office:value-type="float" office:value="429" calcext:value-type="float">
            <text:p>429</text:p>
          </table:table-cell>
          <table:table-cell table:style-name="ce8" table:formula="of:= 100 * [.C15] / COUNTA([.$A$1:.$WN$6])" office:value-type="float" office:value="11.6830065359477" calcext:value-type="float">
            <text:p>11.68</text:p>
          </table:table-cell>
          <table:table-cell table:style-name="ce9"/>
          <table:table-cell/>
          <table:table-cell table:style-name="ce11" office:value-type="string" calcext:value-type="string">
            <text:p>ч</text:p>
          </table:table-cell>
          <table:table-cell table:formula="of:= [.C15] / [.C12]" office:value-type="float" office:value="5.95833333333333" calcext:value-type="float">
            <text:p>5.9583333333</text:p>
          </table:table-cell>
          <table:table-cell table:formula="of:=[.C15]/[.C13]" office:value-type="float" office:value="2.53846153846154" calcext:value-type="float">
            <text:p>2.5384615385</text:p>
          </table:table-cell>
          <table:table-cell table:formula="of:=[.C15]/[.C14]" office:value-type="float" office:value="1.22922636103152" calcext:value-type="float">
            <text:p>1.229226361</text:p>
          </table:table-cell>
          <table:table-cell table:style-name="ce12" table:formula="of:=[.C15]/[.C15]" office:value-type="float" office:value="1" calcext:value-type="float">
            <text:p>1</text:p>
          </table:table-cell>
          <table:table-cell table:formula="of:=[.C15]/[.C16]" office:value-type="float" office:value="0.959731543624161" calcext:value-type="float">
            <text:p>0.9597315436</text:p>
          </table:table-cell>
          <table:table-cell table:formula="of:=[.C15]/[.C17]" office:value-type="float" office:value="0.66" calcext:value-type="float">
            <text:p>0.66</text:p>
          </table:table-cell>
          <table:table-cell table:formula="of:=[.C15]/[.C18]" office:value-type="float" office:value="0.638392857142857" calcext:value-type="float">
            <text:p>0.6383928571</text:p>
          </table:table-cell>
          <table:table-cell table:formula="of:=[.C15]/[.C19]" office:value-type="float" office:value="0.485294117647059" calcext:value-type="float">
            <text:p>0.4852941176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Диня</text:p>
          </table:table-cell>
          <table:table-cell table:style-name="ce2" office:value-type="string" calcext:value-type="string">
            <text:p>д</text:p>
          </table:table-cell>
          <table:table-cell table:formula="of:=COUNTIF([.$A$1:.$WN$6];[.B16])" office:value-type="float" office:value="447" calcext:value-type="float">
            <text:p>447</text:p>
          </table:table-cell>
          <table:table-cell table:style-name="ce8" table:formula="of:= 100 * [.C16] / COUNTA([.$A$1:.$WN$6])" office:value-type="float" office:value="12.1732026143791" calcext:value-type="float">
            <text:p>12.17</text:p>
          </table:table-cell>
          <table:table-cell table:style-name="ce9"/>
          <table:table-cell/>
          <table:table-cell table:style-name="ce11" office:value-type="string" calcext:value-type="string">
            <text:p>д</text:p>
          </table:table-cell>
          <table:table-cell table:formula="of:=[.C16]/[.C12]" office:value-type="float" office:value="6.20833333333333" calcext:value-type="float">
            <text:p>6.2083333333</text:p>
          </table:table-cell>
          <table:table-cell table:formula="of:=[.C16]/[.C13]" office:value-type="float" office:value="2.64497041420118" calcext:value-type="float">
            <text:p>2.6449704142</text:p>
          </table:table-cell>
          <table:table-cell table:formula="of:=[.C16]/[.C14]" office:value-type="float" office:value="1.28080229226361" calcext:value-type="float">
            <text:p>1.2808022923</text:p>
          </table:table-cell>
          <table:table-cell table:style-name="ce12" table:formula="of:=[.C16]/[.C15]" office:value-type="float" office:value="1.04195804195804" calcext:value-type="float">
            <text:p>1.041958042</text:p>
          </table:table-cell>
          <table:table-cell table:formula="of:=[.C16]/[.C16]" office:value-type="float" office:value="1" calcext:value-type="float">
            <text:p>1</text:p>
          </table:table-cell>
          <table:table-cell table:formula="of:=[.C16]/[.C17]" office:value-type="float" office:value="0.687692307692308" calcext:value-type="float">
            <text:p>0.6876923077</text:p>
          </table:table-cell>
          <table:table-cell table:formula="of:=[.C16]/[.C18]" office:value-type="float" office:value="0.665178571428571" calcext:value-type="float">
            <text:p>0.6651785714</text:p>
          </table:table-cell>
          <table:table-cell table:formula="of:=[.C16]/[.C19]" office:value-type="float" office:value="0.505656108597285" calcext:value-type="float">
            <text:p>0.5056561086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Сливи</text:p>
          </table:table-cell>
          <table:table-cell table:style-name="ce2" office:value-type="string" calcext:value-type="string">
            <text:p>с</text:p>
          </table:table-cell>
          <table:table-cell table:formula="of:=COUNTIF([.$A$1:.$WN$6];[.B17])" office:value-type="float" office:value="650" calcext:value-type="float">
            <text:p>650</text:p>
          </table:table-cell>
          <table:table-cell table:style-name="ce8" table:formula="of:= 100 * [.C17] / COUNTA([.$A$1:.$WN$6])" office:value-type="float" office:value="17.7015250544662" calcext:value-type="float">
            <text:p>17.70</text:p>
          </table:table-cell>
          <table:table-cell table:style-name="ce9"/>
          <table:table-cell/>
          <table:table-cell table:style-name="ce11" office:value-type="string" calcext:value-type="string">
            <text:p>с</text:p>
          </table:table-cell>
          <table:table-cell table:formula="of:=[.C17]/[.C12]" office:value-type="float" office:value="9.02777777777778" calcext:value-type="float">
            <text:p>9.0277777778</text:p>
          </table:table-cell>
          <table:table-cell table:formula="of:=[.C17]/[.C13]" office:value-type="float" office:value="3.84615384615385" calcext:value-type="float">
            <text:p>3.8461538462</text:p>
          </table:table-cell>
          <table:table-cell table:formula="of:=[.C17]/[.C14]" office:value-type="float" office:value="1.86246418338109" calcext:value-type="float">
            <text:p>1.8624641834</text:p>
          </table:table-cell>
          <table:table-cell table:style-name="ce12" table:formula="of:=[.C17]/[.C15]" office:value-type="float" office:value="1.51515151515152" calcext:value-type="float">
            <text:p>1.5151515152</text:p>
          </table:table-cell>
          <table:table-cell table:formula="of:=[.C17]/[.C16]" office:value-type="float" office:value="1.45413870246085" calcext:value-type="float">
            <text:p>1.4541387025</text:p>
          </table:table-cell>
          <table:table-cell table:formula="of:=[.C17]/[.C17]" office:value-type="float" office:value="1" calcext:value-type="float">
            <text:p>1</text:p>
          </table:table-cell>
          <table:table-cell table:formula="of:=[.C17]/[.C18]" office:value-type="float" office:value="0.967261904761905" calcext:value-type="float">
            <text:p>0.9672619048</text:p>
          </table:table-cell>
          <table:table-cell table:formula="of:=[.C17]/[.C19]" office:value-type="float" office:value="0.735294117647059" calcext:value-type="float">
            <text:p>0.7352941176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Портокал</text:p>
          </table:table-cell>
          <table:table-cell table:style-name="ce2" office:value-type="string" calcext:value-type="string">
            <text:p>п</text:p>
          </table:table-cell>
          <table:table-cell table:formula="of:=COUNTIF([.$A$1:.$WN$6];[.B18])" office:value-type="float" office:value="672" calcext:value-type="float">
            <text:p>672</text:p>
          </table:table-cell>
          <table:table-cell table:style-name="ce8" table:formula="of:= 100 * [.C18] / COUNTA([.$A$1:.$WN$6])" office:value-type="float" office:value="18.3006535947712" calcext:value-type="float">
            <text:p>18.30</text:p>
          </table:table-cell>
          <table:table-cell table:style-name="ce9"/>
          <table:table-cell/>
          <table:table-cell table:style-name="ce11" office:value-type="string" calcext:value-type="string">
            <text:p>п</text:p>
          </table:table-cell>
          <table:table-cell table:formula="of:=[.C18]/[.C12]" office:value-type="float" office:value="9.33333333333333" calcext:value-type="float">
            <text:p>9.3333333333</text:p>
          </table:table-cell>
          <table:table-cell table:formula="of:=[.C18]/[.C13]" office:value-type="float" office:value="3.97633136094675" calcext:value-type="float">
            <text:p>3.9763313609</text:p>
          </table:table-cell>
          <table:table-cell table:formula="of:=[.C18]/[.C14]" office:value-type="float" office:value="1.92550143266476" calcext:value-type="float">
            <text:p>1.9255014327</text:p>
          </table:table-cell>
          <table:table-cell table:style-name="ce12" table:formula="of:=[.C18]/[.C15]" office:value-type="float" office:value="1.56643356643357" calcext:value-type="float">
            <text:p>1.5664335664</text:p>
          </table:table-cell>
          <table:table-cell table:formula="of:=[.C18]/[.C16]" office:value-type="float" office:value="1.50335570469799" calcext:value-type="float">
            <text:p>1.5033557047</text:p>
          </table:table-cell>
          <table:table-cell table:formula="of:=[.C18]/[.C17]" office:value-type="float" office:value="1.03384615384615" calcext:value-type="float">
            <text:p>1.0338461538</text:p>
          </table:table-cell>
          <table:table-cell table:formula="of:=[.C18]/[.C18]" office:value-type="float" office:value="1" calcext:value-type="float">
            <text:p>1</text:p>
          </table:table-cell>
          <table:table-cell table:formula="of:=[.C18]/[.C19]" office:value-type="float" office:value="0.760180995475113" calcext:value-type="float">
            <text:p>0.7601809955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Лимон</text:p>
          </table:table-cell>
          <table:table-cell table:style-name="ce2" office:value-type="string" calcext:value-type="string">
            <text:p>л</text:p>
          </table:table-cell>
          <table:table-cell table:formula="of:=COUNTIF([.$A$1:.$WN$6];[.B19])" office:value-type="float" office:value="884" calcext:value-type="float">
            <text:p>884</text:p>
          </table:table-cell>
          <table:table-cell table:style-name="ce8" table:formula="of:= 100 * [.C19] / COUNTA([.$A$1:.$WN$6])" office:value-type="float" office:value="24.0740740740741" calcext:value-type="float">
            <text:p>24.07</text:p>
          </table:table-cell>
          <table:table-cell table:style-name="ce9"/>
          <table:table-cell/>
          <table:table-cell table:style-name="ce11" office:value-type="string" calcext:value-type="string">
            <text:p>л</text:p>
          </table:table-cell>
          <table:table-cell table:formula="of:=[.C19]/[.C12]" office:value-type="float" office:value="12.2777777777778" calcext:value-type="float">
            <text:p>12.2777777778</text:p>
          </table:table-cell>
          <table:table-cell table:formula="of:=[.C19]/[.C13]" office:value-type="float" office:value="5.23076923076923" calcext:value-type="float">
            <text:p>5.2307692308</text:p>
          </table:table-cell>
          <table:table-cell table:formula="of:=[.C19]/[.C14]" office:value-type="float" office:value="2.53295128939828" calcext:value-type="float">
            <text:p>2.5329512894</text:p>
          </table:table-cell>
          <table:table-cell table:style-name="ce12" table:formula="of:=[.C19]/[.C15]" office:value-type="float" office:value="2.06060606060606" calcext:value-type="float">
            <text:p>2.0606060606</text:p>
          </table:table-cell>
          <table:table-cell table:formula="of:=[.C19]/[.C16]" office:value-type="float" office:value="1.97762863534676" calcext:value-type="float">
            <text:p>1.9776286353</text:p>
          </table:table-cell>
          <table:table-cell table:formula="of:=[.C19]/[.C17]" office:value-type="float" office:value="1.36" calcext:value-type="float">
            <text:p>1.36</text:p>
          </table:table-cell>
          <table:table-cell table:formula="of:=[.C19]/[.C18]" office:value-type="float" office:value="1.31547619047619" calcext:value-type="float">
            <text:p>1.3154761905</text:p>
          </table:table-cell>
          <table:table-cell table:formula="of:=[.C19]/[.C19]" office:value-type="float" office:value="1" calcext:value-type="float">
            <text:p>1</text:p>
          </table:table-cell>
          <table:table-cell table:number-columns-repeated="597"/>
        </table:table-row>
        <table:table-row table:style-name="ro1" table:number-rows-repeated="2">
          <table:table-cell table:number-columns-repeated="612"/>
        </table:table-row>
        <table:table-row table:style-name="ro1">
          <table:table-cell office:value-type="string" calcext:value-type="string">
            <text:p>Няма символи за които няма как да разберем дали са блок по четири или в по-голям блок.</text:p>
          </table:table-cell>
          <table:table-cell table:number-columns-repeated="611"/>
        </table:table-row>
        <table:table-row table:style-name="ro1">
          <table:table-cell office:value-type="string" calcext:value-type="string">
            <text:p>Най-рядко срещаният символ е звезда. Има го на две места в барабана, така че анализа е най-удачно да започне от него.</text:p>
          </table:table-cell>
          <table:table-cell table:number-columns-repeated="611"/>
        </table:table-row>
        <table:table-row table:style-name="ro1">
          <table:table-cell office:value-type="string" calcext:value-type="string">
            <text:p>Вторият най-рядко срещан символ е седмицата и изглежда се среща само в един блок от четири или повече поредни.</text:p>
          </table:table-cell>
          <table:table-cell table:number-columns-repeated="611"/>
        </table:table-row>
        <table:table-row table:style-name="ro1" table:number-rows-repeated="4">
          <table:table-cell table:style-name="ce3"/>
          <table:table-cell table:number-columns-repeated="611"/>
        </table:table-row>
        <table:table-row table:style-name="ro1">
          <table:table-cell table:number-columns-repeated="7"/>
          <table:table-cell table:style-name="ce11" office:value-type="string" calcext:value-type="string">
            <text:p>з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г</text:p>
          </table:table-cell>
          <table:table-cell table:style-name="ce11" office:value-type="string" calcext:value-type="string">
            <text:p>ч</text:p>
          </table:table-cell>
          <table:table-cell table:style-name="ce11" office:value-type="string" calcext:value-type="string">
            <text:p>д</text:p>
          </table:table-cell>
          <table:table-cell table:style-name="ce11" office:value-type="string" calcext:value-type="string">
            <text:p>с</text:p>
          </table:table-cell>
          <table:table-cell table:style-name="ce11" office:value-type="string" calcext:value-type="string">
            <text:p>п</text:p>
          </table:table-cell>
          <table:table-cell table:style-name="ce11" office:value-type="string" calcext:value-type="string">
            <text:p>л</text:p>
          </table:table-cell>
          <table:table-cell table:number-columns-repeated="597"/>
        </table:table-row>
        <table:table-row table:style-name="ro1">
          <table:table-cell table:style-name="ce4" office:value-type="string" calcext:value-type="string">
            <text:p>г/д/ч</text:p>
          </table:table-cell>
          <table:table-cell/>
          <table:table-cell table:style-name="ce4" office:value-type="string" calcext:value-type="string">
            <text:p>г/д/ч</text:p>
          </table:table-cell>
          <table:table-cell/>
          <table:table-cell table:style-name="ce4" office:value-type="string" calcext:value-type="string">
            <text:p>д/с</text:p>
          </table:table-cell>
          <table:table-cell/>
          <table:table-cell table:style-name="ce11" office:value-type="string" calcext:value-type="string">
            <text:p>з</text:p>
          </table:table-cell>
          <table:table-cell table:formula="of:=ABS([.H81]-[.H12])" office:value-type="float" office:value="0" calcext:value-type="float">
            <text:p>0</text:p>
          </table:table-cell>
          <table:table-cell table:formula="of:=ABS([.I81]-[.I12])" office:value-type="float" office:value="0.0739644970414201" calcext:value-type="float">
            <text:p>0.073964497</text:p>
          </table:table-cell>
          <table:table-cell table:formula="of:=ABS([.J81]-[.J12])" office:value-type="float" office:value="0.0396370582617001" calcext:value-type="float">
            <text:p>0.0396370583</text:p>
          </table:table-cell>
          <table:table-cell table:formula="of:=ABS([.K81]-[.K12])" office:value-type="float" office:value="0.082167832167832" calcext:value-type="float">
            <text:p>0.0821678322</text:p>
          </table:table-cell>
          <table:table-cell table:formula="of:=ABS([.L81]-[.L12])" office:value-type="float" office:value="0.00559284116331096" calcext:value-type="float">
            <text:p>0.0055928412</text:p>
          </table:table-cell>
          <table:table-cell table:formula="of:=ABS([.M81]-[.M12])" office:value-type="float" office:value="0.139230769230769" calcext:value-type="float">
            <text:p>0.1392307692</text:p>
          </table:table-cell>
          <table:table-cell table:formula="of:=ABS([.N81]-[.N12])" office:value-type="float" office:value="0.0178571428571429" calcext:value-type="float">
            <text:p>0.0178571429</text:p>
          </table:table-cell>
          <table:table-cell table:formula="of:=ABS([.O81]-[.O12])" office:value-type="float" office:value="0.0100193923723336" calcext:value-type="float">
            <text:p>0.0100193924</text:p>
          </table:table-cell>
          <table:table-cell table:number-columns-repeated="597"/>
        </table:table-row>
        <table:table-row table:style-name="ro1">
          <table:table-cell table:style-name="ce5" office:value-type="string" calcext:value-type="string">
            <text:p>л</text:p>
          </table:table-cell>
          <table:table-cell/>
          <table:table-cell table:style-name="ce7" office:value-type="string" calcext:value-type="string">
            <text:p>л</text:p>
          </table:table-cell>
          <table:table-cell/>
          <table:table-cell table:style-name="ce7" office:value-type="string" calcext:value-type="string">
            <text:p>л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formula="of:=ABS([.H82]-[.H13])" office:value-type="float" office:value="0.347222222222222" calcext:value-type="float">
            <text:p>0.3472222222</text:p>
          </table:table-cell>
          <table:table-cell table:formula="of:=ABS([.I82]-[.I13])" office:value-type="float" office:value="0" calcext:value-type="float">
            <text:p>0</text:p>
          </table:table-cell>
          <table:table-cell table:formula="of:=ABS([.J82]-[.J13])" office:value-type="float" office:value="0.15090735434575" calcext:value-type="float">
            <text:p>0.1509073543</text:p>
          </table:table-cell>
          <table:table-cell table:formula="of:=ABS([.K82]-[.K13])" office:value-type="float" office:value="0.106060606060606" calcext:value-type="float">
            <text:p>0.1060606061</text:p>
          </table:table-cell>
          <table:table-cell table:formula="of:=ABS([.L82]-[.L13])" office:value-type="float" office:value="0.0447427293064877" calcext:value-type="float">
            <text:p>0.0447427293</text:p>
          </table:table-cell>
          <table:table-cell table:formula="of:=ABS([.M82]-[.M13])" office:value-type="float" office:value="0.24" calcext:value-type="float">
            <text:p>0.24</text:p>
          </table:table-cell>
          <table:table-cell table:formula="of:=ABS([.N82]-[.N13])" office:value-type="float" office:value="0.00148809523809523" calcext:value-type="float">
            <text:p>0.0014880952</text:p>
          </table:table-cell>
          <table:table-cell table:formula="of:=ABS([.O82]-[.O13])" office:value-type="float" office:value="0.0483193277310924" calcext:value-type="float">
            <text:p>0.0483193277</text:p>
          </table:table-cell>
          <table:table-cell table:number-columns-repeated="597"/>
        </table:table-row>
        <table:table-row table:style-name="ro1">
          <table:table-cell table:style-name="ce5" office:value-type="string" calcext:value-type="string">
            <text:p>л</text:p>
          </table:table-cell>
          <table:table-cell/>
          <table:table-cell table:style-name="ce7" office:value-type="string" calcext:value-type="string">
            <text:p>л</text:p>
          </table:table-cell>
          <table:table-cell/>
          <table:table-cell table:style-name="ce7" office:value-type="string" calcext:value-type="string">
            <text:p>л</text:p>
          </table:table-cell>
          <table:table-cell/>
          <table:table-cell table:style-name="ce11" office:value-type="string" calcext:value-type="string">
            <text:p>г</text:p>
          </table:table-cell>
          <table:table-cell table:formula="of:=ABS([.H83]-[.H14])" office:value-type="float" office:value="1.15277777777778" calcext:value-type="float">
            <text:p>1.1527777778</text:p>
          </table:table-cell>
          <table:table-cell table:formula="of:=ABS([.I83]-[.I14])" office:value-type="float" office:value="0.93491124260355" calcext:value-type="float">
            <text:p>0.9349112426</text:p>
          </table:table-cell>
          <table:table-cell table:formula="of:=ABS([.J83]-[.J14])" office:value-type="float" office:value="0" calcext:value-type="float">
            <text:p>0</text:p>
          </table:table-cell>
          <table:table-cell table:formula="of:=ABS([.K83]-[.K14])" office:value-type="float" office:value="0.686480186480187" calcext:value-type="float">
            <text:p>0.6864801865</text:p>
          </table:table-cell>
          <table:table-cell table:formula="of:=ABS([.L83]-[.L14])" office:value-type="float" office:value="0.21923937360179" calcext:value-type="float">
            <text:p>0.2192393736</text:p>
          </table:table-cell>
          <table:table-cell table:formula="of:=ABS([.M83]-[.M14])" office:value-type="float" office:value="0.963076923076923" calcext:value-type="float">
            <text:p>0.9630769231</text:p>
          </table:table-cell>
          <table:table-cell table:formula="of:=ABS([.N83]-[.N14])" office:value-type="float" office:value="0.230654761904762" calcext:value-type="float">
            <text:p>0.2306547619</text:p>
          </table:table-cell>
          <table:table-cell table:formula="of:=ABS([.O83]-[.O14])" office:value-type="float" office:value="0.0337750484809308" calcext:value-type="float">
            <text:p>0.0337750485</text:p>
          </table:table-cell>
          <table:table-cell table:number-columns-repeated="597"/>
        </table:table-row>
        <table:table-row table:style-name="ro1">
          <table:table-cell table:style-name="ce5" office:value-type="string" calcext:value-type="string">
            <text:p>л</text:p>
          </table:table-cell>
          <table:table-cell/>
          <table:table-cell table:style-name="ce7" office:value-type="string" calcext:value-type="string">
            <text:p>л</text:p>
          </table:table-cell>
          <table:table-cell/>
          <table:table-cell table:style-name="ce7" office:value-type="string" calcext:value-type="string">
            <text:p>л</text:p>
          </table:table-cell>
          <table:table-cell/>
          <table:table-cell table:style-name="ce11" office:value-type="string" calcext:value-type="string">
            <text:p>ч</text:p>
          </table:table-cell>
          <table:table-cell table:formula="of:=ABS([.H84]-[.H15])" office:value-type="float" office:value="1.95833333333333" calcext:value-type="float">
            <text:p>1.9583333333</text:p>
          </table:table-cell>
          <table:table-cell table:formula="of:=ABS([.I84]-[.I15])" office:value-type="float" office:value="0.538461538461538" calcext:value-type="float">
            <text:p>0.5384615385</text:p>
          </table:table-cell>
          <table:table-cell table:formula="of:=ABS([.J84]-[.J15])" office:value-type="float" office:value="0.562559694364852" calcext:value-type="float">
            <text:p>0.5625596944</text:p>
          </table:table-cell>
          <table:table-cell table:formula="of:=ABS([.K84]-[.K15])" office:value-type="float" office:value="0" calcext:value-type="float">
            <text:p>0</text:p>
          </table:table-cell>
          <table:table-cell table:formula="of:=ABS([.L84]-[.L15])" office:value-type="float" office:value="0.293064876957494" calcext:value-type="float">
            <text:p>0.293064877</text:p>
          </table:table-cell>
          <table:table-cell table:formula="of:=ABS([.M84]-[.M15])" office:value-type="float" office:value="0.34" calcext:value-type="float">
            <text:p>0.34</text:p>
          </table:table-cell>
          <table:table-cell table:formula="of:=ABS([.N84]-[.N15])" office:value-type="float" office:value="0.138392857142857" calcext:value-type="float">
            <text:p>0.1383928571</text:p>
          </table:table-cell>
          <table:table-cell table:formula="of:=ABS([.O84]-[.O15])" office:value-type="float" office:value="0.199579831932773" calcext:value-type="float">
            <text:p>0.1995798319</text:p>
          </table:table-cell>
          <table:table-cell table:number-columns-repeated="597"/>
        </table:table-row>
        <table:table-row table:style-name="ro1">
          <table:table-cell table:style-name="ce6" office:value-type="string" calcext:value-type="string">
            <text:p>л</text:p>
          </table:table-cell>
          <table:table-cell/>
          <table:table-cell table:style-name="ce7" office:value-type="string" calcext:value-type="string">
            <text:p>л</text:p>
          </table:table-cell>
          <table:table-cell/>
          <table:table-cell table:style-name="ce7" office:value-type="string" calcext:value-type="string">
            <text:p>л</text:p>
          </table:table-cell>
          <table:table-cell/>
          <table:table-cell table:style-name="ce11" office:value-type="string" calcext:value-type="string">
            <text:p>д</text:p>
          </table:table-cell>
          <table:table-cell table:formula="of:=ABS([.H85]-[.H16])" office:value-type="float" office:value="0.208333333333333" calcext:value-type="float">
            <text:p>0.2083333333</text:p>
          </table:table-cell>
          <table:table-cell table:formula="of:=ABS([.I85]-[.I16])" office:value-type="float" office:value="0.355029585798817" calcext:value-type="float">
            <text:p>0.3550295858</text:p>
          </table:table-cell>
          <table:table-cell table:formula="of:=ABS([.J85]-[.J16])" office:value-type="float" office:value="0.28080229226361" calcext:value-type="float">
            <text:p>0.2808022923</text:p>
          </table:table-cell>
          <table:table-cell table:formula="of:=ABS([.K85]-[.K16])" office:value-type="float" office:value="0.45804195804196" calcext:value-type="float">
            <text:p>0.458041958</text:p>
          </table:table-cell>
          <table:table-cell table:formula="of:=ABS([.L85]-[.L16])" office:value-type="float" office:value="0" calcext:value-type="float">
            <text:p>0</text:p>
          </table:table-cell>
          <table:table-cell table:formula="of:=ABS([.M85]-[.M16])" office:value-type="float" office:value="0.812307692307692" calcext:value-type="float">
            <text:p>0.8123076923</text:p>
          </table:table-cell>
          <table:table-cell table:formula="of:=ABS([.N85]-[.N16])" office:value-type="float" office:value="0.0848214285714286" calcext:value-type="float">
            <text:p>0.0848214286</text:p>
          </table:table-cell>
          <table:table-cell table:formula="of:=ABS([.O85]-[.O16])" office:value-type="float" office:value="0.0770846800258565" calcext:value-type="float">
            <text:p>0.07708468</text:p>
          </table:table-cell>
          <table:table-cell table:number-columns-repeated="597"/>
        </table:table-row>
        <table:table-row table:style-name="ro1">
          <table:table-cell table:style-name="ce6" office:value-type="string" calcext:value-type="string">
            <text:p>г</text:p>
          </table:table-cell>
          <table:table-cell/>
          <table:table-cell table:style-name="ce5" office:value-type="string" calcext:value-type="string">
            <text:p>г</text:p>
          </table:table-cell>
          <table:table-cell/>
          <table:table-cell table:style-name="ce5" office:value-type="string" calcext:value-type="string">
            <text:p>п</text:p>
          </table:table-cell>
          <table:table-cell/>
          <table:table-cell table:style-name="ce11" office:value-type="string" calcext:value-type="string">
            <text:p>с</text:p>
          </table:table-cell>
          <table:table-cell table:formula="of:=ABS([.H86]-[.H17])" office:value-type="float" office:value="5.02777777777778" calcext:value-type="float">
            <text:p>5.0277777778</text:p>
          </table:table-cell>
          <table:table-cell table:formula="of:=ABS([.I86]-[.I17])" office:value-type="float" office:value="1.84615384615385" calcext:value-type="float">
            <text:p>1.8461538462</text:p>
          </table:table-cell>
          <table:table-cell table:formula="of:=ABS([.J86]-[.J17])" office:value-type="float" office:value="1.19579751671442" calcext:value-type="float">
            <text:p>1.1957975167</text:p>
          </table:table-cell>
          <table:table-cell table:formula="of:=ABS([.K86]-[.K17])" office:value-type="float" office:value="0.51515151515152" calcext:value-type="float">
            <text:p>0.5151515152</text:p>
          </table:table-cell>
          <table:table-cell table:formula="of:=ABS([.L86]-[.L17])" office:value-type="float" office:value="0.787472035794183" calcext:value-type="float">
            <text:p>0.7874720358</text:p>
          </table:table-cell>
          <table:table-cell table:formula="of:=ABS([.M86]-[.M17])" office:value-type="float" office:value="0" calcext:value-type="float">
            <text:p>0</text:p>
          </table:table-cell>
          <table:table-cell table:formula="of:=ABS([.N86]-[.N17])" office:value-type="float" office:value="0.467261904761905" calcext:value-type="float">
            <text:p>0.4672619048</text:p>
          </table:table-cell>
          <table:table-cell table:formula="of:=ABS([.O86]-[.O17])" office:value-type="float" office:value="0.449579831932773" calcext:value-type="float">
            <text:p>0.4495798319</text:p>
          </table:table-cell>
          <table:table-cell table:number-columns-repeated="597"/>
        </table:table-row>
        <table:table-row table:style-name="ro1">
          <table:table-cell table:style-name="ce6" office:value-type="string" calcext:value-type="string">
            <text:p>г</text:p>
          </table:table-cell>
          <table:table-cell/>
          <table:table-cell table:style-name="ce5" office:value-type="string" calcext:value-type="string">
            <text:p>г</text:p>
          </table:table-cell>
          <table:table-cell/>
          <table:table-cell table:style-name="ce5" office:value-type="string" calcext:value-type="string">
            <text:p>п</text:p>
          </table:table-cell>
          <table:table-cell/>
          <table:table-cell table:style-name="ce11" office:value-type="string" calcext:value-type="string">
            <text:p>п</text:p>
          </table:table-cell>
          <table:table-cell table:formula="of:=ABS([.H87]-[.H18])" office:value-type="float" office:value="1.33333333333333" calcext:value-type="float">
            <text:p>1.3333333333</text:p>
          </table:table-cell>
          <table:table-cell table:formula="of:=ABS([.I87]-[.I18])" office:value-type="float" office:value="0.0236686390532546" calcext:value-type="float">
            <text:p>0.0236686391</text:p>
          </table:table-cell>
          <table:table-cell table:formula="of:=ABS([.J87]-[.J18])" office:value-type="float" office:value="0.592168099331423" calcext:value-type="float">
            <text:p>0.5921680993</text:p>
          </table:table-cell>
          <table:table-cell table:formula="of:=ABS([.K87]-[.K18])" office:value-type="float" office:value="0.43356643356643" calcext:value-type="float">
            <text:p>0.4335664336</text:p>
          </table:table-cell>
          <table:table-cell table:formula="of:=ABS([.L87]-[.L18])" office:value-type="float" office:value="0.170022371364653" calcext:value-type="float">
            <text:p>0.1700223714</text:p>
          </table:table-cell>
          <table:table-cell table:formula="of:=ABS([.M87]-[.M18])" office:value-type="float" office:value="0.966153846153846" calcext:value-type="float">
            <text:p>0.9661538462</text:p>
          </table:table-cell>
          <table:table-cell table:formula="of:=ABS([.N87]-[.N18])" office:value-type="float" office:value="0" calcext:value-type="float">
            <text:p>0</text:p>
          </table:table-cell>
          <table:table-cell table:formula="of:=ABS([.O87]-[.O18])" office:value-type="float" office:value="0.188752424046542" calcext:value-type="float">
            <text:p>0.188752424</text:p>
          </table:table-cell>
          <table:table-cell table:number-columns-repeated="597"/>
        </table:table-row>
        <table:table-row table:style-name="ro1">
          <table:table-cell table:style-name="ce6" office:value-type="string" calcext:value-type="string">
            <text:p>г</text:p>
          </table:table-cell>
          <table:table-cell/>
          <table:table-cell table:style-name="ce5" office:value-type="string" calcext:value-type="string">
            <text:p>г</text:p>
          </table:table-cell>
          <table:table-cell/>
          <table:table-cell table:style-name="ce5" office:value-type="string" calcext:value-type="string">
            <text:p>п</text:p>
          </table:table-cell>
          <table:table-cell/>
          <table:table-cell table:style-name="ce11" office:value-type="string" calcext:value-type="string">
            <text:p>л</text:p>
          </table:table-cell>
          <table:table-cell table:formula="of:=ABS([.H88]-[.H19])" office:value-type="float" office:value="1.72222222222222" calcext:value-type="float">
            <text:p>1.7222222222</text:p>
          </table:table-cell>
          <table:table-cell table:formula="of:=ABS([.I88]-[.I19])" office:value-type="float" office:value="1.76923076923077" calcext:value-type="float">
            <text:p>1.7692307692</text:p>
          </table:table-cell>
          <table:table-cell table:formula="of:=ABS([.J88]-[.J19])" office:value-type="float" office:value="0.199617956064947" calcext:value-type="float">
            <text:p>0.1996179561</text:p>
          </table:table-cell>
          <table:table-cell table:formula="of:=ABS([.K88]-[.K19])" office:value-type="float" office:value="1.43939393939394" calcext:value-type="float">
            <text:p>1.4393939394</text:p>
          </table:table-cell>
          <table:table-cell table:formula="of:=ABS([.L88]-[.L19])" office:value-type="float" office:value="0.355704697986577" calcext:value-type="float">
            <text:p>0.355704698</text:p>
          </table:table-cell>
          <table:table-cell table:formula="of:=ABS([.M88]-[.M19])" office:value-type="float" office:value="2.14" calcext:value-type="float">
            <text:p>2.14</text:p>
          </table:table-cell>
          <table:table-cell table:formula="of:=ABS([.N88]-[.N19])" office:value-type="float" office:value="0.43452380952381" calcext:value-type="float">
            <text:p>0.4345238095</text:p>
          </table:table-cell>
          <table:table-cell table:formula="of:=ABS([.O88]-[.O19])" office:value-type="float" office:value="0" calcext:value-type="float">
            <text:p>0</text:p>
          </table:table-cell>
          <table:table-cell table:number-columns-repeated="597"/>
        </table:table-row>
        <table:table-row table:style-name="ro1">
          <table:table-cell table:style-name="ce6" office:value-type="string" calcext:value-type="string">
            <text:p>г</text:p>
          </table:table-cell>
          <table:table-cell/>
          <table:table-cell table:style-name="ce6" office:value-type="string" calcext:value-type="string">
            <text:p>г</text:p>
          </table:table-cell>
          <table:table-cell/>
          <table:table-cell table:style-name="ce6" office:value-type="string" calcext:value-type="string">
            <text:p>п</text:p>
          </table:table-cell>
          <table:table-cell table:number-columns-repeated="607"/>
        </table:table-row>
        <table:table-row table:style-name="ro1">
          <table:table-cell table:style-name="ce6" office:value-type="string" calcext:value-type="string">
            <text:p>з</text:p>
          </table:table-cell>
          <table:table-cell/>
          <table:table-cell table:style-name="ce6" office:value-type="string" calcext:value-type="string">
            <text:p>п</text:p>
          </table:table-cell>
          <table:table-cell/>
          <table:table-cell table:style-name="ce6" office:value-type="string" calcext:value-type="string">
            <text:p>л</text:p>
          </table:table-cell>
          <table:table-cell table:number-columns-repeated="607"/>
        </table:table-row>
        <table:table-row table:style-name="ro1">
          <table:table-cell table:style-name="ce6" office:value-type="string" calcext:value-type="string">
            <text:p>п</text:p>
          </table:table-cell>
          <table:table-cell/>
          <table:table-cell table:style-name="ce6" office:value-type="string" calcext:value-type="string">
            <text:p>п</text:p>
          </table:table-cell>
          <table:table-cell/>
          <table:table-cell table:style-name="ce6" office:value-type="string" calcext:value-type="string">
            <text:p>л</text:p>
          </table:table-cell>
          <table:table-cell table:number-columns-repeated="607"/>
        </table:table-row>
        <table:table-row table:style-name="ro1">
          <table:table-cell table:style-name="ce6" office:value-type="string" calcext:value-type="string">
            <text:p>п</text:p>
          </table:table-cell>
          <table:table-cell/>
          <table:table-cell table:style-name="ce6" office:value-type="string" calcext:value-type="string">
            <text:p>п</text:p>
          </table:table-cell>
          <table:table-cell/>
          <table:table-cell table:style-name="ce6" office:value-type="string" calcext:value-type="string">
            <text:p>л</text:p>
          </table:table-cell>
          <table:table-cell table:number-columns-repeated="607"/>
        </table:table-row>
        <table:table-row table:style-name="ro1">
          <table:table-cell table:style-name="ce6" office:value-type="string" calcext:value-type="string">
            <text:p>п</text:p>
          </table:table-cell>
          <table:table-cell/>
          <table:table-cell table:style-name="ce6" office:value-type="string" calcext:value-type="string">
            <text:p>п</text:p>
          </table:table-cell>
          <table:table-cell/>
          <table:table-cell table:style-name="ce6" office:value-type="string" calcext:value-type="string">
            <text:p>л</text:p>
          </table:table-cell>
          <table:table-cell table:number-columns-repeated="607"/>
        </table:table-row>
        <table:table-row table:style-name="ro1">
          <table:table-cell table:style-name="ce6" office:value-type="string" calcext:value-type="string">
            <text:p>п</text:p>
          </table:table-cell>
          <table:table-cell/>
          <table:table-cell table:style-name="ce6" office:value-type="string" calcext:value-type="string">
            <text:p>з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number-columns-repeated="607"/>
        </table:table-row>
        <table:table-row table:style-name="ro1">
          <table:table-cell table:style-name="ce6" office:value-type="string" calcext:value-type="string">
            <text:p>г</text:p>
          </table:table-cell>
          <table:table-cell/>
          <table:table-cell table:style-name="ce6" office:value-type="string" calcext:value-type="string">
            <text:p>д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number-columns-repeated="607"/>
        </table:table-row>
        <table:table-row table:style-name="ro1">
          <table:table-cell table:style-name="ce5" office:value-type="string" calcext:value-type="string">
            <text:p>г</text:p>
          </table:table-cell>
          <table:table-cell/>
          <table:table-cell table:style-name="ce6" office:value-type="string" calcext:value-type="string">
            <text:p>д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number-columns-repeated="607"/>
        </table:table-row>
        <table:table-row table:style-name="ro1">
          <table:table-cell table:style-name="ce5" office:value-type="string" calcext:value-type="string">
            <text:p>г</text:p>
          </table:table-cell>
          <table:table-cell/>
          <table:table-cell table:style-name="ce6" office:value-type="string" calcext:value-type="string">
            <text:p>д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number-columns-repeated="607"/>
        </table:table-row>
        <table:table-row table:style-name="ro1">
          <table:table-cell table:style-name="ce5" office:value-type="string" calcext:value-type="string">
            <text:p>г</text:p>
          </table:table-cell>
          <table:table-cell/>
          <table:table-cell table:style-name="ce6" office:value-type="string" calcext:value-type="string">
            <text:p>д</text:p>
          </table:table-cell>
          <table:table-cell/>
          <table:table-cell table:style-name="ce6" office:value-type="string" calcext:value-type="string">
            <text:p>п</text:p>
          </table:table-cell>
          <table:table-cell table:number-columns-repeated="607"/>
        </table:table-row>
        <table:table-row table:style-name="ro1">
          <table:table-cell table:style-name="ce7" office:value-type="string" calcext:value-type="string">
            <text:p>ч</text:p>
          </table:table-cell>
          <table:table-cell/>
          <table:table-cell table:style-name="ce6" office:value-type="string" calcext:value-type="string">
            <text:p>л</text:p>
          </table:table-cell>
          <table:table-cell/>
          <table:table-cell table:style-name="ce6" office:value-type="string" calcext:value-type="string">
            <text:p>п</text:p>
          </table:table-cell>
          <table:table-cell table:number-columns-repeated="607"/>
        </table:table-row>
        <table:table-row table:style-name="ro1">
          <table:table-cell table:style-name="ce7" office:value-type="string" calcext:value-type="string">
            <text:p>ч</text:p>
          </table:table-cell>
          <table:table-cell/>
          <table:table-cell table:style-name="ce5" office:value-type="string" calcext:value-type="string">
            <text:p>л</text:p>
          </table:table-cell>
          <table:table-cell/>
          <table:table-cell table:style-name="ce6" office:value-type="string" calcext:value-type="string">
            <text:p>п</text:p>
          </table:table-cell>
          <table:table-cell table:number-columns-repeated="607"/>
        </table:table-row>
        <table:table-row table:style-name="ro1">
          <table:table-cell table:style-name="ce7" office:value-type="string" calcext:value-type="string">
            <text:p>ч</text:p>
          </table:table-cell>
          <table:table-cell/>
          <table:table-cell table:style-name="ce5" office:value-type="string" calcext:value-type="string">
            <text:p>л</text:p>
          </table:table-cell>
          <table:table-cell/>
          <table:table-cell table:style-name="ce6" office:value-type="string" calcext:value-type="string">
            <text:p>п</text:p>
          </table:table-cell>
          <table:table-cell table:number-columns-repeated="607"/>
        </table:table-row>
        <table:table-row table:style-name="ro1">
          <table:table-cell table:style-name="ce7" office:value-type="string" calcext:value-type="string">
            <text:p>ч</text:p>
          </table:table-cell>
          <table:table-cell/>
          <table:table-cell table:style-name="ce5" office:value-type="string" calcext:value-type="string">
            <text:p>л</text:p>
          </table:table-cell>
          <table:table-cell/>
          <table:table-cell table:style-name="ce6" office:value-type="string" calcext:value-type="string">
            <text:p>ч</text:p>
          </table:table-cell>
          <table:table-cell table:number-columns-repeated="607"/>
        </table:table-row>
        <table:table-row table:style-name="ro1">
          <table:table-cell table:style-name="ce7" office:value-type="string" calcext:value-type="string">
            <text:p>с</text:p>
          </table:table-cell>
          <table:table-cell/>
          <table:table-cell table:style-name="ce4" office:value-type="string" calcext:value-type="string">
            <text:p>г/п/с</text:p>
          </table:table-cell>
          <table:table-cell/>
          <table:table-cell table:style-name="ce5" office:value-type="string" calcext:value-type="string">
            <text:p>ч</text:p>
          </table:table-cell>
          <table:table-cell table:number-columns-repeated="607"/>
        </table:table-row>
        <table:table-row table:style-name="ro1">
          <table:table-cell table:style-name="ce7" office:value-type="string" calcext:value-type="string">
            <text:p>с</text:p>
          </table:table-cell>
          <table:table-cell table:number-columns-repeated="3"/>
          <table:table-cell table:style-name="ce5" office:value-type="string" calcext:value-type="string">
            <text:p>ч</text:p>
          </table:table-cell>
          <table:table-cell table:number-columns-repeated="607"/>
        </table:table-row>
        <table:table-row table:style-name="ro1">
          <table:table-cell table:style-name="ce7" office:value-type="string" calcext:value-type="string">
            <text:p>с</text:p>
          </table:table-cell>
          <table:table-cell table:number-columns-repeated="3"/>
          <table:table-cell table:style-name="ce5" office:value-type="string" calcext:value-type="string">
            <text:p>ч</text:p>
          </table:table-cell>
          <table:table-cell table:number-columns-repeated="607"/>
        </table:table-row>
        <table:table-row table:style-name="ro1">
          <table:table-cell table:style-name="ce7" office:value-type="string" calcext:value-type="string">
            <text:p>с</text:p>
          </table:table-cell>
          <table:table-cell table:number-columns-repeated="3"/>
          <table:table-cell table:style-name="ce7" office:value-type="string" calcext:value-type="string">
            <text:p>с</text:p>
          </table:table-cell>
          <table:table-cell table:number-columns-repeated="607"/>
        </table:table-row>
        <table:table-row table:style-name="ro1">
          <table:table-cell table:style-name="ce7" office:value-type="string" calcext:value-type="string">
            <text:p>д</text:p>
          </table:table-cell>
          <table:table-cell table:number-columns-repeated="3"/>
          <table:table-cell table:style-name="ce7" office:value-type="string" calcext:value-type="string">
            <text:p>с</text:p>
          </table:table-cell>
          <table:table-cell table:number-columns-repeated="607"/>
        </table:table-row>
        <table:table-row table:style-name="ro1">
          <table:table-cell table:style-name="ce7" office:value-type="string" calcext:value-type="string">
            <text:p>д</text:p>
          </table:table-cell>
          <table:table-cell table:number-columns-repeated="3"/>
          <table:table-cell table:style-name="ce7" office:value-type="string" calcext:value-type="string">
            <text:p>с</text:p>
          </table:table-cell>
          <table:table-cell table:number-columns-repeated="607"/>
        </table:table-row>
        <table:table-row table:style-name="ro1">
          <table:table-cell table:style-name="ce7" office:value-type="string" calcext:value-type="string">
            <text:p>д</text:p>
          </table:table-cell>
          <table:table-cell table:number-columns-repeated="3"/>
          <table:table-cell table:style-name="ce7" office:value-type="string" calcext:value-type="string">
            <text:p>с</text:p>
          </table:table-cell>
          <table:table-cell table:number-columns-repeated="607"/>
        </table:table-row>
        <table:table-row table:style-name="ro1">
          <table:table-cell table:style-name="ce7" office:value-type="string" calcext:value-type="string">
            <text:p>д</text:p>
          </table:table-cell>
          <table:table-cell table:number-columns-repeated="3"/>
          <table:table-cell table:style-name="ce7" office:value-type="string" calcext:value-type="string">
            <text:p>д</text:p>
          </table:table-cell>
          <table:table-cell table:number-columns-repeated="607"/>
        </table:table-row>
        <table:table-row table:style-name="ro1">
          <table:table-cell table:style-name="ce7" office:value-type="string" calcext:value-type="string">
            <text:p>л</text:p>
          </table:table-cell>
          <table:table-cell table:number-columns-repeated="3"/>
          <table:table-cell table:style-name="ce7" office:value-type="string" calcext:value-type="string">
            <text:p>д</text:p>
          </table:table-cell>
          <table:table-cell table:number-columns-repeated="607"/>
        </table:table-row>
        <table:table-row table:style-name="ro1">
          <table:table-cell table:style-name="ce7" office:value-type="string" calcext:value-type="string">
            <text:p>л</text:p>
          </table:table-cell>
          <table:table-cell table:number-columns-repeated="3"/>
          <table:table-cell table:style-name="ce7" office:value-type="string" calcext:value-type="string">
            <text:p>д</text:p>
          </table:table-cell>
          <table:table-cell table:number-columns-repeated="607"/>
        </table:table-row>
        <table:table-row table:style-name="ro1">
          <table:table-cell table:style-name="ce7" office:value-type="string" calcext:value-type="string">
            <text:p>л</text:p>
          </table:table-cell>
          <table:table-cell table:number-columns-repeated="3"/>
          <table:table-cell table:style-name="ce7" office:value-type="string" calcext:value-type="string">
            <text:p>д</text:p>
          </table:table-cell>
          <table:table-cell table:number-columns-repeated="607"/>
        </table:table-row>
        <table:table-row table:style-name="ro1">
          <table:table-cell table:style-name="ce7" office:value-type="string" calcext:value-type="string">
            <text:p>л</text:p>
          </table:table-cell>
          <table:table-cell table:number-columns-repeated="3"/>
          <table:table-cell table:style-name="ce7" office:value-type="string" calcext:value-type="string">
            <text:p>л</text:p>
          </table:table-cell>
          <table:table-cell table:number-columns-repeated="607"/>
        </table:table-row>
        <table:table-row table:style-name="ro1">
          <table:table-cell table:style-name="ce4" office:value-type="string" calcext:value-type="string">
            <text:p>г/п/с</text:p>
          </table:table-cell>
          <table:table-cell table:number-columns-repeated="3"/>
          <table:table-cell table:style-name="ce7" office:value-type="string" calcext:value-type="string">
            <text:p>л</text:p>
          </table:table-cell>
          <table:table-cell table:number-columns-repeated="607"/>
        </table:table-row>
        <table:table-row table:style-name="ro1">
          <table:table-cell table:number-columns-repeated="4"/>
          <table:table-cell table:style-name="ce7" office:value-type="string" calcext:value-type="string">
            <text:p>л</text:p>
          </table:table-cell>
          <table:table-cell table:number-columns-repeated="607"/>
        </table:table-row>
        <table:table-row table:style-name="ro1">
          <table:table-cell table:number-columns-repeated="4"/>
          <table:table-cell table:style-name="ce7" office:value-type="string" calcext:value-type="string">
            <text:p>л</text:p>
          </table:table-cell>
          <table:table-cell table:number-columns-repeated="607"/>
        </table:table-row>
        <table:table-row table:style-name="ro1">
          <table:table-cell table:number-columns-repeated="4"/>
          <table:table-cell table:style-name="ce4" office:value-type="string" calcext:value-type="string">
            <text:p>г/п/с</text:p>
          </table:table-cell>
          <table:table-cell table:number-columns-repeated="607"/>
        </table:table-row>
        <table:table-row table:style-name="ro1" table:number-rows-repeated="12">
          <table:table-cell table:number-columns-repeated="612"/>
        </table:table-row>
        <table:table-row table:style-name="ro1">
          <table:table-cell office:value-type="string" calcext:value-type="string">
            <text:p>Symbol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robability</text:p>
          </table:table-cell>
          <table:table-cell table:number-columns-repeated="3"/>
          <table:table-cell table:style-name="ce11" office:value-type="string" calcext:value-type="string">
            <text:p>з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г</text:p>
          </table:table-cell>
          <table:table-cell table:style-name="ce11" office:value-type="string" calcext:value-type="string">
            <text:p>ч</text:p>
          </table:table-cell>
          <table:table-cell table:style-name="ce11" office:value-type="string" calcext:value-type="string">
            <text:p>д</text:p>
          </table:table-cell>
          <table:table-cell table:style-name="ce11" office:value-type="string" calcext:value-type="string">
            <text:p>с</text:p>
          </table:table-cell>
          <table:table-cell table:style-name="ce11" office:value-type="string" calcext:value-type="string">
            <text:p>п</text:p>
          </table:table-cell>
          <table:table-cell table:style-name="ce11" office:value-type="string" calcext:value-type="string">
            <text:p>л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Звезда</text:p>
          </table:table-cell>
          <table:table-cell table:style-name="ce2" office:value-type="string" calcext:value-type="string">
            <text:p>з</text:p>
          </table:table-cell>
          <table:table-cell table:formula="of:=COUNTIF([.$A$26:.$F$76];[.B81])" office:value-type="float" office:value="2" calcext:value-type="float">
            <text:p>2</text:p>
          </table:table-cell>
          <table:table-cell table:style-name="ce8" table:formula="of:= 100 * [.C81] / SUM([.C$81:.C$88])" office:value-type="float" office:value="2.22222222222222" calcext:value-type="float">
            <text:p>2.22</text:p>
          </table:table-cell>
          <table:table-cell table:number-columns-repeated="2"/>
          <table:table-cell table:style-name="ce11" office:value-type="string" calcext:value-type="string">
            <text:p>з</text:p>
          </table:table-cell>
          <table:table-cell table:formula="of:= [.C81] / [.C81]" office:value-type="float" office:value="1" calcext:value-type="float">
            <text:p>1</text:p>
          </table:table-cell>
          <table:table-cell table:formula="of:=[.C81]/[.C82]" office:value-type="float" office:value="0.5" calcext:value-type="float">
            <text:p>0.5</text:p>
          </table:table-cell>
          <table:table-cell table:formula="of:=[.C81]/[.C83]" office:value-type="float" office:value="0.166666666666667" calcext:value-type="float">
            <text:p>0.1666666667</text:p>
          </table:table-cell>
          <table:table-cell table:style-name="ce12" table:formula="of:=[.C81]/[.C84]" office:value-type="float" office:value="0.25" calcext:value-type="float">
            <text:p>0.25</text:p>
          </table:table-cell>
          <table:table-cell table:formula="of:=[.C81]/[.C85]" office:value-type="float" office:value="0.166666666666667" calcext:value-type="float">
            <text:p>0.1666666667</text:p>
          </table:table-cell>
          <table:table-cell table:formula="of:=[.C81]/[.C86]" office:value-type="float" office:value="0.25" calcext:value-type="float">
            <text:p>0.25</text:p>
          </table:table-cell>
          <table:table-cell table:formula="of:=[.C81]/[.C87]" office:value-type="float" office:value="0.125" calcext:value-type="float">
            <text:p>0.125</text:p>
          </table:table-cell>
          <table:table-cell table:formula="of:=[.C81]/[.C88]" office:value-type="float" office:value="0.0714285714285714" calcext:value-type="float">
            <text:p>0.0714285714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Седем</text:p>
          </table:table-cell>
          <table:table-cell table:style-name="ce2" office:value-type="float" office:value="7" calcext:value-type="float">
            <text:p>7</text:p>
          </table:table-cell>
          <table:table-cell table:formula="of:=COUNTIF([.$A$26:.$F$76];[.B82])" office:value-type="float" office:value="4" calcext:value-type="float">
            <text:p>4</text:p>
          </table:table-cell>
          <table:table-cell table:style-name="ce8" table:formula="of:= 100 * [.C82] / SUM([.C$81:.C$88])" office:value-type="float" office:value="4.44444444444444" calcext:value-type="float">
            <text:p>4.44</text:p>
          </table:table-cell>
          <table:table-cell table:number-columns-repeated="2"/>
          <table:table-cell table:style-name="ce11" office:value-type="float" office:value="7" calcext:value-type="float">
            <text:p>7</text:p>
          </table:table-cell>
          <table:table-cell table:formula="of:= [.C82] / [.C81]" office:value-type="float" office:value="2" calcext:value-type="float">
            <text:p>2</text:p>
          </table:table-cell>
          <table:table-cell table:formula="of:=[.C82]/[.C82]" office:value-type="float" office:value="1" calcext:value-type="float">
            <text:p>1</text:p>
          </table:table-cell>
          <table:table-cell table:formula="of:=[.C82]/[.C83]" office:value-type="float" office:value="0.333333333333333" calcext:value-type="float">
            <text:p>0.3333333333</text:p>
          </table:table-cell>
          <table:table-cell table:style-name="ce12" table:formula="of:=[.C82]/[.C84]" office:value-type="float" office:value="0.5" calcext:value-type="float">
            <text:p>0.5</text:p>
          </table:table-cell>
          <table:table-cell table:formula="of:=[.C82]/[.C85]" office:value-type="float" office:value="0.333333333333333" calcext:value-type="float">
            <text:p>0.3333333333</text:p>
          </table:table-cell>
          <table:table-cell table:formula="of:=[.C82]/[.C86]" office:value-type="float" office:value="0.5" calcext:value-type="float">
            <text:p>0.5</text:p>
          </table:table-cell>
          <table:table-cell table:formula="of:=[.C82]/[.C87]" office:value-type="float" office:value="0.25" calcext:value-type="float">
            <text:p>0.25</text:p>
          </table:table-cell>
          <table:table-cell table:formula="of:=[.C82]/[.C88]" office:value-type="float" office:value="0.142857142857143" calcext:value-type="float">
            <text:p>0.1428571429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Грозде</text:p>
          </table:table-cell>
          <table:table-cell table:style-name="ce2" office:value-type="string" calcext:value-type="string">
            <text:p>г</text:p>
          </table:table-cell>
          <table:table-cell table:formula="of:=COUNTIF([.$A$26:.$F$76];[.B83])" office:value-type="float" office:value="12" calcext:value-type="float">
            <text:p>12</text:p>
          </table:table-cell>
          <table:table-cell table:style-name="ce8" table:formula="of:= 100 * [.C83] / SUM([.C$81:.C$88])" office:value-type="float" office:value="13.3333333333333" calcext:value-type="float">
            <text:p>13.33</text:p>
          </table:table-cell>
          <table:table-cell table:number-columns-repeated="2"/>
          <table:table-cell table:style-name="ce11" office:value-type="string" calcext:value-type="string">
            <text:p>г</text:p>
          </table:table-cell>
          <table:table-cell table:formula="of:= [.C83] /[.C81]" office:value-type="float" office:value="6" calcext:value-type="float">
            <text:p>6</text:p>
          </table:table-cell>
          <table:table-cell table:formula="of:=[.C83]/[.C82]" office:value-type="float" office:value="3" calcext:value-type="float">
            <text:p>3</text:p>
          </table:table-cell>
          <table:table-cell table:formula="of:=[.C83]/[.C83]" office:value-type="float" office:value="1" calcext:value-type="float">
            <text:p>1</text:p>
          </table:table-cell>
          <table:table-cell table:style-name="ce12" table:formula="of:=[.C83]/[.C84]" office:value-type="float" office:value="1.5" calcext:value-type="float">
            <text:p>1.5</text:p>
          </table:table-cell>
          <table:table-cell table:formula="of:=[.C83]/[.C85]" office:value-type="float" office:value="1" calcext:value-type="float">
            <text:p>1</text:p>
          </table:table-cell>
          <table:table-cell table:formula="of:=[.C83]/[.C86]" office:value-type="float" office:value="1.5" calcext:value-type="float">
            <text:p>1.5</text:p>
          </table:table-cell>
          <table:table-cell table:formula="of:=[.C83]/[.C87]" office:value-type="float" office:value="0.75" calcext:value-type="float">
            <text:p>0.75</text:p>
          </table:table-cell>
          <table:table-cell table:formula="of:=[.C83]/[.C88]" office:value-type="float" office:value="0.428571428571429" calcext:value-type="float">
            <text:p>0.4285714286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Череши</text:p>
          </table:table-cell>
          <table:table-cell table:style-name="ce2" office:value-type="string" calcext:value-type="string">
            <text:p>ч</text:p>
          </table:table-cell>
          <table:table-cell table:formula="of:=COUNTIF([.$A$26:.$F$76];[.B84])" office:value-type="float" office:value="8" calcext:value-type="float">
            <text:p>8</text:p>
          </table:table-cell>
          <table:table-cell table:style-name="ce8" table:formula="of:= 100 * [.C84] / SUM([.C$81:.C$88])" office:value-type="float" office:value="8.88888888888889" calcext:value-type="float">
            <text:p>8.89</text:p>
          </table:table-cell>
          <table:table-cell table:number-columns-repeated="2"/>
          <table:table-cell table:style-name="ce11" office:value-type="string" calcext:value-type="string">
            <text:p>ч</text:p>
          </table:table-cell>
          <table:table-cell table:formula="of:= [.C84] / [.C81]" office:value-type="float" office:value="4" calcext:value-type="float">
            <text:p>4</text:p>
          </table:table-cell>
          <table:table-cell table:formula="of:=[.C84]/[.C82]" office:value-type="float" office:value="2" calcext:value-type="float">
            <text:p>2</text:p>
          </table:table-cell>
          <table:table-cell table:formula="of:=[.C84]/[.C83]" office:value-type="float" office:value="0.666666666666667" calcext:value-type="float">
            <text:p>0.6666666667</text:p>
          </table:table-cell>
          <table:table-cell table:style-name="ce12" table:formula="of:=[.C84]/[.C84]" office:value-type="float" office:value="1" calcext:value-type="float">
            <text:p>1</text:p>
          </table:table-cell>
          <table:table-cell table:formula="of:=[.C84]/[.C85]" office:value-type="float" office:value="0.666666666666667" calcext:value-type="float">
            <text:p>0.6666666667</text:p>
          </table:table-cell>
          <table:table-cell table:formula="of:=[.C84]/[.C86]" office:value-type="float" office:value="1" calcext:value-type="float">
            <text:p>1</text:p>
          </table:table-cell>
          <table:table-cell table:formula="of:=[.C84]/[.C87]" office:value-type="float" office:value="0.5" calcext:value-type="float">
            <text:p>0.5</text:p>
          </table:table-cell>
          <table:table-cell table:formula="of:=[.C84]/[.C88]" office:value-type="float" office:value="0.285714285714286" calcext:value-type="float">
            <text:p>0.2857142857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Диня</text:p>
          </table:table-cell>
          <table:table-cell table:style-name="ce2" office:value-type="string" calcext:value-type="string">
            <text:p>д</text:p>
          </table:table-cell>
          <table:table-cell table:formula="of:=COUNTIF([.$A$26:.$F$76];[.B85])" office:value-type="float" office:value="12" calcext:value-type="float">
            <text:p>12</text:p>
          </table:table-cell>
          <table:table-cell table:style-name="ce8" table:formula="of:= 100 * [.C85] / SUM([.C$81:.C$88])" office:value-type="float" office:value="13.3333333333333" calcext:value-type="float">
            <text:p>13.33</text:p>
          </table:table-cell>
          <table:table-cell table:number-columns-repeated="2"/>
          <table:table-cell table:style-name="ce11" office:value-type="string" calcext:value-type="string">
            <text:p>д</text:p>
          </table:table-cell>
          <table:table-cell table:formula="of:=[.C85]/[.C81]" office:value-type="float" office:value="6" calcext:value-type="float">
            <text:p>6</text:p>
          </table:table-cell>
          <table:table-cell table:formula="of:=[.C85]/[.C82]" office:value-type="float" office:value="3" calcext:value-type="float">
            <text:p>3</text:p>
          </table:table-cell>
          <table:table-cell table:formula="of:=[.C85]/[.C83]" office:value-type="float" office:value="1" calcext:value-type="float">
            <text:p>1</text:p>
          </table:table-cell>
          <table:table-cell table:style-name="ce12" table:formula="of:=[.C85]/[.C84]" office:value-type="float" office:value="1.5" calcext:value-type="float">
            <text:p>1.5</text:p>
          </table:table-cell>
          <table:table-cell table:formula="of:=[.C85]/[.C85]" office:value-type="float" office:value="1" calcext:value-type="float">
            <text:p>1</text:p>
          </table:table-cell>
          <table:table-cell table:formula="of:=[.C85]/[.C86]" office:value-type="float" office:value="1.5" calcext:value-type="float">
            <text:p>1.5</text:p>
          </table:table-cell>
          <table:table-cell table:formula="of:=[.C85]/[.C87]" office:value-type="float" office:value="0.75" calcext:value-type="float">
            <text:p>0.75</text:p>
          </table:table-cell>
          <table:table-cell table:formula="of:=[.C85]/[.C88]" office:value-type="float" office:value="0.428571428571429" calcext:value-type="float">
            <text:p>0.4285714286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Сливи</text:p>
          </table:table-cell>
          <table:table-cell table:style-name="ce2" office:value-type="string" calcext:value-type="string">
            <text:p>с</text:p>
          </table:table-cell>
          <table:table-cell table:formula="of:=COUNTIF([.$A$26:.$F$76];[.B86])" office:value-type="float" office:value="8" calcext:value-type="float">
            <text:p>8</text:p>
          </table:table-cell>
          <table:table-cell table:style-name="ce8" table:formula="of:= 100 * [.C86] / SUM([.C$81:.C$88])" office:value-type="float" office:value="8.88888888888889" calcext:value-type="float">
            <text:p>8.89</text:p>
          </table:table-cell>
          <table:table-cell table:number-columns-repeated="2"/>
          <table:table-cell table:style-name="ce11" office:value-type="string" calcext:value-type="string">
            <text:p>с</text:p>
          </table:table-cell>
          <table:table-cell table:formula="of:=[.C86]/[.C81]" office:value-type="float" office:value="4" calcext:value-type="float">
            <text:p>4</text:p>
          </table:table-cell>
          <table:table-cell table:formula="of:=[.C86]/[.C82]" office:value-type="float" office:value="2" calcext:value-type="float">
            <text:p>2</text:p>
          </table:table-cell>
          <table:table-cell table:formula="of:=[.C86]/[.C83]" office:value-type="float" office:value="0.666666666666667" calcext:value-type="float">
            <text:p>0.6666666667</text:p>
          </table:table-cell>
          <table:table-cell table:style-name="ce12" table:formula="of:=[.C86]/[.C84]" office:value-type="float" office:value="1" calcext:value-type="float">
            <text:p>1</text:p>
          </table:table-cell>
          <table:table-cell table:formula="of:=[.C86]/[.C85]" office:value-type="float" office:value="0.666666666666667" calcext:value-type="float">
            <text:p>0.6666666667</text:p>
          </table:table-cell>
          <table:table-cell table:formula="of:=[.C86]/[.C86]" office:value-type="float" office:value="1" calcext:value-type="float">
            <text:p>1</text:p>
          </table:table-cell>
          <table:table-cell table:formula="of:=[.C86]/[.C87]" office:value-type="float" office:value="0.5" calcext:value-type="float">
            <text:p>0.5</text:p>
          </table:table-cell>
          <table:table-cell table:formula="of:=[.C86]/[.C88]" office:value-type="float" office:value="0.285714285714286" calcext:value-type="float">
            <text:p>0.2857142857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Портокал</text:p>
          </table:table-cell>
          <table:table-cell table:style-name="ce2" office:value-type="string" calcext:value-type="string">
            <text:p>п</text:p>
          </table:table-cell>
          <table:table-cell table:formula="of:=COUNTIF([.$A$26:.$F$76];[.B87])" office:value-type="float" office:value="16" calcext:value-type="float">
            <text:p>16</text:p>
          </table:table-cell>
          <table:table-cell table:style-name="ce8" table:formula="of:= 100 * [.C87] / SUM([.C$81:.C$88])" office:value-type="float" office:value="17.7777777777778" calcext:value-type="float">
            <text:p>17.78</text:p>
          </table:table-cell>
          <table:table-cell table:number-columns-repeated="2"/>
          <table:table-cell table:style-name="ce11" office:value-type="string" calcext:value-type="string">
            <text:p>п</text:p>
          </table:table-cell>
          <table:table-cell table:formula="of:=[.C87]/[.C81]" office:value-type="float" office:value="8" calcext:value-type="float">
            <text:p>8</text:p>
          </table:table-cell>
          <table:table-cell table:formula="of:=[.C87]/[.C82]" office:value-type="float" office:value="4" calcext:value-type="float">
            <text:p>4</text:p>
          </table:table-cell>
          <table:table-cell table:formula="of:=[.C87]/[.C83]" office:value-type="float" office:value="1.33333333333333" calcext:value-type="float">
            <text:p>1.3333333333</text:p>
          </table:table-cell>
          <table:table-cell table:style-name="ce12" table:formula="of:=[.C87]/[.C84]" office:value-type="float" office:value="2" calcext:value-type="float">
            <text:p>2</text:p>
          </table:table-cell>
          <table:table-cell table:formula="of:=[.C87]/[.C85]" office:value-type="float" office:value="1.33333333333333" calcext:value-type="float">
            <text:p>1.3333333333</text:p>
          </table:table-cell>
          <table:table-cell table:formula="of:=[.C87]/[.C86]" office:value-type="float" office:value="2" calcext:value-type="float">
            <text:p>2</text:p>
          </table:table-cell>
          <table:table-cell table:formula="of:=[.C87]/[.C87]" office:value-type="float" office:value="1" calcext:value-type="float">
            <text:p>1</text:p>
          </table:table-cell>
          <table:table-cell table:formula="of:=[.C87]/[.C88]" office:value-type="float" office:value="0.571428571428571" calcext:value-type="float">
            <text:p>0.5714285714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Лимон</text:p>
          </table:table-cell>
          <table:table-cell table:style-name="ce2" office:value-type="string" calcext:value-type="string">
            <text:p>л</text:p>
          </table:table-cell>
          <table:table-cell table:formula="of:=COUNTIF([.$A$26:.$F$76];[.B88])" office:value-type="float" office:value="28" calcext:value-type="float">
            <text:p>28</text:p>
          </table:table-cell>
          <table:table-cell table:style-name="ce8" table:formula="of:= 100 * [.C88] / SUM([.C$81:.C$88])" office:value-type="float" office:value="31.1111111111111" calcext:value-type="float">
            <text:p>31.11</text:p>
          </table:table-cell>
          <table:table-cell table:number-columns-repeated="2"/>
          <table:table-cell table:style-name="ce11" office:value-type="string" calcext:value-type="string">
            <text:p>л</text:p>
          </table:table-cell>
          <table:table-cell table:formula="of:=[.C88]/[.C81]" office:value-type="float" office:value="14" calcext:value-type="float">
            <text:p>14</text:p>
          </table:table-cell>
          <table:table-cell table:formula="of:=[.C88]/[.C82]" office:value-type="float" office:value="7" calcext:value-type="float">
            <text:p>7</text:p>
          </table:table-cell>
          <table:table-cell table:formula="of:=[.C88]/[.C83]" office:value-type="float" office:value="2.33333333333333" calcext:value-type="float">
            <text:p>2.3333333333</text:p>
          </table:table-cell>
          <table:table-cell table:style-name="ce12" table:formula="of:=[.C88]/[.C84]" office:value-type="float" office:value="3.5" calcext:value-type="float">
            <text:p>3.5</text:p>
          </table:table-cell>
          <table:table-cell table:formula="of:=[.C88]/[.C85]" office:value-type="float" office:value="2.33333333333333" calcext:value-type="float">
            <text:p>2.3333333333</text:p>
          </table:table-cell>
          <table:table-cell table:formula="of:=[.C88]/[.C86]" office:value-type="float" office:value="3.5" calcext:value-type="float">
            <text:p>3.5</text:p>
          </table:table-cell>
          <table:table-cell table:formula="of:=[.C88]/[.C87]" office:value-type="float" office:value="1.75" calcext:value-type="float">
            <text:p>1.75</text:p>
          </table:table-cell>
          <table:table-cell table:formula="of:=[.C88]/[.C88]" office:value-type="float" office:value="1" calcext:value-type="float">
            <text:p>1</text:p>
          </table:table-cell>
          <table:table-cell table:number-columns-repeated="597"/>
        </table:table-row>
      </table:table>
      <table:table table:name="Втори Барабан" table:style-name="ta1">
        <table:table-column table:style-name="co2" table:number-columns-repeated="881" table:default-cell-style-name="Default"/>
        <table:table-row table:style-name="ro1">
          <table:table-cell table:style-name="ce2" table:number-columns-repeated="881"/>
        </table:table-row>
        <table:table-row table:style-name="ro1"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<text:s/>ч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<text:s/>ч</text:p>
          </table:table-cell>
          <table:table-cell table:style-name="ce2" office:value-type="string" calcext:value-type="string">
            <text:p><text:s/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<text:s/>з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<text:s/>п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<text:s/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<text:s/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number-columns-repeated="5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с</text:p>
          </table:table-cell>
          <table:table-cell table:number-columns-repeated="4"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ч</text:p>
          </table:table-cell>
          <table:table-cell table:number-columns-repeated="5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</table:table-row>
        <table:table-row table:style-name="ro1"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6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з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number-columns-repeated="4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5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number-columns-repeated="4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ч</text:p>
          </table:table-cell>
          <table:table-cell table:number-columns-repeated="4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4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</table:table-row>
        <table:table-row table:style-name="ro1"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5"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</table:table-row>
        <table:table-row table:style-name="ro1"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4"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3"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number-columns-repeated="4" table:style-name="ce2" office:value-type="string" calcext:value-type="string">
            <text:p>п</text:p>
          </table:table-cell>
        </table:table-row>
        <table:table-row table:style-name="ro1">
          <table:table-cell table:style-name="ce2" table:number-columns-repeated="881"/>
        </table:table-row>
        <table:table-row table:style-name="ro1">
          <table:table-cell table:number-columns-repeated="881"/>
        </table:table-row>
        <table:table-row table:style-name="ro1">
          <table:table-cell office:value-type="string" calcext:value-type="string">
            <text:p>Visible Window Size: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78"/>
        </table:table-row>
        <table:table-row table:style-name="ro1">
          <table:table-cell office:value-type="string" calcext:value-type="string">
            <text:p>Number of Experiments:</text:p>
          </table:table-cell>
          <table:table-cell/>
          <table:table-cell table:formula="of:= COUNTA([.A1:.AGW6]) / 4" office:value-type="float" office:value="881" calcext:value-type="float">
            <text:p>881</text:p>
          </table:table-cell>
          <table:table-cell table:number-columns-repeated="878"/>
        </table:table-row>
        <table:table-row table:style-name="ro1">
          <table:table-cell table:number-columns-repeated="881"/>
        </table:table-row>
        <table:table-row table:style-name="ro1">
          <table:table-cell office:value-type="string" calcext:value-type="string">
            <text:p>Symbol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Reel Length Estimation</text:p>
          </table:table-cell>
          <table:table-cell table:number-columns-repeated="2"/>
          <table:table-cell table:style-name="ce11" office:value-type="string" calcext:value-type="string">
            <text:p>з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г</text:p>
          </table:table-cell>
          <table:table-cell table:style-name="ce11" office:value-type="string" calcext:value-type="string">
            <text:p>ч</text:p>
          </table:table-cell>
          <table:table-cell table:style-name="ce11" office:value-type="string" calcext:value-type="string">
            <text:p>д</text:p>
          </table:table-cell>
          <table:table-cell table:style-name="ce11" office:value-type="string" calcext:value-type="string">
            <text:p>с</text:p>
          </table:table-cell>
          <table:table-cell table:style-name="ce11" office:value-type="string" calcext:value-type="string">
            <text:p>п</text:p>
          </table:table-cell>
          <table:table-cell table:style-name="ce11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Звезда</text:p>
          </table:table-cell>
          <table:table-cell table:style-name="ce2" office:value-type="string" calcext:value-type="string">
            <text:p>з</text:p>
          </table:table-cell>
          <table:table-cell table:formula="of:=COUNTIF([.$A$1:.$AGW$6];[.B12])" office:value-type="float" office:value="106" calcext:value-type="float">
            <text:p>106</text:p>
          </table:table-cell>
          <table:table-cell table:style-name="ce8" table:formula="of:= 100 * [.C12] / COUNTA([.$A$1:.$AGW$6])" office:value-type="float" office:value="3.00794551645857" calcext:value-type="float">
            <text:p>3.01</text:p>
          </table:table-cell>
          <table:table-cell table:style-name="ce9" table:formula="of:= 3 * COUNTA([.$A$1:.$WN$6]) / [.C12]" office:value-type="float" office:value="69.2830188679245" calcext:value-type="float">
            <text:p>69</text:p>
          </table:table-cell>
          <table:table-cell/>
          <table:table-cell table:style-name="ce11" office:value-type="string" calcext:value-type="string">
            <text:p>з</text:p>
          </table:table-cell>
          <table:table-cell table:formula="of:= [.C12] / [.C12]" office:value-type="float" office:value="1" calcext:value-type="float">
            <text:p>1</text:p>
          </table:table-cell>
          <table:table-cell table:formula="of:=[.C12]/[.C13]" office:value-type="float" office:value="0.746478873239437" calcext:value-type="float">
            <text:p>0.7464788732</text:p>
          </table:table-cell>
          <table:table-cell table:formula="of:=[.C12]/[.C14]" office:value-type="float" office:value="0.254196642685851" calcext:value-type="float">
            <text:p>0.2541966427</text:p>
          </table:table-cell>
          <table:table-cell table:style-name="ce12" table:formula="of:=[.C12]/[.C15]" office:value-type="float" office:value="0.177852348993289" calcext:value-type="float">
            <text:p>0.177852349</text:p>
          </table:table-cell>
          <table:table-cell table:formula="of:=[.C12]/[.C16]" office:value-type="float" office:value="0.20990099009901" calcext:value-type="float">
            <text:p>0.2099009901</text:p>
          </table:table-cell>
          <table:table-cell table:formula="of:=[.C12]/[.C17]" office:value-type="float" office:value="0.307246376811594" calcext:value-type="float">
            <text:p>0.3072463768</text:p>
          </table:table-cell>
          <table:table-cell table:formula="of:=[.C12]/[.C18]" office:value-type="float" office:value="0.13151364764268" calcext:value-type="float">
            <text:p>0.1315136476</text:p>
          </table:table-cell>
          <table:table-cell table:formula="of:=[.C12]/[.C19]" office:value-type="float" office:value="0.176666666666667" calcext:value-type="float">
            <text:p>0.1766666667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едем</text:p>
          </table:table-cell>
          <table:table-cell table:style-name="ce2" office:value-type="float" office:value="7" calcext:value-type="float">
            <text:p>7</text:p>
          </table:table-cell>
          <table:table-cell table:formula="of:=COUNTIF([.$A$1:.$AGW$6];[.B13])" office:value-type="float" office:value="142" calcext:value-type="float">
            <text:p>142</text:p>
          </table:table-cell>
          <table:table-cell table:style-name="ce8" table:formula="of:= 100 * [.C13] / COUNTA([.$A$1:.$AGW$6])" office:value-type="float" office:value="4.02951191827469" calcext:value-type="float">
            <text:p>4.03</text:p>
          </table:table-cell>
          <table:table-cell table:style-name="ce9" table:formula="of:= 4 * COUNTA([.$A$1:.$WN$6]) / [.C13]" office:value-type="float" office:value="68.9577464788732" calcext:value-type="float">
            <text:p>69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formula="of:= [.C13] / [.C12]" office:value-type="float" office:value="1.33962264150943" calcext:value-type="float">
            <text:p>1.3396226415</text:p>
          </table:table-cell>
          <table:table-cell table:formula="of:=[.C13]/[.C13]" office:value-type="float" office:value="1" calcext:value-type="float">
            <text:p>1</text:p>
          </table:table-cell>
          <table:table-cell table:formula="of:=[.C13]/[.C14]" office:value-type="float" office:value="0.34052757793765" calcext:value-type="float">
            <text:p>0.3405275779</text:p>
          </table:table-cell>
          <table:table-cell table:style-name="ce12" table:formula="of:=[.C13]/[.C15]" office:value-type="float" office:value="0.238255033557047" calcext:value-type="float">
            <text:p>0.2382550336</text:p>
          </table:table-cell>
          <table:table-cell table:formula="of:=[.C13]/[.C16]" office:value-type="float" office:value="0.281188118811881" calcext:value-type="float">
            <text:p>0.2811881188</text:p>
          </table:table-cell>
          <table:table-cell table:formula="of:=[.C13]/[.C17]" office:value-type="float" office:value="0.411594202898551" calcext:value-type="float">
            <text:p>0.4115942029</text:p>
          </table:table-cell>
          <table:table-cell table:formula="of:=[.C13]/[.C18]" office:value-type="float" office:value="0.176178660049628" calcext:value-type="float">
            <text:p>0.17617866</text:p>
          </table:table-cell>
          <table:table-cell table:formula="of:=[.C13]/[.C19]" office:value-type="float" office:value="0.236666666666667" calcext:value-type="float">
            <text:p>0.2366666667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Грозде</text:p>
          </table:table-cell>
          <table:table-cell table:style-name="ce2" office:value-type="string" calcext:value-type="string">
            <text:p>г</text:p>
          </table:table-cell>
          <table:table-cell table:formula="of:=COUNTIF([.$A$1:.$AGW$6];[.B14])" office:value-type="float" office:value="417" calcext:value-type="float">
            <text:p>417</text:p>
          </table:table-cell>
          <table:table-cell table:style-name="ce8" table:formula="of:= 100 * [.C14] / COUNTA([.$A$1:.$AGW$6])" office:value-type="float" office:value="11.83314415437" calcext:value-type="float">
            <text:p>11.83</text:p>
          </table:table-cell>
          <table:table-cell table:style-name="ce9"/>
          <table:table-cell/>
          <table:table-cell table:style-name="ce11" office:value-type="string" calcext:value-type="string">
            <text:p>г</text:p>
          </table:table-cell>
          <table:table-cell table:formula="of:= [.C14] /[.C12]" office:value-type="float" office:value="3.93396226415094" calcext:value-type="float">
            <text:p>3.9339622642</text:p>
          </table:table-cell>
          <table:table-cell table:formula="of:=[.C14]/[.C13]" office:value-type="float" office:value="2.93661971830986" calcext:value-type="float">
            <text:p>2.9366197183</text:p>
          </table:table-cell>
          <table:table-cell table:formula="of:=[.C14]/[.C14]" office:value-type="float" office:value="1" calcext:value-type="float">
            <text:p>1</text:p>
          </table:table-cell>
          <table:table-cell table:style-name="ce12" table:formula="of:=[.C14]/[.C15]" office:value-type="float" office:value="0.699664429530201" calcext:value-type="float">
            <text:p>0.6996644295</text:p>
          </table:table-cell>
          <table:table-cell table:formula="of:=[.C14]/[.C16]" office:value-type="float" office:value="0.825742574257426" calcext:value-type="float">
            <text:p>0.8257425743</text:p>
          </table:table-cell>
          <table:table-cell table:formula="of:=[.C14]/[.C17]" office:value-type="float" office:value="1.20869565217391" calcext:value-type="float">
            <text:p>1.2086956522</text:p>
          </table:table-cell>
          <table:table-cell table:formula="of:=[.C14]/[.C18]" office:value-type="float" office:value="0.517369727047146" calcext:value-type="float">
            <text:p>0.517369727</text:p>
          </table:table-cell>
          <table:table-cell table:formula="of:=[.C14]/[.C19]" office:value-type="float" office:value="0.695" calcext:value-type="float">
            <text:p>0.69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Череши</text:p>
          </table:table-cell>
          <table:table-cell table:style-name="ce2" office:value-type="string" calcext:value-type="string">
            <text:p>ч</text:p>
          </table:table-cell>
          <table:table-cell table:formula="of:=COUNTIF([.$A$1:.$AGW$6];[.B15])" office:value-type="float" office:value="596" calcext:value-type="float">
            <text:p>596</text:p>
          </table:table-cell>
          <table:table-cell table:style-name="ce8" table:formula="of:= 100 * [.C15] / COUNTA([.$A$1:.$AGW$6])" office:value-type="float" office:value="16.9125993189557" calcext:value-type="float">
            <text:p>16.91</text:p>
          </table:table-cell>
          <table:table-cell table:style-name="ce9"/>
          <table:table-cell/>
          <table:table-cell table:style-name="ce11" office:value-type="string" calcext:value-type="string">
            <text:p>ч</text:p>
          </table:table-cell>
          <table:table-cell table:formula="of:= [.C15] / [.C12]" office:value-type="float" office:value="5.62264150943396" calcext:value-type="float">
            <text:p>5.6226415094</text:p>
          </table:table-cell>
          <table:table-cell table:formula="of:=[.C15]/[.C13]" office:value-type="float" office:value="4.19718309859155" calcext:value-type="float">
            <text:p>4.1971830986</text:p>
          </table:table-cell>
          <table:table-cell table:formula="of:=[.C15]/[.C14]" office:value-type="float" office:value="1.42925659472422" calcext:value-type="float">
            <text:p>1.4292565947</text:p>
          </table:table-cell>
          <table:table-cell table:style-name="ce12" table:formula="of:=[.C15]/[.C15]" office:value-type="float" office:value="1" calcext:value-type="float">
            <text:p>1</text:p>
          </table:table-cell>
          <table:table-cell table:formula="of:=[.C15]/[.C16]" office:value-type="float" office:value="1.18019801980198" calcext:value-type="float">
            <text:p>1.1801980198</text:p>
          </table:table-cell>
          <table:table-cell table:formula="of:=[.C15]/[.C17]" office:value-type="float" office:value="1.72753623188406" calcext:value-type="float">
            <text:p>1.7275362319</text:p>
          </table:table-cell>
          <table:table-cell table:formula="of:=[.C15]/[.C18]" office:value-type="float" office:value="0.739454094292804" calcext:value-type="float">
            <text:p>0.7394540943</text:p>
          </table:table-cell>
          <table:table-cell table:formula="of:=[.C15]/[.C19]" office:value-type="float" office:value="0.993333333333333" calcext:value-type="float">
            <text:p>0.9933333333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Диня</text:p>
          </table:table-cell>
          <table:table-cell table:style-name="ce2" office:value-type="string" calcext:value-type="string">
            <text:p>д</text:p>
          </table:table-cell>
          <table:table-cell table:formula="of:=COUNTIF([.$A$1:.$AGW$6];[.B16])" office:value-type="float" office:value="505" calcext:value-type="float">
            <text:p>505</text:p>
          </table:table-cell>
          <table:table-cell table:style-name="ce8" table:formula="of:= 100 * [.C16] / COUNTA([.$A$1:.$AGW$6])" office:value-type="float" office:value="14.3303064699205" calcext:value-type="float">
            <text:p>14.33</text:p>
          </table:table-cell>
          <table:table-cell table:style-name="ce9"/>
          <table:table-cell/>
          <table:table-cell table:style-name="ce11" office:value-type="string" calcext:value-type="string">
            <text:p>д</text:p>
          </table:table-cell>
          <table:table-cell table:formula="of:=[.C16]/[.C12]" office:value-type="float" office:value="4.76415094339623" calcext:value-type="float">
            <text:p>4.7641509434</text:p>
          </table:table-cell>
          <table:table-cell table:formula="of:=[.C16]/[.C13]" office:value-type="float" office:value="3.55633802816901" calcext:value-type="float">
            <text:p>3.5563380282</text:p>
          </table:table-cell>
          <table:table-cell table:formula="of:=[.C16]/[.C14]" office:value-type="float" office:value="1.21103117505995" calcext:value-type="float">
            <text:p>1.2110311751</text:p>
          </table:table-cell>
          <table:table-cell table:style-name="ce12" table:formula="of:=[.C16]/[.C15]" office:value-type="float" office:value="0.847315436241611" calcext:value-type="float">
            <text:p>0.8473154362</text:p>
          </table:table-cell>
          <table:table-cell table:formula="of:=[.C16]/[.C16]" office:value-type="float" office:value="1" calcext:value-type="float">
            <text:p>1</text:p>
          </table:table-cell>
          <table:table-cell table:formula="of:=[.C16]/[.C17]" office:value-type="float" office:value="1.46376811594203" calcext:value-type="float">
            <text:p>1.4637681159</text:p>
          </table:table-cell>
          <table:table-cell table:formula="of:=[.C16]/[.C18]" office:value-type="float" office:value="0.626550868486352" calcext:value-type="float">
            <text:p>0.6265508685</text:p>
          </table:table-cell>
          <table:table-cell table:formula="of:=[.C16]/[.C19]" office:value-type="float" office:value="0.841666666666667" calcext:value-type="float">
            <text:p>0.8416666667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ливи</text:p>
          </table:table-cell>
          <table:table-cell table:style-name="ce2" office:value-type="string" calcext:value-type="string">
            <text:p>с</text:p>
          </table:table-cell>
          <table:table-cell table:formula="of:=COUNTIF([.$A$1:.$AGW$6];[.B17])" office:value-type="float" office:value="345" calcext:value-type="float">
            <text:p>345</text:p>
          </table:table-cell>
          <table:table-cell table:style-name="ce8" table:formula="of:= 100 * [.C17] / COUNTA([.$A$1:.$AGW$6])" office:value-type="float" office:value="9.7900113507378" calcext:value-type="float">
            <text:p>9.79</text:p>
          </table:table-cell>
          <table:table-cell table:style-name="ce9"/>
          <table:table-cell/>
          <table:table-cell table:style-name="ce11" office:value-type="string" calcext:value-type="string">
            <text:p>с</text:p>
          </table:table-cell>
          <table:table-cell table:formula="of:=[.C17]/[.C12]" office:value-type="float" office:value="3.25471698113208" calcext:value-type="float">
            <text:p>3.2547169811</text:p>
          </table:table-cell>
          <table:table-cell table:formula="of:=[.C17]/[.C13]" office:value-type="float" office:value="2.42957746478873" calcext:value-type="float">
            <text:p>2.4295774648</text:p>
          </table:table-cell>
          <table:table-cell table:formula="of:=[.C17]/[.C14]" office:value-type="float" office:value="0.827338129496403" calcext:value-type="float">
            <text:p>0.8273381295</text:p>
          </table:table-cell>
          <table:table-cell table:style-name="ce12" table:formula="of:=[.C17]/[.C15]" office:value-type="float" office:value="0.578859060402684" calcext:value-type="float">
            <text:p>0.5788590604</text:p>
          </table:table-cell>
          <table:table-cell table:formula="of:=[.C17]/[.C16]" office:value-type="float" office:value="0.683168316831683" calcext:value-type="float">
            <text:p>0.6831683168</text:p>
          </table:table-cell>
          <table:table-cell table:formula="of:=[.C17]/[.C17]" office:value-type="float" office:value="1" calcext:value-type="float">
            <text:p>1</text:p>
          </table:table-cell>
          <table:table-cell table:formula="of:=[.C17]/[.C18]" office:value-type="float" office:value="0.428039702233251" calcext:value-type="float">
            <text:p>0.4280397022</text:p>
          </table:table-cell>
          <table:table-cell table:formula="of:=[.C17]/[.C19]" office:value-type="float" office:value="0.575" calcext:value-type="float">
            <text:p>0.57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Портокал</text:p>
          </table:table-cell>
          <table:table-cell table:style-name="ce2" office:value-type="string" calcext:value-type="string">
            <text:p>п</text:p>
          </table:table-cell>
          <table:table-cell table:formula="of:=COUNTIF([.$A$1:.$AGW$6];[.B18])" office:value-type="float" office:value="806" calcext:value-type="float">
            <text:p>806</text:p>
          </table:table-cell>
          <table:table-cell table:style-name="ce8" table:formula="of:= 100 * [.C18] / COUNTA([.$A$1:.$AGW$6])" office:value-type="float" office:value="22.8717366628831" calcext:value-type="float">
            <text:p>22.87</text:p>
          </table:table-cell>
          <table:table-cell table:style-name="ce9"/>
          <table:table-cell/>
          <table:table-cell table:style-name="ce11" office:value-type="string" calcext:value-type="string">
            <text:p>п</text:p>
          </table:table-cell>
          <table:table-cell table:formula="of:=[.C18]/[.C12]" office:value-type="float" office:value="7.60377358490566" calcext:value-type="float">
            <text:p>7.6037735849</text:p>
          </table:table-cell>
          <table:table-cell table:formula="of:=[.C18]/[.C13]" office:value-type="float" office:value="5.67605633802817" calcext:value-type="float">
            <text:p>5.676056338</text:p>
          </table:table-cell>
          <table:table-cell table:formula="of:=[.C18]/[.C14]" office:value-type="float" office:value="1.93285371702638" calcext:value-type="float">
            <text:p>1.932853717</text:p>
          </table:table-cell>
          <table:table-cell table:style-name="ce12" table:formula="of:=[.C18]/[.C15]" office:value-type="float" office:value="1.35234899328859" calcext:value-type="float">
            <text:p>1.3523489933</text:p>
          </table:table-cell>
          <table:table-cell table:formula="of:=[.C18]/[.C16]" office:value-type="float" office:value="1.5960396039604" calcext:value-type="float">
            <text:p>1.596039604</text:p>
          </table:table-cell>
          <table:table-cell table:formula="of:=[.C18]/[.C17]" office:value-type="float" office:value="2.33623188405797" calcext:value-type="float">
            <text:p>2.3362318841</text:p>
          </table:table-cell>
          <table:table-cell table:formula="of:=[.C18]/[.C18]" office:value-type="float" office:value="1" calcext:value-type="float">
            <text:p>1</text:p>
          </table:table-cell>
          <table:table-cell table:formula="of:=[.C18]/[.C19]" office:value-type="float" office:value="1.34333333333333" calcext:value-type="float">
            <text:p>1.3433333333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Лимон</text:p>
          </table:table-cell>
          <table:table-cell table:style-name="ce2" office:value-type="string" calcext:value-type="string">
            <text:p>л</text:p>
          </table:table-cell>
          <table:table-cell table:formula="of:=COUNTIF([.$A$1:.$AGW$6];[.B19])" office:value-type="float" office:value="600" calcext:value-type="float">
            <text:p>600</text:p>
          </table:table-cell>
          <table:table-cell table:style-name="ce8" table:formula="of:= 100 * [.C19] / COUNTA([.$A$1:.$AGW$6])" office:value-type="float" office:value="17.0261066969353" calcext:value-type="float">
            <text:p>17.03</text:p>
          </table:table-cell>
          <table:table-cell table:style-name="ce9"/>
          <table:table-cell/>
          <table:table-cell table:style-name="ce11" office:value-type="string" calcext:value-type="string">
            <text:p>л</text:p>
          </table:table-cell>
          <table:table-cell table:formula="of:=[.C19]/[.C12]" office:value-type="float" office:value="5.66037735849057" calcext:value-type="float">
            <text:p>5.6603773585</text:p>
          </table:table-cell>
          <table:table-cell table:formula="of:=[.C19]/[.C13]" office:value-type="float" office:value="4.22535211267606" calcext:value-type="float">
            <text:p>4.2253521127</text:p>
          </table:table-cell>
          <table:table-cell table:formula="of:=[.C19]/[.C14]" office:value-type="float" office:value="1.43884892086331" calcext:value-type="float">
            <text:p>1.4388489209</text:p>
          </table:table-cell>
          <table:table-cell table:style-name="ce12" table:formula="of:=[.C19]/[.C15]" office:value-type="float" office:value="1.00671140939597" calcext:value-type="float">
            <text:p>1.0067114094</text:p>
          </table:table-cell>
          <table:table-cell table:formula="of:=[.C19]/[.C16]" office:value-type="float" office:value="1.18811881188119" calcext:value-type="float">
            <text:p>1.1881188119</text:p>
          </table:table-cell>
          <table:table-cell table:formula="of:=[.C19]/[.C17]" office:value-type="float" office:value="1.73913043478261" calcext:value-type="float">
            <text:p>1.7391304348</text:p>
          </table:table-cell>
          <table:table-cell table:formula="of:=[.C19]/[.C18]" office:value-type="float" office:value="0.744416873449132" calcext:value-type="float">
            <text:p>0.7444168734</text:p>
          </table:table-cell>
          <table:table-cell table:formula="of:=[.C19]/[.C19]" office:value-type="float" office:value="1" calcext:value-type="float">
            <text:p>1</text:p>
          </table:table-cell>
          <table:table-cell table:number-columns-repeated="866"/>
        </table:table-row>
        <table:table-row table:style-name="ro1" table:number-rows-repeated="2">
          <table:table-cell table:number-columns-repeated="881"/>
        </table:table-row>
        <table:table-row table:style-name="ro1">
          <table:table-cell office:value-type="string" calcext:value-type="string">
            <text:p>Няма символи за които няма как да разберем дали са блок по четири или в по-голям блок.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Най-рядко срещаният символ е звезда. Има го на две места в барабана, така че анализа е най-удачно да започне от него.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Вторият най-рядко срещан символ е седмицата и изглежда се среща само в един блок от четири или повече поредни.</text:p>
          </table:table-cell>
          <table:table-cell table:number-columns-repeated="880"/>
        </table:table-row>
        <table:table-row table:style-name="ro1" table:number-rows-repeated="4">
          <table:table-cell table:style-name="ce3"/>
          <table:table-cell table:number-columns-repeated="880"/>
        </table:table-row>
        <table:table-row table:style-name="ro1">
          <table:table-cell table:number-columns-repeated="7"/>
          <table:table-cell table:style-name="ce11" office:value-type="string" calcext:value-type="string">
            <text:p>з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г</text:p>
          </table:table-cell>
          <table:table-cell table:style-name="ce11" office:value-type="string" calcext:value-type="string">
            <text:p>ч</text:p>
          </table:table-cell>
          <table:table-cell table:style-name="ce11" office:value-type="string" calcext:value-type="string">
            <text:p>д</text:p>
          </table:table-cell>
          <table:table-cell table:style-name="ce11" office:value-type="string" calcext:value-type="string">
            <text:p>с</text:p>
          </table:table-cell>
          <table:table-cell table:style-name="ce11" office:value-type="string" calcext:value-type="string">
            <text:p>п</text:p>
          </table:table-cell>
          <table:table-cell table:style-name="ce11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table:style-name="ce4" table:number-columns-repeated="3"/>
          <table:table-cell/>
          <table:table-cell table:style-name="ce4"/>
          <table:table-cell/>
          <table:table-cell table:style-name="ce11" office:value-type="string" calcext:value-type="string">
            <text:p>з</text:p>
          </table:table-cell>
          <table:table-cell table:formula="of:=ABS([.H81]-[.H12])" office:value-type="float" office:value="0" calcext:value-type="float">
            <text:p>0</text:p>
          </table:table-cell>
          <table:table-cell table:formula="of:=ABS([.I81]-[.I12])" office:value-type="float" office:value="0.00352112676056338" calcext:value-type="float">
            <text:p>0.0035211268</text:p>
          </table:table-cell>
          <table:table-cell table:formula="of:=ABS([.J81]-[.J12])" office:value-type="string" office:string-value="" calcext:value-type="error">
            <text:p>#DIV/0!</text:p>
          </table:table-cell>
          <table:table-cell table:formula="of:=ABS([.K81]-[.K12])" office:value-type="float" office:value="0.572147651006711" calcext:value-type="float">
            <text:p>0.572147651</text:p>
          </table:table-cell>
          <table:table-cell table:formula="of:=ABS([.L81]-[.L12])" office:value-type="float" office:value="0.16509900990099" calcext:value-type="float">
            <text:p>0.1650990099</text:p>
          </table:table-cell>
          <table:table-cell table:formula="of:=ABS([.M81]-[.M12])" office:value-type="float" office:value="0.442753623188406" calcext:value-type="float">
            <text:p>0.4427536232</text:p>
          </table:table-cell>
          <table:table-cell table:formula="of:=ABS([.N81]-[.N12])" office:value-type="float" office:value="0.11848635235732" calcext:value-type="float">
            <text:p>0.1184863524</text:p>
          </table:table-cell>
          <table:table-cell table:formula="of:=ABS([.O81]-[.O12])" office:value-type="float" office:value="0.573333333333333" calcext:value-type="float">
            <text:p>0.5733333333</text:p>
          </table:table-cell>
          <table:table-cell table:number-columns-repeated="866"/>
        </table:table-row>
        <table:table-row table:style-name="ro1">
          <table:table-cell table:style-name="ce5"/>
          <table:table-cell table:style-name="ce7" table:number-columns-repeated="2"/>
          <table:table-cell/>
          <table:table-cell table:style-name="ce7"/>
          <table:table-cell/>
          <table:table-cell table:style-name="ce11" office:value-type="float" office:value="7" calcext:value-type="float">
            <text:p>7</text:p>
          </table:table-cell>
          <table:table-cell table:formula="of:=ABS([.H82]-[.H13])" office:value-type="float" office:value="0.00628930817610063" calcext:value-type="float">
            <text:p>0.0062893082</text:p>
          </table:table-cell>
          <table:table-cell table:formula="of:=ABS([.I82]-[.I13])" office:value-type="float" office:value="0" calcext:value-type="float">
            <text:p>0</text:p>
          </table:table-cell>
          <table:table-cell table:formula="of:=ABS([.J82]-[.J13])" office:value-type="string" office:string-value="" calcext:value-type="error">
            <text:p>#DIV/0!</text:p>
          </table:table-cell>
          <table:table-cell table:formula="of:=ABS([.K82]-[.K13])" office:value-type="float" office:value="0.761744966442953" calcext:value-type="float">
            <text:p>0.7617449664</text:p>
          </table:table-cell>
          <table:table-cell table:formula="of:=ABS([.L82]-[.L13])" office:value-type="float" office:value="0.218811881188119" calcext:value-type="float">
            <text:p>0.2188118812</text:p>
          </table:table-cell>
          <table:table-cell table:formula="of:=ABS([.M82]-[.M13])" office:value-type="float" office:value="0.588405797101449" calcext:value-type="float">
            <text:p>0.5884057971</text:p>
          </table:table-cell>
          <table:table-cell table:formula="of:=ABS([.N82]-[.N13])" office:value-type="float" office:value="0.157154673283706" calcext:value-type="float">
            <text:p>0.1571546733</text:p>
          </table:table-cell>
          <table:table-cell table:formula="of:=ABS([.O82]-[.O13])" office:value-type="float" office:value="0.763333333333333" calcext:value-type="float">
            <text:p>0.7633333333</text:p>
          </table:table-cell>
          <table:table-cell table:number-columns-repeated="866"/>
        </table:table-row>
        <table:table-row table:style-name="ro1">
          <table:table-cell table:style-name="ce5"/>
          <table:table-cell table:style-name="ce7" table:number-columns-repeated="2"/>
          <table:table-cell/>
          <table:table-cell table:style-name="ce7"/>
          <table:table-cell/>
          <table:table-cell table:style-name="ce11" office:value-type="string" calcext:value-type="string">
            <text:p>г</text:p>
          </table:table-cell>
          <table:table-cell table:formula="of:=ABS([.H83]-[.H14])" office:value-type="float" office:value="3.93396226415094" calcext:value-type="float">
            <text:p>3.9339622642</text:p>
          </table:table-cell>
          <table:table-cell table:formula="of:=ABS([.I83]-[.I14])" office:value-type="float" office:value="2.93661971830986" calcext:value-type="float">
            <text:p>2.9366197183</text:p>
          </table:table-cell>
          <table:table-cell table:formula="of:=ABS([.J83]-[.J14])" office:value-type="string" office:string-value="" calcext:value-type="error">
            <text:p>#DIV/0!</text:p>
          </table:table-cell>
          <table:table-cell table:formula="of:=ABS([.K83]-[.K14])" office:value-type="float" office:value="0.699664429530201" calcext:value-type="float">
            <text:p>0.6996644295</text:p>
          </table:table-cell>
          <table:table-cell table:formula="of:=ABS([.L83]-[.L14])" office:value-type="float" office:value="0.825742574257426" calcext:value-type="float">
            <text:p>0.8257425743</text:p>
          </table:table-cell>
          <table:table-cell table:formula="of:=ABS([.M83]-[.M14])" office:value-type="float" office:value="1.20869565217391" calcext:value-type="float">
            <text:p>1.2086956522</text:p>
          </table:table-cell>
          <table:table-cell table:formula="of:=ABS([.N83]-[.N14])" office:value-type="float" office:value="0.517369727047146" calcext:value-type="float">
            <text:p>0.517369727</text:p>
          </table:table-cell>
          <table:table-cell table:formula="of:=ABS([.O83]-[.O14])" office:value-type="float" office:value="0.695" calcext:value-type="float">
            <text:p>0.695</text:p>
          </table:table-cell>
          <table:table-cell table:number-columns-repeated="866"/>
        </table:table-row>
        <table:table-row table:style-name="ro1">
          <table:table-cell table:style-name="ce5"/>
          <table:table-cell table:style-name="ce7" table:number-columns-repeated="2"/>
          <table:table-cell/>
          <table:table-cell table:style-name="ce7"/>
          <table:table-cell/>
          <table:table-cell table:style-name="ce11" office:value-type="string" calcext:value-type="string">
            <text:p>ч</text:p>
          </table:table-cell>
          <table:table-cell table:formula="of:=ABS([.H84]-[.H15])" office:value-type="float" office:value="4.28930817610063" calcext:value-type="float">
            <text:p>4.2893081761</text:p>
          </table:table-cell>
          <table:table-cell table:formula="of:=ABS([.I84]-[.I15])" office:value-type="float" office:value="3.19718309859155" calcext:value-type="float">
            <text:p>3.1971830986</text:p>
          </table:table-cell>
          <table:table-cell table:formula="of:=ABS([.J84]-[.J15])" office:value-type="string" office:string-value="" calcext:value-type="error">
            <text:p>#DIV/0!</text:p>
          </table:table-cell>
          <table:table-cell table:formula="of:=ABS([.K84]-[.K15])" office:value-type="float" office:value="0" calcext:value-type="float">
            <text:p>0</text:p>
          </table:table-cell>
          <table:table-cell table:formula="of:=ABS([.L84]-[.L15])" office:value-type="float" office:value="0.68019801980198" calcext:value-type="float">
            <text:p>0.6801980198</text:p>
          </table:table-cell>
          <table:table-cell table:formula="of:=ABS([.M84]-[.M15])" office:value-type="float" office:value="0.727536231884058" calcext:value-type="float">
            <text:p>0.7275362319</text:p>
          </table:table-cell>
          <table:table-cell table:formula="of:=ABS([.N84]-[.N15])" office:value-type="float" office:value="0.406120760959471" calcext:value-type="float">
            <text:p>0.406120761</text:p>
          </table:table-cell>
          <table:table-cell table:formula="of:=ABS([.O84]-[.O15])" office:value-type="float" office:value="0.00666666666666671" calcext:value-type="float">
            <text:p>0.0066666667</text:p>
          </table:table-cell>
          <table:table-cell table:number-columns-repeated="866"/>
        </table:table-row>
        <table:table-row table:style-name="ro1">
          <table:table-cell table:style-name="ce6"/>
          <table:table-cell table:style-name="ce7" table:number-columns-repeated="2"/>
          <table:table-cell/>
          <table:table-cell table:style-name="ce7"/>
          <table:table-cell/>
          <table:table-cell table:style-name="ce11" office:value-type="string" calcext:value-type="string">
            <text:p>д</text:p>
          </table:table-cell>
          <table:table-cell table:formula="of:=ABS([.H85]-[.H16])" office:value-type="float" office:value="2.09748427672956" calcext:value-type="float">
            <text:p>2.0974842767</text:p>
          </table:table-cell>
          <table:table-cell table:formula="of:=ABS([.I85]-[.I16])" office:value-type="float" office:value="1.55633802816901" calcext:value-type="float">
            <text:p>1.5563380282</text:p>
          </table:table-cell>
          <table:table-cell table:formula="of:=ABS([.J85]-[.J16])" office:value-type="string" office:string-value="" calcext:value-type="error">
            <text:p>#DIV/0!</text:p>
          </table:table-cell>
          <table:table-cell table:formula="of:=ABS([.K85]-[.K16])" office:value-type="float" office:value="1.15268456375839" calcext:value-type="float">
            <text:p>1.1526845638</text:p>
          </table:table-cell>
          <table:table-cell table:formula="of:=ABS([.L85]-[.L16])" office:value-type="float" office:value="0" calcext:value-type="float">
            <text:p>0</text:p>
          </table:table-cell>
          <table:table-cell table:formula="of:=ABS([.M85]-[.M16])" office:value-type="float" office:value="0.536231884057971" calcext:value-type="float">
            <text:p>0.5362318841</text:p>
          </table:table-cell>
          <table:table-cell table:formula="of:=ABS([.N85]-[.N16])" office:value-type="float" office:value="0.0401157981803143" calcext:value-type="float">
            <text:p>0.0401157982</text:p>
          </table:table-cell>
          <table:table-cell table:formula="of:=ABS([.O85]-[.O16])" office:value-type="float" office:value="1.15833333333333" calcext:value-type="float">
            <text:p>1.1583333333</text:p>
          </table:table-cell>
          <table:table-cell table:number-columns-repeated="866"/>
        </table:table-row>
        <table:table-row table:style-name="ro1">
          <table:table-cell table:style-name="ce6" office:value-type="string" calcext:value-type="string">
            <text:p>д</text:p>
          </table:table-cell>
          <table:table-cell table:style-name="ce5" table:number-columns-repeated="2"/>
          <table:table-cell/>
          <table:table-cell table:style-name="ce5"/>
          <table:table-cell/>
          <table:table-cell table:style-name="ce11" office:value-type="string" calcext:value-type="string">
            <text:p>с</text:p>
          </table:table-cell>
          <table:table-cell table:formula="of:=ABS([.H86]-[.H17])" office:value-type="float" office:value="1.92138364779874" calcext:value-type="float">
            <text:p>1.9213836478</text:p>
          </table:table-cell>
          <table:table-cell table:formula="of:=ABS([.I86]-[.I17])" office:value-type="float" office:value="1.42957746478873" calcext:value-type="float">
            <text:p>1.4295774648</text:p>
          </table:table-cell>
          <table:table-cell table:formula="of:=ABS([.J86]-[.J17])" office:value-type="string" office:string-value="" calcext:value-type="error">
            <text:p>#DIV/0!</text:p>
          </table:table-cell>
          <table:table-cell table:formula="of:=ABS([.K86]-[.K17])" office:value-type="float" office:value="0.421140939597316" calcext:value-type="float">
            <text:p>0.4211409396</text:p>
          </table:table-cell>
          <table:table-cell table:formula="of:=ABS([.L86]-[.L17])" office:value-type="float" office:value="0.183168316831683" calcext:value-type="float">
            <text:p>0.1831683168</text:p>
          </table:table-cell>
          <table:table-cell table:formula="of:=ABS([.M86]-[.M17])" office:value-type="float" office:value="0" calcext:value-type="float">
            <text:p>0</text:p>
          </table:table-cell>
          <table:table-cell table:formula="of:=ABS([.N86]-[.N17])" office:value-type="float" office:value="0.0947063688999173" calcext:value-type="float">
            <text:p>0.0947063689</text:p>
          </table:table-cell>
          <table:table-cell table:formula="of:=ABS([.O86]-[.O17])" office:value-type="float" office:value="0.425" calcext:value-type="float">
            <text:p>0.425</text:p>
          </table:table-cell>
          <table:table-cell table:number-columns-repeated="866"/>
        </table:table-row>
        <table:table-row table:style-name="ro1">
          <table:table-cell table:style-name="ce6" office:value-type="string" calcext:value-type="string">
            <text:p>д</text:p>
          </table:table-cell>
          <table:table-cell table:style-name="ce5" table:number-columns-repeated="2"/>
          <table:table-cell/>
          <table:table-cell table:style-name="ce5"/>
          <table:table-cell/>
          <table:table-cell table:style-name="ce11" office:value-type="string" calcext:value-type="string">
            <text:p>п</text:p>
          </table:table-cell>
          <table:table-cell table:formula="of:=ABS([.H87]-[.H18])" office:value-type="float" office:value="3.60377358490566" calcext:value-type="float">
            <text:p>3.6037735849</text:p>
          </table:table-cell>
          <table:table-cell table:formula="of:=ABS([.I87]-[.I18])" office:value-type="float" office:value="2.67605633802817" calcext:value-type="float">
            <text:p>2.676056338</text:p>
          </table:table-cell>
          <table:table-cell table:formula="of:=ABS([.J87]-[.J18])" office:value-type="string" office:string-value="" calcext:value-type="error">
            <text:p>#DIV/0!</text:p>
          </table:table-cell>
          <table:table-cell table:formula="of:=ABS([.K87]-[.K18])" office:value-type="float" office:value="1.64765100671141" calcext:value-type="float">
            <text:p>1.6476510067</text:p>
          </table:table-cell>
          <table:table-cell table:formula="of:=ABS([.L87]-[.L18])" office:value-type="float" office:value="0.0960396039603961" calcext:value-type="float">
            <text:p>0.096039604</text:p>
          </table:table-cell>
          <table:table-cell table:formula="of:=ABS([.M87]-[.M18])" office:value-type="float" office:value="0.663768115942029" calcext:value-type="float">
            <text:p>0.6637681159</text:p>
          </table:table-cell>
          <table:table-cell table:formula="of:=ABS([.N87]-[.N18])" office:value-type="float" office:value="0" calcext:value-type="float">
            <text:p>0</text:p>
          </table:table-cell>
          <table:table-cell table:formula="of:=ABS([.O87]-[.O18])" office:value-type="float" office:value="1.65666666666667" calcext:value-type="float">
            <text:p>1.6566666667</text:p>
          </table:table-cell>
          <table:table-cell table:number-columns-repeated="866"/>
        </table:table-row>
        <table:table-row table:style-name="ro1">
          <table:table-cell table:style-name="ce6" office:value-type="string" calcext:value-type="string">
            <text:p>д</text:p>
          </table:table-cell>
          <table:table-cell table:style-name="ce5" table:number-columns-repeated="2"/>
          <table:table-cell/>
          <table:table-cell table:style-name="ce5"/>
          <table:table-cell/>
          <table:table-cell table:style-name="ce11" office:value-type="string" calcext:value-type="string">
            <text:p>л</text:p>
          </table:table-cell>
          <table:table-cell table:formula="of:=ABS([.H88]-[.H19])" office:value-type="float" office:value="4.32704402515723" calcext:value-type="float">
            <text:p>4.3270440252</text:p>
          </table:table-cell>
          <table:table-cell table:formula="of:=ABS([.I88]-[.I19])" office:value-type="float" office:value="3.22535211267606" calcext:value-type="float">
            <text:p>3.2253521127</text:p>
          </table:table-cell>
          <table:table-cell table:formula="of:=ABS([.J88]-[.J19])" office:value-type="string" office:string-value="" calcext:value-type="error">
            <text:p>#DIV/0!</text:p>
          </table:table-cell>
          <table:table-cell table:formula="of:=ABS([.K88]-[.K19])" office:value-type="float" office:value="0.00671140939596993" calcext:value-type="float">
            <text:p>0.0067114094</text:p>
          </table:table-cell>
          <table:table-cell table:formula="of:=ABS([.L88]-[.L19])" office:value-type="float" office:value="0.688118811881188" calcext:value-type="float">
            <text:p>0.6881188119</text:p>
          </table:table-cell>
          <table:table-cell table:formula="of:=ABS([.M88]-[.M19])" office:value-type="float" office:value="0.739130434782609" calcext:value-type="float">
            <text:p>0.7391304348</text:p>
          </table:table-cell>
          <table:table-cell table:formula="of:=ABS([.N88]-[.N19])" office:value-type="float" office:value="0.411083540115798" calcext:value-type="float">
            <text:p>0.4110835401</text:p>
          </table:table-cell>
          <table:table-cell table:formula="of:=ABS([.O88]-[.O19])" office:value-type="float" office:value="0" calcext:value-type="float">
            <text:p>0</text:p>
          </table:table-cell>
          <table:table-cell table:number-columns-repeated="866"/>
        </table:table-row>
        <table:table-row table:style-name="ro1">
          <table:table-cell table:style-name="ce6" office:value-type="string" calcext:value-type="string">
            <text:p>д</text:p>
          </table:table-cell>
          <table:table-cell table:style-name="ce6" table:number-columns-repeated="2"/>
          <table:table-cell/>
          <table:table-cell table:style-name="ce6"/>
          <table:table-cell table:number-columns-repeated="876"/>
        </table:table-row>
        <table:table-row table:style-name="ro1">
          <table:table-cell table:style-name="ce6" office:value-type="string" calcext:value-type="string">
            <text:p>з</text:p>
          </table:table-cell>
          <table:table-cell table:number-columns-repeated="2" table:style-name="ce6" office:value-type="string" calcext:value-type="string">
            <text:p>п</text:p>
          </table:table-cell>
          <table:table-cell/>
          <table:table-cell table:style-name="ce6" office:value-type="string" calcext:value-type="string">
            <text:p>д</text:p>
          </table:table-cell>
          <table:table-cell table:number-columns-repeated="876"/>
        </table:table-row>
        <table:table-row table:style-name="ro1">
          <table:table-cell table:number-columns-repeated="3" table:style-name="ce6" office:value-type="string" calcext:value-type="string">
            <text:p>п</text:p>
          </table:table-cell>
          <table:table-cell/>
          <table:table-cell table:style-name="ce6" office:value-type="string" calcext:value-type="string">
            <text:p>д</text:p>
          </table:table-cell>
          <table:table-cell table:number-columns-repeated="876"/>
        </table:table-row>
        <table:table-row table:style-name="ro1">
          <table:table-cell table:number-columns-repeated="3" table:style-name="ce6" office:value-type="string" calcext:value-type="string">
            <text:p>п</text:p>
          </table:table-cell>
          <table:table-cell/>
          <table:table-cell table:style-name="ce6" office:value-type="string" calcext:value-type="string">
            <text:p>д</text:p>
          </table:table-cell>
          <table:table-cell table:number-columns-repeated="876"/>
        </table:table-row>
        <table:table-row table:style-name="ro1">
          <table:table-cell table:number-columns-repeated="3" table:style-name="ce6" office:value-type="string" calcext:value-type="string">
            <text:p>п</text:p>
          </table:table-cell>
          <table:table-cell/>
          <table:table-cell table:style-name="ce6" office:value-type="string" calcext:value-type="string">
            <text:p>д</text:p>
          </table:table-cell>
          <table:table-cell table:number-columns-repeated="876"/>
        </table:table-row>
        <table:table-row table:style-name="ro1"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з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number-columns-repeated="876"/>
        </table:table-row>
        <table:table-row table:style-name="ro1">
          <table:table-cell table:style-name="ce6"/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number-columns-repeated="876"/>
        </table:table-row>
        <table:table-row table:style-name="ro1">
          <table:table-cell table:style-name="ce5"/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number-columns-repeated="876"/>
        </table:table-row>
        <table:table-row table:style-name="ro1">
          <table:table-cell table:style-name="ce5"/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number-columns-repeated="876"/>
        </table:table-row>
        <table:table-row table:style-name="ro1">
          <table:table-cell table:style-name="ce5"/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/>
          <table:table-cell table:style-name="ce6" office:value-type="string" calcext:value-type="string">
            <text:p>л</text:p>
          </table:table-cell>
          <table:table-cell table:number-columns-repeated="876"/>
        </table:table-row>
        <table:table-row table:style-name="ro1">
          <table:table-cell table:style-name="ce7"/>
          <table:table-cell table:style-name="ce6" table:number-columns-repeated="2"/>
          <table:table-cell/>
          <table:table-cell table:style-name="ce6" office:value-type="string" calcext:value-type="string">
            <text:p>л</text:p>
          </table:table-cell>
          <table:table-cell table:number-columns-repeated="876"/>
        </table:table-row>
        <table:table-row table:style-name="ro1">
          <table:table-cell table:style-name="ce7"/>
          <table:table-cell table:style-name="ce5" table:number-columns-repeated="2"/>
          <table:table-cell/>
          <table:table-cell table:style-name="ce6" office:value-type="string" calcext:value-type="string">
            <text:p>л</text:p>
          </table:table-cell>
          <table:table-cell table:number-columns-repeated="876"/>
        </table:table-row>
        <table:table-row table:style-name="ro1">
          <table:table-cell table:style-name="ce7"/>
          <table:table-cell table:style-name="ce5" table:number-columns-repeated="2"/>
          <table:table-cell/>
          <table:table-cell table:style-name="ce6" office:value-type="string" calcext:value-type="string">
            <text:p>л</text:p>
          </table:table-cell>
          <table:table-cell table:number-columns-repeated="876"/>
        </table:table-row>
        <table:table-row table:style-name="ro1">
          <table:table-cell table:style-name="ce7"/>
          <table:table-cell table:style-name="ce5" table:number-columns-repeated="2"/>
          <table:table-cell/>
          <table:table-cell table:style-name="ce6"/>
          <table:table-cell table:number-columns-repeated="876"/>
        </table:table-row>
        <table:table-row table:style-name="ro1">
          <table:table-cell table:style-name="ce7"/>
          <table:table-cell table:style-name="ce4" table:number-columns-repeated="2"/>
          <table:table-cell/>
          <table:table-cell table:style-name="ce5"/>
          <table:table-cell table:number-columns-repeated="876"/>
        </table:table-row>
        <table:table-row table:style-name="ro1" table:number-rows-repeated="2">
          <table:table-cell table:style-name="ce7"/>
          <table:table-cell table:number-columns-repeated="3"/>
          <table:table-cell table:style-name="ce5"/>
          <table:table-cell table:number-columns-repeated="876"/>
        </table:table-row>
        <table:table-row table:style-name="ro1" table:number-rows-repeated="9">
          <table:table-cell table:style-name="ce7"/>
          <table:table-cell table:number-columns-repeated="3"/>
          <table:table-cell table:style-name="ce7"/>
          <table:table-cell table:number-columns-repeated="876"/>
        </table:table-row>
        <table:table-row table:style-name="ro1">
          <table:table-cell table:style-name="ce4"/>
          <table:table-cell table:number-columns-repeated="3"/>
          <table:table-cell table:style-name="ce7"/>
          <table:table-cell table:number-columns-repeated="876"/>
        </table:table-row>
        <table:table-row table:style-name="ro1" table:number-rows-repeated="2">
          <table:table-cell table:number-columns-repeated="4"/>
          <table:table-cell table:style-name="ce7"/>
          <table:table-cell table:number-columns-repeated="876"/>
        </table:table-row>
        <table:table-row table:style-name="ro1">
          <table:table-cell table:number-columns-repeated="4"/>
          <table:table-cell table:style-name="ce4"/>
          <table:table-cell table:number-columns-repeated="876"/>
        </table:table-row>
        <table:table-row table:style-name="ro1" table:number-rows-repeated="12">
          <table:table-cell table:number-columns-repeated="881"/>
        </table:table-row>
        <table:table-row table:style-name="ro1">
          <table:table-cell office:value-type="string" calcext:value-type="string">
            <text:p>Symbol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robability</text:p>
          </table:table-cell>
          <table:table-cell table:number-columns-repeated="3"/>
          <table:table-cell table:style-name="ce11" office:value-type="string" calcext:value-type="string">
            <text:p>з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г</text:p>
          </table:table-cell>
          <table:table-cell table:style-name="ce11" office:value-type="string" calcext:value-type="string">
            <text:p>ч</text:p>
          </table:table-cell>
          <table:table-cell table:style-name="ce11" office:value-type="string" calcext:value-type="string">
            <text:p>д</text:p>
          </table:table-cell>
          <table:table-cell table:style-name="ce11" office:value-type="string" calcext:value-type="string">
            <text:p>с</text:p>
          </table:table-cell>
          <table:table-cell table:style-name="ce11" office:value-type="string" calcext:value-type="string">
            <text:p>п</text:p>
          </table:table-cell>
          <table:table-cell table:style-name="ce11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Звезда</text:p>
          </table:table-cell>
          <table:table-cell table:style-name="ce2" office:value-type="string" calcext:value-type="string">
            <text:p>з</text:p>
          </table:table-cell>
          <table:table-cell table:formula="of:=COUNTIF([.$A$26:.$F$76];[.B81])" office:value-type="float" office:value="3" calcext:value-type="float">
            <text:p>3</text:p>
          </table:table-cell>
          <table:table-cell table:style-name="ce8" table:formula="of:= 100 * [.C81] / SUM([.C$81:.C$88])" office:value-type="float" office:value="7.69230769230769" calcext:value-type="float">
            <text:p>7.69</text:p>
          </table:table-cell>
          <table:table-cell table:number-columns-repeated="2"/>
          <table:table-cell table:style-name="ce11" office:value-type="string" calcext:value-type="string">
            <text:p>з</text:p>
          </table:table-cell>
          <table:table-cell table:formula="of:= [.C81] / [.C81]" office:value-type="float" office:value="1" calcext:value-type="float">
            <text:p>1</text:p>
          </table:table-cell>
          <table:table-cell table:formula="of:=[.C81]/[.C82]" office:value-type="float" office:value="0.75" calcext:value-type="float">
            <text:p>0.75</text:p>
          </table:table-cell>
          <table:table-cell table:formula="of:=[.C81]/[.C83]" office:value-type="string" office:string-value="" calcext:value-type="error">
            <text:p>#DIV/0!</text:p>
          </table:table-cell>
          <table:table-cell table:style-name="ce12" table:formula="of:=[.C81]/[.C84]" office:value-type="float" office:value="0.75" calcext:value-type="float">
            <text:p>0.75</text:p>
          </table:table-cell>
          <table:table-cell table:formula="of:=[.C81]/[.C85]" office:value-type="float" office:value="0.375" calcext:value-type="float">
            <text:p>0.375</text:p>
          </table:table-cell>
          <table:table-cell table:formula="of:=[.C81]/[.C86]" office:value-type="float" office:value="0.75" calcext:value-type="float">
            <text:p>0.75</text:p>
          </table:table-cell>
          <table:table-cell table:formula="of:=[.C81]/[.C87]" office:value-type="float" office:value="0.25" calcext:value-type="float">
            <text:p>0.25</text:p>
          </table:table-cell>
          <table:table-cell table:formula="of:=[.C81]/[.C88]" office:value-type="float" office:value="0.75" calcext:value-type="float">
            <text:p>0.7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едем</text:p>
          </table:table-cell>
          <table:table-cell table:style-name="ce2" office:value-type="float" office:value="7" calcext:value-type="float">
            <text:p>7</text:p>
          </table:table-cell>
          <table:table-cell table:formula="of:=COUNTIF([.$A$26:.$F$76];[.B82])" office:value-type="float" office:value="4" calcext:value-type="float">
            <text:p>4</text:p>
          </table:table-cell>
          <table:table-cell table:style-name="ce8" table:formula="of:= 100 * [.C82] / SUM([.C$81:.C$88])" office:value-type="float" office:value="10.2564102564103" calcext:value-type="float">
            <text:p>10.26</text:p>
          </table:table-cell>
          <table:table-cell table:number-columns-repeated="2"/>
          <table:table-cell table:style-name="ce11" office:value-type="float" office:value="7" calcext:value-type="float">
            <text:p>7</text:p>
          </table:table-cell>
          <table:table-cell table:formula="of:= [.C82] / [.C81]" office:value-type="float" office:value="1.33333333333333" calcext:value-type="float">
            <text:p>1.3333333333</text:p>
          </table:table-cell>
          <table:table-cell table:formula="of:=[.C82]/[.C82]" office:value-type="float" office:value="1" calcext:value-type="float">
            <text:p>1</text:p>
          </table:table-cell>
          <table:table-cell table:formula="of:=[.C82]/[.C83]" office:value-type="string" office:string-value="" calcext:value-type="error">
            <text:p>#DIV/0!</text:p>
          </table:table-cell>
          <table:table-cell table:style-name="ce12" table:formula="of:=[.C82]/[.C84]" office:value-type="float" office:value="1" calcext:value-type="float">
            <text:p>1</text:p>
          </table:table-cell>
          <table:table-cell table:formula="of:=[.C82]/[.C85]" office:value-type="float" office:value="0.5" calcext:value-type="float">
            <text:p>0.5</text:p>
          </table:table-cell>
          <table:table-cell table:formula="of:=[.C82]/[.C86]" office:value-type="float" office:value="1" calcext:value-type="float">
            <text:p>1</text:p>
          </table:table-cell>
          <table:table-cell table:formula="of:=[.C82]/[.C87]" office:value-type="float" office:value="0.333333333333333" calcext:value-type="float">
            <text:p>0.3333333333</text:p>
          </table:table-cell>
          <table:table-cell table:formula="of:=[.C82]/[.C88]" office:value-type="float" office:value="1" calcext:value-type="float">
            <text:p>1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Грозде</text:p>
          </table:table-cell>
          <table:table-cell table:style-name="ce2" office:value-type="string" calcext:value-type="string">
            <text:p>г</text:p>
          </table:table-cell>
          <table:table-cell table:formula="of:=COUNTIF([.$A$26:.$F$76];[.B83])" office:value-type="float" office:value="0" calcext:value-type="float">
            <text:p>0</text:p>
          </table:table-cell>
          <table:table-cell table:style-name="ce8" table:formula="of:= 100 * [.C83] / SUM([.C$81:.C$88])" office:value-type="float" office:value="0" calcext:value-type="float">
            <text:p>0.00</text:p>
          </table:table-cell>
          <table:table-cell table:number-columns-repeated="2"/>
          <table:table-cell table:style-name="ce11" office:value-type="string" calcext:value-type="string">
            <text:p>г</text:p>
          </table:table-cell>
          <table:table-cell table:formula="of:= [.C83] /[.C81]" office:value-type="float" office:value="0" calcext:value-type="float">
            <text:p>0</text:p>
          </table:table-cell>
          <table:table-cell table:formula="of:=[.C83]/[.C82]" office:value-type="float" office:value="0" calcext:value-type="float">
            <text:p>0</text:p>
          </table:table-cell>
          <table:table-cell table:formula="of:=[.C83]/[.C83]" office:value-type="string" office:string-value="" calcext:value-type="error">
            <text:p>#DIV/0!</text:p>
          </table:table-cell>
          <table:table-cell table:style-name="ce12" table:formula="of:=[.C83]/[.C84]" office:value-type="float" office:value="0" calcext:value-type="float">
            <text:p>0</text:p>
          </table:table-cell>
          <table:table-cell table:formula="of:=[.C83]/[.C85]" office:value-type="float" office:value="0" calcext:value-type="float">
            <text:p>0</text:p>
          </table:table-cell>
          <table:table-cell table:formula="of:=[.C83]/[.C86]" office:value-type="float" office:value="0" calcext:value-type="float">
            <text:p>0</text:p>
          </table:table-cell>
          <table:table-cell table:formula="of:=[.C83]/[.C87]" office:value-type="float" office:value="0" calcext:value-type="float">
            <text:p>0</text:p>
          </table:table-cell>
          <table:table-cell table:formula="of:=[.C83]/[.C88]" office:value-type="float" office:value="0" calcext:value-type="float">
            <text:p>0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Череши</text:p>
          </table:table-cell>
          <table:table-cell table:style-name="ce2" office:value-type="string" calcext:value-type="string">
            <text:p>ч</text:p>
          </table:table-cell>
          <table:table-cell table:formula="of:=COUNTIF([.$A$26:.$F$76];[.B84])" office:value-type="float" office:value="4" calcext:value-type="float">
            <text:p>4</text:p>
          </table:table-cell>
          <table:table-cell table:style-name="ce8" table:formula="of:= 100 * [.C84] / SUM([.C$81:.C$88])" office:value-type="float" office:value="10.2564102564103" calcext:value-type="float">
            <text:p>10.26</text:p>
          </table:table-cell>
          <table:table-cell table:number-columns-repeated="2"/>
          <table:table-cell table:style-name="ce11" office:value-type="string" calcext:value-type="string">
            <text:p>ч</text:p>
          </table:table-cell>
          <table:table-cell table:formula="of:= [.C84] / [.C81]" office:value-type="float" office:value="1.33333333333333" calcext:value-type="float">
            <text:p>1.3333333333</text:p>
          </table:table-cell>
          <table:table-cell table:formula="of:=[.C84]/[.C82]" office:value-type="float" office:value="1" calcext:value-type="float">
            <text:p>1</text:p>
          </table:table-cell>
          <table:table-cell table:formula="of:=[.C84]/[.C83]" office:value-type="string" office:string-value="" calcext:value-type="error">
            <text:p>#DIV/0!</text:p>
          </table:table-cell>
          <table:table-cell table:style-name="ce12" table:formula="of:=[.C84]/[.C84]" office:value-type="float" office:value="1" calcext:value-type="float">
            <text:p>1</text:p>
          </table:table-cell>
          <table:table-cell table:formula="of:=[.C84]/[.C85]" office:value-type="float" office:value="0.5" calcext:value-type="float">
            <text:p>0.5</text:p>
          </table:table-cell>
          <table:table-cell table:formula="of:=[.C84]/[.C86]" office:value-type="float" office:value="1" calcext:value-type="float">
            <text:p>1</text:p>
          </table:table-cell>
          <table:table-cell table:formula="of:=[.C84]/[.C87]" office:value-type="float" office:value="0.333333333333333" calcext:value-type="float">
            <text:p>0.3333333333</text:p>
          </table:table-cell>
          <table:table-cell table:formula="of:=[.C84]/[.C88]" office:value-type="float" office:value="1" calcext:value-type="float">
            <text:p>1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Диня</text:p>
          </table:table-cell>
          <table:table-cell table:style-name="ce2" office:value-type="string" calcext:value-type="string">
            <text:p>д</text:p>
          </table:table-cell>
          <table:table-cell table:formula="of:=COUNTIF([.$A$26:.$F$76];[.B85])" office:value-type="float" office:value="8" calcext:value-type="float">
            <text:p>8</text:p>
          </table:table-cell>
          <table:table-cell table:style-name="ce8" table:formula="of:= 100 * [.C85] / SUM([.C$81:.C$88])" office:value-type="float" office:value="20.5128205128205" calcext:value-type="float">
            <text:p>20.51</text:p>
          </table:table-cell>
          <table:table-cell table:number-columns-repeated="2"/>
          <table:table-cell table:style-name="ce11" office:value-type="string" calcext:value-type="string">
            <text:p>д</text:p>
          </table:table-cell>
          <table:table-cell table:formula="of:=[.C85]/[.C81]" office:value-type="float" office:value="2.66666666666667" calcext:value-type="float">
            <text:p>2.6666666667</text:p>
          </table:table-cell>
          <table:table-cell table:formula="of:=[.C85]/[.C82]" office:value-type="float" office:value="2" calcext:value-type="float">
            <text:p>2</text:p>
          </table:table-cell>
          <table:table-cell table:formula="of:=[.C85]/[.C83]" office:value-type="string" office:string-value="" calcext:value-type="error">
            <text:p>#DIV/0!</text:p>
          </table:table-cell>
          <table:table-cell table:style-name="ce12" table:formula="of:=[.C85]/[.C84]" office:value-type="float" office:value="2" calcext:value-type="float">
            <text:p>2</text:p>
          </table:table-cell>
          <table:table-cell table:formula="of:=[.C85]/[.C85]" office:value-type="float" office:value="1" calcext:value-type="float">
            <text:p>1</text:p>
          </table:table-cell>
          <table:table-cell table:formula="of:=[.C85]/[.C86]" office:value-type="float" office:value="2" calcext:value-type="float">
            <text:p>2</text:p>
          </table:table-cell>
          <table:table-cell table:formula="of:=[.C85]/[.C87]" office:value-type="float" office:value="0.666666666666667" calcext:value-type="float">
            <text:p>0.6666666667</text:p>
          </table:table-cell>
          <table:table-cell table:formula="of:=[.C85]/[.C88]" office:value-type="float" office:value="2" calcext:value-type="float">
            <text:p>2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ливи</text:p>
          </table:table-cell>
          <table:table-cell table:style-name="ce2" office:value-type="string" calcext:value-type="string">
            <text:p>с</text:p>
          </table:table-cell>
          <table:table-cell table:formula="of:=COUNTIF([.$A$26:.$F$76];[.B86])" office:value-type="float" office:value="4" calcext:value-type="float">
            <text:p>4</text:p>
          </table:table-cell>
          <table:table-cell table:style-name="ce8" table:formula="of:= 100 * [.C86] / SUM([.C$81:.C$88])" office:value-type="float" office:value="10.2564102564103" calcext:value-type="float">
            <text:p>10.26</text:p>
          </table:table-cell>
          <table:table-cell table:number-columns-repeated="2"/>
          <table:table-cell table:style-name="ce11" office:value-type="string" calcext:value-type="string">
            <text:p>с</text:p>
          </table:table-cell>
          <table:table-cell table:formula="of:=[.C86]/[.C81]" office:value-type="float" office:value="1.33333333333333" calcext:value-type="float">
            <text:p>1.3333333333</text:p>
          </table:table-cell>
          <table:table-cell table:formula="of:=[.C86]/[.C82]" office:value-type="float" office:value="1" calcext:value-type="float">
            <text:p>1</text:p>
          </table:table-cell>
          <table:table-cell table:formula="of:=[.C86]/[.C83]" office:value-type="string" office:string-value="" calcext:value-type="error">
            <text:p>#DIV/0!</text:p>
          </table:table-cell>
          <table:table-cell table:style-name="ce12" table:formula="of:=[.C86]/[.C84]" office:value-type="float" office:value="1" calcext:value-type="float">
            <text:p>1</text:p>
          </table:table-cell>
          <table:table-cell table:formula="of:=[.C86]/[.C85]" office:value-type="float" office:value="0.5" calcext:value-type="float">
            <text:p>0.5</text:p>
          </table:table-cell>
          <table:table-cell table:formula="of:=[.C86]/[.C86]" office:value-type="float" office:value="1" calcext:value-type="float">
            <text:p>1</text:p>
          </table:table-cell>
          <table:table-cell table:formula="of:=[.C86]/[.C87]" office:value-type="float" office:value="0.333333333333333" calcext:value-type="float">
            <text:p>0.3333333333</text:p>
          </table:table-cell>
          <table:table-cell table:formula="of:=[.C86]/[.C88]" office:value-type="float" office:value="1" calcext:value-type="float">
            <text:p>1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Портокал</text:p>
          </table:table-cell>
          <table:table-cell table:style-name="ce2" office:value-type="string" calcext:value-type="string">
            <text:p>п</text:p>
          </table:table-cell>
          <table:table-cell table:formula="of:=COUNTIF([.$A$26:.$F$76];[.B87])" office:value-type="float" office:value="12" calcext:value-type="float">
            <text:p>12</text:p>
          </table:table-cell>
          <table:table-cell table:style-name="ce8" table:formula="of:= 100 * [.C87] / SUM([.C$81:.C$88])" office:value-type="float" office:value="30.7692307692308" calcext:value-type="float">
            <text:p>30.77</text:p>
          </table:table-cell>
          <table:table-cell table:number-columns-repeated="2"/>
          <table:table-cell table:style-name="ce11" office:value-type="string" calcext:value-type="string">
            <text:p>п</text:p>
          </table:table-cell>
          <table:table-cell table:formula="of:=[.C87]/[.C81]" office:value-type="float" office:value="4" calcext:value-type="float">
            <text:p>4</text:p>
          </table:table-cell>
          <table:table-cell table:formula="of:=[.C87]/[.C82]" office:value-type="float" office:value="3" calcext:value-type="float">
            <text:p>3</text:p>
          </table:table-cell>
          <table:table-cell table:formula="of:=[.C87]/[.C83]" office:value-type="string" office:string-value="" calcext:value-type="error">
            <text:p>#DIV/0!</text:p>
          </table:table-cell>
          <table:table-cell table:style-name="ce12" table:formula="of:=[.C87]/[.C84]" office:value-type="float" office:value="3" calcext:value-type="float">
            <text:p>3</text:p>
          </table:table-cell>
          <table:table-cell table:formula="of:=[.C87]/[.C85]" office:value-type="float" office:value="1.5" calcext:value-type="float">
            <text:p>1.5</text:p>
          </table:table-cell>
          <table:table-cell table:formula="of:=[.C87]/[.C86]" office:value-type="float" office:value="3" calcext:value-type="float">
            <text:p>3</text:p>
          </table:table-cell>
          <table:table-cell table:formula="of:=[.C87]/[.C87]" office:value-type="float" office:value="1" calcext:value-type="float">
            <text:p>1</text:p>
          </table:table-cell>
          <table:table-cell table:formula="of:=[.C87]/[.C88]" office:value-type="float" office:value="3" calcext:value-type="float">
            <text:p>3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Лимон</text:p>
          </table:table-cell>
          <table:table-cell table:style-name="ce2" office:value-type="string" calcext:value-type="string">
            <text:p>л</text:p>
          </table:table-cell>
          <table:table-cell table:formula="of:=COUNTIF([.$A$26:.$F$76];[.B88])" office:value-type="float" office:value="4" calcext:value-type="float">
            <text:p>4</text:p>
          </table:table-cell>
          <table:table-cell table:style-name="ce8" table:formula="of:= 100 * [.C88] / SUM([.C$81:.C$88])" office:value-type="float" office:value="10.2564102564103" calcext:value-type="float">
            <text:p>10.26</text:p>
          </table:table-cell>
          <table:table-cell table:number-columns-repeated="2"/>
          <table:table-cell table:style-name="ce11" office:value-type="string" calcext:value-type="string">
            <text:p>л</text:p>
          </table:table-cell>
          <table:table-cell table:formula="of:=[.C88]/[.C81]" office:value-type="float" office:value="1.33333333333333" calcext:value-type="float">
            <text:p>1.3333333333</text:p>
          </table:table-cell>
          <table:table-cell table:formula="of:=[.C88]/[.C82]" office:value-type="float" office:value="1" calcext:value-type="float">
            <text:p>1</text:p>
          </table:table-cell>
          <table:table-cell table:formula="of:=[.C88]/[.C83]" office:value-type="string" office:string-value="" calcext:value-type="error">
            <text:p>#DIV/0!</text:p>
          </table:table-cell>
          <table:table-cell table:style-name="ce12" table:formula="of:=[.C88]/[.C84]" office:value-type="float" office:value="1" calcext:value-type="float">
            <text:p>1</text:p>
          </table:table-cell>
          <table:table-cell table:formula="of:=[.C88]/[.C85]" office:value-type="float" office:value="0.5" calcext:value-type="float">
            <text:p>0.5</text:p>
          </table:table-cell>
          <table:table-cell table:formula="of:=[.C88]/[.C86]" office:value-type="float" office:value="1" calcext:value-type="float">
            <text:p>1</text:p>
          </table:table-cell>
          <table:table-cell table:formula="of:=[.C88]/[.C87]" office:value-type="float" office:value="0.333333333333333" calcext:value-type="float">
            <text:p>0.3333333333</text:p>
          </table:table-cell>
          <table:table-cell table:formula="of:=[.C88]/[.C88]" office:value-type="float" office:value="1" calcext:value-type="float">
            <text:p>1</text:p>
          </table:table-cell>
          <table:table-cell table:number-columns-repeated="866"/>
        </table:table-row>
      </table:table>
      <table:table table:name="Трети Барабан" table:style-name="ta1">
        <table:table-column table:style-name="co2" table:number-columns-repeated="881" table:default-cell-style-name="Default"/>
        <table:table-row table:style-name="ro1">
          <table:table-cell table:style-name="ce2" table:number-columns-repeated="881"/>
        </table:table-row>
        <table:table-row table:style-name="ro1"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4"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4"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number-columns-repeated="4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number-columns-repeated="4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4"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4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</table:table-row>
        <table:table-row table:style-name="ro1"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4"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4"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</table:table-row>
        <table:table-row table:style-name="ro1"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4"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4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4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4"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4"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number-columns-repeated="4"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</table:table-row>
        <table:table-row table:style-name="ro1"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4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6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4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5"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</table:table-row>
        <table:table-row table:style-name="ro1">
          <table:table-cell table:style-name="ce2" table:number-columns-repeated="881"/>
        </table:table-row>
        <table:table-row table:style-name="ro1">
          <table:table-cell table:number-columns-repeated="881"/>
        </table:table-row>
        <table:table-row table:style-name="ro1">
          <table:table-cell office:value-type="string" calcext:value-type="string">
            <text:p>Visible Window Size: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78"/>
        </table:table-row>
        <table:table-row table:style-name="ro1">
          <table:table-cell office:value-type="string" calcext:value-type="string">
            <text:p>Number of Experiments:</text:p>
          </table:table-cell>
          <table:table-cell/>
          <table:table-cell table:formula="of:= COUNTA([.A1:.AGW6]) / 4" office:value-type="float" office:value="881" calcext:value-type="float">
            <text:p>881</text:p>
          </table:table-cell>
          <table:table-cell table:number-columns-repeated="878"/>
        </table:table-row>
        <table:table-row table:style-name="ro1">
          <table:table-cell table:number-columns-repeated="881"/>
        </table:table-row>
        <table:table-row table:style-name="ro1">
          <table:table-cell office:value-type="string" calcext:value-type="string">
            <text:p>Symbol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Reel Length Estimation</text:p>
          </table:table-cell>
          <table:table-cell table:number-columns-repeated="2"/>
          <table:table-cell table:style-name="ce11" office:value-type="string" calcext:value-type="string">
            <text:p>з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г</text:p>
          </table:table-cell>
          <table:table-cell table:style-name="ce11" office:value-type="string" calcext:value-type="string">
            <text:p>ч</text:p>
          </table:table-cell>
          <table:table-cell table:style-name="ce11" office:value-type="string" calcext:value-type="string">
            <text:p>д</text:p>
          </table:table-cell>
          <table:table-cell table:style-name="ce11" office:value-type="string" calcext:value-type="string">
            <text:p>с</text:p>
          </table:table-cell>
          <table:table-cell table:style-name="ce11" office:value-type="string" calcext:value-type="string">
            <text:p>п</text:p>
          </table:table-cell>
          <table:table-cell table:style-name="ce11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Звезда</text:p>
          </table:table-cell>
          <table:table-cell table:style-name="ce2" office:value-type="string" calcext:value-type="string">
            <text:p>з</text:p>
          </table:table-cell>
          <table:table-cell table:formula="of:=COUNTIF([.$A$1:.$AGW$6];[.B12])" office:value-type="float" office:value="88" calcext:value-type="float">
            <text:p>88</text:p>
          </table:table-cell>
          <table:table-cell table:style-name="ce8" table:formula="of:= 100 * [.C12] / COUNTA([.$A$1:.$AGW$6])" office:value-type="float" office:value="2.49716231555051" calcext:value-type="float">
            <text:p>2.50</text:p>
          </table:table-cell>
          <table:table-cell table:style-name="ce9" table:formula="of:= 3 * COUNTA([.$A$1:.$WN$6]) / [.C12]" office:value-type="float" office:value="83.4545454545455" calcext:value-type="float">
            <text:p>83</text:p>
          </table:table-cell>
          <table:table-cell/>
          <table:table-cell table:style-name="ce11" office:value-type="string" calcext:value-type="string">
            <text:p>з</text:p>
          </table:table-cell>
          <table:table-cell table:formula="of:= [.C12] / [.C12]" office:value-type="float" office:value="1" calcext:value-type="float">
            <text:p>1</text:p>
          </table:table-cell>
          <table:table-cell table:formula="of:=[.C12]/[.C13]" office:value-type="float" office:value="0.6875" calcext:value-type="float">
            <text:p>0.6875</text:p>
          </table:table-cell>
          <table:table-cell table:formula="of:=[.C12]/[.C14]" office:value-type="float" office:value="0.257309941520468" calcext:value-type="float">
            <text:p>0.2573099415</text:p>
          </table:table-cell>
          <table:table-cell table:style-name="ce12" table:formula="of:=[.C12]/[.C15]" office:value-type="float" office:value="0.1090458488228" calcext:value-type="float">
            <text:p>0.1090458488</text:p>
          </table:table-cell>
          <table:table-cell table:formula="of:=[.C12]/[.C16]" office:value-type="float" office:value="0.219451371571072" calcext:value-type="float">
            <text:p>0.2194513716</text:p>
          </table:table-cell>
          <table:table-cell table:formula="of:=[.C12]/[.C17]" office:value-type="float" office:value="0.125714285714286" calcext:value-type="float">
            <text:p>0.1257142857</text:p>
          </table:table-cell>
          <table:table-cell table:formula="of:=[.C12]/[.C18]" office:value-type="float" office:value="0.172211350293542" calcext:value-type="float">
            <text:p>0.1722113503</text:p>
          </table:table-cell>
          <table:table-cell table:formula="of:=[.C12]/[.C19]" office:value-type="float" office:value="0.160877513711152" calcext:value-type="float">
            <text:p>0.1608775137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едем</text:p>
          </table:table-cell>
          <table:table-cell table:style-name="ce2" office:value-type="float" office:value="7" calcext:value-type="float">
            <text:p>7</text:p>
          </table:table-cell>
          <table:table-cell table:formula="of:=COUNTIF([.$A$1:.$AGW$6];[.B13])" office:value-type="float" office:value="128" calcext:value-type="float">
            <text:p>128</text:p>
          </table:table-cell>
          <table:table-cell table:style-name="ce8" table:formula="of:= 100 * [.C13] / COUNTA([.$A$1:.$AGW$6])" office:value-type="float" office:value="3.6322360953462" calcext:value-type="float">
            <text:p>3.63</text:p>
          </table:table-cell>
          <table:table-cell table:style-name="ce9" table:formula="of:= 4 * COUNTA([.$A$1:.$WN$6]) / [.C13]" office:value-type="float" office:value="76.5" calcext:value-type="float">
            <text:p>77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formula="of:= [.C13] / [.C12]" office:value-type="float" office:value="1.45454545454545" calcext:value-type="float">
            <text:p>1.4545454545</text:p>
          </table:table-cell>
          <table:table-cell table:formula="of:=[.C13]/[.C13]" office:value-type="float" office:value="1" calcext:value-type="float">
            <text:p>1</text:p>
          </table:table-cell>
          <table:table-cell table:formula="of:=[.C13]/[.C14]" office:value-type="float" office:value="0.374269005847953" calcext:value-type="float">
            <text:p>0.3742690058</text:p>
          </table:table-cell>
          <table:table-cell table:style-name="ce12" table:formula="of:=[.C13]/[.C15]" office:value-type="float" office:value="0.158612143742255" calcext:value-type="float">
            <text:p>0.1586121437</text:p>
          </table:table-cell>
          <table:table-cell table:formula="of:=[.C13]/[.C16]" office:value-type="float" office:value="0.319201995012469" calcext:value-type="float">
            <text:p>0.319201995</text:p>
          </table:table-cell>
          <table:table-cell table:formula="of:=[.C13]/[.C17]" office:value-type="float" office:value="0.182857142857143" calcext:value-type="float">
            <text:p>0.1828571429</text:p>
          </table:table-cell>
          <table:table-cell table:formula="of:=[.C13]/[.C18]" office:value-type="float" office:value="0.250489236790607" calcext:value-type="float">
            <text:p>0.2504892368</text:p>
          </table:table-cell>
          <table:table-cell table:formula="of:=[.C13]/[.C19]" office:value-type="float" office:value="0.23400365630713" calcext:value-type="float">
            <text:p>0.2340036563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Грозде</text:p>
          </table:table-cell>
          <table:table-cell table:style-name="ce2" office:value-type="string" calcext:value-type="string">
            <text:p>г</text:p>
          </table:table-cell>
          <table:table-cell table:formula="of:=COUNTIF([.$A$1:.$AGW$6];[.B14])" office:value-type="float" office:value="342" calcext:value-type="float">
            <text:p>342</text:p>
          </table:table-cell>
          <table:table-cell table:style-name="ce8" table:formula="of:= 100 * [.C14] / COUNTA([.$A$1:.$AGW$6])" office:value-type="float" office:value="9.70488081725312" calcext:value-type="float">
            <text:p>9.70</text:p>
          </table:table-cell>
          <table:table-cell table:style-name="ce9"/>
          <table:table-cell/>
          <table:table-cell table:style-name="ce11" office:value-type="string" calcext:value-type="string">
            <text:p>г</text:p>
          </table:table-cell>
          <table:table-cell table:formula="of:= [.C14] /[.C12]" office:value-type="float" office:value="3.88636363636364" calcext:value-type="float">
            <text:p>3.8863636364</text:p>
          </table:table-cell>
          <table:table-cell table:formula="of:=[.C14]/[.C13]" office:value-type="float" office:value="2.671875" calcext:value-type="float">
            <text:p>2.671875</text:p>
          </table:table-cell>
          <table:table-cell table:formula="of:=[.C14]/[.C14]" office:value-type="float" office:value="1" calcext:value-type="float">
            <text:p>1</text:p>
          </table:table-cell>
          <table:table-cell table:style-name="ce12" table:formula="of:=[.C14]/[.C15]" office:value-type="float" office:value="0.423791821561338" calcext:value-type="float">
            <text:p>0.4237918216</text:p>
          </table:table-cell>
          <table:table-cell table:formula="of:=[.C14]/[.C16]" office:value-type="float" office:value="0.85286783042394" calcext:value-type="float">
            <text:p>0.8528678304</text:p>
          </table:table-cell>
          <table:table-cell table:formula="of:=[.C14]/[.C17]" office:value-type="float" office:value="0.488571428571429" calcext:value-type="float">
            <text:p>0.4885714286</text:p>
          </table:table-cell>
          <table:table-cell table:formula="of:=[.C14]/[.C18]" office:value-type="float" office:value="0.669275929549902" calcext:value-type="float">
            <text:p>0.6692759295</text:p>
          </table:table-cell>
          <table:table-cell table:formula="of:=[.C14]/[.C19]" office:value-type="float" office:value="0.625228519195612" calcext:value-type="float">
            <text:p>0.6252285192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Череши</text:p>
          </table:table-cell>
          <table:table-cell table:style-name="ce2" office:value-type="string" calcext:value-type="string">
            <text:p>ч</text:p>
          </table:table-cell>
          <table:table-cell table:formula="of:=COUNTIF([.$A$1:.$AGW$6];[.B15])" office:value-type="float" office:value="807" calcext:value-type="float">
            <text:p>807</text:p>
          </table:table-cell>
          <table:table-cell table:style-name="ce8" table:formula="of:= 100 * [.C15] / COUNTA([.$A$1:.$AGW$6])" office:value-type="float" office:value="22.900113507378" calcext:value-type="float">
            <text:p>22.90</text:p>
          </table:table-cell>
          <table:table-cell table:style-name="ce9"/>
          <table:table-cell/>
          <table:table-cell table:style-name="ce11" office:value-type="string" calcext:value-type="string">
            <text:p>ч</text:p>
          </table:table-cell>
          <table:table-cell table:formula="of:= [.C15] / [.C12]" office:value-type="float" office:value="9.17045454545455" calcext:value-type="float">
            <text:p>9.1704545455</text:p>
          </table:table-cell>
          <table:table-cell table:formula="of:=[.C15]/[.C13]" office:value-type="float" office:value="6.3046875" calcext:value-type="float">
            <text:p>6.3046875</text:p>
          </table:table-cell>
          <table:table-cell table:formula="of:=[.C15]/[.C14]" office:value-type="float" office:value="2.35964912280702" calcext:value-type="float">
            <text:p>2.3596491228</text:p>
          </table:table-cell>
          <table:table-cell table:style-name="ce12" table:formula="of:=[.C15]/[.C15]" office:value-type="float" office:value="1" calcext:value-type="float">
            <text:p>1</text:p>
          </table:table-cell>
          <table:table-cell table:formula="of:=[.C15]/[.C16]" office:value-type="float" office:value="2.01246882793017" calcext:value-type="float">
            <text:p>2.0124688279</text:p>
          </table:table-cell>
          <table:table-cell table:formula="of:=[.C15]/[.C17]" office:value-type="float" office:value="1.15285714285714" calcext:value-type="float">
            <text:p>1.1528571429</text:p>
          </table:table-cell>
          <table:table-cell table:formula="of:=[.C15]/[.C18]" office:value-type="float" office:value="1.57925636007828" calcext:value-type="float">
            <text:p>1.5792563601</text:p>
          </table:table-cell>
          <table:table-cell table:formula="of:=[.C15]/[.C19]" office:value-type="float" office:value="1.47531992687386" calcext:value-type="float">
            <text:p>1.4753199269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Диня</text:p>
          </table:table-cell>
          <table:table-cell table:style-name="ce2" office:value-type="string" calcext:value-type="string">
            <text:p>д</text:p>
          </table:table-cell>
          <table:table-cell table:formula="of:=COUNTIF([.$A$1:.$AGW$6];[.B16])" office:value-type="float" office:value="401" calcext:value-type="float">
            <text:p>401</text:p>
          </table:table-cell>
          <table:table-cell table:style-name="ce8" table:formula="of:= 100 * [.C16] / COUNTA([.$A$1:.$AGW$6])" office:value-type="float" office:value="11.3791146424518" calcext:value-type="float">
            <text:p>11.38</text:p>
          </table:table-cell>
          <table:table-cell table:style-name="ce9"/>
          <table:table-cell/>
          <table:table-cell table:style-name="ce11" office:value-type="string" calcext:value-type="string">
            <text:p>д</text:p>
          </table:table-cell>
          <table:table-cell table:formula="of:=[.C16]/[.C12]" office:value-type="float" office:value="4.55681818181818" calcext:value-type="float">
            <text:p>4.5568181818</text:p>
          </table:table-cell>
          <table:table-cell table:formula="of:=[.C16]/[.C13]" office:value-type="float" office:value="3.1328125" calcext:value-type="float">
            <text:p>3.1328125</text:p>
          </table:table-cell>
          <table:table-cell table:formula="of:=[.C16]/[.C14]" office:value-type="float" office:value="1.17251461988304" calcext:value-type="float">
            <text:p>1.1725146199</text:p>
          </table:table-cell>
          <table:table-cell table:style-name="ce12" table:formula="of:=[.C16]/[.C15]" office:value-type="float" office:value="0.496902106567534" calcext:value-type="float">
            <text:p>0.4969021066</text:p>
          </table:table-cell>
          <table:table-cell table:formula="of:=[.C16]/[.C16]" office:value-type="float" office:value="1" calcext:value-type="float">
            <text:p>1</text:p>
          </table:table-cell>
          <table:table-cell table:formula="of:=[.C16]/[.C17]" office:value-type="float" office:value="0.572857142857143" calcext:value-type="float">
            <text:p>0.5728571429</text:p>
          </table:table-cell>
          <table:table-cell table:formula="of:=[.C16]/[.C18]" office:value-type="float" office:value="0.784735812133072" calcext:value-type="float">
            <text:p>0.7847358121</text:p>
          </table:table-cell>
          <table:table-cell table:formula="of:=[.C16]/[.C19]" office:value-type="float" office:value="0.73308957952468" calcext:value-type="float">
            <text:p>0.733089579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ливи</text:p>
          </table:table-cell>
          <table:table-cell table:style-name="ce2" office:value-type="string" calcext:value-type="string">
            <text:p>с</text:p>
          </table:table-cell>
          <table:table-cell table:formula="of:=COUNTIF([.$A$1:.$AGW$6];[.B17])" office:value-type="float" office:value="700" calcext:value-type="float">
            <text:p>700</text:p>
          </table:table-cell>
          <table:table-cell table:style-name="ce8" table:formula="of:= 100 * [.C17] / COUNTA([.$A$1:.$AGW$6])" office:value-type="float" office:value="19.8637911464245" calcext:value-type="float">
            <text:p>19.86</text:p>
          </table:table-cell>
          <table:table-cell table:style-name="ce9"/>
          <table:table-cell/>
          <table:table-cell table:style-name="ce11" office:value-type="string" calcext:value-type="string">
            <text:p>с</text:p>
          </table:table-cell>
          <table:table-cell table:formula="of:=[.C17]/[.C12]" office:value-type="float" office:value="7.95454545454545" calcext:value-type="float">
            <text:p>7.9545454545</text:p>
          </table:table-cell>
          <table:table-cell table:formula="of:=[.C17]/[.C13]" office:value-type="float" office:value="5.46875" calcext:value-type="float">
            <text:p>5.46875</text:p>
          </table:table-cell>
          <table:table-cell table:formula="of:=[.C17]/[.C14]" office:value-type="float" office:value="2.04678362573099" calcext:value-type="float">
            <text:p>2.0467836257</text:p>
          </table:table-cell>
          <table:table-cell table:style-name="ce12" table:formula="of:=[.C17]/[.C15]" office:value-type="float" office:value="0.867410161090458" calcext:value-type="float">
            <text:p>0.8674101611</text:p>
          </table:table-cell>
          <table:table-cell table:formula="of:=[.C17]/[.C16]" office:value-type="float" office:value="1.74563591022444" calcext:value-type="float">
            <text:p>1.7456359102</text:p>
          </table:table-cell>
          <table:table-cell table:formula="of:=[.C17]/[.C17]" office:value-type="float" office:value="1" calcext:value-type="float">
            <text:p>1</text:p>
          </table:table-cell>
          <table:table-cell table:formula="of:=[.C17]/[.C18]" office:value-type="float" office:value="1.36986301369863" calcext:value-type="float">
            <text:p>1.3698630137</text:p>
          </table:table-cell>
          <table:table-cell table:formula="of:=[.C17]/[.C19]" office:value-type="float" office:value="1.27970749542962" calcext:value-type="float">
            <text:p>1.2797074954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Портокал</text:p>
          </table:table-cell>
          <table:table-cell table:style-name="ce2" office:value-type="string" calcext:value-type="string">
            <text:p>п</text:p>
          </table:table-cell>
          <table:table-cell table:formula="of:=COUNTIF([.$A$1:.$AGW$6];[.B18])" office:value-type="float" office:value="511" calcext:value-type="float">
            <text:p>511</text:p>
          </table:table-cell>
          <table:table-cell table:style-name="ce8" table:formula="of:= 100 * [.C18] / COUNTA([.$A$1:.$AGW$6])" office:value-type="float" office:value="14.5005675368899" calcext:value-type="float">
            <text:p>14.50</text:p>
          </table:table-cell>
          <table:table-cell table:style-name="ce9"/>
          <table:table-cell/>
          <table:table-cell table:style-name="ce11" office:value-type="string" calcext:value-type="string">
            <text:p>п</text:p>
          </table:table-cell>
          <table:table-cell table:formula="of:=[.C18]/[.C12]" office:value-type="float" office:value="5.80681818181818" calcext:value-type="float">
            <text:p>5.8068181818</text:p>
          </table:table-cell>
          <table:table-cell table:formula="of:=[.C18]/[.C13]" office:value-type="float" office:value="3.9921875" calcext:value-type="float">
            <text:p>3.9921875</text:p>
          </table:table-cell>
          <table:table-cell table:formula="of:=[.C18]/[.C14]" office:value-type="float" office:value="1.49415204678363" calcext:value-type="float">
            <text:p>1.4941520468</text:p>
          </table:table-cell>
          <table:table-cell table:style-name="ce12" table:formula="of:=[.C18]/[.C15]" office:value-type="float" office:value="0.633209417596035" calcext:value-type="float">
            <text:p>0.6332094176</text:p>
          </table:table-cell>
          <table:table-cell table:formula="of:=[.C18]/[.C16]" office:value-type="float" office:value="1.27431421446384" calcext:value-type="float">
            <text:p>1.2743142145</text:p>
          </table:table-cell>
          <table:table-cell table:formula="of:=[.C18]/[.C17]" office:value-type="float" office:value="0.73" calcext:value-type="float">
            <text:p>0.73</text:p>
          </table:table-cell>
          <table:table-cell table:formula="of:=[.C18]/[.C18]" office:value-type="float" office:value="1" calcext:value-type="float">
            <text:p>1</text:p>
          </table:table-cell>
          <table:table-cell table:formula="of:=[.C18]/[.C19]" office:value-type="float" office:value="0.93418647166362" calcext:value-type="float">
            <text:p>0.9341864717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Лимон</text:p>
          </table:table-cell>
          <table:table-cell table:style-name="ce2" office:value-type="string" calcext:value-type="string">
            <text:p>л</text:p>
          </table:table-cell>
          <table:table-cell table:formula="of:=COUNTIF([.$A$1:.$AGW$6];[.B19])" office:value-type="float" office:value="547" calcext:value-type="float">
            <text:p>547</text:p>
          </table:table-cell>
          <table:table-cell table:style-name="ce8" table:formula="of:= 100 * [.C19] / COUNTA([.$A$1:.$AGW$6])" office:value-type="float" office:value="15.522133938706" calcext:value-type="float">
            <text:p>15.52</text:p>
          </table:table-cell>
          <table:table-cell table:style-name="ce9"/>
          <table:table-cell/>
          <table:table-cell table:style-name="ce11" office:value-type="string" calcext:value-type="string">
            <text:p>л</text:p>
          </table:table-cell>
          <table:table-cell table:formula="of:=[.C19]/[.C12]" office:value-type="float" office:value="6.21590909090909" calcext:value-type="float">
            <text:p>6.2159090909</text:p>
          </table:table-cell>
          <table:table-cell table:formula="of:=[.C19]/[.C13]" office:value-type="float" office:value="4.2734375" calcext:value-type="float">
            <text:p>4.2734375</text:p>
          </table:table-cell>
          <table:table-cell table:formula="of:=[.C19]/[.C14]" office:value-type="float" office:value="1.59941520467836" calcext:value-type="float">
            <text:p>1.5994152047</text:p>
          </table:table-cell>
          <table:table-cell table:style-name="ce12" table:formula="of:=[.C19]/[.C15]" office:value-type="float" office:value="0.677819083023544" calcext:value-type="float">
            <text:p>0.677819083</text:p>
          </table:table-cell>
          <table:table-cell table:formula="of:=[.C19]/[.C16]" office:value-type="float" office:value="1.3640897755611" calcext:value-type="float">
            <text:p>1.3640897756</text:p>
          </table:table-cell>
          <table:table-cell table:formula="of:=[.C19]/[.C17]" office:value-type="float" office:value="0.781428571428571" calcext:value-type="float">
            <text:p>0.7814285714</text:p>
          </table:table-cell>
          <table:table-cell table:formula="of:=[.C19]/[.C18]" office:value-type="float" office:value="1.07045009784736" calcext:value-type="float">
            <text:p>1.0704500978</text:p>
          </table:table-cell>
          <table:table-cell table:formula="of:=[.C19]/[.C19]" office:value-type="float" office:value="1" calcext:value-type="float">
            <text:p>1</text:p>
          </table:table-cell>
          <table:table-cell table:number-columns-repeated="866"/>
        </table:table-row>
        <table:table-row table:style-name="ro1" table:number-rows-repeated="2">
          <table:table-cell table:number-columns-repeated="881"/>
        </table:table-row>
        <table:table-row table:style-name="ro1">
          <table:table-cell office:value-type="string" calcext:value-type="string">
            <text:p>Няма символи за които няма как да разберем дали са блок по четири или в по-голям блок.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Най-рядко срещаният символ е звезда. Има го на две места в барабана, така че анализа е най-удачно да започне от него.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Вторият най-рядко срещан символ е седмицата и изглежда се среща само в един блок от четири или повече поредни.</text:p>
          </table:table-cell>
          <table:table-cell table:number-columns-repeated="880"/>
        </table:table-row>
        <table:table-row table:style-name="ro1" table:number-rows-repeated="4">
          <table:table-cell table:style-name="ce3"/>
          <table:table-cell table:number-columns-repeated="880"/>
        </table:table-row>
        <table:table-row table:style-name="ro1">
          <table:table-cell table:number-columns-repeated="7"/>
          <table:table-cell table:style-name="ce11" office:value-type="string" calcext:value-type="string">
            <text:p>з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г</text:p>
          </table:table-cell>
          <table:table-cell table:style-name="ce11" office:value-type="string" calcext:value-type="string">
            <text:p>ч</text:p>
          </table:table-cell>
          <table:table-cell table:style-name="ce11" office:value-type="string" calcext:value-type="string">
            <text:p>д</text:p>
          </table:table-cell>
          <table:table-cell table:style-name="ce11" office:value-type="string" calcext:value-type="string">
            <text:p>с</text:p>
          </table:table-cell>
          <table:table-cell table:style-name="ce11" office:value-type="string" calcext:value-type="string">
            <text:p>п</text:p>
          </table:table-cell>
          <table:table-cell table:style-name="ce11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number-columns-repeated="2"/>
          <table:table-cell table:style-name="ce11" office:value-type="string" calcext:value-type="string">
            <text:p>з</text:p>
          </table:table-cell>
          <table:table-cell table:formula="of:=ABS([.H81]-[.H12])" office:value-type="float" office:value="0" calcext:value-type="float">
            <text:p>0</text:p>
          </table:table-cell>
          <table:table-cell table:formula="of:=ABS([.I81]-[.I12])" office:value-type="float" office:value="0.0625" calcext:value-type="float">
            <text:p>0.0625</text:p>
          </table:table-cell>
          <table:table-cell table:formula="of:=ABS([.J81]-[.J12])" office:value-type="float" office:value="0.00730994152046782" calcext:value-type="float">
            <text:p>0.0073099415</text:p>
          </table:table-cell>
          <table:table-cell table:formula="of:=ABS([.K81]-[.K12])" office:value-type="float" office:value="0.2659541511772" calcext:value-type="float">
            <text:p>0.2659541512</text:p>
          </table:table-cell>
          <table:table-cell table:formula="of:=ABS([.L81]-[.L12])" office:value-type="float" office:value="0.155548628428928" calcext:value-type="float">
            <text:p>0.1555486284</text:p>
          </table:table-cell>
          <table:table-cell table:formula="of:=ABS([.M81]-[.M12])" office:value-type="float" office:value="0.124285714285714" calcext:value-type="float">
            <text:p>0.1242857143</text:p>
          </table:table-cell>
          <table:table-cell table:formula="of:=ABS([.N81]-[.N12])" office:value-type="float" office:value="0.577788649706458" calcext:value-type="float">
            <text:p>0.5777886497</text:p>
          </table:table-cell>
          <table:table-cell table:formula="of:=ABS([.O81]-[.O12])" office:value-type="float" office:value="0.589122486288848" calcext:value-type="float">
            <text:p>0.5891224863</text:p>
          </table:table-cell>
          <table:table-cell table:number-columns-repeated="866"/>
        </table:table-row>
        <table:table-row table:style-name="ro1"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number-columns-repeated="2"/>
          <table:table-cell table:style-name="ce11" office:value-type="float" office:value="7" calcext:value-type="float">
            <text:p>7</text:p>
          </table:table-cell>
          <table:table-cell table:formula="of:=ABS([.H82]-[.H13])" office:value-type="float" office:value="0.121212121212121" calcext:value-type="float">
            <text:p>0.1212121212</text:p>
          </table:table-cell>
          <table:table-cell table:formula="of:=ABS([.I82]-[.I13])" office:value-type="float" office:value="0" calcext:value-type="float">
            <text:p>0</text:p>
          </table:table-cell>
          <table:table-cell table:formula="of:=ABS([.J82]-[.J13])" office:value-type="float" office:value="0.0409356725146199" calcext:value-type="float">
            <text:p>0.0409356725</text:p>
          </table:table-cell>
          <table:table-cell table:formula="of:=ABS([.K82]-[.K13])" office:value-type="float" office:value="0.341387856257745" calcext:value-type="float">
            <text:p>0.3413878563</text:p>
          </table:table-cell>
          <table:table-cell table:formula="of:=ABS([.L82]-[.L13])" office:value-type="float" office:value="0.180798004987531" calcext:value-type="float">
            <text:p>0.180798005</text:p>
          </table:table-cell>
          <table:table-cell table:formula="of:=ABS([.M82]-[.M13])" office:value-type="float" office:value="0.15047619047619" calcext:value-type="float">
            <text:p>0.1504761905</text:p>
          </table:table-cell>
          <table:table-cell table:formula="of:=ABS([.N82]-[.N13])" office:value-type="float" office:value="0.749510763209393" calcext:value-type="float">
            <text:p>0.7495107632</text:p>
          </table:table-cell>
          <table:table-cell table:formula="of:=ABS([.O82]-[.O13])" office:value-type="float" office:value="0.76599634369287" calcext:value-type="float">
            <text:p>0.7659963437</text:p>
          </table:table-cell>
          <table:table-cell table:number-columns-repeated="866"/>
        </table:table-row>
        <table:table-row table:style-name="ro1"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number-columns-repeated="2"/>
          <table:table-cell table:style-name="ce11" office:value-type="string" calcext:value-type="string">
            <text:p>г</text:p>
          </table:table-cell>
          <table:table-cell table:formula="of:=ABS([.H83]-[.H14])" office:value-type="float" office:value="0.113636363636364" calcext:value-type="float">
            <text:p>0.1136363636</text:p>
          </table:table-cell>
          <table:table-cell table:formula="of:=ABS([.I83]-[.I14])" office:value-type="float" office:value="0.328125" calcext:value-type="float">
            <text:p>0.328125</text:p>
          </table:table-cell>
          <table:table-cell table:formula="of:=ABS([.J83]-[.J14])" office:value-type="float" office:value="0" calcext:value-type="float">
            <text:p>0</text:p>
          </table:table-cell>
          <table:table-cell table:formula="of:=ABS([.K83]-[.K14])" office:value-type="float" office:value="1.07620817843866" calcext:value-type="float">
            <text:p>1.0762081784</text:p>
          </table:table-cell>
          <table:table-cell table:formula="of:=ABS([.L83]-[.L14])" office:value-type="float" office:value="0.64713216957606" calcext:value-type="float">
            <text:p>0.6471321696</text:p>
          </table:table-cell>
          <table:table-cell table:formula="of:=ABS([.M83]-[.M14])" office:value-type="float" office:value="0.511428571428571" calcext:value-type="float">
            <text:p>0.5114285714</text:p>
          </table:table-cell>
          <table:table-cell table:formula="of:=ABS([.N83]-[.N14])" office:value-type="float" office:value="2.3307240704501" calcext:value-type="float">
            <text:p>2.3307240705</text:p>
          </table:table-cell>
          <table:table-cell table:formula="of:=ABS([.O83]-[.O14])" office:value-type="float" office:value="2.37477148080439" calcext:value-type="float">
            <text:p>2.3747714808</text:p>
          </table:table-cell>
          <table:table-cell table:number-columns-repeated="866"/>
        </table:table-row>
        <table:table-row table:style-name="ro1"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number-columns-repeated="2"/>
          <table:table-cell table:style-name="ce11" office:value-type="string" calcext:value-type="string">
            <text:p>ч</text:p>
          </table:table-cell>
          <table:table-cell table:formula="of:=ABS([.H84]-[.H15])" office:value-type="float" office:value="6.50378787878788" calcext:value-type="float">
            <text:p>6.5037878788</text:p>
          </table:table-cell>
          <table:table-cell table:formula="of:=ABS([.I84]-[.I15])" office:value-type="float" office:value="4.3046875" calcext:value-type="float">
            <text:p>4.3046875</text:p>
          </table:table-cell>
          <table:table-cell table:formula="of:=ABS([.J84]-[.J15])" office:value-type="float" office:value="1.69298245614035" calcext:value-type="float">
            <text:p>1.6929824561</text:p>
          </table:table-cell>
          <table:table-cell table:formula="of:=ABS([.K84]-[.K15])" office:value-type="float" office:value="0" calcext:value-type="float">
            <text:p>0</text:p>
          </table:table-cell>
          <table:table-cell table:formula="of:=ABS([.L84]-[.L15])" office:value-type="float" office:value="1.01246882793017" calcext:value-type="float">
            <text:p>1.0124688279</text:p>
          </table:table-cell>
          <table:table-cell table:formula="of:=ABS([.M84]-[.M15])" office:value-type="float" office:value="0.486190476190476" calcext:value-type="float">
            <text:p>0.4861904762</text:p>
          </table:table-cell>
          <table:table-cell table:formula="of:=ABS([.N84]-[.N15])" office:value-type="float" office:value="0.420743639921722" calcext:value-type="float">
            <text:p>0.4207436399</text:p>
          </table:table-cell>
          <table:table-cell table:formula="of:=ABS([.O84]-[.O15])" office:value-type="float" office:value="0.524680073126143" calcext:value-type="float">
            <text:p>0.5246800731</text:p>
          </table:table-cell>
          <table:table-cell table:number-columns-repeated="866"/>
        </table:table-row>
        <table:table-row table:style-name="ro1"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/>
          <table:table-cell table:style-name="ce11" office:value-type="string" calcext:value-type="string">
            <text:p>д</text:p>
          </table:table-cell>
          <table:table-cell table:formula="of:=ABS([.H85]-[.H16])" office:value-type="float" office:value="1.89015151515152" calcext:value-type="float">
            <text:p>1.8901515152</text:p>
          </table:table-cell>
          <table:table-cell table:formula="of:=ABS([.I85]-[.I16])" office:value-type="float" office:value="1.1328125" calcext:value-type="float">
            <text:p>1.1328125</text:p>
          </table:table-cell>
          <table:table-cell table:formula="of:=ABS([.J85]-[.J16])" office:value-type="float" office:value="0.505847953216374" calcext:value-type="float">
            <text:p>0.5058479532</text:p>
          </table:table-cell>
          <table:table-cell table:formula="of:=ABS([.K85]-[.K16])" office:value-type="float" office:value="0.503097893432466" calcext:value-type="float">
            <text:p>0.5030978934</text:p>
          </table:table-cell>
          <table:table-cell table:formula="of:=ABS([.L85]-[.L16])" office:value-type="float" office:value="0" calcext:value-type="float">
            <text:p>0</text:p>
          </table:table-cell>
          <table:table-cell table:formula="of:=ABS([.M85]-[.M16])" office:value-type="float" office:value="0.0938095238095238" calcext:value-type="float">
            <text:p>0.0938095238</text:p>
          </table:table-cell>
          <table:table-cell table:formula="of:=ABS([.N85]-[.N16])" office:value-type="float" office:value="1.21526418786693" calcext:value-type="float">
            <text:p>1.2152641879</text:p>
          </table:table-cell>
          <table:table-cell table:formula="of:=ABS([.O85]-[.O16])" office:value-type="float" office:value="1.26691042047532" calcext:value-type="float">
            <text:p>1.2669104205</text:p>
          </table:table-cell>
          <table:table-cell table:number-columns-repeated="866"/>
        </table:table-row>
        <table:table-row table:style-name="ro1"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/>
          <table:table-cell table:style-name="ce11" office:value-type="string" calcext:value-type="string">
            <text:p>с</text:p>
          </table:table-cell>
          <table:table-cell table:formula="of:=ABS([.H86]-[.H17])" office:value-type="float" office:value="3.95454545454545" calcext:value-type="float">
            <text:p>3.9545454545</text:p>
          </table:table-cell>
          <table:table-cell table:formula="of:=ABS([.I86]-[.I17])" office:value-type="float" office:value="2.46875" calcext:value-type="float">
            <text:p>2.46875</text:p>
          </table:table-cell>
          <table:table-cell table:formula="of:=ABS([.J86]-[.J17])" office:value-type="float" office:value="1.04678362573099" calcext:value-type="float">
            <text:p>1.0467836257</text:p>
          </table:table-cell>
          <table:table-cell table:formula="of:=ABS([.K86]-[.K17])" office:value-type="float" office:value="0.632589838909542" calcext:value-type="float">
            <text:p>0.6325898389</text:p>
          </table:table-cell>
          <table:table-cell table:formula="of:=ABS([.L86]-[.L17])" office:value-type="float" office:value="0.245635910224439" calcext:value-type="float">
            <text:p>0.2456359102</text:p>
          </table:table-cell>
          <table:table-cell table:formula="of:=ABS([.M86]-[.M17])" office:value-type="float" office:value="0" calcext:value-type="float">
            <text:p>0</text:p>
          </table:table-cell>
          <table:table-cell table:formula="of:=ABS([.N86]-[.N17])" office:value-type="float" office:value="1.63013698630137" calcext:value-type="float">
            <text:p>1.6301369863</text:p>
          </table:table-cell>
          <table:table-cell table:formula="of:=ABS([.O86]-[.O17])" office:value-type="float" office:value="1.72029250457038" calcext:value-type="float">
            <text:p>1.7202925046</text:p>
          </table:table-cell>
          <table:table-cell table:number-columns-repeated="866"/>
        </table:table-row>
        <table:table-row table:style-name="ro1"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/>
          <table:table-cell table:style-name="ce11" office:value-type="string" calcext:value-type="string">
            <text:p>п</text:p>
          </table:table-cell>
          <table:table-cell table:formula="of:=ABS([.H87]-[.H18])" office:value-type="float" office:value="4.47348484848485" calcext:value-type="float">
            <text:p>4.4734848485</text:p>
          </table:table-cell>
          <table:table-cell table:formula="of:=ABS([.I87]-[.I18])" office:value-type="float" office:value="2.9921875" calcext:value-type="float">
            <text:p>2.9921875</text:p>
          </table:table-cell>
          <table:table-cell table:formula="of:=ABS([.J87]-[.J18])" office:value-type="float" office:value="1.16081871345029" calcext:value-type="float">
            <text:p>1.1608187135</text:p>
          </table:table-cell>
          <table:table-cell table:formula="of:=ABS([.K87]-[.K18])" office:value-type="float" office:value="0.133209417596035" calcext:value-type="float">
            <text:p>0.1332094176</text:p>
          </table:table-cell>
          <table:table-cell table:formula="of:=ABS([.L87]-[.L18])" office:value-type="float" office:value="0.77431421446384" calcext:value-type="float">
            <text:p>0.7743142145</text:p>
          </table:table-cell>
          <table:table-cell table:formula="of:=ABS([.M87]-[.M18])" office:value-type="float" office:value="0.396666666666667" calcext:value-type="float">
            <text:p>0.3966666667</text:p>
          </table:table-cell>
          <table:table-cell table:formula="of:=ABS([.N87]-[.N18])" office:value-type="float" office:value="0" calcext:value-type="float">
            <text:p>0</text:p>
          </table:table-cell>
          <table:table-cell table:formula="of:=ABS([.O87]-[.O18])" office:value-type="float" office:value="0.0658135283363802" calcext:value-type="float">
            <text:p>0.0658135283</text:p>
          </table:table-cell>
          <table:table-cell table:number-columns-repeated="866"/>
        </table:table-row>
        <table:table-row table:style-name="ro1"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/>
          <table:table-cell table:style-name="ce11" office:value-type="string" calcext:value-type="string">
            <text:p>л</text:p>
          </table:table-cell>
          <table:table-cell table:formula="of:=ABS([.H88]-[.H19])" office:value-type="float" office:value="4.88257575757576" calcext:value-type="float">
            <text:p>4.8825757576</text:p>
          </table:table-cell>
          <table:table-cell table:formula="of:=ABS([.I88]-[.I19])" office:value-type="float" office:value="3.2734375" calcext:value-type="float">
            <text:p>3.2734375</text:p>
          </table:table-cell>
          <table:table-cell table:formula="of:=ABS([.J88]-[.J19])" office:value-type="float" office:value="1.26608187134503" calcext:value-type="float">
            <text:p>1.2660818713</text:p>
          </table:table-cell>
          <table:table-cell table:formula="of:=ABS([.K88]-[.K19])" office:value-type="float" office:value="0.177819083023544" calcext:value-type="float">
            <text:p>0.177819083</text:p>
          </table:table-cell>
          <table:table-cell table:formula="of:=ABS([.L88]-[.L19])" office:value-type="float" office:value="0.864089775561097" calcext:value-type="float">
            <text:p>0.8640897756</text:p>
          </table:table-cell>
          <table:table-cell table:formula="of:=ABS([.M88]-[.M19])" office:value-type="float" office:value="0.448095238095238" calcext:value-type="float">
            <text:p>0.4480952381</text:p>
          </table:table-cell>
          <table:table-cell table:formula="of:=ABS([.N88]-[.N19])" office:value-type="float" office:value="0.0704500978473581" calcext:value-type="float">
            <text:p>0.0704500978</text:p>
          </table:table-cell>
          <table:table-cell table:formula="of:=ABS([.O88]-[.O19])" office:value-type="float" office:value="0" calcext:value-type="float">
            <text:p>0</text:p>
          </table:table-cell>
          <table:table-cell table:number-columns-repeated="86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string" calcext:value-type="string">
            <text:p>з</text:p>
          </table:table-cell>
          <table:table-cell table:number-columns-repeated="87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87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87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877"/>
        </table:table-row>
        <table:table-row table:style-name="ro1"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877"/>
        </table:table-row>
        <table:table-row table:style-name="ro1">
          <table:table-cell table:style-name="ce2" office:value-type="string" calcext:value-type="string">
            <text:p>д</text:p>
          </table:table-cell>
          <table:table-cell table:style-name="ce2" table:number-columns-repeated="3"/>
          <table:table-cell table:number-columns-repeated="877"/>
        </table:table-row>
        <table:table-row table:style-name="ro1">
          <table:table-cell table:style-name="ce2" office:value-type="string" calcext:value-type="string">
            <text:p>д</text:p>
          </table:table-cell>
          <table:table-cell table:style-name="ce2" table:number-columns-repeated="3"/>
          <table:table-cell table:number-columns-repeated="877"/>
        </table:table-row>
        <table:table-row table:style-name="ro1">
          <table:table-cell table:style-name="ce2" office:value-type="string" calcext:value-type="string">
            <text:p>д</text:p>
          </table:table-cell>
          <table:table-cell table:style-name="ce2" table:number-columns-repeated="3"/>
          <table:table-cell table:number-columns-repeated="877"/>
        </table:table-row>
        <table:table-row table:style-name="ro1" table:number-rows-repeated="34">
          <table:table-cell table:number-columns-repeated="881"/>
        </table:table-row>
        <table:table-row table:style-name="ro1">
          <table:table-cell office:value-type="string" calcext:value-type="string">
            <text:p>Symbol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robability</text:p>
          </table:table-cell>
          <table:table-cell table:number-columns-repeated="3"/>
          <table:table-cell table:style-name="ce11" office:value-type="string" calcext:value-type="string">
            <text:p>з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г</text:p>
          </table:table-cell>
          <table:table-cell table:style-name="ce11" office:value-type="string" calcext:value-type="string">
            <text:p>ч</text:p>
          </table:table-cell>
          <table:table-cell table:style-name="ce11" office:value-type="string" calcext:value-type="string">
            <text:p>д</text:p>
          </table:table-cell>
          <table:table-cell table:style-name="ce11" office:value-type="string" calcext:value-type="string">
            <text:p>с</text:p>
          </table:table-cell>
          <table:table-cell table:style-name="ce11" office:value-type="string" calcext:value-type="string">
            <text:p>п</text:p>
          </table:table-cell>
          <table:table-cell table:style-name="ce11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Звезда</text:p>
          </table:table-cell>
          <table:table-cell table:style-name="ce2" office:value-type="string" calcext:value-type="string">
            <text:p>з</text:p>
          </table:table-cell>
          <table:table-cell table:formula="of:=COUNTIF([.$A$26:.$F$76];[.B81])" office:value-type="float" office:value="3" calcext:value-type="float">
            <text:p>3</text:p>
          </table:table-cell>
          <table:table-cell table:style-name="ce8" table:formula="of:= 100 * [.C81] / SUM([.C$81:.C$88])" office:value-type="float" office:value="5.45454545454545" calcext:value-type="float">
            <text:p>5.45</text:p>
          </table:table-cell>
          <table:table-cell table:number-columns-repeated="2"/>
          <table:table-cell table:style-name="ce11" office:value-type="string" calcext:value-type="string">
            <text:p>з</text:p>
          </table:table-cell>
          <table:table-cell table:formula="of:= [.C81] / [.C81]" office:value-type="float" office:value="1" calcext:value-type="float">
            <text:p>1</text:p>
          </table:table-cell>
          <table:table-cell table:formula="of:=[.C81]/[.C82]" office:value-type="float" office:value="0.75" calcext:value-type="float">
            <text:p>0.75</text:p>
          </table:table-cell>
          <table:table-cell table:formula="of:=[.C81]/[.C83]" office:value-type="float" office:value="0.25" calcext:value-type="float">
            <text:p>0.25</text:p>
          </table:table-cell>
          <table:table-cell table:style-name="ce12" table:formula="of:=[.C81]/[.C84]" office:value-type="float" office:value="0.375" calcext:value-type="float">
            <text:p>0.375</text:p>
          </table:table-cell>
          <table:table-cell table:formula="of:=[.C81]/[.C85]" office:value-type="float" office:value="0.375" calcext:value-type="float">
            <text:p>0.375</text:p>
          </table:table-cell>
          <table:table-cell table:formula="of:=[.C81]/[.C86]" office:value-type="float" office:value="0.25" calcext:value-type="float">
            <text:p>0.25</text:p>
          </table:table-cell>
          <table:table-cell table:formula="of:=[.C81]/[.C87]" office:value-type="float" office:value="0.75" calcext:value-type="float">
            <text:p>0.75</text:p>
          </table:table-cell>
          <table:table-cell table:formula="of:=[.C81]/[.C88]" office:value-type="float" office:value="0.75" calcext:value-type="float">
            <text:p>0.7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едем</text:p>
          </table:table-cell>
          <table:table-cell table:style-name="ce2" office:value-type="float" office:value="7" calcext:value-type="float">
            <text:p>7</text:p>
          </table:table-cell>
          <table:table-cell table:formula="of:=COUNTIF([.$A$26:.$F$76];[.B82])" office:value-type="float" office:value="4" calcext:value-type="float">
            <text:p>4</text:p>
          </table:table-cell>
          <table:table-cell table:style-name="ce8" table:formula="of:= 100 * [.C82] / SUM([.C$81:.C$88])" office:value-type="float" office:value="7.27272727272727" calcext:value-type="float">
            <text:p>7.27</text:p>
          </table:table-cell>
          <table:table-cell table:number-columns-repeated="2"/>
          <table:table-cell table:style-name="ce11" office:value-type="float" office:value="7" calcext:value-type="float">
            <text:p>7</text:p>
          </table:table-cell>
          <table:table-cell table:formula="of:= [.C82] / [.C81]" office:value-type="float" office:value="1.33333333333333" calcext:value-type="float">
            <text:p>1.3333333333</text:p>
          </table:table-cell>
          <table:table-cell table:formula="of:=[.C82]/[.C82]" office:value-type="float" office:value="1" calcext:value-type="float">
            <text:p>1</text:p>
          </table:table-cell>
          <table:table-cell table:formula="of:=[.C82]/[.C83]" office:value-type="float" office:value="0.333333333333333" calcext:value-type="float">
            <text:p>0.3333333333</text:p>
          </table:table-cell>
          <table:table-cell table:style-name="ce12" table:formula="of:=[.C82]/[.C84]" office:value-type="float" office:value="0.5" calcext:value-type="float">
            <text:p>0.5</text:p>
          </table:table-cell>
          <table:table-cell table:formula="of:=[.C82]/[.C85]" office:value-type="float" office:value="0.5" calcext:value-type="float">
            <text:p>0.5</text:p>
          </table:table-cell>
          <table:table-cell table:formula="of:=[.C82]/[.C86]" office:value-type="float" office:value="0.333333333333333" calcext:value-type="float">
            <text:p>0.3333333333</text:p>
          </table:table-cell>
          <table:table-cell table:formula="of:=[.C82]/[.C87]" office:value-type="float" office:value="1" calcext:value-type="float">
            <text:p>1</text:p>
          </table:table-cell>
          <table:table-cell table:formula="of:=[.C82]/[.C88]" office:value-type="float" office:value="1" calcext:value-type="float">
            <text:p>1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Грозде</text:p>
          </table:table-cell>
          <table:table-cell table:style-name="ce2" office:value-type="string" calcext:value-type="string">
            <text:p>г</text:p>
          </table:table-cell>
          <table:table-cell table:formula="of:=COUNTIF([.$A$26:.$F$76];[.B83])" office:value-type="float" office:value="12" calcext:value-type="float">
            <text:p>12</text:p>
          </table:table-cell>
          <table:table-cell table:style-name="ce8" table:formula="of:= 100 * [.C83] / SUM([.C$81:.C$88])" office:value-type="float" office:value="21.8181818181818" calcext:value-type="float">
            <text:p>21.82</text:p>
          </table:table-cell>
          <table:table-cell table:number-columns-repeated="2"/>
          <table:table-cell table:style-name="ce11" office:value-type="string" calcext:value-type="string">
            <text:p>г</text:p>
          </table:table-cell>
          <table:table-cell table:formula="of:= [.C83] /[.C81]" office:value-type="float" office:value="4" calcext:value-type="float">
            <text:p>4</text:p>
          </table:table-cell>
          <table:table-cell table:formula="of:=[.C83]/[.C82]" office:value-type="float" office:value="3" calcext:value-type="float">
            <text:p>3</text:p>
          </table:table-cell>
          <table:table-cell table:formula="of:=[.C83]/[.C83]" office:value-type="float" office:value="1" calcext:value-type="float">
            <text:p>1</text:p>
          </table:table-cell>
          <table:table-cell table:style-name="ce12" table:formula="of:=[.C83]/[.C84]" office:value-type="float" office:value="1.5" calcext:value-type="float">
            <text:p>1.5</text:p>
          </table:table-cell>
          <table:table-cell table:formula="of:=[.C83]/[.C85]" office:value-type="float" office:value="1.5" calcext:value-type="float">
            <text:p>1.5</text:p>
          </table:table-cell>
          <table:table-cell table:formula="of:=[.C83]/[.C86]" office:value-type="float" office:value="1" calcext:value-type="float">
            <text:p>1</text:p>
          </table:table-cell>
          <table:table-cell table:formula="of:=[.C83]/[.C87]" office:value-type="float" office:value="3" calcext:value-type="float">
            <text:p>3</text:p>
          </table:table-cell>
          <table:table-cell table:formula="of:=[.C83]/[.C88]" office:value-type="float" office:value="3" calcext:value-type="float">
            <text:p>3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Череши</text:p>
          </table:table-cell>
          <table:table-cell table:style-name="ce2" office:value-type="string" calcext:value-type="string">
            <text:p>ч</text:p>
          </table:table-cell>
          <table:table-cell table:formula="of:=COUNTIF([.$A$26:.$F$76];[.B84])" office:value-type="float" office:value="8" calcext:value-type="float">
            <text:p>8</text:p>
          </table:table-cell>
          <table:table-cell table:style-name="ce8" table:formula="of:= 100 * [.C84] / SUM([.C$81:.C$88])" office:value-type="float" office:value="14.5454545454545" calcext:value-type="float">
            <text:p>14.55</text:p>
          </table:table-cell>
          <table:table-cell table:number-columns-repeated="2"/>
          <table:table-cell table:style-name="ce11" office:value-type="string" calcext:value-type="string">
            <text:p>ч</text:p>
          </table:table-cell>
          <table:table-cell table:formula="of:= [.C84] / [.C81]" office:value-type="float" office:value="2.66666666666667" calcext:value-type="float">
            <text:p>2.6666666667</text:p>
          </table:table-cell>
          <table:table-cell table:formula="of:=[.C84]/[.C82]" office:value-type="float" office:value="2" calcext:value-type="float">
            <text:p>2</text:p>
          </table:table-cell>
          <table:table-cell table:formula="of:=[.C84]/[.C83]" office:value-type="float" office:value="0.666666666666667" calcext:value-type="float">
            <text:p>0.6666666667</text:p>
          </table:table-cell>
          <table:table-cell table:style-name="ce12" table:formula="of:=[.C84]/[.C84]" office:value-type="float" office:value="1" calcext:value-type="float">
            <text:p>1</text:p>
          </table:table-cell>
          <table:table-cell table:formula="of:=[.C84]/[.C85]" office:value-type="float" office:value="1" calcext:value-type="float">
            <text:p>1</text:p>
          </table:table-cell>
          <table:table-cell table:formula="of:=[.C84]/[.C86]" office:value-type="float" office:value="0.666666666666667" calcext:value-type="float">
            <text:p>0.6666666667</text:p>
          </table:table-cell>
          <table:table-cell table:formula="of:=[.C84]/[.C87]" office:value-type="float" office:value="2" calcext:value-type="float">
            <text:p>2</text:p>
          </table:table-cell>
          <table:table-cell table:formula="of:=[.C84]/[.C88]" office:value-type="float" office:value="2" calcext:value-type="float">
            <text:p>2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Диня</text:p>
          </table:table-cell>
          <table:table-cell table:style-name="ce2" office:value-type="string" calcext:value-type="string">
            <text:p>д</text:p>
          </table:table-cell>
          <table:table-cell table:formula="of:=COUNTIF([.$A$26:.$F$76];[.B85])" office:value-type="float" office:value="8" calcext:value-type="float">
            <text:p>8</text:p>
          </table:table-cell>
          <table:table-cell table:style-name="ce8" table:formula="of:= 100 * [.C85] / SUM([.C$81:.C$88])" office:value-type="float" office:value="14.5454545454545" calcext:value-type="float">
            <text:p>14.55</text:p>
          </table:table-cell>
          <table:table-cell table:number-columns-repeated="2"/>
          <table:table-cell table:style-name="ce11" office:value-type="string" calcext:value-type="string">
            <text:p>д</text:p>
          </table:table-cell>
          <table:table-cell table:formula="of:=[.C85]/[.C81]" office:value-type="float" office:value="2.66666666666667" calcext:value-type="float">
            <text:p>2.6666666667</text:p>
          </table:table-cell>
          <table:table-cell table:formula="of:=[.C85]/[.C82]" office:value-type="float" office:value="2" calcext:value-type="float">
            <text:p>2</text:p>
          </table:table-cell>
          <table:table-cell table:formula="of:=[.C85]/[.C83]" office:value-type="float" office:value="0.666666666666667" calcext:value-type="float">
            <text:p>0.6666666667</text:p>
          </table:table-cell>
          <table:table-cell table:style-name="ce12" table:formula="of:=[.C85]/[.C84]" office:value-type="float" office:value="1" calcext:value-type="float">
            <text:p>1</text:p>
          </table:table-cell>
          <table:table-cell table:formula="of:=[.C85]/[.C85]" office:value-type="float" office:value="1" calcext:value-type="float">
            <text:p>1</text:p>
          </table:table-cell>
          <table:table-cell table:formula="of:=[.C85]/[.C86]" office:value-type="float" office:value="0.666666666666667" calcext:value-type="float">
            <text:p>0.6666666667</text:p>
          </table:table-cell>
          <table:table-cell table:formula="of:=[.C85]/[.C87]" office:value-type="float" office:value="2" calcext:value-type="float">
            <text:p>2</text:p>
          </table:table-cell>
          <table:table-cell table:formula="of:=[.C85]/[.C88]" office:value-type="float" office:value="2" calcext:value-type="float">
            <text:p>2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ливи</text:p>
          </table:table-cell>
          <table:table-cell table:style-name="ce2" office:value-type="string" calcext:value-type="string">
            <text:p>с</text:p>
          </table:table-cell>
          <table:table-cell table:formula="of:=COUNTIF([.$A$26:.$F$76];[.B86])" office:value-type="float" office:value="12" calcext:value-type="float">
            <text:p>12</text:p>
          </table:table-cell>
          <table:table-cell table:style-name="ce8" table:formula="of:= 100 * [.C86] / SUM([.C$81:.C$88])" office:value-type="float" office:value="21.8181818181818" calcext:value-type="float">
            <text:p>21.82</text:p>
          </table:table-cell>
          <table:table-cell table:number-columns-repeated="2"/>
          <table:table-cell table:style-name="ce11" office:value-type="string" calcext:value-type="string">
            <text:p>с</text:p>
          </table:table-cell>
          <table:table-cell table:formula="of:=[.C86]/[.C81]" office:value-type="float" office:value="4" calcext:value-type="float">
            <text:p>4</text:p>
          </table:table-cell>
          <table:table-cell table:formula="of:=[.C86]/[.C82]" office:value-type="float" office:value="3" calcext:value-type="float">
            <text:p>3</text:p>
          </table:table-cell>
          <table:table-cell table:formula="of:=[.C86]/[.C83]" office:value-type="float" office:value="1" calcext:value-type="float">
            <text:p>1</text:p>
          </table:table-cell>
          <table:table-cell table:style-name="ce12" table:formula="of:=[.C86]/[.C84]" office:value-type="float" office:value="1.5" calcext:value-type="float">
            <text:p>1.5</text:p>
          </table:table-cell>
          <table:table-cell table:formula="of:=[.C86]/[.C85]" office:value-type="float" office:value="1.5" calcext:value-type="float">
            <text:p>1.5</text:p>
          </table:table-cell>
          <table:table-cell table:formula="of:=[.C86]/[.C86]" office:value-type="float" office:value="1" calcext:value-type="float">
            <text:p>1</text:p>
          </table:table-cell>
          <table:table-cell table:formula="of:=[.C86]/[.C87]" office:value-type="float" office:value="3" calcext:value-type="float">
            <text:p>3</text:p>
          </table:table-cell>
          <table:table-cell table:formula="of:=[.C86]/[.C88]" office:value-type="float" office:value="3" calcext:value-type="float">
            <text:p>3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Портокал</text:p>
          </table:table-cell>
          <table:table-cell table:style-name="ce2" office:value-type="string" calcext:value-type="string">
            <text:p>п</text:p>
          </table:table-cell>
          <table:table-cell table:formula="of:=COUNTIF([.$A$26:.$F$76];[.B87])" office:value-type="float" office:value="4" calcext:value-type="float">
            <text:p>4</text:p>
          </table:table-cell>
          <table:table-cell table:style-name="ce8" table:formula="of:= 100 * [.C87] / SUM([.C$81:.C$88])" office:value-type="float" office:value="7.27272727272727" calcext:value-type="float">
            <text:p>7.27</text:p>
          </table:table-cell>
          <table:table-cell table:number-columns-repeated="2"/>
          <table:table-cell table:style-name="ce11" office:value-type="string" calcext:value-type="string">
            <text:p>п</text:p>
          </table:table-cell>
          <table:table-cell table:formula="of:=[.C87]/[.C81]" office:value-type="float" office:value="1.33333333333333" calcext:value-type="float">
            <text:p>1.3333333333</text:p>
          </table:table-cell>
          <table:table-cell table:formula="of:=[.C87]/[.C82]" office:value-type="float" office:value="1" calcext:value-type="float">
            <text:p>1</text:p>
          </table:table-cell>
          <table:table-cell table:formula="of:=[.C87]/[.C83]" office:value-type="float" office:value="0.333333333333333" calcext:value-type="float">
            <text:p>0.3333333333</text:p>
          </table:table-cell>
          <table:table-cell table:style-name="ce12" table:formula="of:=[.C87]/[.C84]" office:value-type="float" office:value="0.5" calcext:value-type="float">
            <text:p>0.5</text:p>
          </table:table-cell>
          <table:table-cell table:formula="of:=[.C87]/[.C85]" office:value-type="float" office:value="0.5" calcext:value-type="float">
            <text:p>0.5</text:p>
          </table:table-cell>
          <table:table-cell table:formula="of:=[.C87]/[.C86]" office:value-type="float" office:value="0.333333333333333" calcext:value-type="float">
            <text:p>0.3333333333</text:p>
          </table:table-cell>
          <table:table-cell table:formula="of:=[.C87]/[.C87]" office:value-type="float" office:value="1" calcext:value-type="float">
            <text:p>1</text:p>
          </table:table-cell>
          <table:table-cell table:formula="of:=[.C87]/[.C88]" office:value-type="float" office:value="1" calcext:value-type="float">
            <text:p>1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Лимон</text:p>
          </table:table-cell>
          <table:table-cell table:style-name="ce2" office:value-type="string" calcext:value-type="string">
            <text:p>л</text:p>
          </table:table-cell>
          <table:table-cell table:formula="of:=COUNTIF([.$A$26:.$F$76];[.B88])" office:value-type="float" office:value="4" calcext:value-type="float">
            <text:p>4</text:p>
          </table:table-cell>
          <table:table-cell table:style-name="ce8" table:formula="of:= 100 * [.C88] / SUM([.C$81:.C$88])" office:value-type="float" office:value="7.27272727272727" calcext:value-type="float">
            <text:p>7.27</text:p>
          </table:table-cell>
          <table:table-cell table:number-columns-repeated="2"/>
          <table:table-cell table:style-name="ce11" office:value-type="string" calcext:value-type="string">
            <text:p>л</text:p>
          </table:table-cell>
          <table:table-cell table:formula="of:=[.C88]/[.C81]" office:value-type="float" office:value="1.33333333333333" calcext:value-type="float">
            <text:p>1.3333333333</text:p>
          </table:table-cell>
          <table:table-cell table:formula="of:=[.C88]/[.C82]" office:value-type="float" office:value="1" calcext:value-type="float">
            <text:p>1</text:p>
          </table:table-cell>
          <table:table-cell table:formula="of:=[.C88]/[.C83]" office:value-type="float" office:value="0.333333333333333" calcext:value-type="float">
            <text:p>0.3333333333</text:p>
          </table:table-cell>
          <table:table-cell table:style-name="ce12" table:formula="of:=[.C88]/[.C84]" office:value-type="float" office:value="0.5" calcext:value-type="float">
            <text:p>0.5</text:p>
          </table:table-cell>
          <table:table-cell table:formula="of:=[.C88]/[.C85]" office:value-type="float" office:value="0.5" calcext:value-type="float">
            <text:p>0.5</text:p>
          </table:table-cell>
          <table:table-cell table:formula="of:=[.C88]/[.C86]" office:value-type="float" office:value="0.333333333333333" calcext:value-type="float">
            <text:p>0.3333333333</text:p>
          </table:table-cell>
          <table:table-cell table:formula="of:=[.C88]/[.C87]" office:value-type="float" office:value="1" calcext:value-type="float">
            <text:p>1</text:p>
          </table:table-cell>
          <table:table-cell table:formula="of:=[.C88]/[.C88]" office:value-type="float" office:value="1" calcext:value-type="float">
            <text:p>1</text:p>
          </table:table-cell>
          <table:table-cell table:number-columns-repeated="866"/>
        </table:table-row>
      </table:table>
      <table:table table:name="Четвърти Барабан" table:style-name="ta1">
        <table:table-column table:style-name="co2" table:number-columns-repeated="881" table:default-cell-style-name="Default"/>
        <table:table-row table:style-name="ro1">
          <table:table-cell table:style-name="ce2" table:number-columns-repeated="881"/>
        </table:table-row>
        <table:table-row table:style-name="ro1"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3"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3"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4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5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</table:table-row>
        <table:table-row table:style-name="ro1"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3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4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5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5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4"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</table:table-row>
        <table:table-row table:style-name="ro1"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number-columns-repeated="4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5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4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4"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4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4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</table:table-row>
        <table:table-row table:style-name="ro1"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4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4"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number-columns-repeated="4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3"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4"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</table:table-row>
        <table:table-row table:style-name="ro1">
          <table:table-cell table:style-name="ce2" table:number-columns-repeated="881"/>
        </table:table-row>
        <table:table-row table:style-name="ro1">
          <table:table-cell table:number-columns-repeated="881"/>
        </table:table-row>
        <table:table-row table:style-name="ro1">
          <table:table-cell office:value-type="string" calcext:value-type="string">
            <text:p>Visible Window Size: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78"/>
        </table:table-row>
        <table:table-row table:style-name="ro1">
          <table:table-cell office:value-type="string" calcext:value-type="string">
            <text:p>Number of Experiments:</text:p>
          </table:table-cell>
          <table:table-cell/>
          <table:table-cell table:formula="of:= COUNTA([.A1:.AGW6]) / 4" office:value-type="float" office:value="881" calcext:value-type="float">
            <text:p>881</text:p>
          </table:table-cell>
          <table:table-cell table:number-columns-repeated="878"/>
        </table:table-row>
        <table:table-row table:style-name="ro1">
          <table:table-cell table:number-columns-repeated="881"/>
        </table:table-row>
        <table:table-row table:style-name="ro1">
          <table:table-cell office:value-type="string" calcext:value-type="string">
            <text:p>Symbol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Reel Length Estimation</text:p>
          </table:table-cell>
          <table:table-cell table:number-columns-repeated="2"/>
          <table:table-cell table:style-name="ce11" office:value-type="string" calcext:value-type="string">
            <text:p>з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г</text:p>
          </table:table-cell>
          <table:table-cell table:style-name="ce11" office:value-type="string" calcext:value-type="string">
            <text:p>ч</text:p>
          </table:table-cell>
          <table:table-cell table:style-name="ce11" office:value-type="string" calcext:value-type="string">
            <text:p>д</text:p>
          </table:table-cell>
          <table:table-cell table:style-name="ce11" office:value-type="string" calcext:value-type="string">
            <text:p>с</text:p>
          </table:table-cell>
          <table:table-cell table:style-name="ce11" office:value-type="string" calcext:value-type="string">
            <text:p>п</text:p>
          </table:table-cell>
          <table:table-cell table:style-name="ce11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Звезда</text:p>
          </table:table-cell>
          <table:table-cell table:style-name="ce2" office:value-type="string" calcext:value-type="string">
            <text:p>з</text:p>
          </table:table-cell>
          <table:table-cell table:formula="of:=COUNTIF([.$A$1:.$AGW$6];[.B12])" office:value-type="float" office:value="68" calcext:value-type="float">
            <text:p>68</text:p>
          </table:table-cell>
          <table:table-cell table:style-name="ce8" table:formula="of:= 100 * [.C12] / COUNTA([.$A$1:.$AGW$6])" office:value-type="float" office:value="1.92962542565267" calcext:value-type="float">
            <text:p>1.93</text:p>
          </table:table-cell>
          <table:table-cell table:style-name="ce9" table:formula="of:= 2 * COUNTA([.$A$1:.$WN$6]) / [.C12]" office:value-type="float" office:value="72" calcext:value-type="float">
            <text:p>72</text:p>
          </table:table-cell>
          <table:table-cell/>
          <table:table-cell table:style-name="ce11" office:value-type="string" calcext:value-type="string">
            <text:p>з</text:p>
          </table:table-cell>
          <table:table-cell table:formula="of:= [.C12] / [.C12]" office:value-type="float" office:value="1" calcext:value-type="float">
            <text:p>1</text:p>
          </table:table-cell>
          <table:table-cell table:formula="of:=[.C12]/[.C13]" office:value-type="float" office:value="0.641509433962264" calcext:value-type="float">
            <text:p>0.641509434</text:p>
          </table:table-cell>
          <table:table-cell table:formula="of:=[.C12]/[.C14]" office:value-type="float" office:value="0.162291169451074" calcext:value-type="float">
            <text:p>0.1622911695</text:p>
          </table:table-cell>
          <table:table-cell table:style-name="ce12" table:formula="of:=[.C12]/[.C15]" office:value-type="float" office:value="0.10381679389313" calcext:value-type="float">
            <text:p>0.1038167939</text:p>
          </table:table-cell>
          <table:table-cell table:formula="of:=[.C12]/[.C16]" office:value-type="float" office:value="0.144067796610169" calcext:value-type="float">
            <text:p>0.1440677966</text:p>
          </table:table-cell>
          <table:table-cell table:formula="of:=[.C12]/[.C17]" office:value-type="float" office:value="0.165853658536585" calcext:value-type="float">
            <text:p>0.1658536585</text:p>
          </table:table-cell>
          <table:table-cell table:formula="of:=[.C12]/[.C18]" office:value-type="float" office:value="0.096045197740113" calcext:value-type="float">
            <text:p>0.0960451977</text:p>
          </table:table-cell>
          <table:table-cell table:formula="of:=[.C12]/[.C19]" office:value-type="float" office:value="0.0991253644314869" calcext:value-type="float">
            <text:p>0.0991253644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едем</text:p>
          </table:table-cell>
          <table:table-cell table:style-name="ce2" office:value-type="float" office:value="7" calcext:value-type="float">
            <text:p>7</text:p>
          </table:table-cell>
          <table:table-cell table:formula="of:=COUNTIF([.$A$1:.$AGW$6];[.B13])" office:value-type="float" office:value="106" calcext:value-type="float">
            <text:p>106</text:p>
          </table:table-cell>
          <table:table-cell table:style-name="ce8" table:formula="of:= 100 * [.C13] / COUNTA([.$A$1:.$AGW$6])" office:value-type="float" office:value="3.00794551645857" calcext:value-type="float">
            <text:p>3.01</text:p>
          </table:table-cell>
          <table:table-cell table:style-name="ce9" table:formula="of:= 4 * COUNTA([.$A$1:.$WN$6]) / [.C13]" office:value-type="float" office:value="92.377358490566" calcext:value-type="float">
            <text:p>92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formula="of:= [.C13] / [.C12]" office:value-type="float" office:value="1.55882352941176" calcext:value-type="float">
            <text:p>1.5588235294</text:p>
          </table:table-cell>
          <table:table-cell table:formula="of:=[.C13]/[.C13]" office:value-type="float" office:value="1" calcext:value-type="float">
            <text:p>1</text:p>
          </table:table-cell>
          <table:table-cell table:formula="of:=[.C13]/[.C14]" office:value-type="float" office:value="0.252983293556086" calcext:value-type="float">
            <text:p>0.2529832936</text:p>
          </table:table-cell>
          <table:table-cell table:style-name="ce12" table:formula="of:=[.C13]/[.C15]" office:value-type="float" office:value="0.161832061068702" calcext:value-type="float">
            <text:p>0.1618320611</text:p>
          </table:table-cell>
          <table:table-cell table:formula="of:=[.C13]/[.C16]" office:value-type="float" office:value="0.224576271186441" calcext:value-type="float">
            <text:p>0.2245762712</text:p>
          </table:table-cell>
          <table:table-cell table:formula="of:=[.C13]/[.C17]" office:value-type="float" office:value="0.258536585365854" calcext:value-type="float">
            <text:p>0.2585365854</text:p>
          </table:table-cell>
          <table:table-cell table:formula="of:=[.C13]/[.C18]" office:value-type="float" office:value="0.149717514124294" calcext:value-type="float">
            <text:p>0.1497175141</text:p>
          </table:table-cell>
          <table:table-cell table:formula="of:=[.C13]/[.C19]" office:value-type="float" office:value="0.154518950437318" calcext:value-type="float">
            <text:p>0.1545189504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Грозде</text:p>
          </table:table-cell>
          <table:table-cell table:style-name="ce2" office:value-type="string" calcext:value-type="string">
            <text:p>г</text:p>
          </table:table-cell>
          <table:table-cell table:formula="of:=COUNTIF([.$A$1:.$AGW$6];[.B14])" office:value-type="float" office:value="419" calcext:value-type="float">
            <text:p>419</text:p>
          </table:table-cell>
          <table:table-cell table:style-name="ce8" table:formula="of:= 100 * [.C14] / COUNTA([.$A$1:.$AGW$6])" office:value-type="float" office:value="11.8898978433598" calcext:value-type="float">
            <text:p>11.89</text:p>
          </table:table-cell>
          <table:table-cell table:style-name="ce9"/>
          <table:table-cell/>
          <table:table-cell table:style-name="ce11" office:value-type="string" calcext:value-type="string">
            <text:p>г</text:p>
          </table:table-cell>
          <table:table-cell table:formula="of:= [.C14] /[.C12]" office:value-type="float" office:value="6.16176470588235" calcext:value-type="float">
            <text:p>6.1617647059</text:p>
          </table:table-cell>
          <table:table-cell table:formula="of:=[.C14]/[.C13]" office:value-type="float" office:value="3.95283018867925" calcext:value-type="float">
            <text:p>3.9528301887</text:p>
          </table:table-cell>
          <table:table-cell table:formula="of:=[.C14]/[.C14]" office:value-type="float" office:value="1" calcext:value-type="float">
            <text:p>1</text:p>
          </table:table-cell>
          <table:table-cell table:style-name="ce12" table:formula="of:=[.C14]/[.C15]" office:value-type="float" office:value="0.63969465648855" calcext:value-type="float">
            <text:p>0.6396946565</text:p>
          </table:table-cell>
          <table:table-cell table:formula="of:=[.C14]/[.C16]" office:value-type="float" office:value="0.88771186440678" calcext:value-type="float">
            <text:p>0.8877118644</text:p>
          </table:table-cell>
          <table:table-cell table:formula="of:=[.C14]/[.C17]" office:value-type="float" office:value="1.0219512195122" calcext:value-type="float">
            <text:p>1.0219512195</text:p>
          </table:table-cell>
          <table:table-cell table:formula="of:=[.C14]/[.C18]" office:value-type="float" office:value="0.59180790960452" calcext:value-type="float">
            <text:p>0.5918079096</text:p>
          </table:table-cell>
          <table:table-cell table:formula="of:=[.C14]/[.C19]" office:value-type="float" office:value="0.610787172011662" calcext:value-type="float">
            <text:p>0.610787172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Череши</text:p>
          </table:table-cell>
          <table:table-cell table:style-name="ce2" office:value-type="string" calcext:value-type="string">
            <text:p>ч</text:p>
          </table:table-cell>
          <table:table-cell table:formula="of:=COUNTIF([.$A$1:.$AGW$6];[.B15])" office:value-type="float" office:value="655" calcext:value-type="float">
            <text:p>655</text:p>
          </table:table-cell>
          <table:table-cell table:style-name="ce8" table:formula="of:= 100 * [.C15] / COUNTA([.$A$1:.$AGW$6])" office:value-type="float" office:value="18.5868331441544" calcext:value-type="float">
            <text:p>18.59</text:p>
          </table:table-cell>
          <table:table-cell table:style-name="ce9"/>
          <table:table-cell/>
          <table:table-cell table:style-name="ce11" office:value-type="string" calcext:value-type="string">
            <text:p>ч</text:p>
          </table:table-cell>
          <table:table-cell table:formula="of:= [.C15] / [.C12]" office:value-type="float" office:value="9.63235294117647" calcext:value-type="float">
            <text:p>9.6323529412</text:p>
          </table:table-cell>
          <table:table-cell table:formula="of:=[.C15]/[.C13]" office:value-type="float" office:value="6.17924528301887" calcext:value-type="float">
            <text:p>6.179245283</text:p>
          </table:table-cell>
          <table:table-cell table:formula="of:=[.C15]/[.C14]" office:value-type="float" office:value="1.56324582338902" calcext:value-type="float">
            <text:p>1.5632458234</text:p>
          </table:table-cell>
          <table:table-cell table:style-name="ce12" table:formula="of:=[.C15]/[.C15]" office:value-type="float" office:value="1" calcext:value-type="float">
            <text:p>1</text:p>
          </table:table-cell>
          <table:table-cell table:formula="of:=[.C15]/[.C16]" office:value-type="float" office:value="1.38771186440678" calcext:value-type="float">
            <text:p>1.3877118644</text:p>
          </table:table-cell>
          <table:table-cell table:formula="of:=[.C15]/[.C17]" office:value-type="float" office:value="1.59756097560976" calcext:value-type="float">
            <text:p>1.5975609756</text:p>
          </table:table-cell>
          <table:table-cell table:formula="of:=[.C15]/[.C18]" office:value-type="float" office:value="0.925141242937853" calcext:value-type="float">
            <text:p>0.9251412429</text:p>
          </table:table-cell>
          <table:table-cell table:formula="of:=[.C15]/[.C19]" office:value-type="float" office:value="0.954810495626822" calcext:value-type="float">
            <text:p>0.9548104956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Диня</text:p>
          </table:table-cell>
          <table:table-cell table:style-name="ce2" office:value-type="string" calcext:value-type="string">
            <text:p>д</text:p>
          </table:table-cell>
          <table:table-cell table:formula="of:=COUNTIF([.$A$1:.$AGW$6];[.B16])" office:value-type="float" office:value="472" calcext:value-type="float">
            <text:p>472</text:p>
          </table:table-cell>
          <table:table-cell table:style-name="ce8" table:formula="of:= 100 * [.C16] / COUNTA([.$A$1:.$AGW$6])" office:value-type="float" office:value="13.3938706015891" calcext:value-type="float">
            <text:p>13.39</text:p>
          </table:table-cell>
          <table:table-cell table:style-name="ce9"/>
          <table:table-cell/>
          <table:table-cell table:style-name="ce11" office:value-type="string" calcext:value-type="string">
            <text:p>д</text:p>
          </table:table-cell>
          <table:table-cell table:formula="of:=[.C16]/[.C12]" office:value-type="float" office:value="6.94117647058824" calcext:value-type="float">
            <text:p>6.9411764706</text:p>
          </table:table-cell>
          <table:table-cell table:formula="of:=[.C16]/[.C13]" office:value-type="float" office:value="4.45283018867925" calcext:value-type="float">
            <text:p>4.4528301887</text:p>
          </table:table-cell>
          <table:table-cell table:formula="of:=[.C16]/[.C14]" office:value-type="float" office:value="1.12649164677804" calcext:value-type="float">
            <text:p>1.1264916468</text:p>
          </table:table-cell>
          <table:table-cell table:style-name="ce12" table:formula="of:=[.C16]/[.C15]" office:value-type="float" office:value="0.720610687022901" calcext:value-type="float">
            <text:p>0.720610687</text:p>
          </table:table-cell>
          <table:table-cell table:formula="of:=[.C16]/[.C16]" office:value-type="float" office:value="1" calcext:value-type="float">
            <text:p>1</text:p>
          </table:table-cell>
          <table:table-cell table:formula="of:=[.C16]/[.C17]" office:value-type="float" office:value="1.15121951219512" calcext:value-type="float">
            <text:p>1.1512195122</text:p>
          </table:table-cell>
          <table:table-cell table:formula="of:=[.C16]/[.C18]" office:value-type="float" office:value="0.666666666666667" calcext:value-type="float">
            <text:p>0.6666666667</text:p>
          </table:table-cell>
          <table:table-cell table:formula="of:=[.C16]/[.C19]" office:value-type="float" office:value="0.688046647230321" calcext:value-type="float">
            <text:p>0.6880466472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ливи</text:p>
          </table:table-cell>
          <table:table-cell table:style-name="ce2" office:value-type="string" calcext:value-type="string">
            <text:p>с</text:p>
          </table:table-cell>
          <table:table-cell table:formula="of:=COUNTIF([.$A$1:.$AGW$6];[.B17])" office:value-type="float" office:value="410" calcext:value-type="float">
            <text:p>410</text:p>
          </table:table-cell>
          <table:table-cell table:style-name="ce8" table:formula="of:= 100 * [.C17] / COUNTA([.$A$1:.$AGW$6])" office:value-type="float" office:value="11.6345062429058" calcext:value-type="float">
            <text:p>11.63</text:p>
          </table:table-cell>
          <table:table-cell table:style-name="ce9"/>
          <table:table-cell/>
          <table:table-cell table:style-name="ce11" office:value-type="string" calcext:value-type="string">
            <text:p>с</text:p>
          </table:table-cell>
          <table:table-cell table:formula="of:=[.C17]/[.C12]" office:value-type="float" office:value="6.02941176470588" calcext:value-type="float">
            <text:p>6.0294117647</text:p>
          </table:table-cell>
          <table:table-cell table:formula="of:=[.C17]/[.C13]" office:value-type="float" office:value="3.86792452830189" calcext:value-type="float">
            <text:p>3.8679245283</text:p>
          </table:table-cell>
          <table:table-cell table:formula="of:=[.C17]/[.C14]" office:value-type="float" office:value="0.978520286396181" calcext:value-type="float">
            <text:p>0.9785202864</text:p>
          </table:table-cell>
          <table:table-cell table:style-name="ce12" table:formula="of:=[.C17]/[.C15]" office:value-type="float" office:value="0.625954198473282" calcext:value-type="float">
            <text:p>0.6259541985</text:p>
          </table:table-cell>
          <table:table-cell table:formula="of:=[.C17]/[.C16]" office:value-type="float" office:value="0.86864406779661" calcext:value-type="float">
            <text:p>0.8686440678</text:p>
          </table:table-cell>
          <table:table-cell table:formula="of:=[.C17]/[.C17]" office:value-type="float" office:value="1" calcext:value-type="float">
            <text:p>1</text:p>
          </table:table-cell>
          <table:table-cell table:formula="of:=[.C17]/[.C18]" office:value-type="float" office:value="0.57909604519774" calcext:value-type="float">
            <text:p>0.5790960452</text:p>
          </table:table-cell>
          <table:table-cell table:formula="of:=[.C17]/[.C19]" office:value-type="float" office:value="0.597667638483965" calcext:value-type="float">
            <text:p>0.597667638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Портокал</text:p>
          </table:table-cell>
          <table:table-cell table:style-name="ce2" office:value-type="string" calcext:value-type="string">
            <text:p>п</text:p>
          </table:table-cell>
          <table:table-cell table:formula="of:=COUNTIF([.$A$1:.$AGW$6];[.B18])" office:value-type="float" office:value="708" calcext:value-type="float">
            <text:p>708</text:p>
          </table:table-cell>
          <table:table-cell table:style-name="ce8" table:formula="of:= 100 * [.C18] / COUNTA([.$A$1:.$AGW$6])" office:value-type="float" office:value="20.0908059023837" calcext:value-type="float">
            <text:p>20.09</text:p>
          </table:table-cell>
          <table:table-cell table:style-name="ce9"/>
          <table:table-cell/>
          <table:table-cell table:style-name="ce11" office:value-type="string" calcext:value-type="string">
            <text:p>п</text:p>
          </table:table-cell>
          <table:table-cell table:formula="of:=[.C18]/[.C12]" office:value-type="float" office:value="10.4117647058824" calcext:value-type="float">
            <text:p>10.4117647059</text:p>
          </table:table-cell>
          <table:table-cell table:formula="of:=[.C18]/[.C13]" office:value-type="float" office:value="6.67924528301887" calcext:value-type="float">
            <text:p>6.679245283</text:p>
          </table:table-cell>
          <table:table-cell table:formula="of:=[.C18]/[.C14]" office:value-type="float" office:value="1.68973747016706" calcext:value-type="float">
            <text:p>1.6897374702</text:p>
          </table:table-cell>
          <table:table-cell table:style-name="ce12" table:formula="of:=[.C18]/[.C15]" office:value-type="float" office:value="1.08091603053435" calcext:value-type="float">
            <text:p>1.0809160305</text:p>
          </table:table-cell>
          <table:table-cell table:formula="of:=[.C18]/[.C16]" office:value-type="float" office:value="1.5" calcext:value-type="float">
            <text:p>1.5</text:p>
          </table:table-cell>
          <table:table-cell table:formula="of:=[.C18]/[.C17]" office:value-type="float" office:value="1.72682926829268" calcext:value-type="float">
            <text:p>1.7268292683</text:p>
          </table:table-cell>
          <table:table-cell table:formula="of:=[.C18]/[.C18]" office:value-type="float" office:value="1" calcext:value-type="float">
            <text:p>1</text:p>
          </table:table-cell>
          <table:table-cell table:formula="of:=[.C18]/[.C19]" office:value-type="float" office:value="1.03206997084548" calcext:value-type="float">
            <text:p>1.0320699708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Лимон</text:p>
          </table:table-cell>
          <table:table-cell table:style-name="ce2" office:value-type="string" calcext:value-type="string">
            <text:p>л</text:p>
          </table:table-cell>
          <table:table-cell table:formula="of:=COUNTIF([.$A$1:.$AGW$6];[.B19])" office:value-type="float" office:value="686" calcext:value-type="float">
            <text:p>686</text:p>
          </table:table-cell>
          <table:table-cell table:style-name="ce8" table:formula="of:= 100 * [.C19] / COUNTA([.$A$1:.$AGW$6])" office:value-type="float" office:value="19.466515323496" calcext:value-type="float">
            <text:p>19.47</text:p>
          </table:table-cell>
          <table:table-cell table:style-name="ce9"/>
          <table:table-cell/>
          <table:table-cell table:style-name="ce11" office:value-type="string" calcext:value-type="string">
            <text:p>л</text:p>
          </table:table-cell>
          <table:table-cell table:formula="of:=[.C19]/[.C12]" office:value-type="float" office:value="10.0882352941176" calcext:value-type="float">
            <text:p>10.0882352941</text:p>
          </table:table-cell>
          <table:table-cell table:formula="of:=[.C19]/[.C13]" office:value-type="float" office:value="6.47169811320755" calcext:value-type="float">
            <text:p>6.4716981132</text:p>
          </table:table-cell>
          <table:table-cell table:formula="of:=[.C19]/[.C14]" office:value-type="float" office:value="1.63723150357995" calcext:value-type="float">
            <text:p>1.6372315036</text:p>
          </table:table-cell>
          <table:table-cell table:style-name="ce12" table:formula="of:=[.C19]/[.C15]" office:value-type="float" office:value="1.04732824427481" calcext:value-type="float">
            <text:p>1.0473282443</text:p>
          </table:table-cell>
          <table:table-cell table:formula="of:=[.C19]/[.C16]" office:value-type="float" office:value="1.45338983050847" calcext:value-type="float">
            <text:p>1.4533898305</text:p>
          </table:table-cell>
          <table:table-cell table:formula="of:=[.C19]/[.C17]" office:value-type="float" office:value="1.67317073170732" calcext:value-type="float">
            <text:p>1.6731707317</text:p>
          </table:table-cell>
          <table:table-cell table:formula="of:=[.C19]/[.C18]" office:value-type="float" office:value="0.968926553672316" calcext:value-type="float">
            <text:p>0.9689265537</text:p>
          </table:table-cell>
          <table:table-cell table:formula="of:=[.C19]/[.C19]" office:value-type="float" office:value="1" calcext:value-type="float">
            <text:p>1</text:p>
          </table:table-cell>
          <table:table-cell table:number-columns-repeated="866"/>
        </table:table-row>
        <table:table-row table:style-name="ro1" table:number-rows-repeated="2">
          <table:table-cell table:number-columns-repeated="881"/>
        </table:table-row>
        <table:table-row table:style-name="ro1">
          <table:table-cell office:value-type="string" calcext:value-type="string">
            <text:p>Няма символи за които няма как да разберем дали са блок по четири или в по-голям блок.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Най-рядко срещаният символ е звезда. Има го на две места в барабана, така че анализа е най-удачно да започне от него.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Вторият най-рядко срещан символ е седмицата и изглежда се среща само в един блок от четири или повече поредни.</text:p>
          </table:table-cell>
          <table:table-cell table:number-columns-repeated="880"/>
        </table:table-row>
        <table:table-row table:style-name="ro1" table:number-rows-repeated="4">
          <table:table-cell table:style-name="ce3"/>
          <table:table-cell table:number-columns-repeated="880"/>
        </table:table-row>
        <table:table-row table:style-name="ro1">
          <table:table-cell table:number-columns-repeated="7"/>
          <table:table-cell table:style-name="ce11" office:value-type="string" calcext:value-type="string">
            <text:p>з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г</text:p>
          </table:table-cell>
          <table:table-cell table:style-name="ce11" office:value-type="string" calcext:value-type="string">
            <text:p>ч</text:p>
          </table:table-cell>
          <table:table-cell table:style-name="ce11" office:value-type="string" calcext:value-type="string">
            <text:p>д</text:p>
          </table:table-cell>
          <table:table-cell table:style-name="ce11" office:value-type="string" calcext:value-type="string">
            <text:p>с</text:p>
          </table:table-cell>
          <table:table-cell table:style-name="ce11" office:value-type="string" calcext:value-type="string">
            <text:p>п</text:p>
          </table:table-cell>
          <table:table-cell table:style-name="ce11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/>
          <table:table-cell table:number-columns-repeated="2"/>
          <table:table-cell table:style-name="ce11" office:value-type="string" calcext:value-type="string">
            <text:p>з</text:p>
          </table:table-cell>
          <table:table-cell table:formula="of:=ABS([.H81]-[.H12])" office:value-type="float" office:value="0" calcext:value-type="float">
            <text:p>0</text:p>
          </table:table-cell>
          <table:table-cell table:formula="of:=ABS([.I81]-[.I12])" office:value-type="float" office:value="0.141509433962264" calcext:value-type="float">
            <text:p>0.141509434</text:p>
          </table:table-cell>
          <table:table-cell table:formula="of:=ABS([.J81]-[.J12])" office:value-type="string" office:string-value="" calcext:value-type="error">
            <text:p>#DIV/0!</text:p>
          </table:table-cell>
          <table:table-cell table:formula="of:=ABS([.K81]-[.K12])" office:value-type="float" office:value="0.14618320610687" calcext:value-type="float">
            <text:p>0.1461832061</text:p>
          </table:table-cell>
          <table:table-cell table:formula="of:=ABS([.L81]-[.L12])" office:value-type="float" office:value="0.35593220338983" calcext:value-type="float">
            <text:p>0.3559322034</text:p>
          </table:table-cell>
          <table:table-cell table:formula="of:=ABS([.M81]-[.M12])" office:value-type="float" office:value="0.0841463414634146" calcext:value-type="float">
            <text:p>0.0841463415</text:p>
          </table:table-cell>
          <table:table-cell table:formula="of:=ABS([.N81]-[.N12])" office:value-type="float" office:value="0.028954802259887" calcext:value-type="float">
            <text:p>0.0289548023</text:p>
          </table:table-cell>
          <table:table-cell table:formula="of:=ABS([.O81]-[.O12])" office:value-type="float" office:value="0.0675413022351798" calcext:value-type="float">
            <text:p>0.0675413022</text:p>
          </table:table-cell>
          <table:table-cell table:number-columns-repeated="866"/>
        </table:table-row>
        <table:table-row table:style-name="ro1"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/>
          <table:table-cell table:number-columns-repeated="2"/>
          <table:table-cell table:style-name="ce11" office:value-type="float" office:value="7" calcext:value-type="float">
            <text:p>7</text:p>
          </table:table-cell>
          <table:table-cell table:formula="of:=ABS([.H82]-[.H13])" office:value-type="float" office:value="0.441176470588235" calcext:value-type="float">
            <text:p>0.4411764706</text:p>
          </table:table-cell>
          <table:table-cell table:formula="of:=ABS([.I82]-[.I13])" office:value-type="float" office:value="0" calcext:value-type="float">
            <text:p>0</text:p>
          </table:table-cell>
          <table:table-cell table:formula="of:=ABS([.J82]-[.J13])" office:value-type="string" office:string-value="" calcext:value-type="error">
            <text:p>#DIV/0!</text:p>
          </table:table-cell>
          <table:table-cell table:formula="of:=ABS([.K82]-[.K13])" office:value-type="float" office:value="0.338167938931298" calcext:value-type="float">
            <text:p>0.3381679389</text:p>
          </table:table-cell>
          <table:table-cell table:formula="of:=ABS([.L82]-[.L13])" office:value-type="float" office:value="0.775423728813559" calcext:value-type="float">
            <text:p>0.7754237288</text:p>
          </table:table-cell>
          <table:table-cell table:formula="of:=ABS([.M82]-[.M13])" office:value-type="float" office:value="0.241463414634146" calcext:value-type="float">
            <text:p>0.2414634146</text:p>
          </table:table-cell>
          <table:table-cell table:formula="of:=ABS([.N82]-[.N13])" office:value-type="float" office:value="0.100282485875706" calcext:value-type="float">
            <text:p>0.1002824859</text:p>
          </table:table-cell>
          <table:table-cell table:formula="of:=ABS([.O82]-[.O13])" office:value-type="float" office:value="0.178814382896016" calcext:value-type="float">
            <text:p>0.1788143829</text:p>
          </table:table-cell>
          <table:table-cell table:number-columns-repeated="866"/>
        </table:table-row>
        <table:table-row table:style-name="ro1"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/>
          <table:table-cell table:number-columns-repeated="2"/>
          <table:table-cell table:style-name="ce11" office:value-type="string" calcext:value-type="string">
            <text:p>г</text:p>
          </table:table-cell>
          <table:table-cell table:formula="of:=ABS([.H83]-[.H14])" office:value-type="float" office:value="6.16176470588235" calcext:value-type="float">
            <text:p>6.1617647059</text:p>
          </table:table-cell>
          <table:table-cell table:formula="of:=ABS([.I83]-[.I14])" office:value-type="float" office:value="3.95283018867925" calcext:value-type="float">
            <text:p>3.9528301887</text:p>
          </table:table-cell>
          <table:table-cell table:formula="of:=ABS([.J83]-[.J14])" office:value-type="string" office:string-value="" calcext:value-type="error">
            <text:p>#DIV/0!</text:p>
          </table:table-cell>
          <table:table-cell table:formula="of:=ABS([.K83]-[.K14])" office:value-type="float" office:value="0.63969465648855" calcext:value-type="float">
            <text:p>0.6396946565</text:p>
          </table:table-cell>
          <table:table-cell table:formula="of:=ABS([.L83]-[.L14])" office:value-type="float" office:value="0.88771186440678" calcext:value-type="float">
            <text:p>0.8877118644</text:p>
          </table:table-cell>
          <table:table-cell table:formula="of:=ABS([.M83]-[.M14])" office:value-type="float" office:value="1.0219512195122" calcext:value-type="float">
            <text:p>1.0219512195</text:p>
          </table:table-cell>
          <table:table-cell table:formula="of:=ABS([.N83]-[.N14])" office:value-type="float" office:value="0.59180790960452" calcext:value-type="float">
            <text:p>0.5918079096</text:p>
          </table:table-cell>
          <table:table-cell table:formula="of:=ABS([.O83]-[.O14])" office:value-type="float" office:value="0.610787172011662" calcext:value-type="float">
            <text:p>0.610787172</text:p>
          </table:table-cell>
          <table:table-cell table:number-columns-repeated="866"/>
        </table:table-row>
        <table:table-row table:style-name="ro1"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/>
          <table:table-cell table:number-columns-repeated="2"/>
          <table:table-cell table:style-name="ce11" office:value-type="string" calcext:value-type="string">
            <text:p>ч</text:p>
          </table:table-cell>
          <table:table-cell table:formula="of:=ABS([.H84]-[.H15])" office:value-type="float" office:value="5.63235294117647" calcext:value-type="float">
            <text:p>5.6323529412</text:p>
          </table:table-cell>
          <table:table-cell table:formula="of:=ABS([.I84]-[.I15])" office:value-type="float" office:value="4.17924528301887" calcext:value-type="float">
            <text:p>4.179245283</text:p>
          </table:table-cell>
          <table:table-cell table:formula="of:=ABS([.J84]-[.J15])" office:value-type="string" office:string-value="" calcext:value-type="error">
            <text:p>#DIV/0!</text:p>
          </table:table-cell>
          <table:table-cell table:formula="of:=ABS([.K84]-[.K15])" office:value-type="float" office:value="0" calcext:value-type="float">
            <text:p>0</text:p>
          </table:table-cell>
          <table:table-cell table:formula="of:=ABS([.L84]-[.L15])" office:value-type="float" office:value="0.61228813559322" calcext:value-type="float">
            <text:p>0.6122881356</text:p>
          </table:table-cell>
          <table:table-cell table:formula="of:=ABS([.M84]-[.M15])" office:value-type="float" office:value="0.597560975609756" calcext:value-type="float">
            <text:p>0.5975609756</text:p>
          </table:table-cell>
          <table:table-cell table:formula="of:=ABS([.N84]-[.N15])" office:value-type="float" office:value="0.425141242937853" calcext:value-type="float">
            <text:p>0.4251412429</text:p>
          </table:table-cell>
          <table:table-cell table:formula="of:=ABS([.O84]-[.O15])" office:value-type="float" office:value="0.288143828960156" calcext:value-type="float">
            <text:p>0.288143829</text:p>
          </table:table-cell>
          <table:table-cell table:number-columns-repeated="866"/>
        </table:table-row>
        <table:table-row table:style-name="ro1"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/>
          <table:table-cell table:number-columns-repeated="2"/>
          <table:table-cell table:style-name="ce11" office:value-type="string" calcext:value-type="string">
            <text:p>д</text:p>
          </table:table-cell>
          <table:table-cell table:formula="of:=ABS([.H85]-[.H16])" office:value-type="float" office:value="4.94117647058824" calcext:value-type="float">
            <text:p>4.9411764706</text:p>
          </table:table-cell>
          <table:table-cell table:formula="of:=ABS([.I85]-[.I16])" office:value-type="float" office:value="3.45283018867925" calcext:value-type="float">
            <text:p>3.4528301887</text:p>
          </table:table-cell>
          <table:table-cell table:formula="of:=ABS([.J85]-[.J16])" office:value-type="string" office:string-value="" calcext:value-type="error">
            <text:p>#DIV/0!</text:p>
          </table:table-cell>
          <table:table-cell table:formula="of:=ABS([.K85]-[.K16])" office:value-type="float" office:value="0.220610687022901" calcext:value-type="float">
            <text:p>0.220610687</text:p>
          </table:table-cell>
          <table:table-cell table:formula="of:=ABS([.L85]-[.L16])" office:value-type="float" office:value="0" calcext:value-type="float">
            <text:p>0</text:p>
          </table:table-cell>
          <table:table-cell table:formula="of:=ABS([.M85]-[.M16])" office:value-type="float" office:value="0.651219512195122" calcext:value-type="float">
            <text:p>0.6512195122</text:p>
          </table:table-cell>
          <table:table-cell table:formula="of:=ABS([.N85]-[.N16])" office:value-type="float" office:value="0.416666666666667" calcext:value-type="float">
            <text:p>0.4166666667</text:p>
          </table:table-cell>
          <table:table-cell table:formula="of:=ABS([.O85]-[.O16])" office:value-type="float" office:value="0.354713313896987" calcext:value-type="float">
            <text:p>0.3547133139</text:p>
          </table:table-cell>
          <table:table-cell table:number-columns-repeated="866"/>
        </table:table-row>
        <table:table-row table:style-name="ro1"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/>
          <table:table-cell table:number-columns-repeated="2"/>
          <table:table-cell table:style-name="ce11" office:value-type="string" calcext:value-type="string">
            <text:p>с</text:p>
          </table:table-cell>
          <table:table-cell table:formula="of:=ABS([.H86]-[.H17])" office:value-type="float" office:value="2.02941176470588" calcext:value-type="float">
            <text:p>2.0294117647</text:p>
          </table:table-cell>
          <table:table-cell table:formula="of:=ABS([.I86]-[.I17])" office:value-type="float" office:value="1.86792452830189" calcext:value-type="float">
            <text:p>1.8679245283</text:p>
          </table:table-cell>
          <table:table-cell table:formula="of:=ABS([.J86]-[.J17])" office:value-type="string" office:string-value="" calcext:value-type="error">
            <text:p>#DIV/0!</text:p>
          </table:table-cell>
          <table:table-cell table:formula="of:=ABS([.K86]-[.K17])" office:value-type="float" office:value="0.374045801526718" calcext:value-type="float">
            <text:p>0.3740458015</text:p>
          </table:table-cell>
          <table:table-cell table:formula="of:=ABS([.L86]-[.L17])" office:value-type="float" office:value="1.13135593220339" calcext:value-type="float">
            <text:p>1.1313559322</text:p>
          </table:table-cell>
          <table:table-cell table:formula="of:=ABS([.M86]-[.M17])" office:value-type="float" office:value="0" calcext:value-type="float">
            <text:p>0</text:p>
          </table:table-cell>
          <table:table-cell table:formula="of:=ABS([.N86]-[.N17])" office:value-type="float" office:value="0.0790960451977402" calcext:value-type="float">
            <text:p>0.0790960452</text:p>
          </table:table-cell>
          <table:table-cell table:formula="of:=ABS([.O86]-[.O17])" office:value-type="float" office:value="0.0689990281827016" calcext:value-type="float">
            <text:p>0.0689990282</text:p>
          </table:table-cell>
          <table:table-cell table:number-columns-repeated="866"/>
        </table:table-row>
        <table:table-row table:style-name="ro1"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/>
          <table:table-cell table:number-columns-repeated="2"/>
          <table:table-cell table:style-name="ce11" office:value-type="string" calcext:value-type="string">
            <text:p>п</text:p>
          </table:table-cell>
          <table:table-cell table:formula="of:=ABS([.H87]-[.H18])" office:value-type="float" office:value="2.41176470588235" calcext:value-type="float">
            <text:p>2.4117647059</text:p>
          </table:table-cell>
          <table:table-cell table:formula="of:=ABS([.I87]-[.I18])" office:value-type="float" office:value="2.67924528301887" calcext:value-type="float">
            <text:p>2.679245283</text:p>
          </table:table-cell>
          <table:table-cell table:formula="of:=ABS([.J87]-[.J18])" office:value-type="string" office:string-value="" calcext:value-type="error">
            <text:p>#DIV/0!</text:p>
          </table:table-cell>
          <table:table-cell table:formula="of:=ABS([.K87]-[.K18])" office:value-type="float" office:value="0.91908396946565" calcext:value-type="float">
            <text:p>0.9190839695</text:p>
          </table:table-cell>
          <table:table-cell table:formula="of:=ABS([.L87]-[.L18])" office:value-type="float" office:value="2.5" calcext:value-type="float">
            <text:p>2.5</text:p>
          </table:table-cell>
          <table:table-cell table:formula="of:=ABS([.M87]-[.M18])" office:value-type="float" office:value="0.273170731707317" calcext:value-type="float">
            <text:p>0.2731707317</text:p>
          </table:table-cell>
          <table:table-cell table:formula="of:=ABS([.N87]-[.N18])" office:value-type="float" office:value="0" calcext:value-type="float">
            <text:p>0</text:p>
          </table:table-cell>
          <table:table-cell table:formula="of:=ABS([.O87]-[.O18])" office:value-type="float" office:value="0.301263362487852" calcext:value-type="float">
            <text:p>0.3012633625</text:p>
          </table:table-cell>
          <table:table-cell table:number-columns-repeated="866"/>
        </table:table-row>
        <table:table-row table:style-name="ro1"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/>
          <table:table-cell table:number-columns-repeated="2"/>
          <table:table-cell table:style-name="ce11" office:value-type="string" calcext:value-type="string">
            <text:p>л</text:p>
          </table:table-cell>
          <table:table-cell table:formula="of:=ABS([.H88]-[.H19])" office:value-type="float" office:value="4.08823529411765" calcext:value-type="float">
            <text:p>4.0882352941</text:p>
          </table:table-cell>
          <table:table-cell table:formula="of:=ABS([.I88]-[.I19])" office:value-type="float" office:value="3.47169811320755" calcext:value-type="float">
            <text:p>3.4716981132</text:p>
          </table:table-cell>
          <table:table-cell table:formula="of:=ABS([.J88]-[.J19])" office:value-type="string" office:string-value="" calcext:value-type="error">
            <text:p>#DIV/0!</text:p>
          </table:table-cell>
          <table:table-cell table:formula="of:=ABS([.K88]-[.K19])" office:value-type="float" office:value="0.45267175572519" calcext:value-type="float">
            <text:p>0.4526717557</text:p>
          </table:table-cell>
          <table:table-cell table:formula="of:=ABS([.L88]-[.L19])" office:value-type="float" office:value="1.54661016949153" calcext:value-type="float">
            <text:p>1.5466101695</text:p>
          </table:table-cell>
          <table:table-cell table:formula="of:=ABS([.M88]-[.M19])" office:value-type="float" office:value="0.173170731707317" calcext:value-type="float">
            <text:p>0.1731707317</text:p>
          </table:table-cell>
          <table:table-cell table:formula="of:=ABS([.N88]-[.N19])" office:value-type="float" office:value="0.218926553672316" calcext:value-type="float">
            <text:p>0.2189265537</text:p>
          </table:table-cell>
          <table:table-cell table:formula="of:=ABS([.O88]-[.O19])" office:value-type="float" office:value="0" calcext:value-type="float">
            <text:p>0</text:p>
          </table:table-cell>
          <table:table-cell table:number-columns-repeated="86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з</text:p>
          </table:table-cell>
          <table:table-cell table:style-name="ce2"/>
          <table:table-cell table:number-columns-repeated="87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/>
          <table:table-cell table:number-columns-repeated="87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/>
          <table:table-cell table:number-columns-repeated="87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/>
          <table:table-cell table:number-columns-repeated="877"/>
        </table:table-row>
        <table:table-row table:style-name="ro1"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/>
          <table:table-cell table:number-columns-repeated="877"/>
        </table:table-row>
        <table:table-row table:style-name="ro1"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/>
          <table:table-cell table:number-columns-repeated="877"/>
        </table:table-row>
        <table:table-row table:style-name="ro1"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/>
          <table:table-cell table:number-columns-repeated="877"/>
        </table:table-row>
        <table:table-row table:style-name="ro1"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/>
          <table:table-cell table:number-columns-repeated="877"/>
        </table:table-row>
        <table:table-row table:style-name="ro1"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878"/>
        </table:table-row>
        <table:table-row table:style-name="ro1">
          <table:table-cell table:style-name="ce2" office:value-type="string" calcext:value-type="string">
            <text:p>д</text:p>
          </table:table-cell>
          <table:table-cell table:number-columns-repeated="880"/>
        </table:table-row>
        <table:table-row table:style-name="ro1">
          <table:table-cell table:style-name="ce2" office:value-type="string" calcext:value-type="string">
            <text:p>д</text:p>
          </table:table-cell>
          <table:table-cell table:number-columns-repeated="880"/>
        </table:table-row>
        <table:table-row table:style-name="ro1">
          <table:table-cell table:style-name="ce2" office:value-type="string" calcext:value-type="string">
            <text:p>д</text:p>
          </table:table-cell>
          <table:table-cell table:number-columns-repeated="880"/>
        </table:table-row>
        <table:table-row table:style-name="ro1" table:number-rows-repeated="30">
          <table:table-cell table:number-columns-repeated="881"/>
        </table:table-row>
        <table:table-row table:style-name="ro1">
          <table:table-cell office:value-type="string" calcext:value-type="string">
            <text:p>Symbol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robability</text:p>
          </table:table-cell>
          <table:table-cell table:number-columns-repeated="3"/>
          <table:table-cell table:style-name="ce11" office:value-type="string" calcext:value-type="string">
            <text:p>з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г</text:p>
          </table:table-cell>
          <table:table-cell table:style-name="ce11" office:value-type="string" calcext:value-type="string">
            <text:p>ч</text:p>
          </table:table-cell>
          <table:table-cell table:style-name="ce11" office:value-type="string" calcext:value-type="string">
            <text:p>д</text:p>
          </table:table-cell>
          <table:table-cell table:style-name="ce11" office:value-type="string" calcext:value-type="string">
            <text:p>с</text:p>
          </table:table-cell>
          <table:table-cell table:style-name="ce11" office:value-type="string" calcext:value-type="string">
            <text:p>п</text:p>
          </table:table-cell>
          <table:table-cell table:style-name="ce11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Звезда</text:p>
          </table:table-cell>
          <table:table-cell table:style-name="ce2" office:value-type="string" calcext:value-type="string">
            <text:p>з</text:p>
          </table:table-cell>
          <table:table-cell table:formula="of:=COUNTIF([.$A$26:.$F$76];[.B81])" office:value-type="float" office:value="2" calcext:value-type="float">
            <text:p>2</text:p>
          </table:table-cell>
          <table:table-cell table:style-name="ce8" table:formula="of:= 100 * [.C81] / SUM([.C$81:.C$88])" office:value-type="float" office:value="3.7037037037037" calcext:value-type="float">
            <text:p>3.70</text:p>
          </table:table-cell>
          <table:table-cell table:number-columns-repeated="2"/>
          <table:table-cell table:style-name="ce11" office:value-type="string" calcext:value-type="string">
            <text:p>з</text:p>
          </table:table-cell>
          <table:table-cell table:formula="of:= [.C81] / [.C81]" office:value-type="float" office:value="1" calcext:value-type="float">
            <text:p>1</text:p>
          </table:table-cell>
          <table:table-cell table:formula="of:=[.C81]/[.C82]" office:value-type="float" office:value="0.5" calcext:value-type="float">
            <text:p>0.5</text:p>
          </table:table-cell>
          <table:table-cell table:formula="of:=[.C81]/[.C83]" office:value-type="string" office:string-value="" calcext:value-type="error">
            <text:p>#DIV/0!</text:p>
          </table:table-cell>
          <table:table-cell table:style-name="ce12" table:formula="of:=[.C81]/[.C84]" office:value-type="float" office:value="0.25" calcext:value-type="float">
            <text:p>0.25</text:p>
          </table:table-cell>
          <table:table-cell table:formula="of:=[.C81]/[.C85]" office:value-type="float" office:value="0.5" calcext:value-type="float">
            <text:p>0.5</text:p>
          </table:table-cell>
          <table:table-cell table:formula="of:=[.C81]/[.C86]" office:value-type="float" office:value="0.25" calcext:value-type="float">
            <text:p>0.25</text:p>
          </table:table-cell>
          <table:table-cell table:formula="of:=[.C81]/[.C87]" office:value-type="float" office:value="0.125" calcext:value-type="float">
            <text:p>0.125</text:p>
          </table:table-cell>
          <table:table-cell table:formula="of:=[.C81]/[.C88]" office:value-type="float" office:value="0.166666666666667" calcext:value-type="float">
            <text:p>0.1666666667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едем</text:p>
          </table:table-cell>
          <table:table-cell table:style-name="ce2" office:value-type="float" office:value="7" calcext:value-type="float">
            <text:p>7</text:p>
          </table:table-cell>
          <table:table-cell table:formula="of:=COUNTIF([.$A$26:.$F$76];[.B82])" office:value-type="float" office:value="4" calcext:value-type="float">
            <text:p>4</text:p>
          </table:table-cell>
          <table:table-cell table:style-name="ce8" table:formula="of:= 100 * [.C82] / SUM([.C$81:.C$88])" office:value-type="float" office:value="7.40740740740741" calcext:value-type="float">
            <text:p>7.41</text:p>
          </table:table-cell>
          <table:table-cell table:number-columns-repeated="2"/>
          <table:table-cell table:style-name="ce11" office:value-type="float" office:value="7" calcext:value-type="float">
            <text:p>7</text:p>
          </table:table-cell>
          <table:table-cell table:formula="of:= [.C82] / [.C81]" office:value-type="float" office:value="2" calcext:value-type="float">
            <text:p>2</text:p>
          </table:table-cell>
          <table:table-cell table:formula="of:=[.C82]/[.C82]" office:value-type="float" office:value="1" calcext:value-type="float">
            <text:p>1</text:p>
          </table:table-cell>
          <table:table-cell table:formula="of:=[.C82]/[.C83]" office:value-type="string" office:string-value="" calcext:value-type="error">
            <text:p>#DIV/0!</text:p>
          </table:table-cell>
          <table:table-cell table:style-name="ce12" table:formula="of:=[.C82]/[.C84]" office:value-type="float" office:value="0.5" calcext:value-type="float">
            <text:p>0.5</text:p>
          </table:table-cell>
          <table:table-cell table:formula="of:=[.C82]/[.C85]" office:value-type="float" office:value="1" calcext:value-type="float">
            <text:p>1</text:p>
          </table:table-cell>
          <table:table-cell table:formula="of:=[.C82]/[.C86]" office:value-type="float" office:value="0.5" calcext:value-type="float">
            <text:p>0.5</text:p>
          </table:table-cell>
          <table:table-cell table:formula="of:=[.C82]/[.C87]" office:value-type="float" office:value="0.25" calcext:value-type="float">
            <text:p>0.25</text:p>
          </table:table-cell>
          <table:table-cell table:formula="of:=[.C82]/[.C88]" office:value-type="float" office:value="0.333333333333333" calcext:value-type="float">
            <text:p>0.3333333333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Грозде</text:p>
          </table:table-cell>
          <table:table-cell table:style-name="ce2" office:value-type="string" calcext:value-type="string">
            <text:p>г</text:p>
          </table:table-cell>
          <table:table-cell table:formula="of:=COUNTIF([.$A$26:.$F$76];[.B83])" office:value-type="float" office:value="0" calcext:value-type="float">
            <text:p>0</text:p>
          </table:table-cell>
          <table:table-cell table:style-name="ce8" table:formula="of:= 100 * [.C83] / SUM([.C$81:.C$88])" office:value-type="float" office:value="0" calcext:value-type="float">
            <text:p>0.00</text:p>
          </table:table-cell>
          <table:table-cell table:number-columns-repeated="2"/>
          <table:table-cell table:style-name="ce11" office:value-type="string" calcext:value-type="string">
            <text:p>г</text:p>
          </table:table-cell>
          <table:table-cell table:formula="of:= [.C83] /[.C81]" office:value-type="float" office:value="0" calcext:value-type="float">
            <text:p>0</text:p>
          </table:table-cell>
          <table:table-cell table:formula="of:=[.C83]/[.C82]" office:value-type="float" office:value="0" calcext:value-type="float">
            <text:p>0</text:p>
          </table:table-cell>
          <table:table-cell table:formula="of:=[.C83]/[.C83]" office:value-type="string" office:string-value="" calcext:value-type="error">
            <text:p>#DIV/0!</text:p>
          </table:table-cell>
          <table:table-cell table:style-name="ce12" table:formula="of:=[.C83]/[.C84]" office:value-type="float" office:value="0" calcext:value-type="float">
            <text:p>0</text:p>
          </table:table-cell>
          <table:table-cell table:formula="of:=[.C83]/[.C85]" office:value-type="float" office:value="0" calcext:value-type="float">
            <text:p>0</text:p>
          </table:table-cell>
          <table:table-cell table:formula="of:=[.C83]/[.C86]" office:value-type="float" office:value="0" calcext:value-type="float">
            <text:p>0</text:p>
          </table:table-cell>
          <table:table-cell table:formula="of:=[.C83]/[.C87]" office:value-type="float" office:value="0" calcext:value-type="float">
            <text:p>0</text:p>
          </table:table-cell>
          <table:table-cell table:formula="of:=[.C83]/[.C88]" office:value-type="float" office:value="0" calcext:value-type="float">
            <text:p>0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Череши</text:p>
          </table:table-cell>
          <table:table-cell table:style-name="ce2" office:value-type="string" calcext:value-type="string">
            <text:p>ч</text:p>
          </table:table-cell>
          <table:table-cell table:formula="of:=COUNTIF([.$A$26:.$F$76];[.B84])" office:value-type="float" office:value="8" calcext:value-type="float">
            <text:p>8</text:p>
          </table:table-cell>
          <table:table-cell table:style-name="ce8" table:formula="of:= 100 * [.C84] / SUM([.C$81:.C$88])" office:value-type="float" office:value="14.8148148148148" calcext:value-type="float">
            <text:p>14.81</text:p>
          </table:table-cell>
          <table:table-cell table:number-columns-repeated="2"/>
          <table:table-cell table:style-name="ce11" office:value-type="string" calcext:value-type="string">
            <text:p>ч</text:p>
          </table:table-cell>
          <table:table-cell table:formula="of:= [.C84] / [.C81]" office:value-type="float" office:value="4" calcext:value-type="float">
            <text:p>4</text:p>
          </table:table-cell>
          <table:table-cell table:formula="of:=[.C84]/[.C82]" office:value-type="float" office:value="2" calcext:value-type="float">
            <text:p>2</text:p>
          </table:table-cell>
          <table:table-cell table:formula="of:=[.C84]/[.C83]" office:value-type="string" office:string-value="" calcext:value-type="error">
            <text:p>#DIV/0!</text:p>
          </table:table-cell>
          <table:table-cell table:style-name="ce12" table:formula="of:=[.C84]/[.C84]" office:value-type="float" office:value="1" calcext:value-type="float">
            <text:p>1</text:p>
          </table:table-cell>
          <table:table-cell table:formula="of:=[.C84]/[.C85]" office:value-type="float" office:value="2" calcext:value-type="float">
            <text:p>2</text:p>
          </table:table-cell>
          <table:table-cell table:formula="of:=[.C84]/[.C86]" office:value-type="float" office:value="1" calcext:value-type="float">
            <text:p>1</text:p>
          </table:table-cell>
          <table:table-cell table:formula="of:=[.C84]/[.C87]" office:value-type="float" office:value="0.5" calcext:value-type="float">
            <text:p>0.5</text:p>
          </table:table-cell>
          <table:table-cell table:formula="of:=[.C84]/[.C88]" office:value-type="float" office:value="0.666666666666667" calcext:value-type="float">
            <text:p>0.6666666667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Диня</text:p>
          </table:table-cell>
          <table:table-cell table:style-name="ce2" office:value-type="string" calcext:value-type="string">
            <text:p>д</text:p>
          </table:table-cell>
          <table:table-cell table:formula="of:=COUNTIF([.$A$26:.$F$76];[.B85])" office:value-type="float" office:value="4" calcext:value-type="float">
            <text:p>4</text:p>
          </table:table-cell>
          <table:table-cell table:style-name="ce8" table:formula="of:= 100 * [.C85] / SUM([.C$81:.C$88])" office:value-type="float" office:value="7.40740740740741" calcext:value-type="float">
            <text:p>7.41</text:p>
          </table:table-cell>
          <table:table-cell table:number-columns-repeated="2"/>
          <table:table-cell table:style-name="ce11" office:value-type="string" calcext:value-type="string">
            <text:p>д</text:p>
          </table:table-cell>
          <table:table-cell table:formula="of:=[.C85]/[.C81]" office:value-type="float" office:value="2" calcext:value-type="float">
            <text:p>2</text:p>
          </table:table-cell>
          <table:table-cell table:formula="of:=[.C85]/[.C82]" office:value-type="float" office:value="1" calcext:value-type="float">
            <text:p>1</text:p>
          </table:table-cell>
          <table:table-cell table:formula="of:=[.C85]/[.C83]" office:value-type="string" office:string-value="" calcext:value-type="error">
            <text:p>#DIV/0!</text:p>
          </table:table-cell>
          <table:table-cell table:style-name="ce12" table:formula="of:=[.C85]/[.C84]" office:value-type="float" office:value="0.5" calcext:value-type="float">
            <text:p>0.5</text:p>
          </table:table-cell>
          <table:table-cell table:formula="of:=[.C85]/[.C85]" office:value-type="float" office:value="1" calcext:value-type="float">
            <text:p>1</text:p>
          </table:table-cell>
          <table:table-cell table:formula="of:=[.C85]/[.C86]" office:value-type="float" office:value="0.5" calcext:value-type="float">
            <text:p>0.5</text:p>
          </table:table-cell>
          <table:table-cell table:formula="of:=[.C85]/[.C87]" office:value-type="float" office:value="0.25" calcext:value-type="float">
            <text:p>0.25</text:p>
          </table:table-cell>
          <table:table-cell table:formula="of:=[.C85]/[.C88]" office:value-type="float" office:value="0.333333333333333" calcext:value-type="float">
            <text:p>0.3333333333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ливи</text:p>
          </table:table-cell>
          <table:table-cell table:style-name="ce2" office:value-type="string" calcext:value-type="string">
            <text:p>с</text:p>
          </table:table-cell>
          <table:table-cell table:formula="of:=COUNTIF([.$A$26:.$F$76];[.B86])" office:value-type="float" office:value="8" calcext:value-type="float">
            <text:p>8</text:p>
          </table:table-cell>
          <table:table-cell table:style-name="ce8" table:formula="of:= 100 * [.C86] / SUM([.C$81:.C$88])" office:value-type="float" office:value="14.8148148148148" calcext:value-type="float">
            <text:p>14.81</text:p>
          </table:table-cell>
          <table:table-cell table:number-columns-repeated="2"/>
          <table:table-cell table:style-name="ce11" office:value-type="string" calcext:value-type="string">
            <text:p>с</text:p>
          </table:table-cell>
          <table:table-cell table:formula="of:=[.C86]/[.C81]" office:value-type="float" office:value="4" calcext:value-type="float">
            <text:p>4</text:p>
          </table:table-cell>
          <table:table-cell table:formula="of:=[.C86]/[.C82]" office:value-type="float" office:value="2" calcext:value-type="float">
            <text:p>2</text:p>
          </table:table-cell>
          <table:table-cell table:formula="of:=[.C86]/[.C83]" office:value-type="string" office:string-value="" calcext:value-type="error">
            <text:p>#DIV/0!</text:p>
          </table:table-cell>
          <table:table-cell table:style-name="ce12" table:formula="of:=[.C86]/[.C84]" office:value-type="float" office:value="1" calcext:value-type="float">
            <text:p>1</text:p>
          </table:table-cell>
          <table:table-cell table:formula="of:=[.C86]/[.C85]" office:value-type="float" office:value="2" calcext:value-type="float">
            <text:p>2</text:p>
          </table:table-cell>
          <table:table-cell table:formula="of:=[.C86]/[.C86]" office:value-type="float" office:value="1" calcext:value-type="float">
            <text:p>1</text:p>
          </table:table-cell>
          <table:table-cell table:formula="of:=[.C86]/[.C87]" office:value-type="float" office:value="0.5" calcext:value-type="float">
            <text:p>0.5</text:p>
          </table:table-cell>
          <table:table-cell table:formula="of:=[.C86]/[.C88]" office:value-type="float" office:value="0.666666666666667" calcext:value-type="float">
            <text:p>0.6666666667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Портокал</text:p>
          </table:table-cell>
          <table:table-cell table:style-name="ce2" office:value-type="string" calcext:value-type="string">
            <text:p>п</text:p>
          </table:table-cell>
          <table:table-cell table:formula="of:=COUNTIF([.$A$26:.$F$76];[.B87])" office:value-type="float" office:value="16" calcext:value-type="float">
            <text:p>16</text:p>
          </table:table-cell>
          <table:table-cell table:style-name="ce8" table:formula="of:= 100 * [.C87] / SUM([.C$81:.C$88])" office:value-type="float" office:value="29.6296296296296" calcext:value-type="float">
            <text:p>29.63</text:p>
          </table:table-cell>
          <table:table-cell table:number-columns-repeated="2"/>
          <table:table-cell table:style-name="ce11" office:value-type="string" calcext:value-type="string">
            <text:p>п</text:p>
          </table:table-cell>
          <table:table-cell table:formula="of:=[.C87]/[.C81]" office:value-type="float" office:value="8" calcext:value-type="float">
            <text:p>8</text:p>
          </table:table-cell>
          <table:table-cell table:formula="of:=[.C87]/[.C82]" office:value-type="float" office:value="4" calcext:value-type="float">
            <text:p>4</text:p>
          </table:table-cell>
          <table:table-cell table:formula="of:=[.C87]/[.C83]" office:value-type="string" office:string-value="" calcext:value-type="error">
            <text:p>#DIV/0!</text:p>
          </table:table-cell>
          <table:table-cell table:style-name="ce12" table:formula="of:=[.C87]/[.C84]" office:value-type="float" office:value="2" calcext:value-type="float">
            <text:p>2</text:p>
          </table:table-cell>
          <table:table-cell table:formula="of:=[.C87]/[.C85]" office:value-type="float" office:value="4" calcext:value-type="float">
            <text:p>4</text:p>
          </table:table-cell>
          <table:table-cell table:formula="of:=[.C87]/[.C86]" office:value-type="float" office:value="2" calcext:value-type="float">
            <text:p>2</text:p>
          </table:table-cell>
          <table:table-cell table:formula="of:=[.C87]/[.C87]" office:value-type="float" office:value="1" calcext:value-type="float">
            <text:p>1</text:p>
          </table:table-cell>
          <table:table-cell table:formula="of:=[.C87]/[.C88]" office:value-type="float" office:value="1.33333333333333" calcext:value-type="float">
            <text:p>1.3333333333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Лимон</text:p>
          </table:table-cell>
          <table:table-cell table:style-name="ce2" office:value-type="string" calcext:value-type="string">
            <text:p>л</text:p>
          </table:table-cell>
          <table:table-cell table:formula="of:=COUNTIF([.$A$26:.$F$76];[.B88])" office:value-type="float" office:value="12" calcext:value-type="float">
            <text:p>12</text:p>
          </table:table-cell>
          <table:table-cell table:style-name="ce8" table:formula="of:= 100 * [.C88] / SUM([.C$81:.C$88])" office:value-type="float" office:value="22.2222222222222" calcext:value-type="float">
            <text:p>22.22</text:p>
          </table:table-cell>
          <table:table-cell table:number-columns-repeated="2"/>
          <table:table-cell table:style-name="ce11" office:value-type="string" calcext:value-type="string">
            <text:p>л</text:p>
          </table:table-cell>
          <table:table-cell table:formula="of:=[.C88]/[.C81]" office:value-type="float" office:value="6" calcext:value-type="float">
            <text:p>6</text:p>
          </table:table-cell>
          <table:table-cell table:formula="of:=[.C88]/[.C82]" office:value-type="float" office:value="3" calcext:value-type="float">
            <text:p>3</text:p>
          </table:table-cell>
          <table:table-cell table:formula="of:=[.C88]/[.C83]" office:value-type="string" office:string-value="" calcext:value-type="error">
            <text:p>#DIV/0!</text:p>
          </table:table-cell>
          <table:table-cell table:style-name="ce12" table:formula="of:=[.C88]/[.C84]" office:value-type="float" office:value="1.5" calcext:value-type="float">
            <text:p>1.5</text:p>
          </table:table-cell>
          <table:table-cell table:formula="of:=[.C88]/[.C85]" office:value-type="float" office:value="3" calcext:value-type="float">
            <text:p>3</text:p>
          </table:table-cell>
          <table:table-cell table:formula="of:=[.C88]/[.C86]" office:value-type="float" office:value="1.5" calcext:value-type="float">
            <text:p>1.5</text:p>
          </table:table-cell>
          <table:table-cell table:formula="of:=[.C88]/[.C87]" office:value-type="float" office:value="0.75" calcext:value-type="float">
            <text:p>0.75</text:p>
          </table:table-cell>
          <table:table-cell table:formula="of:=[.C88]/[.C88]" office:value-type="float" office:value="1" calcext:value-type="float">
            <text:p>1</text:p>
          </table:table-cell>
          <table:table-cell table:number-columns-repeated="866"/>
        </table:table-row>
      </table:table>
      <table:table table:name="Пети Барабан" table:style-name="ta1">
        <table:table-column table:style-name="co2" table:number-columns-repeated="881" table:default-cell-style-name="Default"/>
        <table:table-row table:style-name="ro1"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3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8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4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4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</table:table-row>
        <table:table-row table:style-name="ro1">
          <table:table-cell table:style-name="ce2" office:value-type="string" calcext:value-type="string">
            <text:p>п</text:p>
          </table:table-cell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п</text:p>
          </table:table-cell>
          <table:table-cell table:number-columns-repeated="4"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8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3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4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</table:table-row>
        <table:table-row table:style-name="ro1"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п</text:p>
          </table:table-cell>
          <table:table-cell table:number-columns-repeated="3"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4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5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4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</table:table-row>
        <table:table-row table:style-name="ro1"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4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4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</table:table-row>
        <table:table-row table:style-name="ro1"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4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4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4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</table:table-row>
        <table:table-row table:style-name="ro1"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з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number-columns-repeated="4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3" table:style-name="ce2" office:value-type="string" calcext:value-type="string">
            <text:p>с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3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number-columns-repeated="4"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number-columns-repeated="2"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number-columns-repeated="2"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г</text:p>
          </table:table-cell>
          <table:table-cell table:number-columns-repeated="2" table:style-name="ce2" office:value-type="string" calcext:value-type="string">
            <text:p>п</text:p>
          </table:table-cell>
          <table:table-cell table:number-columns-repeated="2"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</table:table-row>
        <table:table-row table:style-name="ro1">
          <table:table-cell table:number-columns-repeated="881"/>
        </table:table-row>
        <table:table-row table:style-name="ro1">
          <table:table-cell office:value-type="string" calcext:value-type="string">
            <text:p>Visible Window Size: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78"/>
        </table:table-row>
        <table:table-row table:style-name="ro1">
          <table:table-cell office:value-type="string" calcext:value-type="string">
            <text:p>Number of Experiments:</text:p>
          </table:table-cell>
          <table:table-cell/>
          <table:table-cell table:formula="of:= COUNTA([.A1:.AGW6]) / 6" office:value-type="float" office:value="881" calcext:value-type="float">
            <text:p>881</text:p>
          </table:table-cell>
          <table:table-cell table:number-columns-repeated="878"/>
        </table:table-row>
        <table:table-row table:style-name="ro1">
          <table:table-cell table:number-columns-repeated="881"/>
        </table:table-row>
        <table:table-row table:style-name="ro1">
          <table:table-cell office:value-type="string" calcext:value-type="string">
            <text:p>Symbol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Reel Length Estimation</text:p>
          </table:table-cell>
          <table:table-cell table:number-columns-repeated="2"/>
          <table:table-cell table:style-name="ce11" office:value-type="string" calcext:value-type="string">
            <text:p>з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г</text:p>
          </table:table-cell>
          <table:table-cell table:style-name="ce11" office:value-type="string" calcext:value-type="string">
            <text:p>ч</text:p>
          </table:table-cell>
          <table:table-cell table:style-name="ce11" office:value-type="string" calcext:value-type="string">
            <text:p>д</text:p>
          </table:table-cell>
          <table:table-cell table:style-name="ce11" office:value-type="string" calcext:value-type="string">
            <text:p>с</text:p>
          </table:table-cell>
          <table:table-cell table:style-name="ce11" office:value-type="string" calcext:value-type="string">
            <text:p>п</text:p>
          </table:table-cell>
          <table:table-cell table:style-name="ce11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Звезда</text:p>
          </table:table-cell>
          <table:table-cell table:style-name="ce2" office:value-type="string" calcext:value-type="string">
            <text:p>з</text:p>
          </table:table-cell>
          <table:table-cell table:formula="of:=COUNTIF([.$A$1:.$AGW$6];[.B12])" office:value-type="float" office:value="59" calcext:value-type="float">
            <text:p>59</text:p>
          </table:table-cell>
          <table:table-cell table:style-name="ce8" table:formula="of:= 100 * [.C12] / COUNTA([.$A$1:.$AGW$6])" office:value-type="float" office:value="1.11615588346576" calcext:value-type="float">
            <text:p>1.12</text:p>
          </table:table-cell>
          <table:table-cell table:style-name="ce9" table:formula="of:= 2 * COUNTA([.$A$1:.$WN$6]) / [.C12]" office:value-type="float" office:value="124.474576271186" calcext:value-type="float">
            <text:p>124</text:p>
          </table:table-cell>
          <table:table-cell/>
          <table:table-cell table:style-name="ce11" office:value-type="string" calcext:value-type="string">
            <text:p>з</text:p>
          </table:table-cell>
          <table:table-cell table:formula="of:= [.C12] / [.C12]" office:value-type="float" office:value="1" calcext:value-type="float">
            <text:p>1</text:p>
          </table:table-cell>
          <table:table-cell table:formula="of:=[.C12]/[.C13]" office:value-type="float" office:value="0.395973154362416" calcext:value-type="float">
            <text:p>0.3959731544</text:p>
          </table:table-cell>
          <table:table-cell table:formula="of:=[.C12]/[.C14]" office:value-type="float" office:value="0.088455772113943" calcext:value-type="float">
            <text:p>0.0884557721</text:p>
          </table:table-cell>
          <table:table-cell table:style-name="ce12" table:formula="of:=[.C12]/[.C15]" office:value-type="float" office:value="0.0734744707347447" calcext:value-type="float">
            <text:p>0.0734744707</text:p>
          </table:table-cell>
          <table:table-cell table:formula="of:=[.C12]/[.C16]" office:value-type="float" office:value="0.097682119205298" calcext:value-type="float">
            <text:p>0.0976821192</text:p>
          </table:table-cell>
          <table:table-cell table:formula="of:=[.C12]/[.C17]" office:value-type="float" office:value="0.0744949494949495" calcext:value-type="float">
            <text:p>0.0744949495</text:p>
          </table:table-cell>
          <table:table-cell table:formula="of:=[.C12]/[.C18]" office:value-type="float" office:value="0.0470494417862839" calcext:value-type="float">
            <text:p>0.0470494418</text:p>
          </table:table-cell>
          <table:table-cell table:formula="of:=[.C12]/[.C19]" office:value-type="float" office:value="0.0615866388308977" calcext:value-type="float">
            <text:p>0.0615866388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едем</text:p>
          </table:table-cell>
          <table:table-cell table:style-name="ce2" office:value-type="float" office:value="7" calcext:value-type="float">
            <text:p>7</text:p>
          </table:table-cell>
          <table:table-cell table:formula="of:=COUNTIF([.$A$1:.$AGW$6];[.B13])" office:value-type="float" office:value="149" calcext:value-type="float">
            <text:p>149</text:p>
          </table:table-cell>
          <table:table-cell table:style-name="ce8" table:formula="of:= 100 * [.C13] / COUNTA([.$A$1:.$AGW$6])" office:value-type="float" office:value="2.81876655315929" calcext:value-type="float">
            <text:p>2.82</text:p>
          </table:table-cell>
          <table:table-cell table:style-name="ce9"/>
          <table:table-cell/>
          <table:table-cell table:style-name="ce11" office:value-type="float" office:value="7" calcext:value-type="float">
            <text:p>7</text:p>
          </table:table-cell>
          <table:table-cell table:formula="of:= [.C13] / [.C12]" office:value-type="float" office:value="2.52542372881356" calcext:value-type="float">
            <text:p>2.5254237288</text:p>
          </table:table-cell>
          <table:table-cell table:formula="of:=[.C13]/[.C13]" office:value-type="float" office:value="1" calcext:value-type="float">
            <text:p>1</text:p>
          </table:table-cell>
          <table:table-cell table:formula="of:=[.C13]/[.C14]" office:value-type="float" office:value="0.223388305847076" calcext:value-type="float">
            <text:p>0.2233883058</text:p>
          </table:table-cell>
          <table:table-cell table:style-name="ce12" table:formula="of:=[.C13]/[.C15]" office:value-type="float" office:value="0.185554171855542" calcext:value-type="float">
            <text:p>0.1855541719</text:p>
          </table:table-cell>
          <table:table-cell table:formula="of:=[.C13]/[.C16]" office:value-type="float" office:value="0.246688741721854" calcext:value-type="float">
            <text:p>0.2466887417</text:p>
          </table:table-cell>
          <table:table-cell table:formula="of:=[.C13]/[.C17]" office:value-type="float" office:value="0.188131313131313" calcext:value-type="float">
            <text:p>0.1881313131</text:p>
          </table:table-cell>
          <table:table-cell table:formula="of:=[.C13]/[.C18]" office:value-type="float" office:value="0.118819776714514" calcext:value-type="float">
            <text:p>0.1188197767</text:p>
          </table:table-cell>
          <table:table-cell table:formula="of:=[.C13]/[.C19]" office:value-type="float" office:value="0.15553235908142" calcext:value-type="float">
            <text:p>0.1555323591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Грозде</text:p>
          </table:table-cell>
          <table:table-cell table:style-name="ce2" office:value-type="string" calcext:value-type="string">
            <text:p>г</text:p>
          </table:table-cell>
          <table:table-cell table:formula="of:=COUNTIF([.$A$1:.$AGW$6];[.B14])" office:value-type="float" office:value="667" calcext:value-type="float">
            <text:p>667</text:p>
          </table:table-cell>
          <table:table-cell table:style-name="ce8" table:formula="of:= 100 * [.C14] / COUNTA([.$A$1:.$AGW$6])" office:value-type="float" office:value="12.6182368520621" calcext:value-type="float">
            <text:p>12.62</text:p>
          </table:table-cell>
          <table:table-cell table:style-name="ce9"/>
          <table:table-cell/>
          <table:table-cell table:style-name="ce11" office:value-type="string" calcext:value-type="string">
            <text:p>г</text:p>
          </table:table-cell>
          <table:table-cell table:formula="of:= [.C14] /[.C12]" office:value-type="float" office:value="11.3050847457627" calcext:value-type="float">
            <text:p>11.3050847458</text:p>
          </table:table-cell>
          <table:table-cell table:formula="of:=[.C14]/[.C13]" office:value-type="float" office:value="4.47651006711409" calcext:value-type="float">
            <text:p>4.4765100671</text:p>
          </table:table-cell>
          <table:table-cell table:formula="of:=[.C14]/[.C14]" office:value-type="float" office:value="1" calcext:value-type="float">
            <text:p>1</text:p>
          </table:table-cell>
          <table:table-cell table:style-name="ce12" table:formula="of:=[.C14]/[.C15]" office:value-type="float" office:value="0.830635118306351" calcext:value-type="float">
            <text:p>0.8306351183</text:p>
          </table:table-cell>
          <table:table-cell table:formula="of:=[.C14]/[.C16]" office:value-type="float" office:value="1.10430463576159" calcext:value-type="float">
            <text:p>1.1043046358</text:p>
          </table:table-cell>
          <table:table-cell table:formula="of:=[.C14]/[.C17]" office:value-type="float" office:value="0.842171717171717" calcext:value-type="float">
            <text:p>0.8421717172</text:p>
          </table:table-cell>
          <table:table-cell table:formula="of:=[.C14]/[.C18]" office:value-type="float" office:value="0.531897926634769" calcext:value-type="float">
            <text:p>0.5318979266</text:p>
          </table:table-cell>
          <table:table-cell table:formula="of:=[.C14]/[.C19]" office:value-type="float" office:value="0.696242171189979" calcext:value-type="float">
            <text:p>0.6962421712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Череши</text:p>
          </table:table-cell>
          <table:table-cell table:style-name="ce2" office:value-type="string" calcext:value-type="string">
            <text:p>ч</text:p>
          </table:table-cell>
          <table:table-cell table:formula="of:=COUNTIF([.$A$1:.$AGW$6];[.B15])" office:value-type="float" office:value="803" calcext:value-type="float">
            <text:p>803</text:p>
          </table:table-cell>
          <table:table-cell table:style-name="ce8" table:formula="of:= 100 * [.C15] / COUNTA([.$A$1:.$AGW$6])" office:value-type="float" office:value="15.1910707529323" calcext:value-type="float">
            <text:p>15.19</text:p>
          </table:table-cell>
          <table:table-cell table:style-name="ce9"/>
          <table:table-cell/>
          <table:table-cell table:style-name="ce11" office:value-type="string" calcext:value-type="string">
            <text:p>ч</text:p>
          </table:table-cell>
          <table:table-cell table:formula="of:= [.C15] / [.C12]" office:value-type="float" office:value="13.6101694915254" calcext:value-type="float">
            <text:p>13.6101694915</text:p>
          </table:table-cell>
          <table:table-cell table:formula="of:=[.C15]/[.C13]" office:value-type="float" office:value="5.38926174496644" calcext:value-type="float">
            <text:p>5.389261745</text:p>
          </table:table-cell>
          <table:table-cell table:formula="of:=[.C15]/[.C14]" office:value-type="float" office:value="1.20389805097451" calcext:value-type="float">
            <text:p>1.203898051</text:p>
          </table:table-cell>
          <table:table-cell table:style-name="ce12" table:formula="of:=[.C15]/[.C15]" office:value-type="float" office:value="1" calcext:value-type="float">
            <text:p>1</text:p>
          </table:table-cell>
          <table:table-cell table:formula="of:=[.C15]/[.C16]" office:value-type="float" office:value="1.3294701986755" calcext:value-type="float">
            <text:p>1.3294701987</text:p>
          </table:table-cell>
          <table:table-cell table:formula="of:=[.C15]/[.C17]" office:value-type="float" office:value="1.01388888888889" calcext:value-type="float">
            <text:p>1.0138888889</text:p>
          </table:table-cell>
          <table:table-cell table:formula="of:=[.C15]/[.C18]" office:value-type="float" office:value="0.640350877192982" calcext:value-type="float">
            <text:p>0.6403508772</text:p>
          </table:table-cell>
          <table:table-cell table:formula="of:=[.C15]/[.C19]" office:value-type="float" office:value="0.838204592901879" calcext:value-type="float">
            <text:p>0.8382045929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Диня</text:p>
          </table:table-cell>
          <table:table-cell table:style-name="ce2" office:value-type="string" calcext:value-type="string">
            <text:p>д</text:p>
          </table:table-cell>
          <table:table-cell table:formula="of:=COUNTIF([.$A$1:.$AGW$6];[.B16])" office:value-type="float" office:value="604" calcext:value-type="float">
            <text:p>604</text:p>
          </table:table-cell>
          <table:table-cell table:style-name="ce8" table:formula="of:= 100 * [.C16] / COUNTA([.$A$1:.$AGW$6])" office:value-type="float" office:value="11.4264093832766" calcext:value-type="float">
            <text:p>11.43</text:p>
          </table:table-cell>
          <table:table-cell table:style-name="ce9"/>
          <table:table-cell/>
          <table:table-cell table:style-name="ce11" office:value-type="string" calcext:value-type="string">
            <text:p>д</text:p>
          </table:table-cell>
          <table:table-cell table:formula="of:=[.C16]/[.C12]" office:value-type="float" office:value="10.2372881355932" calcext:value-type="float">
            <text:p>10.2372881356</text:p>
          </table:table-cell>
          <table:table-cell table:formula="of:=[.C16]/[.C13]" office:value-type="float" office:value="4.05369127516779" calcext:value-type="float">
            <text:p>4.0536912752</text:p>
          </table:table-cell>
          <table:table-cell table:formula="of:=[.C16]/[.C14]" office:value-type="float" office:value="0.905547226386807" calcext:value-type="float">
            <text:p>0.9055472264</text:p>
          </table:table-cell>
          <table:table-cell table:style-name="ce12" table:formula="of:=[.C16]/[.C15]" office:value-type="float" office:value="0.752179327521793" calcext:value-type="float">
            <text:p>0.7521793275</text:p>
          </table:table-cell>
          <table:table-cell table:formula="of:=[.C16]/[.C16]" office:value-type="float" office:value="1" calcext:value-type="float">
            <text:p>1</text:p>
          </table:table-cell>
          <table:table-cell table:formula="of:=[.C16]/[.C17]" office:value-type="float" office:value="0.762626262626263" calcext:value-type="float">
            <text:p>0.7626262626</text:p>
          </table:table-cell>
          <table:table-cell table:formula="of:=[.C16]/[.C18]" office:value-type="float" office:value="0.481658692185008" calcext:value-type="float">
            <text:p>0.4816586922</text:p>
          </table:table-cell>
          <table:table-cell table:formula="of:=[.C16]/[.C19]" office:value-type="float" office:value="0.630480167014614" calcext:value-type="float">
            <text:p>0.630480167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ливи</text:p>
          </table:table-cell>
          <table:table-cell table:style-name="ce2" office:value-type="string" calcext:value-type="string">
            <text:p>с</text:p>
          </table:table-cell>
          <table:table-cell table:formula="of:=COUNTIF([.$A$1:.$AGW$6];[.B17])" office:value-type="float" office:value="792" calcext:value-type="float">
            <text:p>792</text:p>
          </table:table-cell>
          <table:table-cell table:style-name="ce8" table:formula="of:= 100 * [.C17] / COUNTA([.$A$1:.$AGW$6])" office:value-type="float" office:value="14.9829738933031" calcext:value-type="float">
            <text:p>14.98</text:p>
          </table:table-cell>
          <table:table-cell table:style-name="ce9"/>
          <table:table-cell/>
          <table:table-cell table:style-name="ce11" office:value-type="string" calcext:value-type="string">
            <text:p>с</text:p>
          </table:table-cell>
          <table:table-cell table:formula="of:=[.C17]/[.C12]" office:value-type="float" office:value="13.4237288135593" calcext:value-type="float">
            <text:p>13.4237288136</text:p>
          </table:table-cell>
          <table:table-cell table:formula="of:=[.C17]/[.C13]" office:value-type="float" office:value="5.31543624161074" calcext:value-type="float">
            <text:p>5.3154362416</text:p>
          </table:table-cell>
          <table:table-cell table:formula="of:=[.C17]/[.C14]" office:value-type="float" office:value="1.18740629685157" calcext:value-type="float">
            <text:p>1.1874062969</text:p>
          </table:table-cell>
          <table:table-cell table:style-name="ce12" table:formula="of:=[.C17]/[.C15]" office:value-type="float" office:value="0.986301369863014" calcext:value-type="float">
            <text:p>0.9863013699</text:p>
          </table:table-cell>
          <table:table-cell table:formula="of:=[.C17]/[.C16]" office:value-type="float" office:value="1.3112582781457" calcext:value-type="float">
            <text:p>1.3112582781</text:p>
          </table:table-cell>
          <table:table-cell table:formula="of:=[.C17]/[.C17]" office:value-type="float" office:value="1" calcext:value-type="float">
            <text:p>1</text:p>
          </table:table-cell>
          <table:table-cell table:formula="of:=[.C17]/[.C18]" office:value-type="float" office:value="0.631578947368421" calcext:value-type="float">
            <text:p>0.6315789474</text:p>
          </table:table-cell>
          <table:table-cell table:formula="of:=[.C17]/[.C19]" office:value-type="float" office:value="0.826722338204593" calcext:value-type="float">
            <text:p>0.8267223382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Портокал</text:p>
          </table:table-cell>
          <table:table-cell table:style-name="ce2" office:value-type="string" calcext:value-type="string">
            <text:p>п</text:p>
          </table:table-cell>
          <table:table-cell table:formula="of:=COUNTIF([.$A$1:.$AGW$6];[.B18])" office:value-type="float" office:value="1254" calcext:value-type="float">
            <text:p>1254</text:p>
          </table:table-cell>
          <table:table-cell table:style-name="ce8" table:formula="of:= 100 * [.C18] / COUNTA([.$A$1:.$AGW$6])" office:value-type="float" office:value="23.7230419977298" calcext:value-type="float">
            <text:p>23.72</text:p>
          </table:table-cell>
          <table:table-cell table:style-name="ce9"/>
          <table:table-cell/>
          <table:table-cell table:style-name="ce11" office:value-type="string" calcext:value-type="string">
            <text:p>п</text:p>
          </table:table-cell>
          <table:table-cell table:formula="of:=[.C18]/[.C12]" office:value-type="float" office:value="21.2542372881356" calcext:value-type="float">
            <text:p>21.2542372881</text:p>
          </table:table-cell>
          <table:table-cell table:formula="of:=[.C18]/[.C13]" office:value-type="float" office:value="8.41610738255034" calcext:value-type="float">
            <text:p>8.4161073826</text:p>
          </table:table-cell>
          <table:table-cell table:formula="of:=[.C18]/[.C14]" office:value-type="float" office:value="1.88005997001499" calcext:value-type="float">
            <text:p>1.88005997</text:p>
          </table:table-cell>
          <table:table-cell table:style-name="ce12" table:formula="of:=[.C18]/[.C15]" office:value-type="float" office:value="1.56164383561644" calcext:value-type="float">
            <text:p>1.5616438356</text:p>
          </table:table-cell>
          <table:table-cell table:formula="of:=[.C18]/[.C16]" office:value-type="float" office:value="2.07615894039735" calcext:value-type="float">
            <text:p>2.0761589404</text:p>
          </table:table-cell>
          <table:table-cell table:formula="of:=[.C18]/[.C17]" office:value-type="float" office:value="1.58333333333333" calcext:value-type="float">
            <text:p>1.5833333333</text:p>
          </table:table-cell>
          <table:table-cell table:formula="of:=[.C18]/[.C18]" office:value-type="float" office:value="1" calcext:value-type="float">
            <text:p>1</text:p>
          </table:table-cell>
          <table:table-cell table:formula="of:=[.C18]/[.C19]" office:value-type="float" office:value="1.30897703549061" calcext:value-type="float">
            <text:p>1.308977035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Лимон</text:p>
          </table:table-cell>
          <table:table-cell table:style-name="ce2" office:value-type="string" calcext:value-type="string">
            <text:p>л</text:p>
          </table:table-cell>
          <table:table-cell table:formula="of:=COUNTIF([.$A$1:.$AGW$6];[.B19])" office:value-type="float" office:value="958" calcext:value-type="float">
            <text:p>958</text:p>
          </table:table-cell>
          <table:table-cell table:style-name="ce8" table:formula="of:= 100 * [.C19] / COUNTA([.$A$1:.$AGW$6])" office:value-type="float" office:value="18.1233446840711" calcext:value-type="float">
            <text:p>18.12</text:p>
          </table:table-cell>
          <table:table-cell table:style-name="ce9"/>
          <table:table-cell/>
          <table:table-cell table:style-name="ce11" office:value-type="string" calcext:value-type="string">
            <text:p>л</text:p>
          </table:table-cell>
          <table:table-cell table:formula="of:=[.C19]/[.C12]" office:value-type="float" office:value="16.2372881355932" calcext:value-type="float">
            <text:p>16.2372881356</text:p>
          </table:table-cell>
          <table:table-cell table:formula="of:=[.C19]/[.C13]" office:value-type="float" office:value="6.42953020134228" calcext:value-type="float">
            <text:p>6.4295302013</text:p>
          </table:table-cell>
          <table:table-cell table:formula="of:=[.C19]/[.C14]" office:value-type="float" office:value="1.43628185907046" calcext:value-type="float">
            <text:p>1.4362818591</text:p>
          </table:table-cell>
          <table:table-cell table:style-name="ce12" table:formula="of:=[.C19]/[.C15]" office:value-type="float" office:value="1.19302615193026" calcext:value-type="float">
            <text:p>1.1930261519</text:p>
          </table:table-cell>
          <table:table-cell table:formula="of:=[.C19]/[.C16]" office:value-type="float" office:value="1.58609271523179" calcext:value-type="float">
            <text:p>1.5860927152</text:p>
          </table:table-cell>
          <table:table-cell table:formula="of:=[.C19]/[.C17]" office:value-type="float" office:value="1.20959595959596" calcext:value-type="float">
            <text:p>1.2095959596</text:p>
          </table:table-cell>
          <table:table-cell table:formula="of:=[.C19]/[.C18]" office:value-type="float" office:value="0.763955342902711" calcext:value-type="float">
            <text:p>0.7639553429</text:p>
          </table:table-cell>
          <table:table-cell table:formula="of:=[.C19]/[.C19]" office:value-type="float" office:value="1" calcext:value-type="float">
            <text:p>1</text:p>
          </table:table-cell>
          <table:table-cell table:number-columns-repeated="866"/>
        </table:table-row>
        <table:table-row table:style-name="ro1" table:number-rows-repeated="2">
          <table:table-cell table:number-columns-repeated="881"/>
        </table:table-row>
        <table:table-row table:style-name="ro1">
          <table:table-cell office:value-type="string" calcext:value-type="string">
            <text:p>Няма символи за които няма как да разберем дали са блок по четири или в по-голям блок.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Най-рядко срещаният символ е звезда. Има го на две места в барабана, така че анализа е най-удачно да започне от него.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Вторият най-рядко срещан символ е седмицата и изглежда се среща само в един блок от четири или повече поредни.</text:p>
          </table:table-cell>
          <table:table-cell table:number-columns-repeated="880"/>
        </table:table-row>
        <table:table-row table:style-name="ro1" table:number-rows-repeated="4">
          <table:table-cell table:style-name="ce3"/>
          <table:table-cell table:number-columns-repeated="880"/>
        </table:table-row>
        <table:table-row table:style-name="ro1">
          <table:table-cell table:number-columns-repeated="7"/>
          <table:table-cell table:style-name="ce11" office:value-type="string" calcext:value-type="string">
            <text:p>з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г</text:p>
          </table:table-cell>
          <table:table-cell table:style-name="ce11" office:value-type="string" calcext:value-type="string">
            <text:p>ч</text:p>
          </table:table-cell>
          <table:table-cell table:style-name="ce11" office:value-type="string" calcext:value-type="string">
            <text:p>д</text:p>
          </table:table-cell>
          <table:table-cell table:style-name="ce11" office:value-type="string" calcext:value-type="string">
            <text:p>с</text:p>
          </table:table-cell>
          <table:table-cell table:style-name="ce11" office:value-type="string" calcext:value-type="string">
            <text:p>п</text:p>
          </table:table-cell>
          <table:table-cell table:style-name="ce11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table:style-name="ce4" office:value-type="string" calcext:value-type="string">
            <text:p>г/з/л</text:p>
          </table:table-cell>
          <table:table-cell table:style-name="ce4" office:value-type="string" calcext:value-type="string">
            <text:p>л/п</text:p>
          </table:table-cell>
          <table:table-cell table:style-name="ce4" office:value-type="string" calcext:value-type="string">
            <text:p>д/с</text:p>
          </table:table-cell>
          <table:table-cell table:style-name="ce4" office:value-type="string" calcext:value-type="string">
            <text:p>ч</text:p>
          </table:table-cell>
          <table:table-cell table:style-name="ce4" office:value-type="string" calcext:value-type="string">
            <text:p>л/с</text:p>
          </table:table-cell>
          <table:table-cell/>
          <table:table-cell table:style-name="ce11" office:value-type="string" calcext:value-type="string">
            <text:p>з</text:p>
          </table:table-cell>
          <table:table-cell table:formula="of:=ABS([.H81]-[.H12])" office:value-type="float" office:value="0" calcext:value-type="float">
            <text:p>0</text:p>
          </table:table-cell>
          <table:table-cell table:formula="of:=ABS([.I81]-[.I12])" office:value-type="float" office:value="0.229306487695749" calcext:value-type="float">
            <text:p>0.2293064877</text:p>
          </table:table-cell>
          <table:table-cell table:formula="of:=ABS([.J81]-[.J12])" office:value-type="float" office:value="0.161544227886057" calcext:value-type="float">
            <text:p>0.1615442279</text:p>
          </table:table-cell>
          <table:table-cell table:formula="of:=ABS([.K81]-[.K12])" office:value-type="float" office:value="0.148747751487477" calcext:value-type="float">
            <text:p>0.1487477515</text:p>
          </table:table-cell>
          <table:table-cell table:formula="of:=ABS([.L81]-[.L12])" office:value-type="float" office:value="0.027317880794702" calcext:value-type="float">
            <text:p>0.0273178808</text:p>
          </table:table-cell>
          <table:table-cell table:formula="of:=ABS([.M81]-[.M12])" office:value-type="float" office:value="0.107323232323232" calcext:value-type="float">
            <text:p>0.1073232323</text:p>
          </table:table-cell>
          <table:table-cell table:formula="of:=ABS([.N81]-[.N12])" office:value-type="float" office:value="0.0529505582137161" calcext:value-type="float">
            <text:p>0.0529505582</text:p>
          </table:table-cell>
          <table:table-cell table:formula="of:=ABS([.O81]-[.O12])" office:value-type="float" office:value="0.188413361169102" calcext:value-type="float">
            <text:p>0.1884133612</text:p>
          </table:table-cell>
          <table:table-cell table:number-columns-repeated="866"/>
        </table:table-row>
        <table:table-row table:style-name="ro1">
          <table:table-cell table:style-name="ce5" office:value-type="string" calcext:value-type="string">
            <text:p>п</text:p>
          </table:table-cell>
          <table:table-cell table:style-name="ce5" office:value-type="string" calcext:value-type="string">
            <text:p>г</text:p>
          </table:table-cell>
          <table:table-cell table:style-name="ce5" office:value-type="string" calcext:value-type="string">
            <text:p>л</text:p>
          </table:table-cell>
          <table:table-cell table:style-name="ce10" office:value-type="float" office:value="7" calcext:value-type="float">
            <text:p>7</text:p>
          </table:table-cell>
          <table:table-cell table:style-name="ce5" office:value-type="string" calcext:value-type="string">
            <text:p>с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formula="of:=ABS([.H82]-[.H13])" office:value-type="float" office:value="3.47457627118644" calcext:value-type="float">
            <text:p>3.4745762712</text:p>
          </table:table-cell>
          <table:table-cell table:formula="of:=ABS([.I82]-[.I13])" office:value-type="float" office:value="0" calcext:value-type="float">
            <text:p>0</text:p>
          </table:table-cell>
          <table:table-cell table:formula="of:=ABS([.J82]-[.J13])" office:value-type="float" office:value="1.27661169415292" calcext:value-type="float">
            <text:p>1.2766116942</text:p>
          </table:table-cell>
          <table:table-cell table:formula="of:=ABS([.K82]-[.K13])" office:value-type="float" office:value="1.14777916147779" calcext:value-type="float">
            <text:p>1.1477791615</text:p>
          </table:table-cell>
          <table:table-cell table:formula="of:=ABS([.L82]-[.L13])" office:value-type="float" office:value="0.503311258278146" calcext:value-type="float">
            <text:p>0.5033112583</text:p>
          </table:table-cell>
          <table:table-cell table:formula="of:=ABS([.M82]-[.M13])" office:value-type="float" office:value="0.902777777777778" calcext:value-type="float">
            <text:p>0.9027777778</text:p>
          </table:table-cell>
          <table:table-cell table:formula="of:=ABS([.N82]-[.N13])" office:value-type="float" office:value="0.481180223285486" calcext:value-type="float">
            <text:p>0.4811802233</text:p>
          </table:table-cell>
          <table:table-cell table:formula="of:=ABS([.O82]-[.O13])" office:value-type="float" office:value="1.34446764091858" calcext:value-type="float">
            <text:p>1.3444676409</text:p>
          </table:table-cell>
          <table:table-cell table:number-columns-repeated="866"/>
        </table:table-row>
        <table:table-row table:style-name="ro1">
          <table:table-cell table:style-name="ce5" office:value-type="string" calcext:value-type="string">
            <text:p>п</text:p>
          </table:table-cell>
          <table:table-cell table:style-name="ce5" office:value-type="string" calcext:value-type="string">
            <text:p>г</text:p>
          </table:table-cell>
          <table:table-cell table:style-name="ce5" office:value-type="string" calcext:value-type="string">
            <text:p>л</text:p>
          </table:table-cell>
          <table:table-cell table:style-name="ce10" office:value-type="float" office:value="7" calcext:value-type="float">
            <text:p>7</text:p>
          </table:table-cell>
          <table:table-cell table:style-name="ce5" office:value-type="string" calcext:value-type="string">
            <text:p>с</text:p>
          </table:table-cell>
          <table:table-cell/>
          <table:table-cell table:style-name="ce11" office:value-type="string" calcext:value-type="string">
            <text:p>г</text:p>
          </table:table-cell>
          <table:table-cell table:formula="of:=ABS([.H83]-[.H14])" office:value-type="float" office:value="7.30508474576271" calcext:value-type="float">
            <text:p>7.3050847458</text:p>
          </table:table-cell>
          <table:table-cell table:formula="of:=ABS([.I83]-[.I14])" office:value-type="float" office:value="3.80984340044743" calcext:value-type="float">
            <text:p>3.8098434004</text:p>
          </table:table-cell>
          <table:table-cell table:formula="of:=ABS([.J83]-[.J14])" office:value-type="float" office:value="0" calcext:value-type="float">
            <text:p>0</text:p>
          </table:table-cell>
          <table:table-cell table:formula="of:=ABS([.K83]-[.K14])" office:value-type="float" office:value="0.058253770582538" calcext:value-type="float">
            <text:p>0.0582537706</text:p>
          </table:table-cell>
          <table:table-cell table:formula="of:=ABS([.L83]-[.L14])" office:value-type="float" office:value="0.604304635761589" calcext:value-type="float">
            <text:p>0.6043046358</text:p>
          </table:table-cell>
          <table:table-cell table:formula="of:=ABS([.M83]-[.M14])" office:value-type="float" office:value="0.11489898989899" calcext:value-type="float">
            <text:p>0.1148989899</text:p>
          </table:table-cell>
          <table:table-cell table:formula="of:=ABS([.N83]-[.N14])" office:value-type="float" office:value="0.131897926634769" calcext:value-type="float">
            <text:p>0.1318979266</text:p>
          </table:table-cell>
          <table:table-cell table:formula="of:=ABS([.O83]-[.O14])" office:value-type="float" office:value="0.303757828810021" calcext:value-type="float">
            <text:p>0.3037578288</text:p>
          </table:table-cell>
          <table:table-cell table:number-columns-repeated="866"/>
        </table:table-row>
        <table:table-row table:style-name="ro1">
          <table:table-cell table:style-name="ce5" office:value-type="string" calcext:value-type="string">
            <text:p>п</text:p>
          </table:table-cell>
          <table:table-cell table:style-name="ce5" office:value-type="string" calcext:value-type="string">
            <text:p>г</text:p>
          </table:table-cell>
          <table:table-cell table:style-name="ce5" office:value-type="string" calcext:value-type="string">
            <text:p>л</text:p>
          </table:table-cell>
          <table:table-cell table:style-name="ce10" office:value-type="float" office:value="7" calcext:value-type="float">
            <text:p>7</text:p>
          </table:table-cell>
          <table:table-cell table:style-name="ce6" office:value-type="string" calcext:value-type="string">
            <text:p>с</text:p>
          </table:table-cell>
          <table:table-cell/>
          <table:table-cell table:style-name="ce11" office:value-type="string" calcext:value-type="string">
            <text:p>ч</text:p>
          </table:table-cell>
          <table:table-cell table:formula="of:=ABS([.H84]-[.H15])" office:value-type="float" office:value="9.11016949152542" calcext:value-type="float">
            <text:p>9.1101694915</text:p>
          </table:table-cell>
          <table:table-cell table:formula="of:=ABS([.I84]-[.I15])" office:value-type="float" office:value="4.63926174496644" calcext:value-type="float">
            <text:p>4.639261745</text:p>
          </table:table-cell>
          <table:table-cell table:formula="of:=ABS([.J84]-[.J15])" office:value-type="float" office:value="0.0788980509745127" calcext:value-type="float">
            <text:p>0.078898051</text:p>
          </table:table-cell>
          <table:table-cell table:formula="of:=ABS([.K84]-[.K15])" office:value-type="float" office:value="0" calcext:value-type="float">
            <text:p>0</text:p>
          </table:table-cell>
          <table:table-cell table:formula="of:=ABS([.L84]-[.L15])" office:value-type="float" office:value="0.766970198675497" calcext:value-type="float">
            <text:p>0.7669701987</text:p>
          </table:table-cell>
          <table:table-cell table:formula="of:=ABS([.M84]-[.M15])" office:value-type="float" office:value="0.195707070707071" calcext:value-type="float">
            <text:p>0.1957070707</text:p>
          </table:table-cell>
          <table:table-cell table:formula="of:=ABS([.N84]-[.N15])" office:value-type="float" office:value="0.190350877192982" calcext:value-type="float">
            <text:p>0.1903508772</text:p>
          </table:table-cell>
          <table:table-cell table:formula="of:=ABS([.O84]-[.O15])" office:value-type="float" office:value="0.286795407098121" calcext:value-type="float">
            <text:p>0.2867954071</text:p>
          </table:table-cell>
          <table:table-cell table:number-columns-repeated="866"/>
        </table:table-row>
        <table:table-row table:style-name="ro1"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10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/>
          <table:table-cell table:style-name="ce11" office:value-type="string" calcext:value-type="string">
            <text:p>д</text:p>
          </table:table-cell>
          <table:table-cell table:formula="of:=ABS([.H85]-[.H16])" office:value-type="float" office:value="2.23728813559322" calcext:value-type="float">
            <text:p>2.2372881356</text:p>
          </table:table-cell>
          <table:table-cell table:formula="of:=ABS([.I85]-[.I16])" office:value-type="float" office:value="2.72035794183445" calcext:value-type="float">
            <text:p>2.7203579418</text:p>
          </table:table-cell>
          <table:table-cell table:formula="of:=ABS([.J85]-[.J16])" office:value-type="float" office:value="1.09445277361319" calcext:value-type="float">
            <text:p>1.0944527736</text:p>
          </table:table-cell>
          <table:table-cell table:formula="of:=ABS([.K85]-[.K16])" office:value-type="float" office:value="1.02559845025599" calcext:value-type="float">
            <text:p>1.0255984503</text:p>
          </table:table-cell>
          <table:table-cell table:formula="of:=ABS([.L85]-[.L16])" office:value-type="float" office:value="0" calcext:value-type="float">
            <text:p>0</text:p>
          </table:table-cell>
          <table:table-cell table:formula="of:=ABS([.M85]-[.M16])" office:value-type="float" office:value="0.691919191919192" calcext:value-type="float">
            <text:p>0.6919191919</text:p>
          </table:table-cell>
          <table:table-cell table:formula="of:=ABS([.N85]-[.N16])" office:value-type="float" office:value="0.318341307814992" calcext:value-type="float">
            <text:p>0.3183413078</text:p>
          </table:table-cell>
          <table:table-cell table:formula="of:=ABS([.O85]-[.O16])" office:value-type="float" office:value="1.36951983298539" calcext:value-type="float">
            <text:p>1.369519833</text:p>
          </table:table-cell>
          <table:table-cell table:number-columns-repeated="866"/>
        </table:table-row>
        <table:table-row table:style-name="ro1"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/>
          <table:table-cell table:style-name="ce11" office:value-type="string" calcext:value-type="string">
            <text:p>с</text:p>
          </table:table-cell>
          <table:table-cell table:formula="of:=ABS([.H86]-[.H17])" office:value-type="float" office:value="7.92372881355932" calcext:value-type="float">
            <text:p>7.9237288136</text:p>
          </table:table-cell>
          <table:table-cell table:formula="of:=ABS([.I86]-[.I17])" office:value-type="float" office:value="4.39876957494407" calcext:value-type="float">
            <text:p>4.3987695749</text:p>
          </table:table-cell>
          <table:table-cell table:formula="of:=ABS([.J86]-[.J17])" office:value-type="float" office:value="0.187593703148426" calcext:value-type="float">
            <text:p>0.1875937031</text:p>
          </table:table-cell>
          <table:table-cell table:formula="of:=ABS([.K86]-[.K17])" office:value-type="float" office:value="0.235920852359206" calcext:value-type="float">
            <text:p>0.2359208524</text:p>
          </table:table-cell>
          <table:table-cell table:formula="of:=ABS([.L86]-[.L17])" office:value-type="float" office:value="0.623758278145695" calcext:value-type="float">
            <text:p>0.6237582781</text:p>
          </table:table-cell>
          <table:table-cell table:formula="of:=ABS([.M86]-[.M17])" office:value-type="float" office:value="0" calcext:value-type="float">
            <text:p>0</text:p>
          </table:table-cell>
          <table:table-cell table:formula="of:=ABS([.N86]-[.N17])" office:value-type="float" office:value="0.081578947368421" calcext:value-type="float">
            <text:p>0.0815789474</text:p>
          </table:table-cell>
          <table:table-cell table:formula="of:=ABS([.O86]-[.O17])" office:value-type="float" office:value="0.548277661795407" calcext:value-type="float">
            <text:p>0.5482776618</text:p>
          </table:table-cell>
          <table:table-cell table:number-columns-repeated="866"/>
        </table:table-row>
        <table:table-row table:style-name="ro1"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/>
          <table:table-cell table:style-name="ce11" office:value-type="string" calcext:value-type="string">
            <text:p>п</text:p>
          </table:table-cell>
          <table:table-cell table:formula="of:=ABS([.H87]-[.H18])" office:value-type="float" office:value="11.2542372881356" calcext:value-type="float">
            <text:p>11.2542372881</text:p>
          </table:table-cell>
          <table:table-cell table:formula="of:=ABS([.I87]-[.I18])" office:value-type="float" office:value="6.74944071588367" calcext:value-type="float">
            <text:p>6.7494407159</text:p>
          </table:table-cell>
          <table:table-cell table:formula="of:=ABS([.J87]-[.J18])" office:value-type="float" office:value="0.619940029985008" calcext:value-type="float">
            <text:p>0.61994003</text:p>
          </table:table-cell>
          <table:table-cell table:formula="of:=ABS([.K87]-[.K18])" office:value-type="float" office:value="0.66057838660578" calcext:value-type="float">
            <text:p>0.6605783866</text:p>
          </table:table-cell>
          <table:table-cell table:formula="of:=ABS([.L87]-[.L18])" office:value-type="float" office:value="0.826158940397351" calcext:value-type="float">
            <text:p>0.8261589404</text:p>
          </table:table-cell>
          <table:table-cell table:formula="of:=ABS([.M87]-[.M18])" office:value-type="float" office:value="0.234848484848485" calcext:value-type="float">
            <text:p>0.2348484848</text:p>
          </table:table-cell>
          <table:table-cell table:formula="of:=ABS([.N87]-[.N18])" office:value-type="float" office:value="0" calcext:value-type="float">
            <text:p>0</text:p>
          </table:table-cell>
          <table:table-cell table:formula="of:=ABS([.O87]-[.O18])" office:value-type="float" office:value="1.19102296450939" calcext:value-type="float">
            <text:p>1.1910229645</text:p>
          </table:table-cell>
          <table:table-cell table:number-columns-repeated="866"/>
        </table:table-row>
        <table:table-row table:style-name="ro1"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/>
          <table:table-cell table:style-name="ce11" office:value-type="string" calcext:value-type="string">
            <text:p>л</text:p>
          </table:table-cell>
          <table:table-cell table:formula="of:=ABS([.H88]-[.H19])" office:value-type="float" office:value="12.2372881355932" calcext:value-type="float">
            <text:p>12.2372881356</text:p>
          </table:table-cell>
          <table:table-cell table:formula="of:=ABS([.I88]-[.I19])" office:value-type="float" office:value="5.76286353467562" calcext:value-type="float">
            <text:p>5.7628635347</text:p>
          </table:table-cell>
          <table:table-cell table:formula="of:=ABS([.J88]-[.J19])" office:value-type="float" office:value="0.436281859070465" calcext:value-type="float">
            <text:p>0.4362818591</text:p>
          </table:table-cell>
          <table:table-cell table:formula="of:=ABS([.K88]-[.K19])" office:value-type="float" office:value="0.304137263041371" calcext:value-type="float">
            <text:p>0.304137263</text:p>
          </table:table-cell>
          <table:table-cell table:formula="of:=ABS([.L88]-[.L19])" office:value-type="float" office:value="1.08609271523179" calcext:value-type="float">
            <text:p>1.0860927152</text:p>
          </table:table-cell>
          <table:table-cell table:formula="of:=ABS([.M88]-[.M19])" office:value-type="float" office:value="0.482323232323232" calcext:value-type="float">
            <text:p>0.4823232323</text:p>
          </table:table-cell>
          <table:table-cell table:formula="of:=ABS([.N88]-[.N19])" office:value-type="float" office:value="0.363955342902711" calcext:value-type="float">
            <text:p>0.3639553429</text:p>
          </table:table-cell>
          <table:table-cell table:formula="of:=ABS([.O88]-[.O19])" office:value-type="float" office:value="0" calcext:value-type="float">
            <text:p>0</text:p>
          </table:table-cell>
          <table:table-cell table:number-columns-repeated="866"/>
        </table:table-row>
        <table:table-row table:style-name="ro1"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876"/>
        </table:table-row>
        <table:table-row table:style-name="ro1">
          <table:table-cell table:number-columns-repeated="2" table:style-name="ce6" office:value-type="string" calcext:value-type="string">
            <text:p>з</text:p>
          </table:table-cell>
          <table:table-cell table:style-name="ce10" office:value-type="float" office:value="7" calcext:value-type="float">
            <text:p>7</text:p>
          </table:table-cell>
          <table:table-cell table:style-name="ce6" office:value-type="string" calcext:value-type="string">
            <text:p>д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876"/>
        </table:table-row>
        <table:table-row table:style-name="ro1"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10" office:value-type="float" office:value="7" calcext:value-type="float">
            <text:p>7</text:p>
          </table:table-cell>
          <table:table-cell table:style-name="ce5" office:value-type="string" calcext:value-type="string">
            <text:p>д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876"/>
        </table:table-row>
        <table:table-row table:style-name="ro1"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10" office:value-type="float" office:value="7" calcext:value-type="float">
            <text:p>7</text:p>
          </table:table-cell>
          <table:table-cell table:style-name="ce5" office:value-type="string" calcext:value-type="string">
            <text:p>д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876"/>
        </table:table-row>
        <table:table-row table:style-name="ro1"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10" office:value-type="float" office:value="7" calcext:value-type="float">
            <text:p>7</text:p>
          </table:table-cell>
          <table:table-cell table:style-name="ce5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number-columns-repeated="876"/>
        </table:table-row>
        <table:table-row table:style-name="ro1"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4" office:value-type="string" calcext:value-type="string">
            <text:p>л/ч</text:p>
          </table:table-cell>
          <table:table-cell table:style-name="ce6" office:value-type="string" calcext:value-type="string">
            <text:p>п</text:p>
          </table:table-cell>
          <table:table-cell table:number-columns-repeated="876"/>
        </table:table-row>
        <table:table-row table:style-name="ro1"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/>
          <table:table-cell table:style-name="ce6" office:value-type="string" calcext:value-type="string">
            <text:p>п</text:p>
          </table:table-cell>
          <table:table-cell table:number-columns-repeated="876"/>
        </table:table-row>
        <table:table-row table:style-name="ro1">
          <table:table-cell table:style-name="ce5" office:value-type="string" calcext:value-type="string">
            <text:p>д</text:p>
          </table:table-cell>
          <table:table-cell table:style-name="ce5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/>
          <table:table-cell table:style-name="ce6" office:value-type="string" calcext:value-type="string">
            <text:p>п</text:p>
          </table:table-cell>
          <table:table-cell table:number-columns-repeated="876"/>
        </table:table-row>
        <table:table-row table:style-name="ro1">
          <table:table-cell table:style-name="ce5" office:value-type="string" calcext:value-type="string">
            <text:p>д</text:p>
          </table:table-cell>
          <table:table-cell table:style-name="ce5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/>
          <table:table-cell table:style-name="ce6" office:value-type="string" calcext:value-type="string">
            <text:p>д</text:p>
          </table:table-cell>
          <table:table-cell table:number-columns-repeated="876"/>
        </table:table-row>
        <table:table-row table:style-name="ro1">
          <table:table-cell table:style-name="ce5" office:value-type="string" calcext:value-type="string">
            <text:p>д</text:p>
          </table:table-cell>
          <table:table-cell table:style-name="ce5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/>
          <table:table-cell table:style-name="ce5" office:value-type="string" calcext:value-type="string">
            <text:p>д</text:p>
          </table:table-cell>
          <table:table-cell table:number-columns-repeated="876"/>
        </table:table-row>
        <table:table-row table:style-name="ro1">
          <table:table-cell table:style-name="ce4" office:value-type="string" calcext:value-type="string">
            <text:p>л/п</text:p>
          </table:table-cell>
          <table:table-cell table:style-name="ce4" office:value-type="string" calcext:value-type="string">
            <text:p>з/л/ч</text:p>
          </table:table-cell>
          <table:table-cell table:style-name="ce5" office:value-type="string" calcext:value-type="string">
            <text:p>д</text:p>
          </table:table-cell>
          <table:table-cell/>
          <table:table-cell table:style-name="ce5" office:value-type="string" calcext:value-type="string">
            <text:p>д</text:p>
          </table:table-cell>
          <table:table-cell table:number-columns-repeated="876"/>
        </table:table-row>
        <table:table-row table:style-name="ro1">
          <table:table-cell table:number-columns-repeated="2"/>
          <table:table-cell table:style-name="ce5" office:value-type="string" calcext:value-type="string">
            <text:p>д</text:p>
          </table:table-cell>
          <table:table-cell/>
          <table:table-cell table:style-name="ce5" office:value-type="string" calcext:value-type="string">
            <text:p>д</text:p>
          </table:table-cell>
          <table:table-cell table:number-columns-repeated="876"/>
        </table:table-row>
        <table:table-row table:style-name="ro1">
          <table:table-cell table:number-columns-repeated="2"/>
          <table:table-cell table:style-name="ce5" office:value-type="string" calcext:value-type="string">
            <text:p>д</text:p>
          </table:table-cell>
          <table:table-cell/>
          <table:table-cell table:style-name="ce4" office:value-type="string" calcext:value-type="string">
            <text:p>л/ч</text:p>
          </table:table-cell>
          <table:table-cell table:number-columns-repeated="876"/>
        </table:table-row>
        <table:table-row table:style-name="ro1">
          <table:table-cell table:number-columns-repeated="2"/>
          <table:table-cell table:style-name="ce4" office:value-type="string" calcext:value-type="string">
            <text:p>л/ч</text:p>
          </table:table-cell>
          <table:table-cell table:number-columns-repeated="878"/>
        </table:table-row>
        <table:table-row table:style-name="ro1" table:number-rows-repeated="28">
          <table:table-cell table:number-columns-repeated="881"/>
        </table:table-row>
        <table:table-row table:style-name="ro1">
          <table:table-cell office:value-type="string" calcext:value-type="string">
            <text:p>Symbol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robability</text:p>
          </table:table-cell>
          <table:table-cell table:number-columns-repeated="3"/>
          <table:table-cell table:style-name="ce11" office:value-type="string" calcext:value-type="string">
            <text:p>з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г</text:p>
          </table:table-cell>
          <table:table-cell table:style-name="ce11" office:value-type="string" calcext:value-type="string">
            <text:p>ч</text:p>
          </table:table-cell>
          <table:table-cell table:style-name="ce11" office:value-type="string" calcext:value-type="string">
            <text:p>д</text:p>
          </table:table-cell>
          <table:table-cell table:style-name="ce11" office:value-type="string" calcext:value-type="string">
            <text:p>с</text:p>
          </table:table-cell>
          <table:table-cell table:style-name="ce11" office:value-type="string" calcext:value-type="string">
            <text:p>п</text:p>
          </table:table-cell>
          <table:table-cell table:style-name="ce11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Звезда</text:p>
          </table:table-cell>
          <table:table-cell table:style-name="ce2" office:value-type="string" calcext:value-type="string">
            <text:p>з</text:p>
          </table:table-cell>
          <table:table-cell table:formula="of:=COUNTIF([.$A$26:.$F$76];[.B81])" office:value-type="float" office:value="2" calcext:value-type="float">
            <text:p>2</text:p>
          </table:table-cell>
          <table:table-cell table:style-name="ce8" table:formula="of:= 100 * [.C81] / SUM([.C$81:.C$88])" office:value-type="float" office:value="2.32558139534884" calcext:value-type="float">
            <text:p>2.33</text:p>
          </table:table-cell>
          <table:table-cell table:number-columns-repeated="2"/>
          <table:table-cell table:style-name="ce11" office:value-type="string" calcext:value-type="string">
            <text:p>з</text:p>
          </table:table-cell>
          <table:table-cell table:formula="of:= [.C81] / [.C81]" office:value-type="float" office:value="1" calcext:value-type="float">
            <text:p>1</text:p>
          </table:table-cell>
          <table:table-cell table:formula="of:=[.C81]/[.C82]" office:value-type="float" office:value="0.166666666666667" calcext:value-type="float">
            <text:p>0.1666666667</text:p>
          </table:table-cell>
          <table:table-cell table:formula="of:=[.C81]/[.C83]" office:value-type="float" office:value="0.25" calcext:value-type="float">
            <text:p>0.25</text:p>
          </table:table-cell>
          <table:table-cell table:style-name="ce12" table:formula="of:=[.C81]/[.C84]" office:value-type="float" office:value="0.222222222222222" calcext:value-type="float">
            <text:p>0.2222222222</text:p>
          </table:table-cell>
          <table:table-cell table:formula="of:=[.C81]/[.C85]" office:value-type="float" office:value="0.125" calcext:value-type="float">
            <text:p>0.125</text:p>
          </table:table-cell>
          <table:table-cell table:formula="of:=[.C81]/[.C86]" office:value-type="float" office:value="0.181818181818182" calcext:value-type="float">
            <text:p>0.1818181818</text:p>
          </table:table-cell>
          <table:table-cell table:formula="of:=[.C81]/[.C87]" office:value-type="float" office:value="0.1" calcext:value-type="float">
            <text:p>0.1</text:p>
          </table:table-cell>
          <table:table-cell table:formula="of:=[.C81]/[.C88]" office:value-type="float" office:value="0.25" calcext:value-type="float">
            <text:p>0.2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едем</text:p>
          </table:table-cell>
          <table:table-cell table:style-name="ce2" office:value-type="float" office:value="7" calcext:value-type="float">
            <text:p>7</text:p>
          </table:table-cell>
          <table:table-cell table:formula="of:=COUNTIF([.$A$26:.$F$76];[.B82])" office:value-type="float" office:value="12" calcext:value-type="float">
            <text:p>12</text:p>
          </table:table-cell>
          <table:table-cell table:style-name="ce8" table:formula="of:= 100 * [.C82] / SUM([.C$81:.C$88])" office:value-type="float" office:value="13.953488372093" calcext:value-type="float">
            <text:p>13.95</text:p>
          </table:table-cell>
          <table:table-cell table:number-columns-repeated="2"/>
          <table:table-cell table:style-name="ce11" office:value-type="float" office:value="7" calcext:value-type="float">
            <text:p>7</text:p>
          </table:table-cell>
          <table:table-cell table:formula="of:= [.C82] / [.C81]" office:value-type="float" office:value="6" calcext:value-type="float">
            <text:p>6</text:p>
          </table:table-cell>
          <table:table-cell table:formula="of:=[.C82]/[.C82]" office:value-type="float" office:value="1" calcext:value-type="float">
            <text:p>1</text:p>
          </table:table-cell>
          <table:table-cell table:formula="of:=[.C82]/[.C83]" office:value-type="float" office:value="1.5" calcext:value-type="float">
            <text:p>1.5</text:p>
          </table:table-cell>
          <table:table-cell table:style-name="ce12" table:formula="of:=[.C82]/[.C84]" office:value-type="float" office:value="1.33333333333333" calcext:value-type="float">
            <text:p>1.3333333333</text:p>
          </table:table-cell>
          <table:table-cell table:formula="of:=[.C82]/[.C85]" office:value-type="float" office:value="0.75" calcext:value-type="float">
            <text:p>0.75</text:p>
          </table:table-cell>
          <table:table-cell table:formula="of:=[.C82]/[.C86]" office:value-type="float" office:value="1.09090909090909" calcext:value-type="float">
            <text:p>1.0909090909</text:p>
          </table:table-cell>
          <table:table-cell table:formula="of:=[.C82]/[.C87]" office:value-type="float" office:value="0.6" calcext:value-type="float">
            <text:p>0.6</text:p>
          </table:table-cell>
          <table:table-cell table:formula="of:=[.C82]/[.C88]" office:value-type="float" office:value="1.5" calcext:value-type="float">
            <text:p>1.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Грозде</text:p>
          </table:table-cell>
          <table:table-cell table:style-name="ce2" office:value-type="string" calcext:value-type="string">
            <text:p>г</text:p>
          </table:table-cell>
          <table:table-cell table:formula="of:=COUNTIF([.$A$26:.$F$76];[.B83])" office:value-type="float" office:value="8" calcext:value-type="float">
            <text:p>8</text:p>
          </table:table-cell>
          <table:table-cell table:style-name="ce8" table:formula="of:= 100 * [.C83] / SUM([.C$81:.C$88])" office:value-type="float" office:value="9.30232558139535" calcext:value-type="float">
            <text:p>9.30</text:p>
          </table:table-cell>
          <table:table-cell table:number-columns-repeated="2"/>
          <table:table-cell table:style-name="ce11" office:value-type="string" calcext:value-type="string">
            <text:p>г</text:p>
          </table:table-cell>
          <table:table-cell table:formula="of:= [.C83] /[.C81]" office:value-type="float" office:value="4" calcext:value-type="float">
            <text:p>4</text:p>
          </table:table-cell>
          <table:table-cell table:formula="of:=[.C83]/[.C82]" office:value-type="float" office:value="0.666666666666667" calcext:value-type="float">
            <text:p>0.6666666667</text:p>
          </table:table-cell>
          <table:table-cell table:formula="of:=[.C83]/[.C83]" office:value-type="float" office:value="1" calcext:value-type="float">
            <text:p>1</text:p>
          </table:table-cell>
          <table:table-cell table:style-name="ce12" table:formula="of:=[.C83]/[.C84]" office:value-type="float" office:value="0.888888888888889" calcext:value-type="float">
            <text:p>0.8888888889</text:p>
          </table:table-cell>
          <table:table-cell table:formula="of:=[.C83]/[.C85]" office:value-type="float" office:value="0.5" calcext:value-type="float">
            <text:p>0.5</text:p>
          </table:table-cell>
          <table:table-cell table:formula="of:=[.C83]/[.C86]" office:value-type="float" office:value="0.727272727272727" calcext:value-type="float">
            <text:p>0.7272727273</text:p>
          </table:table-cell>
          <table:table-cell table:formula="of:=[.C83]/[.C87]" office:value-type="float" office:value="0.4" calcext:value-type="float">
            <text:p>0.4</text:p>
          </table:table-cell>
          <table:table-cell table:formula="of:=[.C83]/[.C88]" office:value-type="float" office:value="1" calcext:value-type="float">
            <text:p>1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Череши</text:p>
          </table:table-cell>
          <table:table-cell table:style-name="ce2" office:value-type="string" calcext:value-type="string">
            <text:p>ч</text:p>
          </table:table-cell>
          <table:table-cell table:formula="of:=COUNTIF([.$A$26:.$F$76];[.B84])" office:value-type="float" office:value="9" calcext:value-type="float">
            <text:p>9</text:p>
          </table:table-cell>
          <table:table-cell table:style-name="ce8" table:formula="of:= 100 * [.C84] / SUM([.C$81:.C$88])" office:value-type="float" office:value="10.4651162790698" calcext:value-type="float">
            <text:p>10.47</text:p>
          </table:table-cell>
          <table:table-cell table:number-columns-repeated="2"/>
          <table:table-cell table:style-name="ce11" office:value-type="string" calcext:value-type="string">
            <text:p>ч</text:p>
          </table:table-cell>
          <table:table-cell table:formula="of:= [.C84] / [.C81]" office:value-type="float" office:value="4.5" calcext:value-type="float">
            <text:p>4.5</text:p>
          </table:table-cell>
          <table:table-cell table:formula="of:=[.C84]/[.C82]" office:value-type="float" office:value="0.75" calcext:value-type="float">
            <text:p>0.75</text:p>
          </table:table-cell>
          <table:table-cell table:formula="of:=[.C84]/[.C83]" office:value-type="float" office:value="1.125" calcext:value-type="float">
            <text:p>1.125</text:p>
          </table:table-cell>
          <table:table-cell table:style-name="ce12" table:formula="of:=[.C84]/[.C84]" office:value-type="float" office:value="1" calcext:value-type="float">
            <text:p>1</text:p>
          </table:table-cell>
          <table:table-cell table:formula="of:=[.C84]/[.C85]" office:value-type="float" office:value="0.5625" calcext:value-type="float">
            <text:p>0.5625</text:p>
          </table:table-cell>
          <table:table-cell table:formula="of:=[.C84]/[.C86]" office:value-type="float" office:value="0.818181818181818" calcext:value-type="float">
            <text:p>0.8181818182</text:p>
          </table:table-cell>
          <table:table-cell table:formula="of:=[.C84]/[.C87]" office:value-type="float" office:value="0.45" calcext:value-type="float">
            <text:p>0.45</text:p>
          </table:table-cell>
          <table:table-cell table:formula="of:=[.C84]/[.C88]" office:value-type="float" office:value="1.125" calcext:value-type="float">
            <text:p>1.12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Диня</text:p>
          </table:table-cell>
          <table:table-cell table:style-name="ce2" office:value-type="string" calcext:value-type="string">
            <text:p>д</text:p>
          </table:table-cell>
          <table:table-cell table:formula="of:=COUNTIF([.$A$26:.$F$76];[.B85])" office:value-type="float" office:value="16" calcext:value-type="float">
            <text:p>16</text:p>
          </table:table-cell>
          <table:table-cell table:style-name="ce8" table:formula="of:= 100 * [.C85] / SUM([.C$81:.C$88])" office:value-type="float" office:value="18.6046511627907" calcext:value-type="float">
            <text:p>18.60</text:p>
          </table:table-cell>
          <table:table-cell table:number-columns-repeated="2"/>
          <table:table-cell table:style-name="ce11" office:value-type="string" calcext:value-type="string">
            <text:p>д</text:p>
          </table:table-cell>
          <table:table-cell table:formula="of:=[.C85]/[.C81]" office:value-type="float" office:value="8" calcext:value-type="float">
            <text:p>8</text:p>
          </table:table-cell>
          <table:table-cell table:formula="of:=[.C85]/[.C82]" office:value-type="float" office:value="1.33333333333333" calcext:value-type="float">
            <text:p>1.3333333333</text:p>
          </table:table-cell>
          <table:table-cell table:formula="of:=[.C85]/[.C83]" office:value-type="float" office:value="2" calcext:value-type="float">
            <text:p>2</text:p>
          </table:table-cell>
          <table:table-cell table:style-name="ce12" table:formula="of:=[.C85]/[.C84]" office:value-type="float" office:value="1.77777777777778" calcext:value-type="float">
            <text:p>1.7777777778</text:p>
          </table:table-cell>
          <table:table-cell table:formula="of:=[.C85]/[.C85]" office:value-type="float" office:value="1" calcext:value-type="float">
            <text:p>1</text:p>
          </table:table-cell>
          <table:table-cell table:formula="of:=[.C85]/[.C86]" office:value-type="float" office:value="1.45454545454545" calcext:value-type="float">
            <text:p>1.4545454545</text:p>
          </table:table-cell>
          <table:table-cell table:formula="of:=[.C85]/[.C87]" office:value-type="float" office:value="0.8" calcext:value-type="float">
            <text:p>0.8</text:p>
          </table:table-cell>
          <table:table-cell table:formula="of:=[.C85]/[.C88]" office:value-type="float" office:value="2" calcext:value-type="float">
            <text:p>2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ливи</text:p>
          </table:table-cell>
          <table:table-cell table:style-name="ce2" office:value-type="string" calcext:value-type="string">
            <text:p>с</text:p>
          </table:table-cell>
          <table:table-cell table:formula="of:=COUNTIF([.$A$26:.$F$76];[.B86])" office:value-type="float" office:value="11" calcext:value-type="float">
            <text:p>11</text:p>
          </table:table-cell>
          <table:table-cell table:style-name="ce8" table:formula="of:= 100 * [.C86] / SUM([.C$81:.C$88])" office:value-type="float" office:value="12.7906976744186" calcext:value-type="float">
            <text:p>12.79</text:p>
          </table:table-cell>
          <table:table-cell table:number-columns-repeated="2"/>
          <table:table-cell table:style-name="ce11" office:value-type="string" calcext:value-type="string">
            <text:p>с</text:p>
          </table:table-cell>
          <table:table-cell table:formula="of:=[.C86]/[.C81]" office:value-type="float" office:value="5.5" calcext:value-type="float">
            <text:p>5.5</text:p>
          </table:table-cell>
          <table:table-cell table:formula="of:=[.C86]/[.C82]" office:value-type="float" office:value="0.916666666666667" calcext:value-type="float">
            <text:p>0.9166666667</text:p>
          </table:table-cell>
          <table:table-cell table:formula="of:=[.C86]/[.C83]" office:value-type="float" office:value="1.375" calcext:value-type="float">
            <text:p>1.375</text:p>
          </table:table-cell>
          <table:table-cell table:style-name="ce12" table:formula="of:=[.C86]/[.C84]" office:value-type="float" office:value="1.22222222222222" calcext:value-type="float">
            <text:p>1.2222222222</text:p>
          </table:table-cell>
          <table:table-cell table:formula="of:=[.C86]/[.C85]" office:value-type="float" office:value="0.6875" calcext:value-type="float">
            <text:p>0.6875</text:p>
          </table:table-cell>
          <table:table-cell table:formula="of:=[.C86]/[.C86]" office:value-type="float" office:value="1" calcext:value-type="float">
            <text:p>1</text:p>
          </table:table-cell>
          <table:table-cell table:formula="of:=[.C86]/[.C87]" office:value-type="float" office:value="0.55" calcext:value-type="float">
            <text:p>0.55</text:p>
          </table:table-cell>
          <table:table-cell table:formula="of:=[.C86]/[.C88]" office:value-type="float" office:value="1.375" calcext:value-type="float">
            <text:p>1.37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Портокал</text:p>
          </table:table-cell>
          <table:table-cell table:style-name="ce2" office:value-type="string" calcext:value-type="string">
            <text:p>п</text:p>
          </table:table-cell>
          <table:table-cell table:formula="of:=COUNTIF([.$A$26:.$F$76];[.B87])" office:value-type="float" office:value="20" calcext:value-type="float">
            <text:p>20</text:p>
          </table:table-cell>
          <table:table-cell table:style-name="ce8" table:formula="of:= 100 * [.C87] / SUM([.C$81:.C$88])" office:value-type="float" office:value="23.2558139534884" calcext:value-type="float">
            <text:p>23.26</text:p>
          </table:table-cell>
          <table:table-cell table:number-columns-repeated="2"/>
          <table:table-cell table:style-name="ce11" office:value-type="string" calcext:value-type="string">
            <text:p>п</text:p>
          </table:table-cell>
          <table:table-cell table:formula="of:=[.C87]/[.C81]" office:value-type="float" office:value="10" calcext:value-type="float">
            <text:p>10</text:p>
          </table:table-cell>
          <table:table-cell table:formula="of:=[.C87]/[.C82]" office:value-type="float" office:value="1.66666666666667" calcext:value-type="float">
            <text:p>1.6666666667</text:p>
          </table:table-cell>
          <table:table-cell table:formula="of:=[.C87]/[.C83]" office:value-type="float" office:value="2.5" calcext:value-type="float">
            <text:p>2.5</text:p>
          </table:table-cell>
          <table:table-cell table:style-name="ce12" table:formula="of:=[.C87]/[.C84]" office:value-type="float" office:value="2.22222222222222" calcext:value-type="float">
            <text:p>2.2222222222</text:p>
          </table:table-cell>
          <table:table-cell table:formula="of:=[.C87]/[.C85]" office:value-type="float" office:value="1.25" calcext:value-type="float">
            <text:p>1.25</text:p>
          </table:table-cell>
          <table:table-cell table:formula="of:=[.C87]/[.C86]" office:value-type="float" office:value="1.81818181818182" calcext:value-type="float">
            <text:p>1.8181818182</text:p>
          </table:table-cell>
          <table:table-cell table:formula="of:=[.C87]/[.C87]" office:value-type="float" office:value="1" calcext:value-type="float">
            <text:p>1</text:p>
          </table:table-cell>
          <table:table-cell table:formula="of:=[.C87]/[.C88]" office:value-type="float" office:value="2.5" calcext:value-type="float">
            <text:p>2.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Лимон</text:p>
          </table:table-cell>
          <table:table-cell table:style-name="ce2" office:value-type="string" calcext:value-type="string">
            <text:p>л</text:p>
          </table:table-cell>
          <table:table-cell table:formula="of:=COUNTIF([.$A$26:.$F$76];[.B88])" office:value-type="float" office:value="8" calcext:value-type="float">
            <text:p>8</text:p>
          </table:table-cell>
          <table:table-cell table:style-name="ce8" table:formula="of:= 100 * [.C88] / SUM([.C$81:.C$88])" office:value-type="float" office:value="9.30232558139535" calcext:value-type="float">
            <text:p>9.30</text:p>
          </table:table-cell>
          <table:table-cell table:number-columns-repeated="2"/>
          <table:table-cell table:style-name="ce11" office:value-type="string" calcext:value-type="string">
            <text:p>л</text:p>
          </table:table-cell>
          <table:table-cell table:formula="of:=[.C88]/[.C81]" office:value-type="float" office:value="4" calcext:value-type="float">
            <text:p>4</text:p>
          </table:table-cell>
          <table:table-cell table:formula="of:=[.C88]/[.C82]" office:value-type="float" office:value="0.666666666666667" calcext:value-type="float">
            <text:p>0.6666666667</text:p>
          </table:table-cell>
          <table:table-cell table:formula="of:=[.C88]/[.C83]" office:value-type="float" office:value="1" calcext:value-type="float">
            <text:p>1</text:p>
          </table:table-cell>
          <table:table-cell table:style-name="ce12" table:formula="of:=[.C88]/[.C84]" office:value-type="float" office:value="0.888888888888889" calcext:value-type="float">
            <text:p>0.8888888889</text:p>
          </table:table-cell>
          <table:table-cell table:formula="of:=[.C88]/[.C85]" office:value-type="float" office:value="0.5" calcext:value-type="float">
            <text:p>0.5</text:p>
          </table:table-cell>
          <table:table-cell table:formula="of:=[.C88]/[.C86]" office:value-type="float" office:value="0.727272727272727" calcext:value-type="float">
            <text:p>0.7272727273</text:p>
          </table:table-cell>
          <table:table-cell table:formula="of:=[.C88]/[.C87]" office:value-type="float" office:value="0.4" calcext:value-type="float">
            <text:p>0.4</text:p>
          </table:table-cell>
          <table:table-cell table:formula="of:=[.C88]/[.C88]" office:value-type="float" office:value="1" calcext:value-type="float">
            <text:p>1</text:p>
          </table:table-cell>
          <table:table-cell table:number-columns-repeated="866"/>
        </table:table-row>
      </table:table>
      <table:named-expressions/>
      <table:database-ranges>
        <table:database-range table:name="__Anonymous_Sheet_DB__1" table:target-range-address="'Първи Барабан'.A11:'Първи Барабан'.D19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3">00/00/0000</text:date>, <text:time style:data-style-name="N2" text:time-value="13:42:49.54342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22:10:22.768703159</meta:creation-date>
    <dc:date>2017-09-03T13:43:16.861216000</dc:date>
    <meta:editing-duration>PT13H28M33S</meta:editing-duration>
    <meta:editing-cycles>216</meta:editing-cycles>
    <meta:generator>LibreOffice/5.1.6.2$MacOSX_X86_64 LibreOffice_project/07ac168c60a517dba0f0d7bc7540f5afa45f0909</meta:generator>
    <meta:document-statistic meta:table-count="6" meta:cell-count="22946" meta:object-count="0"/>
  </office:meta>
</office:document-meta>
</file>